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93in"/>
    </style:style>
    <style:style style:name="co2" style:family="table-column">
      <style:table-column-properties fo:break-before="auto" style:column-width="2.8016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8.8701in"/>
    </style:style>
    <style:style style:name="co5" style:family="table-column">
      <style:table-column-properties fo:break-before="auto" style:column-width="1.9335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2.1047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402in"/>
    </style:style>
    <style:style style:name="co11" style:family="table-column">
      <style:table-column-properties fo:break-before="auto" style:column-width="1.9756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2.7264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011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1.6972in"/>
    </style:style>
    <style:style style:name="co21" style:family="table-column">
      <style:table-column-properties fo:break-before="auto" style:column-width="1.622in"/>
    </style:style>
    <style:style style:name="co22" style:family="table-column">
      <style:table-column-properties fo:break-before="auto" style:column-width="0.9252in"/>
    </style:style>
    <style:style style:name="co23" style:family="table-column">
      <style:table-column-properties fo:break-before="auto" style:column-width="1.4937in"/>
    </style:style>
    <style:style style:name="co24" style:family="table-column">
      <style:table-column-properties fo:break-before="auto" style:column-width="1.2898in"/>
    </style:style>
    <style:style style:name="co25" style:family="table-column">
      <style:table-column-properties fo:break-before="auto" style:column-width="5.1925in"/>
    </style:style>
    <style:style style:name="co26" style:family="table-column">
      <style:table-column-properties fo:break-before="auto" style:column-width="4.4098in"/>
    </style:style>
    <style:style style:name="co27" style:family="table-column">
      <style:table-column-properties fo:break-before="auto" style:column-width="1.15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6354in"/>
    </style:style>
    <style:style style:name="co30" style:family="table-column">
      <style:table-column-properties fo:break-before="auto" style:column-width="0.5181in"/>
    </style:style>
    <style:style style:name="co31" style:family="table-column">
      <style:table-column-properties fo:break-before="auto" style:column-width="1.3681in"/>
    </style:style>
    <style:style style:name="co32" style:family="table-column">
      <style:table-column-properties fo:break-before="auto" style:column-width="1.0728in"/>
    </style:style>
    <style:style style:name="co33" style:family="table-column">
      <style:table-column-properties fo:break-before="auto" style:column-width="1.1972in"/>
    </style:style>
    <style:style style:name="co34" style:family="table-column">
      <style:table-column-properties fo:break-before="auto" style:column-width="0.889in"/>
    </style:style>
    <style:style style:name="co35" style:family="table-column">
      <style:table-column-properties fo:break-before="auto" style:column-width="1.2437in"/>
    </style:style>
    <style:style style:name="co36" style:family="table-column">
      <style:table-column-properties fo:break-before="auto" style:column-width="1.129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  <style:style style:name="ce6" style:family="table-cell" style:parent-style-name="Default" style:data-style-name="N10"/>
  </office:automatic-styles>
  <office:body>
    <office:spreadsheet>
      <table:table table:name="Data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visibility="collapse" table:default-cell-style-name="Default"/>
        <table:table-column table:style-name="co8" table:visibility="collapse" table:default-cell-style-name="ce1"/>
        <table:table-column table:style-name="co9" table:visibility="collapse" table:default-cell-style-name="Default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7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7" table:visibility="collapse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9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ce1"/>
        <table:table-column table:style-name="co24" table:default-cell-style-name="Default"/>
        <table:table-column table:style-name="co18" table:default-cell-style-name="Default"/>
        <table:table-column table:style-name="co24" table:number-columns-repeated="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3" table:default-cell-style-name="ce1"/>
        <table:table-column table:style-name="co24" table:number-columns-repeated="9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ce1"/>
        <table:table-column table:style-name="co28" table:default-cell-style-name="ce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table:style-name="Default" office:value-type="string">
            <text:p>MaxAssignments</text:p>
          </table:table-cell>
          <table:table-cell office:value-type="string">
            <text:p>RequesterAnnotation</text:p>
          </table:table-cell>
          <table:table-cell table:style-name="Default" office:value-type="string">
            <text:p>AssignmentDurationInSeconds</text:p>
          </table:table-cell>
          <table:table-cell table:style-name="Default"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table:style-name="Default"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Input.model1</text:p>
          </table:table-cell>
          <table:table-cell office:value-type="string">
            <text:p>Input.model2</text:p>
          </table:table-cell>
          <table:table-cell table:style-name="Default" office:value-type="string">
            <text:p>Input.model1topicnum</text:p>
          </table:table-cell>
          <table:table-cell office:value-type="string">
            <text:p>Input.model1word1</text:p>
          </table:table-cell>
          <table:table-cell office:value-type="string">
            <text:p>Input.model1word2</text:p>
          </table:table-cell>
          <table:table-cell office:value-type="string">
            <text:p>Input.model1word3</text:p>
          </table:table-cell>
          <table:table-cell office:value-type="string">
            <text:p>Input.model1word4</text:p>
          </table:table-cell>
          <table:table-cell office:value-type="string">
            <text:p>Input.model1word5</text:p>
          </table:table-cell>
          <table:table-cell office:value-type="string">
            <text:p>Input.model1word6</text:p>
          </table:table-cell>
          <table:table-cell office:value-type="string">
            <text:p>Input.model1word7</text:p>
          </table:table-cell>
          <table:table-cell office:value-type="string">
            <text:p>Input.model1word8</text:p>
          </table:table-cell>
          <table:table-cell office:value-type="string">
            <text:p>Input.model1word9</text:p>
          </table:table-cell>
          <table:table-cell office:value-type="string">
            <text:p>Input.model1word10</text:p>
          </table:table-cell>
          <table:table-cell office:value-type="string">
            <text:p>Input.model1label</text:p>
          </table:table-cell>
          <table:table-cell table:style-name="Default" office:value-type="string">
            <text:p>Input.model2topicnum</text:p>
          </table:table-cell>
          <table:table-cell office:value-type="string">
            <text:p>Input.model2word1</text:p>
          </table:table-cell>
          <table:table-cell office:value-type="string">
            <text:p>Input.model2word2</text:p>
          </table:table-cell>
          <table:table-cell office:value-type="string">
            <text:p>Input.model2word3</text:p>
          </table:table-cell>
          <table:table-cell office:value-type="string">
            <text:p>Input.model2word4</text:p>
          </table:table-cell>
          <table:table-cell office:value-type="string">
            <text:p>Input.model2word5</text:p>
          </table:table-cell>
          <table:table-cell office:value-type="string">
            <text:p>Input.model2word6</text:p>
          </table:table-cell>
          <table:table-cell office:value-type="string">
            <text:p>Input.model2word7</text:p>
          </table:table-cell>
          <table:table-cell office:value-type="string">
            <text:p>Input.model2word8</text:p>
          </table:table-cell>
          <table:table-cell office:value-type="string">
            <text:p>Input.model2word9</text:p>
          </table:table-cell>
          <table:table-cell office:value-type="string">
            <text:p>Input.model2word10</text:p>
          </table:table-cell>
          <table:table-cell office:value-type="string">
            <text:p>Input.model2label</text:p>
          </table:table-cell>
          <table:table-cell office:value-type="string">
            <text:p>Answer.comment</text:p>
          </table:table-cell>
          <table:table-cell table:style-name="Default" office:value-type="string">
            <text:p>Answer.example</text:p>
          </table:table-cell>
          <table:table-cell table:style-name="Default" office:value-type="string">
            <text:p>Answer.model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 office:value-type="string">
            <text:p>Combination</text:p>
          </table:table-cell>
        </table:table-row>
        <table:table-row table:style-name="ro1">
          <table:table-cell office:value-type="string">
            <text:p>20CNU8LZ6R70VEFEFNZJBVE7WG65L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JUNJKM05BMJ83533C7TX9RA8LYCHA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3:36 GMT 2012</text:p>
          </table:table-cell>
          <table:table-cell office:value-type="string">
            <text:p>Sun Jun 17 00:53:44 GMT 2012</text:p>
          </table:table-cell>
          <table:table-cell office:value-type="string">
            <text:p>Sat Jun 23 17:53:44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4513</text:p>
          </table:table-cell>
          <table:table-cell office:value-type="string">
            <text:p>tax</text:p>
          </table:table-cell>
          <table:table-cell office:value-type="string">
            <text:p>april</text:p>
          </table:table-cell>
          <table:table-cell office:value-type="string">
            <text:p>companies</text:p>
          </table:table-cell>
          <table:table-cell office:value-type="string">
            <text:p>retrieved</text:p>
          </table:table-cell>
          <table:table-cell office:value-type="string">
            <text:p>hmrc</text:p>
          </table:table-cell>
          <table:table-cell office:value-type="string">
            <text:p>profits</text:p>
          </table:table-cell>
          <table:table-cell office:value-type="string">
            <text:p>company</text:p>
          </table:table-cell>
          <table:table-cell office:value-type="string">
            <text:p>corporation</text:p>
          </table:table-cell>
          <table:table-cell office:value-type="string">
            <text:p>from</text:p>
          </table:table-cell>
          <table:table-cell office:value-type="string">
            <text:p>rate</text:p>
          </table:table-cell>
          <table:table-cell office:value-type="string">
            <text:p>United Kingdom corporation tax</text:p>
          </table:table-cell>
          <table:table-cell office:value-type="string">
            <text:p>68</text:p>
          </table:table-cell>
          <table:table-cell office:value-type="string">
            <text:p>agreement</text:p>
          </table:table-cell>
          <table:table-cell office:value-type="string">
            <text:p>corp</text:p>
          </table:table-cell>
          <table:table-cell office:value-type="string">
            <text:p>buy</text:p>
          </table:table-cell>
          <table:table-cell office:value-type="string">
            <text:p>march</text:p>
          </table:table-cell>
          <table:table-cell office:value-type="string">
            <text:p>acquire</text:p>
          </table:table-cell>
          <table:table-cell office:value-type="string">
            <text:p>signed</text:p>
          </table:table-cell>
          <table:table-cell office:value-type="string">
            <text:p>reuter</text:p>
          </table:table-cell>
          <table:table-cell office:value-type="string">
            <text:p>agreed</text:p>
          </table:table-cell>
          <table:table-cell office:value-type="string">
            <text:p>acquisition</text:p>
          </table:table-cell>
          <table:table-cell office:value-type="string">
            <text:p>letter</text:p>
          </table:table-cell>
          <table:table-cell office:value-type="string">
            <text:p>Blockade of Germany (1939–1945)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];&quot;,&quot;;[.AC2];&quot;,&quot;; TEXT([.BD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0CNU8LZ6R70VEFEFNZJBVE7WG65L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NU1O3W5XH0J4YGN9UPEXLSP8YDCI3</text:p>
          </table:table-cell>
          <table:table-cell office:value-type="string">
            <text:p>A2OEPGFX338S4V</text:p>
          </table:table-cell>
          <table:table-cell office:value-type="string">
            <text:p>Approved</text:p>
          </table:table-cell>
          <table:table-cell office:value-type="string">
            <text:p>Sun Jun 17 00:53:44 GMT 2012</text:p>
          </table:table-cell>
          <table:table-cell office:value-type="string">
            <text:p>Sun Jun 17 00:54:05 GMT 2012</text:p>
          </table:table-cell>
          <table:table-cell office:value-type="string">
            <text:p>Sat Jun 23 17:54:05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21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4513</text:p>
          </table:table-cell>
          <table:table-cell office:value-type="string">
            <text:p>tax</text:p>
          </table:table-cell>
          <table:table-cell office:value-type="string">
            <text:p>april</text:p>
          </table:table-cell>
          <table:table-cell office:value-type="string">
            <text:p>companies</text:p>
          </table:table-cell>
          <table:table-cell office:value-type="string">
            <text:p>retrieved</text:p>
          </table:table-cell>
          <table:table-cell office:value-type="string">
            <text:p>hmrc</text:p>
          </table:table-cell>
          <table:table-cell office:value-type="string">
            <text:p>profits</text:p>
          </table:table-cell>
          <table:table-cell office:value-type="string">
            <text:p>company</text:p>
          </table:table-cell>
          <table:table-cell office:value-type="string">
            <text:p>corporation</text:p>
          </table:table-cell>
          <table:table-cell office:value-type="string">
            <text:p>from</text:p>
          </table:table-cell>
          <table:table-cell office:value-type="string">
            <text:p>rate</text:p>
          </table:table-cell>
          <table:table-cell office:value-type="string">
            <text:p>United Kingdom corporation tax</text:p>
          </table:table-cell>
          <table:table-cell office:value-type="string">
            <text:p>68</text:p>
          </table:table-cell>
          <table:table-cell office:value-type="string">
            <text:p>agreement</text:p>
          </table:table-cell>
          <table:table-cell office:value-type="string">
            <text:p>corp</text:p>
          </table:table-cell>
          <table:table-cell office:value-type="string">
            <text:p>buy</text:p>
          </table:table-cell>
          <table:table-cell office:value-type="string">
            <text:p>march</text:p>
          </table:table-cell>
          <table:table-cell office:value-type="string">
            <text:p>acquire</text:p>
          </table:table-cell>
          <table:table-cell office:value-type="string">
            <text:p>signed</text:p>
          </table:table-cell>
          <table:table-cell office:value-type="string">
            <text:p>reuter</text:p>
          </table:table-cell>
          <table:table-cell office:value-type="string">
            <text:p>agreed</text:p>
          </table:table-cell>
          <table:table-cell office:value-type="string">
            <text:p>acquisition</text:p>
          </table:table-cell>
          <table:table-cell office:value-type="string">
            <text:p>letter</text:p>
          </table:table-cell>
          <table:table-cell office:value-type="string">
            <text:p>Blockade of Germany (1939–1945)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3];&quot;,&quot;;[.AC3];&quot;,&quot;; TEXT([.BD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0CNU8LZ6R70VEFEFNZJBVE7WG65L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XNP3TVOK5UFYEP3E05O7FYQTU6363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4:18 GMT 2012</text:p>
          </table:table-cell>
          <table:table-cell office:value-type="string">
            <text:p>Sun Jun 17 00:54:29 GMT 2012</text:p>
          </table:table-cell>
          <table:table-cell office:value-type="string">
            <text:p>Sat Jun 23 17:54:29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4513</text:p>
          </table:table-cell>
          <table:table-cell office:value-type="string">
            <text:p>tax</text:p>
          </table:table-cell>
          <table:table-cell office:value-type="string">
            <text:p>april</text:p>
          </table:table-cell>
          <table:table-cell office:value-type="string">
            <text:p>companies</text:p>
          </table:table-cell>
          <table:table-cell office:value-type="string">
            <text:p>retrieved</text:p>
          </table:table-cell>
          <table:table-cell office:value-type="string">
            <text:p>hmrc</text:p>
          </table:table-cell>
          <table:table-cell office:value-type="string">
            <text:p>profits</text:p>
          </table:table-cell>
          <table:table-cell office:value-type="string">
            <text:p>company</text:p>
          </table:table-cell>
          <table:table-cell office:value-type="string">
            <text:p>corporation</text:p>
          </table:table-cell>
          <table:table-cell office:value-type="string">
            <text:p>from</text:p>
          </table:table-cell>
          <table:table-cell office:value-type="string">
            <text:p>rate</text:p>
          </table:table-cell>
          <table:table-cell office:value-type="string">
            <text:p>United Kingdom corporation tax</text:p>
          </table:table-cell>
          <table:table-cell office:value-type="string">
            <text:p>68</text:p>
          </table:table-cell>
          <table:table-cell office:value-type="string">
            <text:p>agreement</text:p>
          </table:table-cell>
          <table:table-cell office:value-type="string">
            <text:p>corp</text:p>
          </table:table-cell>
          <table:table-cell office:value-type="string">
            <text:p>buy</text:p>
          </table:table-cell>
          <table:table-cell office:value-type="string">
            <text:p>march</text:p>
          </table:table-cell>
          <table:table-cell office:value-type="string">
            <text:p>acquire</text:p>
          </table:table-cell>
          <table:table-cell office:value-type="string">
            <text:p>signed</text:p>
          </table:table-cell>
          <table:table-cell office:value-type="string">
            <text:p>reuter</text:p>
          </table:table-cell>
          <table:table-cell office:value-type="string">
            <text:p>agreed</text:p>
          </table:table-cell>
          <table:table-cell office:value-type="string">
            <text:p>acquisition</text:p>
          </table:table-cell>
          <table:table-cell office:value-type="string">
            <text:p>letter</text:p>
          </table:table-cell>
          <table:table-cell office:value-type="string">
            <text:p>Blockade of Germany (1939–1945)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4];&quot;,&quot;;[.AC4];&quot;,&quot;; TEXT([.BD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0CNU8LZ6R70VEFEFNZJBVE7WG6L5W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3MHYW2GTP9RPGGA3WS6HYSOG0TSNT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2:27 GMT 2012</text:p>
          </table:table-cell>
          <table:table-cell office:value-type="string">
            <text:p>Sun Jun 17 00:52:36 GMT 2012</text:p>
          </table:table-cell>
          <table:table-cell office:value-type="string">
            <text:p>Sat Jun 23 17:52:36 PDT 2012</text:p>
          </table:table-cell>
          <table:table-cell office:value-type="string">
            <text:p>Sat Jun 16 19:58:17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23196</text:p>
          </table:table-cell>
          <table:table-cell office:value-type="string">
            <text:p>mln</text:p>
          </table:table-cell>
          <table:table-cell office:value-type="string">
            <text:p>rvc</text:p>
          </table:table-cell>
          <table:table-cell office:value-type="string">
            <text:p>rub</text:p>
          </table:table-cell>
          <table:table-cell office:value-type="string">
            <text:p>russian</text:p>
          </table:table-cell>
          <table:table-cell office:value-type="string">
            <text:p>venture</text:p>
          </table:table-cell>
          <table:table-cell office:value-type="string">
            <text:p>capital</text:p>
          </table:table-cell>
          <table:table-cell office:value-type="string">
            <text:p>i</text:p>
          </table:table-cell>
          <table:table-cell office:value-type="string">
            <text:p>about</text:p>
          </table:table-cell>
          <table:table-cell office:value-type="string">
            <text:p>funds</text:p>
          </table:table-cell>
          <table:table-cell office:value-type="string">
            <text:p>us</text:p>
          </table:table-cell>
          <table:table-cell office:value-type="string">
            <text:p>Russian Venture Company</text:p>
          </table:table-cell>
          <table:table-cell office:value-type="string">
            <text:p>1</text:p>
          </table:table-cell>
          <table:table-cell office:value-type="string">
            <text:p>taiwan</text:p>
          </table:table-cell>
          <table:table-cell office:value-type="string">
            <text:p>south</text:p>
          </table:table-cell>
          <table:table-cell office:value-type="string">
            <text:p>korea</text:p>
          </table:table-cell>
          <table:table-cell office:value-type="string">
            <text:p>year</text:p>
          </table:table-cell>
          <table:table-cell office:value-type="string">
            <text:p>surplus</text:p>
          </table:table-cell>
          <table:table-cell office:value-type="string">
            <text:p>told</text:p>
          </table:table-cell>
          <table:table-cell office:value-type="string">
            <text:p>government</text:p>
          </table:table-cell>
          <table:table-cell office:value-type="string">
            <text:p>taipei</text:p>
          </table:table-cell>
          <table:table-cell office:value-type="string">
            <text:p>won</text:p>
          </table:table-cell>
          <table:table-cell office:value-type="string">
            <text:p>korean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5];&quot;,&quot;;[.AC5];&quot;,&quot;; TEXT([.BD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0CNU8LZ6R70VEFEFNZJBVE7WG6L5W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8X8B727M0IGUT5I8GPF0VF4WBHXCO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49 GMT 2012</text:p>
          </table:table-cell>
          <table:table-cell office:value-type="string">
            <text:p>Sun Jun 17 00:51:59 GMT 2012</text:p>
          </table:table-cell>
          <table:table-cell office:value-type="string">
            <text:p>Sat Jun 23 17:51:59 PDT 2012</text:p>
          </table:table-cell>
          <table:table-cell office:value-type="string">
            <text:p>Sat Jun 16 19:58:17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23196</text:p>
          </table:table-cell>
          <table:table-cell office:value-type="string">
            <text:p>mln</text:p>
          </table:table-cell>
          <table:table-cell office:value-type="string">
            <text:p>rvc</text:p>
          </table:table-cell>
          <table:table-cell office:value-type="string">
            <text:p>rub</text:p>
          </table:table-cell>
          <table:table-cell office:value-type="string">
            <text:p>russian</text:p>
          </table:table-cell>
          <table:table-cell office:value-type="string">
            <text:p>venture</text:p>
          </table:table-cell>
          <table:table-cell office:value-type="string">
            <text:p>capital</text:p>
          </table:table-cell>
          <table:table-cell office:value-type="string">
            <text:p>i</text:p>
          </table:table-cell>
          <table:table-cell office:value-type="string">
            <text:p>about</text:p>
          </table:table-cell>
          <table:table-cell office:value-type="string">
            <text:p>funds</text:p>
          </table:table-cell>
          <table:table-cell office:value-type="string">
            <text:p>us</text:p>
          </table:table-cell>
          <table:table-cell office:value-type="string">
            <text:p>Russian Venture Company</text:p>
          </table:table-cell>
          <table:table-cell office:value-type="string">
            <text:p>1</text:p>
          </table:table-cell>
          <table:table-cell office:value-type="string">
            <text:p>taiwan</text:p>
          </table:table-cell>
          <table:table-cell office:value-type="string">
            <text:p>south</text:p>
          </table:table-cell>
          <table:table-cell office:value-type="string">
            <text:p>korea</text:p>
          </table:table-cell>
          <table:table-cell office:value-type="string">
            <text:p>year</text:p>
          </table:table-cell>
          <table:table-cell office:value-type="string">
            <text:p>surplus</text:p>
          </table:table-cell>
          <table:table-cell office:value-type="string">
            <text:p>told</text:p>
          </table:table-cell>
          <table:table-cell office:value-type="string">
            <text:p>government</text:p>
          </table:table-cell>
          <table:table-cell office:value-type="string">
            <text:p>taipei</text:p>
          </table:table-cell>
          <table:table-cell office:value-type="string">
            <text:p>won</text:p>
          </table:table-cell>
          <table:table-cell office:value-type="string">
            <text:p>korean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6];&quot;,&quot;;[.AC6];&quot;,&quot;; TEXT([.BD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0CNU8LZ6R70VEFEFNZJBVE7WG6L5W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BI6SVQ8H88M53UQCY2VKI1RYQY6PI</text:p>
          </table:table-cell>
          <table:table-cell office:value-type="string">
            <text:p>A2XE55IWAY0TJQ</text:p>
          </table:table-cell>
          <table:table-cell office:value-type="string">
            <text:p>Approved</text:p>
          </table:table-cell>
          <table:table-cell office:value-type="string">
            <text:p>Sun Jun 17 01:02:18 GMT 2012</text:p>
          </table:table-cell>
          <table:table-cell office:value-type="string">
            <text:p>Sun Jun 17 01:02:58 GMT 2012</text:p>
          </table:table-cell>
          <table:table-cell office:value-type="string">
            <text:p>Sat Jun 23 18:02:58 PDT 2012</text:p>
          </table:table-cell>
          <table:table-cell office:value-type="string">
            <text:p>Sat Jun 16 19:58:17 PDT 2012</text:p>
          </table:table-cell>
          <table:table-cell table:number-columns-repeated="2"/>
          <table:table-cell office:value-type="string">
            <text:p>40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23196</text:p>
          </table:table-cell>
          <table:table-cell office:value-type="string">
            <text:p>mln</text:p>
          </table:table-cell>
          <table:table-cell office:value-type="string">
            <text:p>rvc</text:p>
          </table:table-cell>
          <table:table-cell office:value-type="string">
            <text:p>rub</text:p>
          </table:table-cell>
          <table:table-cell office:value-type="string">
            <text:p>russian</text:p>
          </table:table-cell>
          <table:table-cell office:value-type="string">
            <text:p>venture</text:p>
          </table:table-cell>
          <table:table-cell office:value-type="string">
            <text:p>capital</text:p>
          </table:table-cell>
          <table:table-cell office:value-type="string">
            <text:p>i</text:p>
          </table:table-cell>
          <table:table-cell office:value-type="string">
            <text:p>about</text:p>
          </table:table-cell>
          <table:table-cell office:value-type="string">
            <text:p>funds</text:p>
          </table:table-cell>
          <table:table-cell office:value-type="string">
            <text:p>us</text:p>
          </table:table-cell>
          <table:table-cell office:value-type="string">
            <text:p>Russian Venture Company</text:p>
          </table:table-cell>
          <table:table-cell office:value-type="string">
            <text:p>1</text:p>
          </table:table-cell>
          <table:table-cell office:value-type="string">
            <text:p>taiwan</text:p>
          </table:table-cell>
          <table:table-cell office:value-type="string">
            <text:p>south</text:p>
          </table:table-cell>
          <table:table-cell office:value-type="string">
            <text:p>korea</text:p>
          </table:table-cell>
          <table:table-cell office:value-type="string">
            <text:p>year</text:p>
          </table:table-cell>
          <table:table-cell office:value-type="string">
            <text:p>surplus</text:p>
          </table:table-cell>
          <table:table-cell office:value-type="string">
            <text:p>told</text:p>
          </table:table-cell>
          <table:table-cell office:value-type="string">
            <text:p>government</text:p>
          </table:table-cell>
          <table:table-cell office:value-type="string">
            <text:p>taipei</text:p>
          </table:table-cell>
          <table:table-cell office:value-type="string">
            <text:p>won</text:p>
          </table:table-cell>
          <table:table-cell office:value-type="string">
            <text:p>korean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1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7];&quot;,&quot;;[.AC7];&quot;,&quot;; TEXT([.BD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0EKUDD8XMB35CX47LXU1O6T429DO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N58XMB3Q39ZFKUZ0YXTCEVSUOKSHK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49:56 GMT 2012</text:p>
          </table:table-cell>
          <table:table-cell office:value-type="string">
            <text:p>Sun Jun 17 00:50:45 GMT 2012</text:p>
          </table:table-cell>
          <table:table-cell office:value-type="string">
            <text:p>Sat Jun 23 17:50:45 PDT 2012</text:p>
          </table:table-cell>
          <table:table-cell office:value-type="string">
            <text:p>Sat Jun 16 19:58:22 PDT 2012</text:p>
          </table:table-cell>
          <table:table-cell table:number-columns-repeated="2"/>
          <table:table-cell office:value-type="string">
            <text:p>49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607</text:p>
          </table:table-cell>
          <table:table-cell office:value-type="string">
            <text:p>production</text:p>
          </table:table-cell>
          <table:table-cell office:value-type="string">
            <text:p>were</text:p>
          </table:table-cell>
          <table:table-cell office:value-type="string">
            <text:p>s</text:p>
          </table:table-cell>
          <table:table-cell office:value-type="string">
            <text:p>agricultural</text:p>
          </table:table-cell>
          <table:table-cell office:value-type="string">
            <text:p>percent</text:p>
          </table:table-cell>
          <table:table-cell office:value-type="string">
            <text:p>china</text:p>
          </table:table-cell>
          <table:table-cell office:value-type="string">
            <text:p>output</text:p>
          </table:table-cell>
          <table:table-cell office:value-type="string">
            <text:p>rural</text:p>
          </table:table-cell>
          <table:table-cell office:value-type="string">
            <text:p>more</text:p>
          </table:table-cell>
          <table:table-cell office:value-type="string">
            <text:p>from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9</text:p>
          </table:table-cell>
          <table:table-cell office:value-type="string">
            <text:p>american</text:p>
          </table:table-cell>
          <table:table-cell office:value-type="string">
            <text:p>commerce</text:p>
          </table:table-cell>
          <table:table-cell office:value-type="string">
            <text:p>baldrige</text:p>
          </table:table-cell>
          <table:table-cell office:value-type="string">
            <text:p>fairchild</text:p>
          </table:table-cell>
          <table:table-cell office:value-type="string">
            <text:p>orange</text:p>
          </table:table-cell>
          <table:table-cell office:value-type="string">
            <text:p>department</text:p>
          </table:table-cell>
          <table:table-cell office:value-type="string">
            <text:p>juice</text:p>
          </table:table-cell>
          <table:table-cell office:value-type="string">
            <text:p>secretary</text:p>
          </table:table-cell>
          <table:table-cell office:value-type="string">
            <text:p>washington</text:p>
          </table:table-cell>
          <table:table-cell office:value-type="string">
            <text:p>fujitsu</text:p>
          </table:table-cell>
          <table:table-cell office:value-type="string">
            <text:p>Timeline of African-American Civil Rights Movement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8];&quot;,&quot;;[.AC8];&quot;,&quot;; TEXT([.BD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0EKUDD8XMB35CX47LXU1O6T429DO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OJSQV66RLPHX2RM261VSI62OCK5DN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52 GMT 2012</text:p>
          </table:table-cell>
          <table:table-cell office:value-type="string">
            <text:p>Sun Jun 17 00:50:06 GMT 2012</text:p>
          </table:table-cell>
          <table:table-cell office:value-type="string">
            <text:p>Sat Jun 23 17:50:06 PDT 2012</text:p>
          </table:table-cell>
          <table:table-cell office:value-type="string">
            <text:p>Sat Jun 16 19:58:22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607</text:p>
          </table:table-cell>
          <table:table-cell office:value-type="string">
            <text:p>production</text:p>
          </table:table-cell>
          <table:table-cell office:value-type="string">
            <text:p>were</text:p>
          </table:table-cell>
          <table:table-cell office:value-type="string">
            <text:p>s</text:p>
          </table:table-cell>
          <table:table-cell office:value-type="string">
            <text:p>agricultural</text:p>
          </table:table-cell>
          <table:table-cell office:value-type="string">
            <text:p>percent</text:p>
          </table:table-cell>
          <table:table-cell office:value-type="string">
            <text:p>china</text:p>
          </table:table-cell>
          <table:table-cell office:value-type="string">
            <text:p>output</text:p>
          </table:table-cell>
          <table:table-cell office:value-type="string">
            <text:p>rural</text:p>
          </table:table-cell>
          <table:table-cell office:value-type="string">
            <text:p>more</text:p>
          </table:table-cell>
          <table:table-cell office:value-type="string">
            <text:p>from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9</text:p>
          </table:table-cell>
          <table:table-cell office:value-type="string">
            <text:p>american</text:p>
          </table:table-cell>
          <table:table-cell office:value-type="string">
            <text:p>commerce</text:p>
          </table:table-cell>
          <table:table-cell office:value-type="string">
            <text:p>baldrige</text:p>
          </table:table-cell>
          <table:table-cell office:value-type="string">
            <text:p>fairchild</text:p>
          </table:table-cell>
          <table:table-cell office:value-type="string">
            <text:p>orange</text:p>
          </table:table-cell>
          <table:table-cell office:value-type="string">
            <text:p>department</text:p>
          </table:table-cell>
          <table:table-cell office:value-type="string">
            <text:p>juice</text:p>
          </table:table-cell>
          <table:table-cell office:value-type="string">
            <text:p>secretary</text:p>
          </table:table-cell>
          <table:table-cell office:value-type="string">
            <text:p>washington</text:p>
          </table:table-cell>
          <table:table-cell office:value-type="string">
            <text:p>fujitsu</text:p>
          </table:table-cell>
          <table:table-cell office:value-type="string">
            <text:p>Timeline of African-American Civil Rights Movement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9];&quot;,&quot;;[.AC9];&quot;,&quot;; TEXT([.BD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0EKUDD8XMB35CX47LXU1O6T429DO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S0IUB2YU98JW1HQIDC0NBJ9JH49LX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8:26 GMT 2012</text:p>
          </table:table-cell>
          <table:table-cell office:value-type="string">
            <text:p>Sun Jun 17 00:48:33 GMT 2012</text:p>
          </table:table-cell>
          <table:table-cell office:value-type="string">
            <text:p>Sat Jun 23 17:48:33 PDT 2012</text:p>
          </table:table-cell>
          <table:table-cell office:value-type="string">
            <text:p>Sat Jun 16 19:58:22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607</text:p>
          </table:table-cell>
          <table:table-cell office:value-type="string">
            <text:p>production</text:p>
          </table:table-cell>
          <table:table-cell office:value-type="string">
            <text:p>were</text:p>
          </table:table-cell>
          <table:table-cell office:value-type="string">
            <text:p>s</text:p>
          </table:table-cell>
          <table:table-cell office:value-type="string">
            <text:p>agricultural</text:p>
          </table:table-cell>
          <table:table-cell office:value-type="string">
            <text:p>percent</text:p>
          </table:table-cell>
          <table:table-cell office:value-type="string">
            <text:p>china</text:p>
          </table:table-cell>
          <table:table-cell office:value-type="string">
            <text:p>output</text:p>
          </table:table-cell>
          <table:table-cell office:value-type="string">
            <text:p>rural</text:p>
          </table:table-cell>
          <table:table-cell office:value-type="string">
            <text:p>more</text:p>
          </table:table-cell>
          <table:table-cell office:value-type="string">
            <text:p>from</text:p>
          </table:table-cell>
          <table:table-cell office:value-type="string">
            <text:p>History of agriculture in the People's Republic of China</text:p>
          </table:table-cell>
          <table:table-cell office:value-type="string">
            <text:p>9</text:p>
          </table:table-cell>
          <table:table-cell office:value-type="string">
            <text:p>american</text:p>
          </table:table-cell>
          <table:table-cell office:value-type="string">
            <text:p>commerce</text:p>
          </table:table-cell>
          <table:table-cell office:value-type="string">
            <text:p>baldrige</text:p>
          </table:table-cell>
          <table:table-cell office:value-type="string">
            <text:p>fairchild</text:p>
          </table:table-cell>
          <table:table-cell office:value-type="string">
            <text:p>orange</text:p>
          </table:table-cell>
          <table:table-cell office:value-type="string">
            <text:p>department</text:p>
          </table:table-cell>
          <table:table-cell office:value-type="string">
            <text:p>juice</text:p>
          </table:table-cell>
          <table:table-cell office:value-type="string">
            <text:p>secretary</text:p>
          </table:table-cell>
          <table:table-cell office:value-type="string">
            <text:p>washington</text:p>
          </table:table-cell>
          <table:table-cell office:value-type="string">
            <text:p>fujitsu</text:p>
          </table:table-cell>
          <table:table-cell office:value-type="string">
            <text:p>Timeline of African-American Civil Rights Movement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0];&quot;,&quot;;[.AC10];&quot;,&quot;; TEXT([.BD1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14N9U8P9Y3885K2PDJU6IM0JHOFW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418JHSTLB3LFOZOGSFBREJRFO7SGL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56 GMT 2012</text:p>
          </table:table-cell>
          <table:table-cell office:value-type="string">
            <text:p>Sun Jun 17 00:50:11 GMT 2012</text:p>
          </table:table-cell>
          <table:table-cell office:value-type="string">
            <text:p>Sat Jun 23 17:50:11 PDT 2012</text:p>
          </table:table-cell>
          <table:table-cell office:value-type="string">
            <text:p>Sat Jun 16 19:58:28 PDT 2012</text:p>
          </table:table-cell>
          <table:table-cell table:number-columns-repeated="2"/>
          <table:table-cell office:value-type="string">
            <text:p>15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2</text:p>
          </table:table-cell>
          <table:table-cell office:value-type="string">
            <text:p>government</text:p>
          </table:table-cell>
          <table:table-cell office:value-type="string">
            <text:p>state</text:p>
          </table:table-cell>
          <table:table-cell office:value-type="string">
            <text:p>foreign</text:p>
          </table:table-cell>
          <table:table-cell office:value-type="string">
            <text:p>minister</text:p>
          </table:table-cell>
          <table:table-cell office:value-type="string">
            <text:p>official</text:p>
          </table:table-cell>
          <table:table-cell office:value-type="string">
            <text:p>ministry</text:p>
          </table:table-cell>
          <table:table-cell office:value-type="string">
            <text:p>sector</text:p>
          </table:table-cell>
          <table:table-cell office:value-type="string">
            <text:p>told</text:p>
          </table:table-cell>
          <table:table-cell office:value-type="string">
            <text:p>private</text:p>
          </table:table-cell>
          <table:table-cell office:value-type="string">
            <text:p>finance</text:p>
          </table:table-cell>
          <table:table-cell office:value-type="string">
            <text:p>International recognition of the National Transitional Council</text:p>
          </table:table-cell>
          <table:table-cell office:value-type="string">
            <text:p>191905</text:p>
          </table:table-cell>
          <table:table-cell office:value-type="string">
            <text:p>cts</text:p>
          </table:table-cell>
          <table:table-cell office:value-type="string">
            <text:p>violence</text:p>
          </table:table-cell>
          <table:table-cell office:value-type="string">
            <text:p>conflict</text:p>
          </table:table-cell>
          <table:table-cell office:value-type="string">
            <text:p>partner</text:p>
          </table:table-cell>
          <table:table-cell office:value-type="string">
            <text:p>i</text:p>
          </table:table-cell>
          <table:table-cell office:value-type="string">
            <text:p>scales</text:p>
          </table:table-cell>
          <table:table-cell office:value-type="string">
            <text:p>items</text:p>
          </table:table-cell>
          <table:table-cell office:value-type="string">
            <text:p>tactics</text:p>
          </table:table-cell>
          <table:table-cell office:value-type="string">
            <text:p>abuse</text:p>
          </table:table-cell>
          <table:table-cell office:value-type="string">
            <text:p>behaviors</text:p>
          </table:table-cell>
          <table:table-cell office:value-type="string">
            <text:p>Conflict tactics scal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1];&quot;,&quot;;[.AC11];&quot;,&quot;; TEXT([.BD1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14N9U8P9Y3885K2PDJU6IM0JHOFW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A9FL42J1LY5NKV7EWRIOFKHEU03OS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1:00:35 GMT 2012</text:p>
          </table:table-cell>
          <table:table-cell office:value-type="string">
            <text:p>Sun Jun 17 01:00:45 GMT 2012</text:p>
          </table:table-cell>
          <table:table-cell office:value-type="string">
            <text:p>Sat Jun 23 18:00:45 PDT 2012</text:p>
          </table:table-cell>
          <table:table-cell office:value-type="string">
            <text:p>Sat Jun 16 19:58:28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2</text:p>
          </table:table-cell>
          <table:table-cell office:value-type="string">
            <text:p>government</text:p>
          </table:table-cell>
          <table:table-cell office:value-type="string">
            <text:p>state</text:p>
          </table:table-cell>
          <table:table-cell office:value-type="string">
            <text:p>foreign</text:p>
          </table:table-cell>
          <table:table-cell office:value-type="string">
            <text:p>minister</text:p>
          </table:table-cell>
          <table:table-cell office:value-type="string">
            <text:p>official</text:p>
          </table:table-cell>
          <table:table-cell office:value-type="string">
            <text:p>ministry</text:p>
          </table:table-cell>
          <table:table-cell office:value-type="string">
            <text:p>sector</text:p>
          </table:table-cell>
          <table:table-cell office:value-type="string">
            <text:p>told</text:p>
          </table:table-cell>
          <table:table-cell office:value-type="string">
            <text:p>private</text:p>
          </table:table-cell>
          <table:table-cell office:value-type="string">
            <text:p>finance</text:p>
          </table:table-cell>
          <table:table-cell office:value-type="string">
            <text:p>International recognition of the National Transitional Council</text:p>
          </table:table-cell>
          <table:table-cell office:value-type="string">
            <text:p>191905</text:p>
          </table:table-cell>
          <table:table-cell office:value-type="string">
            <text:p>cts</text:p>
          </table:table-cell>
          <table:table-cell office:value-type="string">
            <text:p>violence</text:p>
          </table:table-cell>
          <table:table-cell office:value-type="string">
            <text:p>conflict</text:p>
          </table:table-cell>
          <table:table-cell office:value-type="string">
            <text:p>partner</text:p>
          </table:table-cell>
          <table:table-cell office:value-type="string">
            <text:p>i</text:p>
          </table:table-cell>
          <table:table-cell office:value-type="string">
            <text:p>scales</text:p>
          </table:table-cell>
          <table:table-cell office:value-type="string">
            <text:p>items</text:p>
          </table:table-cell>
          <table:table-cell office:value-type="string">
            <text:p>tactics</text:p>
          </table:table-cell>
          <table:table-cell office:value-type="string">
            <text:p>abuse</text:p>
          </table:table-cell>
          <table:table-cell office:value-type="string">
            <text:p>behaviors</text:p>
          </table:table-cell>
          <table:table-cell office:value-type="string">
            <text:p>Conflict tactics scal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2];&quot;,&quot;;[.AC12];&quot;,&quot;; TEXT([.BD1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14N9U8P9Y3885K2PDJU6IM0JHOFW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TX1Y7QEOZFY51PHZ3DONXRDTXBHE8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9:11 GMT 2012</text:p>
          </table:table-cell>
          <table:table-cell office:value-type="string">
            <text:p>Sun Jun 17 00:49:28 GMT 2012</text:p>
          </table:table-cell>
          <table:table-cell office:value-type="string">
            <text:p>Sat Jun 23 17:49:28 PDT 2012</text:p>
          </table:table-cell>
          <table:table-cell office:value-type="string">
            <text:p>Sat Jun 16 19:58:28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2</text:p>
          </table:table-cell>
          <table:table-cell office:value-type="string">
            <text:p>government</text:p>
          </table:table-cell>
          <table:table-cell office:value-type="string">
            <text:p>state</text:p>
          </table:table-cell>
          <table:table-cell office:value-type="string">
            <text:p>foreign</text:p>
          </table:table-cell>
          <table:table-cell office:value-type="string">
            <text:p>minister</text:p>
          </table:table-cell>
          <table:table-cell office:value-type="string">
            <text:p>official</text:p>
          </table:table-cell>
          <table:table-cell office:value-type="string">
            <text:p>ministry</text:p>
          </table:table-cell>
          <table:table-cell office:value-type="string">
            <text:p>sector</text:p>
          </table:table-cell>
          <table:table-cell office:value-type="string">
            <text:p>told</text:p>
          </table:table-cell>
          <table:table-cell office:value-type="string">
            <text:p>private</text:p>
          </table:table-cell>
          <table:table-cell office:value-type="string">
            <text:p>finance</text:p>
          </table:table-cell>
          <table:table-cell office:value-type="string">
            <text:p>International recognition of the National Transitional Council</text:p>
          </table:table-cell>
          <table:table-cell office:value-type="string">
            <text:p>191905</text:p>
          </table:table-cell>
          <table:table-cell office:value-type="string">
            <text:p>cts</text:p>
          </table:table-cell>
          <table:table-cell office:value-type="string">
            <text:p>violence</text:p>
          </table:table-cell>
          <table:table-cell office:value-type="string">
            <text:p>conflict</text:p>
          </table:table-cell>
          <table:table-cell office:value-type="string">
            <text:p>partner</text:p>
          </table:table-cell>
          <table:table-cell office:value-type="string">
            <text:p>i</text:p>
          </table:table-cell>
          <table:table-cell office:value-type="string">
            <text:p>scales</text:p>
          </table:table-cell>
          <table:table-cell office:value-type="string">
            <text:p>items</text:p>
          </table:table-cell>
          <table:table-cell office:value-type="string">
            <text:p>tactics</text:p>
          </table:table-cell>
          <table:table-cell office:value-type="string">
            <text:p>abuse</text:p>
          </table:table-cell>
          <table:table-cell office:value-type="string">
            <text:p>behaviors</text:p>
          </table:table-cell>
          <table:table-cell office:value-type="string">
            <text:p>Conflict tactics scal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3];&quot;,&quot;;[.AC13];&quot;,&quot;; TEXT([.BD1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1GEPLSP75KL1FKOAY1HYEQVJFIYS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8URCJK63ZVEIQF5R49AY9JL6KX8XU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1:00:03 GMT 2012</text:p>
          </table:table-cell>
          <table:table-cell office:value-type="string">
            <text:p>Sun Jun 17 01:00:22 GMT 2012</text:p>
          </table:table-cell>
          <table:table-cell office:value-type="string">
            <text:p>Sat Jun 23 18:00:22 PDT 2012</text:p>
          </table:table-cell>
          <table:table-cell office:value-type="string">
            <text:p>Sat Jun 16 19:58:30 PDT 2012</text:p>
          </table:table-cell>
          <table:table-cell table:number-columns-repeated="2"/>
          <table:table-cell office:value-type="string">
            <text:p>19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8</text:p>
          </table:table-cell>
          <table:table-cell office:value-type="string">
            <text:p>fed</text:p>
          </table:table-cell>
          <table:table-cell office:value-type="string">
            <text:p>federal</text:p>
          </table:table-cell>
          <table:table-cell office:value-type="string">
            <text:p>reserve</text:p>
          </table:table-cell>
          <table:table-cell office:value-type="string">
            <text:p>reserves</text:p>
          </table:table-cell>
          <table:table-cell office:value-type="string">
            <text:p>week</text:p>
          </table:table-cell>
          <table:table-cell office:value-type="string">
            <text:p>york</text:p>
          </table:table-cell>
          <table:table-cell office:value-type="string">
            <text:p>economists</text:p>
          </table:table-cell>
          <table:table-cell office:value-type="string">
            <text:p>pct</text:p>
          </table:table-cell>
          <table:table-cell office:value-type="string">
            <text:p>funds</text:p>
          </table:table-cell>
          <table:table-cell office:value-type="string">
            <text:p>dlrs</text:p>
          </table:table-cell>
          <table:table-cell office:value-type="string">
            <text:p>Subprime mortgage crisis solutions debate</text:p>
          </table:table-cell>
          <table:table-cell office:value-type="string">
            <text:p>192313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growth</text:p>
          </table:table-cell>
          <table:table-cell office:value-type="string">
            <text:p>economy</text:p>
          </table:table-cell>
          <table:table-cell office:value-type="string">
            <text:p>brazil</text:p>
          </table:table-cell>
          <table:table-cell office:value-type="string">
            <text:p>coffee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inflation</text:p>
          </table:table-cell>
          <table:table-cell office:value-type="string">
            <text:p>debt</text:p>
          </table:table-cell>
          <table:table-cell office:value-type="string">
            <text:p>Economic history of Brazil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4];&quot;,&quot;;[.AC14];&quot;,&quot;; TEXT([.BD1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1GEPLSP75KL1FKOAY1HYEQVJFIYS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GAAA2SEIUUUF9CVRU14QIS8TVNPP6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0:00 GMT 2012</text:p>
          </table:table-cell>
          <table:table-cell office:value-type="string">
            <text:p>Sun Jun 17 00:50:12 GMT 2012</text:p>
          </table:table-cell>
          <table:table-cell office:value-type="string">
            <text:p>Sat Jun 23 17:50:12 PDT 2012</text:p>
          </table:table-cell>
          <table:table-cell office:value-type="string">
            <text:p>Sat Jun 16 19:58:30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8</text:p>
          </table:table-cell>
          <table:table-cell office:value-type="string">
            <text:p>fed</text:p>
          </table:table-cell>
          <table:table-cell office:value-type="string">
            <text:p>federal</text:p>
          </table:table-cell>
          <table:table-cell office:value-type="string">
            <text:p>reserve</text:p>
          </table:table-cell>
          <table:table-cell office:value-type="string">
            <text:p>reserves</text:p>
          </table:table-cell>
          <table:table-cell office:value-type="string">
            <text:p>week</text:p>
          </table:table-cell>
          <table:table-cell office:value-type="string">
            <text:p>york</text:p>
          </table:table-cell>
          <table:table-cell office:value-type="string">
            <text:p>economists</text:p>
          </table:table-cell>
          <table:table-cell office:value-type="string">
            <text:p>pct</text:p>
          </table:table-cell>
          <table:table-cell office:value-type="string">
            <text:p>funds</text:p>
          </table:table-cell>
          <table:table-cell office:value-type="string">
            <text:p>dlrs</text:p>
          </table:table-cell>
          <table:table-cell office:value-type="string">
            <text:p>Subprime mortgage crisis solutions debate</text:p>
          </table:table-cell>
          <table:table-cell office:value-type="string">
            <text:p>192313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growth</text:p>
          </table:table-cell>
          <table:table-cell office:value-type="string">
            <text:p>economy</text:p>
          </table:table-cell>
          <table:table-cell office:value-type="string">
            <text:p>brazil</text:p>
          </table:table-cell>
          <table:table-cell office:value-type="string">
            <text:p>coffee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inflation</text:p>
          </table:table-cell>
          <table:table-cell office:value-type="string">
            <text:p>debt</text:p>
          </table:table-cell>
          <table:table-cell office:value-type="string">
            <text:p>Economic history of Brazil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5];&quot;,&quot;;[.AC15];&quot;,&quot;; TEXT([.BD1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1GEPLSP75KL1FKOAY1HYEQVJFIYS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RHCGJ2D21O3BELM7TGP0I2KZ7I6C3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7:22 GMT 2012</text:p>
          </table:table-cell>
          <table:table-cell office:value-type="string">
            <text:p>Sun Jun 17 00:47:26 GMT 2012</text:p>
          </table:table-cell>
          <table:table-cell office:value-type="string">
            <text:p>Sat Jun 23 17:47:26 PDT 2012</text:p>
          </table:table-cell>
          <table:table-cell office:value-type="string">
            <text:p>Sat Jun 16 19:58:30 PDT 2012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8</text:p>
          </table:table-cell>
          <table:table-cell office:value-type="string">
            <text:p>fed</text:p>
          </table:table-cell>
          <table:table-cell office:value-type="string">
            <text:p>federal</text:p>
          </table:table-cell>
          <table:table-cell office:value-type="string">
            <text:p>reserve</text:p>
          </table:table-cell>
          <table:table-cell office:value-type="string">
            <text:p>reserves</text:p>
          </table:table-cell>
          <table:table-cell office:value-type="string">
            <text:p>week</text:p>
          </table:table-cell>
          <table:table-cell office:value-type="string">
            <text:p>york</text:p>
          </table:table-cell>
          <table:table-cell office:value-type="string">
            <text:p>economists</text:p>
          </table:table-cell>
          <table:table-cell office:value-type="string">
            <text:p>pct</text:p>
          </table:table-cell>
          <table:table-cell office:value-type="string">
            <text:p>funds</text:p>
          </table:table-cell>
          <table:table-cell office:value-type="string">
            <text:p>dlrs</text:p>
          </table:table-cell>
          <table:table-cell office:value-type="string">
            <text:p>Subprime mortgage crisis solutions debate</text:p>
          </table:table-cell>
          <table:table-cell office:value-type="string">
            <text:p>192313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growth</text:p>
          </table:table-cell>
          <table:table-cell office:value-type="string">
            <text:p>economy</text:p>
          </table:table-cell>
          <table:table-cell office:value-type="string">
            <text:p>brazil</text:p>
          </table:table-cell>
          <table:table-cell office:value-type="string">
            <text:p>coffee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inflation</text:p>
          </table:table-cell>
          <table:table-cell office:value-type="string">
            <text:p>debt</text:p>
          </table:table-cell>
          <table:table-cell office:value-type="string">
            <text:p>Economic history of Brazil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6];&quot;,&quot;;[.AC16];&quot;,&quot;; TEXT([.BD1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1KJE1M7PKK900KBV91C84LZXDZYR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4DRGNTBJ3MMS6TKWHE6AKHBAF6V92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6:30 GMT 2012</text:p>
          </table:table-cell>
          <table:table-cell office:value-type="string">
            <text:p>Sun Jun 17 00:56:38 GMT 2012</text:p>
          </table:table-cell>
          <table:table-cell office:value-type="string">
            <text:p>Sat Jun 23 17:56:38 PDT 2012</text:p>
          </table:table-cell>
          <table:table-cell office:value-type="string">
            <text:p>Sat Jun 16 19:58:25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45425</text:p>
          </table:table-cell>
          <table:table-cell office:value-type="string">
            <text:p>oil</text:p>
          </table:table-cell>
          <table:table-cell office:value-type="string">
            <text:p>bp</text:p>
          </table:table-cell>
          <table:table-cell office:value-type="string">
            <text:p>from</text:p>
          </table:table-cell>
          <table:table-cell office:value-type="string">
            <text:p>spill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said</text:p>
          </table:table-cell>
          <table:table-cell office:value-type="string">
            <text:p>well</text:p>
          </table:table-cell>
          <table:table-cell office:value-type="string">
            <text:p>have</text:p>
          </table:table-cell>
          <table:table-cell office:value-type="string">
            <text:p>gulf</text:p>
          </table:table-cell>
          <table:table-cell office:value-type="string">
            <text:p>Deepwater Horizon oil spill</text:p>
          </table:table-cell>
          <table:table-cell office:value-type="string">
            <text:p>16</text:p>
          </table:table-cell>
          <table:table-cell office:value-type="string">
            <text:p>cocoa</text:p>
          </table:table-cell>
          <table:table-cell office:value-type="string">
            <text:p>stock</text:p>
          </table:table-cell>
          <table:table-cell office:value-type="string">
            <text:p>buffer</text:p>
          </table:table-cell>
          <table:table-cell office:value-type="string">
            <text:p>delegates</text:p>
          </table:table-cell>
          <table:table-cell office:value-type="string">
            <text:p>international</text:p>
          </table:table-cell>
          <table:table-cell office:value-type="string">
            <text:p>council</text:p>
          </table:table-cell>
          <table:table-cell office:value-type="string">
            <text:p>rubber</text:p>
          </table:table-cell>
          <table:table-cell office:value-type="string">
            <text:p>pact</text:p>
          </table:table-cell>
          <table:table-cell office:value-type="string">
            <text:p>agreement</text:p>
          </table:table-cell>
          <table:table-cell office:value-type="string">
            <text:p>icco</text:p>
          </table:table-cell>
          <table:table-cell office:value-type="string">
            <text:p>Technological and industrial history of 20th-century Canad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7];&quot;,&quot;;[.AC17];&quot;,&quot;; TEXT([.BD1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1KJE1M7PKK900KBV91C84LZXDZYR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5OAVKI62NJQHAV76J0QP6BKM5OSKO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18 GMT 2012</text:p>
          </table:table-cell>
          <table:table-cell office:value-type="string">
            <text:p>Sun Jun 17 00:51:29 GMT 2012</text:p>
          </table:table-cell>
          <table:table-cell office:value-type="string">
            <text:p>Sat Jun 23 17:51:29 PDT 2012</text:p>
          </table:table-cell>
          <table:table-cell office:value-type="string">
            <text:p>Sat Jun 16 19:58:25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45425</text:p>
          </table:table-cell>
          <table:table-cell office:value-type="string">
            <text:p>oil</text:p>
          </table:table-cell>
          <table:table-cell office:value-type="string">
            <text:p>bp</text:p>
          </table:table-cell>
          <table:table-cell office:value-type="string">
            <text:p>from</text:p>
          </table:table-cell>
          <table:table-cell office:value-type="string">
            <text:p>spill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said</text:p>
          </table:table-cell>
          <table:table-cell office:value-type="string">
            <text:p>well</text:p>
          </table:table-cell>
          <table:table-cell office:value-type="string">
            <text:p>have</text:p>
          </table:table-cell>
          <table:table-cell office:value-type="string">
            <text:p>gulf</text:p>
          </table:table-cell>
          <table:table-cell office:value-type="string">
            <text:p>Deepwater Horizon oil spill</text:p>
          </table:table-cell>
          <table:table-cell office:value-type="string">
            <text:p>16</text:p>
          </table:table-cell>
          <table:table-cell office:value-type="string">
            <text:p>cocoa</text:p>
          </table:table-cell>
          <table:table-cell office:value-type="string">
            <text:p>stock</text:p>
          </table:table-cell>
          <table:table-cell office:value-type="string">
            <text:p>buffer</text:p>
          </table:table-cell>
          <table:table-cell office:value-type="string">
            <text:p>delegates</text:p>
          </table:table-cell>
          <table:table-cell office:value-type="string">
            <text:p>international</text:p>
          </table:table-cell>
          <table:table-cell office:value-type="string">
            <text:p>council</text:p>
          </table:table-cell>
          <table:table-cell office:value-type="string">
            <text:p>rubber</text:p>
          </table:table-cell>
          <table:table-cell office:value-type="string">
            <text:p>pact</text:p>
          </table:table-cell>
          <table:table-cell office:value-type="string">
            <text:p>agreement</text:p>
          </table:table-cell>
          <table:table-cell office:value-type="string">
            <text:p>icco</text:p>
          </table:table-cell>
          <table:table-cell office:value-type="string">
            <text:p>Technological and industrial history of 20th-century Canad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8];&quot;,&quot;;[.AC18];&quot;,&quot;; TEXT([.BD1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1KJE1M7PKK900KBV91C84LZXDZYR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RAT3HVWAVKILBBOXCS7AZ99RAZNF5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5:39 GMT 2012</text:p>
          </table:table-cell>
          <table:table-cell office:value-type="string">
            <text:p>Sun Jun 17 00:55:49 GMT 2012</text:p>
          </table:table-cell>
          <table:table-cell office:value-type="string">
            <text:p>Sat Jun 23 17:55:49 PDT 2012</text:p>
          </table:table-cell>
          <table:table-cell office:value-type="string">
            <text:p>Sat Jun 16 19:58:25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45425</text:p>
          </table:table-cell>
          <table:table-cell office:value-type="string">
            <text:p>oil</text:p>
          </table:table-cell>
          <table:table-cell office:value-type="string">
            <text:p>bp</text:p>
          </table:table-cell>
          <table:table-cell office:value-type="string">
            <text:p>from</text:p>
          </table:table-cell>
          <table:table-cell office:value-type="string">
            <text:p>spill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said</text:p>
          </table:table-cell>
          <table:table-cell office:value-type="string">
            <text:p>well</text:p>
          </table:table-cell>
          <table:table-cell office:value-type="string">
            <text:p>have</text:p>
          </table:table-cell>
          <table:table-cell office:value-type="string">
            <text:p>gulf</text:p>
          </table:table-cell>
          <table:table-cell office:value-type="string">
            <text:p>Deepwater Horizon oil spill</text:p>
          </table:table-cell>
          <table:table-cell office:value-type="string">
            <text:p>16</text:p>
          </table:table-cell>
          <table:table-cell office:value-type="string">
            <text:p>cocoa</text:p>
          </table:table-cell>
          <table:table-cell office:value-type="string">
            <text:p>stock</text:p>
          </table:table-cell>
          <table:table-cell office:value-type="string">
            <text:p>buffer</text:p>
          </table:table-cell>
          <table:table-cell office:value-type="string">
            <text:p>delegates</text:p>
          </table:table-cell>
          <table:table-cell office:value-type="string">
            <text:p>international</text:p>
          </table:table-cell>
          <table:table-cell office:value-type="string">
            <text:p>council</text:p>
          </table:table-cell>
          <table:table-cell office:value-type="string">
            <text:p>rubber</text:p>
          </table:table-cell>
          <table:table-cell office:value-type="string">
            <text:p>pact</text:p>
          </table:table-cell>
          <table:table-cell office:value-type="string">
            <text:p>agreement</text:p>
          </table:table-cell>
          <table:table-cell office:value-type="string">
            <text:p>icco</text:p>
          </table:table-cell>
          <table:table-cell office:value-type="string">
            <text:p>Technological and industrial history of 20th-century Canad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9];&quot;,&quot;;[.AC19];&quot;,&quot;; TEXT([.BD1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2ESBRI8IUB2D3XDQRJTTB3L03PG4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DN0FK0COK2JTAACWUB9TRW6PS3QJY</text:p>
          </table:table-cell>
          <table:table-cell office:value-type="string">
            <text:p>A1D1G3EE6AFY4I</text:p>
          </table:table-cell>
          <table:table-cell office:value-type="string">
            <text:p>Approved</text:p>
          </table:table-cell>
          <table:table-cell office:value-type="string">
            <text:p>Sun Jun 17 00:58:43 GMT 2012</text:p>
          </table:table-cell>
          <table:table-cell office:value-type="string">
            <text:p>Sun Jun 17 00:59:32 GMT 2012</text:p>
          </table:table-cell>
          <table:table-cell office:value-type="string">
            <text:p>Sat Jun 23 17:59:32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49</text:p>
          </table:table-cell>
          <table:table-cell table:number-columns-repeated="2" office:value-type="string">
            <text:p>100% (5/5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7</text:p>
          </table:table-cell>
          <table:table-cell office:value-type="string">
            <text:p>union</text:p>
          </table:table-cell>
          <table:table-cell office:value-type="string">
            <text:p>port</text:p>
          </table:table-cell>
          <table:table-cell office:value-type="string">
            <text:p>workers</text:p>
          </table:table-cell>
          <table:table-cell office:value-type="string">
            <text:p>spokesman</text:p>
          </table:table-cell>
          <table:table-cell office:value-type="string">
            <text:p>reuter</text:p>
          </table:table-cell>
          <table:table-cell office:value-type="string">
            <text:p>strike</text:p>
          </table:table-cell>
          <table:table-cell office:value-type="string">
            <text:p>mine</text:p>
          </table:table-cell>
          <table:table-cell office:value-type="string">
            <text:p>shipping</text:p>
          </table:table-cell>
          <table:table-cell office:value-type="string">
            <text:p>cargo</text:p>
          </table:table-cell>
          <table:table-cell office:value-type="string">
            <text:p>today</text:p>
          </table:table-cell>
          <table:table-cell office:value-type="string">
            <text:p>History of the United States Merchant Marine</text:p>
          </table:table-cell>
          <table:table-cell office:value-type="string">
            <text:p>129647</text:p>
          </table:table-cell>
          <table:table-cell office:value-type="string">
            <text:p>quarter</text:p>
          </table:table-cell>
          <table:table-cell office:value-type="string">
            <text:p>recession</text:p>
          </table:table-cell>
          <table:table-cell office:value-type="string">
            <text:p>economy</text:p>
          </table:table-cell>
          <table:table-cell office:value-type="string">
            <text:p>gdp</text:p>
          </table:table-cell>
          <table:table-cell office:value-type="string">
            <text:p>growth</text:p>
          </table:table-cell>
          <table:table-cell office:value-type="string">
            <text:p>after</text:p>
          </table:table-cell>
          <table:table-cell office:value-type="string">
            <text:p>first</text:p>
          </table:table-cell>
          <table:table-cell office:value-type="string">
            <text:p>canada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Timeline of the late-2000s global recession</text:p>
          </table:table-cell>
          <table:table-cell/>
          <table:table-cell office:value-type="string">
            <text:p>1001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0];&quot;,&quot;;[.AC20];&quot;,&quot;; TEXT([.BD2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2ESBRI8IUB2D3XDQRJTTB3L03PG4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IQ1THV8ER9YN2BPPWQSU5KFILW2PX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7:07 GMT 2012</text:p>
          </table:table-cell>
          <table:table-cell office:value-type="string">
            <text:p>Sun Jun 17 00:47:14 GMT 2012</text:p>
          </table:table-cell>
          <table:table-cell office:value-type="string">
            <text:p>Sat Jun 23 17:47:14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7</text:p>
          </table:table-cell>
          <table:table-cell office:value-type="string">
            <text:p>union</text:p>
          </table:table-cell>
          <table:table-cell office:value-type="string">
            <text:p>port</text:p>
          </table:table-cell>
          <table:table-cell office:value-type="string">
            <text:p>workers</text:p>
          </table:table-cell>
          <table:table-cell office:value-type="string">
            <text:p>spokesman</text:p>
          </table:table-cell>
          <table:table-cell office:value-type="string">
            <text:p>reuter</text:p>
          </table:table-cell>
          <table:table-cell office:value-type="string">
            <text:p>strike</text:p>
          </table:table-cell>
          <table:table-cell office:value-type="string">
            <text:p>mine</text:p>
          </table:table-cell>
          <table:table-cell office:value-type="string">
            <text:p>shipping</text:p>
          </table:table-cell>
          <table:table-cell office:value-type="string">
            <text:p>cargo</text:p>
          </table:table-cell>
          <table:table-cell office:value-type="string">
            <text:p>today</text:p>
          </table:table-cell>
          <table:table-cell office:value-type="string">
            <text:p>History of the United States Merchant Marine</text:p>
          </table:table-cell>
          <table:table-cell office:value-type="string">
            <text:p>129647</text:p>
          </table:table-cell>
          <table:table-cell office:value-type="string">
            <text:p>quarter</text:p>
          </table:table-cell>
          <table:table-cell office:value-type="string">
            <text:p>recession</text:p>
          </table:table-cell>
          <table:table-cell office:value-type="string">
            <text:p>economy</text:p>
          </table:table-cell>
          <table:table-cell office:value-type="string">
            <text:p>gdp</text:p>
          </table:table-cell>
          <table:table-cell office:value-type="string">
            <text:p>growth</text:p>
          </table:table-cell>
          <table:table-cell office:value-type="string">
            <text:p>after</text:p>
          </table:table-cell>
          <table:table-cell office:value-type="string">
            <text:p>first</text:p>
          </table:table-cell>
          <table:table-cell office:value-type="string">
            <text:p>canada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Timeline of the late-2000s global recession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1];&quot;,&quot;;[.AC21];&quot;,&quot;; TEXT([.BD2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2ESBRI8IUB2D3XDQRJTTB3L03PG4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MHWZ9RNDWIOAAGCZXUD1GU14R6TEU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1:26 GMT 2012</text:p>
          </table:table-cell>
          <table:table-cell office:value-type="string">
            <text:p>Sun Jun 17 01:01:52 GMT 2012</text:p>
          </table:table-cell>
          <table:table-cell office:value-type="string">
            <text:p>Sat Jun 23 18:01:52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26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7</text:p>
          </table:table-cell>
          <table:table-cell office:value-type="string">
            <text:p>union</text:p>
          </table:table-cell>
          <table:table-cell office:value-type="string">
            <text:p>port</text:p>
          </table:table-cell>
          <table:table-cell office:value-type="string">
            <text:p>workers</text:p>
          </table:table-cell>
          <table:table-cell office:value-type="string">
            <text:p>spokesman</text:p>
          </table:table-cell>
          <table:table-cell office:value-type="string">
            <text:p>reuter</text:p>
          </table:table-cell>
          <table:table-cell office:value-type="string">
            <text:p>strike</text:p>
          </table:table-cell>
          <table:table-cell office:value-type="string">
            <text:p>mine</text:p>
          </table:table-cell>
          <table:table-cell office:value-type="string">
            <text:p>shipping</text:p>
          </table:table-cell>
          <table:table-cell office:value-type="string">
            <text:p>cargo</text:p>
          </table:table-cell>
          <table:table-cell office:value-type="string">
            <text:p>today</text:p>
          </table:table-cell>
          <table:table-cell office:value-type="string">
            <text:p>History of the United States Merchant Marine</text:p>
          </table:table-cell>
          <table:table-cell office:value-type="string">
            <text:p>129647</text:p>
          </table:table-cell>
          <table:table-cell office:value-type="string">
            <text:p>quarter</text:p>
          </table:table-cell>
          <table:table-cell office:value-type="string">
            <text:p>recession</text:p>
          </table:table-cell>
          <table:table-cell office:value-type="string">
            <text:p>economy</text:p>
          </table:table-cell>
          <table:table-cell office:value-type="string">
            <text:p>gdp</text:p>
          </table:table-cell>
          <table:table-cell office:value-type="string">
            <text:p>growth</text:p>
          </table:table-cell>
          <table:table-cell office:value-type="string">
            <text:p>after</text:p>
          </table:table-cell>
          <table:table-cell office:value-type="string">
            <text:p>first</text:p>
          </table:table-cell>
          <table:table-cell office:value-type="string">
            <text:p>canada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Timeline of the late-2000s global recession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2];&quot;,&quot;;[.AC22];&quot;,&quot;; TEXT([.BD2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3B6YTWX4H3HHYZ9KJ0GQ6IJRZK3Y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0W5UUKQOYGNX5PSZIFG8107TO9FXH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25 GMT 2012</text:p>
          </table:table-cell>
          <table:table-cell office:value-type="string">
            <text:p>Sun Jun 17 00:53:36 GMT 2012</text:p>
          </table:table-cell>
          <table:table-cell office:value-type="string">
            <text:p>Sat Jun 23 17:53:36 PDT 2012</text:p>
          </table:table-cell>
          <table:table-cell office:value-type="string">
            <text:p>Sat Jun 16 19:59:02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9274</text:p>
          </table:table-cell>
          <table:table-cell office:value-type="string">
            <text:p>gold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were</text:p>
          </table:table-cell>
          <table:table-cell office:value-type="string">
            <text:p>exploration</text:p>
          </table:table-cell>
          <table:table-cell office:value-type="string">
            <text:p>orex</text:p>
          </table:table-cell>
          <table:table-cell office:value-type="string">
            <text:p>citation</text:p>
          </table:table-cell>
          <table:table-cell office:value-type="string">
            <text:p>grade</text:p>
          </table:table-cell>
          <table:table-cell office:value-type="string">
            <text:p>property</text:p>
          </table:table-cell>
          <table:table-cell office:value-type="string">
            <text:p>richardson</text:p>
          </table:table-cell>
          <table:table-cell office:value-type="string">
            <text:p>Orex Exploration</text:p>
          </table:table-cell>
          <table:table-cell office:value-type="string">
            <text:p>97</text:p>
          </table:table-cell>
          <table:table-cell office:value-type="string">
            <text:p>loss</text:p>
          </table:table-cell>
          <table:table-cell office:value-type="string">
            <text:p>profit</text:p>
          </table:table-cell>
          <table:table-cell office:value-type="string">
            <text:p>cts</text:p>
          </table:table-cell>
          <table:table-cell office:value-type="string">
            <text:p>net</text:p>
          </table:table-cell>
          <table:table-cell office:value-type="string">
            <text:p>shr</text:p>
          </table:table-cell>
          <table:table-cell office:value-type="string">
            <text:p>revs</text:p>
          </table:table-cell>
          <table:table-cell office:value-type="string">
            <text:p>qtr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year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3];&quot;,&quot;;[.AC23];&quot;,&quot;; TEXT([.BD2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3B6YTWX4H3HHYZ9KJ0GQ6IJRZK3Y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5I8H88MQU6LKXZ0JSSR5X4AJC8TAZ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9:34 GMT 2012</text:p>
          </table:table-cell>
          <table:table-cell office:value-type="string">
            <text:p>Sun Jun 17 00:59:44 GMT 2012</text:p>
          </table:table-cell>
          <table:table-cell office:value-type="string">
            <text:p>Sat Jun 23 17:59:44 PDT 2012</text:p>
          </table:table-cell>
          <table:table-cell office:value-type="string">
            <text:p>Sat Jun 16 19:59:02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9274</text:p>
          </table:table-cell>
          <table:table-cell office:value-type="string">
            <text:p>gold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were</text:p>
          </table:table-cell>
          <table:table-cell office:value-type="string">
            <text:p>exploration</text:p>
          </table:table-cell>
          <table:table-cell office:value-type="string">
            <text:p>orex</text:p>
          </table:table-cell>
          <table:table-cell office:value-type="string">
            <text:p>citation</text:p>
          </table:table-cell>
          <table:table-cell office:value-type="string">
            <text:p>grade</text:p>
          </table:table-cell>
          <table:table-cell office:value-type="string">
            <text:p>property</text:p>
          </table:table-cell>
          <table:table-cell office:value-type="string">
            <text:p>richardson</text:p>
          </table:table-cell>
          <table:table-cell office:value-type="string">
            <text:p>Orex Exploration</text:p>
          </table:table-cell>
          <table:table-cell office:value-type="string">
            <text:p>97</text:p>
          </table:table-cell>
          <table:table-cell office:value-type="string">
            <text:p>loss</text:p>
          </table:table-cell>
          <table:table-cell office:value-type="string">
            <text:p>profit</text:p>
          </table:table-cell>
          <table:table-cell office:value-type="string">
            <text:p>cts</text:p>
          </table:table-cell>
          <table:table-cell office:value-type="string">
            <text:p>net</text:p>
          </table:table-cell>
          <table:table-cell office:value-type="string">
            <text:p>shr</text:p>
          </table:table-cell>
          <table:table-cell office:value-type="string">
            <text:p>revs</text:p>
          </table:table-cell>
          <table:table-cell office:value-type="string">
            <text:p>qtr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year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4];&quot;,&quot;;[.AC24];&quot;,&quot;; TEXT([.BD2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3B6YTWX4H3HHYZ9KJ0GQ6IJRZK3Y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TS11K274J79ZZKB8IE4EUXFD6YDFE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9:18 GMT 2012</text:p>
          </table:table-cell>
          <table:table-cell office:value-type="string">
            <text:p>Sun Jun 17 00:59:25 GMT 2012</text:p>
          </table:table-cell>
          <table:table-cell office:value-type="string">
            <text:p>Sat Jun 23 17:59:25 PDT 2012</text:p>
          </table:table-cell>
          <table:table-cell office:value-type="string">
            <text:p>Sat Jun 16 19:59:02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9274</text:p>
          </table:table-cell>
          <table:table-cell office:value-type="string">
            <text:p>gold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were</text:p>
          </table:table-cell>
          <table:table-cell office:value-type="string">
            <text:p>exploration</text:p>
          </table:table-cell>
          <table:table-cell office:value-type="string">
            <text:p>orex</text:p>
          </table:table-cell>
          <table:table-cell office:value-type="string">
            <text:p>citation</text:p>
          </table:table-cell>
          <table:table-cell office:value-type="string">
            <text:p>grade</text:p>
          </table:table-cell>
          <table:table-cell office:value-type="string">
            <text:p>property</text:p>
          </table:table-cell>
          <table:table-cell office:value-type="string">
            <text:p>richardson</text:p>
          </table:table-cell>
          <table:table-cell office:value-type="string">
            <text:p>Orex Exploration</text:p>
          </table:table-cell>
          <table:table-cell office:value-type="string">
            <text:p>97</text:p>
          </table:table-cell>
          <table:table-cell office:value-type="string">
            <text:p>loss</text:p>
          </table:table-cell>
          <table:table-cell office:value-type="string">
            <text:p>profit</text:p>
          </table:table-cell>
          <table:table-cell office:value-type="string">
            <text:p>cts</text:p>
          </table:table-cell>
          <table:table-cell office:value-type="string">
            <text:p>net</text:p>
          </table:table-cell>
          <table:table-cell office:value-type="string">
            <text:p>shr</text:p>
          </table:table-cell>
          <table:table-cell office:value-type="string">
            <text:p>revs</text:p>
          </table:table-cell>
          <table:table-cell office:value-type="string">
            <text:p>qtr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year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5];&quot;,&quot;;[.AC25];&quot;,&quot;; TEXT([.BD2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4HGYQ4J3NAQFZKTP6O6YIT1HXOB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7MLRGNTBJ3M1MLAMZYNE2KHC2G8U2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8:49 GMT 2012</text:p>
          </table:table-cell>
          <table:table-cell office:value-type="string">
            <text:p>Sun Jun 17 00:59:12 GMT 2012</text:p>
          </table:table-cell>
          <table:table-cell office:value-type="string">
            <text:p>Sat Jun 23 17:59:12 PDT 2012</text:p>
          </table:table-cell>
          <table:table-cell office:value-type="string">
            <text:p>Sat Jun 16 19:59:01 PDT 2012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3785</text:p>
          </table:table-cell>
          <table:table-cell office:value-type="string">
            <text:p>dd</text:p>
          </table:table-cell>
          <table:table-cell office:value-type="string">
            <text:p>data</text:p>
          </table:table-cell>
          <table:table-cell office:value-type="string">
            <text:p>job</text:p>
          </table:table-cell>
          <table:table-cell office:value-type="string">
            <text:p>set</text:p>
          </table:table-cell>
          <table:table-cell office:value-type="string">
            <text:p>from</text:p>
          </table:table-cell>
          <table:table-cell office:value-type="string">
            <text:p>sysut</text:p>
          </table:table-cell>
          <table:table-cell office:value-type="string">
            <text:p>program</text:p>
          </table:table-cell>
          <table:table-cell office:value-type="string">
            <text:p>sysin</text:p>
          </table:table-cell>
          <table:table-cell office:value-type="string">
            <text:p>output</text:p>
          </table:table-cell>
          <table:table-cell office:value-type="string">
            <text:p>pds</text:p>
          </table:table-cell>
          <table:table-cell office:value-type="string">
            <text:p>IBM mainframe utility programs</text:p>
          </table:table-cell>
          <table:table-cell office:value-type="string">
            <text:p>96</text:p>
          </table:table-cell>
          <table:table-cell office:value-type="string">
            <text:p>chicago</text:p>
          </table:table-cell>
          <table:table-cell office:value-type="string">
            <text:p>fla</text:p>
          </table:table-cell>
          <table:table-cell office:value-type="string">
            <text:p>cattle</text:p>
          </table:table-cell>
          <table:table-cell office:value-type="string">
            <text:p>reuter</text:p>
          </table:table-cell>
          <table:table-cell office:value-type="string">
            <text:p>st</text:p>
          </table:table-cell>
          <table:table-cell office:value-type="string">
            <text:p>illinois</text:p>
          </table:table-cell>
          <table:table-cell office:value-type="string">
            <text:p>video</text:p>
          </table:table-cell>
          <table:table-cell office:value-type="string">
            <text:p>april</text:p>
          </table:table-cell>
          <table:table-cell office:value-type="string">
            <text:p>river</text:p>
          </table:table-cell>
          <table:table-cell office:value-type="string">
            <text:p>louis</text:p>
          </table:table-cell>
          <table:table-cell office:value-type="string">
            <text:p>Timeline of Class I railroads (1930–1976)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6];&quot;,&quot;;[.AC26];&quot;,&quot;; TEXT([.BD2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4HGYQ4J3NAQFZKTP6O6YIT1HXOB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FMFJ51Y7QEOEOMVZB3S1MOFYK7BEN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0:44 GMT 2012</text:p>
          </table:table-cell>
          <table:table-cell office:value-type="string">
            <text:p>Sun Jun 17 01:00:57 GMT 2012</text:p>
          </table:table-cell>
          <table:table-cell office:value-type="string">
            <text:p>Sat Jun 23 18:00:57 PDT 2012</text:p>
          </table:table-cell>
          <table:table-cell office:value-type="string">
            <text:p>Sat Jun 16 19:59:01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3785</text:p>
          </table:table-cell>
          <table:table-cell office:value-type="string">
            <text:p>dd</text:p>
          </table:table-cell>
          <table:table-cell office:value-type="string">
            <text:p>data</text:p>
          </table:table-cell>
          <table:table-cell office:value-type="string">
            <text:p>job</text:p>
          </table:table-cell>
          <table:table-cell office:value-type="string">
            <text:p>set</text:p>
          </table:table-cell>
          <table:table-cell office:value-type="string">
            <text:p>from</text:p>
          </table:table-cell>
          <table:table-cell office:value-type="string">
            <text:p>sysut</text:p>
          </table:table-cell>
          <table:table-cell office:value-type="string">
            <text:p>program</text:p>
          </table:table-cell>
          <table:table-cell office:value-type="string">
            <text:p>sysin</text:p>
          </table:table-cell>
          <table:table-cell office:value-type="string">
            <text:p>output</text:p>
          </table:table-cell>
          <table:table-cell office:value-type="string">
            <text:p>pds</text:p>
          </table:table-cell>
          <table:table-cell office:value-type="string">
            <text:p>IBM mainframe utility programs</text:p>
          </table:table-cell>
          <table:table-cell office:value-type="string">
            <text:p>96</text:p>
          </table:table-cell>
          <table:table-cell office:value-type="string">
            <text:p>chicago</text:p>
          </table:table-cell>
          <table:table-cell office:value-type="string">
            <text:p>fla</text:p>
          </table:table-cell>
          <table:table-cell office:value-type="string">
            <text:p>cattle</text:p>
          </table:table-cell>
          <table:table-cell office:value-type="string">
            <text:p>reuter</text:p>
          </table:table-cell>
          <table:table-cell office:value-type="string">
            <text:p>st</text:p>
          </table:table-cell>
          <table:table-cell office:value-type="string">
            <text:p>illinois</text:p>
          </table:table-cell>
          <table:table-cell office:value-type="string">
            <text:p>video</text:p>
          </table:table-cell>
          <table:table-cell office:value-type="string">
            <text:p>april</text:p>
          </table:table-cell>
          <table:table-cell office:value-type="string">
            <text:p>river</text:p>
          </table:table-cell>
          <table:table-cell office:value-type="string">
            <text:p>louis</text:p>
          </table:table-cell>
          <table:table-cell office:value-type="string">
            <text:p>Timeline of Class I railroads (1930–1976)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7];&quot;,&quot;;[.AC27];&quot;,&quot;; TEXT([.BD2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4HGYQ4J3NAQFZKTP6O6YIT1HXOB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OWBLYHVI44O7B8Q1I4NMZSBBIZ2WS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19 GMT 2012</text:p>
          </table:table-cell>
          <table:table-cell office:value-type="string">
            <text:p>Sun Jun 17 00:49:28 GMT 2012</text:p>
          </table:table-cell>
          <table:table-cell office:value-type="string">
            <text:p>Sat Jun 23 17:49:28 PDT 2012</text:p>
          </table:table-cell>
          <table:table-cell office:value-type="string">
            <text:p>Sat Jun 16 19:59:01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3785</text:p>
          </table:table-cell>
          <table:table-cell office:value-type="string">
            <text:p>dd</text:p>
          </table:table-cell>
          <table:table-cell office:value-type="string">
            <text:p>data</text:p>
          </table:table-cell>
          <table:table-cell office:value-type="string">
            <text:p>job</text:p>
          </table:table-cell>
          <table:table-cell office:value-type="string">
            <text:p>set</text:p>
          </table:table-cell>
          <table:table-cell office:value-type="string">
            <text:p>from</text:p>
          </table:table-cell>
          <table:table-cell office:value-type="string">
            <text:p>sysut</text:p>
          </table:table-cell>
          <table:table-cell office:value-type="string">
            <text:p>program</text:p>
          </table:table-cell>
          <table:table-cell office:value-type="string">
            <text:p>sysin</text:p>
          </table:table-cell>
          <table:table-cell office:value-type="string">
            <text:p>output</text:p>
          </table:table-cell>
          <table:table-cell office:value-type="string">
            <text:p>pds</text:p>
          </table:table-cell>
          <table:table-cell office:value-type="string">
            <text:p>IBM mainframe utility programs</text:p>
          </table:table-cell>
          <table:table-cell office:value-type="string">
            <text:p>96</text:p>
          </table:table-cell>
          <table:table-cell office:value-type="string">
            <text:p>chicago</text:p>
          </table:table-cell>
          <table:table-cell office:value-type="string">
            <text:p>fla</text:p>
          </table:table-cell>
          <table:table-cell office:value-type="string">
            <text:p>cattle</text:p>
          </table:table-cell>
          <table:table-cell office:value-type="string">
            <text:p>reuter</text:p>
          </table:table-cell>
          <table:table-cell office:value-type="string">
            <text:p>st</text:p>
          </table:table-cell>
          <table:table-cell office:value-type="string">
            <text:p>illinois</text:p>
          </table:table-cell>
          <table:table-cell office:value-type="string">
            <text:p>video</text:p>
          </table:table-cell>
          <table:table-cell office:value-type="string">
            <text:p>april</text:p>
          </table:table-cell>
          <table:table-cell office:value-type="string">
            <text:p>river</text:p>
          </table:table-cell>
          <table:table-cell office:value-type="string">
            <text:p>louis</text:p>
          </table:table-cell>
          <table:table-cell office:value-type="string">
            <text:p>Timeline of Class I railroads (1930–1976)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8];&quot;,&quot;;[.AC28];&quot;,&quot;; TEXT([.BD2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4DP3TVOK5UFYEP3E05O7FYQSPR63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2TCSTMOFXRD7D6H8OPDVXJFNUUQT3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1:01:11 GMT 2012</text:p>
          </table:table-cell>
          <table:table-cell office:value-type="string">
            <text:p>Sun Jun 17 01:01:18 GMT 2012</text:p>
          </table:table-cell>
          <table:table-cell office:value-type="string">
            <text:p>Sat Jun 23 18:01:18 PDT 2012</text:p>
          </table:table-cell>
          <table:table-cell office:value-type="string">
            <text:p>Sat Jun 16 19:58:27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1</text:p>
          </table:table-cell>
          <table:table-cell office:value-type="string">
            <text:p>coffee</text:p>
          </table:table-cell>
          <table:table-cell office:value-type="string">
            <text:p>export</text:p>
          </table:table-cell>
          <table:table-cell office:value-type="string">
            <text:p>quotas</text:p>
          </table:table-cell>
          <table:table-cell office:value-type="string">
            <text:p>brazil</text:p>
          </table:table-cell>
          <table:table-cell office:value-type="string">
            <text:p>quota</text:p>
          </table:table-cell>
          <table:table-cell office:value-type="string">
            <text:p>ico</text:p>
          </table:table-cell>
          <table:table-cell office:value-type="string">
            <text:p>bags</text:p>
          </table:table-cell>
          <table:table-cell office:value-type="string">
            <text:p>producers</text:p>
          </table:table-cell>
          <table:table-cell office:value-type="string">
            <text:p>colombia</text:p>
          </table:table-cell>
          <table:table-cell office:value-type="string">
            <text:p>marke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6537</text:p>
          </table:table-cell>
          <table:table-cell office:value-type="string">
            <text:p>contract</text:p>
          </table:table-cell>
          <table:table-cell office:value-type="string">
            <text:p>parties</text:p>
          </table:table-cell>
          <table:table-cell office:value-type="string">
            <text:p>performance</text:p>
          </table:table-cell>
          <table:table-cell office:value-type="string">
            <text:p>party</text:p>
          </table:table-cell>
          <table:table-cell office:value-type="string">
            <text:p>v</text:p>
          </table:table-cell>
          <table:table-cell office:value-type="string">
            <text:p>may</text:p>
          </table:table-cell>
          <table:table-cell office:value-type="string">
            <text:p>have</text:p>
          </table:table-cell>
          <table:table-cell office:value-type="string">
            <text:p>which</text:p>
          </table:table-cell>
          <table:table-cell office:value-type="string">
            <text:p>law</text:p>
          </table:table-cell>
          <table:table-cell office:value-type="string">
            <text:p>must</text:p>
          </table:table-cell>
          <table:table-cell office:value-type="string">
            <text:p>South African contract law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9];&quot;,&quot;;[.AC29];&quot;,&quot;; TEXT([.BD2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4DP3TVOK5UFYEP3E05O7FYQSPR63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6TINMHGYQ4JIWYGDL6MNFOYZBN8L8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5:11 GMT 2012</text:p>
          </table:table-cell>
          <table:table-cell office:value-type="string">
            <text:p>Sun Jun 17 00:55:31 GMT 2012</text:p>
          </table:table-cell>
          <table:table-cell office:value-type="string">
            <text:p>Sat Jun 23 17:55:31 PDT 2012</text:p>
          </table:table-cell>
          <table:table-cell office:value-type="string">
            <text:p>Sat Jun 16 19:58:27 PDT 2012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1</text:p>
          </table:table-cell>
          <table:table-cell office:value-type="string">
            <text:p>coffee</text:p>
          </table:table-cell>
          <table:table-cell office:value-type="string">
            <text:p>export</text:p>
          </table:table-cell>
          <table:table-cell office:value-type="string">
            <text:p>quotas</text:p>
          </table:table-cell>
          <table:table-cell office:value-type="string">
            <text:p>brazil</text:p>
          </table:table-cell>
          <table:table-cell office:value-type="string">
            <text:p>quota</text:p>
          </table:table-cell>
          <table:table-cell office:value-type="string">
            <text:p>ico</text:p>
          </table:table-cell>
          <table:table-cell office:value-type="string">
            <text:p>bags</text:p>
          </table:table-cell>
          <table:table-cell office:value-type="string">
            <text:p>producers</text:p>
          </table:table-cell>
          <table:table-cell office:value-type="string">
            <text:p>colombia</text:p>
          </table:table-cell>
          <table:table-cell office:value-type="string">
            <text:p>marke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6537</text:p>
          </table:table-cell>
          <table:table-cell office:value-type="string">
            <text:p>contract</text:p>
          </table:table-cell>
          <table:table-cell office:value-type="string">
            <text:p>parties</text:p>
          </table:table-cell>
          <table:table-cell office:value-type="string">
            <text:p>performance</text:p>
          </table:table-cell>
          <table:table-cell office:value-type="string">
            <text:p>party</text:p>
          </table:table-cell>
          <table:table-cell office:value-type="string">
            <text:p>v</text:p>
          </table:table-cell>
          <table:table-cell office:value-type="string">
            <text:p>may</text:p>
          </table:table-cell>
          <table:table-cell office:value-type="string">
            <text:p>have</text:p>
          </table:table-cell>
          <table:table-cell office:value-type="string">
            <text:p>which</text:p>
          </table:table-cell>
          <table:table-cell office:value-type="string">
            <text:p>law</text:p>
          </table:table-cell>
          <table:table-cell office:value-type="string">
            <text:p>must</text:p>
          </table:table-cell>
          <table:table-cell office:value-type="string">
            <text:p>South African contract law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30];&quot;,&quot;;[.AC30];&quot;,&quot;; TEXT([.BD3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4DP3TVOK5UFYEP3E05O7FYQSPR63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91O9Z6KW4ZMP85MY1CFY0ONOOL5EG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28 GMT 2012</text:p>
          </table:table-cell>
          <table:table-cell office:value-type="string">
            <text:p>Sun Jun 17 00:50:37 GMT 2012</text:p>
          </table:table-cell>
          <table:table-cell office:value-type="string">
            <text:p>Sat Jun 23 17:50:37 PDT 2012</text:p>
          </table:table-cell>
          <table:table-cell office:value-type="string">
            <text:p>Sat Jun 16 19:58:27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1</text:p>
          </table:table-cell>
          <table:table-cell office:value-type="string">
            <text:p>coffee</text:p>
          </table:table-cell>
          <table:table-cell office:value-type="string">
            <text:p>export</text:p>
          </table:table-cell>
          <table:table-cell office:value-type="string">
            <text:p>quotas</text:p>
          </table:table-cell>
          <table:table-cell office:value-type="string">
            <text:p>brazil</text:p>
          </table:table-cell>
          <table:table-cell office:value-type="string">
            <text:p>quota</text:p>
          </table:table-cell>
          <table:table-cell office:value-type="string">
            <text:p>ico</text:p>
          </table:table-cell>
          <table:table-cell office:value-type="string">
            <text:p>bags</text:p>
          </table:table-cell>
          <table:table-cell office:value-type="string">
            <text:p>producers</text:p>
          </table:table-cell>
          <table:table-cell office:value-type="string">
            <text:p>colombia</text:p>
          </table:table-cell>
          <table:table-cell office:value-type="string">
            <text:p>market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6537</text:p>
          </table:table-cell>
          <table:table-cell office:value-type="string">
            <text:p>contract</text:p>
          </table:table-cell>
          <table:table-cell office:value-type="string">
            <text:p>parties</text:p>
          </table:table-cell>
          <table:table-cell office:value-type="string">
            <text:p>performance</text:p>
          </table:table-cell>
          <table:table-cell office:value-type="string">
            <text:p>party</text:p>
          </table:table-cell>
          <table:table-cell office:value-type="string">
            <text:p>v</text:p>
          </table:table-cell>
          <table:table-cell office:value-type="string">
            <text:p>may</text:p>
          </table:table-cell>
          <table:table-cell office:value-type="string">
            <text:p>have</text:p>
          </table:table-cell>
          <table:table-cell office:value-type="string">
            <text:p>which</text:p>
          </table:table-cell>
          <table:table-cell office:value-type="string">
            <text:p>law</text:p>
          </table:table-cell>
          <table:table-cell office:value-type="string">
            <text:p>must</text:p>
          </table:table-cell>
          <table:table-cell office:value-type="string">
            <text:p>South African contract law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31];&quot;,&quot;;[.AC31];&quot;,&quot;; TEXT([.BD3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4XSVGULF39575USNB6SBNYNJZCOAM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5B8EBDPGFL6ALD16JINLWIOWUM2HS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6:29 GMT 2012</text:p>
          </table:table-cell>
          <table:table-cell office:value-type="string">
            <text:p>Sun Jun 17 00:46:37 GMT 2012</text:p>
          </table:table-cell>
          <table:table-cell office:value-type="string">
            <text:p>Sat Jun 23 17:46:37 PDT 2012</text:p>
          </table:table-cell>
          <table:table-cell office:value-type="string">
            <text:p>Sat Jun 16 19:58:45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0</text:p>
          </table:table-cell>
          <table:table-cell office:value-type="string">
            <text:p>calif</text:p>
          </table:table-cell>
          <table:table-cell office:value-type="string">
            <text:p>systems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san</text:p>
          </table:table-cell>
          <table:table-cell office:value-type="string">
            <text:p>corp</text:p>
          </table:table-cell>
          <table:table-cell office:value-type="string">
            <text:p>medical</text:p>
          </table:table-cell>
          <table:table-cell office:value-type="string">
            <text:p>data</text:p>
          </table:table-cell>
          <table:table-cell office:value-type="string">
            <text:p>health</text:p>
          </table:table-cell>
          <table:table-cell office:value-type="string">
            <text:p>care</text:p>
          </table:table-cell>
          <table:table-cell office:value-type="string">
            <text:p>Government procurement in the United States</text:p>
          </table:table-cell>
          <table:table-cell office:value-type="string">
            <text:p>1321911</text:p>
          </table:table-cell>
          <table:table-cell office:value-type="string">
            <text:p>shr</text:p>
          </table:table-cell>
          <table:table-cell office:value-type="string">
            <text:p>m</text:p>
          </table:table-cell>
          <table:table-cell office:value-type="string">
            <text:p>audie</text:p>
          </table:table-cell>
          <table:table-cell office:value-type="string">
            <text:p>band</text:p>
          </table:table-cell>
          <table:table-cell office:value-type="string">
            <text:p>bass</text:p>
          </table:table-cell>
          <table:table-cell office:value-type="string">
            <text:p>he</text:p>
          </table:table-cell>
          <table:table-cell office:value-type="string">
            <text:p>pitre</text:p>
          </table:table-cell>
          <table:table-cell office:value-type="string">
            <text:p>acid</text:p>
          </table:table-cell>
          <table:table-cell office:value-type="string">
            <text:p>bath</text:p>
          </table:table-cell>
          <table:table-cell office:value-type="string">
            <text:p>vocalist</text:p>
          </table:table-cell>
          <table:table-cell office:value-type="string">
            <text:p>Audie Pitr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32];&quot;,&quot;;[.AC32];&quot;,&quot;; TEXT([.BD3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4XSVGULF39575USNB6SBNYNJZCOAM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HUJENLVWJ5O4KO32QQ86MWB87J0SR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8:05 GMT 2012</text:p>
          </table:table-cell>
          <table:table-cell office:value-type="string">
            <text:p>Sun Jun 17 00:58:14 GMT 2012</text:p>
          </table:table-cell>
          <table:table-cell office:value-type="string">
            <text:p>Sat Jun 23 17:58:14 PDT 2012</text:p>
          </table:table-cell>
          <table:table-cell office:value-type="string">
            <text:p>Sat Jun 16 19:58:45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0</text:p>
          </table:table-cell>
          <table:table-cell office:value-type="string">
            <text:p>calif</text:p>
          </table:table-cell>
          <table:table-cell office:value-type="string">
            <text:p>systems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san</text:p>
          </table:table-cell>
          <table:table-cell office:value-type="string">
            <text:p>corp</text:p>
          </table:table-cell>
          <table:table-cell office:value-type="string">
            <text:p>medical</text:p>
          </table:table-cell>
          <table:table-cell office:value-type="string">
            <text:p>data</text:p>
          </table:table-cell>
          <table:table-cell office:value-type="string">
            <text:p>health</text:p>
          </table:table-cell>
          <table:table-cell office:value-type="string">
            <text:p>care</text:p>
          </table:table-cell>
          <table:table-cell office:value-type="string">
            <text:p>Government procurement in the United States</text:p>
          </table:table-cell>
          <table:table-cell office:value-type="string">
            <text:p>1321911</text:p>
          </table:table-cell>
          <table:table-cell office:value-type="string">
            <text:p>shr</text:p>
          </table:table-cell>
          <table:table-cell office:value-type="string">
            <text:p>m</text:p>
          </table:table-cell>
          <table:table-cell office:value-type="string">
            <text:p>audie</text:p>
          </table:table-cell>
          <table:table-cell office:value-type="string">
            <text:p>band</text:p>
          </table:table-cell>
          <table:table-cell office:value-type="string">
            <text:p>bass</text:p>
          </table:table-cell>
          <table:table-cell office:value-type="string">
            <text:p>he</text:p>
          </table:table-cell>
          <table:table-cell office:value-type="string">
            <text:p>pitre</text:p>
          </table:table-cell>
          <table:table-cell office:value-type="string">
            <text:p>acid</text:p>
          </table:table-cell>
          <table:table-cell office:value-type="string">
            <text:p>bath</text:p>
          </table:table-cell>
          <table:table-cell office:value-type="string">
            <text:p>vocalist</text:p>
          </table:table-cell>
          <table:table-cell office:value-type="string">
            <text:p>Audie Pitr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33];&quot;,&quot;;[.AC33];&quot;,&quot;; TEXT([.BD3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4XSVGULF39575USNB6SBNYNJZCOAM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M4F0CP5KXPTXW6N4874XM7NZZZXYW</text:p>
          </table:table-cell>
          <table:table-cell office:value-type="string">
            <text:p>A1D1G3EE6AFY4I</text:p>
          </table:table-cell>
          <table:table-cell office:value-type="string">
            <text:p>Approved</text:p>
          </table:table-cell>
          <table:table-cell office:value-type="string">
            <text:p>Sun Jun 17 01:01:30 GMT 2012</text:p>
          </table:table-cell>
          <table:table-cell office:value-type="string">
            <text:p>Sun Jun 17 01:02:46 GMT 2012</text:p>
          </table:table-cell>
          <table:table-cell office:value-type="string">
            <text:p>Sat Jun 23 18:02:46 PDT 2012</text:p>
          </table:table-cell>
          <table:table-cell office:value-type="string">
            <text:p>Sat Jun 16 19:58:45 PDT 2012</text:p>
          </table:table-cell>
          <table:table-cell table:number-columns-repeated="2"/>
          <table:table-cell office:value-type="string">
            <text:p>76</text:p>
          </table:table-cell>
          <table:table-cell table:number-columns-repeated="2" office:value-type="string">
            <text:p>100% (5/5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0</text:p>
          </table:table-cell>
          <table:table-cell office:value-type="string">
            <text:p>calif</text:p>
          </table:table-cell>
          <table:table-cell office:value-type="string">
            <text:p>systems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san</text:p>
          </table:table-cell>
          <table:table-cell office:value-type="string">
            <text:p>corp</text:p>
          </table:table-cell>
          <table:table-cell office:value-type="string">
            <text:p>medical</text:p>
          </table:table-cell>
          <table:table-cell office:value-type="string">
            <text:p>data</text:p>
          </table:table-cell>
          <table:table-cell office:value-type="string">
            <text:p>health</text:p>
          </table:table-cell>
          <table:table-cell office:value-type="string">
            <text:p>care</text:p>
          </table:table-cell>
          <table:table-cell office:value-type="string">
            <text:p>Government procurement in the United States</text:p>
          </table:table-cell>
          <table:table-cell office:value-type="string">
            <text:p>1321911</text:p>
          </table:table-cell>
          <table:table-cell office:value-type="string">
            <text:p>shr</text:p>
          </table:table-cell>
          <table:table-cell office:value-type="string">
            <text:p>m</text:p>
          </table:table-cell>
          <table:table-cell office:value-type="string">
            <text:p>audie</text:p>
          </table:table-cell>
          <table:table-cell office:value-type="string">
            <text:p>band</text:p>
          </table:table-cell>
          <table:table-cell office:value-type="string">
            <text:p>bass</text:p>
          </table:table-cell>
          <table:table-cell office:value-type="string">
            <text:p>he</text:p>
          </table:table-cell>
          <table:table-cell office:value-type="string">
            <text:p>pitre</text:p>
          </table:table-cell>
          <table:table-cell office:value-type="string">
            <text:p>acid</text:p>
          </table:table-cell>
          <table:table-cell office:value-type="string">
            <text:p>bath</text:p>
          </table:table-cell>
          <table:table-cell office:value-type="string">
            <text:p>vocalist</text:p>
          </table:table-cell>
          <table:table-cell office:value-type="string">
            <text:p>Audie Pitre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34];&quot;,&quot;;[.AC34];&quot;,&quot;; TEXT([.BD3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581SNQQ7Q67FEPVRMER92TQCPBT9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626X3YOCCF0RYTP4ZKIVIIXZ9XQRQ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0:52 GMT 2012</text:p>
          </table:table-cell>
          <table:table-cell office:value-type="string">
            <text:p>Sun Jun 17 01:01:01 GMT 2012</text:p>
          </table:table-cell>
          <table:table-cell office:value-type="string">
            <text:p>Sat Jun 23 18:01:01 PDT 2012</text:p>
          </table:table-cell>
          <table:table-cell office:value-type="string">
            <text:p>Sat Jun 16 19:58:32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517</text:p>
          </table:table-cell>
          <table:table-cell office:value-type="string">
            <text:p>would</text:p>
          </table:table-cell>
          <table:table-cell office:value-type="string">
            <text:p>money</text:p>
          </table:table-cell>
          <table:table-cell office:value-type="string">
            <text:p>banks</text:p>
          </table:table-cell>
          <table:table-cell office:value-type="string">
            <text:p>monetary</text:p>
          </table:table-cell>
          <table:table-cell office:value-type="string">
            <text:p>reserve</text:p>
          </table:table-cell>
          <table:table-cell office:value-type="string">
            <text:p>system</text:p>
          </table:table-cell>
          <table:table-cell office:value-type="string">
            <text:p>bank</text:p>
          </table:table-cell>
          <table:table-cell office:value-type="string">
            <text:p>have</text:p>
          </table:table-cell>
          <table:table-cell office:value-type="string">
            <text:p>which</text:p>
          </table:table-cell>
          <table:table-cell office:value-type="string">
            <text:p>deposits</text:p>
          </table:table-cell>
          <table:table-cell office:value-type="string">
            <text:p>A Program for Monetary Reform</text:p>
          </table:table-cell>
          <table:table-cell office:value-type="string">
            <text:p>32</text:p>
          </table:table-cell>
          <table:table-cell office:value-type="string">
            <text:p>reuter</text:p>
          </table:table-cell>
          <table:table-cell office:value-type="string">
            <text:p>industries</text:p>
          </table:table-cell>
          <table:table-cell office:value-type="string">
            <text:p>portland</text:p>
          </table:table-cell>
          <table:table-cell office:value-type="string">
            <text:p>april</text:p>
          </table:table-cell>
          <table:table-cell office:value-type="string">
            <text:p>fleet</text:p>
          </table:table-cell>
          <table:table-cell office:value-type="string">
            <text:p>va</text:p>
          </table:table-cell>
          <table:table-cell office:value-type="string">
            <text:p>ore</text:p>
          </table:table-cell>
          <table:table-cell office:value-type="string">
            <text:p>march</text:p>
          </table:table-cell>
          <table:table-cell office:value-type="string">
            <text:p>norstar</text:p>
          </table:table-cell>
          <table:table-cell office:value-type="string">
            <text:p>aluminum</text:p>
          </table:table-cell>
          <table:table-cell office:value-type="string">
            <text:p>Technological and industrial histor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35];&quot;,&quot;;[.AC35];&quot;,&quot;; TEXT([.BD3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581SNQQ7Q67FEPVRMER92TQCPBT9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O3DPGFL6VCPB8XWUNNIWV1S8LH5K0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09 GMT 2012</text:p>
          </table:table-cell>
          <table:table-cell office:value-type="string">
            <text:p>Sun Jun 17 00:52:19 GMT 2012</text:p>
          </table:table-cell>
          <table:table-cell office:value-type="string">
            <text:p>Sat Jun 23 17:52:19 PDT 2012</text:p>
          </table:table-cell>
          <table:table-cell office:value-type="string">
            <text:p>Sat Jun 16 19:58:32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517</text:p>
          </table:table-cell>
          <table:table-cell office:value-type="string">
            <text:p>would</text:p>
          </table:table-cell>
          <table:table-cell office:value-type="string">
            <text:p>money</text:p>
          </table:table-cell>
          <table:table-cell office:value-type="string">
            <text:p>banks</text:p>
          </table:table-cell>
          <table:table-cell office:value-type="string">
            <text:p>monetary</text:p>
          </table:table-cell>
          <table:table-cell office:value-type="string">
            <text:p>reserve</text:p>
          </table:table-cell>
          <table:table-cell office:value-type="string">
            <text:p>system</text:p>
          </table:table-cell>
          <table:table-cell office:value-type="string">
            <text:p>bank</text:p>
          </table:table-cell>
          <table:table-cell office:value-type="string">
            <text:p>have</text:p>
          </table:table-cell>
          <table:table-cell office:value-type="string">
            <text:p>which</text:p>
          </table:table-cell>
          <table:table-cell office:value-type="string">
            <text:p>deposits</text:p>
          </table:table-cell>
          <table:table-cell office:value-type="string">
            <text:p>A Program for Monetary Reform</text:p>
          </table:table-cell>
          <table:table-cell office:value-type="string">
            <text:p>32</text:p>
          </table:table-cell>
          <table:table-cell office:value-type="string">
            <text:p>reuter</text:p>
          </table:table-cell>
          <table:table-cell office:value-type="string">
            <text:p>industries</text:p>
          </table:table-cell>
          <table:table-cell office:value-type="string">
            <text:p>portland</text:p>
          </table:table-cell>
          <table:table-cell office:value-type="string">
            <text:p>april</text:p>
          </table:table-cell>
          <table:table-cell office:value-type="string">
            <text:p>fleet</text:p>
          </table:table-cell>
          <table:table-cell office:value-type="string">
            <text:p>va</text:p>
          </table:table-cell>
          <table:table-cell office:value-type="string">
            <text:p>ore</text:p>
          </table:table-cell>
          <table:table-cell office:value-type="string">
            <text:p>march</text:p>
          </table:table-cell>
          <table:table-cell office:value-type="string">
            <text:p>norstar</text:p>
          </table:table-cell>
          <table:table-cell office:value-type="string">
            <text:p>aluminum</text:p>
          </table:table-cell>
          <table:table-cell office:value-type="string">
            <text:p>Technological and industrial history of the People's Republic of China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36];&quot;,&quot;;[.AC36];&quot;,&quot;; TEXT([.BD3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581SNQQ7Q67FEPVRMER92TQCPBT9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VCH1Q6SVQ8HNHAV1GC5WBVCJUL3MD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0:59:39 GMT 2012</text:p>
          </table:table-cell>
          <table:table-cell office:value-type="string">
            <text:p>Sun Jun 17 01:00:08 GMT 2012</text:p>
          </table:table-cell>
          <table:table-cell office:value-type="string">
            <text:p>Sat Jun 23 18:00:08 PDT 2012</text:p>
          </table:table-cell>
          <table:table-cell office:value-type="string">
            <text:p>Sat Jun 16 19:58:32 PDT 2012</text:p>
          </table:table-cell>
          <table:table-cell table:number-columns-repeated="2"/>
          <table:table-cell office:value-type="string">
            <text:p>29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517</text:p>
          </table:table-cell>
          <table:table-cell office:value-type="string">
            <text:p>would</text:p>
          </table:table-cell>
          <table:table-cell office:value-type="string">
            <text:p>money</text:p>
          </table:table-cell>
          <table:table-cell office:value-type="string">
            <text:p>banks</text:p>
          </table:table-cell>
          <table:table-cell office:value-type="string">
            <text:p>monetary</text:p>
          </table:table-cell>
          <table:table-cell office:value-type="string">
            <text:p>reserve</text:p>
          </table:table-cell>
          <table:table-cell office:value-type="string">
            <text:p>system</text:p>
          </table:table-cell>
          <table:table-cell office:value-type="string">
            <text:p>bank</text:p>
          </table:table-cell>
          <table:table-cell office:value-type="string">
            <text:p>have</text:p>
          </table:table-cell>
          <table:table-cell office:value-type="string">
            <text:p>which</text:p>
          </table:table-cell>
          <table:table-cell office:value-type="string">
            <text:p>deposits</text:p>
          </table:table-cell>
          <table:table-cell office:value-type="string">
            <text:p>A Program for Monetary Reform</text:p>
          </table:table-cell>
          <table:table-cell office:value-type="string">
            <text:p>32</text:p>
          </table:table-cell>
          <table:table-cell office:value-type="string">
            <text:p>reuter</text:p>
          </table:table-cell>
          <table:table-cell office:value-type="string">
            <text:p>industries</text:p>
          </table:table-cell>
          <table:table-cell office:value-type="string">
            <text:p>portland</text:p>
          </table:table-cell>
          <table:table-cell office:value-type="string">
            <text:p>april</text:p>
          </table:table-cell>
          <table:table-cell office:value-type="string">
            <text:p>fleet</text:p>
          </table:table-cell>
          <table:table-cell office:value-type="string">
            <text:p>va</text:p>
          </table:table-cell>
          <table:table-cell office:value-type="string">
            <text:p>ore</text:p>
          </table:table-cell>
          <table:table-cell office:value-type="string">
            <text:p>march</text:p>
          </table:table-cell>
          <table:table-cell office:value-type="string">
            <text:p>norstar</text:p>
          </table:table-cell>
          <table:table-cell office:value-type="string">
            <text:p>aluminum</text:p>
          </table:table-cell>
          <table:table-cell office:value-type="string">
            <text:p>Technological and industrial history of the People's Republic of China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37];&quot;,&quot;;[.AC37];&quot;,&quot;; TEXT([.BD3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5Z1XERSQV666UDMP3UH3WAVK6L19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FTY7QEOZFYQ7A0X0WFF5RDS5B5FIH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46 GMT 2012</text:p>
          </table:table-cell>
          <table:table-cell office:value-type="string">
            <text:p>Sun Jun 17 00:50:03 GMT 2012</text:p>
          </table:table-cell>
          <table:table-cell office:value-type="string">
            <text:p>Sat Jun 23 17:50:03 PDT 2012</text:p>
          </table:table-cell>
          <table:table-cell office:value-type="string">
            <text:p>Sat Jun 16 19:58:20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</text:p>
          </table:table-cell>
          <table:table-cell office:value-type="string">
            <text:p>meeting</text:p>
          </table:table-cell>
          <table:table-cell office:value-type="string">
            <text:p>talks</text:p>
          </table:table-cell>
          <table:table-cell office:value-type="string">
            <text:p>reuter</text:p>
          </table:table-cell>
          <table:table-cell office:value-type="string">
            <text:p>minister</text:p>
          </table:table-cell>
          <table:table-cell office:value-type="string">
            <text:p>told</text:p>
          </table:table-cell>
          <table:table-cell office:value-type="string">
            <text:p>indonesia</text:p>
          </table:table-cell>
          <table:table-cell office:value-type="string">
            <text:p>today</text:p>
          </table:table-cell>
          <table:table-cell office:value-type="string">
            <text:p>march</text:p>
          </table:table-cell>
          <table:table-cell office:value-type="string">
            <text:p>group</text:p>
          </table:table-cell>
          <table:table-cell office:value-type="string">
            <text:p>meet</text:p>
          </table:table-cell>
          <table:table-cell office:value-type="string">
            <text:p>International reactions to the Libyan civil war</text:p>
          </table:table-cell>
          <table:table-cell office:value-type="string">
            <text:p>13264</text:p>
          </table:table-cell>
          <table:table-cell office:value-type="string">
            <text:p>mortgage</text:p>
          </table:table-cell>
          <table:table-cell office:value-type="string">
            <text:p>financial</text:p>
          </table:table-cell>
          <table:table-cell office:value-type="string">
            <text:p>crisis</text:p>
          </table:table-cell>
          <table:table-cell office:value-type="string">
            <text:p>s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banks</text:p>
          </table:table-cell>
          <table:table-cell office:value-type="string">
            <text:p>u</text:p>
          </table:table-cell>
          <table:table-cell office:value-type="string">
            <text:p>mortgages</text:p>
          </table:table-cell>
          <table:table-cell office:value-type="string">
            <text:p>subprime</text:p>
          </table:table-cell>
          <table:table-cell office:value-type="string">
            <text:p>Subprime mortgage crisi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38];&quot;,&quot;;[.AC38];&quot;,&quot;; TEXT([.BD3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5Z1XERSQV666UDMP3UH3WAVK6L19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NRKPFE4EGDHSVQASI99VZW6I7SI83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6:43 GMT 2012</text:p>
          </table:table-cell>
          <table:table-cell office:value-type="string">
            <text:p>Sun Jun 17 00:57:05 GMT 2012</text:p>
          </table:table-cell>
          <table:table-cell office:value-type="string">
            <text:p>Sat Jun 23 17:57:05 PDT 2012</text:p>
          </table:table-cell>
          <table:table-cell office:value-type="string">
            <text:p>Sat Jun 16 19:58:20 PDT 2012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</text:p>
          </table:table-cell>
          <table:table-cell office:value-type="string">
            <text:p>meeting</text:p>
          </table:table-cell>
          <table:table-cell office:value-type="string">
            <text:p>talks</text:p>
          </table:table-cell>
          <table:table-cell office:value-type="string">
            <text:p>reuter</text:p>
          </table:table-cell>
          <table:table-cell office:value-type="string">
            <text:p>minister</text:p>
          </table:table-cell>
          <table:table-cell office:value-type="string">
            <text:p>told</text:p>
          </table:table-cell>
          <table:table-cell office:value-type="string">
            <text:p>indonesia</text:p>
          </table:table-cell>
          <table:table-cell office:value-type="string">
            <text:p>today</text:p>
          </table:table-cell>
          <table:table-cell office:value-type="string">
            <text:p>march</text:p>
          </table:table-cell>
          <table:table-cell office:value-type="string">
            <text:p>group</text:p>
          </table:table-cell>
          <table:table-cell office:value-type="string">
            <text:p>meet</text:p>
          </table:table-cell>
          <table:table-cell office:value-type="string">
            <text:p>International reactions to the Libyan civil war</text:p>
          </table:table-cell>
          <table:table-cell office:value-type="string">
            <text:p>13264</text:p>
          </table:table-cell>
          <table:table-cell office:value-type="string">
            <text:p>mortgage</text:p>
          </table:table-cell>
          <table:table-cell office:value-type="string">
            <text:p>financial</text:p>
          </table:table-cell>
          <table:table-cell office:value-type="string">
            <text:p>crisis</text:p>
          </table:table-cell>
          <table:table-cell office:value-type="string">
            <text:p>s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banks</text:p>
          </table:table-cell>
          <table:table-cell office:value-type="string">
            <text:p>u</text:p>
          </table:table-cell>
          <table:table-cell office:value-type="string">
            <text:p>mortgages</text:p>
          </table:table-cell>
          <table:table-cell office:value-type="string">
            <text:p>subprime</text:p>
          </table:table-cell>
          <table:table-cell office:value-type="string">
            <text:p>Subprime mortgage crisis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39];&quot;,&quot;;[.AC39];&quot;,&quot;; TEXT([.BD3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5Z1XERSQV666UDMP3UH3WAVK6L19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TEJUNU8LZ6RM94AYJZDGJ3VF0Q3J9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8:49 GMT 2012</text:p>
          </table:table-cell>
          <table:table-cell office:value-type="string">
            <text:p>Sun Jun 17 00:58:58 GMT 2012</text:p>
          </table:table-cell>
          <table:table-cell office:value-type="string">
            <text:p>Sat Jun 23 17:58:58 PDT 2012</text:p>
          </table:table-cell>
          <table:table-cell office:value-type="string">
            <text:p>Sat Jun 16 19:58:20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</text:p>
          </table:table-cell>
          <table:table-cell office:value-type="string">
            <text:p>meeting</text:p>
          </table:table-cell>
          <table:table-cell office:value-type="string">
            <text:p>talks</text:p>
          </table:table-cell>
          <table:table-cell office:value-type="string">
            <text:p>reuter</text:p>
          </table:table-cell>
          <table:table-cell office:value-type="string">
            <text:p>minister</text:p>
          </table:table-cell>
          <table:table-cell office:value-type="string">
            <text:p>told</text:p>
          </table:table-cell>
          <table:table-cell office:value-type="string">
            <text:p>indonesia</text:p>
          </table:table-cell>
          <table:table-cell office:value-type="string">
            <text:p>today</text:p>
          </table:table-cell>
          <table:table-cell office:value-type="string">
            <text:p>march</text:p>
          </table:table-cell>
          <table:table-cell office:value-type="string">
            <text:p>group</text:p>
          </table:table-cell>
          <table:table-cell office:value-type="string">
            <text:p>meet</text:p>
          </table:table-cell>
          <table:table-cell office:value-type="string">
            <text:p>International reactions to the Libyan civil war</text:p>
          </table:table-cell>
          <table:table-cell office:value-type="string">
            <text:p>13264</text:p>
          </table:table-cell>
          <table:table-cell office:value-type="string">
            <text:p>mortgage</text:p>
          </table:table-cell>
          <table:table-cell office:value-type="string">
            <text:p>financial</text:p>
          </table:table-cell>
          <table:table-cell office:value-type="string">
            <text:p>crisis</text:p>
          </table:table-cell>
          <table:table-cell office:value-type="string">
            <text:p>s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banks</text:p>
          </table:table-cell>
          <table:table-cell office:value-type="string">
            <text:p>u</text:p>
          </table:table-cell>
          <table:table-cell office:value-type="string">
            <text:p>mortgages</text:p>
          </table:table-cell>
          <table:table-cell office:value-type="string">
            <text:p>subprime</text:p>
          </table:table-cell>
          <table:table-cell office:value-type="string">
            <text:p>Subprime mortgage crisi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40];&quot;,&quot;;[.AC40];&quot;,&quot;; TEXT([.BD4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6QPJWKUDD8X1KRVAJQ0J6UTOU7LA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ADWSBRI8IUBH7IEFT8S1LB3MT8F3H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7:14 GMT 2012</text:p>
          </table:table-cell>
          <table:table-cell office:value-type="string">
            <text:p>Sun Jun 17 00:47:21 GMT 2012</text:p>
          </table:table-cell>
          <table:table-cell office:value-type="string">
            <text:p>Sat Jun 23 17:47:21 PDT 2012</text:p>
          </table:table-cell>
          <table:table-cell office:value-type="string">
            <text:p>Sat Jun 16 19:58:37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4</text:p>
          </table:table-cell>
          <table:table-cell office:value-type="string">
            <text:p>mln</text:p>
          </table:table-cell>
          <table:table-cell office:value-type="string">
            <text:p>cts</text:p>
          </table:table-cell>
          <table:table-cell office:value-type="string">
            <text:p>net</text:p>
          </table:table-cell>
          <table:table-cell office:value-type="string">
            <text:p>shr</text:p>
          </table:table-cell>
          <table:table-cell office:value-type="string">
            <text:p>qtr</text:p>
          </table:table-cell>
          <table:table-cell office:value-type="string">
            <text:p>revs</text:p>
          </table:table-cell>
          <table:table-cell office:value-type="string">
            <text:p>reuter</text:p>
          </table:table-cell>
          <table:table-cell office:value-type="string">
            <text:p>avg</text:p>
          </table:table-cell>
          <table:table-cell office:value-type="string">
            <text:p>shrs</text:p>
          </table:table-cell>
          <table:table-cell office:value-type="string">
            <text:p>mths</text:p>
          </table:table-cell>
          <table:table-cell office:value-type="string">
            <text:p>United States records in masters athletics</text:p>
          </table:table-cell>
          <table:table-cell office:value-type="string">
            <text:p>100174</text:p>
          </table:table-cell>
          <table:table-cell office:value-type="string">
            <text:p>food</text:p>
          </table:table-cell>
          <table:table-cell office:value-type="string">
            <text:p>prices</text:p>
          </table:table-cell>
          <table:table-cell office:value-type="string">
            <text:p>ethanol</text:p>
          </table:table-cell>
          <table:table-cell office:value-type="string">
            <text:p>biofuels</text:p>
          </table:table-cell>
          <table:table-cell office:value-type="string">
            <text:p>from</text:p>
          </table:table-cell>
          <table:table-cell office:value-type="string">
            <text:p>corn</text:p>
          </table:table-cell>
          <table:table-cell office:value-type="string">
            <text:p>biofuel</text:p>
          </table:table-cell>
          <table:table-cell office:value-type="string">
            <text:p>oil</text:p>
          </table:table-cell>
          <table:table-cell office:value-type="string">
            <text:p>fuel</text:p>
          </table:table-cell>
          <table:table-cell office:value-type="string">
            <text:p>have</text:p>
          </table:table-cell>
          <table:table-cell office:value-type="string">
            <text:p>Food vs. fuel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41];&quot;,&quot;;[.AC41];&quot;,&quot;; TEXT([.BD4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6QPJWKUDD8X1KRVAJQ0J6UTOU7LA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RAT3HVWAVKILBBOXCS7AZ99RAZFNX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50:49 GMT 2012</text:p>
          </table:table-cell>
          <table:table-cell office:value-type="string">
            <text:p>Sun Jun 17 00:55:30 GMT 2012</text:p>
          </table:table-cell>
          <table:table-cell office:value-type="string">
            <text:p>Sat Jun 23 17:55:30 PDT 2012</text:p>
          </table:table-cell>
          <table:table-cell office:value-type="string">
            <text:p>Sat Jun 16 19:58:37 PDT 2012</text:p>
          </table:table-cell>
          <table:table-cell table:number-columns-repeated="2"/>
          <table:table-cell office:value-type="string">
            <text:p>281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4</text:p>
          </table:table-cell>
          <table:table-cell office:value-type="string">
            <text:p>mln</text:p>
          </table:table-cell>
          <table:table-cell office:value-type="string">
            <text:p>cts</text:p>
          </table:table-cell>
          <table:table-cell office:value-type="string">
            <text:p>net</text:p>
          </table:table-cell>
          <table:table-cell office:value-type="string">
            <text:p>shr</text:p>
          </table:table-cell>
          <table:table-cell office:value-type="string">
            <text:p>qtr</text:p>
          </table:table-cell>
          <table:table-cell office:value-type="string">
            <text:p>revs</text:p>
          </table:table-cell>
          <table:table-cell office:value-type="string">
            <text:p>reuter</text:p>
          </table:table-cell>
          <table:table-cell office:value-type="string">
            <text:p>avg</text:p>
          </table:table-cell>
          <table:table-cell office:value-type="string">
            <text:p>shrs</text:p>
          </table:table-cell>
          <table:table-cell office:value-type="string">
            <text:p>mths</text:p>
          </table:table-cell>
          <table:table-cell office:value-type="string">
            <text:p>United States records in masters athletics</text:p>
          </table:table-cell>
          <table:table-cell office:value-type="string">
            <text:p>100174</text:p>
          </table:table-cell>
          <table:table-cell office:value-type="string">
            <text:p>food</text:p>
          </table:table-cell>
          <table:table-cell office:value-type="string">
            <text:p>prices</text:p>
          </table:table-cell>
          <table:table-cell office:value-type="string">
            <text:p>ethanol</text:p>
          </table:table-cell>
          <table:table-cell office:value-type="string">
            <text:p>biofuels</text:p>
          </table:table-cell>
          <table:table-cell office:value-type="string">
            <text:p>from</text:p>
          </table:table-cell>
          <table:table-cell office:value-type="string">
            <text:p>corn</text:p>
          </table:table-cell>
          <table:table-cell office:value-type="string">
            <text:p>biofuel</text:p>
          </table:table-cell>
          <table:table-cell office:value-type="string">
            <text:p>oil</text:p>
          </table:table-cell>
          <table:table-cell office:value-type="string">
            <text:p>fuel</text:p>
          </table:table-cell>
          <table:table-cell office:value-type="string">
            <text:p>have</text:p>
          </table:table-cell>
          <table:table-cell office:value-type="string">
            <text:p>Food vs. fuel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42];&quot;,&quot;;[.AC42];&quot;,&quot;; TEXT([.BD4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6QPJWKUDD8X1KRVAJQ0J6UTOU7LA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T9STLB3L0FBYI6TIT5JZEVE6KIVJX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9:56 GMT 2012</text:p>
          </table:table-cell>
          <table:table-cell office:value-type="string">
            <text:p>Sun Jun 17 01:00:04 GMT 2012</text:p>
          </table:table-cell>
          <table:table-cell office:value-type="string">
            <text:p>Sat Jun 23 18:00:04 PDT 2012</text:p>
          </table:table-cell>
          <table:table-cell office:value-type="string">
            <text:p>Sat Jun 16 19:58:37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4</text:p>
          </table:table-cell>
          <table:table-cell office:value-type="string">
            <text:p>mln</text:p>
          </table:table-cell>
          <table:table-cell office:value-type="string">
            <text:p>cts</text:p>
          </table:table-cell>
          <table:table-cell office:value-type="string">
            <text:p>net</text:p>
          </table:table-cell>
          <table:table-cell office:value-type="string">
            <text:p>shr</text:p>
          </table:table-cell>
          <table:table-cell office:value-type="string">
            <text:p>qtr</text:p>
          </table:table-cell>
          <table:table-cell office:value-type="string">
            <text:p>revs</text:p>
          </table:table-cell>
          <table:table-cell office:value-type="string">
            <text:p>reuter</text:p>
          </table:table-cell>
          <table:table-cell office:value-type="string">
            <text:p>avg</text:p>
          </table:table-cell>
          <table:table-cell office:value-type="string">
            <text:p>shrs</text:p>
          </table:table-cell>
          <table:table-cell office:value-type="string">
            <text:p>mths</text:p>
          </table:table-cell>
          <table:table-cell office:value-type="string">
            <text:p>United States records in masters athletics</text:p>
          </table:table-cell>
          <table:table-cell office:value-type="string">
            <text:p>100174</text:p>
          </table:table-cell>
          <table:table-cell office:value-type="string">
            <text:p>food</text:p>
          </table:table-cell>
          <table:table-cell office:value-type="string">
            <text:p>prices</text:p>
          </table:table-cell>
          <table:table-cell office:value-type="string">
            <text:p>ethanol</text:p>
          </table:table-cell>
          <table:table-cell office:value-type="string">
            <text:p>biofuels</text:p>
          </table:table-cell>
          <table:table-cell office:value-type="string">
            <text:p>from</text:p>
          </table:table-cell>
          <table:table-cell office:value-type="string">
            <text:p>corn</text:p>
          </table:table-cell>
          <table:table-cell office:value-type="string">
            <text:p>biofuel</text:p>
          </table:table-cell>
          <table:table-cell office:value-type="string">
            <text:p>oil</text:p>
          </table:table-cell>
          <table:table-cell office:value-type="string">
            <text:p>fuel</text:p>
          </table:table-cell>
          <table:table-cell office:value-type="string">
            <text:p>have</text:p>
          </table:table-cell>
          <table:table-cell office:value-type="string">
            <text:p>Food vs. fuel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43];&quot;,&quot;;[.AC43];&quot;,&quot;; TEXT([.BD4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6XE4EGDHDM2KUWNGXQWEHEZ6CSLBX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1A8IUB2YU98YQGYSLUL8FBJABHK8G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0:12 GMT 2012</text:p>
          </table:table-cell>
          <table:table-cell office:value-type="string">
            <text:p>Sun Jun 17 00:50:22 GMT 2012</text:p>
          </table:table-cell>
          <table:table-cell office:value-type="string">
            <text:p>Sat Jun 23 17:50:22 PDT 2012</text:p>
          </table:table-cell>
          <table:table-cell office:value-type="string">
            <text:p>Sat Jun 16 19:58:53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8</text:p>
          </table:table-cell>
          <table:table-cell office:value-type="string">
            <text:p>week</text:p>
          </table:table-cell>
          <table:table-cell office:value-type="string">
            <text:p>year</text:p>
          </table:table-cell>
          <table:table-cell office:value-type="string">
            <text:p>ago</text:p>
          </table:table-cell>
          <table:table-cell office:value-type="string">
            <text:p>ended</text:p>
          </table:table-cell>
          <table:table-cell office:value-type="string">
            <text:p>march</text:p>
          </table:table-cell>
          <table:table-cell office:value-type="string">
            <text:p>feb</text:p>
          </table:table-cell>
          <table:table-cell office:value-type="string">
            <text:p>reuter</text:p>
          </table:table-cell>
          <table:table-cell office:value-type="string">
            <text:p>previous</text:p>
          </table:table-cell>
          <table:table-cell office:value-type="string">
            <text:p>weekly</text:p>
          </table:table-cell>
          <table:table-cell office:value-type="string">
            <text:p>compared</text:p>
          </table:table-cell>
          <table:table-cell table:style-name="ce1" office:value-type="string">
            <text:p>2003</text:p>
          </table:table-cell>
          <table:table-cell office:value-type="string">
            <text:p>17245</text:p>
          </table:table-cell>
          <table:table-cell office:value-type="string">
            <text:p>pakistan</text:p>
          </table:table-cell>
          <table:table-cell office:value-type="string">
            <text:p>billion</text:p>
          </table:table-cell>
          <table:table-cell office:value-type="string">
            <text:p>has</text:p>
          </table:table-cell>
          <table:table-cell office:value-type="string">
            <text:p>s</text:p>
          </table:table-cell>
          <table:table-cell office:value-type="string">
            <text:p>million</text:p>
          </table:table-cell>
          <table:table-cell office:value-type="string">
            <text:p>year</text:p>
          </table:table-cell>
          <table:table-cell office:value-type="string">
            <text:p>economy</text:p>
          </table:table-cell>
          <table:table-cell office:value-type="string">
            <text:p>pakistans</text:p>
          </table:table-cell>
          <table:table-cell office:value-type="string">
            <text:p>from</text:p>
          </table:table-cell>
          <table:table-cell office:value-type="string">
            <text:p>sector</text:p>
          </table:table-cell>
          <table:table-cell office:value-type="string">
            <text:p>Economy of Pakistan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44];&quot;,&quot;;[.AC44];&quot;,&quot;; TEXT([.BD4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6XE4EGDHDM2KUWNGXQWEHEZ6CSLBX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8M98JHSTLB3093GQJ9OJJEJS7OFRL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52:23 GMT 2012</text:p>
          </table:table-cell>
          <table:table-cell office:value-type="string">
            <text:p>Sun Jun 17 00:52:44 GMT 2012</text:p>
          </table:table-cell>
          <table:table-cell office:value-type="string">
            <text:p>Sat Jun 23 17:52:44 PDT 2012</text:p>
          </table:table-cell>
          <table:table-cell office:value-type="string">
            <text:p>Sat Jun 16 19:58:54 PDT 2012</text:p>
          </table:table-cell>
          <table:table-cell table:number-columns-repeated="2"/>
          <table:table-cell office:value-type="string">
            <text:p>21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8</text:p>
          </table:table-cell>
          <table:table-cell office:value-type="string">
            <text:p>week</text:p>
          </table:table-cell>
          <table:table-cell office:value-type="string">
            <text:p>year</text:p>
          </table:table-cell>
          <table:table-cell office:value-type="string">
            <text:p>ago</text:p>
          </table:table-cell>
          <table:table-cell office:value-type="string">
            <text:p>ended</text:p>
          </table:table-cell>
          <table:table-cell office:value-type="string">
            <text:p>march</text:p>
          </table:table-cell>
          <table:table-cell office:value-type="string">
            <text:p>feb</text:p>
          </table:table-cell>
          <table:table-cell office:value-type="string">
            <text:p>reuter</text:p>
          </table:table-cell>
          <table:table-cell office:value-type="string">
            <text:p>previous</text:p>
          </table:table-cell>
          <table:table-cell office:value-type="string">
            <text:p>weekly</text:p>
          </table:table-cell>
          <table:table-cell office:value-type="string">
            <text:p>compared</text:p>
          </table:table-cell>
          <table:table-cell table:style-name="ce1" office:value-type="string">
            <text:p>2003</text:p>
          </table:table-cell>
          <table:table-cell office:value-type="string">
            <text:p>17245</text:p>
          </table:table-cell>
          <table:table-cell office:value-type="string">
            <text:p>pakistan</text:p>
          </table:table-cell>
          <table:table-cell office:value-type="string">
            <text:p>billion</text:p>
          </table:table-cell>
          <table:table-cell office:value-type="string">
            <text:p>has</text:p>
          </table:table-cell>
          <table:table-cell office:value-type="string">
            <text:p>s</text:p>
          </table:table-cell>
          <table:table-cell office:value-type="string">
            <text:p>million</text:p>
          </table:table-cell>
          <table:table-cell office:value-type="string">
            <text:p>year</text:p>
          </table:table-cell>
          <table:table-cell office:value-type="string">
            <text:p>economy</text:p>
          </table:table-cell>
          <table:table-cell office:value-type="string">
            <text:p>pakistans</text:p>
          </table:table-cell>
          <table:table-cell office:value-type="string">
            <text:p>from</text:p>
          </table:table-cell>
          <table:table-cell office:value-type="string">
            <text:p>sector</text:p>
          </table:table-cell>
          <table:table-cell office:value-type="string">
            <text:p>Economy of Pakistan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45];&quot;,&quot;;[.AC45];&quot;,&quot;; TEXT([.BD4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6XE4EGDHDM2KUWNGXQWEHEZ6CSLBX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APULRGNTBJ31V12CPG7V62KI437TN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24 GMT 2012</text:p>
          </table:table-cell>
          <table:table-cell office:value-type="string">
            <text:p>Sun Jun 17 00:50:34 GMT 2012</text:p>
          </table:table-cell>
          <table:table-cell office:value-type="string">
            <text:p>Sat Jun 23 17:50:34 PDT 2012</text:p>
          </table:table-cell>
          <table:table-cell office:value-type="string">
            <text:p>Sat Jun 16 19:58:54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8</text:p>
          </table:table-cell>
          <table:table-cell office:value-type="string">
            <text:p>week</text:p>
          </table:table-cell>
          <table:table-cell office:value-type="string">
            <text:p>year</text:p>
          </table:table-cell>
          <table:table-cell office:value-type="string">
            <text:p>ago</text:p>
          </table:table-cell>
          <table:table-cell office:value-type="string">
            <text:p>ended</text:p>
          </table:table-cell>
          <table:table-cell office:value-type="string">
            <text:p>march</text:p>
          </table:table-cell>
          <table:table-cell office:value-type="string">
            <text:p>feb</text:p>
          </table:table-cell>
          <table:table-cell office:value-type="string">
            <text:p>reuter</text:p>
          </table:table-cell>
          <table:table-cell office:value-type="string">
            <text:p>previous</text:p>
          </table:table-cell>
          <table:table-cell office:value-type="string">
            <text:p>weekly</text:p>
          </table:table-cell>
          <table:table-cell office:value-type="string">
            <text:p>compared</text:p>
          </table:table-cell>
          <table:table-cell table:style-name="ce1" office:value-type="string">
            <text:p>2003</text:p>
          </table:table-cell>
          <table:table-cell office:value-type="string">
            <text:p>17245</text:p>
          </table:table-cell>
          <table:table-cell office:value-type="string">
            <text:p>pakistan</text:p>
          </table:table-cell>
          <table:table-cell office:value-type="string">
            <text:p>billion</text:p>
          </table:table-cell>
          <table:table-cell office:value-type="string">
            <text:p>has</text:p>
          </table:table-cell>
          <table:table-cell office:value-type="string">
            <text:p>s</text:p>
          </table:table-cell>
          <table:table-cell office:value-type="string">
            <text:p>million</text:p>
          </table:table-cell>
          <table:table-cell office:value-type="string">
            <text:p>year</text:p>
          </table:table-cell>
          <table:table-cell office:value-type="string">
            <text:p>economy</text:p>
          </table:table-cell>
          <table:table-cell office:value-type="string">
            <text:p>pakistans</text:p>
          </table:table-cell>
          <table:table-cell office:value-type="string">
            <text:p>from</text:p>
          </table:table-cell>
          <table:table-cell office:value-type="string">
            <text:p>sector</text:p>
          </table:table-cell>
          <table:table-cell office:value-type="string">
            <text:p>Economy of Pakistan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46];&quot;,&quot;;[.AC46];&quot;,&quot;; TEXT([.BD4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7D66RLPHIT3W4KF2U96ANJQ2PL8G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H1KQW618N46963HKEWXKETNELGMOQ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7:37 GMT 2012</text:p>
          </table:table-cell>
          <table:table-cell office:value-type="string">
            <text:p>Sun Jun 17 00:48:06 GMT 2012</text:p>
          </table:table-cell>
          <table:table-cell office:value-type="string">
            <text:p>Sat Jun 23 17:48:06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29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9034</text:p>
          </table:table-cell>
          <table:table-cell office:value-type="string">
            <text:p>funds</text:p>
          </table:table-cell>
          <table:table-cell office:value-type="string">
            <text:p>fund</text:p>
          </table:table-cell>
          <table:table-cell office:value-type="string">
            <text:p>end</text:p>
          </table:table-cell>
          <table:table-cell office:value-type="string">
            <text:p>mutual</text:p>
          </table:table-cell>
          <table:table-cell office:value-type="string">
            <text:p>investment</text:p>
          </table:table-cell>
          <table:table-cell office:value-type="string">
            <text:p>shares</text:p>
          </table:table-cell>
          <table:table-cell office:value-type="string">
            <text:p>securities</text:p>
          </table:table-cell>
          <table:table-cell office:value-type="string">
            <text:p>market</text:p>
          </table:table-cell>
          <table:table-cell office:value-type="string">
            <text:p>value</text:p>
          </table:table-cell>
          <table:table-cell office:value-type="string">
            <text:p>investors</text:p>
          </table:table-cell>
          <table:table-cell office:value-type="string">
            <text:p>Mutual fund</text:p>
          </table:table-cell>
          <table:table-cell office:value-type="string">
            <text:p>84</text:p>
          </table:table-cell>
          <table:table-cell office:value-type="string">
            <text:p>cpc</text:p>
          </table:table-cell>
          <table:table-cell office:value-type="string">
            <text:p>ferruzzi</text:p>
          </table:table-cell>
          <table:table-cell office:value-type="string">
            <text:p>european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international</text:p>
          </table:table-cell>
          <table:table-cell office:value-type="string">
            <text:p>sugar</text:p>
          </table:table-cell>
          <table:table-cell office:value-type="string">
            <text:p>shamrock</text:p>
          </table:table-cell>
          <table:table-cell office:value-type="string">
            <text:p>business</text:p>
          </table:table-cell>
          <table:table-cell office:value-type="string">
            <text:p>dec</text:p>
          </table:table-cell>
          <table:table-cell office:value-type="string">
            <text:p>Kanō Jigorō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47];&quot;,&quot;;[.AC47];&quot;,&quot;; TEXT([.BD4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7D66RLPHIT3W4KF2U96ANJQ2PL8G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X2B6BFMFFOYDRH60T6DOESC1KQKXO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6:21 GMT 2012</text:p>
          </table:table-cell>
          <table:table-cell office:value-type="string">
            <text:p>Sun Jun 17 00:56:30 GMT 2012</text:p>
          </table:table-cell>
          <table:table-cell office:value-type="string">
            <text:p>Sat Jun 23 17:56:30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9034</text:p>
          </table:table-cell>
          <table:table-cell office:value-type="string">
            <text:p>funds</text:p>
          </table:table-cell>
          <table:table-cell office:value-type="string">
            <text:p>fund</text:p>
          </table:table-cell>
          <table:table-cell office:value-type="string">
            <text:p>end</text:p>
          </table:table-cell>
          <table:table-cell office:value-type="string">
            <text:p>mutual</text:p>
          </table:table-cell>
          <table:table-cell office:value-type="string">
            <text:p>investment</text:p>
          </table:table-cell>
          <table:table-cell office:value-type="string">
            <text:p>shares</text:p>
          </table:table-cell>
          <table:table-cell office:value-type="string">
            <text:p>securities</text:p>
          </table:table-cell>
          <table:table-cell office:value-type="string">
            <text:p>market</text:p>
          </table:table-cell>
          <table:table-cell office:value-type="string">
            <text:p>value</text:p>
          </table:table-cell>
          <table:table-cell office:value-type="string">
            <text:p>investors</text:p>
          </table:table-cell>
          <table:table-cell office:value-type="string">
            <text:p>Mutual fund</text:p>
          </table:table-cell>
          <table:table-cell office:value-type="string">
            <text:p>84</text:p>
          </table:table-cell>
          <table:table-cell office:value-type="string">
            <text:p>cpc</text:p>
          </table:table-cell>
          <table:table-cell office:value-type="string">
            <text:p>ferruzzi</text:p>
          </table:table-cell>
          <table:table-cell office:value-type="string">
            <text:p>european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international</text:p>
          </table:table-cell>
          <table:table-cell office:value-type="string">
            <text:p>sugar</text:p>
          </table:table-cell>
          <table:table-cell office:value-type="string">
            <text:p>shamrock</text:p>
          </table:table-cell>
          <table:table-cell office:value-type="string">
            <text:p>business</text:p>
          </table:table-cell>
          <table:table-cell office:value-type="string">
            <text:p>dec</text:p>
          </table:table-cell>
          <table:table-cell office:value-type="string">
            <text:p>Kanō Jigorō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48];&quot;,&quot;;[.AC48];&quot;,&quot;; TEXT([.BD4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7D66RLPHIT3W4KF2U96ANJQ2PL8G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ZVTVOK5UFJ5G7VVLYQF6QS1DLN58H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22 GMT 2012</text:p>
          </table:table-cell>
          <table:table-cell office:value-type="string">
            <text:p>Sun Jun 17 00:49:32 GMT 2012</text:p>
          </table:table-cell>
          <table:table-cell office:value-type="string">
            <text:p>Sat Jun 23 17:49:32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9034</text:p>
          </table:table-cell>
          <table:table-cell office:value-type="string">
            <text:p>funds</text:p>
          </table:table-cell>
          <table:table-cell office:value-type="string">
            <text:p>fund</text:p>
          </table:table-cell>
          <table:table-cell office:value-type="string">
            <text:p>end</text:p>
          </table:table-cell>
          <table:table-cell office:value-type="string">
            <text:p>mutual</text:p>
          </table:table-cell>
          <table:table-cell office:value-type="string">
            <text:p>investment</text:p>
          </table:table-cell>
          <table:table-cell office:value-type="string">
            <text:p>shares</text:p>
          </table:table-cell>
          <table:table-cell office:value-type="string">
            <text:p>securities</text:p>
          </table:table-cell>
          <table:table-cell office:value-type="string">
            <text:p>market</text:p>
          </table:table-cell>
          <table:table-cell office:value-type="string">
            <text:p>value</text:p>
          </table:table-cell>
          <table:table-cell office:value-type="string">
            <text:p>investors</text:p>
          </table:table-cell>
          <table:table-cell office:value-type="string">
            <text:p>Mutual fund</text:p>
          </table:table-cell>
          <table:table-cell office:value-type="string">
            <text:p>84</text:p>
          </table:table-cell>
          <table:table-cell office:value-type="string">
            <text:p>cpc</text:p>
          </table:table-cell>
          <table:table-cell office:value-type="string">
            <text:p>ferruzzi</text:p>
          </table:table-cell>
          <table:table-cell office:value-type="string">
            <text:p>european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international</text:p>
          </table:table-cell>
          <table:table-cell office:value-type="string">
            <text:p>sugar</text:p>
          </table:table-cell>
          <table:table-cell office:value-type="string">
            <text:p>shamrock</text:p>
          </table:table-cell>
          <table:table-cell office:value-type="string">
            <text:p>business</text:p>
          </table:table-cell>
          <table:table-cell office:value-type="string">
            <text:p>dec</text:p>
          </table:table-cell>
          <table:table-cell office:value-type="string">
            <text:p>Kanō Jigorō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49];&quot;,&quot;;[.AC49];&quot;,&quot;; TEXT([.BD4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7DJ8EBDPGFLL40U390RVDWIOJFG1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7J24SMEZZ2MXTASG4ZPHY38UPQ3K8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9:00 GMT 2012</text:p>
          </table:table-cell>
          <table:table-cell office:value-type="string">
            <text:p>Sun Jun 17 00:59:10 GMT 2012</text:p>
          </table:table-cell>
          <table:table-cell office:value-type="string">
            <text:p>Sat Jun 23 17:59:10 PDT 2012</text:p>
          </table:table-cell>
          <table:table-cell office:value-type="string">
            <text:p>Sat Jun 16 19:58:46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2</text:p>
          </table:table-cell>
          <table:table-cell office:value-type="string">
            <text:p>company</text:p>
          </table:table-cell>
          <table:table-cell office:value-type="string">
            <text:p>chairman</text:p>
          </table:table-cell>
          <table:table-cell office:value-type="string">
            <text:p>president</text:p>
          </table:table-cell>
          <table:table-cell office:value-type="string">
            <text:p>chief</text:p>
          </table:table-cell>
          <table:table-cell office:value-type="string">
            <text:p>executive</text:p>
          </table:table-cell>
          <table:table-cell office:value-type="string">
            <text:p>officer</text:p>
          </table:table-cell>
          <table:table-cell office:value-type="string">
            <text:p>taft</text:p>
          </table:table-cell>
          <table:table-cell office:value-type="string">
            <text:p>board</text:p>
          </table:table-cell>
          <table:table-cell office:value-type="string">
            <text:p>johnson</text:p>
          </table:table-cell>
          <table:table-cell office:value-type="string">
            <text:p>vice</text:p>
          </table:table-cell>
          <table:table-cell office:value-type="string">
            <text:p>1990 New Year Honours</text:p>
          </table:table-cell>
          <table:table-cell office:value-type="string">
            <text:p>208504</text:p>
          </table:table-cell>
          <table:table-cell office:value-type="string">
            <text:p>gold</text:p>
          </table:table-cell>
          <table:table-cell office:value-type="string">
            <text:p>district</text:p>
          </table:table-cell>
          <table:table-cell office:value-type="string">
            <text:p>ounces</text:p>
          </table:table-cell>
          <table:table-cell office:value-type="string">
            <text:p>from</text:p>
          </table:table-cell>
          <table:table-cell office:value-type="string">
            <text:p>mining</text:p>
          </table:table-cell>
          <table:table-cell office:value-type="string">
            <text:p>alaska</text:p>
          </table:table-cell>
          <table:table-cell office:value-type="string">
            <text:p>creek</text:p>
          </table:table-cell>
          <table:table-cell office:value-type="string">
            <text:p>mine</text:p>
          </table:table-cell>
          <table:table-cell office:value-type="string">
            <text:p>placer</text:p>
          </table:table-cell>
          <table:table-cell office:value-type="string">
            <text:p>map</text:p>
          </table:table-cell>
          <table:table-cell office:value-type="string">
            <text:p>Gold mining in Alask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50];&quot;,&quot;;[.AC50];&quot;,&quot;; TEXT([.BD5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DJ8EBDPGFLL40U390RVDWIOJFG1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SFMHGYQ4J3NPKUGMW6FWYYIUUMNAS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4:00 GMT 2012</text:p>
          </table:table-cell>
          <table:table-cell office:value-type="string">
            <text:p>Sun Jun 17 00:54:10 GMT 2012</text:p>
          </table:table-cell>
          <table:table-cell office:value-type="string">
            <text:p>Sat Jun 23 17:54:10 PDT 2012</text:p>
          </table:table-cell>
          <table:table-cell office:value-type="string">
            <text:p>Sat Jun 16 19:58:46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2</text:p>
          </table:table-cell>
          <table:table-cell office:value-type="string">
            <text:p>company</text:p>
          </table:table-cell>
          <table:table-cell office:value-type="string">
            <text:p>chairman</text:p>
          </table:table-cell>
          <table:table-cell office:value-type="string">
            <text:p>president</text:p>
          </table:table-cell>
          <table:table-cell office:value-type="string">
            <text:p>chief</text:p>
          </table:table-cell>
          <table:table-cell office:value-type="string">
            <text:p>executive</text:p>
          </table:table-cell>
          <table:table-cell office:value-type="string">
            <text:p>officer</text:p>
          </table:table-cell>
          <table:table-cell office:value-type="string">
            <text:p>taft</text:p>
          </table:table-cell>
          <table:table-cell office:value-type="string">
            <text:p>board</text:p>
          </table:table-cell>
          <table:table-cell office:value-type="string">
            <text:p>johnson</text:p>
          </table:table-cell>
          <table:table-cell office:value-type="string">
            <text:p>vice</text:p>
          </table:table-cell>
          <table:table-cell office:value-type="string">
            <text:p>1990 New Year Honours</text:p>
          </table:table-cell>
          <table:table-cell office:value-type="string">
            <text:p>208504</text:p>
          </table:table-cell>
          <table:table-cell office:value-type="string">
            <text:p>gold</text:p>
          </table:table-cell>
          <table:table-cell office:value-type="string">
            <text:p>district</text:p>
          </table:table-cell>
          <table:table-cell office:value-type="string">
            <text:p>ounces</text:p>
          </table:table-cell>
          <table:table-cell office:value-type="string">
            <text:p>from</text:p>
          </table:table-cell>
          <table:table-cell office:value-type="string">
            <text:p>mining</text:p>
          </table:table-cell>
          <table:table-cell office:value-type="string">
            <text:p>alaska</text:p>
          </table:table-cell>
          <table:table-cell office:value-type="string">
            <text:p>creek</text:p>
          </table:table-cell>
          <table:table-cell office:value-type="string">
            <text:p>mine</text:p>
          </table:table-cell>
          <table:table-cell office:value-type="string">
            <text:p>placer</text:p>
          </table:table-cell>
          <table:table-cell office:value-type="string">
            <text:p>map</text:p>
          </table:table-cell>
          <table:table-cell office:value-type="string">
            <text:p>Gold mining in Alask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51];&quot;,&quot;;[.AC51];&quot;,&quot;; TEXT([.BD5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DJ8EBDPGFLL40U390RVDWIOJFG1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ZYAUC26DG67SAL82A6K8COK3C85CN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9:49 GMT 2012</text:p>
          </table:table-cell>
          <table:table-cell office:value-type="string">
            <text:p>Sun Jun 17 00:49:59 GMT 2012</text:p>
          </table:table-cell>
          <table:table-cell office:value-type="string">
            <text:p>Sat Jun 23 17:49:59 PDT 2012</text:p>
          </table:table-cell>
          <table:table-cell office:value-type="string">
            <text:p>Sat Jun 16 19:58:46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2</text:p>
          </table:table-cell>
          <table:table-cell office:value-type="string">
            <text:p>company</text:p>
          </table:table-cell>
          <table:table-cell office:value-type="string">
            <text:p>chairman</text:p>
          </table:table-cell>
          <table:table-cell office:value-type="string">
            <text:p>president</text:p>
          </table:table-cell>
          <table:table-cell office:value-type="string">
            <text:p>chief</text:p>
          </table:table-cell>
          <table:table-cell office:value-type="string">
            <text:p>executive</text:p>
          </table:table-cell>
          <table:table-cell office:value-type="string">
            <text:p>officer</text:p>
          </table:table-cell>
          <table:table-cell office:value-type="string">
            <text:p>taft</text:p>
          </table:table-cell>
          <table:table-cell office:value-type="string">
            <text:p>board</text:p>
          </table:table-cell>
          <table:table-cell office:value-type="string">
            <text:p>johnson</text:p>
          </table:table-cell>
          <table:table-cell office:value-type="string">
            <text:p>vice</text:p>
          </table:table-cell>
          <table:table-cell office:value-type="string">
            <text:p>1990 New Year Honours</text:p>
          </table:table-cell>
          <table:table-cell office:value-type="string">
            <text:p>208504</text:p>
          </table:table-cell>
          <table:table-cell office:value-type="string">
            <text:p>gold</text:p>
          </table:table-cell>
          <table:table-cell office:value-type="string">
            <text:p>district</text:p>
          </table:table-cell>
          <table:table-cell office:value-type="string">
            <text:p>ounces</text:p>
          </table:table-cell>
          <table:table-cell office:value-type="string">
            <text:p>from</text:p>
          </table:table-cell>
          <table:table-cell office:value-type="string">
            <text:p>mining</text:p>
          </table:table-cell>
          <table:table-cell office:value-type="string">
            <text:p>alaska</text:p>
          </table:table-cell>
          <table:table-cell office:value-type="string">
            <text:p>creek</text:p>
          </table:table-cell>
          <table:table-cell office:value-type="string">
            <text:p>mine</text:p>
          </table:table-cell>
          <table:table-cell office:value-type="string">
            <text:p>placer</text:p>
          </table:table-cell>
          <table:table-cell office:value-type="string">
            <text:p>map</text:p>
          </table:table-cell>
          <table:table-cell office:value-type="string">
            <text:p>Gold mining in Alask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52];&quot;,&quot;;[.AC52];&quot;,&quot;; TEXT([.BD5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7DJ8EBDPGFLL40U390RVDWIOJG1GP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598MZ9O9Z6KBDNRH98HZRLFRTHA17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4:11 GMT 2012</text:p>
          </table:table-cell>
          <table:table-cell office:value-type="string">
            <text:p>Sun Jun 17 00:54:22 GMT 2012</text:p>
          </table:table-cell>
          <table:table-cell office:value-type="string">
            <text:p>Sat Jun 23 17:54:22 PDT 2012</text:p>
          </table:table-cell>
          <table:table-cell office:value-type="string">
            <text:p>Sat Jun 16 19:58:53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7</text:p>
          </table:table-cell>
          <table:table-cell office:value-type="string">
            <text:p>south</text:p>
          </table:table-cell>
          <table:table-cell office:value-type="string">
            <text:p>africa</text:p>
          </table:table-cell>
          <table:table-cell office:value-type="string">
            <text:p>african</text:p>
          </table:table-cell>
          <table:table-cell office:value-type="string">
            <text:p>rand</text:p>
          </table:table-cell>
          <table:table-cell office:value-type="string">
            <text:p>malaysia</text:p>
          </table:table-cell>
          <table:table-cell office:value-type="string">
            <text:p>tin</text:p>
          </table:table-cell>
          <table:table-cell office:value-type="string">
            <text:p>ringgit</text:p>
          </table:table-cell>
          <table:table-cell office:value-type="string">
            <text:p>miners</text:p>
          </table:table-cell>
          <table:table-cell office:value-type="string">
            <text:p>palm</text:p>
          </table:table-cell>
          <table:table-cell office:value-type="string">
            <text:p>johannesburg</text:p>
          </table:table-cell>
          <table:table-cell office:value-type="string">
            <text:p>Economy of Malaysia</text:p>
          </table:table-cell>
          <table:table-cell office:value-type="string">
            <text:p>12949</text:p>
          </table:table-cell>
          <table:table-cell office:value-type="string">
            <text:p>gas</text:p>
          </table:table-cell>
          <table:table-cell office:value-type="string">
            <text:p>oil</text:p>
          </table:table-cell>
          <table:table-cell office:value-type="string">
            <text:p>from</text:p>
          </table:table-cell>
          <table:table-cell office:value-type="string">
            <text:p>natural</text:p>
          </table:table-cell>
          <table:table-cell office:value-type="string">
            <text:p>well</text:p>
          </table:table-cell>
          <table:table-cell office:value-type="string">
            <text:p>canada</text:p>
          </table:table-cell>
          <table:table-cell office:value-type="string">
            <text:p>pipeline</text:p>
          </table:table-cell>
          <table:table-cell office:value-type="string">
            <text:p>alberta</text:p>
          </table:table-cell>
          <table:table-cell office:value-type="string">
            <text:p>s</text:p>
          </table:table-cell>
          <table:table-cell office:value-type="string">
            <text:p>were</text:p>
          </table:table-cell>
          <table:table-cell office:value-type="string">
            <text:p>History of the petroleum industry in Canad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53];&quot;,&quot;;[.AC53];&quot;,&quot;; TEXT([.BD5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DJ8EBDPGFLL40U390RVDWIOJG1GP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THPSI2KYEPL7YVARVD64J3OBAJSMT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1:50 GMT 2012</text:p>
          </table:table-cell>
          <table:table-cell office:value-type="string">
            <text:p>Sun Jun 17 00:52:12 GMT 2012</text:p>
          </table:table-cell>
          <table:table-cell office:value-type="string">
            <text:p>Sat Jun 23 17:52:12 PDT 2012</text:p>
          </table:table-cell>
          <table:table-cell office:value-type="string">
            <text:p>Sat Jun 16 19:58:53 PDT 2012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7</text:p>
          </table:table-cell>
          <table:table-cell office:value-type="string">
            <text:p>south</text:p>
          </table:table-cell>
          <table:table-cell office:value-type="string">
            <text:p>africa</text:p>
          </table:table-cell>
          <table:table-cell office:value-type="string">
            <text:p>african</text:p>
          </table:table-cell>
          <table:table-cell office:value-type="string">
            <text:p>rand</text:p>
          </table:table-cell>
          <table:table-cell office:value-type="string">
            <text:p>malaysia</text:p>
          </table:table-cell>
          <table:table-cell office:value-type="string">
            <text:p>tin</text:p>
          </table:table-cell>
          <table:table-cell office:value-type="string">
            <text:p>ringgit</text:p>
          </table:table-cell>
          <table:table-cell office:value-type="string">
            <text:p>miners</text:p>
          </table:table-cell>
          <table:table-cell office:value-type="string">
            <text:p>palm</text:p>
          </table:table-cell>
          <table:table-cell office:value-type="string">
            <text:p>johannesburg</text:p>
          </table:table-cell>
          <table:table-cell office:value-type="string">
            <text:p>Economy of Malaysia</text:p>
          </table:table-cell>
          <table:table-cell office:value-type="string">
            <text:p>12949</text:p>
          </table:table-cell>
          <table:table-cell office:value-type="string">
            <text:p>gas</text:p>
          </table:table-cell>
          <table:table-cell office:value-type="string">
            <text:p>oil</text:p>
          </table:table-cell>
          <table:table-cell office:value-type="string">
            <text:p>from</text:p>
          </table:table-cell>
          <table:table-cell office:value-type="string">
            <text:p>natural</text:p>
          </table:table-cell>
          <table:table-cell office:value-type="string">
            <text:p>well</text:p>
          </table:table-cell>
          <table:table-cell office:value-type="string">
            <text:p>canada</text:p>
          </table:table-cell>
          <table:table-cell office:value-type="string">
            <text:p>pipeline</text:p>
          </table:table-cell>
          <table:table-cell office:value-type="string">
            <text:p>alberta</text:p>
          </table:table-cell>
          <table:table-cell office:value-type="string">
            <text:p>s</text:p>
          </table:table-cell>
          <table:table-cell office:value-type="string">
            <text:p>were</text:p>
          </table:table-cell>
          <table:table-cell office:value-type="string">
            <text:p>History of the petroleum industry in Canad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54];&quot;,&quot;;[.AC54];&quot;,&quot;; TEXT([.BD5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DJ8EBDPGFLL40U390RVDWIOJG1GP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Z8FL6VCPWZ96W11PYM107SN46N8NA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55:30 GMT 2012</text:p>
          </table:table-cell>
          <table:table-cell office:value-type="string">
            <text:p>Sun Jun 17 00:56:14 GMT 2012</text:p>
          </table:table-cell>
          <table:table-cell office:value-type="string">
            <text:p>Sat Jun 23 17:56:14 PDT 2012</text:p>
          </table:table-cell>
          <table:table-cell office:value-type="string">
            <text:p>Sat Jun 16 19:58:53 PDT 2012</text:p>
          </table:table-cell>
          <table:table-cell table:number-columns-repeated="2"/>
          <table:table-cell office:value-type="string">
            <text:p>44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7</text:p>
          </table:table-cell>
          <table:table-cell office:value-type="string">
            <text:p>south</text:p>
          </table:table-cell>
          <table:table-cell office:value-type="string">
            <text:p>africa</text:p>
          </table:table-cell>
          <table:table-cell office:value-type="string">
            <text:p>african</text:p>
          </table:table-cell>
          <table:table-cell office:value-type="string">
            <text:p>rand</text:p>
          </table:table-cell>
          <table:table-cell office:value-type="string">
            <text:p>malaysia</text:p>
          </table:table-cell>
          <table:table-cell office:value-type="string">
            <text:p>tin</text:p>
          </table:table-cell>
          <table:table-cell office:value-type="string">
            <text:p>ringgit</text:p>
          </table:table-cell>
          <table:table-cell office:value-type="string">
            <text:p>miners</text:p>
          </table:table-cell>
          <table:table-cell office:value-type="string">
            <text:p>palm</text:p>
          </table:table-cell>
          <table:table-cell office:value-type="string">
            <text:p>johannesburg</text:p>
          </table:table-cell>
          <table:table-cell office:value-type="string">
            <text:p>Economy of Malaysia</text:p>
          </table:table-cell>
          <table:table-cell office:value-type="string">
            <text:p>12949</text:p>
          </table:table-cell>
          <table:table-cell office:value-type="string">
            <text:p>gas</text:p>
          </table:table-cell>
          <table:table-cell office:value-type="string">
            <text:p>oil</text:p>
          </table:table-cell>
          <table:table-cell office:value-type="string">
            <text:p>from</text:p>
          </table:table-cell>
          <table:table-cell office:value-type="string">
            <text:p>natural</text:p>
          </table:table-cell>
          <table:table-cell office:value-type="string">
            <text:p>well</text:p>
          </table:table-cell>
          <table:table-cell office:value-type="string">
            <text:p>canada</text:p>
          </table:table-cell>
          <table:table-cell office:value-type="string">
            <text:p>pipeline</text:p>
          </table:table-cell>
          <table:table-cell office:value-type="string">
            <text:p>alberta</text:p>
          </table:table-cell>
          <table:table-cell office:value-type="string">
            <text:p>s</text:p>
          </table:table-cell>
          <table:table-cell office:value-type="string">
            <text:p>were</text:p>
          </table:table-cell>
          <table:table-cell office:value-type="string">
            <text:p>History of the petroleum industry in Canada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55];&quot;,&quot;;[.AC55];&quot;,&quot;; TEXT([.BD5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IJG5TYMNCWDKSEMJJS0HX1172IM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5OJ5OPB0YVGEHMR3LYEX9U32V06YB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54 GMT 2012</text:p>
          </table:table-cell>
          <table:table-cell office:value-type="string">
            <text:p>Sun Jun 17 00:54:07 GMT 2012</text:p>
          </table:table-cell>
          <table:table-cell office:value-type="string">
            <text:p>Sat Jun 23 17:54:07 PDT 2012</text:p>
          </table:table-cell>
          <table:table-cell office:value-type="string">
            <text:p>Sat Jun 16 19:58:24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5</text:p>
          </table:table-cell>
          <table:table-cell office:value-type="string">
            <text:p>term</text:p>
          </table:table-cell>
          <table:table-cell office:value-type="string">
            <text:p>long</text:p>
          </table:table-cell>
          <table:table-cell office:value-type="string">
            <text:p>markets</text:p>
          </table:table-cell>
          <table:table-cell office:value-type="string">
            <text:p>time</text:p>
          </table:table-cell>
          <table:table-cell office:value-type="string">
            <text:p>reuters</text:p>
          </table:table-cell>
          <table:table-cell office:value-type="string">
            <text:p>added</text:p>
          </table:table-cell>
          <table:table-cell office:value-type="string">
            <text:p>financial</text:p>
          </table:table-cell>
          <table:table-cell office:value-type="string">
            <text:p>short</text:p>
          </table:table-cell>
          <table:table-cell office:value-type="string">
            <text:p>recent</text:p>
          </table:table-cell>
          <table:table-cell office:value-type="string">
            <text:p>end</text:p>
          </table:table-cell>
          <table:table-cell office:value-type="string">
            <text:p>Subprime mortgage crisis solutions debate</text:p>
          </table:table-cell>
          <table:table-cell office:value-type="string">
            <text:p>163673</text:p>
          </table:table-cell>
          <table:table-cell office:value-type="string">
            <text:p>morocco</text:p>
          </table:table-cell>
          <table:table-cell office:value-type="string">
            <text:p>has</text:p>
          </table:table-cell>
          <table:table-cell office:value-type="string">
            <text:p>sector</text:p>
          </table:table-cell>
          <table:table-cell office:value-type="string">
            <text:p>growth</text:p>
          </table:table-cell>
          <table:table-cell office:value-type="string">
            <text:p>billion</text:p>
          </table:table-cell>
          <table:table-cell office:value-type="string">
            <text:p>its</text:p>
          </table:table-cell>
          <table:table-cell office:value-type="string">
            <text:p>economy</text:p>
          </table:table-cell>
          <table:table-cell office:value-type="string">
            <text:p>economic</text:p>
          </table:table-cell>
          <table:table-cell office:value-type="string">
            <text:p>moroccos</text:p>
          </table:table-cell>
          <table:table-cell office:value-type="string">
            <text:p>from</text:p>
          </table:table-cell>
          <table:table-cell office:value-type="string">
            <text:p>Economy of Morocco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56];&quot;,&quot;;[.AC56];&quot;,&quot;; TEXT([.BD5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IJG5TYMNCWDKSEMJJS0HX1172IM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8O2GTP9RA7SK5A6DJPSWF70KFAVQO</text:p>
          </table:table-cell>
          <table:table-cell office:value-type="string">
            <text:p>A1T5YMBH35PDBX</text:p>
          </table:table-cell>
          <table:table-cell office:value-type="string">
            <text:p>Approved</text:p>
          </table:table-cell>
          <table:table-cell office:value-type="string">
            <text:p>Sun Jun 17 01:04:30 GMT 2012</text:p>
          </table:table-cell>
          <table:table-cell office:value-type="string">
            <text:p>Sun Jun 17 01:04:53 GMT 2012</text:p>
          </table:table-cell>
          <table:table-cell office:value-type="string">
            <text:p>Sat Jun 23 18:04:53 PDT 2012</text:p>
          </table:table-cell>
          <table:table-cell office:value-type="string">
            <text:p>Sat Jun 16 19:58:24 PDT 2012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2" office:value-type="string">
            <text:p>100% (4/4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5</text:p>
          </table:table-cell>
          <table:table-cell office:value-type="string">
            <text:p>term</text:p>
          </table:table-cell>
          <table:table-cell office:value-type="string">
            <text:p>long</text:p>
          </table:table-cell>
          <table:table-cell office:value-type="string">
            <text:p>markets</text:p>
          </table:table-cell>
          <table:table-cell office:value-type="string">
            <text:p>time</text:p>
          </table:table-cell>
          <table:table-cell office:value-type="string">
            <text:p>reuters</text:p>
          </table:table-cell>
          <table:table-cell office:value-type="string">
            <text:p>added</text:p>
          </table:table-cell>
          <table:table-cell office:value-type="string">
            <text:p>financial</text:p>
          </table:table-cell>
          <table:table-cell office:value-type="string">
            <text:p>short</text:p>
          </table:table-cell>
          <table:table-cell office:value-type="string">
            <text:p>recent</text:p>
          </table:table-cell>
          <table:table-cell office:value-type="string">
            <text:p>end</text:p>
          </table:table-cell>
          <table:table-cell office:value-type="string">
            <text:p>Subprime mortgage crisis solutions debate</text:p>
          </table:table-cell>
          <table:table-cell office:value-type="string">
            <text:p>163673</text:p>
          </table:table-cell>
          <table:table-cell office:value-type="string">
            <text:p>morocco</text:p>
          </table:table-cell>
          <table:table-cell office:value-type="string">
            <text:p>has</text:p>
          </table:table-cell>
          <table:table-cell office:value-type="string">
            <text:p>sector</text:p>
          </table:table-cell>
          <table:table-cell office:value-type="string">
            <text:p>growth</text:p>
          </table:table-cell>
          <table:table-cell office:value-type="string">
            <text:p>billion</text:p>
          </table:table-cell>
          <table:table-cell office:value-type="string">
            <text:p>its</text:p>
          </table:table-cell>
          <table:table-cell office:value-type="string">
            <text:p>economy</text:p>
          </table:table-cell>
          <table:table-cell office:value-type="string">
            <text:p>economic</text:p>
          </table:table-cell>
          <table:table-cell office:value-type="string">
            <text:p>moroccos</text:p>
          </table:table-cell>
          <table:table-cell office:value-type="string">
            <text:p>from</text:p>
          </table:table-cell>
          <table:table-cell office:value-type="string">
            <text:p>Economy of Morocco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57];&quot;,&quot;;[.AC57];&quot;,&quot;; TEXT([.BD5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7IJG5TYMNCWDKSEMJJS0HX1172IM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PQQS1CSTMOFC01XBS31MYDNYC8NQZ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0:27 GMT 2012</text:p>
          </table:table-cell>
          <table:table-cell office:value-type="string">
            <text:p>Sun Jun 17 01:00:38 GMT 2012</text:p>
          </table:table-cell>
          <table:table-cell office:value-type="string">
            <text:p>Sat Jun 23 18:00:38 PDT 2012</text:p>
          </table:table-cell>
          <table:table-cell office:value-type="string">
            <text:p>Sat Jun 16 19:58:25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5</text:p>
          </table:table-cell>
          <table:table-cell office:value-type="string">
            <text:p>term</text:p>
          </table:table-cell>
          <table:table-cell office:value-type="string">
            <text:p>long</text:p>
          </table:table-cell>
          <table:table-cell office:value-type="string">
            <text:p>markets</text:p>
          </table:table-cell>
          <table:table-cell office:value-type="string">
            <text:p>time</text:p>
          </table:table-cell>
          <table:table-cell office:value-type="string">
            <text:p>reuters</text:p>
          </table:table-cell>
          <table:table-cell office:value-type="string">
            <text:p>added</text:p>
          </table:table-cell>
          <table:table-cell office:value-type="string">
            <text:p>financial</text:p>
          </table:table-cell>
          <table:table-cell office:value-type="string">
            <text:p>short</text:p>
          </table:table-cell>
          <table:table-cell office:value-type="string">
            <text:p>recent</text:p>
          </table:table-cell>
          <table:table-cell office:value-type="string">
            <text:p>end</text:p>
          </table:table-cell>
          <table:table-cell office:value-type="string">
            <text:p>Subprime mortgage crisis solutions debate</text:p>
          </table:table-cell>
          <table:table-cell office:value-type="string">
            <text:p>163673</text:p>
          </table:table-cell>
          <table:table-cell office:value-type="string">
            <text:p>morocco</text:p>
          </table:table-cell>
          <table:table-cell office:value-type="string">
            <text:p>has</text:p>
          </table:table-cell>
          <table:table-cell office:value-type="string">
            <text:p>sector</text:p>
          </table:table-cell>
          <table:table-cell office:value-type="string">
            <text:p>growth</text:p>
          </table:table-cell>
          <table:table-cell office:value-type="string">
            <text:p>billion</text:p>
          </table:table-cell>
          <table:table-cell office:value-type="string">
            <text:p>its</text:p>
          </table:table-cell>
          <table:table-cell office:value-type="string">
            <text:p>economy</text:p>
          </table:table-cell>
          <table:table-cell office:value-type="string">
            <text:p>economic</text:p>
          </table:table-cell>
          <table:table-cell office:value-type="string">
            <text:p>moroccos</text:p>
          </table:table-cell>
          <table:table-cell office:value-type="string">
            <text:p>from</text:p>
          </table:table-cell>
          <table:table-cell office:value-type="string">
            <text:p>Economy of Morocco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58];&quot;,&quot;;[.AC58];&quot;,&quot;; TEXT([.BD5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M5UUKQOYGNX5PSZIFG8107SJUFX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26IUUU00OQKZJSNP2ZSAU269T7UU3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09 GMT 2012</text:p>
          </table:table-cell>
          <table:table-cell office:value-type="string">
            <text:p>Sun Jun 17 00:51:22 GMT 2012</text:p>
          </table:table-cell>
          <table:table-cell office:value-type="string">
            <text:p>Sat Jun 23 17:51:22 PDT 2012</text:p>
          </table:table-cell>
          <table:table-cell office:value-type="string">
            <text:p>Sat Jun 16 19:58:28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4</text:p>
          </table:table-cell>
          <table:table-cell office:value-type="string">
            <text:p>marks</text:p>
          </table:table-cell>
          <table:table-cell office:value-type="string">
            <text:p>west</text:p>
          </table:table-cell>
          <table:table-cell office:value-type="string">
            <text:p>german</text:p>
          </table:table-cell>
          <table:table-cell office:value-type="string">
            <text:p>bundesbank</text:p>
          </table:table-cell>
          <table:table-cell office:value-type="string">
            <text:p>germany</text:p>
          </table:table-cell>
          <table:table-cell office:value-type="string">
            <text:p>ag</text:p>
          </table:table-cell>
          <table:table-cell office:value-type="string">
            <text:p>mark</text:p>
          </table:table-cell>
          <table:table-cell office:value-type="string">
            <text:p>frankfurt</text:p>
          </table:table-cell>
          <table:table-cell office:value-type="string">
            <text:p>poehl</text:p>
          </table:table-cell>
          <table:table-cell office:value-type="string">
            <text:p>bonn</text:p>
          </table:table-cell>
          <table:table-cell office:value-type="string">
            <text:p>History of Germany (1945–1990)</text:p>
          </table:table-cell>
          <table:table-cell office:value-type="string">
            <text:p>101559</text:p>
          </table:table-cell>
          <table:table-cell office:value-type="string">
            <text:p>food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rice</text:p>
          </table:table-cell>
          <table:table-cell office:value-type="string">
            <text:p>has</text:p>
          </table:table-cell>
          <table:table-cell office:value-type="string">
            <text:p>world</text:p>
          </table:table-cell>
          <table:table-cell office:value-type="string">
            <text:p>from</text:p>
          </table:table-cell>
          <table:table-cell office:value-type="string">
            <text:p>april</text:p>
          </table:table-cell>
          <table:table-cell office:value-type="string">
            <text:p>have</text:p>
          </table:table-cell>
          <table:table-cell office:value-type="string">
            <text:p>countries</text:p>
          </table:table-cell>
          <table:table-cell office:value-type="string">
            <text:p>2007–2008 world food price crisi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59];&quot;,&quot;;[.AC59];&quot;,&quot;; TEXT([.BD5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M5UUKQOYGNX5PSZIFG8107SJUFX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7EB3Q39Z0B692CB0E5V0TVRL9IVKW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0:17 GMT 2012</text:p>
          </table:table-cell>
          <table:table-cell office:value-type="string">
            <text:p>Sun Jun 17 01:00:26 GMT 2012</text:p>
          </table:table-cell>
          <table:table-cell office:value-type="string">
            <text:p>Sat Jun 23 18:00:26 PDT 2012</text:p>
          </table:table-cell>
          <table:table-cell office:value-type="string">
            <text:p>Sat Jun 16 19:58:28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4</text:p>
          </table:table-cell>
          <table:table-cell office:value-type="string">
            <text:p>marks</text:p>
          </table:table-cell>
          <table:table-cell office:value-type="string">
            <text:p>west</text:p>
          </table:table-cell>
          <table:table-cell office:value-type="string">
            <text:p>german</text:p>
          </table:table-cell>
          <table:table-cell office:value-type="string">
            <text:p>bundesbank</text:p>
          </table:table-cell>
          <table:table-cell office:value-type="string">
            <text:p>germany</text:p>
          </table:table-cell>
          <table:table-cell office:value-type="string">
            <text:p>ag</text:p>
          </table:table-cell>
          <table:table-cell office:value-type="string">
            <text:p>mark</text:p>
          </table:table-cell>
          <table:table-cell office:value-type="string">
            <text:p>frankfurt</text:p>
          </table:table-cell>
          <table:table-cell office:value-type="string">
            <text:p>poehl</text:p>
          </table:table-cell>
          <table:table-cell office:value-type="string">
            <text:p>bonn</text:p>
          </table:table-cell>
          <table:table-cell office:value-type="string">
            <text:p>History of Germany (1945–1990)</text:p>
          </table:table-cell>
          <table:table-cell office:value-type="string">
            <text:p>101559</text:p>
          </table:table-cell>
          <table:table-cell office:value-type="string">
            <text:p>food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rice</text:p>
          </table:table-cell>
          <table:table-cell office:value-type="string">
            <text:p>has</text:p>
          </table:table-cell>
          <table:table-cell office:value-type="string">
            <text:p>world</text:p>
          </table:table-cell>
          <table:table-cell office:value-type="string">
            <text:p>from</text:p>
          </table:table-cell>
          <table:table-cell office:value-type="string">
            <text:p>april</text:p>
          </table:table-cell>
          <table:table-cell office:value-type="string">
            <text:p>have</text:p>
          </table:table-cell>
          <table:table-cell office:value-type="string">
            <text:p>countries</text:p>
          </table:table-cell>
          <table:table-cell office:value-type="string">
            <text:p>2007–2008 world food price crisi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60];&quot;,&quot;;[.AC60];&quot;,&quot;; TEXT([.BD6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7M5UUKQOYGNX5PSZIFG8107SJUFX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Z7E4EGDHDM2KUWNGXQWEHEZ7H7LBJ</text:p>
          </table:table-cell>
          <table:table-cell office:value-type="string">
            <text:p>A1D1G3EE6AFY4I</text:p>
          </table:table-cell>
          <table:table-cell office:value-type="string">
            <text:p>Approved</text:p>
          </table:table-cell>
          <table:table-cell office:value-type="string">
            <text:p>Sun Jun 17 01:00:55 GMT 2012</text:p>
          </table:table-cell>
          <table:table-cell office:value-type="string">
            <text:p>Sun Jun 17 01:01:27 GMT 2012</text:p>
          </table:table-cell>
          <table:table-cell office:value-type="string">
            <text:p>Sat Jun 23 18:01:27 PDT 2012</text:p>
          </table:table-cell>
          <table:table-cell office:value-type="string">
            <text:p>Sat Jun 16 19:58:29 PDT 2012</text:p>
          </table:table-cell>
          <table:table-cell table:number-columns-repeated="2"/>
          <table:table-cell office:value-type="string">
            <text:p>32</text:p>
          </table:table-cell>
          <table:table-cell table:number-columns-repeated="2" office:value-type="string">
            <text:p>100% (5/5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4</text:p>
          </table:table-cell>
          <table:table-cell office:value-type="string">
            <text:p>marks</text:p>
          </table:table-cell>
          <table:table-cell office:value-type="string">
            <text:p>west</text:p>
          </table:table-cell>
          <table:table-cell office:value-type="string">
            <text:p>german</text:p>
          </table:table-cell>
          <table:table-cell office:value-type="string">
            <text:p>bundesbank</text:p>
          </table:table-cell>
          <table:table-cell office:value-type="string">
            <text:p>germany</text:p>
          </table:table-cell>
          <table:table-cell office:value-type="string">
            <text:p>ag</text:p>
          </table:table-cell>
          <table:table-cell office:value-type="string">
            <text:p>mark</text:p>
          </table:table-cell>
          <table:table-cell office:value-type="string">
            <text:p>frankfurt</text:p>
          </table:table-cell>
          <table:table-cell office:value-type="string">
            <text:p>poehl</text:p>
          </table:table-cell>
          <table:table-cell office:value-type="string">
            <text:p>bonn</text:p>
          </table:table-cell>
          <table:table-cell office:value-type="string">
            <text:p>History of Germany (1945–1990)</text:p>
          </table:table-cell>
          <table:table-cell office:value-type="string">
            <text:p>101559</text:p>
          </table:table-cell>
          <table:table-cell office:value-type="string">
            <text:p>food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rice</text:p>
          </table:table-cell>
          <table:table-cell office:value-type="string">
            <text:p>has</text:p>
          </table:table-cell>
          <table:table-cell office:value-type="string">
            <text:p>world</text:p>
          </table:table-cell>
          <table:table-cell office:value-type="string">
            <text:p>from</text:p>
          </table:table-cell>
          <table:table-cell office:value-type="string">
            <text:p>april</text:p>
          </table:table-cell>
          <table:table-cell office:value-type="string">
            <text:p>have</text:p>
          </table:table-cell>
          <table:table-cell office:value-type="string">
            <text:p>countries</text:p>
          </table:table-cell>
          <table:table-cell office:value-type="string">
            <text:p>2007–2008 world food price crisi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61];&quot;,&quot;;[.AC61];&quot;,&quot;; TEXT([.BD6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7PQ67051QKC20P700315MGI0JSFZ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14JK63ZVE3H698ZPKH9RL5R48VAZX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7:23 GMT 2012</text:p>
          </table:table-cell>
          <table:table-cell office:value-type="string">
            <text:p>Sun Jun 17 00:57:32 GMT 2012</text:p>
          </table:table-cell>
          <table:table-cell office:value-type="string">
            <text:p>Sat Jun 23 17:57:32 PDT 2012</text:p>
          </table:table-cell>
          <table:table-cell office:value-type="string">
            <text:p>Sat Jun 16 19:58:30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4535</text:p>
          </table:table-cell>
          <table:table-cell office:value-type="string">
            <text:p>financial</text:p>
          </table:table-cell>
          <table:table-cell office:value-type="string">
            <text:p>crisis</text:p>
          </table:table-cell>
          <table:table-cell office:value-type="string">
            <text:p>s</text:p>
          </table:table-cell>
          <table:table-cell office:value-type="string">
            <text:p>from</text:p>
          </table:table-cell>
          <table:table-cell office:value-type="string">
            <text:p>u</text:p>
          </table:table-cell>
          <table:table-cell office:value-type="string">
            <text:p>banks</text:p>
          </table:table-cell>
          <table:table-cell office:value-type="string">
            <text:p>credit</text:p>
          </table:table-cell>
          <table:table-cell office:value-type="string">
            <text:p>mortgage</text:p>
          </table:table-cell>
          <table:table-cell office:value-type="string">
            <text:p>were</text:p>
          </table:table-cell>
          <table:table-cell office:value-type="string">
            <text:p>which</text:p>
          </table:table-cell>
          <table:table-cell office:value-type="string">
            <text:p>Late-2000s financial crisis</text:p>
          </table:table-cell>
          <table:table-cell office:value-type="string">
            <text:p>27</text:p>
          </table:table-cell>
          <table:table-cell office:value-type="string">
            <text:p>corn</text:p>
          </table:table-cell>
          <table:table-cell office:value-type="string">
            <text:p>wheat</text:p>
          </table:table-cell>
          <table:table-cell office:value-type="string">
            <text:p>soviet</text:p>
          </table:table-cell>
          <table:table-cell office:value-type="string">
            <text:p>usda</text:p>
          </table:table-cell>
          <table:table-cell office:value-type="string">
            <text:p>grain</text:p>
          </table:table-cell>
          <table:table-cell office:value-type="string">
            <text:p>agriculture</text:p>
          </table:table-cell>
          <table:table-cell office:value-type="string">
            <text:p>program</text:p>
          </table:table-cell>
          <table:table-cell office:value-type="string">
            <text:p>farm</text:p>
          </table:table-cell>
          <table:table-cell office:value-type="string">
            <text:p>farmers</text:p>
          </table:table-cell>
          <table:table-cell office:value-type="string">
            <text:p>department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62];&quot;,&quot;;[.AC62];&quot;,&quot;; TEXT([.BD6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7PQ67051QKC20P700315MGI0JSFZ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BLHV8ER9Y8T2T6R62D5SFHS3HF4RM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01 GMT 2012</text:p>
          </table:table-cell>
          <table:table-cell office:value-type="string">
            <text:p>Sun Jun 17 00:49:11 GMT 2012</text:p>
          </table:table-cell>
          <table:table-cell office:value-type="string">
            <text:p>Sat Jun 23 17:49:11 PDT 2012</text:p>
          </table:table-cell>
          <table:table-cell office:value-type="string">
            <text:p>Sat Jun 16 19:58:30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4535</text:p>
          </table:table-cell>
          <table:table-cell office:value-type="string">
            <text:p>financial</text:p>
          </table:table-cell>
          <table:table-cell office:value-type="string">
            <text:p>crisis</text:p>
          </table:table-cell>
          <table:table-cell office:value-type="string">
            <text:p>s</text:p>
          </table:table-cell>
          <table:table-cell office:value-type="string">
            <text:p>from</text:p>
          </table:table-cell>
          <table:table-cell office:value-type="string">
            <text:p>u</text:p>
          </table:table-cell>
          <table:table-cell office:value-type="string">
            <text:p>banks</text:p>
          </table:table-cell>
          <table:table-cell office:value-type="string">
            <text:p>credit</text:p>
          </table:table-cell>
          <table:table-cell office:value-type="string">
            <text:p>mortgage</text:p>
          </table:table-cell>
          <table:table-cell office:value-type="string">
            <text:p>were</text:p>
          </table:table-cell>
          <table:table-cell office:value-type="string">
            <text:p>which</text:p>
          </table:table-cell>
          <table:table-cell office:value-type="string">
            <text:p>Late-2000s financial crisis</text:p>
          </table:table-cell>
          <table:table-cell office:value-type="string">
            <text:p>27</text:p>
          </table:table-cell>
          <table:table-cell office:value-type="string">
            <text:p>corn</text:p>
          </table:table-cell>
          <table:table-cell office:value-type="string">
            <text:p>wheat</text:p>
          </table:table-cell>
          <table:table-cell office:value-type="string">
            <text:p>soviet</text:p>
          </table:table-cell>
          <table:table-cell office:value-type="string">
            <text:p>usda</text:p>
          </table:table-cell>
          <table:table-cell office:value-type="string">
            <text:p>grain</text:p>
          </table:table-cell>
          <table:table-cell office:value-type="string">
            <text:p>agriculture</text:p>
          </table:table-cell>
          <table:table-cell office:value-type="string">
            <text:p>program</text:p>
          </table:table-cell>
          <table:table-cell office:value-type="string">
            <text:p>farm</text:p>
          </table:table-cell>
          <table:table-cell office:value-type="string">
            <text:p>farmers</text:p>
          </table:table-cell>
          <table:table-cell office:value-type="string">
            <text:p>department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63];&quot;,&quot;;[.AC63];&quot;,&quot;; TEXT([.BD6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7PQ67051QKC20P700315MGI0JSFZ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OFLVWJ5OPB0D444F8DWJ7EPANX3VU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1:02:43 GMT 2012</text:p>
          </table:table-cell>
          <table:table-cell office:value-type="string">
            <text:p>Sun Jun 17 01:03:03 GMT 2012</text:p>
          </table:table-cell>
          <table:table-cell office:value-type="string">
            <text:p>Sat Jun 23 18:03:03 PDT 2012</text:p>
          </table:table-cell>
          <table:table-cell office:value-type="string">
            <text:p>Sat Jun 16 19:58:30 PDT 2012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4535</text:p>
          </table:table-cell>
          <table:table-cell office:value-type="string">
            <text:p>financial</text:p>
          </table:table-cell>
          <table:table-cell office:value-type="string">
            <text:p>crisis</text:p>
          </table:table-cell>
          <table:table-cell office:value-type="string">
            <text:p>s</text:p>
          </table:table-cell>
          <table:table-cell office:value-type="string">
            <text:p>from</text:p>
          </table:table-cell>
          <table:table-cell office:value-type="string">
            <text:p>u</text:p>
          </table:table-cell>
          <table:table-cell office:value-type="string">
            <text:p>banks</text:p>
          </table:table-cell>
          <table:table-cell office:value-type="string">
            <text:p>credit</text:p>
          </table:table-cell>
          <table:table-cell office:value-type="string">
            <text:p>mortgage</text:p>
          </table:table-cell>
          <table:table-cell office:value-type="string">
            <text:p>were</text:p>
          </table:table-cell>
          <table:table-cell office:value-type="string">
            <text:p>which</text:p>
          </table:table-cell>
          <table:table-cell office:value-type="string">
            <text:p>Late-2000s financial crisis</text:p>
          </table:table-cell>
          <table:table-cell office:value-type="string">
            <text:p>27</text:p>
          </table:table-cell>
          <table:table-cell office:value-type="string">
            <text:p>corn</text:p>
          </table:table-cell>
          <table:table-cell office:value-type="string">
            <text:p>wheat</text:p>
          </table:table-cell>
          <table:table-cell office:value-type="string">
            <text:p>soviet</text:p>
          </table:table-cell>
          <table:table-cell office:value-type="string">
            <text:p>usda</text:p>
          </table:table-cell>
          <table:table-cell office:value-type="string">
            <text:p>grain</text:p>
          </table:table-cell>
          <table:table-cell office:value-type="string">
            <text:p>agriculture</text:p>
          </table:table-cell>
          <table:table-cell office:value-type="string">
            <text:p>program</text:p>
          </table:table-cell>
          <table:table-cell office:value-type="string">
            <text:p>farm</text:p>
          </table:table-cell>
          <table:table-cell office:value-type="string">
            <text:p>farmers</text:p>
          </table:table-cell>
          <table:table-cell office:value-type="string">
            <text:p>department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64];&quot;,&quot;;[.AC64];&quot;,&quot;; TEXT([.BD6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0LKH1Q6SVQNQWDT0L6T5OBV0X1K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0YSVQ8H88MQ9F9AVLMCQ1RXYX3Q7R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4:12 GMT 2012</text:p>
          </table:table-cell>
          <table:table-cell office:value-type="string">
            <text:p>Sun Jun 17 00:54:24 GMT 2012</text:p>
          </table:table-cell>
          <table:table-cell office:value-type="string">
            <text:p>Sat Jun 23 17:54:24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50135</text:p>
          </table:table-cell>
          <table:table-cell office:value-type="string">
            <text:p>air</text:p>
          </table:table-cell>
          <table:table-cell office:value-type="string">
            <text:p>eglin</text:p>
          </table:table-cell>
          <table:table-cell office:value-type="string">
            <text:p>force</text:p>
          </table:table-cell>
          <table:table-cell office:value-type="string">
            <text:p>test</text:p>
          </table:table-cell>
          <table:table-cell office:value-type="string">
            <text:p>th</text:p>
          </table:table-cell>
          <table:table-cell office:value-type="string">
            <text:p>b</text:p>
          </table:table-cell>
          <table:table-cell office:value-type="string">
            <text:p>from</text:p>
          </table:table-cell>
          <table:table-cell office:value-type="string">
            <text:p>were</text:p>
          </table:table-cell>
          <table:table-cell office:value-type="string">
            <text:p>afb</text:p>
          </table:table-cell>
          <table:table-cell office:value-type="string">
            <text:p>s</text:p>
          </table:table-cell>
          <table:table-cell office:value-type="string">
            <text:p>History of Eglin Air Force Base</text:p>
          </table:table-cell>
          <table:table-cell office:value-type="string">
            <text:p>85</text:p>
          </table:table-cell>
          <table:table-cell office:value-type="string">
            <text:p>year</text:p>
          </table:table-cell>
          <table:table-cell office:value-type="string">
            <text:p>prices</text:p>
          </table:table-cell>
          <table:table-cell office:value-type="string">
            <text:p>expected</text:p>
          </table:table-cell>
          <table:table-cell office:value-type="string">
            <text:p>production</text:p>
          </table:table-cell>
          <table:table-cell office:value-type="string">
            <text:p>march</text:p>
          </table:table-cell>
          <table:table-cell office:value-type="string">
            <text:p>fall</text:p>
          </table:table-cell>
          <table:table-cell office:value-type="string">
            <text:p>demand</text:p>
          </table:table-cell>
          <table:table-cell office:value-type="string">
            <text:p>lower</text:p>
          </table:table-cell>
          <table:table-cell office:value-type="string">
            <text:p>rise</text:p>
          </table:table-cell>
          <table:table-cell office:value-type="string">
            <text:p>industry</text:p>
          </table:table-cell>
          <table:table-cell office:value-type="string">
            <text:p>Automotive industry in Indi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65];&quot;,&quot;;[.AC65];&quot;,&quot;; TEXT([.BD6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0LKH1Q6SVQNQWDT0L6T5OBV0X1K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4IIHPCGJ2D2GXR1C780RPPSJVE39E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6:01 GMT 2012</text:p>
          </table:table-cell>
          <table:table-cell office:value-type="string">
            <text:p>Sun Jun 17 00:56:13 GMT 2012</text:p>
          </table:table-cell>
          <table:table-cell office:value-type="string">
            <text:p>Sat Jun 23 17:56:13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50135</text:p>
          </table:table-cell>
          <table:table-cell office:value-type="string">
            <text:p>air</text:p>
          </table:table-cell>
          <table:table-cell office:value-type="string">
            <text:p>eglin</text:p>
          </table:table-cell>
          <table:table-cell office:value-type="string">
            <text:p>force</text:p>
          </table:table-cell>
          <table:table-cell office:value-type="string">
            <text:p>test</text:p>
          </table:table-cell>
          <table:table-cell office:value-type="string">
            <text:p>th</text:p>
          </table:table-cell>
          <table:table-cell office:value-type="string">
            <text:p>b</text:p>
          </table:table-cell>
          <table:table-cell office:value-type="string">
            <text:p>from</text:p>
          </table:table-cell>
          <table:table-cell office:value-type="string">
            <text:p>were</text:p>
          </table:table-cell>
          <table:table-cell office:value-type="string">
            <text:p>afb</text:p>
          </table:table-cell>
          <table:table-cell office:value-type="string">
            <text:p>s</text:p>
          </table:table-cell>
          <table:table-cell office:value-type="string">
            <text:p>History of Eglin Air Force Base</text:p>
          </table:table-cell>
          <table:table-cell office:value-type="string">
            <text:p>85</text:p>
          </table:table-cell>
          <table:table-cell office:value-type="string">
            <text:p>year</text:p>
          </table:table-cell>
          <table:table-cell office:value-type="string">
            <text:p>prices</text:p>
          </table:table-cell>
          <table:table-cell office:value-type="string">
            <text:p>expected</text:p>
          </table:table-cell>
          <table:table-cell office:value-type="string">
            <text:p>production</text:p>
          </table:table-cell>
          <table:table-cell office:value-type="string">
            <text:p>march</text:p>
          </table:table-cell>
          <table:table-cell office:value-type="string">
            <text:p>fall</text:p>
          </table:table-cell>
          <table:table-cell office:value-type="string">
            <text:p>demand</text:p>
          </table:table-cell>
          <table:table-cell office:value-type="string">
            <text:p>lower</text:p>
          </table:table-cell>
          <table:table-cell office:value-type="string">
            <text:p>rise</text:p>
          </table:table-cell>
          <table:table-cell office:value-type="string">
            <text:p>industry</text:p>
          </table:table-cell>
          <table:table-cell office:value-type="string">
            <text:p>Automotive industry in Indi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66];&quot;,&quot;;[.AC66];&quot;,&quot;; TEXT([.BD6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0LKH1Q6SVQNQWDT0L6T5OBV0X1K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YFNVRH1KHO9TPFGEGEVHLKW8QGZQS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6:09 GMT 2012</text:p>
          </table:table-cell>
          <table:table-cell office:value-type="string">
            <text:p>Sun Jun 17 00:46:17 GMT 2012</text:p>
          </table:table-cell>
          <table:table-cell office:value-type="string">
            <text:p>Sat Jun 23 17:46:17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50135</text:p>
          </table:table-cell>
          <table:table-cell office:value-type="string">
            <text:p>air</text:p>
          </table:table-cell>
          <table:table-cell office:value-type="string">
            <text:p>eglin</text:p>
          </table:table-cell>
          <table:table-cell office:value-type="string">
            <text:p>force</text:p>
          </table:table-cell>
          <table:table-cell office:value-type="string">
            <text:p>test</text:p>
          </table:table-cell>
          <table:table-cell office:value-type="string">
            <text:p>th</text:p>
          </table:table-cell>
          <table:table-cell office:value-type="string">
            <text:p>b</text:p>
          </table:table-cell>
          <table:table-cell office:value-type="string">
            <text:p>from</text:p>
          </table:table-cell>
          <table:table-cell office:value-type="string">
            <text:p>were</text:p>
          </table:table-cell>
          <table:table-cell office:value-type="string">
            <text:p>afb</text:p>
          </table:table-cell>
          <table:table-cell office:value-type="string">
            <text:p>s</text:p>
          </table:table-cell>
          <table:table-cell office:value-type="string">
            <text:p>History of Eglin Air Force Base</text:p>
          </table:table-cell>
          <table:table-cell office:value-type="string">
            <text:p>85</text:p>
          </table:table-cell>
          <table:table-cell office:value-type="string">
            <text:p>year</text:p>
          </table:table-cell>
          <table:table-cell office:value-type="string">
            <text:p>prices</text:p>
          </table:table-cell>
          <table:table-cell office:value-type="string">
            <text:p>expected</text:p>
          </table:table-cell>
          <table:table-cell office:value-type="string">
            <text:p>production</text:p>
          </table:table-cell>
          <table:table-cell office:value-type="string">
            <text:p>march</text:p>
          </table:table-cell>
          <table:table-cell office:value-type="string">
            <text:p>fall</text:p>
          </table:table-cell>
          <table:table-cell office:value-type="string">
            <text:p>demand</text:p>
          </table:table-cell>
          <table:table-cell office:value-type="string">
            <text:p>lower</text:p>
          </table:table-cell>
          <table:table-cell office:value-type="string">
            <text:p>rise</text:p>
          </table:table-cell>
          <table:table-cell office:value-type="string">
            <text:p>industry</text:p>
          </table:table-cell>
          <table:table-cell office:value-type="string">
            <text:p>Automotive industry in Indi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67];&quot;,&quot;;[.AC67];&quot;,&quot;; TEXT([.BD6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G0LWSBRI8I9KQ31JZJPSTLBR01D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0H6AUC26DG6MMP2A5RFS0COLVDB4H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8:31 GMT 2012</text:p>
          </table:table-cell>
          <table:table-cell office:value-type="string">
            <text:p>Sun Jun 17 00:58:40 GMT 2012</text:p>
          </table:table-cell>
          <table:table-cell office:value-type="string">
            <text:p>Sat Jun 23 17:58:40 PDT 2012</text:p>
          </table:table-cell>
          <table:table-cell office:value-type="string">
            <text:p>Sat Jun 16 19:58:39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472</text:p>
          </table:table-cell>
          <table:table-cell office:value-type="string">
            <text:p>offset</text:p>
          </table:table-cell>
          <table:table-cell office:value-type="string">
            <text:p>offsets</text:p>
          </table:table-cell>
          <table:table-cell office:value-type="string">
            <text:p>defens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value</text:p>
          </table:table-cell>
          <table:table-cell office:value-type="string">
            <text:p>military</text:p>
          </table:table-cell>
          <table:table-cell office:value-type="string">
            <text:p>indirect</text:p>
          </table:table-cell>
          <table:table-cell office:value-type="string">
            <text:p>direct</text:p>
          </table:table-cell>
          <table:table-cell office:value-type="string">
            <text:p>government</text:p>
          </table:table-cell>
          <table:table-cell office:value-type="string">
            <text:p>Offset agreement</text:p>
          </table:table-cell>
          <table:table-cell office:value-type="string">
            <text:p>48</text:p>
          </table:table-cell>
          <table:table-cell office:value-type="string">
            <text:p>texas</text:p>
          </table:table-cell>
          <table:table-cell office:value-type="string">
            <text:p>harper</text:p>
          </table:table-cell>
          <table:table-cell office:value-type="string">
            <text:p>row</text:p>
          </table:table-cell>
          <table:table-cell office:value-type="string">
            <text:p>city</text:p>
          </table:table-cell>
          <table:table-cell office:value-type="string">
            <text:p>march</text:p>
          </table:table-cell>
          <table:table-cell office:value-type="string">
            <text:p>fort</text:p>
          </table:table-cell>
          <table:table-cell office:value-type="string">
            <text:p>plant</text:p>
          </table:table-cell>
          <table:table-cell office:value-type="string">
            <text:p>iowa</text:p>
          </table:table-cell>
          <table:table-cell office:value-type="string">
            <text:p>goodyear</text:p>
          </table:table-cell>
          <table:table-cell office:value-type="string">
            <text:p>reuter</text:p>
          </table:table-cell>
          <table:table-cell office:value-type="string">
            <text:p>Texas locations by per capita incom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68];&quot;,&quot;;[.AC68];&quot;,&quot;; TEXT([.BD6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G0LWSBRI8I9KQ31JZJPSTLBR01D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CFJKM05BMJT9QM19QKPHRA7TYPID9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8:21 GMT 2012</text:p>
          </table:table-cell>
          <table:table-cell office:value-type="string">
            <text:p>Sun Jun 17 00:58:32 GMT 2012</text:p>
          </table:table-cell>
          <table:table-cell office:value-type="string">
            <text:p>Sat Jun 23 17:58:32 PDT 2012</text:p>
          </table:table-cell>
          <table:table-cell office:value-type="string">
            <text:p>Sat Jun 16 19:58:39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472</text:p>
          </table:table-cell>
          <table:table-cell office:value-type="string">
            <text:p>offset</text:p>
          </table:table-cell>
          <table:table-cell office:value-type="string">
            <text:p>offsets</text:p>
          </table:table-cell>
          <table:table-cell office:value-type="string">
            <text:p>defens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value</text:p>
          </table:table-cell>
          <table:table-cell office:value-type="string">
            <text:p>military</text:p>
          </table:table-cell>
          <table:table-cell office:value-type="string">
            <text:p>indirect</text:p>
          </table:table-cell>
          <table:table-cell office:value-type="string">
            <text:p>direct</text:p>
          </table:table-cell>
          <table:table-cell office:value-type="string">
            <text:p>government</text:p>
          </table:table-cell>
          <table:table-cell office:value-type="string">
            <text:p>Offset agreement</text:p>
          </table:table-cell>
          <table:table-cell office:value-type="string">
            <text:p>48</text:p>
          </table:table-cell>
          <table:table-cell office:value-type="string">
            <text:p>texas</text:p>
          </table:table-cell>
          <table:table-cell office:value-type="string">
            <text:p>harper</text:p>
          </table:table-cell>
          <table:table-cell office:value-type="string">
            <text:p>row</text:p>
          </table:table-cell>
          <table:table-cell office:value-type="string">
            <text:p>city</text:p>
          </table:table-cell>
          <table:table-cell office:value-type="string">
            <text:p>march</text:p>
          </table:table-cell>
          <table:table-cell office:value-type="string">
            <text:p>fort</text:p>
          </table:table-cell>
          <table:table-cell office:value-type="string">
            <text:p>plant</text:p>
          </table:table-cell>
          <table:table-cell office:value-type="string">
            <text:p>iowa</text:p>
          </table:table-cell>
          <table:table-cell office:value-type="string">
            <text:p>goodyear</text:p>
          </table:table-cell>
          <table:table-cell office:value-type="string">
            <text:p>reuter</text:p>
          </table:table-cell>
          <table:table-cell office:value-type="string">
            <text:p>Texas locations by per capita incom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69];&quot;,&quot;;[.AC69];&quot;,&quot;; TEXT([.BD6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G0LWSBRI8I9KQ31JZJPSTLBR01D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CJCJK63ZVE3W0OP1S1QHJL5SW89YP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22 GMT 2012</text:p>
          </table:table-cell>
          <table:table-cell office:value-type="string">
            <text:p>Sun Jun 17 00:53:32 GMT 2012</text:p>
          </table:table-cell>
          <table:table-cell office:value-type="string">
            <text:p>Sat Jun 23 17:53:32 PDT 2012</text:p>
          </table:table-cell>
          <table:table-cell office:value-type="string">
            <text:p>Sat Jun 16 19:58:39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472</text:p>
          </table:table-cell>
          <table:table-cell office:value-type="string">
            <text:p>offset</text:p>
          </table:table-cell>
          <table:table-cell office:value-type="string">
            <text:p>offsets</text:p>
          </table:table-cell>
          <table:table-cell office:value-type="string">
            <text:p>defens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value</text:p>
          </table:table-cell>
          <table:table-cell office:value-type="string">
            <text:p>military</text:p>
          </table:table-cell>
          <table:table-cell office:value-type="string">
            <text:p>indirect</text:p>
          </table:table-cell>
          <table:table-cell office:value-type="string">
            <text:p>direct</text:p>
          </table:table-cell>
          <table:table-cell office:value-type="string">
            <text:p>government</text:p>
          </table:table-cell>
          <table:table-cell office:value-type="string">
            <text:p>Offset agreement</text:p>
          </table:table-cell>
          <table:table-cell office:value-type="string">
            <text:p>48</text:p>
          </table:table-cell>
          <table:table-cell office:value-type="string">
            <text:p>texas</text:p>
          </table:table-cell>
          <table:table-cell office:value-type="string">
            <text:p>harper</text:p>
          </table:table-cell>
          <table:table-cell office:value-type="string">
            <text:p>row</text:p>
          </table:table-cell>
          <table:table-cell office:value-type="string">
            <text:p>city</text:p>
          </table:table-cell>
          <table:table-cell office:value-type="string">
            <text:p>march</text:p>
          </table:table-cell>
          <table:table-cell office:value-type="string">
            <text:p>fort</text:p>
          </table:table-cell>
          <table:table-cell office:value-type="string">
            <text:p>plant</text:p>
          </table:table-cell>
          <table:table-cell office:value-type="string">
            <text:p>iowa</text:p>
          </table:table-cell>
          <table:table-cell office:value-type="string">
            <text:p>goodyear</text:p>
          </table:table-cell>
          <table:table-cell office:value-type="string">
            <text:p>reuter</text:p>
          </table:table-cell>
          <table:table-cell office:value-type="string">
            <text:p>Texas locations by per capita incom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70];&quot;,&quot;;[.AC70];&quot;,&quot;; TEXT([.BD7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P0G5R98D8JI42C32JTVYCG3AQTD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QISCM6IAA2STRIZ1AROYKKA5BBKKZ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52:59 GMT 2012</text:p>
          </table:table-cell>
          <table:table-cell office:value-type="string">
            <text:p>Sun Jun 17 00:53:27 GMT 2012</text:p>
          </table:table-cell>
          <table:table-cell office:value-type="string">
            <text:p>Sat Jun 23 17:53:27 PDT 2012</text:p>
          </table:table-cell>
          <table:table-cell office:value-type="string">
            <text:p>Sat Jun 16 19:58:51 PDT 2012</text:p>
          </table:table-cell>
          <table:table-cell table:number-columns-repeated="2"/>
          <table:table-cell office:value-type="string">
            <text:p>28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1309</text:p>
          </table:table-cell>
          <table:table-cell office:value-type="string">
            <text:p>tax</text:p>
          </table:table-cell>
          <table:table-cell office:value-type="string">
            <text:p>sales</text:p>
          </table:table-cell>
          <table:table-cell office:value-type="string">
            <text:p>state</text:p>
          </table:table-cell>
          <table:table-cell office:value-type="string">
            <text:p>states</text:p>
          </table:table-cell>
          <table:table-cell office:value-type="string">
            <text:p>taxes</text:p>
          </table:table-cell>
          <table:table-cell office:value-type="string">
            <text:p>from</text:p>
          </table:table-cell>
          <table:table-cell office:value-type="string">
            <text:p>use</text:p>
          </table:table-cell>
          <table:table-cell office:value-type="string">
            <text:p>food</text:p>
          </table:table-cell>
          <table:table-cell office:value-type="string">
            <text:p>rate</text:p>
          </table:table-cell>
          <table:table-cell office:value-type="string">
            <text:p>has</text:p>
          </table:table-cell>
          <table:table-cell office:value-type="string">
            <text:p>Sales taxes in the United States</text:p>
          </table:table-cell>
          <table:table-cell office:value-type="string">
            <text:p>72</text:p>
          </table:table-cell>
          <table:table-cell office:value-type="string">
            <text:p>trust</text:p>
          </table:table-cell>
          <table:table-cell office:value-type="string">
            <text:p>viacom</text:p>
          </table:table-cell>
          <table:table-cell office:value-type="string">
            <text:p>revlon</text:p>
          </table:table-cell>
          <table:table-cell office:value-type="string">
            <text:p>gillette</text:p>
          </table:table-cell>
          <table:table-cell office:value-type="string">
            <text:p>car</text:p>
          </table:table-cell>
          <table:table-cell office:value-type="string">
            <text:p>dlrs</text:p>
          </table:table-cell>
          <table:table-cell office:value-type="string">
            <text:p>hanson</text:p>
          </table:table-cell>
          <table:table-cell office:value-type="string">
            <text:p>national</text:p>
          </table:table-cell>
          <table:table-cell office:value-type="string">
            <text:p>york</text:p>
          </table:table-cell>
          <table:table-cell office:value-type="string">
            <text:p>ford</text:p>
          </table:table-cell>
          <table:table-cell office:value-type="string">
            <text:p>Technological and industrial history of 20th-century Canada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71];&quot;,&quot;;[.AC71];&quot;,&quot;; TEXT([.BD7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P0G5R98D8JI42C32JTVYCG3AQTD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RTQ6SVQ8H881ZIBSFFB3CI1SQR5OK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34 GMT 2012</text:p>
          </table:table-cell>
          <table:table-cell office:value-type="string">
            <text:p>Sun Jun 17 00:52:44 GMT 2012</text:p>
          </table:table-cell>
          <table:table-cell office:value-type="string">
            <text:p>Sat Jun 23 17:52:44 PDT 2012</text:p>
          </table:table-cell>
          <table:table-cell office:value-type="string">
            <text:p>Sat Jun 16 19:58:51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1309</text:p>
          </table:table-cell>
          <table:table-cell office:value-type="string">
            <text:p>tax</text:p>
          </table:table-cell>
          <table:table-cell office:value-type="string">
            <text:p>sales</text:p>
          </table:table-cell>
          <table:table-cell office:value-type="string">
            <text:p>state</text:p>
          </table:table-cell>
          <table:table-cell office:value-type="string">
            <text:p>states</text:p>
          </table:table-cell>
          <table:table-cell office:value-type="string">
            <text:p>taxes</text:p>
          </table:table-cell>
          <table:table-cell office:value-type="string">
            <text:p>from</text:p>
          </table:table-cell>
          <table:table-cell office:value-type="string">
            <text:p>use</text:p>
          </table:table-cell>
          <table:table-cell office:value-type="string">
            <text:p>food</text:p>
          </table:table-cell>
          <table:table-cell office:value-type="string">
            <text:p>rate</text:p>
          </table:table-cell>
          <table:table-cell office:value-type="string">
            <text:p>has</text:p>
          </table:table-cell>
          <table:table-cell office:value-type="string">
            <text:p>Sales taxes in the United States</text:p>
          </table:table-cell>
          <table:table-cell office:value-type="string">
            <text:p>72</text:p>
          </table:table-cell>
          <table:table-cell office:value-type="string">
            <text:p>trust</text:p>
          </table:table-cell>
          <table:table-cell office:value-type="string">
            <text:p>viacom</text:p>
          </table:table-cell>
          <table:table-cell office:value-type="string">
            <text:p>revlon</text:p>
          </table:table-cell>
          <table:table-cell office:value-type="string">
            <text:p>gillette</text:p>
          </table:table-cell>
          <table:table-cell office:value-type="string">
            <text:p>car</text:p>
          </table:table-cell>
          <table:table-cell office:value-type="string">
            <text:p>dlrs</text:p>
          </table:table-cell>
          <table:table-cell office:value-type="string">
            <text:p>hanson</text:p>
          </table:table-cell>
          <table:table-cell office:value-type="string">
            <text:p>national</text:p>
          </table:table-cell>
          <table:table-cell office:value-type="string">
            <text:p>york</text:p>
          </table:table-cell>
          <table:table-cell office:value-type="string">
            <text:p>ford</text:p>
          </table:table-cell>
          <table:table-cell office:value-type="string">
            <text:p>Technological and industrial history of 20th-century Canada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72];&quot;,&quot;;[.AC72];&quot;,&quot;; TEXT([.BD7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8P0G5R98D8JI42C32JTVYCG3AQTD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TMNU8LZ6R70VEFEFNZJBVE7XLM5L3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2:10 GMT 2012</text:p>
          </table:table-cell>
          <table:table-cell office:value-type="string">
            <text:p>Sun Jun 17 00:52:17 GMT 2012</text:p>
          </table:table-cell>
          <table:table-cell office:value-type="string">
            <text:p>Sat Jun 23 17:52:17 PDT 2012</text:p>
          </table:table-cell>
          <table:table-cell office:value-type="string">
            <text:p>Sat Jun 16 19:58:51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1309</text:p>
          </table:table-cell>
          <table:table-cell office:value-type="string">
            <text:p>tax</text:p>
          </table:table-cell>
          <table:table-cell office:value-type="string">
            <text:p>sales</text:p>
          </table:table-cell>
          <table:table-cell office:value-type="string">
            <text:p>state</text:p>
          </table:table-cell>
          <table:table-cell office:value-type="string">
            <text:p>states</text:p>
          </table:table-cell>
          <table:table-cell office:value-type="string">
            <text:p>taxes</text:p>
          </table:table-cell>
          <table:table-cell office:value-type="string">
            <text:p>from</text:p>
          </table:table-cell>
          <table:table-cell office:value-type="string">
            <text:p>use</text:p>
          </table:table-cell>
          <table:table-cell office:value-type="string">
            <text:p>food</text:p>
          </table:table-cell>
          <table:table-cell office:value-type="string">
            <text:p>rate</text:p>
          </table:table-cell>
          <table:table-cell office:value-type="string">
            <text:p>has</text:p>
          </table:table-cell>
          <table:table-cell office:value-type="string">
            <text:p>Sales taxes in the United States</text:p>
          </table:table-cell>
          <table:table-cell office:value-type="string">
            <text:p>72</text:p>
          </table:table-cell>
          <table:table-cell office:value-type="string">
            <text:p>trust</text:p>
          </table:table-cell>
          <table:table-cell office:value-type="string">
            <text:p>viacom</text:p>
          </table:table-cell>
          <table:table-cell office:value-type="string">
            <text:p>revlon</text:p>
          </table:table-cell>
          <table:table-cell office:value-type="string">
            <text:p>gillette</text:p>
          </table:table-cell>
          <table:table-cell office:value-type="string">
            <text:p>car</text:p>
          </table:table-cell>
          <table:table-cell office:value-type="string">
            <text:p>dlrs</text:p>
          </table:table-cell>
          <table:table-cell office:value-type="string">
            <text:p>hanson</text:p>
          </table:table-cell>
          <table:table-cell office:value-type="string">
            <text:p>national</text:p>
          </table:table-cell>
          <table:table-cell office:value-type="string">
            <text:p>york</text:p>
          </table:table-cell>
          <table:table-cell office:value-type="string">
            <text:p>ford</text:p>
          </table:table-cell>
          <table:table-cell office:value-type="string">
            <text:p>Technological and industrial history of 20th-century Canada</text:p>
          </table:table-cell>
          <table:table-cell/>
          <table:table-cell office:value-type="string">
            <text:p>1000</text:p>
          </table:table-cell>
          <table:table-cell table:style-name="Default"/>
          <table:table-cell table:number-columns-repeated="2"/>
          <table:table-cell table:formula="of:=CONCATENATE([.AB73];&quot;,&quot;;[.AC73];&quot;,&quot;; TEXT([.BD73];&quot;#&quot;))" office:value-type="string" office:string-value="EDA,LAU_ET_AL,">
            <text:p>EDA,LAU_ET_AL,</text:p>
          </table:table-cell>
        </table:table-row>
        <table:table-row table:style-name="ro1">
          <table:table-cell office:value-type="string">
            <text:p>28RZJMJUNU8LEFFC7QWRH8D8JR9G00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6W0SPW1INMHV7E9QDEAJ6BFN893G5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7:33 GMT 2012</text:p>
          </table:table-cell>
          <table:table-cell office:value-type="string">
            <text:p>Sun Jun 17 00:57:41 GMT 2012</text:p>
          </table:table-cell>
          <table:table-cell office:value-type="string">
            <text:p>Sat Jun 23 17:57:41 PDT 2012</text:p>
          </table:table-cell>
          <table:table-cell office:value-type="string">
            <text:p>Sat Jun 16 19:58:44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601</text:p>
          </table:table-cell>
          <table:table-cell office:value-type="string">
            <text:p>china</text:p>
          </table:table-cell>
          <table:table-cell office:value-type="string">
            <text:p>chinas</text:p>
          </table:table-cell>
          <table:table-cell office:value-type="string">
            <text:p>were</text:p>
          </table:table-cell>
          <table:table-cell office:value-type="string">
            <text:p>has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foreign</text:p>
          </table:table-cell>
          <table:table-cell office:value-type="string">
            <text:p>chinese</text:p>
          </table:table-cell>
          <table:table-cell office:value-type="string">
            <text:p>Economy of the People's Republic of China</text:p>
          </table:table-cell>
          <table:table-cell office:value-type="string">
            <text:p>59</text:p>
          </table:table-cell>
          <table:table-cell office:value-type="string">
            <text:p>trade</text:p>
          </table:table-cell>
          <table:table-cell office:value-type="string">
            <text:p>gatt</text:p>
          </table:table-cell>
          <table:table-cell office:value-type="string">
            <text:p>yeutter</text:p>
          </table:table-cell>
          <table:table-cell office:value-type="string">
            <text:p>imports</text:p>
          </table:table-cell>
          <table:table-cell office:value-type="string">
            <text:p>tariffs</text:p>
          </table:table-cell>
          <table:table-cell office:value-type="string">
            <text:p>countries</text:p>
          </table:table-cell>
          <table:table-cell office:value-type="string">
            <text:p>products</text:p>
          </table:table-cell>
          <table:table-cell office:value-type="string">
            <text:p>agreement</text:p>
          </table:table-cell>
          <table:table-cell office:value-type="string">
            <text:p>talks</text:p>
          </table:table-cell>
          <table:table-cell office:value-type="string">
            <text:p>exports</text:p>
          </table:table-cell>
          <table:table-cell office:value-type="string">
            <text:p>Trade policy of Japan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74];&quot;,&quot;;[.AC74];&quot;,&quot;; TEXT([.BD7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RZJMJUNU8LEFFC7QWRH8D8JR9G00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8XPQJQ9OPLLCLVZT1OGGKCO0EO1ZZ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6:24 GMT 2012</text:p>
          </table:table-cell>
          <table:table-cell office:value-type="string">
            <text:p>Sun Jun 17 00:46:28 GMT 2012</text:p>
          </table:table-cell>
          <table:table-cell office:value-type="string">
            <text:p>Sat Jun 23 17:46:28 PDT 2012</text:p>
          </table:table-cell>
          <table:table-cell office:value-type="string">
            <text:p>Sat Jun 16 19:58:44 PDT 2012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601</text:p>
          </table:table-cell>
          <table:table-cell office:value-type="string">
            <text:p>china</text:p>
          </table:table-cell>
          <table:table-cell office:value-type="string">
            <text:p>chinas</text:p>
          </table:table-cell>
          <table:table-cell office:value-type="string">
            <text:p>were</text:p>
          </table:table-cell>
          <table:table-cell office:value-type="string">
            <text:p>has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foreign</text:p>
          </table:table-cell>
          <table:table-cell office:value-type="string">
            <text:p>chinese</text:p>
          </table:table-cell>
          <table:table-cell office:value-type="string">
            <text:p>Economy of the People's Republic of China</text:p>
          </table:table-cell>
          <table:table-cell office:value-type="string">
            <text:p>59</text:p>
          </table:table-cell>
          <table:table-cell office:value-type="string">
            <text:p>trade</text:p>
          </table:table-cell>
          <table:table-cell office:value-type="string">
            <text:p>gatt</text:p>
          </table:table-cell>
          <table:table-cell office:value-type="string">
            <text:p>yeutter</text:p>
          </table:table-cell>
          <table:table-cell office:value-type="string">
            <text:p>imports</text:p>
          </table:table-cell>
          <table:table-cell office:value-type="string">
            <text:p>tariffs</text:p>
          </table:table-cell>
          <table:table-cell office:value-type="string">
            <text:p>countries</text:p>
          </table:table-cell>
          <table:table-cell office:value-type="string">
            <text:p>products</text:p>
          </table:table-cell>
          <table:table-cell office:value-type="string">
            <text:p>agreement</text:p>
          </table:table-cell>
          <table:table-cell office:value-type="string">
            <text:p>talks</text:p>
          </table:table-cell>
          <table:table-cell office:value-type="string">
            <text:p>exports</text:p>
          </table:table-cell>
          <table:table-cell office:value-type="string">
            <text:p>Trade policy of Japan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75];&quot;,&quot;;[.AC75];&quot;,&quot;; TEXT([.BD7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8RZJMJUNU8LEFFC7QWRH8D8JR9G00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HW6OQ1SNQQ75FV5CBHKKNR13MK6Q9</text:p>
          </table:table-cell>
          <table:table-cell office:value-type="string">
            <text:p>A1D1G3EE6AFY4I</text:p>
          </table:table-cell>
          <table:table-cell office:value-type="string">
            <text:p>Approved</text:p>
          </table:table-cell>
          <table:table-cell office:value-type="string">
            <text:p>Sun Jun 17 01:02:50 GMT 2012</text:p>
          </table:table-cell>
          <table:table-cell office:value-type="string">
            <text:p>Sun Jun 17 01:03:08 GMT 2012</text:p>
          </table:table-cell>
          <table:table-cell office:value-type="string">
            <text:p>Sat Jun 23 18:03:08 PDT 2012</text:p>
          </table:table-cell>
          <table:table-cell office:value-type="string">
            <text:p>Sat Jun 16 19:58:44 PDT 2012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 office:value-type="string">
            <text:p>100% (5/5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601</text:p>
          </table:table-cell>
          <table:table-cell office:value-type="string">
            <text:p>china</text:p>
          </table:table-cell>
          <table:table-cell office:value-type="string">
            <text:p>chinas</text:p>
          </table:table-cell>
          <table:table-cell office:value-type="string">
            <text:p>were</text:p>
          </table:table-cell>
          <table:table-cell office:value-type="string">
            <text:p>has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foreign</text:p>
          </table:table-cell>
          <table:table-cell office:value-type="string">
            <text:p>chinese</text:p>
          </table:table-cell>
          <table:table-cell office:value-type="string">
            <text:p>Economy of the People's Republic of China</text:p>
          </table:table-cell>
          <table:table-cell office:value-type="string">
            <text:p>59</text:p>
          </table:table-cell>
          <table:table-cell office:value-type="string">
            <text:p>trade</text:p>
          </table:table-cell>
          <table:table-cell office:value-type="string">
            <text:p>gatt</text:p>
          </table:table-cell>
          <table:table-cell office:value-type="string">
            <text:p>yeutter</text:p>
          </table:table-cell>
          <table:table-cell office:value-type="string">
            <text:p>imports</text:p>
          </table:table-cell>
          <table:table-cell office:value-type="string">
            <text:p>tariffs</text:p>
          </table:table-cell>
          <table:table-cell office:value-type="string">
            <text:p>countries</text:p>
          </table:table-cell>
          <table:table-cell office:value-type="string">
            <text:p>products</text:p>
          </table:table-cell>
          <table:table-cell office:value-type="string">
            <text:p>agreement</text:p>
          </table:table-cell>
          <table:table-cell office:value-type="string">
            <text:p>talks</text:p>
          </table:table-cell>
          <table:table-cell office:value-type="string">
            <text:p>exports</text:p>
          </table:table-cell>
          <table:table-cell office:value-type="string">
            <text:p>Trade policy of Japan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76];&quot;,&quot;;[.AC76];&quot;,&quot;; TEXT([.BD7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4EZZ2MIKMNO3WUG8U81WWXIR6O7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M8J2D21O3W5CQOOWZJIAKYEQEM8EL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53 GMT 2012</text:p>
          </table:table-cell>
          <table:table-cell office:value-type="string">
            <text:p>Sun Jun 17 00:54:02 GMT 2012</text:p>
          </table:table-cell>
          <table:table-cell office:value-type="string">
            <text:p>Sat Jun 23 17:54:02 PDT 2012</text:p>
          </table:table-cell>
          <table:table-cell office:value-type="string">
            <text:p>Sat Jun 16 19:58:17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49783</text:p>
          </table:table-cell>
          <table:table-cell office:value-type="string">
            <text:p>afghanistan</text:p>
          </table:table-cell>
          <table:table-cell office:value-type="string">
            <text:p>afghan</text:p>
          </table:table-cell>
          <table:table-cell office:value-type="string">
            <text:p>were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province</text:p>
          </table:table-cell>
          <table:table-cell office:value-type="string">
            <text:p>two</text:p>
          </table:table-cell>
          <table:table-cell office:value-type="string">
            <text:p>kabul</text:p>
          </table:table-cell>
          <table:table-cell office:value-type="string">
            <text:p>from</text:p>
          </table:table-cell>
          <table:table-cell office:value-type="string">
            <text:p>forces</text:p>
          </table:table-cell>
          <table:table-cell office:value-type="string">
            <text:p>2003 in Afghanistan</text:p>
          </table:table-cell>
          <table:table-cell office:value-type="string">
            <text:p>0</text:p>
          </table:table-cell>
          <table:table-cell office:value-type="string">
            <text:p>futures</text:p>
          </table:table-cell>
          <table:table-cell office:value-type="string">
            <text:p>exchange</text:p>
          </table:table-cell>
          <table:table-cell office:value-type="string">
            <text:p>trading</text:p>
          </table:table-cell>
          <table:table-cell office:value-type="string">
            <text:p>contract</text:p>
          </table:table-cell>
          <table:table-cell office:value-type="string">
            <text:p>contracts</text:p>
          </table:table-cell>
          <table:table-cell office:value-type="string">
            <text:p>market</text:p>
          </table:table-cell>
          <table:table-cell office:value-type="string">
            <text:p>traders</text:p>
          </table:table-cell>
          <table:table-cell office:value-type="string">
            <text:p>york</text:p>
          </table:table-cell>
          <table:table-cell office:value-type="string">
            <text:p>trade</text:p>
          </table:table-cell>
          <table:table-cell office:value-type="string">
            <text:p>lme</text:p>
          </table:table-cell>
          <table:table-cell office:value-type="string">
            <text:p>London Metal Exchang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77];&quot;,&quot;;[.AC77];&quot;,&quot;; TEXT([.BD7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4EZZ2MIKMNO3WUG8U81WWXIR6O7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ME6IAA2SEIU93O5V0BKI4IIT1LNNC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8:25 GMT 2012</text:p>
          </table:table-cell>
          <table:table-cell office:value-type="string">
            <text:p>Sun Jun 17 00:58:49 GMT 2012</text:p>
          </table:table-cell>
          <table:table-cell office:value-type="string">
            <text:p>Sat Jun 23 17:58:49 PDT 2012</text:p>
          </table:table-cell>
          <table:table-cell office:value-type="string">
            <text:p>Sat Jun 16 19:58:17 PDT 2012</text:p>
          </table:table-cell>
          <table:table-cell table:number-columns-repeated="2"/>
          <table:table-cell office:value-type="string">
            <text:p>24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49783</text:p>
          </table:table-cell>
          <table:table-cell office:value-type="string">
            <text:p>afghanistan</text:p>
          </table:table-cell>
          <table:table-cell office:value-type="string">
            <text:p>afghan</text:p>
          </table:table-cell>
          <table:table-cell office:value-type="string">
            <text:p>were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province</text:p>
          </table:table-cell>
          <table:table-cell office:value-type="string">
            <text:p>two</text:p>
          </table:table-cell>
          <table:table-cell office:value-type="string">
            <text:p>kabul</text:p>
          </table:table-cell>
          <table:table-cell office:value-type="string">
            <text:p>from</text:p>
          </table:table-cell>
          <table:table-cell office:value-type="string">
            <text:p>forces</text:p>
          </table:table-cell>
          <table:table-cell office:value-type="string">
            <text:p>2003 in Afghanistan</text:p>
          </table:table-cell>
          <table:table-cell office:value-type="string">
            <text:p>0</text:p>
          </table:table-cell>
          <table:table-cell office:value-type="string">
            <text:p>futures</text:p>
          </table:table-cell>
          <table:table-cell office:value-type="string">
            <text:p>exchange</text:p>
          </table:table-cell>
          <table:table-cell office:value-type="string">
            <text:p>trading</text:p>
          </table:table-cell>
          <table:table-cell office:value-type="string">
            <text:p>contract</text:p>
          </table:table-cell>
          <table:table-cell office:value-type="string">
            <text:p>contracts</text:p>
          </table:table-cell>
          <table:table-cell office:value-type="string">
            <text:p>market</text:p>
          </table:table-cell>
          <table:table-cell office:value-type="string">
            <text:p>traders</text:p>
          </table:table-cell>
          <table:table-cell office:value-type="string">
            <text:p>york</text:p>
          </table:table-cell>
          <table:table-cell office:value-type="string">
            <text:p>trade</text:p>
          </table:table-cell>
          <table:table-cell office:value-type="string">
            <text:p>lme</text:p>
          </table:table-cell>
          <table:table-cell office:value-type="string">
            <text:p>London Metal Exchange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78];&quot;,&quot;;[.AC78];&quot;,&quot;; TEXT([.BD7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94EZZ2MIKMNO3WUG8U81WWXIR6O7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XB92NJKM05B1SHZO8N2OTP9S30FAD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9:13 GMT 2012</text:p>
          </table:table-cell>
          <table:table-cell office:value-type="string">
            <text:p>Sun Jun 17 00:49:23 GMT 2012</text:p>
          </table:table-cell>
          <table:table-cell office:value-type="string">
            <text:p>Sat Jun 23 17:49:23 PDT 2012</text:p>
          </table:table-cell>
          <table:table-cell office:value-type="string">
            <text:p>Sat Jun 16 19:58:17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49783</text:p>
          </table:table-cell>
          <table:table-cell office:value-type="string">
            <text:p>afghanistan</text:p>
          </table:table-cell>
          <table:table-cell office:value-type="string">
            <text:p>afghan</text:p>
          </table:table-cell>
          <table:table-cell office:value-type="string">
            <text:p>were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province</text:p>
          </table:table-cell>
          <table:table-cell office:value-type="string">
            <text:p>two</text:p>
          </table:table-cell>
          <table:table-cell office:value-type="string">
            <text:p>kabul</text:p>
          </table:table-cell>
          <table:table-cell office:value-type="string">
            <text:p>from</text:p>
          </table:table-cell>
          <table:table-cell office:value-type="string">
            <text:p>forces</text:p>
          </table:table-cell>
          <table:table-cell office:value-type="string">
            <text:p>2003 in Afghanistan</text:p>
          </table:table-cell>
          <table:table-cell office:value-type="string">
            <text:p>0</text:p>
          </table:table-cell>
          <table:table-cell office:value-type="string">
            <text:p>futures</text:p>
          </table:table-cell>
          <table:table-cell office:value-type="string">
            <text:p>exchange</text:p>
          </table:table-cell>
          <table:table-cell office:value-type="string">
            <text:p>trading</text:p>
          </table:table-cell>
          <table:table-cell office:value-type="string">
            <text:p>contract</text:p>
          </table:table-cell>
          <table:table-cell office:value-type="string">
            <text:p>contracts</text:p>
          </table:table-cell>
          <table:table-cell office:value-type="string">
            <text:p>market</text:p>
          </table:table-cell>
          <table:table-cell office:value-type="string">
            <text:p>traders</text:p>
          </table:table-cell>
          <table:table-cell office:value-type="string">
            <text:p>york</text:p>
          </table:table-cell>
          <table:table-cell office:value-type="string">
            <text:p>trade</text:p>
          </table:table-cell>
          <table:table-cell office:value-type="string">
            <text:p>lme</text:p>
          </table:table-cell>
          <table:table-cell office:value-type="string">
            <text:p>London Metal Exchange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79];&quot;,&quot;;[.AC79];&quot;,&quot;; TEXT([.BD7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BI0OQKKA4II7HG71CX88EW0COLZZZ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4PFCD45XCET2MGS0U9NBTGP5T3ZXP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08 GMT 2012</text:p>
          </table:table-cell>
          <table:table-cell office:value-type="string">
            <text:p>Sun Jun 17 00:49:19 GMT 2012</text:p>
          </table:table-cell>
          <table:table-cell office:value-type="string">
            <text:p>Sat Jun 23 17:49:19 PDT 2012</text:p>
          </table:table-cell>
          <table:table-cell office:value-type="string">
            <text:p>Sat Jun 16 19:58:36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2571</text:p>
          </table:table-cell>
          <table:table-cell office:value-type="string">
            <text:p>zelaya</text:p>
          </table:table-cell>
          <table:table-cell office:value-type="string">
            <text:p>honduras</text:p>
          </table:table-cell>
          <table:table-cell office:value-type="string">
            <text:p>he</text:p>
          </table:table-cell>
          <table:table-cell office:value-type="string">
            <text:p>said</text:p>
          </table:table-cell>
          <table:table-cell office:value-type="string">
            <text:p>government</text:p>
          </table:table-cell>
          <table:table-cell office:value-type="string">
            <text:p>president</text:p>
          </table:table-cell>
          <table:table-cell office:value-type="string">
            <text:p>from</text:p>
          </table:table-cell>
          <table:table-cell office:value-type="string">
            <text:p>micheletti</text:p>
          </table:table-cell>
          <table:table-cell office:value-type="string">
            <text:p>july</text:p>
          </table:table-cell>
          <table:table-cell office:value-type="string">
            <text:p>honduran</text:p>
          </table:table-cell>
          <table:table-cell office:value-type="string">
            <text:p>Chronology of the 2009 Honduran constitutional crisis</text:p>
          </table:table-cell>
          <table:table-cell office:value-type="string">
            <text:p>42</text:p>
          </table:table-cell>
          <table:table-cell office:value-type="string">
            <text:p>mln</text:p>
          </table:table-cell>
          <table:table-cell office:value-type="string">
            <text:p>dlrs</text:p>
          </table:table-cell>
          <table:table-cell office:value-type="string">
            <text:p>billion</text:p>
          </table:table-cell>
          <table:table-cell office:value-type="string">
            <text:p>year</text:p>
          </table:table-cell>
          <table:table-cell office:value-type="string">
            <text:p>sales</text:p>
          </table:table-cell>
          <table:table-cell office:value-type="string">
            <text:p>dlr</text:p>
          </table:table-cell>
          <table:table-cell office:value-type="string">
            <text:p>march</text:p>
          </table:table-cell>
          <table:table-cell office:value-type="string">
            <text:p>net</text:p>
          </table:table-cell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string">
            <text:p>American Recovery and Reinvestment Act of 2009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80];&quot;,&quot;;[.AC80];&quot;,&quot;; TEXT([.BD8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BI0OQKKA4II7HG71CX88EW0COLZZZ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790JPPSI2KYTY9XWHWKTM6WKWHPJ6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8:34 GMT 2012</text:p>
          </table:table-cell>
          <table:table-cell office:value-type="string">
            <text:p>Sun Jun 17 00:48:41 GMT 2012</text:p>
          </table:table-cell>
          <table:table-cell office:value-type="string">
            <text:p>Sat Jun 23 17:48:41 PDT 2012</text:p>
          </table:table-cell>
          <table:table-cell office:value-type="string">
            <text:p>Sat Jun 16 19:58:36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2571</text:p>
          </table:table-cell>
          <table:table-cell office:value-type="string">
            <text:p>zelaya</text:p>
          </table:table-cell>
          <table:table-cell office:value-type="string">
            <text:p>honduras</text:p>
          </table:table-cell>
          <table:table-cell office:value-type="string">
            <text:p>he</text:p>
          </table:table-cell>
          <table:table-cell office:value-type="string">
            <text:p>said</text:p>
          </table:table-cell>
          <table:table-cell office:value-type="string">
            <text:p>government</text:p>
          </table:table-cell>
          <table:table-cell office:value-type="string">
            <text:p>president</text:p>
          </table:table-cell>
          <table:table-cell office:value-type="string">
            <text:p>from</text:p>
          </table:table-cell>
          <table:table-cell office:value-type="string">
            <text:p>micheletti</text:p>
          </table:table-cell>
          <table:table-cell office:value-type="string">
            <text:p>july</text:p>
          </table:table-cell>
          <table:table-cell office:value-type="string">
            <text:p>honduran</text:p>
          </table:table-cell>
          <table:table-cell office:value-type="string">
            <text:p>Chronology of the 2009 Honduran constitutional crisis</text:p>
          </table:table-cell>
          <table:table-cell office:value-type="string">
            <text:p>42</text:p>
          </table:table-cell>
          <table:table-cell office:value-type="string">
            <text:p>mln</text:p>
          </table:table-cell>
          <table:table-cell office:value-type="string">
            <text:p>dlrs</text:p>
          </table:table-cell>
          <table:table-cell office:value-type="string">
            <text:p>billion</text:p>
          </table:table-cell>
          <table:table-cell office:value-type="string">
            <text:p>year</text:p>
          </table:table-cell>
          <table:table-cell office:value-type="string">
            <text:p>sales</text:p>
          </table:table-cell>
          <table:table-cell office:value-type="string">
            <text:p>dlr</text:p>
          </table:table-cell>
          <table:table-cell office:value-type="string">
            <text:p>march</text:p>
          </table:table-cell>
          <table:table-cell office:value-type="string">
            <text:p>net</text:p>
          </table:table-cell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string">
            <text:p>American Recovery and Reinvestment Act of 2009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81];&quot;,&quot;;[.AC81];&quot;,&quot;; TEXT([.BD8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BI0OQKKA4II7HG71CX88EW0COLZZZ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KL2D5NQYN5FIZOONFKYUNCWZ4XA65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5:50 GMT 2012</text:p>
          </table:table-cell>
          <table:table-cell office:value-type="string">
            <text:p>Sun Jun 17 00:56:19 GMT 2012</text:p>
          </table:table-cell>
          <table:table-cell office:value-type="string">
            <text:p>Sat Jun 23 17:56:19 PDT 2012</text:p>
          </table:table-cell>
          <table:table-cell office:value-type="string">
            <text:p>Sat Jun 16 19:58:37 PDT 2012</text:p>
          </table:table-cell>
          <table:table-cell table:number-columns-repeated="2"/>
          <table:table-cell office:value-type="string">
            <text:p>29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2571</text:p>
          </table:table-cell>
          <table:table-cell office:value-type="string">
            <text:p>zelaya</text:p>
          </table:table-cell>
          <table:table-cell office:value-type="string">
            <text:p>honduras</text:p>
          </table:table-cell>
          <table:table-cell office:value-type="string">
            <text:p>he</text:p>
          </table:table-cell>
          <table:table-cell office:value-type="string">
            <text:p>said</text:p>
          </table:table-cell>
          <table:table-cell office:value-type="string">
            <text:p>government</text:p>
          </table:table-cell>
          <table:table-cell office:value-type="string">
            <text:p>president</text:p>
          </table:table-cell>
          <table:table-cell office:value-type="string">
            <text:p>from</text:p>
          </table:table-cell>
          <table:table-cell office:value-type="string">
            <text:p>micheletti</text:p>
          </table:table-cell>
          <table:table-cell office:value-type="string">
            <text:p>july</text:p>
          </table:table-cell>
          <table:table-cell office:value-type="string">
            <text:p>honduran</text:p>
          </table:table-cell>
          <table:table-cell office:value-type="string">
            <text:p>Chronology of the 2009 Honduran constitutional crisis</text:p>
          </table:table-cell>
          <table:table-cell office:value-type="string">
            <text:p>42</text:p>
          </table:table-cell>
          <table:table-cell office:value-type="string">
            <text:p>mln</text:p>
          </table:table-cell>
          <table:table-cell office:value-type="string">
            <text:p>dlrs</text:p>
          </table:table-cell>
          <table:table-cell office:value-type="string">
            <text:p>billion</text:p>
          </table:table-cell>
          <table:table-cell office:value-type="string">
            <text:p>year</text:p>
          </table:table-cell>
          <table:table-cell office:value-type="string">
            <text:p>sales</text:p>
          </table:table-cell>
          <table:table-cell office:value-type="string">
            <text:p>dlr</text:p>
          </table:table-cell>
          <table:table-cell office:value-type="string">
            <text:p>march</text:p>
          </table:table-cell>
          <table:table-cell office:value-type="string">
            <text:p>net</text:p>
          </table:table-cell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string">
            <text:p>American Recovery and Reinvestment Act of 2009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82];&quot;,&quot;;[.AC82];&quot;,&quot;; TEXT([.BD8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BQLZ6R70G5ROH1DQDMEFWSSTBCO8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C21QP6AUC26SPUCKBO330FK15I812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1:37 GMT 2012</text:p>
          </table:table-cell>
          <table:table-cell office:value-type="string">
            <text:p>Sun Jun 17 00:51:51 GMT 2012</text:p>
          </table:table-cell>
          <table:table-cell office:value-type="string">
            <text:p>Sat Jun 23 17:51:51 PDT 2012</text:p>
          </table:table-cell>
          <table:table-cell office:value-type="string">
            <text:p>Sat Jun 16 19:58:31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1</text:p>
          </table:table-cell>
          <table:table-cell office:value-type="string">
            <text:p>department</text:p>
          </table:table-cell>
          <table:table-cell office:value-type="string">
            <text:p>credit</text:p>
          </table:table-cell>
          <table:table-cell office:value-type="string">
            <text:p>wheat</text:p>
          </table:table-cell>
          <table:table-cell office:value-type="string">
            <text:p>ccc</text:p>
          </table:table-cell>
          <table:table-cell office:value-type="string">
            <text:p>export</text:p>
          </table:table-cell>
          <table:table-cell office:value-type="string">
            <text:p>bonus</text:p>
          </table:table-cell>
          <table:table-cell office:value-type="string">
            <text:p>agriculture</text:p>
          </table:table-cell>
          <table:table-cell office:value-type="string">
            <text:p>program</text:p>
          </table:table-cell>
          <table:table-cell office:value-type="string">
            <text:p>usda</text:p>
          </table:table-cell>
          <table:table-cell office:value-type="string">
            <text:p>sales</text:p>
          </table:table-cell>
          <table:table-cell office:value-type="string">
            <text:p>Canada–Mali relations</text:p>
          </table:table-cell>
          <table:table-cell office:value-type="string">
            <text:p>165157</text:p>
          </table:table-cell>
          <table:table-cell office:value-type="string">
            <text:p>tax</text:p>
          </table:table-cell>
          <table:table-cell office:value-type="string">
            <text:p>income</text:p>
          </table:table-cell>
          <table:table-cell office:value-type="string">
            <text:p>federal</text:p>
          </table:table-cell>
          <table:table-cell office:value-type="string">
            <text:p>may</text:p>
          </table:table-cell>
          <table:table-cell office:value-type="string">
            <text:p>states</text:p>
          </table:table-cell>
          <table:table-cell office:value-type="string">
            <text:p>from</text:p>
          </table:table-cell>
          <table:table-cell office:value-type="string">
            <text:p>other</text:p>
          </table:table-cell>
          <table:table-cell office:value-type="string">
            <text:p>rate</text:p>
          </table:table-cell>
          <table:table-cell office:value-type="string">
            <text:p>taxes</text:p>
          </table:table-cell>
          <table:table-cell office:value-type="string">
            <text:p>individuals</text:p>
          </table:table-cell>
          <table:table-cell office:value-type="string">
            <text:p>Income tax in the United Stat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83];&quot;,&quot;;[.AC83];&quot;,&quot;; TEXT([.BD8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BQLZ6R70G5ROH1DQDMEFWSSTBCO8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JJNDWIOV1S77WRI0QL1BYDZ9G1XIQ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4:29 GMT 2012</text:p>
          </table:table-cell>
          <table:table-cell office:value-type="string">
            <text:p>Sun Jun 17 00:54:37 GMT 2012</text:p>
          </table:table-cell>
          <table:table-cell office:value-type="string">
            <text:p>Sat Jun 23 17:54:37 PDT 2012</text:p>
          </table:table-cell>
          <table:table-cell office:value-type="string">
            <text:p>Sat Jun 16 19:58:32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1</text:p>
          </table:table-cell>
          <table:table-cell office:value-type="string">
            <text:p>department</text:p>
          </table:table-cell>
          <table:table-cell office:value-type="string">
            <text:p>credit</text:p>
          </table:table-cell>
          <table:table-cell office:value-type="string">
            <text:p>wheat</text:p>
          </table:table-cell>
          <table:table-cell office:value-type="string">
            <text:p>ccc</text:p>
          </table:table-cell>
          <table:table-cell office:value-type="string">
            <text:p>export</text:p>
          </table:table-cell>
          <table:table-cell office:value-type="string">
            <text:p>bonus</text:p>
          </table:table-cell>
          <table:table-cell office:value-type="string">
            <text:p>agriculture</text:p>
          </table:table-cell>
          <table:table-cell office:value-type="string">
            <text:p>program</text:p>
          </table:table-cell>
          <table:table-cell office:value-type="string">
            <text:p>usda</text:p>
          </table:table-cell>
          <table:table-cell office:value-type="string">
            <text:p>sales</text:p>
          </table:table-cell>
          <table:table-cell office:value-type="string">
            <text:p>Canada–Mali relations</text:p>
          </table:table-cell>
          <table:table-cell office:value-type="string">
            <text:p>165157</text:p>
          </table:table-cell>
          <table:table-cell office:value-type="string">
            <text:p>tax</text:p>
          </table:table-cell>
          <table:table-cell office:value-type="string">
            <text:p>income</text:p>
          </table:table-cell>
          <table:table-cell office:value-type="string">
            <text:p>federal</text:p>
          </table:table-cell>
          <table:table-cell office:value-type="string">
            <text:p>may</text:p>
          </table:table-cell>
          <table:table-cell office:value-type="string">
            <text:p>states</text:p>
          </table:table-cell>
          <table:table-cell office:value-type="string">
            <text:p>from</text:p>
          </table:table-cell>
          <table:table-cell office:value-type="string">
            <text:p>other</text:p>
          </table:table-cell>
          <table:table-cell office:value-type="string">
            <text:p>rate</text:p>
          </table:table-cell>
          <table:table-cell office:value-type="string">
            <text:p>taxes</text:p>
          </table:table-cell>
          <table:table-cell office:value-type="string">
            <text:p>individuals</text:p>
          </table:table-cell>
          <table:table-cell office:value-type="string">
            <text:p>Income tax in the United Stat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84];&quot;,&quot;;[.AC84];&quot;,&quot;; TEXT([.BD8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BQLZ6R70G5ROH1DQDMEFWSSTBCO8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UU74J79KQW6GHB9D4OFKD45Y57HJT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03 GMT 2012</text:p>
          </table:table-cell>
          <table:table-cell office:value-type="string">
            <text:p>Sun Jun 17 00:50:14 GMT 2012</text:p>
          </table:table-cell>
          <table:table-cell office:value-type="string">
            <text:p>Sat Jun 23 17:50:14 PDT 2012</text:p>
          </table:table-cell>
          <table:table-cell office:value-type="string">
            <text:p>Sat Jun 16 19:58:32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1</text:p>
          </table:table-cell>
          <table:table-cell office:value-type="string">
            <text:p>department</text:p>
          </table:table-cell>
          <table:table-cell office:value-type="string">
            <text:p>credit</text:p>
          </table:table-cell>
          <table:table-cell office:value-type="string">
            <text:p>wheat</text:p>
          </table:table-cell>
          <table:table-cell office:value-type="string">
            <text:p>ccc</text:p>
          </table:table-cell>
          <table:table-cell office:value-type="string">
            <text:p>export</text:p>
          </table:table-cell>
          <table:table-cell office:value-type="string">
            <text:p>bonus</text:p>
          </table:table-cell>
          <table:table-cell office:value-type="string">
            <text:p>agriculture</text:p>
          </table:table-cell>
          <table:table-cell office:value-type="string">
            <text:p>program</text:p>
          </table:table-cell>
          <table:table-cell office:value-type="string">
            <text:p>usda</text:p>
          </table:table-cell>
          <table:table-cell office:value-type="string">
            <text:p>sales</text:p>
          </table:table-cell>
          <table:table-cell office:value-type="string">
            <text:p>Canada–Mali relations</text:p>
          </table:table-cell>
          <table:table-cell office:value-type="string">
            <text:p>165157</text:p>
          </table:table-cell>
          <table:table-cell office:value-type="string">
            <text:p>tax</text:p>
          </table:table-cell>
          <table:table-cell office:value-type="string">
            <text:p>income</text:p>
          </table:table-cell>
          <table:table-cell office:value-type="string">
            <text:p>federal</text:p>
          </table:table-cell>
          <table:table-cell office:value-type="string">
            <text:p>may</text:p>
          </table:table-cell>
          <table:table-cell office:value-type="string">
            <text:p>states</text:p>
          </table:table-cell>
          <table:table-cell office:value-type="string">
            <text:p>from</text:p>
          </table:table-cell>
          <table:table-cell office:value-type="string">
            <text:p>other</text:p>
          </table:table-cell>
          <table:table-cell office:value-type="string">
            <text:p>rate</text:p>
          </table:table-cell>
          <table:table-cell office:value-type="string">
            <text:p>taxes</text:p>
          </table:table-cell>
          <table:table-cell office:value-type="string">
            <text:p>individuals</text:p>
          </table:table-cell>
          <table:table-cell office:value-type="string">
            <text:p>Income tax in the United State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85];&quot;,&quot;;[.AC85];&quot;,&quot;; TEXT([.BD8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BT2YU98JHST0KRQ7P2JHIOBJ2XOCO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3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3 GMT 2012</text:p>
          </table:table-cell>
          <table:table-cell table:number-columns-repeated="2"/>
          <table:table-cell office:value-type="string">
            <text:p>2BP3V0FK0COKHS26THGKS9LRXZHHOC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41 GMT 2012</text:p>
          </table:table-cell>
          <table:table-cell office:value-type="string">
            <text:p>Sun Jun 17 00:50:52 GMT 2012</text:p>
          </table:table-cell>
          <table:table-cell office:value-type="string">
            <text:p>Sat Jun 23 17:50:52 PDT 2012</text:p>
          </table:table-cell>
          <table:table-cell office:value-type="string">
            <text:p>Sat Jun 16 19:59:02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8</text:p>
          </table:table-cell>
          <table:table-cell office:value-type="string">
            <text:p>market</text:p>
          </table:table-cell>
          <table:table-cell office:value-type="string">
            <text:p>dealers</text:p>
          </table:table-cell>
          <table:table-cell office:value-type="string">
            <text:p>traders</text:p>
          </table:table-cell>
          <table:table-cell office:value-type="string">
            <text:p>yesterday</text:p>
          </table:table-cell>
          <table:table-cell office:value-type="string">
            <text:p>italy</text:p>
          </table:table-cell>
          <table:table-cell office:value-type="string">
            <text:p>trade</text:p>
          </table:table-cell>
          <table:table-cell office:value-type="string">
            <text:p>italian</text:p>
          </table:table-cell>
          <table:table-cell office:value-type="string">
            <text:p>april</text:p>
          </table:table-cell>
          <table:table-cell office:value-type="string">
            <text:p>london</text:p>
          </table:table-cell>
          <table:table-cell office:value-type="string">
            <text:p>dealer</text:p>
          </table:table-cell>
          <table:table-cell office:value-type="string">
            <text:p>Blockade of Germany (1939–1945)</text:p>
          </table:table-cell>
          <table:table-cell office:value-type="string">
            <text:p>127797</text:p>
          </table:table-cell>
          <table:table-cell office:value-type="string">
            <text:p>were</text:p>
          </table:table-cell>
          <table:table-cell office:value-type="string">
            <text:p>grain</text:p>
          </table:table-cell>
          <table:table-cell office:value-type="string">
            <text:p>from</text:p>
          </table:table-cell>
          <table:table-cell office:value-type="string">
            <text:p>soviet</text:p>
          </table:table-cell>
          <table:table-cell office:value-type="string">
            <text:p>ukrainian</text:p>
          </table:table-cell>
          <table:table-cell office:value-type="string">
            <text:p>million</text:p>
          </table:table-cell>
          <table:table-cell office:value-type="string">
            <text:p>tons</text:p>
          </table:table-cell>
          <table:table-cell office:value-type="string">
            <text:p>had</text:p>
          </table:table-cell>
          <table:table-cell office:value-type="string">
            <text:p>peasants</text:p>
          </table:table-cell>
          <table:table-cell office:value-type="string">
            <text:p>ukraine</text:p>
          </table:table-cell>
          <table:table-cell office:value-type="string">
            <text:p>Causes of the Holodomor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86];&quot;,&quot;;[.AC86];&quot;,&quot;; TEXT([.BD8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BT2YU98JHST0KRQ7P2JHIOBJ2XOCO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3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3 GMT 2012</text:p>
          </table:table-cell>
          <table:table-cell table:number-columns-repeated="2"/>
          <table:table-cell office:value-type="string">
            <text:p>2CEIKMN9U8P9DCWY36OIBSUYJFTTC1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0:39 GMT 2012</text:p>
          </table:table-cell>
          <table:table-cell office:value-type="string">
            <text:p>Sun Jun 17 01:00:52 GMT 2012</text:p>
          </table:table-cell>
          <table:table-cell office:value-type="string">
            <text:p>Sat Jun 23 18:00:52 PDT 2012</text:p>
          </table:table-cell>
          <table:table-cell office:value-type="string">
            <text:p>Sat Jun 16 19:59:02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8</text:p>
          </table:table-cell>
          <table:table-cell office:value-type="string">
            <text:p>market</text:p>
          </table:table-cell>
          <table:table-cell office:value-type="string">
            <text:p>dealers</text:p>
          </table:table-cell>
          <table:table-cell office:value-type="string">
            <text:p>traders</text:p>
          </table:table-cell>
          <table:table-cell office:value-type="string">
            <text:p>yesterday</text:p>
          </table:table-cell>
          <table:table-cell office:value-type="string">
            <text:p>italy</text:p>
          </table:table-cell>
          <table:table-cell office:value-type="string">
            <text:p>trade</text:p>
          </table:table-cell>
          <table:table-cell office:value-type="string">
            <text:p>italian</text:p>
          </table:table-cell>
          <table:table-cell office:value-type="string">
            <text:p>april</text:p>
          </table:table-cell>
          <table:table-cell office:value-type="string">
            <text:p>london</text:p>
          </table:table-cell>
          <table:table-cell office:value-type="string">
            <text:p>dealer</text:p>
          </table:table-cell>
          <table:table-cell office:value-type="string">
            <text:p>Blockade of Germany (1939–1945)</text:p>
          </table:table-cell>
          <table:table-cell office:value-type="string">
            <text:p>127797</text:p>
          </table:table-cell>
          <table:table-cell office:value-type="string">
            <text:p>were</text:p>
          </table:table-cell>
          <table:table-cell office:value-type="string">
            <text:p>grain</text:p>
          </table:table-cell>
          <table:table-cell office:value-type="string">
            <text:p>from</text:p>
          </table:table-cell>
          <table:table-cell office:value-type="string">
            <text:p>soviet</text:p>
          </table:table-cell>
          <table:table-cell office:value-type="string">
            <text:p>ukrainian</text:p>
          </table:table-cell>
          <table:table-cell office:value-type="string">
            <text:p>million</text:p>
          </table:table-cell>
          <table:table-cell office:value-type="string">
            <text:p>tons</text:p>
          </table:table-cell>
          <table:table-cell office:value-type="string">
            <text:p>had</text:p>
          </table:table-cell>
          <table:table-cell office:value-type="string">
            <text:p>peasants</text:p>
          </table:table-cell>
          <table:table-cell office:value-type="string">
            <text:p>ukraine</text:p>
          </table:table-cell>
          <table:table-cell office:value-type="string">
            <text:p>Causes of the Holodomor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87];&quot;,&quot;;[.AC87];&quot;,&quot;; TEXT([.BD8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BT2YU98JHST0KRQ7P2JHIOBJ2XOCO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3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3 GMT 2012</text:p>
          </table:table-cell>
          <table:table-cell table:number-columns-repeated="2"/>
          <table:table-cell office:value-type="string">
            <text:p>2G5G67D1X3V0UTOHVUTJM1M7QDDIB2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7:44 GMT 2012</text:p>
          </table:table-cell>
          <table:table-cell office:value-type="string">
            <text:p>Sun Jun 17 00:57:56 GMT 2012</text:p>
          </table:table-cell>
          <table:table-cell office:value-type="string">
            <text:p>Sat Jun 23 17:57:56 PDT 2012</text:p>
          </table:table-cell>
          <table:table-cell office:value-type="string">
            <text:p>Sat Jun 16 19:59:02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8</text:p>
          </table:table-cell>
          <table:table-cell office:value-type="string">
            <text:p>market</text:p>
          </table:table-cell>
          <table:table-cell office:value-type="string">
            <text:p>dealers</text:p>
          </table:table-cell>
          <table:table-cell office:value-type="string">
            <text:p>traders</text:p>
          </table:table-cell>
          <table:table-cell office:value-type="string">
            <text:p>yesterday</text:p>
          </table:table-cell>
          <table:table-cell office:value-type="string">
            <text:p>italy</text:p>
          </table:table-cell>
          <table:table-cell office:value-type="string">
            <text:p>trade</text:p>
          </table:table-cell>
          <table:table-cell office:value-type="string">
            <text:p>italian</text:p>
          </table:table-cell>
          <table:table-cell office:value-type="string">
            <text:p>april</text:p>
          </table:table-cell>
          <table:table-cell office:value-type="string">
            <text:p>london</text:p>
          </table:table-cell>
          <table:table-cell office:value-type="string">
            <text:p>dealer</text:p>
          </table:table-cell>
          <table:table-cell office:value-type="string">
            <text:p>Blockade of Germany (1939–1945)</text:p>
          </table:table-cell>
          <table:table-cell office:value-type="string">
            <text:p>127797</text:p>
          </table:table-cell>
          <table:table-cell office:value-type="string">
            <text:p>were</text:p>
          </table:table-cell>
          <table:table-cell office:value-type="string">
            <text:p>grain</text:p>
          </table:table-cell>
          <table:table-cell office:value-type="string">
            <text:p>from</text:p>
          </table:table-cell>
          <table:table-cell office:value-type="string">
            <text:p>soviet</text:p>
          </table:table-cell>
          <table:table-cell office:value-type="string">
            <text:p>ukrainian</text:p>
          </table:table-cell>
          <table:table-cell office:value-type="string">
            <text:p>million</text:p>
          </table:table-cell>
          <table:table-cell office:value-type="string">
            <text:p>tons</text:p>
          </table:table-cell>
          <table:table-cell office:value-type="string">
            <text:p>had</text:p>
          </table:table-cell>
          <table:table-cell office:value-type="string">
            <text:p>peasants</text:p>
          </table:table-cell>
          <table:table-cell office:value-type="string">
            <text:p>ukraine</text:p>
          </table:table-cell>
          <table:table-cell office:value-type="string">
            <text:p>Causes of the Holodomor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88];&quot;,&quot;;[.AC88];&quot;,&quot;; TEXT([.BD8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BU26DG67D1XI4OKRA3OS2JE1AL8F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6NOX7H57DZK4O29LQ4HLM25M1C0AV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24 GMT 2012</text:p>
          </table:table-cell>
          <table:table-cell office:value-type="string">
            <text:p>Sun Jun 17 00:52:34 GMT 2012</text:p>
          </table:table-cell>
          <table:table-cell office:value-type="string">
            <text:p>Sat Jun 23 17:52:34 PDT 2012</text:p>
          </table:table-cell>
          <table:table-cell office:value-type="string">
            <text:p>Sat Jun 16 19:58:26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505</text:p>
          </table:table-cell>
          <table:table-cell office:value-type="string">
            <text:p>enron</text:p>
          </table:table-cell>
          <table:table-cell office:value-type="string">
            <text:p>enrons</text:p>
          </table:table-cell>
          <table:table-cell office:value-type="string">
            <text:p>were</text:p>
          </table:table-cell>
          <table:table-cell office:value-type="string">
            <text:p>its</text:p>
          </table:table-cell>
          <table:table-cell office:value-type="string">
            <text:p>accounting</text:p>
          </table:table-cell>
          <table:table-cell office:value-type="string">
            <text:p>had</text:p>
          </table:table-cell>
          <table:table-cell office:value-type="string">
            <text:p>from</text:p>
          </table:table-cell>
          <table:table-cell office:value-type="string">
            <text:p>company</text:p>
          </table:table-cell>
          <table:table-cell office:value-type="string">
            <text:p>billion</text:p>
          </table:table-cell>
          <table:table-cell office:value-type="string">
            <text:p>stock</text:p>
          </table:table-cell>
          <table:table-cell office:value-type="string">
            <text:p>Enron scandal</text:p>
          </table:table-cell>
          <table:table-cell office:value-type="string">
            <text:p>19</text:p>
          </table:table-cell>
          <table:table-cell office:value-type="string">
            <text:p>bank</text:p>
          </table:table-cell>
          <table:table-cell office:value-type="string">
            <text:p>savings</text:p>
          </table:table-cell>
          <table:table-cell office:value-type="string">
            <text:p>loan</text:p>
          </table:table-cell>
          <table:table-cell office:value-type="string">
            <text:p>federal</text:p>
          </table:table-cell>
          <table:table-cell office:value-type="string">
            <text:p>national</text:p>
          </table:table-cell>
          <table:table-cell office:value-type="string">
            <text:p>assets</text:p>
          </table:table-cell>
          <table:table-cell office:value-type="string">
            <text:p>reuter</text:p>
          </table:table-cell>
          <table:table-cell office:value-type="string">
            <text:p>dlrs</text:p>
          </table:table-cell>
          <table:table-cell office:value-type="string">
            <text:p>association</text:p>
          </table:table-cell>
          <table:table-cell office:value-type="string">
            <text:p>home</text:p>
          </table:table-cell>
          <table:table-cell office:value-type="string">
            <text:p>Subprime crisis impact timeline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89];&quot;,&quot;;[.AC89];&quot;,&quot;; TEXT([.BD8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BU26DG67D1XI4OKRA3OS2JE1AL8F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CZ4J79KQW61NWSB176CL45XD7MIKM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1:00:12 GMT 2012</text:p>
          </table:table-cell>
          <table:table-cell office:value-type="string">
            <text:p>Sun Jun 17 01:00:29 GMT 2012</text:p>
          </table:table-cell>
          <table:table-cell office:value-type="string">
            <text:p>Sat Jun 23 18:00:29 PDT 2012</text:p>
          </table:table-cell>
          <table:table-cell office:value-type="string">
            <text:p>Sat Jun 16 19:58:27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505</text:p>
          </table:table-cell>
          <table:table-cell office:value-type="string">
            <text:p>enron</text:p>
          </table:table-cell>
          <table:table-cell office:value-type="string">
            <text:p>enrons</text:p>
          </table:table-cell>
          <table:table-cell office:value-type="string">
            <text:p>were</text:p>
          </table:table-cell>
          <table:table-cell office:value-type="string">
            <text:p>its</text:p>
          </table:table-cell>
          <table:table-cell office:value-type="string">
            <text:p>accounting</text:p>
          </table:table-cell>
          <table:table-cell office:value-type="string">
            <text:p>had</text:p>
          </table:table-cell>
          <table:table-cell office:value-type="string">
            <text:p>from</text:p>
          </table:table-cell>
          <table:table-cell office:value-type="string">
            <text:p>company</text:p>
          </table:table-cell>
          <table:table-cell office:value-type="string">
            <text:p>billion</text:p>
          </table:table-cell>
          <table:table-cell office:value-type="string">
            <text:p>stock</text:p>
          </table:table-cell>
          <table:table-cell office:value-type="string">
            <text:p>Enron scandal</text:p>
          </table:table-cell>
          <table:table-cell office:value-type="string">
            <text:p>19</text:p>
          </table:table-cell>
          <table:table-cell office:value-type="string">
            <text:p>bank</text:p>
          </table:table-cell>
          <table:table-cell office:value-type="string">
            <text:p>savings</text:p>
          </table:table-cell>
          <table:table-cell office:value-type="string">
            <text:p>loan</text:p>
          </table:table-cell>
          <table:table-cell office:value-type="string">
            <text:p>federal</text:p>
          </table:table-cell>
          <table:table-cell office:value-type="string">
            <text:p>national</text:p>
          </table:table-cell>
          <table:table-cell office:value-type="string">
            <text:p>assets</text:p>
          </table:table-cell>
          <table:table-cell office:value-type="string">
            <text:p>reuter</text:p>
          </table:table-cell>
          <table:table-cell office:value-type="string">
            <text:p>dlrs</text:p>
          </table:table-cell>
          <table:table-cell office:value-type="string">
            <text:p>association</text:p>
          </table:table-cell>
          <table:table-cell office:value-type="string">
            <text:p>home</text:p>
          </table:table-cell>
          <table:table-cell office:value-type="string">
            <text:p>Subprime crisis impact timeline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90];&quot;,&quot;;[.AC90];&quot;,&quot;; TEXT([.BD9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BU26DG67D1XI4OKRA3OS2JE1AL8F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EKMEZZ2MIKM2IIDWJP3GTWWYBX6NM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1:02:01 GMT 2012</text:p>
          </table:table-cell>
          <table:table-cell office:value-type="string">
            <text:p>Sun Jun 17 01:02:17 GMT 2012</text:p>
          </table:table-cell>
          <table:table-cell office:value-type="string">
            <text:p>Sat Jun 23 18:02:17 PDT 2012</text:p>
          </table:table-cell>
          <table:table-cell office:value-type="string">
            <text:p>Sat Jun 16 19:58:27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505</text:p>
          </table:table-cell>
          <table:table-cell office:value-type="string">
            <text:p>enron</text:p>
          </table:table-cell>
          <table:table-cell office:value-type="string">
            <text:p>enrons</text:p>
          </table:table-cell>
          <table:table-cell office:value-type="string">
            <text:p>were</text:p>
          </table:table-cell>
          <table:table-cell office:value-type="string">
            <text:p>its</text:p>
          </table:table-cell>
          <table:table-cell office:value-type="string">
            <text:p>accounting</text:p>
          </table:table-cell>
          <table:table-cell office:value-type="string">
            <text:p>had</text:p>
          </table:table-cell>
          <table:table-cell office:value-type="string">
            <text:p>from</text:p>
          </table:table-cell>
          <table:table-cell office:value-type="string">
            <text:p>company</text:p>
          </table:table-cell>
          <table:table-cell office:value-type="string">
            <text:p>billion</text:p>
          </table:table-cell>
          <table:table-cell office:value-type="string">
            <text:p>stock</text:p>
          </table:table-cell>
          <table:table-cell office:value-type="string">
            <text:p>Enron scandal</text:p>
          </table:table-cell>
          <table:table-cell office:value-type="string">
            <text:p>19</text:p>
          </table:table-cell>
          <table:table-cell office:value-type="string">
            <text:p>bank</text:p>
          </table:table-cell>
          <table:table-cell office:value-type="string">
            <text:p>savings</text:p>
          </table:table-cell>
          <table:table-cell office:value-type="string">
            <text:p>loan</text:p>
          </table:table-cell>
          <table:table-cell office:value-type="string">
            <text:p>federal</text:p>
          </table:table-cell>
          <table:table-cell office:value-type="string">
            <text:p>national</text:p>
          </table:table-cell>
          <table:table-cell office:value-type="string">
            <text:p>assets</text:p>
          </table:table-cell>
          <table:table-cell office:value-type="string">
            <text:p>reuter</text:p>
          </table:table-cell>
          <table:table-cell office:value-type="string">
            <text:p>dlrs</text:p>
          </table:table-cell>
          <table:table-cell office:value-type="string">
            <text:p>association</text:p>
          </table:table-cell>
          <table:table-cell office:value-type="string">
            <text:p>home</text:p>
          </table:table-cell>
          <table:table-cell office:value-type="string">
            <text:p>Subprime crisis impact timelin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91];&quot;,&quot;;[.AC91];&quot;,&quot;; TEXT([.BD9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BUF806UFBNF744ZSPU9DSW6N4G1FQ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C55NQYN5F3QFS4A08DNKWYB528C8V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06 GMT 2012</text:p>
          </table:table-cell>
          <table:table-cell office:value-type="string">
            <text:p>Sun Jun 17 00:50:16 GMT 2012</text:p>
          </table:table-cell>
          <table:table-cell office:value-type="string">
            <text:p>Sat Jun 23 17:50:16 PDT 2012</text:p>
          </table:table-cell>
          <table:table-cell office:value-type="string">
            <text:p>Sat Jun 16 19:58:40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86558</text:p>
          </table:table-cell>
          <table:table-cell office:value-type="string">
            <text:p>he</text:p>
          </table:table-cell>
          <table:table-cell office:value-type="string">
            <text:p>i</text:p>
          </table:table-cell>
          <table:table-cell office:value-type="string">
            <text:p>cia</text:p>
          </table:table-cell>
          <table:table-cell office:value-type="string">
            <text:p>libby</text:p>
          </table:table-cell>
          <table:table-cell office:value-type="string">
            <text:p>his</text:p>
          </table:table-cell>
          <table:table-cell office:value-type="string">
            <text:p>had</text:p>
          </table:table-cell>
          <table:table-cell office:value-type="string">
            <text:p>about</text:p>
          </table:table-cell>
          <table:table-cell office:value-type="string">
            <text:p>her</text:p>
          </table:table-cell>
          <table:table-cell office:value-type="string">
            <text:p>told</text:p>
          </table:table-cell>
          <table:table-cell office:value-type="string">
            <text:p>plame</text:p>
          </table:table-cell>
          <table:table-cell office:value-type="string">
            <text:p>Plame affair</text:p>
          </table:table-cell>
          <table:table-cell office:value-type="string">
            <text:p>50</text:p>
          </table:table-cell>
          <table:table-cell office:value-type="string">
            <text:p>unemployment</text:p>
          </table:table-cell>
          <table:table-cell office:value-type="string">
            <text:p>singapore</text:p>
          </table:table-cell>
          <table:table-cell office:value-type="string">
            <text:p>number</text:p>
          </table:table-cell>
          <table:table-cell office:value-type="string">
            <text:p>bangladesh</text:p>
          </table:table-cell>
          <table:table-cell office:value-type="string">
            <text:p>octane</text:p>
          </table:table-cell>
          <table:table-cell office:value-type="string">
            <text:p>gm</text:p>
          </table:table-cell>
          <table:table-cell office:value-type="string">
            <text:p>gasoline</text:p>
          </table:table-cell>
          <table:table-cell office:value-type="string">
            <text:p>petrol</text:p>
          </table:table-cell>
          <table:table-cell office:value-type="string">
            <text:p>workforce</text:p>
          </table:table-cell>
          <table:table-cell office:value-type="string">
            <text:p>record</text:p>
          </table:table-cell>
          <table:table-cell office:value-type="string">
            <text:p>Gasoline and diesel usage and pricing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92];&quot;,&quot;;[.AC92];&quot;,&quot;; TEXT([.BD9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BUF806UFBNF744ZSPU9DSW6N4G1FQ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REVHVKCJ011ZBV9QH0KYW619GY68Y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7:58 GMT 2012</text:p>
          </table:table-cell>
          <table:table-cell office:value-type="string">
            <text:p>Sun Jun 17 00:58:05 GMT 2012</text:p>
          </table:table-cell>
          <table:table-cell office:value-type="string">
            <text:p>Sat Jun 23 17:58:05 PDT 2012</text:p>
          </table:table-cell>
          <table:table-cell office:value-type="string">
            <text:p>Sat Jun 16 19:58:40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86558</text:p>
          </table:table-cell>
          <table:table-cell office:value-type="string">
            <text:p>he</text:p>
          </table:table-cell>
          <table:table-cell office:value-type="string">
            <text:p>i</text:p>
          </table:table-cell>
          <table:table-cell office:value-type="string">
            <text:p>cia</text:p>
          </table:table-cell>
          <table:table-cell office:value-type="string">
            <text:p>libby</text:p>
          </table:table-cell>
          <table:table-cell office:value-type="string">
            <text:p>his</text:p>
          </table:table-cell>
          <table:table-cell office:value-type="string">
            <text:p>had</text:p>
          </table:table-cell>
          <table:table-cell office:value-type="string">
            <text:p>about</text:p>
          </table:table-cell>
          <table:table-cell office:value-type="string">
            <text:p>her</text:p>
          </table:table-cell>
          <table:table-cell office:value-type="string">
            <text:p>told</text:p>
          </table:table-cell>
          <table:table-cell office:value-type="string">
            <text:p>plame</text:p>
          </table:table-cell>
          <table:table-cell office:value-type="string">
            <text:p>Plame affair</text:p>
          </table:table-cell>
          <table:table-cell office:value-type="string">
            <text:p>50</text:p>
          </table:table-cell>
          <table:table-cell office:value-type="string">
            <text:p>unemployment</text:p>
          </table:table-cell>
          <table:table-cell office:value-type="string">
            <text:p>singapore</text:p>
          </table:table-cell>
          <table:table-cell office:value-type="string">
            <text:p>number</text:p>
          </table:table-cell>
          <table:table-cell office:value-type="string">
            <text:p>bangladesh</text:p>
          </table:table-cell>
          <table:table-cell office:value-type="string">
            <text:p>octane</text:p>
          </table:table-cell>
          <table:table-cell office:value-type="string">
            <text:p>gm</text:p>
          </table:table-cell>
          <table:table-cell office:value-type="string">
            <text:p>gasoline</text:p>
          </table:table-cell>
          <table:table-cell office:value-type="string">
            <text:p>petrol</text:p>
          </table:table-cell>
          <table:table-cell office:value-type="string">
            <text:p>workforce</text:p>
          </table:table-cell>
          <table:table-cell office:value-type="string">
            <text:p>record</text:p>
          </table:table-cell>
          <table:table-cell office:value-type="string">
            <text:p>Gasoline and diesel usage and pricing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93];&quot;,&quot;;[.AC93];&quot;,&quot;; TEXT([.BD9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BUF806UFBNF744ZSPU9DSW6N4G1FQ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VSXULRGNTBJIVAI4F6PFN62LA56SY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2:52 GMT 2012</text:p>
          </table:table-cell>
          <table:table-cell office:value-type="string">
            <text:p>Sun Jun 17 01:03:17 GMT 2012</text:p>
          </table:table-cell>
          <table:table-cell office:value-type="string">
            <text:p>Sat Jun 23 18:03:17 PDT 2012</text:p>
          </table:table-cell>
          <table:table-cell office:value-type="string">
            <text:p>Sat Jun 16 19:58:40 PDT 2012</text:p>
          </table:table-cell>
          <table:table-cell table:number-columns-repeated="2"/>
          <table:table-cell office:value-type="string">
            <text:p>25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86558</text:p>
          </table:table-cell>
          <table:table-cell office:value-type="string">
            <text:p>he</text:p>
          </table:table-cell>
          <table:table-cell office:value-type="string">
            <text:p>i</text:p>
          </table:table-cell>
          <table:table-cell office:value-type="string">
            <text:p>cia</text:p>
          </table:table-cell>
          <table:table-cell office:value-type="string">
            <text:p>libby</text:p>
          </table:table-cell>
          <table:table-cell office:value-type="string">
            <text:p>his</text:p>
          </table:table-cell>
          <table:table-cell office:value-type="string">
            <text:p>had</text:p>
          </table:table-cell>
          <table:table-cell office:value-type="string">
            <text:p>about</text:p>
          </table:table-cell>
          <table:table-cell office:value-type="string">
            <text:p>her</text:p>
          </table:table-cell>
          <table:table-cell office:value-type="string">
            <text:p>told</text:p>
          </table:table-cell>
          <table:table-cell office:value-type="string">
            <text:p>plame</text:p>
          </table:table-cell>
          <table:table-cell office:value-type="string">
            <text:p>Plame affair</text:p>
          </table:table-cell>
          <table:table-cell office:value-type="string">
            <text:p>50</text:p>
          </table:table-cell>
          <table:table-cell office:value-type="string">
            <text:p>unemployment</text:p>
          </table:table-cell>
          <table:table-cell office:value-type="string">
            <text:p>singapore</text:p>
          </table:table-cell>
          <table:table-cell office:value-type="string">
            <text:p>number</text:p>
          </table:table-cell>
          <table:table-cell office:value-type="string">
            <text:p>bangladesh</text:p>
          </table:table-cell>
          <table:table-cell office:value-type="string">
            <text:p>octane</text:p>
          </table:table-cell>
          <table:table-cell office:value-type="string">
            <text:p>gm</text:p>
          </table:table-cell>
          <table:table-cell office:value-type="string">
            <text:p>gasoline</text:p>
          </table:table-cell>
          <table:table-cell office:value-type="string">
            <text:p>petrol</text:p>
          </table:table-cell>
          <table:table-cell office:value-type="string">
            <text:p>workforce</text:p>
          </table:table-cell>
          <table:table-cell office:value-type="string">
            <text:p>record</text:p>
          </table:table-cell>
          <table:table-cell office:value-type="string">
            <text:p>Gasoline and diesel usage and pricing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94];&quot;,&quot;;[.AC94];&quot;,&quot;; TEXT([.BD9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BXBNFSVGULFIITX3GEG9FS3NM1L7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5EEC1PC6SK96SWAV99ZMHMABIG0OU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7:20 GMT 2012</text:p>
          </table:table-cell>
          <table:table-cell office:value-type="string">
            <text:p>Sun Jun 17 00:57:34 GMT 2012</text:p>
          </table:table-cell>
          <table:table-cell office:value-type="string">
            <text:p>Sat Jun 23 17:57:34 PDT 2012</text:p>
          </table:table-cell>
          <table:table-cell office:value-type="string">
            <text:p>Sat Jun 16 19:58:35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18584</text:p>
          </table:table-cell>
          <table:table-cell office:value-type="string">
            <text:p>production</text:p>
          </table:table-cell>
          <table:table-cell office:value-type="string">
            <text:p>africa</text:p>
          </table:table-cell>
          <table:table-cell office:value-type="string">
            <text:p>mine</text:p>
          </table:table-cell>
          <table:table-cell office:value-type="string">
            <text:p>african</text:p>
          </table:table-cell>
          <table:table-cell office:value-type="string">
            <text:p>south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output</text:p>
          </table:table-cell>
          <table:table-cell office:value-type="string">
            <text:p>accounted</text:p>
          </table:table-cell>
          <table:table-cell office:value-type="string">
            <text:p>expected</text:p>
          </table:table-cell>
          <table:table-cell office:value-type="string">
            <text:p>Mineral industry of Africa</text:p>
          </table:table-cell>
          <table:table-cell office:value-type="string">
            <text:p>40</text:p>
          </table:table-cell>
          <table:table-cell office:value-type="string">
            <text:p>pct</text:p>
          </table:table-cell>
          <table:table-cell office:value-type="string">
            <text:p>year</text:p>
          </table:table-cell>
          <table:table-cell office:value-type="string">
            <text:p>rose</text:p>
          </table:table-cell>
          <table:table-cell office:value-type="string">
            <text:p>rise</text:p>
          </table:table-cell>
          <table:table-cell office:value-type="string">
            <text:p>increase</text:p>
          </table:table-cell>
          <table:table-cell office:value-type="string">
            <text:p>prices</text:p>
          </table:table-cell>
          <table:table-cell office:value-type="string">
            <text:p>index</text:p>
          </table:table-cell>
          <table:table-cell office:value-type="string">
            <text:p>consumer</text:p>
          </table:table-cell>
          <table:table-cell office:value-type="string">
            <text:p>rate</text:p>
          </table:table-cell>
          <table:table-cell office:value-type="string">
            <text:p>april</text:p>
          </table:table-cell>
          <table:table-cell office:value-type="string">
            <text:p>2007–2008 world food price crisi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95];&quot;,&quot;;[.AC95];&quot;,&quot;; TEXT([.BD9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BXBNFSVGULFIITX3GEG9FS3NM1L7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IKV7WGKCCVL0C0FADDHIPQ4D2H3TE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1:36 GMT 2012</text:p>
          </table:table-cell>
          <table:table-cell office:value-type="string">
            <text:p>Sun Jun 17 01:01:49 GMT 2012</text:p>
          </table:table-cell>
          <table:table-cell office:value-type="string">
            <text:p>Sat Jun 23 18:01:49 PDT 2012</text:p>
          </table:table-cell>
          <table:table-cell office:value-type="string">
            <text:p>Sat Jun 16 19:58:36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18584</text:p>
          </table:table-cell>
          <table:table-cell office:value-type="string">
            <text:p>production</text:p>
          </table:table-cell>
          <table:table-cell office:value-type="string">
            <text:p>africa</text:p>
          </table:table-cell>
          <table:table-cell office:value-type="string">
            <text:p>mine</text:p>
          </table:table-cell>
          <table:table-cell office:value-type="string">
            <text:p>african</text:p>
          </table:table-cell>
          <table:table-cell office:value-type="string">
            <text:p>south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output</text:p>
          </table:table-cell>
          <table:table-cell office:value-type="string">
            <text:p>accounted</text:p>
          </table:table-cell>
          <table:table-cell office:value-type="string">
            <text:p>expected</text:p>
          </table:table-cell>
          <table:table-cell office:value-type="string">
            <text:p>Mineral industry of Africa</text:p>
          </table:table-cell>
          <table:table-cell office:value-type="string">
            <text:p>40</text:p>
          </table:table-cell>
          <table:table-cell office:value-type="string">
            <text:p>pct</text:p>
          </table:table-cell>
          <table:table-cell office:value-type="string">
            <text:p>year</text:p>
          </table:table-cell>
          <table:table-cell office:value-type="string">
            <text:p>rose</text:p>
          </table:table-cell>
          <table:table-cell office:value-type="string">
            <text:p>rise</text:p>
          </table:table-cell>
          <table:table-cell office:value-type="string">
            <text:p>increase</text:p>
          </table:table-cell>
          <table:table-cell office:value-type="string">
            <text:p>prices</text:p>
          </table:table-cell>
          <table:table-cell office:value-type="string">
            <text:p>index</text:p>
          </table:table-cell>
          <table:table-cell office:value-type="string">
            <text:p>consumer</text:p>
          </table:table-cell>
          <table:table-cell office:value-type="string">
            <text:p>rate</text:p>
          </table:table-cell>
          <table:table-cell office:value-type="string">
            <text:p>april</text:p>
          </table:table-cell>
          <table:table-cell office:value-type="string">
            <text:p>2007–2008 world food price crisi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96];&quot;,&quot;;[.AC96];&quot;,&quot;; TEXT([.BD9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BXBNFSVGULFIITX3GEG9FS3NM1L7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LFFSVGULF39K1KBUQSF03NYOC49NZ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44 GMT 2012</text:p>
          </table:table-cell>
          <table:table-cell office:value-type="string">
            <text:p>Sun Jun 17 00:48:57 GMT 2012</text:p>
          </table:table-cell>
          <table:table-cell office:value-type="string">
            <text:p>Sat Jun 23 17:48:57 PDT 2012</text:p>
          </table:table-cell>
          <table:table-cell office:value-type="string">
            <text:p>Sat Jun 16 19:58:36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18584</text:p>
          </table:table-cell>
          <table:table-cell office:value-type="string">
            <text:p>production</text:p>
          </table:table-cell>
          <table:table-cell office:value-type="string">
            <text:p>africa</text:p>
          </table:table-cell>
          <table:table-cell office:value-type="string">
            <text:p>mine</text:p>
          </table:table-cell>
          <table:table-cell office:value-type="string">
            <text:p>african</text:p>
          </table:table-cell>
          <table:table-cell office:value-type="string">
            <text:p>south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output</text:p>
          </table:table-cell>
          <table:table-cell office:value-type="string">
            <text:p>accounted</text:p>
          </table:table-cell>
          <table:table-cell office:value-type="string">
            <text:p>expected</text:p>
          </table:table-cell>
          <table:table-cell office:value-type="string">
            <text:p>Mineral industry of Africa</text:p>
          </table:table-cell>
          <table:table-cell office:value-type="string">
            <text:p>40</text:p>
          </table:table-cell>
          <table:table-cell office:value-type="string">
            <text:p>pct</text:p>
          </table:table-cell>
          <table:table-cell office:value-type="string">
            <text:p>year</text:p>
          </table:table-cell>
          <table:table-cell office:value-type="string">
            <text:p>rose</text:p>
          </table:table-cell>
          <table:table-cell office:value-type="string">
            <text:p>rise</text:p>
          </table:table-cell>
          <table:table-cell office:value-type="string">
            <text:p>increase</text:p>
          </table:table-cell>
          <table:table-cell office:value-type="string">
            <text:p>prices</text:p>
          </table:table-cell>
          <table:table-cell office:value-type="string">
            <text:p>index</text:p>
          </table:table-cell>
          <table:table-cell office:value-type="string">
            <text:p>consumer</text:p>
          </table:table-cell>
          <table:table-cell office:value-type="string">
            <text:p>rate</text:p>
          </table:table-cell>
          <table:table-cell office:value-type="string">
            <text:p>april</text:p>
          </table:table-cell>
          <table:table-cell office:value-type="string">
            <text:p>2007–2008 world food price crisi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97];&quot;,&quot;;[.AC97];&quot;,&quot;; TEXT([.BD9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C6X7H57DZKPUNSJNN8DU25L86O1B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0WJ3NAB6BFMUOC35SK11JFDH7LTGB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1:53 GMT 2012</text:p>
          </table:table-cell>
          <table:table-cell office:value-type="string">
            <text:p>Sun Jun 17 01:02:10 GMT 2012</text:p>
          </table:table-cell>
          <table:table-cell office:value-type="string">
            <text:p>Sat Jun 23 18:02:10 PDT 2012</text:p>
          </table:table-cell>
          <table:table-cell office:value-type="string">
            <text:p>Sat Jun 16 19:58:38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6</text:p>
          </table:table-cell>
          <table:table-cell office:value-type="string">
            <text:p>decision</text:p>
          </table:table-cell>
          <table:table-cell office:value-type="string">
            <text:p>court</text:p>
          </table:table-cell>
          <table:table-cell office:value-type="string">
            <text:p>industry</text:p>
          </table:table-cell>
          <table:table-cell office:value-type="string">
            <text:p>reuter</text:p>
          </table:table-cell>
          <table:table-cell office:value-type="string">
            <text:p>statement</text:p>
          </table:table-cell>
          <table:table-cell office:value-type="string">
            <text:p>made</text:p>
          </table:table-cell>
          <table:table-cell office:value-type="string">
            <text:p>commission</text:p>
          </table:table-cell>
          <table:table-cell office:value-type="string">
            <text:p>case</text:p>
          </table:table-cell>
          <table:table-cell office:value-type="string">
            <text:p>action</text:p>
          </table:table-cell>
          <table:table-cell office:value-type="string">
            <text:p>added</text:p>
          </table:table-cell>
          <table:table-cell office:value-type="string">
            <text:p>Communications Workers of America v. Beck</text:p>
          </table:table-cell>
          <table:table-cell office:value-type="string">
            <text:p>49811</text:p>
          </table:table-cell>
          <table:table-cell office:value-type="string">
            <text:p>coal</text:p>
          </table:table-cell>
          <table:table-cell office:value-type="string">
            <text:p>mine</text:p>
          </table:table-cell>
          <table:table-cell office:value-type="string">
            <text:p>million</text:p>
          </table:table-cell>
          <table:table-cell office:value-type="string">
            <text:p>tonnes</text:p>
          </table:table-cell>
          <table:table-cell office:value-type="string">
            <text:p>south</text:p>
          </table:table-cell>
          <table:table-cell office:value-type="string">
            <text:p>production</text:p>
          </table:table-cell>
          <table:table-cell office:value-type="string">
            <text:p>located</text:p>
          </table:table-cell>
          <table:table-cell office:value-type="string">
            <text:p>open</text:p>
          </table:table-cell>
          <table:table-cell office:value-type="string">
            <text:p>cut</text:p>
          </table:table-cell>
          <table:table-cell office:value-type="string">
            <text:p>new</text:p>
          </table:table-cell>
          <table:table-cell office:value-type="string">
            <text:p>Coal companies of Australia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98];&quot;,&quot;;[.AC98];&quot;,&quot;; TEXT([.BD9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6X7H57DZKPUNSJNN8DU25L86O1B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CD92HECWA6XI7CHJPRCX5KXQMBKJ0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2:50 GMT 2012</text:p>
          </table:table-cell>
          <table:table-cell office:value-type="string">
            <text:p>Sun Jun 17 00:53:01 GMT 2012</text:p>
          </table:table-cell>
          <table:table-cell office:value-type="string">
            <text:p>Sat Jun 23 17:53:01 PDT 2012</text:p>
          </table:table-cell>
          <table:table-cell office:value-type="string">
            <text:p>Sat Jun 16 19:58:38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6</text:p>
          </table:table-cell>
          <table:table-cell office:value-type="string">
            <text:p>decision</text:p>
          </table:table-cell>
          <table:table-cell office:value-type="string">
            <text:p>court</text:p>
          </table:table-cell>
          <table:table-cell office:value-type="string">
            <text:p>industry</text:p>
          </table:table-cell>
          <table:table-cell office:value-type="string">
            <text:p>reuter</text:p>
          </table:table-cell>
          <table:table-cell office:value-type="string">
            <text:p>statement</text:p>
          </table:table-cell>
          <table:table-cell office:value-type="string">
            <text:p>made</text:p>
          </table:table-cell>
          <table:table-cell office:value-type="string">
            <text:p>commission</text:p>
          </table:table-cell>
          <table:table-cell office:value-type="string">
            <text:p>case</text:p>
          </table:table-cell>
          <table:table-cell office:value-type="string">
            <text:p>action</text:p>
          </table:table-cell>
          <table:table-cell office:value-type="string">
            <text:p>added</text:p>
          </table:table-cell>
          <table:table-cell office:value-type="string">
            <text:p>Communications Workers of America v. Beck</text:p>
          </table:table-cell>
          <table:table-cell office:value-type="string">
            <text:p>49811</text:p>
          </table:table-cell>
          <table:table-cell office:value-type="string">
            <text:p>coal</text:p>
          </table:table-cell>
          <table:table-cell office:value-type="string">
            <text:p>mine</text:p>
          </table:table-cell>
          <table:table-cell office:value-type="string">
            <text:p>million</text:p>
          </table:table-cell>
          <table:table-cell office:value-type="string">
            <text:p>tonnes</text:p>
          </table:table-cell>
          <table:table-cell office:value-type="string">
            <text:p>south</text:p>
          </table:table-cell>
          <table:table-cell office:value-type="string">
            <text:p>production</text:p>
          </table:table-cell>
          <table:table-cell office:value-type="string">
            <text:p>located</text:p>
          </table:table-cell>
          <table:table-cell office:value-type="string">
            <text:p>open</text:p>
          </table:table-cell>
          <table:table-cell office:value-type="string">
            <text:p>cut</text:p>
          </table:table-cell>
          <table:table-cell office:value-type="string">
            <text:p>new</text:p>
          </table:table-cell>
          <table:table-cell office:value-type="string">
            <text:p>Coal companies of Australi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99];&quot;,&quot;;[.AC99];&quot;,&quot;; TEXT([.BD9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6X7H57DZKPUNSJNN8DU25L86O1B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JUNJKM05BMJ83533C7TX9RA8LYHCF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58 GMT 2012</text:p>
          </table:table-cell>
          <table:table-cell office:value-type="string">
            <text:p>Sun Jun 17 00:49:08 GMT 2012</text:p>
          </table:table-cell>
          <table:table-cell office:value-type="string">
            <text:p>Sat Jun 23 17:49:08 PDT 2012</text:p>
          </table:table-cell>
          <table:table-cell office:value-type="string">
            <text:p>Sat Jun 16 19:58:38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6</text:p>
          </table:table-cell>
          <table:table-cell office:value-type="string">
            <text:p>decision</text:p>
          </table:table-cell>
          <table:table-cell office:value-type="string">
            <text:p>court</text:p>
          </table:table-cell>
          <table:table-cell office:value-type="string">
            <text:p>industry</text:p>
          </table:table-cell>
          <table:table-cell office:value-type="string">
            <text:p>reuter</text:p>
          </table:table-cell>
          <table:table-cell office:value-type="string">
            <text:p>statement</text:p>
          </table:table-cell>
          <table:table-cell office:value-type="string">
            <text:p>made</text:p>
          </table:table-cell>
          <table:table-cell office:value-type="string">
            <text:p>commission</text:p>
          </table:table-cell>
          <table:table-cell office:value-type="string">
            <text:p>case</text:p>
          </table:table-cell>
          <table:table-cell office:value-type="string">
            <text:p>action</text:p>
          </table:table-cell>
          <table:table-cell office:value-type="string">
            <text:p>added</text:p>
          </table:table-cell>
          <table:table-cell office:value-type="string">
            <text:p>Communications Workers of America v. Beck</text:p>
          </table:table-cell>
          <table:table-cell office:value-type="string">
            <text:p>49811</text:p>
          </table:table-cell>
          <table:table-cell office:value-type="string">
            <text:p>coal</text:p>
          </table:table-cell>
          <table:table-cell office:value-type="string">
            <text:p>mine</text:p>
          </table:table-cell>
          <table:table-cell office:value-type="string">
            <text:p>million</text:p>
          </table:table-cell>
          <table:table-cell office:value-type="string">
            <text:p>tonnes</text:p>
          </table:table-cell>
          <table:table-cell office:value-type="string">
            <text:p>south</text:p>
          </table:table-cell>
          <table:table-cell office:value-type="string">
            <text:p>production</text:p>
          </table:table-cell>
          <table:table-cell office:value-type="string">
            <text:p>located</text:p>
          </table:table-cell>
          <table:table-cell office:value-type="string">
            <text:p>open</text:p>
          </table:table-cell>
          <table:table-cell office:value-type="string">
            <text:p>cut</text:p>
          </table:table-cell>
          <table:table-cell office:value-type="string">
            <text:p>new</text:p>
          </table:table-cell>
          <table:table-cell office:value-type="string">
            <text:p>Coal companies of Australi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00];&quot;,&quot;;[.AC100];&quot;,&quot;; TEXT([.BD10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88H88MQU6LKXZ0JSSR5X4AI7TTA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2A2KYEPLSP7KT9RD6A3WAHQFJOVPX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2:25 GMT 2012</text:p>
          </table:table-cell>
          <table:table-cell office:value-type="string">
            <text:p>Sun Jun 17 01:02:38 GMT 2012</text:p>
          </table:table-cell>
          <table:table-cell office:value-type="string">
            <text:p>Sat Jun 23 18:02:38 PDT 2012</text:p>
          </table:table-cell>
          <table:table-cell office:value-type="string">
            <text:p>Sat Jun 16 19:58:32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3</text:p>
          </table:table-cell>
          <table:table-cell office:value-type="string">
            <text:p>money</text:p>
          </table:table-cell>
          <table:table-cell office:value-type="string">
            <text:p>bank</text:p>
          </table:table-cell>
          <table:table-cell office:value-type="string">
            <text:p>pct</text:p>
          </table:table-cell>
          <table:table-cell office:value-type="string">
            <text:p>central</text:p>
          </table:table-cell>
          <table:table-cell office:value-type="string">
            <text:p>market</text:p>
          </table:table-cell>
          <table:table-cell office:value-type="string">
            <text:p>banks</text:p>
          </table:table-cell>
          <table:table-cell office:value-type="string">
            <text:p>supply</text:p>
          </table:table-cell>
          <table:table-cell office:value-type="string">
            <text:p>funds</text:p>
          </table:table-cell>
          <table:table-cell office:value-type="string">
            <text:p>month</text:p>
          </table:table-cell>
          <table:table-cell office:value-type="string">
            <text:p>liquidity</text:p>
          </table:table-cell>
          <table:table-cell office:value-type="string">
            <text:p>Subprime mortgage crisis solutions debate</text:p>
          </table:table-cell>
          <table:table-cell office:value-type="string">
            <text:p>51677</text:p>
          </table:table-cell>
          <table:table-cell office:value-type="string">
            <text:p>iraq</text:p>
          </table:table-cell>
          <table:table-cell office:value-type="string">
            <text:p>iran</text:p>
          </table:table-cell>
          <table:table-cell office:value-type="string">
            <text:p>war</text:p>
          </table:table-cell>
          <table:table-cell office:value-type="string">
            <text:p>iranian</text:p>
          </table:table-cell>
          <table:table-cell office:value-type="string">
            <text:p>iraqi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from</text:p>
          </table:table-cell>
          <table:table-cell office:value-type="string">
            <text:p>during</text:p>
          </table:table-cell>
          <table:table-cell office:value-type="string">
            <text:p>iranians</text:p>
          </table:table-cell>
          <table:table-cell office:value-type="string">
            <text:p>Iran–Iraq War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01];&quot;,&quot;;[.AC101];&quot;,&quot;; TEXT([.BD10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88H88MQU6LKXZ0JSSR5X4AI7TTA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A7K0COK2JE11GDPRJCR46OZB5TSLR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33 GMT 2012</text:p>
          </table:table-cell>
          <table:table-cell office:value-type="string">
            <text:p>Sun Jun 17 00:51:56 GMT 2012</text:p>
          </table:table-cell>
          <table:table-cell office:value-type="string">
            <text:p>Sat Jun 23 17:51:56 PDT 2012</text:p>
          </table:table-cell>
          <table:table-cell office:value-type="string">
            <text:p>Sat Jun 16 19:58:32 PDT 2012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3</text:p>
          </table:table-cell>
          <table:table-cell office:value-type="string">
            <text:p>money</text:p>
          </table:table-cell>
          <table:table-cell office:value-type="string">
            <text:p>bank</text:p>
          </table:table-cell>
          <table:table-cell office:value-type="string">
            <text:p>pct</text:p>
          </table:table-cell>
          <table:table-cell office:value-type="string">
            <text:p>central</text:p>
          </table:table-cell>
          <table:table-cell office:value-type="string">
            <text:p>market</text:p>
          </table:table-cell>
          <table:table-cell office:value-type="string">
            <text:p>banks</text:p>
          </table:table-cell>
          <table:table-cell office:value-type="string">
            <text:p>supply</text:p>
          </table:table-cell>
          <table:table-cell office:value-type="string">
            <text:p>funds</text:p>
          </table:table-cell>
          <table:table-cell office:value-type="string">
            <text:p>month</text:p>
          </table:table-cell>
          <table:table-cell office:value-type="string">
            <text:p>liquidity</text:p>
          </table:table-cell>
          <table:table-cell office:value-type="string">
            <text:p>Subprime mortgage crisis solutions debate</text:p>
          </table:table-cell>
          <table:table-cell office:value-type="string">
            <text:p>51677</text:p>
          </table:table-cell>
          <table:table-cell office:value-type="string">
            <text:p>iraq</text:p>
          </table:table-cell>
          <table:table-cell office:value-type="string">
            <text:p>iran</text:p>
          </table:table-cell>
          <table:table-cell office:value-type="string">
            <text:p>war</text:p>
          </table:table-cell>
          <table:table-cell office:value-type="string">
            <text:p>iranian</text:p>
          </table:table-cell>
          <table:table-cell office:value-type="string">
            <text:p>iraqi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from</text:p>
          </table:table-cell>
          <table:table-cell office:value-type="string">
            <text:p>during</text:p>
          </table:table-cell>
          <table:table-cell office:value-type="string">
            <text:p>iranians</text:p>
          </table:table-cell>
          <table:table-cell office:value-type="string">
            <text:p>Iran–Iraq War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02];&quot;,&quot;;[.AC102];&quot;,&quot;; TEXT([.BD10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88H88MQU6LKXZ0JSSR5X4AI7TTA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CBENLVWJ5OPQ9M0N9ZYUWB7FI2T1B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7:04 GMT 2012</text:p>
          </table:table-cell>
          <table:table-cell office:value-type="string">
            <text:p>Sun Jun 17 00:57:11 GMT 2012</text:p>
          </table:table-cell>
          <table:table-cell office:value-type="string">
            <text:p>Sat Jun 23 17:57:11 PDT 2012</text:p>
          </table:table-cell>
          <table:table-cell office:value-type="string">
            <text:p>Sat Jun 16 19:58:32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3</text:p>
          </table:table-cell>
          <table:table-cell office:value-type="string">
            <text:p>money</text:p>
          </table:table-cell>
          <table:table-cell office:value-type="string">
            <text:p>bank</text:p>
          </table:table-cell>
          <table:table-cell office:value-type="string">
            <text:p>pct</text:p>
          </table:table-cell>
          <table:table-cell office:value-type="string">
            <text:p>central</text:p>
          </table:table-cell>
          <table:table-cell office:value-type="string">
            <text:p>market</text:p>
          </table:table-cell>
          <table:table-cell office:value-type="string">
            <text:p>banks</text:p>
          </table:table-cell>
          <table:table-cell office:value-type="string">
            <text:p>supply</text:p>
          </table:table-cell>
          <table:table-cell office:value-type="string">
            <text:p>funds</text:p>
          </table:table-cell>
          <table:table-cell office:value-type="string">
            <text:p>month</text:p>
          </table:table-cell>
          <table:table-cell office:value-type="string">
            <text:p>liquidity</text:p>
          </table:table-cell>
          <table:table-cell office:value-type="string">
            <text:p>Subprime mortgage crisis solutions debate</text:p>
          </table:table-cell>
          <table:table-cell office:value-type="string">
            <text:p>51677</text:p>
          </table:table-cell>
          <table:table-cell office:value-type="string">
            <text:p>iraq</text:p>
          </table:table-cell>
          <table:table-cell office:value-type="string">
            <text:p>iran</text:p>
          </table:table-cell>
          <table:table-cell office:value-type="string">
            <text:p>war</text:p>
          </table:table-cell>
          <table:table-cell office:value-type="string">
            <text:p>iranian</text:p>
          </table:table-cell>
          <table:table-cell office:value-type="string">
            <text:p>iraqi</text:p>
          </table:table-cell>
          <table:table-cell office:value-type="string">
            <text:p>were</text:p>
          </table:table-cell>
          <table:table-cell office:value-type="string">
            <text:p>had</text:p>
          </table:table-cell>
          <table:table-cell office:value-type="string">
            <text:p>from</text:p>
          </table:table-cell>
          <table:table-cell office:value-type="string">
            <text:p>during</text:p>
          </table:table-cell>
          <table:table-cell office:value-type="string">
            <text:p>iranians</text:p>
          </table:table-cell>
          <table:table-cell office:value-type="string">
            <text:p>Iran–Iraq War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03];&quot;,&quot;;[.AC103];&quot;,&quot;; TEXT([.BD10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FX2Q45UUKQ374SP6SN08OG0PETB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2KCXKNQY2RCYTU86553PR0KVB3Q1U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03 GMT 2012</text:p>
          </table:table-cell>
          <table:table-cell office:value-type="string">
            <text:p>Sun Jun 17 00:52:12 GMT 2012</text:p>
          </table:table-cell>
          <table:table-cell office:value-type="string">
            <text:p>Sat Jun 23 17:52:12 PDT 2012</text:p>
          </table:table-cell>
          <table:table-cell office:value-type="string">
            <text:p>Sat Jun 16 19:58:33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4</text:p>
          </table:table-cell>
          <table:table-cell office:value-type="string">
            <text:p>usair</text:p>
          </table:table-cell>
          <table:table-cell office:value-type="string">
            <text:p>twa</text:p>
          </table:table-cell>
          <table:table-cell office:value-type="string">
            <text:p>piedmont</text:p>
          </table:table-cell>
          <table:table-cell office:value-type="string">
            <text:p>airlines</text:p>
          </table:table-cell>
          <table:table-cell office:value-type="string">
            <text:p>air</text:p>
          </table:table-cell>
          <table:table-cell office:value-type="string">
            <text:p>india</text:p>
          </table:table-cell>
          <table:table-cell office:value-type="string">
            <text:p>airline</text:p>
          </table:table-cell>
          <table:table-cell office:value-type="string">
            <text:p>icahn</text:p>
          </table:table-cell>
          <table:table-cell office:value-type="string">
            <text:p>department</text:p>
          </table:table-cell>
          <table:table-cell office:value-type="string">
            <text:p>ual</text:p>
          </table:table-cell>
          <table:table-cell office:value-type="string">
            <text:p>airlines</text:p>
          </table:table-cell>
          <table:table-cell office:value-type="string">
            <text:p>135060</text:p>
          </table:table-cell>
          <table:table-cell office:value-type="string">
            <text:p>would</text:p>
          </table:table-cell>
          <table:table-cell office:value-type="string">
            <text:p>vp</text:p>
          </table:table-cell>
          <table:table-cell office:value-type="string">
            <text:p>sp</text:p>
          </table:table-cell>
          <table:table-cell office:value-type="string">
            <text:p>election</text:p>
          </table:table-cell>
          <table:table-cell office:value-type="string">
            <text:p>he</text:p>
          </table:table-cell>
          <table:table-cell office:value-type="string">
            <text:p>had</text:p>
          </table:table-cell>
          <table:table-cell office:value-type="string">
            <text:p>bz</text:p>
          </table:table-cell>
          <table:table-cell office:value-type="string">
            <text:p>party</text:p>
          </table:table-cell>
          <table:table-cell office:value-type="string">
            <text:p>fp</text:p>
          </table:table-cell>
          <table:table-cell office:value-type="string">
            <text:p>stated</text:p>
          </table:table-cell>
          <table:table-cell office:value-type="string">
            <text:p>Austrian legislative election, 2008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04];&quot;,&quot;;[.AC104];&quot;,&quot;; TEXT([.BD10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FX2Q45UUKQ374SP6SN08OG0PETB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2KZVXX2Q45U9TET5QEI41NS9HA8QX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6:08 GMT 2012</text:p>
          </table:table-cell>
          <table:table-cell office:value-type="string">
            <text:p>Sun Jun 17 00:56:18 GMT 2012</text:p>
          </table:table-cell>
          <table:table-cell office:value-type="string">
            <text:p>Sat Jun 23 17:56:18 PDT 2012</text:p>
          </table:table-cell>
          <table:table-cell office:value-type="string">
            <text:p>Sat Jun 16 19:58:33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4</text:p>
          </table:table-cell>
          <table:table-cell office:value-type="string">
            <text:p>usair</text:p>
          </table:table-cell>
          <table:table-cell office:value-type="string">
            <text:p>twa</text:p>
          </table:table-cell>
          <table:table-cell office:value-type="string">
            <text:p>piedmont</text:p>
          </table:table-cell>
          <table:table-cell office:value-type="string">
            <text:p>airlines</text:p>
          </table:table-cell>
          <table:table-cell office:value-type="string">
            <text:p>air</text:p>
          </table:table-cell>
          <table:table-cell office:value-type="string">
            <text:p>india</text:p>
          </table:table-cell>
          <table:table-cell office:value-type="string">
            <text:p>airline</text:p>
          </table:table-cell>
          <table:table-cell office:value-type="string">
            <text:p>icahn</text:p>
          </table:table-cell>
          <table:table-cell office:value-type="string">
            <text:p>department</text:p>
          </table:table-cell>
          <table:table-cell office:value-type="string">
            <text:p>ual</text:p>
          </table:table-cell>
          <table:table-cell office:value-type="string">
            <text:p>airlines</text:p>
          </table:table-cell>
          <table:table-cell office:value-type="string">
            <text:p>135060</text:p>
          </table:table-cell>
          <table:table-cell office:value-type="string">
            <text:p>would</text:p>
          </table:table-cell>
          <table:table-cell office:value-type="string">
            <text:p>vp</text:p>
          </table:table-cell>
          <table:table-cell office:value-type="string">
            <text:p>sp</text:p>
          </table:table-cell>
          <table:table-cell office:value-type="string">
            <text:p>election</text:p>
          </table:table-cell>
          <table:table-cell office:value-type="string">
            <text:p>he</text:p>
          </table:table-cell>
          <table:table-cell office:value-type="string">
            <text:p>had</text:p>
          </table:table-cell>
          <table:table-cell office:value-type="string">
            <text:p>bz</text:p>
          </table:table-cell>
          <table:table-cell office:value-type="string">
            <text:p>party</text:p>
          </table:table-cell>
          <table:table-cell office:value-type="string">
            <text:p>fp</text:p>
          </table:table-cell>
          <table:table-cell office:value-type="string">
            <text:p>stated</text:p>
          </table:table-cell>
          <table:table-cell office:value-type="string">
            <text:p>Austrian legislative election, 2008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05];&quot;,&quot;;[.AC105];&quot;,&quot;; TEXT([.BD10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CFX2Q45UUKQ374SP6SN08OG0PETB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ABG5TYMNCWYQDXKG2JSPX11KHGNJ8</text:p>
          </table:table-cell>
          <table:table-cell office:value-type="string">
            <text:p>AY3AZUKR3K8FR</text:p>
          </table:table-cell>
          <table:table-cell office:value-type="string">
            <text:p>Approved</text:p>
          </table:table-cell>
          <table:table-cell office:value-type="string">
            <text:p>Sun Jun 17 00:56:27 GMT 2012</text:p>
          </table:table-cell>
          <table:table-cell office:value-type="string">
            <text:p>Sun Jun 17 00:57:12 GMT 2012</text:p>
          </table:table-cell>
          <table:table-cell office:value-type="string">
            <text:p>Sat Jun 23 17:57:12 PDT 2012</text:p>
          </table:table-cell>
          <table:table-cell office:value-type="string">
            <text:p>Sat Jun 16 19:58:33 PDT 2012</text:p>
          </table:table-cell>
          <table:table-cell table:number-columns-repeated="2"/>
          <table:table-cell office:value-type="string">
            <text:p>45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4</text:p>
          </table:table-cell>
          <table:table-cell office:value-type="string">
            <text:p>usair</text:p>
          </table:table-cell>
          <table:table-cell office:value-type="string">
            <text:p>twa</text:p>
          </table:table-cell>
          <table:table-cell office:value-type="string">
            <text:p>piedmont</text:p>
          </table:table-cell>
          <table:table-cell office:value-type="string">
            <text:p>airlines</text:p>
          </table:table-cell>
          <table:table-cell office:value-type="string">
            <text:p>air</text:p>
          </table:table-cell>
          <table:table-cell office:value-type="string">
            <text:p>india</text:p>
          </table:table-cell>
          <table:table-cell office:value-type="string">
            <text:p>airline</text:p>
          </table:table-cell>
          <table:table-cell office:value-type="string">
            <text:p>icahn</text:p>
          </table:table-cell>
          <table:table-cell office:value-type="string">
            <text:p>department</text:p>
          </table:table-cell>
          <table:table-cell office:value-type="string">
            <text:p>ual</text:p>
          </table:table-cell>
          <table:table-cell office:value-type="string">
            <text:p>airlines</text:p>
          </table:table-cell>
          <table:table-cell office:value-type="string">
            <text:p>135060</text:p>
          </table:table-cell>
          <table:table-cell office:value-type="string">
            <text:p>would</text:p>
          </table:table-cell>
          <table:table-cell office:value-type="string">
            <text:p>vp</text:p>
          </table:table-cell>
          <table:table-cell office:value-type="string">
            <text:p>sp</text:p>
          </table:table-cell>
          <table:table-cell office:value-type="string">
            <text:p>election</text:p>
          </table:table-cell>
          <table:table-cell office:value-type="string">
            <text:p>he</text:p>
          </table:table-cell>
          <table:table-cell office:value-type="string">
            <text:p>had</text:p>
          </table:table-cell>
          <table:table-cell office:value-type="string">
            <text:p>bz</text:p>
          </table:table-cell>
          <table:table-cell office:value-type="string">
            <text:p>party</text:p>
          </table:table-cell>
          <table:table-cell office:value-type="string">
            <text:p>fp</text:p>
          </table:table-cell>
          <table:table-cell office:value-type="string">
            <text:p>stated</text:p>
          </table:table-cell>
          <table:table-cell office:value-type="string">
            <text:p>Austrian legislative election, 2008</text:p>
          </table:table-cell>
          <table:table-cell/>
          <table:table-cell office:value-type="string">
            <text:p>1001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06];&quot;,&quot;;[.AC106];&quot;,&quot;; TEXT([.BD10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UPWZ9RNDWI34PXE2E3LTGU1RCDS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2O1VP9746OQG1BVXHH6F051RD5K0T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13 GMT 2012</text:p>
          </table:table-cell>
          <table:table-cell office:value-type="string">
            <text:p>Sun Jun 17 00:48:26 GMT 2012</text:p>
          </table:table-cell>
          <table:table-cell office:value-type="string">
            <text:p>Sat Jun 23 17:48:26 PDT 2012</text:p>
          </table:table-cell>
          <table:table-cell office:value-type="string">
            <text:p>Sat Jun 16 19:58:42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387153</text:p>
          </table:table-cell>
          <table:table-cell office:value-type="string">
            <text:p>oil</text:p>
          </table:table-cell>
          <table:table-cell office:value-type="string">
            <text:p>petroleum</text:p>
          </table:table-cell>
          <table:table-cell office:value-type="string">
            <text:p>production</text:p>
          </table:table-cell>
          <table:table-cell office:value-type="string">
            <text:p>from</text:p>
          </table:table-cell>
          <table:table-cell office:value-type="string">
            <text:p>crude</text:p>
          </table:table-cell>
          <table:table-cell office:value-type="string">
            <text:p>opec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used</text:p>
          </table:table-cell>
          <table:table-cell office:value-type="string">
            <text:p>hydrocarbons</text:p>
          </table:table-cell>
          <table:table-cell office:value-type="string">
            <text:p>Petroleum</text:p>
          </table:table-cell>
          <table:table-cell office:value-type="string">
            <text:p>54</text:p>
          </table:table-cell>
          <table:table-cell office:value-type="string">
            <text:p>shares</text:p>
          </table:table-cell>
          <table:table-cell office:value-type="string">
            <text:p>company</text:p>
          </table:table-cell>
          <table:table-cell office:value-type="string">
            <text:p>stock</text:p>
          </table:table-cell>
          <table:table-cell office:value-type="string">
            <text:p>pct</text:p>
          </table:table-cell>
          <table:table-cell office:value-type="string">
            <text:p>common</text:p>
          </table:table-cell>
          <table:table-cell office:value-type="string">
            <text:p>dlrs</text:p>
          </table:table-cell>
          <table:table-cell office:value-type="string">
            <text:p>share</text:p>
          </table:table-cell>
          <table:table-cell office:value-type="string">
            <text:p>reuter</text:p>
          </table:table-cell>
          <table:table-cell office:value-type="string">
            <text:p>outstanding</text:p>
          </table:table-cell>
          <table:table-cell office:value-type="string">
            <text:p>shareholders</text:p>
          </table:table-cell>
          <table:table-cell office:value-type="string">
            <text:p>Argex Mining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07];&quot;,&quot;;[.AC107];&quot;,&quot;; TEXT([.BD10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CUPWZ9RNDWI34PXE2E3LTGU1RCDS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OQ5COW0LGRZIH0WMV363NUZX6L7YC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0:55 GMT 2012</text:p>
          </table:table-cell>
          <table:table-cell office:value-type="string">
            <text:p>Sun Jun 17 00:51:07 GMT 2012</text:p>
          </table:table-cell>
          <table:table-cell office:value-type="string">
            <text:p>Sat Jun 23 17:51:07 PDT 2012</text:p>
          </table:table-cell>
          <table:table-cell office:value-type="string">
            <text:p>Sat Jun 16 19:58:42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387153</text:p>
          </table:table-cell>
          <table:table-cell office:value-type="string">
            <text:p>oil</text:p>
          </table:table-cell>
          <table:table-cell office:value-type="string">
            <text:p>petroleum</text:p>
          </table:table-cell>
          <table:table-cell office:value-type="string">
            <text:p>production</text:p>
          </table:table-cell>
          <table:table-cell office:value-type="string">
            <text:p>from</text:p>
          </table:table-cell>
          <table:table-cell office:value-type="string">
            <text:p>crude</text:p>
          </table:table-cell>
          <table:table-cell office:value-type="string">
            <text:p>opec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used</text:p>
          </table:table-cell>
          <table:table-cell office:value-type="string">
            <text:p>hydrocarbons</text:p>
          </table:table-cell>
          <table:table-cell office:value-type="string">
            <text:p>Petroleum</text:p>
          </table:table-cell>
          <table:table-cell office:value-type="string">
            <text:p>54</text:p>
          </table:table-cell>
          <table:table-cell office:value-type="string">
            <text:p>shares</text:p>
          </table:table-cell>
          <table:table-cell office:value-type="string">
            <text:p>company</text:p>
          </table:table-cell>
          <table:table-cell office:value-type="string">
            <text:p>stock</text:p>
          </table:table-cell>
          <table:table-cell office:value-type="string">
            <text:p>pct</text:p>
          </table:table-cell>
          <table:table-cell office:value-type="string">
            <text:p>common</text:p>
          </table:table-cell>
          <table:table-cell office:value-type="string">
            <text:p>dlrs</text:p>
          </table:table-cell>
          <table:table-cell office:value-type="string">
            <text:p>share</text:p>
          </table:table-cell>
          <table:table-cell office:value-type="string">
            <text:p>reuter</text:p>
          </table:table-cell>
          <table:table-cell office:value-type="string">
            <text:p>outstanding</text:p>
          </table:table-cell>
          <table:table-cell office:value-type="string">
            <text:p>shareholders</text:p>
          </table:table-cell>
          <table:table-cell office:value-type="string">
            <text:p>Argex Mining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08];&quot;,&quot;;[.AC108];&quot;,&quot;; TEXT([.BD10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CUPWZ9RNDWI34PXE2E3LTGU1RCDS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YUL92HECWA6CCMTJM60KP5KYIMIJN</text:p>
          </table:table-cell>
          <table:table-cell office:value-type="string">
            <text:p>A1D1G3EE6AFY4I</text:p>
          </table:table-cell>
          <table:table-cell office:value-type="string">
            <text:p>Approved</text:p>
          </table:table-cell>
          <table:table-cell office:value-type="string">
            <text:p>Sun Jun 17 01:00:05 GMT 2012</text:p>
          </table:table-cell>
          <table:table-cell office:value-type="string">
            <text:p>Sun Jun 17 01:00:47 GMT 2012</text:p>
          </table:table-cell>
          <table:table-cell office:value-type="string">
            <text:p>Sat Jun 23 18:00:47 PDT 2012</text:p>
          </table:table-cell>
          <table:table-cell office:value-type="string">
            <text:p>Sat Jun 16 19:58:42 PDT 2012</text:p>
          </table:table-cell>
          <table:table-cell table:number-columns-repeated="2"/>
          <table:table-cell office:value-type="string">
            <text:p>42</text:p>
          </table:table-cell>
          <table:table-cell table:number-columns-repeated="2" office:value-type="string">
            <text:p>100% (5/5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387153</text:p>
          </table:table-cell>
          <table:table-cell office:value-type="string">
            <text:p>oil</text:p>
          </table:table-cell>
          <table:table-cell office:value-type="string">
            <text:p>petroleum</text:p>
          </table:table-cell>
          <table:table-cell office:value-type="string">
            <text:p>production</text:p>
          </table:table-cell>
          <table:table-cell office:value-type="string">
            <text:p>from</text:p>
          </table:table-cell>
          <table:table-cell office:value-type="string">
            <text:p>crude</text:p>
          </table:table-cell>
          <table:table-cell office:value-type="string">
            <text:p>opec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used</text:p>
          </table:table-cell>
          <table:table-cell office:value-type="string">
            <text:p>hydrocarbons</text:p>
          </table:table-cell>
          <table:table-cell office:value-type="string">
            <text:p>Petroleum</text:p>
          </table:table-cell>
          <table:table-cell office:value-type="string">
            <text:p>54</text:p>
          </table:table-cell>
          <table:table-cell office:value-type="string">
            <text:p>shares</text:p>
          </table:table-cell>
          <table:table-cell office:value-type="string">
            <text:p>company</text:p>
          </table:table-cell>
          <table:table-cell office:value-type="string">
            <text:p>stock</text:p>
          </table:table-cell>
          <table:table-cell office:value-type="string">
            <text:p>pct</text:p>
          </table:table-cell>
          <table:table-cell office:value-type="string">
            <text:p>common</text:p>
          </table:table-cell>
          <table:table-cell office:value-type="string">
            <text:p>dlrs</text:p>
          </table:table-cell>
          <table:table-cell office:value-type="string">
            <text:p>share</text:p>
          </table:table-cell>
          <table:table-cell office:value-type="string">
            <text:p>reuter</text:p>
          </table:table-cell>
          <table:table-cell office:value-type="string">
            <text:p>outstanding</text:p>
          </table:table-cell>
          <table:table-cell office:value-type="string">
            <text:p>shareholders</text:p>
          </table:table-cell>
          <table:table-cell office:value-type="string">
            <text:p>Argex Mining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09];&quot;,&quot;;[.AC109];&quot;,&quot;; TEXT([.BD10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CYULF395SW62PPKZDEYVJBYFPTDRM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1FDWIOV1S7S2C1YN4S36DZ8O1KJYU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7:52 GMT 2012</text:p>
          </table:table-cell>
          <table:table-cell office:value-type="string">
            <text:p>Sun Jun 17 00:48:09 GMT 2012</text:p>
          </table:table-cell>
          <table:table-cell office:value-type="string">
            <text:p>Sat Jun 23 17:48:09 PDT 2012</text:p>
          </table:table-cell>
          <table:table-cell office:value-type="string">
            <text:p>Sat Jun 16 19:58:40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1</text:p>
          </table:table-cell>
          <table:table-cell office:value-type="string">
            <text:p>blah</text:p>
          </table:table-cell>
          <table:table-cell office:value-type="string">
            <text:p>official</text:p>
          </table:table-cell>
          <table:table-cell office:value-type="string">
            <text:p>feb</text:p>
          </table:table-cell>
          <table:table-cell office:value-type="string">
            <text:p>fed</text:p>
          </table:table-cell>
          <table:table-cell office:value-type="string">
            <text:p>jan</text:p>
          </table:table-cell>
          <table:table-cell office:value-type="string">
            <text:p>dlr</text:p>
          </table:table-cell>
          <table:table-cell office:value-type="string">
            <text:p>geigy</text:p>
          </table:table-cell>
          <table:table-cell office:value-type="string">
            <text:p>ciba</text:p>
          </table:table-cell>
          <table:table-cell office:value-type="string">
            <text:p>physics</text:p>
          </table:table-cell>
          <table:table-cell office:value-type="string">
            <text:p>spectra</text:p>
          </table:table-cell>
          <table:table-cell office:value-type="string">
            <text:p>Wesleyan University people</text:p>
          </table:table-cell>
          <table:table-cell office:value-type="string">
            <text:p>39019</text:p>
          </table:table-cell>
          <table:table-cell office:value-type="string">
            <text:p>world</text:p>
          </table:table-cell>
          <table:table-cell office:value-type="string">
            <text:p>iran</text:p>
          </table:table-cell>
          <table:table-cell office:value-type="string">
            <text:p>united</text:p>
          </table:table-cell>
          <table:table-cell office:value-type="string">
            <text:p>nations</text:p>
          </table:table-cell>
          <table:table-cell office:value-type="string">
            <text:p>rate</text:p>
          </table:table-cell>
          <table:table-cell office:value-type="string">
            <text:p>more</text:p>
          </table:table-cell>
          <table:table-cell office:value-type="string">
            <text:p>per</text:p>
          </table:table-cell>
          <table:table-cell office:value-type="string">
            <text:p>year</text:p>
          </table:table-cell>
          <table:table-cell office:value-type="string">
            <text:p>info</text:p>
          </table:table-cell>
          <table:table-cell office:value-type="string">
            <text:p>cia</text:p>
          </table:table-cell>
          <table:table-cell office:value-type="string">
            <text:p>International rankings of Iran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10];&quot;,&quot;;[.AC110];&quot;,&quot;; TEXT([.BD11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YULF395SW62PPKZDEYVJBYFPTDRM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JR6KW4ZMAZHW0FQM0ROVNVRIUDH89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8:09 GMT 2012</text:p>
          </table:table-cell>
          <table:table-cell office:value-type="string">
            <text:p>Sun Jun 17 00:48:17 GMT 2012</text:p>
          </table:table-cell>
          <table:table-cell office:value-type="string">
            <text:p>Sat Jun 23 17:48:17 PDT 2012</text:p>
          </table:table-cell>
          <table:table-cell office:value-type="string">
            <text:p>Sat Jun 16 19:58:40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1</text:p>
          </table:table-cell>
          <table:table-cell office:value-type="string">
            <text:p>blah</text:p>
          </table:table-cell>
          <table:table-cell office:value-type="string">
            <text:p>official</text:p>
          </table:table-cell>
          <table:table-cell office:value-type="string">
            <text:p>feb</text:p>
          </table:table-cell>
          <table:table-cell office:value-type="string">
            <text:p>fed</text:p>
          </table:table-cell>
          <table:table-cell office:value-type="string">
            <text:p>jan</text:p>
          </table:table-cell>
          <table:table-cell office:value-type="string">
            <text:p>dlr</text:p>
          </table:table-cell>
          <table:table-cell office:value-type="string">
            <text:p>geigy</text:p>
          </table:table-cell>
          <table:table-cell office:value-type="string">
            <text:p>ciba</text:p>
          </table:table-cell>
          <table:table-cell office:value-type="string">
            <text:p>physics</text:p>
          </table:table-cell>
          <table:table-cell office:value-type="string">
            <text:p>spectra</text:p>
          </table:table-cell>
          <table:table-cell office:value-type="string">
            <text:p>Wesleyan University people</text:p>
          </table:table-cell>
          <table:table-cell office:value-type="string">
            <text:p>39019</text:p>
          </table:table-cell>
          <table:table-cell office:value-type="string">
            <text:p>world</text:p>
          </table:table-cell>
          <table:table-cell office:value-type="string">
            <text:p>iran</text:p>
          </table:table-cell>
          <table:table-cell office:value-type="string">
            <text:p>united</text:p>
          </table:table-cell>
          <table:table-cell office:value-type="string">
            <text:p>nations</text:p>
          </table:table-cell>
          <table:table-cell office:value-type="string">
            <text:p>rate</text:p>
          </table:table-cell>
          <table:table-cell office:value-type="string">
            <text:p>more</text:p>
          </table:table-cell>
          <table:table-cell office:value-type="string">
            <text:p>per</text:p>
          </table:table-cell>
          <table:table-cell office:value-type="string">
            <text:p>year</text:p>
          </table:table-cell>
          <table:table-cell office:value-type="string">
            <text:p>info</text:p>
          </table:table-cell>
          <table:table-cell office:value-type="string">
            <text:p>cia</text:p>
          </table:table-cell>
          <table:table-cell office:value-type="string">
            <text:p>International rankings of Iran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11];&quot;,&quot;;[.AC111];&quot;,&quot;; TEXT([.BD11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YULF395SW62PPKZDEYVJBYFPTDRM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NH8PJWKUDD8CVZ8XD0Z8B6UUHZK95</text:p>
          </table:table-cell>
          <table:table-cell office:value-type="string">
            <text:p>A36P4783SDPAZ3</text:p>
          </table:table-cell>
          <table:table-cell office:value-type="string">
            <text:p>Approved</text:p>
          </table:table-cell>
          <table:table-cell office:value-type="string">
            <text:p>Sun Jun 17 00:50:20 GMT 2012</text:p>
          </table:table-cell>
          <table:table-cell office:value-type="string">
            <text:p>Sun Jun 17 00:51:51 GMT 2012</text:p>
          </table:table-cell>
          <table:table-cell office:value-type="string">
            <text:p>Sat Jun 23 17:51:51 PDT 2012</text:p>
          </table:table-cell>
          <table:table-cell office:value-type="string">
            <text:p>Sat Jun 16 19:58:41 PDT 2012</text:p>
          </table:table-cell>
          <table:table-cell table:number-columns-repeated="2"/>
          <table:table-cell office:value-type="string">
            <text:p>91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1</text:p>
          </table:table-cell>
          <table:table-cell office:value-type="string">
            <text:p>blah</text:p>
          </table:table-cell>
          <table:table-cell office:value-type="string">
            <text:p>official</text:p>
          </table:table-cell>
          <table:table-cell office:value-type="string">
            <text:p>feb</text:p>
          </table:table-cell>
          <table:table-cell office:value-type="string">
            <text:p>fed</text:p>
          </table:table-cell>
          <table:table-cell office:value-type="string">
            <text:p>jan</text:p>
          </table:table-cell>
          <table:table-cell office:value-type="string">
            <text:p>dlr</text:p>
          </table:table-cell>
          <table:table-cell office:value-type="string">
            <text:p>geigy</text:p>
          </table:table-cell>
          <table:table-cell office:value-type="string">
            <text:p>ciba</text:p>
          </table:table-cell>
          <table:table-cell office:value-type="string">
            <text:p>physics</text:p>
          </table:table-cell>
          <table:table-cell office:value-type="string">
            <text:p>spectra</text:p>
          </table:table-cell>
          <table:table-cell office:value-type="string">
            <text:p>Wesleyan University people</text:p>
          </table:table-cell>
          <table:table-cell office:value-type="string">
            <text:p>39019</text:p>
          </table:table-cell>
          <table:table-cell office:value-type="string">
            <text:p>world</text:p>
          </table:table-cell>
          <table:table-cell office:value-type="string">
            <text:p>iran</text:p>
          </table:table-cell>
          <table:table-cell office:value-type="string">
            <text:p>united</text:p>
          </table:table-cell>
          <table:table-cell office:value-type="string">
            <text:p>nations</text:p>
          </table:table-cell>
          <table:table-cell office:value-type="string">
            <text:p>rate</text:p>
          </table:table-cell>
          <table:table-cell office:value-type="string">
            <text:p>more</text:p>
          </table:table-cell>
          <table:table-cell office:value-type="string">
            <text:p>per</text:p>
          </table:table-cell>
          <table:table-cell office:value-type="string">
            <text:p>year</text:p>
          </table:table-cell>
          <table:table-cell office:value-type="string">
            <text:p>info</text:p>
          </table:table-cell>
          <table:table-cell office:value-type="string">
            <text:p>cia</text:p>
          </table:table-cell>
          <table:table-cell office:value-type="string">
            <text:p>International rankings of Iran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12];&quot;,&quot;;[.AC112];&quot;,&quot;; TEXT([.BD11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Z8MZ9O9Z6KBDNRH98HZRLFQO31A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DGH1XERSQV6L09UOSK3PVWAWDC08R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1:20 GMT 2012</text:p>
          </table:table-cell>
          <table:table-cell office:value-type="string">
            <text:p>Sun Jun 17 00:51:37 GMT 2012</text:p>
          </table:table-cell>
          <table:table-cell office:value-type="string">
            <text:p>Sat Jun 23 17:51:37 PDT 2012</text:p>
          </table:table-cell>
          <table:table-cell office:value-type="string">
            <text:p>Sat Jun 16 19:58:22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1</text:p>
          </table:table-cell>
          <table:table-cell office:value-type="string">
            <text:p>stg</text:p>
          </table:table-cell>
          <table:table-cell office:value-type="string">
            <text:p>mln</text:p>
          </table:table-cell>
          <table:table-cell office:value-type="string">
            <text:p>bank</text:p>
          </table:table-cell>
          <table:table-cell office:value-type="string">
            <text:p>market</text:p>
          </table:table-cell>
          <table:table-cell office:value-type="string">
            <text:p>money</text:p>
          </table:table-cell>
          <table:table-cell office:value-type="string">
            <text:p>england</text:p>
          </table:table-cell>
          <table:table-cell office:value-type="string">
            <text:p>london</text:p>
          </table:table-cell>
          <table:table-cell office:value-type="string">
            <text:p>pct</text:p>
          </table:table-cell>
          <table:table-cell office:value-type="string">
            <text:p>today</text:p>
          </table:table-cell>
          <table:table-cell office:value-type="string">
            <text:p>reuter</text:p>
          </table:table-cell>
          <table:table-cell office:value-type="string">
            <text:p>Economy of the People's Republic of China</text:p>
          </table:table-cell>
          <table:table-cell office:value-type="string">
            <text:p>13217</text:p>
          </table:table-cell>
          <table:table-cell office:value-type="string">
            <text:p>company</text:p>
          </table:table-cell>
          <table:table-cell office:value-type="string">
            <text:p>law</text:p>
          </table:table-cell>
          <table:table-cell office:value-type="string">
            <text:p>directors</text:p>
          </table:table-cell>
          <table:table-cell office:value-type="string">
            <text:p>shareholders</text:p>
          </table:table-cell>
          <table:table-cell office:value-type="string">
            <text:p>companies</text:p>
          </table:table-cell>
          <table:table-cell office:value-type="string">
            <text:p>v</text:p>
          </table:table-cell>
          <table:table-cell office:value-type="string">
            <text:p>act</text:p>
          </table:table-cell>
          <table:table-cell office:value-type="string">
            <text:p>have</text:p>
          </table:table-cell>
          <table:table-cell office:value-type="string">
            <text:p>ltd</text:p>
          </table:table-cell>
          <table:table-cell office:value-type="string">
            <text:p>under</text:p>
          </table:table-cell>
          <table:table-cell office:value-type="string">
            <text:p>United Kingdom company law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13];&quot;,&quot;;[.AC113];&quot;,&quot;; TEXT([.BD11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Z8MZ9O9Z6KBDNRH98HZRLFQO31A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HOGKCCVLL3CPCRROKGQCC9NRN06WC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3:13 GMT 2012</text:p>
          </table:table-cell>
          <table:table-cell office:value-type="string">
            <text:p>Sun Jun 17 00:53:21 GMT 2012</text:p>
          </table:table-cell>
          <table:table-cell office:value-type="string">
            <text:p>Sat Jun 23 17:53:21 PDT 2012</text:p>
          </table:table-cell>
          <table:table-cell office:value-type="string">
            <text:p>Sat Jun 16 19:58:23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1</text:p>
          </table:table-cell>
          <table:table-cell office:value-type="string">
            <text:p>stg</text:p>
          </table:table-cell>
          <table:table-cell office:value-type="string">
            <text:p>mln</text:p>
          </table:table-cell>
          <table:table-cell office:value-type="string">
            <text:p>bank</text:p>
          </table:table-cell>
          <table:table-cell office:value-type="string">
            <text:p>market</text:p>
          </table:table-cell>
          <table:table-cell office:value-type="string">
            <text:p>money</text:p>
          </table:table-cell>
          <table:table-cell office:value-type="string">
            <text:p>england</text:p>
          </table:table-cell>
          <table:table-cell office:value-type="string">
            <text:p>london</text:p>
          </table:table-cell>
          <table:table-cell office:value-type="string">
            <text:p>pct</text:p>
          </table:table-cell>
          <table:table-cell office:value-type="string">
            <text:p>today</text:p>
          </table:table-cell>
          <table:table-cell office:value-type="string">
            <text:p>reuter</text:p>
          </table:table-cell>
          <table:table-cell office:value-type="string">
            <text:p>Economy of the People's Republic of China</text:p>
          </table:table-cell>
          <table:table-cell office:value-type="string">
            <text:p>13217</text:p>
          </table:table-cell>
          <table:table-cell office:value-type="string">
            <text:p>company</text:p>
          </table:table-cell>
          <table:table-cell office:value-type="string">
            <text:p>law</text:p>
          </table:table-cell>
          <table:table-cell office:value-type="string">
            <text:p>directors</text:p>
          </table:table-cell>
          <table:table-cell office:value-type="string">
            <text:p>shareholders</text:p>
          </table:table-cell>
          <table:table-cell office:value-type="string">
            <text:p>companies</text:p>
          </table:table-cell>
          <table:table-cell office:value-type="string">
            <text:p>v</text:p>
          </table:table-cell>
          <table:table-cell office:value-type="string">
            <text:p>act</text:p>
          </table:table-cell>
          <table:table-cell office:value-type="string">
            <text:p>have</text:p>
          </table:table-cell>
          <table:table-cell office:value-type="string">
            <text:p>ltd</text:p>
          </table:table-cell>
          <table:table-cell office:value-type="string">
            <text:p>under</text:p>
          </table:table-cell>
          <table:table-cell office:value-type="string">
            <text:p>United Kingdom company law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14];&quot;,&quot;;[.AC114];&quot;,&quot;; TEXT([.BD11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CZ8MZ9O9Z6KBDNRH98HZRLFQO31A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QGOGQSCM6IAPBGJP4LU80OQLD3HHO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29 GMT 2012</text:p>
          </table:table-cell>
          <table:table-cell office:value-type="string">
            <text:p>Sun Jun 17 00:49:42 GMT 2012</text:p>
          </table:table-cell>
          <table:table-cell office:value-type="string">
            <text:p>Sat Jun 23 17:49:42 PDT 2012</text:p>
          </table:table-cell>
          <table:table-cell office:value-type="string">
            <text:p>Sat Jun 16 19:58:23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1</text:p>
          </table:table-cell>
          <table:table-cell office:value-type="string">
            <text:p>stg</text:p>
          </table:table-cell>
          <table:table-cell office:value-type="string">
            <text:p>mln</text:p>
          </table:table-cell>
          <table:table-cell office:value-type="string">
            <text:p>bank</text:p>
          </table:table-cell>
          <table:table-cell office:value-type="string">
            <text:p>market</text:p>
          </table:table-cell>
          <table:table-cell office:value-type="string">
            <text:p>money</text:p>
          </table:table-cell>
          <table:table-cell office:value-type="string">
            <text:p>england</text:p>
          </table:table-cell>
          <table:table-cell office:value-type="string">
            <text:p>london</text:p>
          </table:table-cell>
          <table:table-cell office:value-type="string">
            <text:p>pct</text:p>
          </table:table-cell>
          <table:table-cell office:value-type="string">
            <text:p>today</text:p>
          </table:table-cell>
          <table:table-cell office:value-type="string">
            <text:p>reuter</text:p>
          </table:table-cell>
          <table:table-cell office:value-type="string">
            <text:p>Economy of the People's Republic of China</text:p>
          </table:table-cell>
          <table:table-cell office:value-type="string">
            <text:p>13217</text:p>
          </table:table-cell>
          <table:table-cell office:value-type="string">
            <text:p>company</text:p>
          </table:table-cell>
          <table:table-cell office:value-type="string">
            <text:p>law</text:p>
          </table:table-cell>
          <table:table-cell office:value-type="string">
            <text:p>directors</text:p>
          </table:table-cell>
          <table:table-cell office:value-type="string">
            <text:p>shareholders</text:p>
          </table:table-cell>
          <table:table-cell office:value-type="string">
            <text:p>companies</text:p>
          </table:table-cell>
          <table:table-cell office:value-type="string">
            <text:p>v</text:p>
          </table:table-cell>
          <table:table-cell office:value-type="string">
            <text:p>act</text:p>
          </table:table-cell>
          <table:table-cell office:value-type="string">
            <text:p>have</text:p>
          </table:table-cell>
          <table:table-cell office:value-type="string">
            <text:p>ltd</text:p>
          </table:table-cell>
          <table:table-cell office:value-type="string">
            <text:p>under</text:p>
          </table:table-cell>
          <table:table-cell office:value-type="string">
            <text:p>United Kingdom company law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15];&quot;,&quot;;[.AC115];&quot;,&quot;; TEXT([.BD11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DABRI8IUB2Y9IWOO2KLJ3L0FZX5H9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0QN5F3Q0JG587ASJ6PBC9F9TLLCGB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3:02 GMT 2012</text:p>
          </table:table-cell>
          <table:table-cell office:value-type="string">
            <text:p>Sun Jun 17 00:53:12 GMT 2012</text:p>
          </table:table-cell>
          <table:table-cell office:value-type="string">
            <text:p>Sat Jun 23 17:53:12 PDT 2012</text:p>
          </table:table-cell>
          <table:table-cell office:value-type="string">
            <text:p>Sat Jun 16 19:58:29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6</text:p>
          </table:table-cell>
          <table:table-cell office:value-type="string">
            <text:p>billion</text:p>
          </table:table-cell>
          <table:table-cell office:value-type="string">
            <text:p>trade</text:p>
          </table:table-cell>
          <table:table-cell office:value-type="string">
            <text:p>deficit</text:p>
          </table:table-cell>
          <table:table-cell office:value-type="string">
            <text:p>surplus</text:p>
          </table:table-cell>
          <table:table-cell office:value-type="string">
            <text:p>exports</text:p>
          </table:table-cell>
          <table:table-cell office:value-type="string">
            <text:p>account</text:p>
          </table:table-cell>
          <table:table-cell office:value-type="string">
            <text:p>imports</text:p>
          </table:table-cell>
          <table:table-cell office:value-type="string">
            <text:p>year</text:p>
          </table:table-cell>
          <table:table-cell office:value-type="string">
            <text:p>current</text:p>
          </table:table-cell>
          <table:table-cell office:value-type="string">
            <text:p>balance</text:p>
          </table:table-cell>
          <table:table-cell office:value-type="string">
            <text:p>Economic history of Portugal</text:p>
          </table:table-cell>
          <table:table-cell office:value-type="string">
            <text:p>175914</text:p>
          </table:table-cell>
          <table:table-cell office:value-type="string">
            <text:p>account</text:p>
          </table:table-cell>
          <table:table-cell office:value-type="string">
            <text:p>cite</text:p>
          </table:table-cell>
          <table:table-cell office:value-type="string">
            <text:p>current</text:p>
          </table:table-cell>
          <table:table-cell office:value-type="string">
            <text:p>bop</text:p>
          </table:table-cell>
          <table:table-cell office:value-type="string">
            <text:p>web</text:p>
          </table:table-cell>
          <table:table-cell office:value-type="string">
            <text:p>balance</text:p>
          </table:table-cell>
          <table:table-cell office:value-type="string">
            <text:p>surplus</text:p>
          </table:table-cell>
          <table:table-cell office:value-type="string">
            <text:p>capital</text:p>
          </table:table-cell>
          <table:table-cell office:value-type="string">
            <text:p>deficit</text:p>
          </table:table-cell>
          <table:table-cell office:value-type="string">
            <text:p>imbalances</text:p>
          </table:table-cell>
          <table:table-cell office:value-type="string">
            <text:p>Balance of payment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16];&quot;,&quot;;[.AC116];&quot;,&quot;; TEXT([.BD11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DABRI8IUB2Y9IWOO2KLJ3L0FZX5H9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PD42J1LY58BMBVR7S7FSHD17R95QS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41 GMT 2012</text:p>
          </table:table-cell>
          <table:table-cell office:value-type="string">
            <text:p>Sun Jun 17 00:52:57 GMT 2012</text:p>
          </table:table-cell>
          <table:table-cell office:value-type="string">
            <text:p>Sat Jun 23 17:52:57 PDT 2012</text:p>
          </table:table-cell>
          <table:table-cell office:value-type="string">
            <text:p>Sat Jun 16 19:58:29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6</text:p>
          </table:table-cell>
          <table:table-cell office:value-type="string">
            <text:p>billion</text:p>
          </table:table-cell>
          <table:table-cell office:value-type="string">
            <text:p>trade</text:p>
          </table:table-cell>
          <table:table-cell office:value-type="string">
            <text:p>deficit</text:p>
          </table:table-cell>
          <table:table-cell office:value-type="string">
            <text:p>surplus</text:p>
          </table:table-cell>
          <table:table-cell office:value-type="string">
            <text:p>exports</text:p>
          </table:table-cell>
          <table:table-cell office:value-type="string">
            <text:p>account</text:p>
          </table:table-cell>
          <table:table-cell office:value-type="string">
            <text:p>imports</text:p>
          </table:table-cell>
          <table:table-cell office:value-type="string">
            <text:p>year</text:p>
          </table:table-cell>
          <table:table-cell office:value-type="string">
            <text:p>current</text:p>
          </table:table-cell>
          <table:table-cell office:value-type="string">
            <text:p>balance</text:p>
          </table:table-cell>
          <table:table-cell office:value-type="string">
            <text:p>Economic history of Portugal</text:p>
          </table:table-cell>
          <table:table-cell office:value-type="string">
            <text:p>175914</text:p>
          </table:table-cell>
          <table:table-cell office:value-type="string">
            <text:p>account</text:p>
          </table:table-cell>
          <table:table-cell office:value-type="string">
            <text:p>cite</text:p>
          </table:table-cell>
          <table:table-cell office:value-type="string">
            <text:p>current</text:p>
          </table:table-cell>
          <table:table-cell office:value-type="string">
            <text:p>bop</text:p>
          </table:table-cell>
          <table:table-cell office:value-type="string">
            <text:p>web</text:p>
          </table:table-cell>
          <table:table-cell office:value-type="string">
            <text:p>balance</text:p>
          </table:table-cell>
          <table:table-cell office:value-type="string">
            <text:p>surplus</text:p>
          </table:table-cell>
          <table:table-cell office:value-type="string">
            <text:p>capital</text:p>
          </table:table-cell>
          <table:table-cell office:value-type="string">
            <text:p>deficit</text:p>
          </table:table-cell>
          <table:table-cell office:value-type="string">
            <text:p>imbalances</text:p>
          </table:table-cell>
          <table:table-cell office:value-type="string">
            <text:p>Balance of payment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17];&quot;,&quot;;[.AC117];&quot;,&quot;; TEXT([.BD11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DABRI8IUB2Y9IWOO2KLJ3L0FZX5H9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QB2D21O3W5XW97UW292SYEPMLI9FS</text:p>
          </table:table-cell>
          <table:table-cell office:value-type="string">
            <text:p>AUQOIB0ZJXNSG</text:p>
          </table:table-cell>
          <table:table-cell office:value-type="string">
            <text:p>Approved</text:p>
          </table:table-cell>
          <table:table-cell office:value-type="string">
            <text:p>Sun Jun 17 00:48:45 GMT 2012</text:p>
          </table:table-cell>
          <table:table-cell office:value-type="string">
            <text:p>Sun Jun 17 00:49:42 GMT 2012</text:p>
          </table:table-cell>
          <table:table-cell office:value-type="string">
            <text:p>Sat Jun 23 17:49:42 PDT 2012</text:p>
          </table:table-cell>
          <table:table-cell office:value-type="string">
            <text:p>Sat Jun 16 19:58:29 PDT 2012</text:p>
          </table:table-cell>
          <table:table-cell table:number-columns-repeated="2"/>
          <table:table-cell office:value-type="string">
            <text:p>57</text:p>
          </table:table-cell>
          <table:table-cell table:number-columns-repeated="2" office:value-type="string">
            <text:p>100% (2/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6</text:p>
          </table:table-cell>
          <table:table-cell office:value-type="string">
            <text:p>billion</text:p>
          </table:table-cell>
          <table:table-cell office:value-type="string">
            <text:p>trade</text:p>
          </table:table-cell>
          <table:table-cell office:value-type="string">
            <text:p>deficit</text:p>
          </table:table-cell>
          <table:table-cell office:value-type="string">
            <text:p>surplus</text:p>
          </table:table-cell>
          <table:table-cell office:value-type="string">
            <text:p>exports</text:p>
          </table:table-cell>
          <table:table-cell office:value-type="string">
            <text:p>account</text:p>
          </table:table-cell>
          <table:table-cell office:value-type="string">
            <text:p>imports</text:p>
          </table:table-cell>
          <table:table-cell office:value-type="string">
            <text:p>year</text:p>
          </table:table-cell>
          <table:table-cell office:value-type="string">
            <text:p>current</text:p>
          </table:table-cell>
          <table:table-cell office:value-type="string">
            <text:p>balance</text:p>
          </table:table-cell>
          <table:table-cell office:value-type="string">
            <text:p>Economic history of Portugal</text:p>
          </table:table-cell>
          <table:table-cell office:value-type="string">
            <text:p>175914</text:p>
          </table:table-cell>
          <table:table-cell office:value-type="string">
            <text:p>account</text:p>
          </table:table-cell>
          <table:table-cell office:value-type="string">
            <text:p>cite</text:p>
          </table:table-cell>
          <table:table-cell office:value-type="string">
            <text:p>current</text:p>
          </table:table-cell>
          <table:table-cell office:value-type="string">
            <text:p>bop</text:p>
          </table:table-cell>
          <table:table-cell office:value-type="string">
            <text:p>web</text:p>
          </table:table-cell>
          <table:table-cell office:value-type="string">
            <text:p>balance</text:p>
          </table:table-cell>
          <table:table-cell office:value-type="string">
            <text:p>surplus</text:p>
          </table:table-cell>
          <table:table-cell office:value-type="string">
            <text:p>capital</text:p>
          </table:table-cell>
          <table:table-cell office:value-type="string">
            <text:p>deficit</text:p>
          </table:table-cell>
          <table:table-cell office:value-type="string">
            <text:p>imbalances</text:p>
          </table:table-cell>
          <table:table-cell office:value-type="string">
            <text:p>Balance of payments</text:p>
          </table:table-cell>
          <table:table-cell/>
          <table:table-cell office:value-type="string">
            <text:p>1001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18];&quot;,&quot;;[.AC118];&quot;,&quot;; TEXT([.BD11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DG2AOO2GMMEVXCLX23MEIAA2GT66Q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0SJG5TYMNCWDKSEMJJS0HX12CHIMR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1:01 GMT 2012</text:p>
          </table:table-cell>
          <table:table-cell office:value-type="string">
            <text:p>Sun Jun 17 01:01:10 GMT 2012</text:p>
          </table:table-cell>
          <table:table-cell office:value-type="string">
            <text:p>Sat Jun 23 18:01:10 PDT 2012</text:p>
          </table:table-cell>
          <table:table-cell office:value-type="string">
            <text:p>Sat Jun 16 19:58:45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5158</text:p>
          </table:table-cell>
          <table:table-cell office:value-type="string">
            <text:p>mining</text:p>
          </table:table-cell>
          <table:table-cell office:value-type="string">
            <text:p>canadian</text:p>
          </table:table-cell>
          <table:table-cell office:value-type="string">
            <text:p>nil</text:p>
          </table:table-cell>
          <table:table-cell office:value-type="string">
            <text:p>congo</text:p>
          </table:table-cell>
          <table:table-cell office:value-type="string">
            <text:p>resources</text:p>
          </table:table-cell>
          <table:table-cell office:value-type="string">
            <text:p>canada</text:p>
          </table:table-cell>
          <table:table-cell office:value-type="string">
            <text:p>pdf</text:p>
          </table:table-cell>
          <table:table-cell office:value-type="string">
            <text:p>companies</text:p>
          </table:table-cell>
          <table:table-cell office:value-type="string">
            <text:p>www</text:p>
          </table:table-cell>
          <table:table-cell office:value-type="string">
            <text:p>http</text:p>
          </table:table-cell>
          <table:table-cell office:value-type="string">
            <text:p>Canadian mining in the Democratic Republic of the Congo</text:p>
          </table:table-cell>
          <table:table-cell office:value-type="string">
            <text:p>61</text:p>
          </table:table-cell>
          <table:table-cell office:value-type="string">
            <text:p>sale</text:p>
          </table:table-cell>
          <table:table-cell office:value-type="string">
            <text:p>unit</text:p>
          </table:table-cell>
          <table:table-cell office:value-type="string">
            <text:p>mln</text:p>
          </table:table-cell>
          <table:table-cell office:value-type="string">
            <text:p>sell</text:p>
          </table:table-cell>
          <table:table-cell office:value-type="string">
            <text:p>dlrs</text:p>
          </table:table-cell>
          <table:table-cell office:value-type="string">
            <text:p>reuter</text:p>
          </table:table-cell>
          <table:table-cell office:value-type="string">
            <text:p>company</text:p>
          </table:table-cell>
          <table:table-cell office:value-type="string">
            <text:p>corp</text:p>
          </table:table-cell>
          <table:table-cell office:value-type="string">
            <text:p>march</text:p>
          </table:table-cell>
          <table:table-cell office:value-type="string">
            <text:p>subsidiary</text:p>
          </table:table-cell>
          <table:table-cell office:value-type="string">
            <text:p>History of Eclipse Aviation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19];&quot;,&quot;;[.AC119];&quot;,&quot;; TEXT([.BD11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DG2AOO2GMMEVXCLX23MEIAA2GT66Q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5H9746OQ1SN5ZVVDHR59QKCOKV3ND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0:08 GMT 2012</text:p>
          </table:table-cell>
          <table:table-cell office:value-type="string">
            <text:p>Sun Jun 17 01:00:36 GMT 2012</text:p>
          </table:table-cell>
          <table:table-cell office:value-type="string">
            <text:p>Sat Jun 23 18:00:36 PDT 2012</text:p>
          </table:table-cell>
          <table:table-cell office:value-type="string">
            <text:p>Sat Jun 16 19:58:45 PDT 2012</text:p>
          </table:table-cell>
          <table:table-cell table:number-columns-repeated="2"/>
          <table:table-cell office:value-type="string">
            <text:p>28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5158</text:p>
          </table:table-cell>
          <table:table-cell office:value-type="string">
            <text:p>mining</text:p>
          </table:table-cell>
          <table:table-cell office:value-type="string">
            <text:p>canadian</text:p>
          </table:table-cell>
          <table:table-cell office:value-type="string">
            <text:p>nil</text:p>
          </table:table-cell>
          <table:table-cell office:value-type="string">
            <text:p>congo</text:p>
          </table:table-cell>
          <table:table-cell office:value-type="string">
            <text:p>resources</text:p>
          </table:table-cell>
          <table:table-cell office:value-type="string">
            <text:p>canada</text:p>
          </table:table-cell>
          <table:table-cell office:value-type="string">
            <text:p>pdf</text:p>
          </table:table-cell>
          <table:table-cell office:value-type="string">
            <text:p>companies</text:p>
          </table:table-cell>
          <table:table-cell office:value-type="string">
            <text:p>www</text:p>
          </table:table-cell>
          <table:table-cell office:value-type="string">
            <text:p>http</text:p>
          </table:table-cell>
          <table:table-cell office:value-type="string">
            <text:p>Canadian mining in the Democratic Republic of the Congo</text:p>
          </table:table-cell>
          <table:table-cell office:value-type="string">
            <text:p>61</text:p>
          </table:table-cell>
          <table:table-cell office:value-type="string">
            <text:p>sale</text:p>
          </table:table-cell>
          <table:table-cell office:value-type="string">
            <text:p>unit</text:p>
          </table:table-cell>
          <table:table-cell office:value-type="string">
            <text:p>mln</text:p>
          </table:table-cell>
          <table:table-cell office:value-type="string">
            <text:p>sell</text:p>
          </table:table-cell>
          <table:table-cell office:value-type="string">
            <text:p>dlrs</text:p>
          </table:table-cell>
          <table:table-cell office:value-type="string">
            <text:p>reuter</text:p>
          </table:table-cell>
          <table:table-cell office:value-type="string">
            <text:p>company</text:p>
          </table:table-cell>
          <table:table-cell office:value-type="string">
            <text:p>corp</text:p>
          </table:table-cell>
          <table:table-cell office:value-type="string">
            <text:p>march</text:p>
          </table:table-cell>
          <table:table-cell office:value-type="string">
            <text:p>subsidiary</text:p>
          </table:table-cell>
          <table:table-cell office:value-type="string">
            <text:p>History of Eclipse Aviation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20];&quot;,&quot;;[.AC120];&quot;,&quot;; TEXT([.BD120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DG2AOO2GMMEVXCLX23MEIAA2GT66Q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AYUFBNFSVGU0OREC2N6VG1FTWH5J1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52 GMT 2012</text:p>
          </table:table-cell>
          <table:table-cell office:value-type="string">
            <text:p>Sun Jun 17 00:52:03 GMT 2012</text:p>
          </table:table-cell>
          <table:table-cell office:value-type="string">
            <text:p>Sat Jun 23 17:52:03 PDT 2012</text:p>
          </table:table-cell>
          <table:table-cell office:value-type="string">
            <text:p>Sat Jun 16 19:58:45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5158</text:p>
          </table:table-cell>
          <table:table-cell office:value-type="string">
            <text:p>mining</text:p>
          </table:table-cell>
          <table:table-cell office:value-type="string">
            <text:p>canadian</text:p>
          </table:table-cell>
          <table:table-cell office:value-type="string">
            <text:p>nil</text:p>
          </table:table-cell>
          <table:table-cell office:value-type="string">
            <text:p>congo</text:p>
          </table:table-cell>
          <table:table-cell office:value-type="string">
            <text:p>resources</text:p>
          </table:table-cell>
          <table:table-cell office:value-type="string">
            <text:p>canada</text:p>
          </table:table-cell>
          <table:table-cell office:value-type="string">
            <text:p>pdf</text:p>
          </table:table-cell>
          <table:table-cell office:value-type="string">
            <text:p>companies</text:p>
          </table:table-cell>
          <table:table-cell office:value-type="string">
            <text:p>www</text:p>
          </table:table-cell>
          <table:table-cell office:value-type="string">
            <text:p>http</text:p>
          </table:table-cell>
          <table:table-cell office:value-type="string">
            <text:p>Canadian mining in the Democratic Republic of the Congo</text:p>
          </table:table-cell>
          <table:table-cell office:value-type="string">
            <text:p>61</text:p>
          </table:table-cell>
          <table:table-cell office:value-type="string">
            <text:p>sale</text:p>
          </table:table-cell>
          <table:table-cell office:value-type="string">
            <text:p>unit</text:p>
          </table:table-cell>
          <table:table-cell office:value-type="string">
            <text:p>mln</text:p>
          </table:table-cell>
          <table:table-cell office:value-type="string">
            <text:p>sell</text:p>
          </table:table-cell>
          <table:table-cell office:value-type="string">
            <text:p>dlrs</text:p>
          </table:table-cell>
          <table:table-cell office:value-type="string">
            <text:p>reuter</text:p>
          </table:table-cell>
          <table:table-cell office:value-type="string">
            <text:p>company</text:p>
          </table:table-cell>
          <table:table-cell office:value-type="string">
            <text:p>corp</text:p>
          </table:table-cell>
          <table:table-cell office:value-type="string">
            <text:p>march</text:p>
          </table:table-cell>
          <table:table-cell office:value-type="string">
            <text:p>subsidiary</text:p>
          </table:table-cell>
          <table:table-cell office:value-type="string">
            <text:p>History of Eclipse Aviation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21];&quot;,&quot;;[.AC121];&quot;,&quot;; TEXT([.BD12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DJINMHGYQ4JIWYGDL6MNFOYY67L8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J0D8J3VE7WS72B3JQUMKK8AUVOJZL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8:07 GMT 2012</text:p>
          </table:table-cell>
          <table:table-cell office:value-type="string">
            <text:p>Sun Jun 17 00:48:17 GMT 2012</text:p>
          </table:table-cell>
          <table:table-cell office:value-type="string">
            <text:p>Sat Jun 23 17:48:17 PDT 2012</text:p>
          </table:table-cell>
          <table:table-cell office:value-type="string">
            <text:p>Sat Jun 16 19:58:36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1</text:p>
          </table:table-cell>
          <table:table-cell office:value-type="string">
            <text:p>caesars</text:p>
          </table:table-cell>
          <table:table-cell office:value-type="string">
            <text:p>sosnoff</text:p>
          </table:table-cell>
          <table:table-cell office:value-type="string">
            <text:p>chemlawn</text:p>
          </table:table-cell>
          <table:table-cell office:value-type="string">
            <text:p>world</text:p>
          </table:table-cell>
          <table:table-cell office:value-type="string">
            <text:p>computer</text:p>
          </table:table-cell>
          <table:table-cell office:value-type="string">
            <text:p>city</text:p>
          </table:table-cell>
          <table:table-cell office:value-type="string">
            <text:p>waste</text:p>
          </table:table-cell>
          <table:table-cell office:value-type="string">
            <text:p>management</text:p>
          </table:table-cell>
          <table:table-cell office:value-type="string">
            <text:p>southmark</text:p>
          </table:table-cell>
          <table:table-cell office:value-type="string">
            <text:p>company</text:p>
          </table:table-cell>
          <table:table-cell office:value-type="string">
            <text:p>The Apprentice (U.S. season 2)</text:p>
          </table:table-cell>
          <table:table-cell office:value-type="string">
            <text:p>12590</text:p>
          </table:table-cell>
          <table:table-cell office:value-type="string">
            <text:p>mortgage</text:p>
          </table:table-cell>
          <table:table-cell office:value-type="string">
            <text:p>billion</text:p>
          </table:table-cell>
          <table:table-cell office:value-type="string">
            <text:p>financial</text:p>
          </table:table-cell>
          <table:table-cell office:value-type="string">
            <text:p>subprime</text:p>
          </table:table-cell>
          <table:table-cell office:value-type="string">
            <text:p>from</text:p>
          </table:table-cell>
          <table:table-cell office:value-type="string">
            <text:p>credit</text:p>
          </table:table-cell>
          <table:table-cell office:value-type="string">
            <text:p>banks</text:p>
          </table:table-cell>
          <table:table-cell office:value-type="string">
            <text:p>loans</text:p>
          </table:table-cell>
          <table:table-cell office:value-type="string">
            <text:p>market</text:p>
          </table:table-cell>
          <table:table-cell office:value-type="string">
            <text:p>its</text:p>
          </table:table-cell>
          <table:table-cell office:value-type="string">
            <text:p>Subprime crisis impact timeline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22];&quot;,&quot;;[.AC122];&quot;,&quot;; TEXT([.BD12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DJINMHGYQ4JIWYGDL6MNFOYY67L8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LFFSVGULF39K1KBUQSF03NYOC4N9D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3:45 GMT 2012</text:p>
          </table:table-cell>
          <table:table-cell office:value-type="string">
            <text:p>Sun Jun 17 00:53:57 GMT 2012</text:p>
          </table:table-cell>
          <table:table-cell office:value-type="string">
            <text:p>Sat Jun 23 17:53:57 PDT 2012</text:p>
          </table:table-cell>
          <table:table-cell office:value-type="string">
            <text:p>Sat Jun 16 19:58:36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1</text:p>
          </table:table-cell>
          <table:table-cell office:value-type="string">
            <text:p>caesars</text:p>
          </table:table-cell>
          <table:table-cell office:value-type="string">
            <text:p>sosnoff</text:p>
          </table:table-cell>
          <table:table-cell office:value-type="string">
            <text:p>chemlawn</text:p>
          </table:table-cell>
          <table:table-cell office:value-type="string">
            <text:p>world</text:p>
          </table:table-cell>
          <table:table-cell office:value-type="string">
            <text:p>computer</text:p>
          </table:table-cell>
          <table:table-cell office:value-type="string">
            <text:p>city</text:p>
          </table:table-cell>
          <table:table-cell office:value-type="string">
            <text:p>waste</text:p>
          </table:table-cell>
          <table:table-cell office:value-type="string">
            <text:p>management</text:p>
          </table:table-cell>
          <table:table-cell office:value-type="string">
            <text:p>southmark</text:p>
          </table:table-cell>
          <table:table-cell office:value-type="string">
            <text:p>company</text:p>
          </table:table-cell>
          <table:table-cell office:value-type="string">
            <text:p>The Apprentice (U.S. season 2)</text:p>
          </table:table-cell>
          <table:table-cell office:value-type="string">
            <text:p>12590</text:p>
          </table:table-cell>
          <table:table-cell office:value-type="string">
            <text:p>mortgage</text:p>
          </table:table-cell>
          <table:table-cell office:value-type="string">
            <text:p>billion</text:p>
          </table:table-cell>
          <table:table-cell office:value-type="string">
            <text:p>financial</text:p>
          </table:table-cell>
          <table:table-cell office:value-type="string">
            <text:p>subprime</text:p>
          </table:table-cell>
          <table:table-cell office:value-type="string">
            <text:p>from</text:p>
          </table:table-cell>
          <table:table-cell office:value-type="string">
            <text:p>credit</text:p>
          </table:table-cell>
          <table:table-cell office:value-type="string">
            <text:p>banks</text:p>
          </table:table-cell>
          <table:table-cell office:value-type="string">
            <text:p>loans</text:p>
          </table:table-cell>
          <table:table-cell office:value-type="string">
            <text:p>market</text:p>
          </table:table-cell>
          <table:table-cell office:value-type="string">
            <text:p>its</text:p>
          </table:table-cell>
          <table:table-cell office:value-type="string">
            <text:p>Subprime crisis impact timelin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23];&quot;,&quot;;[.AC123];&quot;,&quot;; TEXT([.BD12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DJINMHGYQ4JIWYGDL6MNFOYY67L8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PV95SW6NG1F7CB3UT2YN1FZTSEHVE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58 GMT 2012</text:p>
          </table:table-cell>
          <table:table-cell office:value-type="string">
            <text:p>Sun Jun 17 00:53:12 GMT 2012</text:p>
          </table:table-cell>
          <table:table-cell office:value-type="string">
            <text:p>Sat Jun 23 17:53:12 PDT 2012</text:p>
          </table:table-cell>
          <table:table-cell office:value-type="string">
            <text:p>Sat Jun 16 19:58:36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1</text:p>
          </table:table-cell>
          <table:table-cell office:value-type="string">
            <text:p>caesars</text:p>
          </table:table-cell>
          <table:table-cell office:value-type="string">
            <text:p>sosnoff</text:p>
          </table:table-cell>
          <table:table-cell office:value-type="string">
            <text:p>chemlawn</text:p>
          </table:table-cell>
          <table:table-cell office:value-type="string">
            <text:p>world</text:p>
          </table:table-cell>
          <table:table-cell office:value-type="string">
            <text:p>computer</text:p>
          </table:table-cell>
          <table:table-cell office:value-type="string">
            <text:p>city</text:p>
          </table:table-cell>
          <table:table-cell office:value-type="string">
            <text:p>waste</text:p>
          </table:table-cell>
          <table:table-cell office:value-type="string">
            <text:p>management</text:p>
          </table:table-cell>
          <table:table-cell office:value-type="string">
            <text:p>southmark</text:p>
          </table:table-cell>
          <table:table-cell office:value-type="string">
            <text:p>company</text:p>
          </table:table-cell>
          <table:table-cell office:value-type="string">
            <text:p>The Apprentice (U.S. season 2)</text:p>
          </table:table-cell>
          <table:table-cell office:value-type="string">
            <text:p>12590</text:p>
          </table:table-cell>
          <table:table-cell office:value-type="string">
            <text:p>mortgage</text:p>
          </table:table-cell>
          <table:table-cell office:value-type="string">
            <text:p>billion</text:p>
          </table:table-cell>
          <table:table-cell office:value-type="string">
            <text:p>financial</text:p>
          </table:table-cell>
          <table:table-cell office:value-type="string">
            <text:p>subprime</text:p>
          </table:table-cell>
          <table:table-cell office:value-type="string">
            <text:p>from</text:p>
          </table:table-cell>
          <table:table-cell office:value-type="string">
            <text:p>credit</text:p>
          </table:table-cell>
          <table:table-cell office:value-type="string">
            <text:p>banks</text:p>
          </table:table-cell>
          <table:table-cell office:value-type="string">
            <text:p>loans</text:p>
          </table:table-cell>
          <table:table-cell office:value-type="string">
            <text:p>market</text:p>
          </table:table-cell>
          <table:table-cell office:value-type="string">
            <text:p>its</text:p>
          </table:table-cell>
          <table:table-cell office:value-type="string">
            <text:p>Subprime crisis impact timelin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24];&quot;,&quot;;[.AC124];&quot;,&quot;; TEXT([.BD12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DJVP9746OQ17WEVE0X7851QK021L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5GK5UFJ51Y75NC4M8HS9CSTNH98BL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47 GMT 2012</text:p>
          </table:table-cell>
          <table:table-cell office:value-type="string">
            <text:p>Sun Jun 17 00:53:59 GMT 2012</text:p>
          </table:table-cell>
          <table:table-cell office:value-type="string">
            <text:p>Sat Jun 23 17:53:59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8652</text:p>
          </table:table-cell>
          <table:table-cell office:value-type="string">
            <text:p>president</text:p>
          </table:table-cell>
          <table:table-cell office:value-type="string">
            <text:p>obama</text:p>
          </table:table-cell>
          <table:table-cell office:value-type="string">
            <text:p>week</text:p>
          </table:table-cell>
          <table:table-cell office:value-type="string">
            <text:p>house</text:p>
          </table:table-cell>
          <table:table-cell office:value-type="string">
            <text:p>white</text:p>
          </table:table-cell>
          <table:table-cell office:value-type="string">
            <text:p>th</text:p>
          </table:table-cell>
          <table:table-cell office:value-type="string">
            <text:p>may</text:p>
          </table:table-cell>
          <table:table-cell office:value-type="string">
            <text:p>wednesday</text:p>
          </table:table-cell>
          <table:table-cell office:value-type="string">
            <text:p>s</text:p>
          </table:table-cell>
          <table:table-cell office:value-type="string">
            <text:p>tuesday</text:p>
          </table:table-cell>
          <table:table-cell office:value-type="string">
            <text:p>West Wing Week</text:p>
          </table:table-cell>
          <table:table-cell office:value-type="string">
            <text:p>87</text:p>
          </table:table-cell>
          <table:table-cell office:value-type="string">
            <text:p>canadian</text:p>
          </table:table-cell>
          <table:table-cell office:value-type="string">
            <text:p>canada</text:p>
          </table:table-cell>
          <table:table-cell office:value-type="string">
            <text:p>alberta</text:p>
          </table:table-cell>
          <table:table-cell office:value-type="string">
            <text:p>toronto</text:p>
          </table:table-cell>
          <table:table-cell office:value-type="string">
            <text:p>pct</text:p>
          </table:table-cell>
          <table:table-cell office:value-type="string">
            <text:p>calgary</text:p>
          </table:table-cell>
          <table:table-cell office:value-type="string">
            <text:p>montreal</text:p>
          </table:table-cell>
          <table:table-cell office:value-type="string">
            <text:p>reuter</text:p>
          </table:table-cell>
          <table:table-cell office:value-type="string">
            <text:p>ottawa</text:p>
          </table:table-cell>
          <table:table-cell office:value-type="string">
            <text:p>nova</text:p>
          </table:table-cell>
          <table:table-cell office:value-type="string">
            <text:p>Natural scientific research in Canad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25];&quot;,&quot;;[.AC125];&quot;,&quot;; TEXT([.BD12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DJVP9746OQ17WEVE0X7851QK021L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IPMB3Q39Z0BL3HTD3VE3STVSD9UJ7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7:03 GMT 2012</text:p>
          </table:table-cell>
          <table:table-cell office:value-type="string">
            <text:p>Sun Jun 17 00:47:17 GMT 2012</text:p>
          </table:table-cell>
          <table:table-cell office:value-type="string">
            <text:p>Sat Jun 23 17:47:17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8652</text:p>
          </table:table-cell>
          <table:table-cell office:value-type="string">
            <text:p>president</text:p>
          </table:table-cell>
          <table:table-cell office:value-type="string">
            <text:p>obama</text:p>
          </table:table-cell>
          <table:table-cell office:value-type="string">
            <text:p>week</text:p>
          </table:table-cell>
          <table:table-cell office:value-type="string">
            <text:p>house</text:p>
          </table:table-cell>
          <table:table-cell office:value-type="string">
            <text:p>white</text:p>
          </table:table-cell>
          <table:table-cell office:value-type="string">
            <text:p>th</text:p>
          </table:table-cell>
          <table:table-cell office:value-type="string">
            <text:p>may</text:p>
          </table:table-cell>
          <table:table-cell office:value-type="string">
            <text:p>wednesday</text:p>
          </table:table-cell>
          <table:table-cell office:value-type="string">
            <text:p>s</text:p>
          </table:table-cell>
          <table:table-cell office:value-type="string">
            <text:p>tuesday</text:p>
          </table:table-cell>
          <table:table-cell office:value-type="string">
            <text:p>West Wing Week</text:p>
          </table:table-cell>
          <table:table-cell office:value-type="string">
            <text:p>87</text:p>
          </table:table-cell>
          <table:table-cell office:value-type="string">
            <text:p>canadian</text:p>
          </table:table-cell>
          <table:table-cell office:value-type="string">
            <text:p>canada</text:p>
          </table:table-cell>
          <table:table-cell office:value-type="string">
            <text:p>alberta</text:p>
          </table:table-cell>
          <table:table-cell office:value-type="string">
            <text:p>toronto</text:p>
          </table:table-cell>
          <table:table-cell office:value-type="string">
            <text:p>pct</text:p>
          </table:table-cell>
          <table:table-cell office:value-type="string">
            <text:p>calgary</text:p>
          </table:table-cell>
          <table:table-cell office:value-type="string">
            <text:p>montreal</text:p>
          </table:table-cell>
          <table:table-cell office:value-type="string">
            <text:p>reuter</text:p>
          </table:table-cell>
          <table:table-cell office:value-type="string">
            <text:p>ottawa</text:p>
          </table:table-cell>
          <table:table-cell office:value-type="string">
            <text:p>nova</text:p>
          </table:table-cell>
          <table:table-cell office:value-type="string">
            <text:p>Natural scientific research in Canada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26];&quot;,&quot;;[.AC126];&quot;,&quot;; TEXT([.BD12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DJVP9746OQ17WEVE0X7851QK021L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XIY2RCJK63ZANRMYABUQAQ9KEY6V2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2:59 GMT 2012</text:p>
          </table:table-cell>
          <table:table-cell office:value-type="string">
            <text:p>Sun Jun 17 00:53:05 GMT 2012</text:p>
          </table:table-cell>
          <table:table-cell office:value-type="string">
            <text:p>Sat Jun 23 17:53:05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8652</text:p>
          </table:table-cell>
          <table:table-cell office:value-type="string">
            <text:p>president</text:p>
          </table:table-cell>
          <table:table-cell office:value-type="string">
            <text:p>obama</text:p>
          </table:table-cell>
          <table:table-cell office:value-type="string">
            <text:p>week</text:p>
          </table:table-cell>
          <table:table-cell office:value-type="string">
            <text:p>house</text:p>
          </table:table-cell>
          <table:table-cell office:value-type="string">
            <text:p>white</text:p>
          </table:table-cell>
          <table:table-cell office:value-type="string">
            <text:p>th</text:p>
          </table:table-cell>
          <table:table-cell office:value-type="string">
            <text:p>may</text:p>
          </table:table-cell>
          <table:table-cell office:value-type="string">
            <text:p>wednesday</text:p>
          </table:table-cell>
          <table:table-cell office:value-type="string">
            <text:p>s</text:p>
          </table:table-cell>
          <table:table-cell office:value-type="string">
            <text:p>tuesday</text:p>
          </table:table-cell>
          <table:table-cell office:value-type="string">
            <text:p>West Wing Week</text:p>
          </table:table-cell>
          <table:table-cell office:value-type="string">
            <text:p>87</text:p>
          </table:table-cell>
          <table:table-cell office:value-type="string">
            <text:p>canadian</text:p>
          </table:table-cell>
          <table:table-cell office:value-type="string">
            <text:p>canada</text:p>
          </table:table-cell>
          <table:table-cell office:value-type="string">
            <text:p>alberta</text:p>
          </table:table-cell>
          <table:table-cell office:value-type="string">
            <text:p>toronto</text:p>
          </table:table-cell>
          <table:table-cell office:value-type="string">
            <text:p>pct</text:p>
          </table:table-cell>
          <table:table-cell office:value-type="string">
            <text:p>calgary</text:p>
          </table:table-cell>
          <table:table-cell office:value-type="string">
            <text:p>montreal</text:p>
          </table:table-cell>
          <table:table-cell office:value-type="string">
            <text:p>reuter</text:p>
          </table:table-cell>
          <table:table-cell office:value-type="string">
            <text:p>ottawa</text:p>
          </table:table-cell>
          <table:table-cell office:value-type="string">
            <text:p>nova</text:p>
          </table:table-cell>
          <table:table-cell office:value-type="string">
            <text:p>Natural scientific research in Canad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27];&quot;,&quot;;[.AC127];&quot;,&quot;; TEXT([.BD12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DM0SPW1INMHV7E9QDEAJ6BFM3TG3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DC4F0OHOVR1JRLPVCC9AHECX3034I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53:31 GMT 2012</text:p>
          </table:table-cell>
          <table:table-cell office:value-type="string">
            <text:p>Sun Jun 17 00:53:58 GMT 2012</text:p>
          </table:table-cell>
          <table:table-cell office:value-type="string">
            <text:p>Sat Jun 23 17:53:58 PDT 2012</text:p>
          </table:table-cell>
          <table:table-cell office:value-type="string">
            <text:p>Sat Jun 16 19:58:47 PDT 2012</text:p>
          </table:table-cell>
          <table:table-cell table:number-columns-repeated="2"/>
          <table:table-cell office:value-type="string">
            <text:p>27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5</text:p>
          </table:table-cell>
          <table:table-cell office:value-type="string">
            <text:p>dlrs</text:p>
          </table:table-cell>
          <table:table-cell office:value-type="string">
            <text:p>oil</text:p>
          </table:table-cell>
          <table:table-cell office:value-type="string">
            <text:p>crude</text:p>
          </table:table-cell>
          <table:table-cell office:value-type="string">
            <text:p>cts</text:p>
          </table:table-cell>
          <table:table-cell office:value-type="string">
            <text:p>barrel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york</text:p>
          </table:table-cell>
          <table:table-cell office:value-type="string">
            <text:p>effective</text:p>
          </table:table-cell>
          <table:table-cell office:value-type="string">
            <text:p>texaco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218329</text:p>
          </table:table-cell>
          <table:table-cell office:value-type="string">
            <text:p>dutch</text:p>
          </table:table-cell>
          <table:table-cell office:value-type="string">
            <text:p>had</text:p>
          </table:table-cell>
          <table:table-cell office:value-type="string">
            <text:p>were</text:p>
          </table:table-cell>
          <table:table-cell office:value-type="string">
            <text:p>de</text:p>
          </table:table-cell>
          <table:table-cell office:value-type="string">
            <text:p>english</text:p>
          </table:table-cell>
          <table:table-cell office:value-type="string">
            <text:p>his</text:p>
          </table:table-cell>
          <table:table-cell office:value-type="string">
            <text:p>trade</text:p>
          </table:table-cell>
          <table:table-cell office:value-type="string">
            <text:p>war</text:p>
          </table:table-cell>
          <table:table-cell office:value-type="string">
            <text:p>states</text:p>
          </table:table-cell>
          <table:table-cell office:value-type="string">
            <text:p>holland</text:p>
          </table:table-cell>
          <table:table-cell office:value-type="string">
            <text:p>First Stadtholderless Period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28];&quot;,&quot;;[.AC128];&quot;,&quot;; TEXT([.BD12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DM0SPW1INMHV7E9QDEAJ6BFM3TG3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XDVWJ5OPB0YAPND5WNBFEP9VWU4WP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0:23 GMT 2012</text:p>
          </table:table-cell>
          <table:table-cell office:value-type="string">
            <text:p>Sun Jun 17 00:50:35 GMT 2012</text:p>
          </table:table-cell>
          <table:table-cell office:value-type="string">
            <text:p>Sat Jun 23 17:50:35 PDT 2012</text:p>
          </table:table-cell>
          <table:table-cell office:value-type="string">
            <text:p>Sat Jun 16 19:58:47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5</text:p>
          </table:table-cell>
          <table:table-cell office:value-type="string">
            <text:p>dlrs</text:p>
          </table:table-cell>
          <table:table-cell office:value-type="string">
            <text:p>oil</text:p>
          </table:table-cell>
          <table:table-cell office:value-type="string">
            <text:p>crude</text:p>
          </table:table-cell>
          <table:table-cell office:value-type="string">
            <text:p>cts</text:p>
          </table:table-cell>
          <table:table-cell office:value-type="string">
            <text:p>barrel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york</text:p>
          </table:table-cell>
          <table:table-cell office:value-type="string">
            <text:p>effective</text:p>
          </table:table-cell>
          <table:table-cell office:value-type="string">
            <text:p>texaco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218329</text:p>
          </table:table-cell>
          <table:table-cell office:value-type="string">
            <text:p>dutch</text:p>
          </table:table-cell>
          <table:table-cell office:value-type="string">
            <text:p>had</text:p>
          </table:table-cell>
          <table:table-cell office:value-type="string">
            <text:p>were</text:p>
          </table:table-cell>
          <table:table-cell office:value-type="string">
            <text:p>de</text:p>
          </table:table-cell>
          <table:table-cell office:value-type="string">
            <text:p>english</text:p>
          </table:table-cell>
          <table:table-cell office:value-type="string">
            <text:p>his</text:p>
          </table:table-cell>
          <table:table-cell office:value-type="string">
            <text:p>trade</text:p>
          </table:table-cell>
          <table:table-cell office:value-type="string">
            <text:p>war</text:p>
          </table:table-cell>
          <table:table-cell office:value-type="string">
            <text:p>states</text:p>
          </table:table-cell>
          <table:table-cell office:value-type="string">
            <text:p>holland</text:p>
          </table:table-cell>
          <table:table-cell office:value-type="string">
            <text:p>First Stadtholderless Period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29];&quot;,&quot;;[.AC129];&quot;,&quot;; TEXT([.BD12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DM0SPW1INMHV7E9QDEAJ6BFM3TG3V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ZKI2KYEPLSPME8QTGNJBOAHR7JUOQ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43 GMT 2012</text:p>
          </table:table-cell>
          <table:table-cell office:value-type="string">
            <text:p>Sun Jun 17 00:49:55 GMT 2012</text:p>
          </table:table-cell>
          <table:table-cell office:value-type="string">
            <text:p>Sat Jun 23 17:49:55 PDT 2012</text:p>
          </table:table-cell>
          <table:table-cell office:value-type="string">
            <text:p>Sat Jun 16 19:58:47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5</text:p>
          </table:table-cell>
          <table:table-cell office:value-type="string">
            <text:p>dlrs</text:p>
          </table:table-cell>
          <table:table-cell office:value-type="string">
            <text:p>oil</text:p>
          </table:table-cell>
          <table:table-cell office:value-type="string">
            <text:p>crude</text:p>
          </table:table-cell>
          <table:table-cell office:value-type="string">
            <text:p>cts</text:p>
          </table:table-cell>
          <table:table-cell office:value-type="string">
            <text:p>barrel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york</text:p>
          </table:table-cell>
          <table:table-cell office:value-type="string">
            <text:p>effective</text:p>
          </table:table-cell>
          <table:table-cell office:value-type="string">
            <text:p>texaco</text:p>
          </table:table-cell>
          <table:table-cell office:value-type="string">
            <text:p>Chronology of world oil market events (1970–2005)</text:p>
          </table:table-cell>
          <table:table-cell office:value-type="string">
            <text:p>218329</text:p>
          </table:table-cell>
          <table:table-cell office:value-type="string">
            <text:p>dutch</text:p>
          </table:table-cell>
          <table:table-cell office:value-type="string">
            <text:p>had</text:p>
          </table:table-cell>
          <table:table-cell office:value-type="string">
            <text:p>were</text:p>
          </table:table-cell>
          <table:table-cell office:value-type="string">
            <text:p>de</text:p>
          </table:table-cell>
          <table:table-cell office:value-type="string">
            <text:p>english</text:p>
          </table:table-cell>
          <table:table-cell office:value-type="string">
            <text:p>his</text:p>
          </table:table-cell>
          <table:table-cell office:value-type="string">
            <text:p>trade</text:p>
          </table:table-cell>
          <table:table-cell office:value-type="string">
            <text:p>war</text:p>
          </table:table-cell>
          <table:table-cell office:value-type="string">
            <text:p>states</text:p>
          </table:table-cell>
          <table:table-cell office:value-type="string">
            <text:p>holland</text:p>
          </table:table-cell>
          <table:table-cell office:value-type="string">
            <text:p>First Stadtholderless Period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30];&quot;,&quot;;[.AC130];&quot;,&quot;; TEXT([.BD13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DMZMAZHHRRLUZOTUXMRP1KHOXSLC4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BTK274J79KQBFPDUEXU5FCD5YQHFQ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49:24 GMT 2012</text:p>
          </table:table-cell>
          <table:table-cell office:value-type="string">
            <text:p>Sun Jun 17 00:49:51 GMT 2012</text:p>
          </table:table-cell>
          <table:table-cell office:value-type="string">
            <text:p>Sat Jun 23 17:49:51 PDT 2012</text:p>
          </table:table-cell>
          <table:table-cell office:value-type="string">
            <text:p>Sat Jun 16 19:58:54 PDT 2012</text:p>
          </table:table-cell>
          <table:table-cell table:number-columns-repeated="2"/>
          <table:table-cell office:value-type="string">
            <text:p>27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9</text:p>
          </table:table-cell>
          <table:table-cell office:value-type="string">
            <text:p>march</text:p>
          </table:table-cell>
          <table:table-cell office:value-type="string">
            <text:p>reuter</text:p>
          </table:table-cell>
          <table:table-cell office:value-type="string">
            <text:p>city</text:p>
          </table:table-cell>
          <table:table-cell office:value-type="string">
            <text:p>issued</text:p>
          </table:table-cell>
          <table:table-cell office:value-type="string">
            <text:p>daily</text:p>
          </table:table-cell>
          <table:table-cell office:value-type="string">
            <text:p>issues</text:p>
          </table:table-cell>
          <table:table-cell office:value-type="string">
            <text:p>lake</text:p>
          </table:table-cell>
          <table:table-cell office:value-type="string">
            <text:p>day</text:p>
          </table:table-cell>
          <table:table-cell office:value-type="string">
            <text:p>heller</text:p>
          </table:table-cell>
          <table:table-cell office:value-type="string">
            <text:p>report</text:p>
          </table:table-cell>
          <table:table-cell office:value-type="string">
            <text:p>Non-English press of the Communist Party USA</text:p>
          </table:table-cell>
          <table:table-cell office:value-type="string">
            <text:p>435</text:p>
          </table:table-cell>
          <table:table-cell office:value-type="string">
            <text:p>agriculture</text:p>
          </table:table-cell>
          <table:table-cell office:value-type="string">
            <text:p>food</text:p>
          </table:table-cell>
          <table:table-cell office:value-type="string">
            <text:p>agricultural</text:p>
          </table:table-cell>
          <table:table-cell office:value-type="string">
            <text:p>crop</text:p>
          </table:table-cell>
          <table:table-cell office:value-type="string">
            <text:p>has</text:p>
          </table:table-cell>
          <table:table-cell office:value-type="string">
            <text:p>have</text:p>
          </table:table-cell>
          <table:table-cell office:value-type="string">
            <text:p>use</text:p>
          </table:table-cell>
          <table:table-cell office:value-type="string">
            <text:p>from</text:p>
          </table:table-cell>
          <table:table-cell office:value-type="string">
            <text:p>farming</text:p>
          </table:table-cell>
          <table:table-cell office:value-type="string">
            <text:p>crops</text:p>
          </table:table-cell>
          <table:table-cell office:value-type="string">
            <text:p>Agriculture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31];&quot;,&quot;;[.AC131];&quot;,&quot;; TEXT([.BD13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DMZMAZHHRRLUZOTUXMRP1KHOXSLC4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FZDZKPFE4EGSQ1R9FC8Q9NZXZA6GD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12 GMT 2012</text:p>
          </table:table-cell>
          <table:table-cell office:value-type="string">
            <text:p>Sun Jun 17 00:49:22 GMT 2012</text:p>
          </table:table-cell>
          <table:table-cell office:value-type="string">
            <text:p>Sat Jun 23 17:49:22 PDT 2012</text:p>
          </table:table-cell>
          <table:table-cell office:value-type="string">
            <text:p>Sat Jun 16 19:58:54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9</text:p>
          </table:table-cell>
          <table:table-cell office:value-type="string">
            <text:p>march</text:p>
          </table:table-cell>
          <table:table-cell office:value-type="string">
            <text:p>reuter</text:p>
          </table:table-cell>
          <table:table-cell office:value-type="string">
            <text:p>city</text:p>
          </table:table-cell>
          <table:table-cell office:value-type="string">
            <text:p>issued</text:p>
          </table:table-cell>
          <table:table-cell office:value-type="string">
            <text:p>daily</text:p>
          </table:table-cell>
          <table:table-cell office:value-type="string">
            <text:p>issues</text:p>
          </table:table-cell>
          <table:table-cell office:value-type="string">
            <text:p>lake</text:p>
          </table:table-cell>
          <table:table-cell office:value-type="string">
            <text:p>day</text:p>
          </table:table-cell>
          <table:table-cell office:value-type="string">
            <text:p>heller</text:p>
          </table:table-cell>
          <table:table-cell office:value-type="string">
            <text:p>report</text:p>
          </table:table-cell>
          <table:table-cell office:value-type="string">
            <text:p>Non-English press of the Communist Party USA</text:p>
          </table:table-cell>
          <table:table-cell office:value-type="string">
            <text:p>435</text:p>
          </table:table-cell>
          <table:table-cell office:value-type="string">
            <text:p>agriculture</text:p>
          </table:table-cell>
          <table:table-cell office:value-type="string">
            <text:p>food</text:p>
          </table:table-cell>
          <table:table-cell office:value-type="string">
            <text:p>agricultural</text:p>
          </table:table-cell>
          <table:table-cell office:value-type="string">
            <text:p>crop</text:p>
          </table:table-cell>
          <table:table-cell office:value-type="string">
            <text:p>has</text:p>
          </table:table-cell>
          <table:table-cell office:value-type="string">
            <text:p>have</text:p>
          </table:table-cell>
          <table:table-cell office:value-type="string">
            <text:p>use</text:p>
          </table:table-cell>
          <table:table-cell office:value-type="string">
            <text:p>from</text:p>
          </table:table-cell>
          <table:table-cell office:value-type="string">
            <text:p>farming</text:p>
          </table:table-cell>
          <table:table-cell office:value-type="string">
            <text:p>crops</text:p>
          </table:table-cell>
          <table:table-cell office:value-type="string">
            <text:p>Agricultur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32];&quot;,&quot;;[.AC132];&quot;,&quot;; TEXT([.BD13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DMZMAZHHRRLUZOTUXMRP1KHOXSLC4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Y3DDP8PJWKUSMW2TLUQB9Z0CZN6HC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8:38 GMT 2012</text:p>
          </table:table-cell>
          <table:table-cell office:value-type="string">
            <text:p>Sun Jun 17 00:49:13 GMT 2012</text:p>
          </table:table-cell>
          <table:table-cell office:value-type="string">
            <text:p>Sat Jun 23 17:49:13 PDT 2012</text:p>
          </table:table-cell>
          <table:table-cell office:value-type="string">
            <text:p>Sat Jun 16 19:58:54 PDT 2012</text:p>
          </table:table-cell>
          <table:table-cell table:number-columns-repeated="2"/>
          <table:table-cell office:value-type="string">
            <text:p>35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9</text:p>
          </table:table-cell>
          <table:table-cell office:value-type="string">
            <text:p>march</text:p>
          </table:table-cell>
          <table:table-cell office:value-type="string">
            <text:p>reuter</text:p>
          </table:table-cell>
          <table:table-cell office:value-type="string">
            <text:p>city</text:p>
          </table:table-cell>
          <table:table-cell office:value-type="string">
            <text:p>issued</text:p>
          </table:table-cell>
          <table:table-cell office:value-type="string">
            <text:p>daily</text:p>
          </table:table-cell>
          <table:table-cell office:value-type="string">
            <text:p>issues</text:p>
          </table:table-cell>
          <table:table-cell office:value-type="string">
            <text:p>lake</text:p>
          </table:table-cell>
          <table:table-cell office:value-type="string">
            <text:p>day</text:p>
          </table:table-cell>
          <table:table-cell office:value-type="string">
            <text:p>heller</text:p>
          </table:table-cell>
          <table:table-cell office:value-type="string">
            <text:p>report</text:p>
          </table:table-cell>
          <table:table-cell office:value-type="string">
            <text:p>Non-English press of the Communist Party USA</text:p>
          </table:table-cell>
          <table:table-cell office:value-type="string">
            <text:p>435</text:p>
          </table:table-cell>
          <table:table-cell office:value-type="string">
            <text:p>agriculture</text:p>
          </table:table-cell>
          <table:table-cell office:value-type="string">
            <text:p>food</text:p>
          </table:table-cell>
          <table:table-cell office:value-type="string">
            <text:p>agricultural</text:p>
          </table:table-cell>
          <table:table-cell office:value-type="string">
            <text:p>crop</text:p>
          </table:table-cell>
          <table:table-cell office:value-type="string">
            <text:p>has</text:p>
          </table:table-cell>
          <table:table-cell office:value-type="string">
            <text:p>have</text:p>
          </table:table-cell>
          <table:table-cell office:value-type="string">
            <text:p>use</text:p>
          </table:table-cell>
          <table:table-cell office:value-type="string">
            <text:p>from</text:p>
          </table:table-cell>
          <table:table-cell office:value-type="string">
            <text:p>farming</text:p>
          </table:table-cell>
          <table:table-cell office:value-type="string">
            <text:p>crops</text:p>
          </table:table-cell>
          <table:table-cell office:value-type="string">
            <text:p>Agriculture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33];&quot;,&quot;;[.AC133];&quot;,&quot;; TEXT([.BD13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ELV0FK0COK2YNPREZBKHLRW6CDIP1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24XKNQY2RCJZFR42OUHZ0KUJ3K2RP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17 GMT 2012</text:p>
          </table:table-cell>
          <table:table-cell office:value-type="string">
            <text:p>Sun Jun 17 00:48:33 GMT 2012</text:p>
          </table:table-cell>
          <table:table-cell office:value-type="string">
            <text:p>Sat Jun 23 17:48:33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01199</text:p>
          </table:table-cell>
          <table:table-cell office:value-type="string">
            <text:p>shr</text:p>
          </table:table-cell>
          <table:table-cell office:value-type="string">
            <text:p>blood</text:p>
          </table:table-cell>
          <table:table-cell office:value-type="string">
            <text:p>cite</text:p>
          </table:table-cell>
          <table:table-cell office:value-type="string">
            <text:p>journal</text:p>
          </table:table-cell>
          <table:table-cell office:value-type="string">
            <text:p>pressure</text:p>
          </table:table-cell>
          <table:table-cell office:value-type="string">
            <text:p>model</text:p>
          </table:table-cell>
          <table:table-cell office:value-type="string">
            <text:p>stroke</text:p>
          </table:table-cell>
          <table:table-cell office:value-type="string">
            <text:p>adhd</text:p>
          </table:table-cell>
          <table:table-cell office:value-type="string">
            <text:p>also</text:p>
          </table:table-cell>
          <table:table-cell office:value-type="string">
            <text:p>hypertension</text:p>
          </table:table-cell>
          <table:table-cell office:value-type="string">
            <text:p>Spontaneously hypertensive rat</text:p>
          </table:table-cell>
          <table:table-cell office:value-type="string">
            <text:p>86</text:p>
          </table:table-cell>
          <table:table-cell office:value-type="string">
            <text:p>gencorp</text:p>
          </table:table-cell>
          <table:table-cell office:value-type="string">
            <text:p>general</text:p>
          </table:table-cell>
          <table:table-cell office:value-type="string">
            <text:p>rights</text:p>
          </table:table-cell>
          <table:table-cell office:value-type="string">
            <text:p>partners</text:p>
          </table:table-cell>
          <table:table-cell office:value-type="string">
            <text:p>company</text:p>
          </table:table-cell>
          <table:table-cell office:value-type="string">
            <text:p>plan</text:p>
          </table:table-cell>
          <table:table-cell office:value-type="string">
            <text:p>tire</text:p>
          </table:table-cell>
          <table:table-cell office:value-type="string">
            <text:p>brown</text:p>
          </table:table-cell>
          <table:table-cell office:value-type="string">
            <text:p>afg</text:p>
          </table:table-cell>
          <table:table-cell office:value-type="string">
            <text:p>shareholders</text:p>
          </table:table-cell>
          <table:table-cell office:value-type="string">
            <text:p>Economy of Ohio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34];&quot;,&quot;;[.AC134];&quot;,&quot;; TEXT([.BD13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ELV0FK0COK2YNPREZBKHLRW6CDIP1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7J24SMEZZ2MXTASG4ZPHY38UPPK3O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8:18 GMT 2012</text:p>
          </table:table-cell>
          <table:table-cell office:value-type="string">
            <text:p>Sun Jun 17 00:48:25 GMT 2012</text:p>
          </table:table-cell>
          <table:table-cell office:value-type="string">
            <text:p>Sat Jun 23 17:48:25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01199</text:p>
          </table:table-cell>
          <table:table-cell office:value-type="string">
            <text:p>shr</text:p>
          </table:table-cell>
          <table:table-cell office:value-type="string">
            <text:p>blood</text:p>
          </table:table-cell>
          <table:table-cell office:value-type="string">
            <text:p>cite</text:p>
          </table:table-cell>
          <table:table-cell office:value-type="string">
            <text:p>journal</text:p>
          </table:table-cell>
          <table:table-cell office:value-type="string">
            <text:p>pressure</text:p>
          </table:table-cell>
          <table:table-cell office:value-type="string">
            <text:p>model</text:p>
          </table:table-cell>
          <table:table-cell office:value-type="string">
            <text:p>stroke</text:p>
          </table:table-cell>
          <table:table-cell office:value-type="string">
            <text:p>adhd</text:p>
          </table:table-cell>
          <table:table-cell office:value-type="string">
            <text:p>also</text:p>
          </table:table-cell>
          <table:table-cell office:value-type="string">
            <text:p>hypertension</text:p>
          </table:table-cell>
          <table:table-cell office:value-type="string">
            <text:p>Spontaneously hypertensive rat</text:p>
          </table:table-cell>
          <table:table-cell office:value-type="string">
            <text:p>86</text:p>
          </table:table-cell>
          <table:table-cell office:value-type="string">
            <text:p>gencorp</text:p>
          </table:table-cell>
          <table:table-cell office:value-type="string">
            <text:p>general</text:p>
          </table:table-cell>
          <table:table-cell office:value-type="string">
            <text:p>rights</text:p>
          </table:table-cell>
          <table:table-cell office:value-type="string">
            <text:p>partners</text:p>
          </table:table-cell>
          <table:table-cell office:value-type="string">
            <text:p>company</text:p>
          </table:table-cell>
          <table:table-cell office:value-type="string">
            <text:p>plan</text:p>
          </table:table-cell>
          <table:table-cell office:value-type="string">
            <text:p>tire</text:p>
          </table:table-cell>
          <table:table-cell office:value-type="string">
            <text:p>brown</text:p>
          </table:table-cell>
          <table:table-cell office:value-type="string">
            <text:p>afg</text:p>
          </table:table-cell>
          <table:table-cell office:value-type="string">
            <text:p>shareholders</text:p>
          </table:table-cell>
          <table:table-cell office:value-type="string">
            <text:p>Economy of Ohio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35];&quot;,&quot;;[.AC135];&quot;,&quot;; TEXT([.BD13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ELV0FK0COK2YNPREZBKHLRW6CDIP1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LVQ39Z0B6UT3FH9L5JT3RKGQPLMXV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9:36 GMT 2012</text:p>
          </table:table-cell>
          <table:table-cell office:value-type="string">
            <text:p>Sun Jun 17 00:49:51 GMT 2012</text:p>
          </table:table-cell>
          <table:table-cell office:value-type="string">
            <text:p>Sat Jun 23 17:49:51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15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01199</text:p>
          </table:table-cell>
          <table:table-cell office:value-type="string">
            <text:p>shr</text:p>
          </table:table-cell>
          <table:table-cell office:value-type="string">
            <text:p>blood</text:p>
          </table:table-cell>
          <table:table-cell office:value-type="string">
            <text:p>cite</text:p>
          </table:table-cell>
          <table:table-cell office:value-type="string">
            <text:p>journal</text:p>
          </table:table-cell>
          <table:table-cell office:value-type="string">
            <text:p>pressure</text:p>
          </table:table-cell>
          <table:table-cell office:value-type="string">
            <text:p>model</text:p>
          </table:table-cell>
          <table:table-cell office:value-type="string">
            <text:p>stroke</text:p>
          </table:table-cell>
          <table:table-cell office:value-type="string">
            <text:p>adhd</text:p>
          </table:table-cell>
          <table:table-cell office:value-type="string">
            <text:p>also</text:p>
          </table:table-cell>
          <table:table-cell office:value-type="string">
            <text:p>hypertension</text:p>
          </table:table-cell>
          <table:table-cell office:value-type="string">
            <text:p>Spontaneously hypertensive rat</text:p>
          </table:table-cell>
          <table:table-cell office:value-type="string">
            <text:p>86</text:p>
          </table:table-cell>
          <table:table-cell office:value-type="string">
            <text:p>gencorp</text:p>
          </table:table-cell>
          <table:table-cell office:value-type="string">
            <text:p>general</text:p>
          </table:table-cell>
          <table:table-cell office:value-type="string">
            <text:p>rights</text:p>
          </table:table-cell>
          <table:table-cell office:value-type="string">
            <text:p>partners</text:p>
          </table:table-cell>
          <table:table-cell office:value-type="string">
            <text:p>company</text:p>
          </table:table-cell>
          <table:table-cell office:value-type="string">
            <text:p>plan</text:p>
          </table:table-cell>
          <table:table-cell office:value-type="string">
            <text:p>tire</text:p>
          </table:table-cell>
          <table:table-cell office:value-type="string">
            <text:p>brown</text:p>
          </table:table-cell>
          <table:table-cell office:value-type="string">
            <text:p>afg</text:p>
          </table:table-cell>
          <table:table-cell office:value-type="string">
            <text:p>shareholders</text:p>
          </table:table-cell>
          <table:table-cell office:value-type="string">
            <text:p>Economy of Ohio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36];&quot;,&quot;;[.AC136];&quot;,&quot;; TEXT([.BD136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FB3DHJHP4BDST495IIS59X3GRK3W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4FU8LZ6R70GK0XDKIA33E7WTLN6MM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1:49 GMT 2012</text:p>
          </table:table-cell>
          <table:table-cell office:value-type="string">
            <text:p>Sun Jun 17 01:01:56 GMT 2012</text:p>
          </table:table-cell>
          <table:table-cell office:value-type="string">
            <text:p>Sat Jun 23 18:01:56 PDT 2012</text:p>
          </table:table-cell>
          <table:table-cell office:value-type="string">
            <text:p>Sat Jun 16 19:58:59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2</text:p>
          </table:table-cell>
          <table:table-cell office:value-type="string">
            <text:p>brazil</text:p>
          </table:table-cell>
          <table:table-cell office:value-type="string">
            <text:p>strike</text:p>
          </table:table-cell>
          <table:table-cell office:value-type="string">
            <text:p>de</text:p>
          </table:table-cell>
          <table:table-cell office:value-type="string">
            <text:p>brazilian</text:p>
          </table:table-cell>
          <table:table-cell office:value-type="string">
            <text:p>seamen</text:p>
          </table:table-cell>
          <table:table-cell office:value-type="string">
            <text:p>rio</text:p>
          </table:table-cell>
          <table:table-cell office:value-type="string">
            <text:p>janeiro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thailand</text:p>
          </table:table-cell>
          <table:table-cell office:value-type="string">
            <text:p>São Paulo</text:p>
          </table:table-cell>
          <table:table-cell office:value-type="string">
            <text:p>115187</text:p>
          </table:table-cell>
          <table:table-cell office:value-type="string">
            <text:p>melamine</text:p>
          </table:table-cell>
          <table:table-cell office:value-type="string">
            <text:p>food</text:p>
          </table:table-cell>
          <table:table-cell office:value-type="string">
            <text:p>cite</text:p>
          </table:table-cell>
          <table:table-cell office:value-type="string">
            <text:p>protein</text:p>
          </table:table-cell>
          <table:table-cell office:value-type="string">
            <text:p>fda</text:p>
          </table:table-cell>
          <table:table-cell office:value-type="string">
            <text:p>web</text:p>
          </table:table-cell>
          <table:table-cell office:value-type="string">
            <text:p>china</text:p>
          </table:table-cell>
          <table:table-cell office:value-type="string">
            <text:p>been</text:p>
          </table:table-cell>
          <table:table-cell office:value-type="string">
            <text:p>news</text:p>
          </table:table-cell>
          <table:table-cell office:value-type="string">
            <text:p>contaminated</text:p>
          </table:table-cell>
          <table:table-cell office:value-type="string">
            <text:p>Protein adulteration in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37];&quot;,&quot;;[.AC137];&quot;,&quot;; TEXT([.BD13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FB3DHJHP4BDST495IIS59X3GRK3W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GKK9RJ85OZIEN5RHKGMWOQ5FPJ7V3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38 GMT 2012</text:p>
          </table:table-cell>
          <table:table-cell office:value-type="string">
            <text:p>Sun Jun 17 00:50:47 GMT 2012</text:p>
          </table:table-cell>
          <table:table-cell office:value-type="string">
            <text:p>Sat Jun 23 17:50:47 PDT 2012</text:p>
          </table:table-cell>
          <table:table-cell office:value-type="string">
            <text:p>Sat Jun 16 19:58:59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2</text:p>
          </table:table-cell>
          <table:table-cell office:value-type="string">
            <text:p>brazil</text:p>
          </table:table-cell>
          <table:table-cell office:value-type="string">
            <text:p>strike</text:p>
          </table:table-cell>
          <table:table-cell office:value-type="string">
            <text:p>de</text:p>
          </table:table-cell>
          <table:table-cell office:value-type="string">
            <text:p>brazilian</text:p>
          </table:table-cell>
          <table:table-cell office:value-type="string">
            <text:p>seamen</text:p>
          </table:table-cell>
          <table:table-cell office:value-type="string">
            <text:p>rio</text:p>
          </table:table-cell>
          <table:table-cell office:value-type="string">
            <text:p>janeiro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thailand</text:p>
          </table:table-cell>
          <table:table-cell office:value-type="string">
            <text:p>São Paulo</text:p>
          </table:table-cell>
          <table:table-cell office:value-type="string">
            <text:p>115187</text:p>
          </table:table-cell>
          <table:table-cell office:value-type="string">
            <text:p>melamine</text:p>
          </table:table-cell>
          <table:table-cell office:value-type="string">
            <text:p>food</text:p>
          </table:table-cell>
          <table:table-cell office:value-type="string">
            <text:p>cite</text:p>
          </table:table-cell>
          <table:table-cell office:value-type="string">
            <text:p>protein</text:p>
          </table:table-cell>
          <table:table-cell office:value-type="string">
            <text:p>fda</text:p>
          </table:table-cell>
          <table:table-cell office:value-type="string">
            <text:p>web</text:p>
          </table:table-cell>
          <table:table-cell office:value-type="string">
            <text:p>china</text:p>
          </table:table-cell>
          <table:table-cell office:value-type="string">
            <text:p>been</text:p>
          </table:table-cell>
          <table:table-cell office:value-type="string">
            <text:p>news</text:p>
          </table:table-cell>
          <table:table-cell office:value-type="string">
            <text:p>contaminated</text:p>
          </table:table-cell>
          <table:table-cell office:value-type="string">
            <text:p>Protein adulteration in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38];&quot;,&quot;;[.AC138];&quot;,&quot;; TEXT([.BD13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FB3DHJHP4BDST495IIS59X3GRK3W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MOA6X3YOCCFFLDAR7GTQNIIYR9QPY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1:00:29 GMT 2012</text:p>
          </table:table-cell>
          <table:table-cell office:value-type="string">
            <text:p>Sun Jun 17 01:04:21 GMT 2012</text:p>
          </table:table-cell>
          <table:table-cell office:value-type="string">
            <text:p>Sat Jun 23 18:04:21 PDT 2012</text:p>
          </table:table-cell>
          <table:table-cell office:value-type="string">
            <text:p>Sat Jun 16 19:59:00 PDT 2012</text:p>
          </table:table-cell>
          <table:table-cell table:number-columns-repeated="2"/>
          <table:table-cell office:value-type="string">
            <text:p>232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2</text:p>
          </table:table-cell>
          <table:table-cell office:value-type="string">
            <text:p>brazil</text:p>
          </table:table-cell>
          <table:table-cell office:value-type="string">
            <text:p>strike</text:p>
          </table:table-cell>
          <table:table-cell office:value-type="string">
            <text:p>de</text:p>
          </table:table-cell>
          <table:table-cell office:value-type="string">
            <text:p>brazilian</text:p>
          </table:table-cell>
          <table:table-cell office:value-type="string">
            <text:p>seamen</text:p>
          </table:table-cell>
          <table:table-cell office:value-type="string">
            <text:p>rio</text:p>
          </table:table-cell>
          <table:table-cell office:value-type="string">
            <text:p>janeiro</text:p>
          </table:table-cell>
          <table:table-cell office:value-type="string">
            <text:p>reuter</text:p>
          </table:table-cell>
          <table:table-cell office:value-type="string">
            <text:p>march</text:p>
          </table:table-cell>
          <table:table-cell office:value-type="string">
            <text:p>thailand</text:p>
          </table:table-cell>
          <table:table-cell office:value-type="string">
            <text:p>São Paulo</text:p>
          </table:table-cell>
          <table:table-cell office:value-type="string">
            <text:p>115187</text:p>
          </table:table-cell>
          <table:table-cell office:value-type="string">
            <text:p>melamine</text:p>
          </table:table-cell>
          <table:table-cell office:value-type="string">
            <text:p>food</text:p>
          </table:table-cell>
          <table:table-cell office:value-type="string">
            <text:p>cite</text:p>
          </table:table-cell>
          <table:table-cell office:value-type="string">
            <text:p>protein</text:p>
          </table:table-cell>
          <table:table-cell office:value-type="string">
            <text:p>fda</text:p>
          </table:table-cell>
          <table:table-cell office:value-type="string">
            <text:p>web</text:p>
          </table:table-cell>
          <table:table-cell office:value-type="string">
            <text:p>china</text:p>
          </table:table-cell>
          <table:table-cell office:value-type="string">
            <text:p>been</text:p>
          </table:table-cell>
          <table:table-cell office:value-type="string">
            <text:p>news</text:p>
          </table:table-cell>
          <table:table-cell office:value-type="string">
            <text:p>contaminated</text:p>
          </table:table-cell>
          <table:table-cell office:value-type="string">
            <text:p>Protein adulteration in the People's Republic of China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39];&quot;,&quot;;[.AC139];&quot;,&quot;; TEXT([.BD13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FE2GTP9RA7SK5A6DJPSWF70JAVVQ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9PR24SMEZZ21R8RUJL8X9Y39MQ2JX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6:35 GMT 2012</text:p>
          </table:table-cell>
          <table:table-cell office:value-type="string">
            <text:p>Sun Jun 17 00:46:50 GMT 2012</text:p>
          </table:table-cell>
          <table:table-cell office:value-type="string">
            <text:p>Sat Jun 23 17:46:50 PDT 2012</text:p>
          </table:table-cell>
          <table:table-cell office:value-type="string">
            <text:p>Sat Jun 16 19:58:19 PDT 2012</text:p>
          </table:table-cell>
          <table:table-cell table:number-columns-repeated="2"/>
          <table:table-cell office:value-type="string">
            <text:p>15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</text:p>
          </table:table-cell>
          <table:table-cell office:value-type="string">
            <text:p>beef</text:p>
          </table:table-cell>
          <table:table-cell office:value-type="string">
            <text:p>stores</text:p>
          </table:table-cell>
          <table:table-cell office:value-type="string">
            <text:p>meat</text:p>
          </table:table-cell>
          <table:table-cell office:value-type="string">
            <text:p>food</text:p>
          </table:table-cell>
          <table:table-cell office:value-type="string">
            <text:p>pork</text:p>
          </table:table-cell>
          <table:table-cell office:value-type="string">
            <text:p>agriculture</text:p>
          </table:table-cell>
          <table:table-cell office:value-type="string">
            <text:p>drug</text:p>
          </table:table-cell>
          <table:table-cell office:value-type="string">
            <text:p>disease</text:p>
          </table:table-cell>
          <table:table-cell office:value-type="string">
            <text:p>woolworth</text:p>
          </table:table-cell>
          <table:table-cell office:value-type="string">
            <text:p>department</text:p>
          </table:table-cell>
          <table:table-cell office:value-type="string">
            <text:p>Protein adulteration in the People's Republic of China</text:p>
          </table:table-cell>
          <table:table-cell office:value-type="string">
            <text:p>9288</text:p>
          </table:table-cell>
          <table:table-cell office:value-type="string">
            <text:p>s</text:p>
          </table:table-cell>
          <table:table-cell office:value-type="string">
            <text:p>gold</text:p>
          </table:table-cell>
          <table:table-cell office:value-type="string">
            <text:p>u</text:p>
          </table:table-cell>
          <table:table-cell office:value-type="string">
            <text:p>international</text:p>
          </table:table-cell>
          <table:table-cell office:value-type="string">
            <text:p>system</text:p>
          </table:table-cell>
          <table:table-cell office:value-type="string">
            <text:p>currency</text:p>
          </table:table-cell>
          <table:table-cell office:value-type="string">
            <text:p>bretton</text:p>
          </table:table-cell>
          <table:table-cell office:value-type="string">
            <text:p>woods</text:p>
          </table:table-cell>
          <table:table-cell office:value-type="string">
            <text:p>dollar</text:p>
          </table:table-cell>
          <table:table-cell office:value-type="string">
            <text:p>had</text:p>
          </table:table-cell>
          <table:table-cell office:value-type="string">
            <text:p>Bretton Woods system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40];&quot;,&quot;;[.AC140];&quot;,&quot;; TEXT([.BD14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FE2GTP9RA7SK5A6DJPSWF70JAVVQ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UHEIB9BAWLS16DVC5OUL3MTSK32ZI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14 GMT 2012</text:p>
          </table:table-cell>
          <table:table-cell office:value-type="string">
            <text:p>Sun Jun 17 00:51:26 GMT 2012</text:p>
          </table:table-cell>
          <table:table-cell office:value-type="string">
            <text:p>Sat Jun 23 17:51:26 PDT 2012</text:p>
          </table:table-cell>
          <table:table-cell office:value-type="string">
            <text:p>Sat Jun 16 19:58:19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</text:p>
          </table:table-cell>
          <table:table-cell office:value-type="string">
            <text:p>beef</text:p>
          </table:table-cell>
          <table:table-cell office:value-type="string">
            <text:p>stores</text:p>
          </table:table-cell>
          <table:table-cell office:value-type="string">
            <text:p>meat</text:p>
          </table:table-cell>
          <table:table-cell office:value-type="string">
            <text:p>food</text:p>
          </table:table-cell>
          <table:table-cell office:value-type="string">
            <text:p>pork</text:p>
          </table:table-cell>
          <table:table-cell office:value-type="string">
            <text:p>agriculture</text:p>
          </table:table-cell>
          <table:table-cell office:value-type="string">
            <text:p>drug</text:p>
          </table:table-cell>
          <table:table-cell office:value-type="string">
            <text:p>disease</text:p>
          </table:table-cell>
          <table:table-cell office:value-type="string">
            <text:p>woolworth</text:p>
          </table:table-cell>
          <table:table-cell office:value-type="string">
            <text:p>department</text:p>
          </table:table-cell>
          <table:table-cell office:value-type="string">
            <text:p>Protein adulteration in the People's Republic of China</text:p>
          </table:table-cell>
          <table:table-cell office:value-type="string">
            <text:p>9288</text:p>
          </table:table-cell>
          <table:table-cell office:value-type="string">
            <text:p>s</text:p>
          </table:table-cell>
          <table:table-cell office:value-type="string">
            <text:p>gold</text:p>
          </table:table-cell>
          <table:table-cell office:value-type="string">
            <text:p>u</text:p>
          </table:table-cell>
          <table:table-cell office:value-type="string">
            <text:p>international</text:p>
          </table:table-cell>
          <table:table-cell office:value-type="string">
            <text:p>system</text:p>
          </table:table-cell>
          <table:table-cell office:value-type="string">
            <text:p>currency</text:p>
          </table:table-cell>
          <table:table-cell office:value-type="string">
            <text:p>bretton</text:p>
          </table:table-cell>
          <table:table-cell office:value-type="string">
            <text:p>woods</text:p>
          </table:table-cell>
          <table:table-cell office:value-type="string">
            <text:p>dollar</text:p>
          </table:table-cell>
          <table:table-cell office:value-type="string">
            <text:p>had</text:p>
          </table:table-cell>
          <table:table-cell office:value-type="string">
            <text:p>Bretton Woods system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41];&quot;,&quot;;[.AC141];&quot;,&quot;; TEXT([.BD14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FE2GTP9RA7SK5A6DJPSWF70JAVVQ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X1U8P9Y38TWB668Z4PIU0JTB9GHYN</text:p>
          </table:table-cell>
          <table:table-cell office:value-type="string">
            <text:p>A2OEPGFX338S4V</text:p>
          </table:table-cell>
          <table:table-cell office:value-type="string">
            <text:p>Approved</text:p>
          </table:table-cell>
          <table:table-cell office:value-type="string">
            <text:p>Sun Jun 17 00:53:19 GMT 2012</text:p>
          </table:table-cell>
          <table:table-cell office:value-type="string">
            <text:p>Sun Jun 17 00:53:30 GMT 2012</text:p>
          </table:table-cell>
          <table:table-cell office:value-type="string">
            <text:p>Sat Jun 23 17:53:30 PDT 2012</text:p>
          </table:table-cell>
          <table:table-cell office:value-type="string">
            <text:p>Sat Jun 16 19:58:19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</text:p>
          </table:table-cell>
          <table:table-cell office:value-type="string">
            <text:p>beef</text:p>
          </table:table-cell>
          <table:table-cell office:value-type="string">
            <text:p>stores</text:p>
          </table:table-cell>
          <table:table-cell office:value-type="string">
            <text:p>meat</text:p>
          </table:table-cell>
          <table:table-cell office:value-type="string">
            <text:p>food</text:p>
          </table:table-cell>
          <table:table-cell office:value-type="string">
            <text:p>pork</text:p>
          </table:table-cell>
          <table:table-cell office:value-type="string">
            <text:p>agriculture</text:p>
          </table:table-cell>
          <table:table-cell office:value-type="string">
            <text:p>drug</text:p>
          </table:table-cell>
          <table:table-cell office:value-type="string">
            <text:p>disease</text:p>
          </table:table-cell>
          <table:table-cell office:value-type="string">
            <text:p>woolworth</text:p>
          </table:table-cell>
          <table:table-cell office:value-type="string">
            <text:p>department</text:p>
          </table:table-cell>
          <table:table-cell office:value-type="string">
            <text:p>Protein adulteration in the People's Republic of China</text:p>
          </table:table-cell>
          <table:table-cell office:value-type="string">
            <text:p>9288</text:p>
          </table:table-cell>
          <table:table-cell office:value-type="string">
            <text:p>s</text:p>
          </table:table-cell>
          <table:table-cell office:value-type="string">
            <text:p>gold</text:p>
          </table:table-cell>
          <table:table-cell office:value-type="string">
            <text:p>u</text:p>
          </table:table-cell>
          <table:table-cell office:value-type="string">
            <text:p>international</text:p>
          </table:table-cell>
          <table:table-cell office:value-type="string">
            <text:p>system</text:p>
          </table:table-cell>
          <table:table-cell office:value-type="string">
            <text:p>currency</text:p>
          </table:table-cell>
          <table:table-cell office:value-type="string">
            <text:p>bretton</text:p>
          </table:table-cell>
          <table:table-cell office:value-type="string">
            <text:p>woods</text:p>
          </table:table-cell>
          <table:table-cell office:value-type="string">
            <text:p>dollar</text:p>
          </table:table-cell>
          <table:table-cell office:value-type="string">
            <text:p>had</text:p>
          </table:table-cell>
          <table:table-cell office:value-type="string">
            <text:p>Bretton Woods system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42];&quot;,&quot;;[.AC142];&quot;,&quot;; TEXT([.BD14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GZHRRLFQ0ON24FM8U8OHEGRBVKQH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C8TP9RA7S5W1AUE52FFF0JMIE3SXD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56:14 GMT 2012</text:p>
          </table:table-cell>
          <table:table-cell office:value-type="string">
            <text:p>Sun Jun 17 00:56:24 GMT 2012</text:p>
          </table:table-cell>
          <table:table-cell office:value-type="string">
            <text:p>Sat Jun 23 17:56:24 PDT 2012</text:p>
          </table:table-cell>
          <table:table-cell office:value-type="string">
            <text:p>Sat Jun 16 19:58:33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6</text:p>
          </table:table-cell>
          <table:table-cell office:value-type="string">
            <text:p>debt</text:p>
          </table:table-cell>
          <table:table-cell office:value-type="string">
            <text:p>plan</text:p>
          </table:table-cell>
          <table:table-cell office:value-type="string">
            <text:p>billion</text:p>
          </table:table-cell>
          <table:table-cell office:value-type="string">
            <text:p>financing</text:p>
          </table:table-cell>
          <table:table-cell office:value-type="string">
            <text:p>fund</text:p>
          </table:table-cell>
          <table:table-cell office:value-type="string">
            <text:p>dlr</text:p>
          </table:table-cell>
          <table:table-cell office:value-type="string">
            <text:p>service</text:p>
          </table:table-cell>
          <table:table-cell office:value-type="string">
            <text:p>imf</text:p>
          </table:table-cell>
          <table:table-cell office:value-type="string">
            <text:p>harcourt</text:p>
          </table:table-cell>
          <table:table-cell office:value-type="string">
            <text:p>interest</text:p>
          </table:table-cell>
          <table:table-cell office:value-type="string">
            <text:p>Subprime mortgage crisis solutions debate</text:p>
          </table:table-cell>
          <table:table-cell office:value-type="string">
            <text:p>14898</text:p>
          </table:table-cell>
          <table:table-cell office:value-type="string">
            <text:p>trend</text:p>
          </table:table-cell>
          <table:table-cell office:value-type="string">
            <text:p>bar</text:p>
          </table:table-cell>
          <table:table-cell office:value-type="string">
            <text:p>market</text:p>
          </table:table-cell>
          <table:table-cell office:value-type="string">
            <text:p>price</text:p>
          </table:table-cell>
          <table:table-cell office:value-type="string">
            <text:p>action</text:p>
          </table:table-cell>
          <table:table-cell office:value-type="string">
            <text:p>trader</text:p>
          </table:table-cell>
          <table:table-cell office:value-type="string">
            <text:p>bars</text:p>
          </table:table-cell>
          <table:table-cell office:value-type="string">
            <text:p>line</text:p>
          </table:table-cell>
          <table:table-cell office:value-type="string">
            <text:p>traders</text:p>
          </table:table-cell>
          <table:table-cell office:value-type="string">
            <text:p>break</text:p>
          </table:table-cell>
          <table:table-cell office:value-type="string">
            <text:p>Price action trading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43];&quot;,&quot;;[.AC143];&quot;,&quot;; TEXT([.BD14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GZHRRLFQ0ON24FM8U8OHEGRBVKQH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GZD1X3V0FK0RX87QOSMFPKKAEKLEJ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1:19 GMT 2012</text:p>
          </table:table-cell>
          <table:table-cell office:value-type="string">
            <text:p>Sun Jun 17 01:01:27 GMT 2012</text:p>
          </table:table-cell>
          <table:table-cell office:value-type="string">
            <text:p>Sat Jun 23 18:01:27 PDT 2012</text:p>
          </table:table-cell>
          <table:table-cell office:value-type="string">
            <text:p>Sat Jun 16 19:58:34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6</text:p>
          </table:table-cell>
          <table:table-cell office:value-type="string">
            <text:p>debt</text:p>
          </table:table-cell>
          <table:table-cell office:value-type="string">
            <text:p>plan</text:p>
          </table:table-cell>
          <table:table-cell office:value-type="string">
            <text:p>billion</text:p>
          </table:table-cell>
          <table:table-cell office:value-type="string">
            <text:p>financing</text:p>
          </table:table-cell>
          <table:table-cell office:value-type="string">
            <text:p>fund</text:p>
          </table:table-cell>
          <table:table-cell office:value-type="string">
            <text:p>dlr</text:p>
          </table:table-cell>
          <table:table-cell office:value-type="string">
            <text:p>service</text:p>
          </table:table-cell>
          <table:table-cell office:value-type="string">
            <text:p>imf</text:p>
          </table:table-cell>
          <table:table-cell office:value-type="string">
            <text:p>harcourt</text:p>
          </table:table-cell>
          <table:table-cell office:value-type="string">
            <text:p>interest</text:p>
          </table:table-cell>
          <table:table-cell office:value-type="string">
            <text:p>Subprime mortgage crisis solutions debate</text:p>
          </table:table-cell>
          <table:table-cell office:value-type="string">
            <text:p>14898</text:p>
          </table:table-cell>
          <table:table-cell office:value-type="string">
            <text:p>trend</text:p>
          </table:table-cell>
          <table:table-cell office:value-type="string">
            <text:p>bar</text:p>
          </table:table-cell>
          <table:table-cell office:value-type="string">
            <text:p>market</text:p>
          </table:table-cell>
          <table:table-cell office:value-type="string">
            <text:p>price</text:p>
          </table:table-cell>
          <table:table-cell office:value-type="string">
            <text:p>action</text:p>
          </table:table-cell>
          <table:table-cell office:value-type="string">
            <text:p>trader</text:p>
          </table:table-cell>
          <table:table-cell office:value-type="string">
            <text:p>bars</text:p>
          </table:table-cell>
          <table:table-cell office:value-type="string">
            <text:p>line</text:p>
          </table:table-cell>
          <table:table-cell office:value-type="string">
            <text:p>traders</text:p>
          </table:table-cell>
          <table:table-cell office:value-type="string">
            <text:p>break</text:p>
          </table:table-cell>
          <table:table-cell office:value-type="string">
            <text:p>Price action trading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44];&quot;,&quot;;[.AC144];&quot;,&quot;; TEXT([.BD14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GZHRRLFQ0ON24FM8U8OHEGRBVKQH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MPKNQY2RCJKLCN0LD8R8KUIBJ2S3D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6:43 GMT 2012</text:p>
          </table:table-cell>
          <table:table-cell office:value-type="string">
            <text:p>Sun Jun 17 00:46:49 GMT 2012</text:p>
          </table:table-cell>
          <table:table-cell office:value-type="string">
            <text:p>Sat Jun 23 17:46:49 PDT 2012</text:p>
          </table:table-cell>
          <table:table-cell office:value-type="string">
            <text:p>Sat Jun 16 19:58:34 PDT 2012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6</text:p>
          </table:table-cell>
          <table:table-cell office:value-type="string">
            <text:p>debt</text:p>
          </table:table-cell>
          <table:table-cell office:value-type="string">
            <text:p>plan</text:p>
          </table:table-cell>
          <table:table-cell office:value-type="string">
            <text:p>billion</text:p>
          </table:table-cell>
          <table:table-cell office:value-type="string">
            <text:p>financing</text:p>
          </table:table-cell>
          <table:table-cell office:value-type="string">
            <text:p>fund</text:p>
          </table:table-cell>
          <table:table-cell office:value-type="string">
            <text:p>dlr</text:p>
          </table:table-cell>
          <table:table-cell office:value-type="string">
            <text:p>service</text:p>
          </table:table-cell>
          <table:table-cell office:value-type="string">
            <text:p>imf</text:p>
          </table:table-cell>
          <table:table-cell office:value-type="string">
            <text:p>harcourt</text:p>
          </table:table-cell>
          <table:table-cell office:value-type="string">
            <text:p>interest</text:p>
          </table:table-cell>
          <table:table-cell office:value-type="string">
            <text:p>Subprime mortgage crisis solutions debate</text:p>
          </table:table-cell>
          <table:table-cell office:value-type="string">
            <text:p>14898</text:p>
          </table:table-cell>
          <table:table-cell office:value-type="string">
            <text:p>trend</text:p>
          </table:table-cell>
          <table:table-cell office:value-type="string">
            <text:p>bar</text:p>
          </table:table-cell>
          <table:table-cell office:value-type="string">
            <text:p>market</text:p>
          </table:table-cell>
          <table:table-cell office:value-type="string">
            <text:p>price</text:p>
          </table:table-cell>
          <table:table-cell office:value-type="string">
            <text:p>action</text:p>
          </table:table-cell>
          <table:table-cell office:value-type="string">
            <text:p>trader</text:p>
          </table:table-cell>
          <table:table-cell office:value-type="string">
            <text:p>bars</text:p>
          </table:table-cell>
          <table:table-cell office:value-type="string">
            <text:p>line</text:p>
          </table:table-cell>
          <table:table-cell office:value-type="string">
            <text:p>traders</text:p>
          </table:table-cell>
          <table:table-cell office:value-type="string">
            <text:p>break</text:p>
          </table:table-cell>
          <table:table-cell office:value-type="string">
            <text:p>Price action trading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45];&quot;,&quot;;[.AC145];&quot;,&quot;; TEXT([.BD14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H6NNVRH1KHOON4WIHXN39LKWVBYPN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BANMHGYQ4J32JZBIPDFNOYYJMU9MZ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8:26 GMT 2012</text:p>
          </table:table-cell>
          <table:table-cell office:value-type="string">
            <text:p>Sun Jun 17 00:48:38 GMT 2012</text:p>
          </table:table-cell>
          <table:table-cell office:value-type="string">
            <text:p>Sat Jun 23 17:48:38 PDT 2012</text:p>
          </table:table-cell>
          <table:table-cell office:value-type="string">
            <text:p>Sat Jun 16 19:58:21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98372</text:p>
          </table:table-cell>
          <table:table-cell office:value-type="string">
            <text:p>soviet</text:p>
          </table:table-cell>
          <table:table-cell office:value-type="string">
            <text:p>trade</text:p>
          </table:table-cell>
          <table:table-cell office:value-type="string">
            <text:p>union</text:p>
          </table:table-cell>
          <table:table-cell office:value-type="string">
            <text:p>foreign</text:p>
          </table:table-cell>
          <table:table-cell office:value-type="string">
            <text:p>countries</text:p>
          </table:table-cell>
          <table:table-cell office:value-type="string">
            <text:p>its</text:p>
          </table:table-cell>
          <table:table-cell office:value-type="string">
            <text:p>from</text:p>
          </table:table-cell>
          <table:table-cell office:value-type="string">
            <text:p>world</text:p>
          </table:table-cell>
          <table:table-cell office:value-type="string">
            <text:p>s</text:p>
          </table:table-cell>
          <table:table-cell office:value-type="string">
            <text:p>percent</text:p>
          </table:table-cell>
          <table:table-cell office:value-type="string">
            <text:p>Foreign trade of the Soviet Union</text:p>
          </table:table-cell>
          <table:table-cell office:value-type="string">
            <text:p>8</text:p>
          </table:table-cell>
          <table:table-cell office:value-type="string">
            <text:p>mln</text:p>
          </table:table-cell>
          <table:table-cell office:value-type="string">
            <text:p>march</text:p>
          </table:table-cell>
          <table:table-cell office:value-type="string">
            <text:p>figures</text:p>
          </table:table-cell>
          <table:table-cell office:value-type="string">
            <text:p>williams</text:p>
          </table:table-cell>
          <table:table-cell office:value-type="string">
            <text:p>unchanged</text:p>
          </table:table-cell>
          <table:table-cell office:value-type="string">
            <text:p>april</text:p>
          </table:table-cell>
          <table:table-cell office:value-type="string">
            <text:p>products</text:p>
          </table:table-cell>
          <table:table-cell office:value-type="string">
            <text:p>norcros</text:p>
          </table:table-cell>
          <table:table-cell office:value-type="string">
            <text:p>associates</text:p>
          </table:table-cell>
          <table:table-cell office:value-type="string">
            <text:p>adjusted</text:p>
          </table:table-cell>
          <table:table-cell office:value-type="string">
            <text:p>Canada–Mali relation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46];&quot;,&quot;;[.AC146];&quot;,&quot;; TEXT([.BD14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6NNVRH1KHOON4WIHXN39LKWVBYPN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LSHFL42J1LYKHZC9HD0QGFKI6UN2L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0:44 GMT 2012</text:p>
          </table:table-cell>
          <table:table-cell office:value-type="string">
            <text:p>Sun Jun 17 00:50:54 GMT 2012</text:p>
          </table:table-cell>
          <table:table-cell office:value-type="string">
            <text:p>Sat Jun 23 17:50:54 PDT 2012</text:p>
          </table:table-cell>
          <table:table-cell office:value-type="string">
            <text:p>Sat Jun 16 19:58:21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98372</text:p>
          </table:table-cell>
          <table:table-cell office:value-type="string">
            <text:p>soviet</text:p>
          </table:table-cell>
          <table:table-cell office:value-type="string">
            <text:p>trade</text:p>
          </table:table-cell>
          <table:table-cell office:value-type="string">
            <text:p>union</text:p>
          </table:table-cell>
          <table:table-cell office:value-type="string">
            <text:p>foreign</text:p>
          </table:table-cell>
          <table:table-cell office:value-type="string">
            <text:p>countries</text:p>
          </table:table-cell>
          <table:table-cell office:value-type="string">
            <text:p>its</text:p>
          </table:table-cell>
          <table:table-cell office:value-type="string">
            <text:p>from</text:p>
          </table:table-cell>
          <table:table-cell office:value-type="string">
            <text:p>world</text:p>
          </table:table-cell>
          <table:table-cell office:value-type="string">
            <text:p>s</text:p>
          </table:table-cell>
          <table:table-cell office:value-type="string">
            <text:p>percent</text:p>
          </table:table-cell>
          <table:table-cell office:value-type="string">
            <text:p>Foreign trade of the Soviet Union</text:p>
          </table:table-cell>
          <table:table-cell office:value-type="string">
            <text:p>8</text:p>
          </table:table-cell>
          <table:table-cell office:value-type="string">
            <text:p>mln</text:p>
          </table:table-cell>
          <table:table-cell office:value-type="string">
            <text:p>march</text:p>
          </table:table-cell>
          <table:table-cell office:value-type="string">
            <text:p>figures</text:p>
          </table:table-cell>
          <table:table-cell office:value-type="string">
            <text:p>williams</text:p>
          </table:table-cell>
          <table:table-cell office:value-type="string">
            <text:p>unchanged</text:p>
          </table:table-cell>
          <table:table-cell office:value-type="string">
            <text:p>april</text:p>
          </table:table-cell>
          <table:table-cell office:value-type="string">
            <text:p>products</text:p>
          </table:table-cell>
          <table:table-cell office:value-type="string">
            <text:p>norcros</text:p>
          </table:table-cell>
          <table:table-cell office:value-type="string">
            <text:p>associates</text:p>
          </table:table-cell>
          <table:table-cell office:value-type="string">
            <text:p>adjusted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47];&quot;,&quot;;[.AC147];&quot;,&quot;; TEXT([.BD14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6NNVRH1KHOON4WIHXN39LKWVBYPN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SCMN9U8P9Y3N2K14SUS2YIM1CMEVV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6:17 GMT 2012</text:p>
          </table:table-cell>
          <table:table-cell office:value-type="string">
            <text:p>Sun Jun 17 00:46:23 GMT 2012</text:p>
          </table:table-cell>
          <table:table-cell office:value-type="string">
            <text:p>Sat Jun 23 17:46:23 PDT 2012</text:p>
          </table:table-cell>
          <table:table-cell office:value-type="string">
            <text:p>Sat Jun 16 19:58:21 PDT 2012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98372</text:p>
          </table:table-cell>
          <table:table-cell office:value-type="string">
            <text:p>soviet</text:p>
          </table:table-cell>
          <table:table-cell office:value-type="string">
            <text:p>trade</text:p>
          </table:table-cell>
          <table:table-cell office:value-type="string">
            <text:p>union</text:p>
          </table:table-cell>
          <table:table-cell office:value-type="string">
            <text:p>foreign</text:p>
          </table:table-cell>
          <table:table-cell office:value-type="string">
            <text:p>countries</text:p>
          </table:table-cell>
          <table:table-cell office:value-type="string">
            <text:p>its</text:p>
          </table:table-cell>
          <table:table-cell office:value-type="string">
            <text:p>from</text:p>
          </table:table-cell>
          <table:table-cell office:value-type="string">
            <text:p>world</text:p>
          </table:table-cell>
          <table:table-cell office:value-type="string">
            <text:p>s</text:p>
          </table:table-cell>
          <table:table-cell office:value-type="string">
            <text:p>percent</text:p>
          </table:table-cell>
          <table:table-cell office:value-type="string">
            <text:p>Foreign trade of the Soviet Union</text:p>
          </table:table-cell>
          <table:table-cell office:value-type="string">
            <text:p>8</text:p>
          </table:table-cell>
          <table:table-cell office:value-type="string">
            <text:p>mln</text:p>
          </table:table-cell>
          <table:table-cell office:value-type="string">
            <text:p>march</text:p>
          </table:table-cell>
          <table:table-cell office:value-type="string">
            <text:p>figures</text:p>
          </table:table-cell>
          <table:table-cell office:value-type="string">
            <text:p>williams</text:p>
          </table:table-cell>
          <table:table-cell office:value-type="string">
            <text:p>unchanged</text:p>
          </table:table-cell>
          <table:table-cell office:value-type="string">
            <text:p>april</text:p>
          </table:table-cell>
          <table:table-cell office:value-type="string">
            <text:p>products</text:p>
          </table:table-cell>
          <table:table-cell office:value-type="string">
            <text:p>norcros</text:p>
          </table:table-cell>
          <table:table-cell office:value-type="string">
            <text:p>associates</text:p>
          </table:table-cell>
          <table:table-cell office:value-type="string">
            <text:p>adjusted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48];&quot;,&quot;;[.AC148];&quot;,&quot;; TEXT([.BD14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HAPW1INMHGY5D78UK26JFMFFCC5I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18NTBJ3MMDXKODCUGTKPB9MEQHXBH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11 GMT 2012</text:p>
          </table:table-cell>
          <table:table-cell office:value-type="string">
            <text:p>Sun Jun 17 00:50:20 GMT 2012</text:p>
          </table:table-cell>
          <table:table-cell office:value-type="string">
            <text:p>Sat Jun 23 17:50:20 PDT 2012</text:p>
          </table:table-cell>
          <table:table-cell office:value-type="string">
            <text:p>Sat Jun 16 19:58:30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341891</text:p>
          </table:table-cell>
          <table:table-cell office:value-type="string">
            <text:p>carpal</text:p>
          </table:table-cell>
          <table:table-cell office:value-type="string">
            <text:p>tunnel</text:p>
          </table:table-cell>
          <table:table-cell office:value-type="string">
            <text:p>nerve</text:p>
          </table:table-cell>
          <table:table-cell office:value-type="string">
            <text:p>syndrome</text:p>
          </table:table-cell>
          <table:table-cell office:value-type="string">
            <text:p>median</text:p>
          </table:table-cell>
          <table:table-cell office:value-type="string">
            <text:p>cts</text:p>
          </table:table-cell>
          <table:table-cell office:value-type="string">
            <text:p>surgery</text:p>
          </table:table-cell>
          <table:table-cell office:value-type="string">
            <text:p>can</text:p>
          </table:table-cell>
          <table:table-cell office:value-type="string">
            <text:p>wrist</text:p>
          </table:table-cell>
          <table:table-cell office:value-type="string">
            <text:p>has</text:p>
          </table:table-cell>
          <table:table-cell office:value-type="string">
            <text:p>Carpal tunnel syndrome</text:p>
          </table:table-cell>
          <table:table-cell office:value-type="string">
            <text:p>29</text:p>
          </table:table-cell>
          <table:table-cell office:value-type="string">
            <text:p>oil</text:p>
          </table:table-cell>
          <table:table-cell office:value-type="string">
            <text:p>opec</text:p>
          </table:table-cell>
          <table:table-cell office:value-type="string">
            <text:p>bpd</text:p>
          </table:table-cell>
          <table:table-cell office:value-type="string">
            <text:p>crude</text:p>
          </table:table-cell>
          <table:table-cell office:value-type="string">
            <text:p>barrels</text:p>
          </table:table-cell>
          <table:table-cell office:value-type="string">
            <text:p>prices</text:p>
          </table:table-cell>
          <table:table-cell office:value-type="string">
            <text:p>production</text:p>
          </table:table-cell>
          <table:table-cell office:value-type="string">
            <text:p>output</text:p>
          </table:table-cell>
          <table:table-cell office:value-type="string">
            <text:p>saudi</text:p>
          </table:table-cell>
          <table:table-cell office:value-type="string">
            <text:p>barrel</text:p>
          </table:table-cell>
          <table:table-cell office:value-type="string">
            <text:p>Nationalization of oil supplie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49];&quot;,&quot;;[.AC149];&quot;,&quot;; TEXT([.BD14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APW1INMHGY5D78UK26JFMFFCC5I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1Z0G5R98D8JI42C32JTVYCG4F5TD1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1:00:47 GMT 2012</text:p>
          </table:table-cell>
          <table:table-cell office:value-type="string">
            <text:p>Sun Jun 17 01:01:04 GMT 2012</text:p>
          </table:table-cell>
          <table:table-cell office:value-type="string">
            <text:p>Sat Jun 23 18:01:04 PDT 2012</text:p>
          </table:table-cell>
          <table:table-cell office:value-type="string">
            <text:p>Sat Jun 16 19:58:31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341891</text:p>
          </table:table-cell>
          <table:table-cell office:value-type="string">
            <text:p>carpal</text:p>
          </table:table-cell>
          <table:table-cell office:value-type="string">
            <text:p>tunnel</text:p>
          </table:table-cell>
          <table:table-cell office:value-type="string">
            <text:p>nerve</text:p>
          </table:table-cell>
          <table:table-cell office:value-type="string">
            <text:p>syndrome</text:p>
          </table:table-cell>
          <table:table-cell office:value-type="string">
            <text:p>median</text:p>
          </table:table-cell>
          <table:table-cell office:value-type="string">
            <text:p>cts</text:p>
          </table:table-cell>
          <table:table-cell office:value-type="string">
            <text:p>surgery</text:p>
          </table:table-cell>
          <table:table-cell office:value-type="string">
            <text:p>can</text:p>
          </table:table-cell>
          <table:table-cell office:value-type="string">
            <text:p>wrist</text:p>
          </table:table-cell>
          <table:table-cell office:value-type="string">
            <text:p>has</text:p>
          </table:table-cell>
          <table:table-cell office:value-type="string">
            <text:p>Carpal tunnel syndrome</text:p>
          </table:table-cell>
          <table:table-cell office:value-type="string">
            <text:p>29</text:p>
          </table:table-cell>
          <table:table-cell office:value-type="string">
            <text:p>oil</text:p>
          </table:table-cell>
          <table:table-cell office:value-type="string">
            <text:p>opec</text:p>
          </table:table-cell>
          <table:table-cell office:value-type="string">
            <text:p>bpd</text:p>
          </table:table-cell>
          <table:table-cell office:value-type="string">
            <text:p>crude</text:p>
          </table:table-cell>
          <table:table-cell office:value-type="string">
            <text:p>barrels</text:p>
          </table:table-cell>
          <table:table-cell office:value-type="string">
            <text:p>prices</text:p>
          </table:table-cell>
          <table:table-cell office:value-type="string">
            <text:p>production</text:p>
          </table:table-cell>
          <table:table-cell office:value-type="string">
            <text:p>output</text:p>
          </table:table-cell>
          <table:table-cell office:value-type="string">
            <text:p>saudi</text:p>
          </table:table-cell>
          <table:table-cell office:value-type="string">
            <text:p>barrel</text:p>
          </table:table-cell>
          <table:table-cell office:value-type="string">
            <text:p>Nationalization of oil supplie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50];&quot;,&quot;;[.AC150];&quot;,&quot;; TEXT([.BD15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APW1INMHGY5D78UK26JFMFFCC5I2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XM8LZ6R70G56IWIFTUVM7WSTMGN71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2:37 GMT 2012</text:p>
          </table:table-cell>
          <table:table-cell office:value-type="string">
            <text:p>Sun Jun 17 00:52:49 GMT 2012</text:p>
          </table:table-cell>
          <table:table-cell office:value-type="string">
            <text:p>Sat Jun 23 17:52:49 PDT 2012</text:p>
          </table:table-cell>
          <table:table-cell office:value-type="string">
            <text:p>Sat Jun 16 19:58:31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341891</text:p>
          </table:table-cell>
          <table:table-cell office:value-type="string">
            <text:p>carpal</text:p>
          </table:table-cell>
          <table:table-cell office:value-type="string">
            <text:p>tunnel</text:p>
          </table:table-cell>
          <table:table-cell office:value-type="string">
            <text:p>nerve</text:p>
          </table:table-cell>
          <table:table-cell office:value-type="string">
            <text:p>syndrome</text:p>
          </table:table-cell>
          <table:table-cell office:value-type="string">
            <text:p>median</text:p>
          </table:table-cell>
          <table:table-cell office:value-type="string">
            <text:p>cts</text:p>
          </table:table-cell>
          <table:table-cell office:value-type="string">
            <text:p>surgery</text:p>
          </table:table-cell>
          <table:table-cell office:value-type="string">
            <text:p>can</text:p>
          </table:table-cell>
          <table:table-cell office:value-type="string">
            <text:p>wrist</text:p>
          </table:table-cell>
          <table:table-cell office:value-type="string">
            <text:p>has</text:p>
          </table:table-cell>
          <table:table-cell office:value-type="string">
            <text:p>Carpal tunnel syndrome</text:p>
          </table:table-cell>
          <table:table-cell office:value-type="string">
            <text:p>29</text:p>
          </table:table-cell>
          <table:table-cell office:value-type="string">
            <text:p>oil</text:p>
          </table:table-cell>
          <table:table-cell office:value-type="string">
            <text:p>opec</text:p>
          </table:table-cell>
          <table:table-cell office:value-type="string">
            <text:p>bpd</text:p>
          </table:table-cell>
          <table:table-cell office:value-type="string">
            <text:p>crude</text:p>
          </table:table-cell>
          <table:table-cell office:value-type="string">
            <text:p>barrels</text:p>
          </table:table-cell>
          <table:table-cell office:value-type="string">
            <text:p>prices</text:p>
          </table:table-cell>
          <table:table-cell office:value-type="string">
            <text:p>production</text:p>
          </table:table-cell>
          <table:table-cell office:value-type="string">
            <text:p>output</text:p>
          </table:table-cell>
          <table:table-cell office:value-type="string">
            <text:p>saudi</text:p>
          </table:table-cell>
          <table:table-cell office:value-type="string">
            <text:p>barrel</text:p>
          </table:table-cell>
          <table:table-cell office:value-type="string">
            <text:p>Nationalization of oil suppli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51];&quot;,&quot;;[.AC151];&quot;,&quot;; TEXT([.BD151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HNBMJTUHYW2V2DEYKYSDWM16XCIN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IBVCNHMVHVKRSO68UT7CJ79LJQ315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56 GMT 2012</text:p>
          </table:table-cell>
          <table:table-cell office:value-type="string">
            <text:p>Sun Jun 17 00:52:06 GMT 2012</text:p>
          </table:table-cell>
          <table:table-cell office:value-type="string">
            <text:p>Sat Jun 23 17:52:06 PDT 2012</text:p>
          </table:table-cell>
          <table:table-cell office:value-type="string">
            <text:p>Sat Jun 16 19:58:27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4039</text:p>
          </table:table-cell>
          <table:table-cell office:value-type="string">
            <text:p>social</text:p>
          </table:table-cell>
          <table:table-cell office:value-type="string">
            <text:p>security</text:p>
          </table:table-cell>
          <table:table-cell office:value-type="string">
            <text:p>would</text:p>
          </table:table-cell>
          <table:table-cell office:value-type="string">
            <text:p>tax</text:p>
          </table:table-cell>
          <table:table-cell office:value-type="string">
            <text:p>from</text:p>
          </table:table-cell>
          <table:table-cell office:value-type="string">
            <text:p>benefits</text:p>
          </table:table-cell>
          <table:table-cell office:value-type="string">
            <text:p>privatization</text:p>
          </table:table-cell>
          <table:table-cell office:value-type="string">
            <text:p>current</text:p>
          </table:table-cell>
          <table:table-cell office:value-type="string">
            <text:p>system</text:p>
          </table:table-cell>
          <table:table-cell office:value-type="string">
            <text:p>government</text:p>
          </table:table-cell>
          <table:table-cell office:value-type="string">
            <text:p>Social Security debate in the United States</text:p>
          </table:table-cell>
          <table:table-cell office:value-type="string">
            <text:p>20</text:p>
          </table:table-cell>
          <table:table-cell office:value-type="string">
            <text:p>profit</text:p>
          </table:table-cell>
          <table:table-cell office:value-type="string">
            <text:p>billion</text:p>
          </table:table-cell>
          <table:table-cell office:value-type="string">
            <text:p>stg</text:p>
          </table:table-cell>
          <table:table-cell office:value-type="string">
            <text:p>net</text:p>
          </table:table-cell>
          <table:table-cell office:value-type="string">
            <text:p>group</text:p>
          </table:table-cell>
          <table:table-cell office:value-type="string">
            <text:p>profits</text:p>
          </table:table-cell>
          <table:table-cell office:value-type="string">
            <text:p>year</text:p>
          </table:table-cell>
          <table:table-cell office:value-type="string">
            <text:p>tax</text:p>
          </table:table-cell>
          <table:table-cell office:value-type="string">
            <text:p>plc</text:p>
          </table:table-cell>
          <table:table-cell office:value-type="string">
            <text:p>turnover</text:p>
          </table:table-cell>
          <table:table-cell office:value-type="string">
            <text:p>Sainsbury'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52];&quot;,&quot;;[.AC152];&quot;,&quot;; TEXT([.BD15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HNBMJTUHYW2V2DEYKYSDWM16XCIN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UO4ZMAZHHRR0OE5VXEVZH1KIH2KBF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1:36 GMT 2012</text:p>
          </table:table-cell>
          <table:table-cell office:value-type="string">
            <text:p>Sun Jun 17 00:51:49 GMT 2012</text:p>
          </table:table-cell>
          <table:table-cell office:value-type="string">
            <text:p>Sat Jun 23 17:51:49 PDT 2012</text:p>
          </table:table-cell>
          <table:table-cell office:value-type="string">
            <text:p>Sat Jun 16 19:58:27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4039</text:p>
          </table:table-cell>
          <table:table-cell office:value-type="string">
            <text:p>social</text:p>
          </table:table-cell>
          <table:table-cell office:value-type="string">
            <text:p>security</text:p>
          </table:table-cell>
          <table:table-cell office:value-type="string">
            <text:p>would</text:p>
          </table:table-cell>
          <table:table-cell office:value-type="string">
            <text:p>tax</text:p>
          </table:table-cell>
          <table:table-cell office:value-type="string">
            <text:p>from</text:p>
          </table:table-cell>
          <table:table-cell office:value-type="string">
            <text:p>benefits</text:p>
          </table:table-cell>
          <table:table-cell office:value-type="string">
            <text:p>privatization</text:p>
          </table:table-cell>
          <table:table-cell office:value-type="string">
            <text:p>current</text:p>
          </table:table-cell>
          <table:table-cell office:value-type="string">
            <text:p>system</text:p>
          </table:table-cell>
          <table:table-cell office:value-type="string">
            <text:p>government</text:p>
          </table:table-cell>
          <table:table-cell office:value-type="string">
            <text:p>Social Security debate in the United States</text:p>
          </table:table-cell>
          <table:table-cell office:value-type="string">
            <text:p>20</text:p>
          </table:table-cell>
          <table:table-cell office:value-type="string">
            <text:p>profit</text:p>
          </table:table-cell>
          <table:table-cell office:value-type="string">
            <text:p>billion</text:p>
          </table:table-cell>
          <table:table-cell office:value-type="string">
            <text:p>stg</text:p>
          </table:table-cell>
          <table:table-cell office:value-type="string">
            <text:p>net</text:p>
          </table:table-cell>
          <table:table-cell office:value-type="string">
            <text:p>group</text:p>
          </table:table-cell>
          <table:table-cell office:value-type="string">
            <text:p>profits</text:p>
          </table:table-cell>
          <table:table-cell office:value-type="string">
            <text:p>year</text:p>
          </table:table-cell>
          <table:table-cell office:value-type="string">
            <text:p>tax</text:p>
          </table:table-cell>
          <table:table-cell office:value-type="string">
            <text:p>plc</text:p>
          </table:table-cell>
          <table:table-cell office:value-type="string">
            <text:p>turnover</text:p>
          </table:table-cell>
          <table:table-cell office:value-type="string">
            <text:p>Sainsbury'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53];&quot;,&quot;;[.AC153];&quot;,&quot;; TEXT([.BD15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NBMJTUHYW2V2DEYKYSDWM16XCIN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VR6R70G5R98SH782OYW0STNZ5AAQ3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5:32 GMT 2012</text:p>
          </table:table-cell>
          <table:table-cell office:value-type="string">
            <text:p>Sun Jun 17 00:55:40 GMT 2012</text:p>
          </table:table-cell>
          <table:table-cell office:value-type="string">
            <text:p>Sat Jun 23 17:55:40 PDT 2012</text:p>
          </table:table-cell>
          <table:table-cell office:value-type="string">
            <text:p>Sat Jun 16 19:58:27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4039</text:p>
          </table:table-cell>
          <table:table-cell office:value-type="string">
            <text:p>social</text:p>
          </table:table-cell>
          <table:table-cell office:value-type="string">
            <text:p>security</text:p>
          </table:table-cell>
          <table:table-cell office:value-type="string">
            <text:p>would</text:p>
          </table:table-cell>
          <table:table-cell office:value-type="string">
            <text:p>tax</text:p>
          </table:table-cell>
          <table:table-cell office:value-type="string">
            <text:p>from</text:p>
          </table:table-cell>
          <table:table-cell office:value-type="string">
            <text:p>benefits</text:p>
          </table:table-cell>
          <table:table-cell office:value-type="string">
            <text:p>privatization</text:p>
          </table:table-cell>
          <table:table-cell office:value-type="string">
            <text:p>current</text:p>
          </table:table-cell>
          <table:table-cell office:value-type="string">
            <text:p>system</text:p>
          </table:table-cell>
          <table:table-cell office:value-type="string">
            <text:p>government</text:p>
          </table:table-cell>
          <table:table-cell office:value-type="string">
            <text:p>Social Security debate in the United States</text:p>
          </table:table-cell>
          <table:table-cell office:value-type="string">
            <text:p>20</text:p>
          </table:table-cell>
          <table:table-cell office:value-type="string">
            <text:p>profit</text:p>
          </table:table-cell>
          <table:table-cell office:value-type="string">
            <text:p>billion</text:p>
          </table:table-cell>
          <table:table-cell office:value-type="string">
            <text:p>stg</text:p>
          </table:table-cell>
          <table:table-cell office:value-type="string">
            <text:p>net</text:p>
          </table:table-cell>
          <table:table-cell office:value-type="string">
            <text:p>group</text:p>
          </table:table-cell>
          <table:table-cell office:value-type="string">
            <text:p>profits</text:p>
          </table:table-cell>
          <table:table-cell office:value-type="string">
            <text:p>year</text:p>
          </table:table-cell>
          <table:table-cell office:value-type="string">
            <text:p>tax</text:p>
          </table:table-cell>
          <table:table-cell office:value-type="string">
            <text:p>plc</text:p>
          </table:table-cell>
          <table:table-cell office:value-type="string">
            <text:p>turnover</text:p>
          </table:table-cell>
          <table:table-cell office:value-type="string">
            <text:p>Sainsbury'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54];&quot;,&quot;;[.AC154];&quot;,&quot;; TEXT([.BD15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OUFBNFSVGU0OREC2N6VG1FSR15J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RHCGJ2D21O3BELM7TGP0I2KZ7J6C4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9:08 GMT 2012</text:p>
          </table:table-cell>
          <table:table-cell office:value-type="string">
            <text:p>Sun Jun 17 00:59:18 GMT 2012</text:p>
          </table:table-cell>
          <table:table-cell office:value-type="string">
            <text:p>Sat Jun 23 17:59:18 PDT 2012</text:p>
          </table:table-cell>
          <table:table-cell office:value-type="string">
            <text:p>Sat Jun 16 19:58:31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191</text:p>
          </table:table-cell>
          <table:table-cell office:value-type="string">
            <text:p>contract</text:p>
          </table:table-cell>
          <table:table-cell office:value-type="string">
            <text:p>law</text:p>
          </table:table-cell>
          <table:table-cell office:value-type="string">
            <text:p>v</text:p>
          </table:table-cell>
          <table:table-cell office:value-type="string">
            <text:p>terms</text:p>
          </table:table-cell>
          <table:table-cell office:value-type="string">
            <text:p>would</text:p>
          </table:table-cell>
          <table:table-cell office:value-type="string">
            <text:p>from</text:p>
          </table:table-cell>
          <table:table-cell office:value-type="string">
            <text:p>contracts</text:p>
          </table:table-cell>
          <table:table-cell office:value-type="string">
            <text:p>agreement</text:p>
          </table:table-cell>
          <table:table-cell office:value-type="string">
            <text:p>courts</text:p>
          </table:table-cell>
          <table:table-cell office:value-type="string">
            <text:p>held</text:p>
          </table:table-cell>
          <table:table-cell office:value-type="string">
            <text:p>English contract law</text:p>
          </table:table-cell>
          <table:table-cell office:value-type="string">
            <text:p>30</text:p>
          </table:table-cell>
          <table:table-cell office:value-type="string">
            <text:p>francs</text:p>
          </table:table-cell>
          <table:table-cell office:value-type="string">
            <text:p>pct</text:p>
          </table:table-cell>
          <table:table-cell office:value-type="string">
            <text:p>french</text:p>
          </table:table-cell>
          <table:table-cell office:value-type="string">
            <text:p>mln</text:p>
          </table:table-cell>
          <table:table-cell office:value-type="string">
            <text:p>australia</text:p>
          </table:table-cell>
          <table:table-cell office:value-type="string">
            <text:p>australian</text:p>
          </table:table-cell>
          <table:table-cell office:value-type="string">
            <text:p>csr</text:p>
          </table:table-cell>
          <table:table-cell office:value-type="string">
            <text:p>swiss</text:p>
          </table:table-cell>
          <table:table-cell office:value-type="string">
            <text:p>statement</text:p>
          </table:table-cell>
          <table:table-cell office:value-type="string">
            <text:p>shares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55];&quot;,&quot;;[.AC155];&quot;,&quot;; TEXT([.BD15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OUFBNFSVGU0OREC2N6VG1FSR15J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YI1SNQQ7Q67FEPVRMER92TQDUQ9T0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35 GMT 2012</text:p>
          </table:table-cell>
          <table:table-cell office:value-type="string">
            <text:p>Sun Jun 17 00:50:44 GMT 2012</text:p>
          </table:table-cell>
          <table:table-cell office:value-type="string">
            <text:p>Sat Jun 23 17:50:44 PDT 2012</text:p>
          </table:table-cell>
          <table:table-cell office:value-type="string">
            <text:p>Sat Jun 16 19:58:31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191</text:p>
          </table:table-cell>
          <table:table-cell office:value-type="string">
            <text:p>contract</text:p>
          </table:table-cell>
          <table:table-cell office:value-type="string">
            <text:p>law</text:p>
          </table:table-cell>
          <table:table-cell office:value-type="string">
            <text:p>v</text:p>
          </table:table-cell>
          <table:table-cell office:value-type="string">
            <text:p>terms</text:p>
          </table:table-cell>
          <table:table-cell office:value-type="string">
            <text:p>would</text:p>
          </table:table-cell>
          <table:table-cell office:value-type="string">
            <text:p>from</text:p>
          </table:table-cell>
          <table:table-cell office:value-type="string">
            <text:p>contracts</text:p>
          </table:table-cell>
          <table:table-cell office:value-type="string">
            <text:p>agreement</text:p>
          </table:table-cell>
          <table:table-cell office:value-type="string">
            <text:p>courts</text:p>
          </table:table-cell>
          <table:table-cell office:value-type="string">
            <text:p>held</text:p>
          </table:table-cell>
          <table:table-cell office:value-type="string">
            <text:p>English contract law</text:p>
          </table:table-cell>
          <table:table-cell office:value-type="string">
            <text:p>30</text:p>
          </table:table-cell>
          <table:table-cell office:value-type="string">
            <text:p>francs</text:p>
          </table:table-cell>
          <table:table-cell office:value-type="string">
            <text:p>pct</text:p>
          </table:table-cell>
          <table:table-cell office:value-type="string">
            <text:p>french</text:p>
          </table:table-cell>
          <table:table-cell office:value-type="string">
            <text:p>mln</text:p>
          </table:table-cell>
          <table:table-cell office:value-type="string">
            <text:p>australia</text:p>
          </table:table-cell>
          <table:table-cell office:value-type="string">
            <text:p>australian</text:p>
          </table:table-cell>
          <table:table-cell office:value-type="string">
            <text:p>csr</text:p>
          </table:table-cell>
          <table:table-cell office:value-type="string">
            <text:p>swiss</text:p>
          </table:table-cell>
          <table:table-cell office:value-type="string">
            <text:p>statement</text:p>
          </table:table-cell>
          <table:table-cell office:value-type="string">
            <text:p>shares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56];&quot;,&quot;;[.AC156];&quot;,&quot;; TEXT([.BD15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HOUFBNFSVGU0OREC2N6VG1FSR15J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Z0PJWKUDD8X1KRVAJQ0J6UTPZMLAO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1:00:50 GMT 2012</text:p>
          </table:table-cell>
          <table:table-cell office:value-type="string">
            <text:p>Sun Jun 17 01:01:00 GMT 2012</text:p>
          </table:table-cell>
          <table:table-cell office:value-type="string">
            <text:p>Sat Jun 23 18:01:00 PDT 2012</text:p>
          </table:table-cell>
          <table:table-cell office:value-type="string">
            <text:p>Sat Jun 16 19:58:31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3191</text:p>
          </table:table-cell>
          <table:table-cell office:value-type="string">
            <text:p>contract</text:p>
          </table:table-cell>
          <table:table-cell office:value-type="string">
            <text:p>law</text:p>
          </table:table-cell>
          <table:table-cell office:value-type="string">
            <text:p>v</text:p>
          </table:table-cell>
          <table:table-cell office:value-type="string">
            <text:p>terms</text:p>
          </table:table-cell>
          <table:table-cell office:value-type="string">
            <text:p>would</text:p>
          </table:table-cell>
          <table:table-cell office:value-type="string">
            <text:p>from</text:p>
          </table:table-cell>
          <table:table-cell office:value-type="string">
            <text:p>contracts</text:p>
          </table:table-cell>
          <table:table-cell office:value-type="string">
            <text:p>agreement</text:p>
          </table:table-cell>
          <table:table-cell office:value-type="string">
            <text:p>courts</text:p>
          </table:table-cell>
          <table:table-cell office:value-type="string">
            <text:p>held</text:p>
          </table:table-cell>
          <table:table-cell office:value-type="string">
            <text:p>English contract law</text:p>
          </table:table-cell>
          <table:table-cell office:value-type="string">
            <text:p>30</text:p>
          </table:table-cell>
          <table:table-cell office:value-type="string">
            <text:p>francs</text:p>
          </table:table-cell>
          <table:table-cell office:value-type="string">
            <text:p>pct</text:p>
          </table:table-cell>
          <table:table-cell office:value-type="string">
            <text:p>french</text:p>
          </table:table-cell>
          <table:table-cell office:value-type="string">
            <text:p>mln</text:p>
          </table:table-cell>
          <table:table-cell office:value-type="string">
            <text:p>australia</text:p>
          </table:table-cell>
          <table:table-cell office:value-type="string">
            <text:p>australian</text:p>
          </table:table-cell>
          <table:table-cell office:value-type="string">
            <text:p>csr</text:p>
          </table:table-cell>
          <table:table-cell office:value-type="string">
            <text:p>swiss</text:p>
          </table:table-cell>
          <table:table-cell office:value-type="string">
            <text:p>statement</text:p>
          </table:table-cell>
          <table:table-cell office:value-type="string">
            <text:p>shares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57];&quot;,&quot;;[.AC157];&quot;,&quot;; TEXT([.BD15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4IKMN9U8P9DCWY36OIBSUYIAETC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1JLFQ0ONNVRWA8MVJ5GZB76OO2TKE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1:02:08 GMT 2012</text:p>
          </table:table-cell>
          <table:table-cell office:value-type="string">
            <text:p>Sun Jun 17 01:02:31 GMT 2012</text:p>
          </table:table-cell>
          <table:table-cell office:value-type="string">
            <text:p>Sat Jun 23 18:02:31 PDT 2012</text:p>
          </table:table-cell>
          <table:table-cell office:value-type="string">
            <text:p>Sat Jun 16 19:58:50 PDT 2012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089</text:p>
          </table:table-cell>
          <table:table-cell office:value-type="string">
            <text:p>nama</text:p>
          </table:table-cell>
          <table:table-cell office:value-type="string">
            <text:p>loans</text:p>
          </table:table-cell>
          <table:table-cell office:value-type="string">
            <text:p>irish</text:p>
          </table:table-cell>
          <table:table-cell office:value-type="string">
            <text:p>billion</text:p>
          </table:table-cell>
          <table:table-cell office:value-type="string">
            <text:p>value</text:p>
          </table:table-cell>
          <table:table-cell office:value-type="string">
            <text:p>bn</text:p>
          </table:table-cell>
          <table:table-cell office:value-type="string">
            <text:p>banks</text:p>
          </table:table-cell>
          <table:table-cell office:value-type="string">
            <text:p>government</text:p>
          </table:table-cell>
          <table:table-cell office:value-type="string">
            <text:p>would</text:p>
          </table:table-cell>
          <table:table-cell office:value-type="string">
            <text:p>bank</text:p>
          </table:table-cell>
          <table:table-cell office:value-type="string">
            <text:p>National Asset Management Agency</text:p>
          </table:table-cell>
          <table:table-cell office:value-type="string">
            <text:p>70</text:p>
          </table:table-cell>
          <table:table-cell office:value-type="string">
            <text:p>bank</text:p>
          </table:table-cell>
          <table:table-cell office:value-type="string">
            <text:p>banks</text:p>
          </table:table-cell>
          <table:table-cell office:value-type="string">
            <text:p>credit</text:p>
          </table:table-cell>
          <table:table-cell office:value-type="string">
            <text:p>loans</text:p>
          </table:table-cell>
          <table:table-cell office:value-type="string">
            <text:p>banking</text:p>
          </table:table-cell>
          <table:table-cell office:value-type="string">
            <text:p>interest</text:p>
          </table:table-cell>
          <table:table-cell office:value-type="string">
            <text:p>loan</text:p>
          </table:table-cell>
          <table:table-cell office:value-type="string">
            <text:p>debt</text:p>
          </table:table-cell>
          <table:table-cell office:value-type="string">
            <text:p>brazil</text:p>
          </table:table-cell>
          <table:table-cell office:value-type="string">
            <text:p>commercial</text:p>
          </table:table-cell>
          <table:table-cell office:value-type="string">
            <text:p>Subprime mortgage crisis solutions debate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58];&quot;,&quot;;[.AC158];&quot;,&quot;; TEXT([.BD15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4IKMN9U8P9DCWY36OIBSUYIAETC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4426DG67D1XI4OKRA3OS2JE2F0F89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8:54 GMT 2012</text:p>
          </table:table-cell>
          <table:table-cell office:value-type="string">
            <text:p>Sun Jun 17 00:49:10 GMT 2012</text:p>
          </table:table-cell>
          <table:table-cell office:value-type="string">
            <text:p>Sat Jun 23 17:49:10 PDT 2012</text:p>
          </table:table-cell>
          <table:table-cell office:value-type="string">
            <text:p>Sat Jun 16 19:58:50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089</text:p>
          </table:table-cell>
          <table:table-cell office:value-type="string">
            <text:p>nama</text:p>
          </table:table-cell>
          <table:table-cell office:value-type="string">
            <text:p>loans</text:p>
          </table:table-cell>
          <table:table-cell office:value-type="string">
            <text:p>irish</text:p>
          </table:table-cell>
          <table:table-cell office:value-type="string">
            <text:p>billion</text:p>
          </table:table-cell>
          <table:table-cell office:value-type="string">
            <text:p>value</text:p>
          </table:table-cell>
          <table:table-cell office:value-type="string">
            <text:p>bn</text:p>
          </table:table-cell>
          <table:table-cell office:value-type="string">
            <text:p>banks</text:p>
          </table:table-cell>
          <table:table-cell office:value-type="string">
            <text:p>government</text:p>
          </table:table-cell>
          <table:table-cell office:value-type="string">
            <text:p>would</text:p>
          </table:table-cell>
          <table:table-cell office:value-type="string">
            <text:p>bank</text:p>
          </table:table-cell>
          <table:table-cell office:value-type="string">
            <text:p>National Asset Management Agency</text:p>
          </table:table-cell>
          <table:table-cell office:value-type="string">
            <text:p>70</text:p>
          </table:table-cell>
          <table:table-cell office:value-type="string">
            <text:p>bank</text:p>
          </table:table-cell>
          <table:table-cell office:value-type="string">
            <text:p>banks</text:p>
          </table:table-cell>
          <table:table-cell office:value-type="string">
            <text:p>credit</text:p>
          </table:table-cell>
          <table:table-cell office:value-type="string">
            <text:p>loans</text:p>
          </table:table-cell>
          <table:table-cell office:value-type="string">
            <text:p>banking</text:p>
          </table:table-cell>
          <table:table-cell office:value-type="string">
            <text:p>interest</text:p>
          </table:table-cell>
          <table:table-cell office:value-type="string">
            <text:p>loan</text:p>
          </table:table-cell>
          <table:table-cell office:value-type="string">
            <text:p>debt</text:p>
          </table:table-cell>
          <table:table-cell office:value-type="string">
            <text:p>brazil</text:p>
          </table:table-cell>
          <table:table-cell office:value-type="string">
            <text:p>commercial</text:p>
          </table:table-cell>
          <table:table-cell office:value-type="string">
            <text:p>Subprime mortgage crisis solutions debat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59];&quot;,&quot;;[.AC159];&quot;,&quot;; TEXT([.BD15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4IKMN9U8P9DCWY36OIBSUYIAETC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8ENCWYB49F971GM4BSJWNST6AYSO8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28 GMT 2012</text:p>
          </table:table-cell>
          <table:table-cell office:value-type="string">
            <text:p>Sun Jun 17 00:52:38 GMT 2012</text:p>
          </table:table-cell>
          <table:table-cell office:value-type="string">
            <text:p>Sat Jun 23 17:52:38 PDT 2012</text:p>
          </table:table-cell>
          <table:table-cell office:value-type="string">
            <text:p>Sat Jun 16 19:58:50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089</text:p>
          </table:table-cell>
          <table:table-cell office:value-type="string">
            <text:p>nama</text:p>
          </table:table-cell>
          <table:table-cell office:value-type="string">
            <text:p>loans</text:p>
          </table:table-cell>
          <table:table-cell office:value-type="string">
            <text:p>irish</text:p>
          </table:table-cell>
          <table:table-cell office:value-type="string">
            <text:p>billion</text:p>
          </table:table-cell>
          <table:table-cell office:value-type="string">
            <text:p>value</text:p>
          </table:table-cell>
          <table:table-cell office:value-type="string">
            <text:p>bn</text:p>
          </table:table-cell>
          <table:table-cell office:value-type="string">
            <text:p>banks</text:p>
          </table:table-cell>
          <table:table-cell office:value-type="string">
            <text:p>government</text:p>
          </table:table-cell>
          <table:table-cell office:value-type="string">
            <text:p>would</text:p>
          </table:table-cell>
          <table:table-cell office:value-type="string">
            <text:p>bank</text:p>
          </table:table-cell>
          <table:table-cell office:value-type="string">
            <text:p>National Asset Management Agency</text:p>
          </table:table-cell>
          <table:table-cell office:value-type="string">
            <text:p>70</text:p>
          </table:table-cell>
          <table:table-cell office:value-type="string">
            <text:p>bank</text:p>
          </table:table-cell>
          <table:table-cell office:value-type="string">
            <text:p>banks</text:p>
          </table:table-cell>
          <table:table-cell office:value-type="string">
            <text:p>credit</text:p>
          </table:table-cell>
          <table:table-cell office:value-type="string">
            <text:p>loans</text:p>
          </table:table-cell>
          <table:table-cell office:value-type="string">
            <text:p>banking</text:p>
          </table:table-cell>
          <table:table-cell office:value-type="string">
            <text:p>interest</text:p>
          </table:table-cell>
          <table:table-cell office:value-type="string">
            <text:p>loan</text:p>
          </table:table-cell>
          <table:table-cell office:value-type="string">
            <text:p>debt</text:p>
          </table:table-cell>
          <table:table-cell office:value-type="string">
            <text:p>brazil</text:p>
          </table:table-cell>
          <table:table-cell office:value-type="string">
            <text:p>commercial</text:p>
          </table:table-cell>
          <table:table-cell office:value-type="string">
            <text:p>Subprime mortgage crisis solutions debate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60];&quot;,&quot;;[.AC160];&quot;,&quot;; TEXT([.BD16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MSMEZZ2MIK1WXZFZ0YB8TWWLW5M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2IV66RLPHITIQJ1H5BIE2NJRVU7FE</text:p>
          </table:table-cell>
          <table:table-cell office:value-type="string">
            <text:p>A1T5YMBH35PDBX</text:p>
          </table:table-cell>
          <table:table-cell office:value-type="string">
            <text:p>Approved</text:p>
          </table:table-cell>
          <table:table-cell office:value-type="string">
            <text:p>Sun Jun 17 00:59:42 GMT 2012</text:p>
          </table:table-cell>
          <table:table-cell office:value-type="string">
            <text:p>Sun Jun 17 01:00:05 GMT 2012</text:p>
          </table:table-cell>
          <table:table-cell office:value-type="string">
            <text:p>Sat Jun 23 18:00:05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2" office:value-type="string">
            <text:p>100% (4/4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8773</text:p>
          </table:table-cell>
          <table:table-cell office:value-type="string">
            <text:p>value</text:p>
          </table:table-cell>
          <table:table-cell office:value-type="string">
            <text:p>surplus</text:p>
          </table:table-cell>
          <table:table-cell office:value-type="string">
            <text:p>capital</text:p>
          </table:table-cell>
          <table:table-cell office:value-type="string">
            <text:p>profit</text:p>
          </table:table-cell>
          <table:table-cell office:value-type="string">
            <text:p>production</text:p>
          </table:table-cell>
          <table:table-cell office:value-type="string">
            <text:p>income</text:p>
          </table:table-cell>
          <table:table-cell office:value-type="string">
            <text:p>marx</text:p>
          </table:table-cell>
          <table:table-cell office:value-type="string">
            <text:p>from</text:p>
          </table:table-cell>
          <table:table-cell office:value-type="string">
            <text:p>labour</text:p>
          </table:table-cell>
          <table:table-cell office:value-type="string">
            <text:p>rate</text:p>
          </table:table-cell>
          <table:table-cell office:value-type="string">
            <text:p>Surplus value</text:p>
          </table:table-cell>
          <table:table-cell office:value-type="string">
            <text:p>69</text:p>
          </table:table-cell>
          <table:table-cell office:value-type="string">
            <text:p>dollar</text:p>
          </table:table-cell>
          <table:table-cell office:value-type="string">
            <text:p>bank</text:p>
          </table:table-cell>
          <table:table-cell office:value-type="string">
            <text:p>yen</text:p>
          </table:table-cell>
          <table:table-cell office:value-type="string">
            <text:p>central</text:p>
          </table:table-cell>
          <table:table-cell office:value-type="string">
            <text:p>currency</text:p>
          </table:table-cell>
          <table:table-cell office:value-type="string">
            <text:p>japan</text:p>
          </table:table-cell>
          <table:table-cell office:value-type="string">
            <text:p>dealers</text:p>
          </table:table-cell>
          <table:table-cell office:value-type="string">
            <text:p>tokyo</text:p>
          </table:table-cell>
          <table:table-cell office:value-type="string">
            <text:p>exchange</text:p>
          </table:table-cell>
          <table:table-cell office:value-type="string">
            <text:p>market</text:p>
          </table:table-cell>
          <table:table-cell office:value-type="string">
            <text:p>Fixed exchange-rate system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61];&quot;,&quot;;[.AC161];&quot;,&quot;; TEXT([.BD16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JMSMEZZ2MIK1WXZFZ0YB8TWWLW5M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JG9Z6KW4ZMAEQ5WYV6Q8ONNWKAF6N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42 GMT 2012</text:p>
          </table:table-cell>
          <table:table-cell office:value-type="string">
            <text:p>Sun Jun 17 00:48:51 GMT 2012</text:p>
          </table:table-cell>
          <table:table-cell office:value-type="string">
            <text:p>Sat Jun 23 17:48:51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8773</text:p>
          </table:table-cell>
          <table:table-cell office:value-type="string">
            <text:p>value</text:p>
          </table:table-cell>
          <table:table-cell office:value-type="string">
            <text:p>surplus</text:p>
          </table:table-cell>
          <table:table-cell office:value-type="string">
            <text:p>capital</text:p>
          </table:table-cell>
          <table:table-cell office:value-type="string">
            <text:p>profit</text:p>
          </table:table-cell>
          <table:table-cell office:value-type="string">
            <text:p>production</text:p>
          </table:table-cell>
          <table:table-cell office:value-type="string">
            <text:p>income</text:p>
          </table:table-cell>
          <table:table-cell office:value-type="string">
            <text:p>marx</text:p>
          </table:table-cell>
          <table:table-cell office:value-type="string">
            <text:p>from</text:p>
          </table:table-cell>
          <table:table-cell office:value-type="string">
            <text:p>labour</text:p>
          </table:table-cell>
          <table:table-cell office:value-type="string">
            <text:p>rate</text:p>
          </table:table-cell>
          <table:table-cell office:value-type="string">
            <text:p>Surplus value</text:p>
          </table:table-cell>
          <table:table-cell office:value-type="string">
            <text:p>69</text:p>
          </table:table-cell>
          <table:table-cell office:value-type="string">
            <text:p>dollar</text:p>
          </table:table-cell>
          <table:table-cell office:value-type="string">
            <text:p>bank</text:p>
          </table:table-cell>
          <table:table-cell office:value-type="string">
            <text:p>yen</text:p>
          </table:table-cell>
          <table:table-cell office:value-type="string">
            <text:p>central</text:p>
          </table:table-cell>
          <table:table-cell office:value-type="string">
            <text:p>currency</text:p>
          </table:table-cell>
          <table:table-cell office:value-type="string">
            <text:p>japan</text:p>
          </table:table-cell>
          <table:table-cell office:value-type="string">
            <text:p>dealers</text:p>
          </table:table-cell>
          <table:table-cell office:value-type="string">
            <text:p>tokyo</text:p>
          </table:table-cell>
          <table:table-cell office:value-type="string">
            <text:p>exchange</text:p>
          </table:table-cell>
          <table:table-cell office:value-type="string">
            <text:p>market</text:p>
          </table:table-cell>
          <table:table-cell office:value-type="string">
            <text:p>Fixed exchange-rate system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62];&quot;,&quot;;[.AC162];&quot;,&quot;; TEXT([.BD16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JMSMEZZ2MIK1WXZFZ0YB8TWWLW5M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RN8ER9Y8TNKXVNXTFBFPS2ONTIT69</text:p>
          </table:table-cell>
          <table:table-cell office:value-type="string">
            <text:p>AY3AZUKR3K8FR</text:p>
          </table:table-cell>
          <table:table-cell office:value-type="string">
            <text:p>Approved</text:p>
          </table:table-cell>
          <table:table-cell office:value-type="string">
            <text:p>Sun Jun 17 00:59:19 GMT 2012</text:p>
          </table:table-cell>
          <table:table-cell office:value-type="string">
            <text:p>Sun Jun 17 01:00:07 GMT 2012</text:p>
          </table:table-cell>
          <table:table-cell office:value-type="string">
            <text:p>Sat Jun 23 18:00:07 PDT 2012</text:p>
          </table:table-cell>
          <table:table-cell office:value-type="string">
            <text:p>Sat Jun 16 19:58:50 PDT 2012</text:p>
          </table:table-cell>
          <table:table-cell table:number-columns-repeated="2"/>
          <table:table-cell office:value-type="string">
            <text:p>48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8773</text:p>
          </table:table-cell>
          <table:table-cell office:value-type="string">
            <text:p>value</text:p>
          </table:table-cell>
          <table:table-cell office:value-type="string">
            <text:p>surplus</text:p>
          </table:table-cell>
          <table:table-cell office:value-type="string">
            <text:p>capital</text:p>
          </table:table-cell>
          <table:table-cell office:value-type="string">
            <text:p>profit</text:p>
          </table:table-cell>
          <table:table-cell office:value-type="string">
            <text:p>production</text:p>
          </table:table-cell>
          <table:table-cell office:value-type="string">
            <text:p>income</text:p>
          </table:table-cell>
          <table:table-cell office:value-type="string">
            <text:p>marx</text:p>
          </table:table-cell>
          <table:table-cell office:value-type="string">
            <text:p>from</text:p>
          </table:table-cell>
          <table:table-cell office:value-type="string">
            <text:p>labour</text:p>
          </table:table-cell>
          <table:table-cell office:value-type="string">
            <text:p>rate</text:p>
          </table:table-cell>
          <table:table-cell office:value-type="string">
            <text:p>Surplus value</text:p>
          </table:table-cell>
          <table:table-cell office:value-type="string">
            <text:p>69</text:p>
          </table:table-cell>
          <table:table-cell office:value-type="string">
            <text:p>dollar</text:p>
          </table:table-cell>
          <table:table-cell office:value-type="string">
            <text:p>bank</text:p>
          </table:table-cell>
          <table:table-cell office:value-type="string">
            <text:p>yen</text:p>
          </table:table-cell>
          <table:table-cell office:value-type="string">
            <text:p>central</text:p>
          </table:table-cell>
          <table:table-cell office:value-type="string">
            <text:p>currency</text:p>
          </table:table-cell>
          <table:table-cell office:value-type="string">
            <text:p>japan</text:p>
          </table:table-cell>
          <table:table-cell office:value-type="string">
            <text:p>dealers</text:p>
          </table:table-cell>
          <table:table-cell office:value-type="string">
            <text:p>tokyo</text:p>
          </table:table-cell>
          <table:table-cell office:value-type="string">
            <text:p>exchange</text:p>
          </table:table-cell>
          <table:table-cell office:value-type="string">
            <text:p>market</text:p>
          </table:table-cell>
          <table:table-cell office:value-type="string">
            <text:p>Fixed exchange-rate system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63];&quot;,&quot;;[.AC163];&quot;,&quot;; TEXT([.BD16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JVIPDOBDDP84SKP1N485MB3QRO1C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EKMEZZ2MIKM2IIDWJP3GTWWYBW6NL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51:27 GMT 2012</text:p>
          </table:table-cell>
          <table:table-cell office:value-type="string">
            <text:p>Sun Jun 17 00:52:19 GMT 2012</text:p>
          </table:table-cell>
          <table:table-cell office:value-type="string">
            <text:p>Sat Jun 23 17:52:19 PDT 2012</text:p>
          </table:table-cell>
          <table:table-cell office:value-type="string">
            <text:p>Sat Jun 16 19:58:39 PDT 2012</text:p>
          </table:table-cell>
          <table:table-cell table:number-columns-repeated="2"/>
          <table:table-cell office:value-type="string">
            <text:p>52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7</text:p>
          </table:table-cell>
          <table:table-cell office:value-type="string">
            <text:p>stock</text:p>
          </table:table-cell>
          <table:table-cell office:value-type="string">
            <text:p>dividend</text:p>
          </table:table-cell>
          <table:table-cell office:value-type="string">
            <text:p>split</text:p>
          </table:table-cell>
          <table:table-cell office:value-type="string">
            <text:p>march</text:p>
          </table:table-cell>
          <table:table-cell office:value-type="string">
            <text:p>share</text:p>
          </table:table-cell>
          <table:table-cell office:value-type="string">
            <text:p>april</text:p>
          </table:table-cell>
          <table:table-cell office:value-type="string">
            <text:p>reuter</text:p>
          </table:table-cell>
          <table:table-cell office:value-type="string">
            <text:p>record</text:p>
          </table:table-cell>
          <table:table-cell office:value-type="string">
            <text:p>cts</text:p>
          </table:table-cell>
          <table:table-cell office:value-type="string">
            <text:p>board</text:p>
          </table:table-cell>
          <table:table-cell office:value-type="string">
            <text:p>United Kingdom corporation tax</text:p>
          </table:table-cell>
          <table:table-cell office:value-type="string">
            <text:p>163924</text:p>
          </table:table-cell>
          <table:table-cell office:value-type="string">
            <text:p>employment</text:p>
          </table:table-cell>
          <table:table-cell office:value-type="string">
            <text:p>act</text:p>
          </table:table-cell>
          <table:table-cell office:value-type="string">
            <text:p>law</text:p>
          </table:table-cell>
          <table:table-cell office:value-type="string">
            <text:p>work</text:p>
          </table:table-cell>
          <table:table-cell office:value-type="string">
            <text:p>v</text:p>
          </table:table-cell>
          <table:table-cell office:value-type="string">
            <text:p>employer</text:p>
          </table:table-cell>
          <table:table-cell office:value-type="string">
            <text:p>workers</text:p>
          </table:table-cell>
          <table:table-cell office:value-type="string">
            <text:p>employees</text:p>
          </table:table-cell>
          <table:table-cell office:value-type="string">
            <text:p>have</text:p>
          </table:table-cell>
          <table:table-cell office:value-type="string">
            <text:p>has</text:p>
          </table:table-cell>
          <table:table-cell office:value-type="string">
            <text:p>United Kingdom labour law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64];&quot;,&quot;;[.AC164];&quot;,&quot;; TEXT([.BD16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JVIPDOBDDP84SKP1N485MB3QRO1C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SMB2YU98JHS8UZ8SA6BR9IOCC7NBN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4:25 GMT 2012</text:p>
          </table:table-cell>
          <table:table-cell office:value-type="string">
            <text:p>Sun Jun 17 00:54:54 GMT 2012</text:p>
          </table:table-cell>
          <table:table-cell office:value-type="string">
            <text:p>Sat Jun 23 17:54:54 PDT 2012</text:p>
          </table:table-cell>
          <table:table-cell office:value-type="string">
            <text:p>Sat Jun 16 19:58:39 PDT 2012</text:p>
          </table:table-cell>
          <table:table-cell table:number-columns-repeated="2"/>
          <table:table-cell office:value-type="string">
            <text:p>2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7</text:p>
          </table:table-cell>
          <table:table-cell office:value-type="string">
            <text:p>stock</text:p>
          </table:table-cell>
          <table:table-cell office:value-type="string">
            <text:p>dividend</text:p>
          </table:table-cell>
          <table:table-cell office:value-type="string">
            <text:p>split</text:p>
          </table:table-cell>
          <table:table-cell office:value-type="string">
            <text:p>march</text:p>
          </table:table-cell>
          <table:table-cell office:value-type="string">
            <text:p>share</text:p>
          </table:table-cell>
          <table:table-cell office:value-type="string">
            <text:p>april</text:p>
          </table:table-cell>
          <table:table-cell office:value-type="string">
            <text:p>reuter</text:p>
          </table:table-cell>
          <table:table-cell office:value-type="string">
            <text:p>record</text:p>
          </table:table-cell>
          <table:table-cell office:value-type="string">
            <text:p>cts</text:p>
          </table:table-cell>
          <table:table-cell office:value-type="string">
            <text:p>board</text:p>
          </table:table-cell>
          <table:table-cell office:value-type="string">
            <text:p>United Kingdom corporation tax</text:p>
          </table:table-cell>
          <table:table-cell office:value-type="string">
            <text:p>163924</text:p>
          </table:table-cell>
          <table:table-cell office:value-type="string">
            <text:p>employment</text:p>
          </table:table-cell>
          <table:table-cell office:value-type="string">
            <text:p>act</text:p>
          </table:table-cell>
          <table:table-cell office:value-type="string">
            <text:p>law</text:p>
          </table:table-cell>
          <table:table-cell office:value-type="string">
            <text:p>work</text:p>
          </table:table-cell>
          <table:table-cell office:value-type="string">
            <text:p>v</text:p>
          </table:table-cell>
          <table:table-cell office:value-type="string">
            <text:p>employer</text:p>
          </table:table-cell>
          <table:table-cell office:value-type="string">
            <text:p>workers</text:p>
          </table:table-cell>
          <table:table-cell office:value-type="string">
            <text:p>employees</text:p>
          </table:table-cell>
          <table:table-cell office:value-type="string">
            <text:p>have</text:p>
          </table:table-cell>
          <table:table-cell office:value-type="string">
            <text:p>has</text:p>
          </table:table-cell>
          <table:table-cell office:value-type="string">
            <text:p>United Kingdom labour law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65];&quot;,&quot;;[.AC165];&quot;,&quot;; TEXT([.BD16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JVIPDOBDDP84SKP1N485MB3QRO1C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ZOZ9RNDWIOVG1VXUD4TOU13Z6SFUP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09 GMT 2012</text:p>
          </table:table-cell>
          <table:table-cell office:value-type="string">
            <text:p>Sun Jun 17 00:53:24 GMT 2012</text:p>
          </table:table-cell>
          <table:table-cell office:value-type="string">
            <text:p>Sat Jun 23 17:53:24 PDT 2012</text:p>
          </table:table-cell>
          <table:table-cell office:value-type="string">
            <text:p>Sat Jun 16 19:58:39 PDT 2012</text:p>
          </table:table-cell>
          <table:table-cell table:number-columns-repeated="2"/>
          <table:table-cell office:value-type="string">
            <text:p>15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7</text:p>
          </table:table-cell>
          <table:table-cell office:value-type="string">
            <text:p>stock</text:p>
          </table:table-cell>
          <table:table-cell office:value-type="string">
            <text:p>dividend</text:p>
          </table:table-cell>
          <table:table-cell office:value-type="string">
            <text:p>split</text:p>
          </table:table-cell>
          <table:table-cell office:value-type="string">
            <text:p>march</text:p>
          </table:table-cell>
          <table:table-cell office:value-type="string">
            <text:p>share</text:p>
          </table:table-cell>
          <table:table-cell office:value-type="string">
            <text:p>april</text:p>
          </table:table-cell>
          <table:table-cell office:value-type="string">
            <text:p>reuter</text:p>
          </table:table-cell>
          <table:table-cell office:value-type="string">
            <text:p>record</text:p>
          </table:table-cell>
          <table:table-cell office:value-type="string">
            <text:p>cts</text:p>
          </table:table-cell>
          <table:table-cell office:value-type="string">
            <text:p>board</text:p>
          </table:table-cell>
          <table:table-cell office:value-type="string">
            <text:p>United Kingdom corporation tax</text:p>
          </table:table-cell>
          <table:table-cell office:value-type="string">
            <text:p>163924</text:p>
          </table:table-cell>
          <table:table-cell office:value-type="string">
            <text:p>employment</text:p>
          </table:table-cell>
          <table:table-cell office:value-type="string">
            <text:p>act</text:p>
          </table:table-cell>
          <table:table-cell office:value-type="string">
            <text:p>law</text:p>
          </table:table-cell>
          <table:table-cell office:value-type="string">
            <text:p>work</text:p>
          </table:table-cell>
          <table:table-cell office:value-type="string">
            <text:p>v</text:p>
          </table:table-cell>
          <table:table-cell office:value-type="string">
            <text:p>employer</text:p>
          </table:table-cell>
          <table:table-cell office:value-type="string">
            <text:p>workers</text:p>
          </table:table-cell>
          <table:table-cell office:value-type="string">
            <text:p>employees</text:p>
          </table:table-cell>
          <table:table-cell office:value-type="string">
            <text:p>have</text:p>
          </table:table-cell>
          <table:table-cell office:value-type="string">
            <text:p>has</text:p>
          </table:table-cell>
          <table:table-cell office:value-type="string">
            <text:p>United Kingdom labour law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66];&quot;,&quot;;[.AC166];&quot;,&quot;; TEXT([.BD16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K6U3K4F0OHOA0P9P7BOAL92H2Q01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BG3W5XH0JPP7RQP5OGL0P75LEFKEF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2:43 GMT 2012</text:p>
          </table:table-cell>
          <table:table-cell office:value-type="string">
            <text:p>Sun Jun 17 00:52:53 GMT 2012</text:p>
          </table:table-cell>
          <table:table-cell office:value-type="string">
            <text:p>Sat Jun 23 17:52:53 PDT 2012</text:p>
          </table:table-cell>
          <table:table-cell office:value-type="string">
            <text:p>Sat Jun 16 19:58:54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3273</text:p>
          </table:table-cell>
          <table:table-cell office:value-type="string">
            <text:p>year</text:p>
          </table:table-cell>
          <table:table-cell office:value-type="string">
            <text:p>term</text:p>
          </table:table-cell>
          <table:table-cell office:value-type="string">
            <text:p>school</text:p>
          </table:table-cell>
          <table:table-cell office:value-type="string">
            <text:p>break</text:p>
          </table:table-cell>
          <table:table-cell office:value-type="string">
            <text:p>from</text:p>
          </table:table-cell>
          <table:table-cell office:value-type="string">
            <text:p>semester</text:p>
          </table:table-cell>
          <table:table-cell office:value-type="string">
            <text:p>weeks</text:p>
          </table:table-cell>
          <table:table-cell office:value-type="string">
            <text:p>two</text:p>
          </table:table-cell>
          <table:table-cell office:value-type="string">
            <text:p>week</text:p>
          </table:table-cell>
          <table:table-cell office:value-type="string">
            <text:p>schools</text:p>
          </table:table-cell>
          <table:table-cell office:value-type="string">
            <text:p>Academic term</text:p>
          </table:table-cell>
          <table:table-cell office:value-type="string">
            <text:p>80</text:p>
          </table:table-cell>
          <table:table-cell office:value-type="string">
            <text:p>year</text:p>
          </table:table-cell>
          <table:table-cell office:value-type="string">
            <text:p>told</text:p>
          </table:table-cell>
          <table:table-cell office:value-type="string">
            <text:p>market</text:p>
          </table:table-cell>
          <table:table-cell office:value-type="string">
            <text:p>years</text:p>
          </table:table-cell>
          <table:table-cell office:value-type="string">
            <text:p>major</text:p>
          </table:table-cell>
          <table:table-cell office:value-type="string">
            <text:p>increase</text:p>
          </table:table-cell>
          <table:table-cell office:value-type="string">
            <text:p>plans</text:p>
          </table:table-cell>
          <table:table-cell office:value-type="string">
            <text:p>business</text:p>
          </table:table-cell>
          <table:table-cell office:value-type="string">
            <text:p>current</text:p>
          </table:table-cell>
          <table:table-cell office:value-type="string">
            <text:p>president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67];&quot;,&quot;;[.AC167];&quot;,&quot;; TEXT([.BD16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K6U3K4F0OHOA0P9P7BOAL92H2Q01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CWSMEZZ2MIK1WXZFZ0YB8TWXQC5M5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2:18 GMT 2012</text:p>
          </table:table-cell>
          <table:table-cell office:value-type="string">
            <text:p>Sun Jun 17 00:52:26 GMT 2012</text:p>
          </table:table-cell>
          <table:table-cell office:value-type="string">
            <text:p>Sat Jun 23 17:52:26 PDT 2012</text:p>
          </table:table-cell>
          <table:table-cell office:value-type="string">
            <text:p>Sat Jun 16 19:58:54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3273</text:p>
          </table:table-cell>
          <table:table-cell office:value-type="string">
            <text:p>year</text:p>
          </table:table-cell>
          <table:table-cell office:value-type="string">
            <text:p>term</text:p>
          </table:table-cell>
          <table:table-cell office:value-type="string">
            <text:p>school</text:p>
          </table:table-cell>
          <table:table-cell office:value-type="string">
            <text:p>break</text:p>
          </table:table-cell>
          <table:table-cell office:value-type="string">
            <text:p>from</text:p>
          </table:table-cell>
          <table:table-cell office:value-type="string">
            <text:p>semester</text:p>
          </table:table-cell>
          <table:table-cell office:value-type="string">
            <text:p>weeks</text:p>
          </table:table-cell>
          <table:table-cell office:value-type="string">
            <text:p>two</text:p>
          </table:table-cell>
          <table:table-cell office:value-type="string">
            <text:p>week</text:p>
          </table:table-cell>
          <table:table-cell office:value-type="string">
            <text:p>schools</text:p>
          </table:table-cell>
          <table:table-cell office:value-type="string">
            <text:p>Academic term</text:p>
          </table:table-cell>
          <table:table-cell office:value-type="string">
            <text:p>80</text:p>
          </table:table-cell>
          <table:table-cell office:value-type="string">
            <text:p>year</text:p>
          </table:table-cell>
          <table:table-cell office:value-type="string">
            <text:p>told</text:p>
          </table:table-cell>
          <table:table-cell office:value-type="string">
            <text:p>market</text:p>
          </table:table-cell>
          <table:table-cell office:value-type="string">
            <text:p>years</text:p>
          </table:table-cell>
          <table:table-cell office:value-type="string">
            <text:p>major</text:p>
          </table:table-cell>
          <table:table-cell office:value-type="string">
            <text:p>increase</text:p>
          </table:table-cell>
          <table:table-cell office:value-type="string">
            <text:p>plans</text:p>
          </table:table-cell>
          <table:table-cell office:value-type="string">
            <text:p>business</text:p>
          </table:table-cell>
          <table:table-cell office:value-type="string">
            <text:p>current</text:p>
          </table:table-cell>
          <table:table-cell office:value-type="string">
            <text:p>president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68];&quot;,&quot;;[.AC168];&quot;,&quot;; TEXT([.BD16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K6U3K4F0OHOA0P9P7BOAL92H2Q01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VW2J1LY58B7HGA5PQ6KPD16Z8L6R9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13 GMT 2012</text:p>
          </table:table-cell>
          <table:table-cell office:value-type="string">
            <text:p>Sun Jun 17 00:52:23 GMT 2012</text:p>
          </table:table-cell>
          <table:table-cell office:value-type="string">
            <text:p>Sat Jun 23 17:52:23 PDT 2012</text:p>
          </table:table-cell>
          <table:table-cell office:value-type="string">
            <text:p>Sat Jun 16 19:58:55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3273</text:p>
          </table:table-cell>
          <table:table-cell office:value-type="string">
            <text:p>year</text:p>
          </table:table-cell>
          <table:table-cell office:value-type="string">
            <text:p>term</text:p>
          </table:table-cell>
          <table:table-cell office:value-type="string">
            <text:p>school</text:p>
          </table:table-cell>
          <table:table-cell office:value-type="string">
            <text:p>break</text:p>
          </table:table-cell>
          <table:table-cell office:value-type="string">
            <text:p>from</text:p>
          </table:table-cell>
          <table:table-cell office:value-type="string">
            <text:p>semester</text:p>
          </table:table-cell>
          <table:table-cell office:value-type="string">
            <text:p>weeks</text:p>
          </table:table-cell>
          <table:table-cell office:value-type="string">
            <text:p>two</text:p>
          </table:table-cell>
          <table:table-cell office:value-type="string">
            <text:p>week</text:p>
          </table:table-cell>
          <table:table-cell office:value-type="string">
            <text:p>schools</text:p>
          </table:table-cell>
          <table:table-cell office:value-type="string">
            <text:p>Academic term</text:p>
          </table:table-cell>
          <table:table-cell office:value-type="string">
            <text:p>80</text:p>
          </table:table-cell>
          <table:table-cell office:value-type="string">
            <text:p>year</text:p>
          </table:table-cell>
          <table:table-cell office:value-type="string">
            <text:p>told</text:p>
          </table:table-cell>
          <table:table-cell office:value-type="string">
            <text:p>market</text:p>
          </table:table-cell>
          <table:table-cell office:value-type="string">
            <text:p>years</text:p>
          </table:table-cell>
          <table:table-cell office:value-type="string">
            <text:p>major</text:p>
          </table:table-cell>
          <table:table-cell office:value-type="string">
            <text:p>increase</text:p>
          </table:table-cell>
          <table:table-cell office:value-type="string">
            <text:p>plans</text:p>
          </table:table-cell>
          <table:table-cell office:value-type="string">
            <text:p>business</text:p>
          </table:table-cell>
          <table:table-cell office:value-type="string">
            <text:p>current</text:p>
          </table:table-cell>
          <table:table-cell office:value-type="string">
            <text:p>president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69];&quot;,&quot;;[.AC169];&quot;,&quot;; TEXT([.BD16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KD0FK0COK2JTAACWUB9TRW6ONOQJC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JZ46OQ1SNQQMZUC7FSQSCNR2VN5P1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38 GMT 2012</text:p>
          </table:table-cell>
          <table:table-cell office:value-type="string">
            <text:p>Sun Jun 17 00:52:51 GMT 2012</text:p>
          </table:table-cell>
          <table:table-cell office:value-type="string">
            <text:p>Sat Jun 23 17:52:51 PDT 2012</text:p>
          </table:table-cell>
          <table:table-cell office:value-type="string">
            <text:p>Sat Jun 16 19:58:35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9</text:p>
          </table:table-cell>
          <table:table-cell office:value-type="string">
            <text:p>budget</text:p>
          </table:table-cell>
          <table:table-cell office:value-type="string">
            <text:p>tax</text:p>
          </table:table-cell>
          <table:table-cell office:value-type="string">
            <text:p>sterling</text:p>
          </table:table-cell>
          <table:table-cell office:value-type="string">
            <text:p>lawson</text:p>
          </table:table-cell>
          <table:table-cell office:value-type="string">
            <text:p>government</text:p>
          </table:table-cell>
          <table:table-cell office:value-type="string">
            <text:p>cut</text:p>
          </table:table-cell>
          <table:table-cell office:value-type="string">
            <text:p>spending</text:p>
          </table:table-cell>
          <table:table-cell office:value-type="string">
            <text:p>london</text:p>
          </table:table-cell>
          <table:table-cell office:value-type="string">
            <text:p>deficit</text:p>
          </table:table-cell>
          <table:table-cell office:value-type="string">
            <text:p>cuts</text:p>
          </table:table-cell>
          <table:table-cell office:value-type="string">
            <text:p>Deficit reduction in the United States</text:p>
          </table:table-cell>
          <table:table-cell office:value-type="string">
            <text:p>99782</text:p>
          </table:table-cell>
          <table:table-cell office:value-type="string">
            <text:p>kosovo</text:p>
          </table:table-cell>
          <table:table-cell office:value-type="string">
            <text:p>said</text:p>
          </table:table-cell>
          <table:table-cell office:value-type="string">
            <text:p>foreign</text:p>
          </table:table-cell>
          <table:table-cell office:value-type="string">
            <text:p>minister</text:p>
          </table:table-cell>
          <table:table-cell office:value-type="string">
            <text:p>member</text:p>
          </table:table-cell>
          <table:table-cell office:value-type="string">
            <text:p>independence</text:p>
          </table:table-cell>
          <table:table-cell office:value-type="string">
            <text:p>recognition</text:p>
          </table:table-cell>
          <table:table-cell office:value-type="string">
            <text:p>international</text:p>
          </table:table-cell>
          <table:table-cell office:value-type="string">
            <text:p>kosovos</text:p>
          </table:table-cell>
          <table:table-cell office:value-type="string">
            <text:p>meeting</text:p>
          </table:table-cell>
          <table:table-cell office:value-type="string">
            <text:p>International recognition of Kosovo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70];&quot;,&quot;;[.AC170];&quot;,&quot;; TEXT([.BD17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KD0FK0COK2JTAACWUB9TRW6ONOQJC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P64EGDHDM250H6EU9N6PEZ6P7XCMJ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55:27 GMT 2012</text:p>
          </table:table-cell>
          <table:table-cell office:value-type="string">
            <text:p>Sun Jun 17 00:55:56 GMT 2012</text:p>
          </table:table-cell>
          <table:table-cell office:value-type="string">
            <text:p>Sat Jun 23 17:55:56 PDT 2012</text:p>
          </table:table-cell>
          <table:table-cell office:value-type="string">
            <text:p>Sat Jun 16 19:58:35 PDT 2012</text:p>
          </table:table-cell>
          <table:table-cell table:number-columns-repeated="2"/>
          <table:table-cell office:value-type="string">
            <text:p>29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9</text:p>
          </table:table-cell>
          <table:table-cell office:value-type="string">
            <text:p>budget</text:p>
          </table:table-cell>
          <table:table-cell office:value-type="string">
            <text:p>tax</text:p>
          </table:table-cell>
          <table:table-cell office:value-type="string">
            <text:p>sterling</text:p>
          </table:table-cell>
          <table:table-cell office:value-type="string">
            <text:p>lawson</text:p>
          </table:table-cell>
          <table:table-cell office:value-type="string">
            <text:p>government</text:p>
          </table:table-cell>
          <table:table-cell office:value-type="string">
            <text:p>cut</text:p>
          </table:table-cell>
          <table:table-cell office:value-type="string">
            <text:p>spending</text:p>
          </table:table-cell>
          <table:table-cell office:value-type="string">
            <text:p>london</text:p>
          </table:table-cell>
          <table:table-cell office:value-type="string">
            <text:p>deficit</text:p>
          </table:table-cell>
          <table:table-cell office:value-type="string">
            <text:p>cuts</text:p>
          </table:table-cell>
          <table:table-cell office:value-type="string">
            <text:p>Deficit reduction in the United States</text:p>
          </table:table-cell>
          <table:table-cell office:value-type="string">
            <text:p>99782</text:p>
          </table:table-cell>
          <table:table-cell office:value-type="string">
            <text:p>kosovo</text:p>
          </table:table-cell>
          <table:table-cell office:value-type="string">
            <text:p>said</text:p>
          </table:table-cell>
          <table:table-cell office:value-type="string">
            <text:p>foreign</text:p>
          </table:table-cell>
          <table:table-cell office:value-type="string">
            <text:p>minister</text:p>
          </table:table-cell>
          <table:table-cell office:value-type="string">
            <text:p>member</text:p>
          </table:table-cell>
          <table:table-cell office:value-type="string">
            <text:p>independence</text:p>
          </table:table-cell>
          <table:table-cell office:value-type="string">
            <text:p>recognition</text:p>
          </table:table-cell>
          <table:table-cell office:value-type="string">
            <text:p>international</text:p>
          </table:table-cell>
          <table:table-cell office:value-type="string">
            <text:p>kosovos</text:p>
          </table:table-cell>
          <table:table-cell office:value-type="string">
            <text:p>meeting</text:p>
          </table:table-cell>
          <table:table-cell office:value-type="string">
            <text:p>International recognition of Kosovo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71];&quot;,&quot;;[.AC171];&quot;,&quot;; TEXT([.BD17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KD0FK0COK2JTAACWUB9TRW6ONOQJC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UQEPLSP75KL1FKOAY1HYEQVKKXSYJ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6:53 GMT 2012</text:p>
          </table:table-cell>
          <table:table-cell office:value-type="string">
            <text:p>Sun Jun 17 00:57:07 GMT 2012</text:p>
          </table:table-cell>
          <table:table-cell office:value-type="string">
            <text:p>Sat Jun 23 17:57:07 PDT 2012</text:p>
          </table:table-cell>
          <table:table-cell office:value-type="string">
            <text:p>Sat Jun 16 19:58:35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9</text:p>
          </table:table-cell>
          <table:table-cell office:value-type="string">
            <text:p>budget</text:p>
          </table:table-cell>
          <table:table-cell office:value-type="string">
            <text:p>tax</text:p>
          </table:table-cell>
          <table:table-cell office:value-type="string">
            <text:p>sterling</text:p>
          </table:table-cell>
          <table:table-cell office:value-type="string">
            <text:p>lawson</text:p>
          </table:table-cell>
          <table:table-cell office:value-type="string">
            <text:p>government</text:p>
          </table:table-cell>
          <table:table-cell office:value-type="string">
            <text:p>cut</text:p>
          </table:table-cell>
          <table:table-cell office:value-type="string">
            <text:p>spending</text:p>
          </table:table-cell>
          <table:table-cell office:value-type="string">
            <text:p>london</text:p>
          </table:table-cell>
          <table:table-cell office:value-type="string">
            <text:p>deficit</text:p>
          </table:table-cell>
          <table:table-cell office:value-type="string">
            <text:p>cuts</text:p>
          </table:table-cell>
          <table:table-cell office:value-type="string">
            <text:p>Deficit reduction in the United States</text:p>
          </table:table-cell>
          <table:table-cell office:value-type="string">
            <text:p>99782</text:p>
          </table:table-cell>
          <table:table-cell office:value-type="string">
            <text:p>kosovo</text:p>
          </table:table-cell>
          <table:table-cell office:value-type="string">
            <text:p>said</text:p>
          </table:table-cell>
          <table:table-cell office:value-type="string">
            <text:p>foreign</text:p>
          </table:table-cell>
          <table:table-cell office:value-type="string">
            <text:p>minister</text:p>
          </table:table-cell>
          <table:table-cell office:value-type="string">
            <text:p>member</text:p>
          </table:table-cell>
          <table:table-cell office:value-type="string">
            <text:p>independence</text:p>
          </table:table-cell>
          <table:table-cell office:value-type="string">
            <text:p>recognition</text:p>
          </table:table-cell>
          <table:table-cell office:value-type="string">
            <text:p>international</text:p>
          </table:table-cell>
          <table:table-cell office:value-type="string">
            <text:p>kosovos</text:p>
          </table:table-cell>
          <table:table-cell office:value-type="string">
            <text:p>meeting</text:p>
          </table:table-cell>
          <table:table-cell office:value-type="string">
            <text:p>International recognition of Kosovo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72];&quot;,&quot;;[.AC172];&quot;,&quot;; TEXT([.BD17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KGOCCF0CP5KCYHNUS9X6G4PMV1VU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1T4IXKO2L92WN01HGO36OCCGT5CD1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3:55 GMT 2012</text:p>
          </table:table-cell>
          <table:table-cell office:value-type="string">
            <text:p>Sun Jun 17 00:54:51 GMT 2012</text:p>
          </table:table-cell>
          <table:table-cell office:value-type="string">
            <text:p>Sat Jun 23 17:54:51 PDT 2012</text:p>
          </table:table-cell>
          <table:table-cell office:value-type="string">
            <text:p>Sat Jun 16 19:58:53 PDT 2012</text:p>
          </table:table-cell>
          <table:table-cell table:number-columns-repeated="2"/>
          <table:table-cell office:value-type="string">
            <text:p>56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2030</text:p>
          </table:table-cell>
          <table:table-cell office:value-type="string">
            <text:p>goldman</text:p>
          </table:table-cell>
          <table:table-cell office:value-type="string">
            <text:p>sachs</text:p>
          </table:table-cell>
          <table:table-cell office:value-type="string">
            <text:p>firm</text:p>
          </table:table-cell>
          <table:table-cell office:value-type="string">
            <text:p>its</text:p>
          </table:table-cell>
          <table:table-cell office:value-type="string">
            <text:p>nbsp</text:p>
          </table:table-cell>
          <table:table-cell office:value-type="string">
            <text:p>from</text:p>
          </table:table-cell>
          <table:table-cell office:value-type="string">
            <text:p>also</text:p>
          </table:table-cell>
          <table:table-cell office:value-type="string">
            <text:p>have</text:p>
          </table:table-cell>
          <table:table-cell office:value-type="string">
            <text:p>trading</text:p>
          </table:table-cell>
          <table:table-cell office:value-type="string">
            <text:p>former</text:p>
          </table:table-cell>
          <table:table-cell office:value-type="string">
            <text:p>Goldman Sachs</text:p>
          </table:table-cell>
          <table:table-cell office:value-type="string">
            <text:p>76</text:p>
          </table:table-cell>
          <table:table-cell office:value-type="string">
            <text:p>allegheny</text:p>
          </table:table-cell>
          <table:table-cell office:value-type="string">
            <text:p>pesos</text:p>
          </table:table-cell>
          <table:table-cell office:value-type="string">
            <text:p>philippines</text:p>
          </table:table-cell>
          <table:table-cell office:value-type="string">
            <text:p>philippine</text:p>
          </table:table-cell>
          <table:table-cell office:value-type="string">
            <text:p>sec</text:p>
          </table:table-cell>
          <table:table-cell office:value-type="string">
            <text:p>securities</text:p>
          </table:table-cell>
          <table:table-cell office:value-type="string">
            <text:p>manila</text:p>
          </table:table-cell>
          <table:table-cell office:value-type="string">
            <text:p>coconut</text:p>
          </table:table-cell>
          <table:table-cell office:value-type="string">
            <text:p>government</text:p>
          </table:table-cell>
          <table:table-cell office:value-type="string">
            <text:p>san</text:p>
          </table:table-cell>
          <table:table-cell office:value-type="string">
            <text:p>GSIS-Meralco bribery case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73];&quot;,&quot;;[.AC173];&quot;,&quot;; TEXT([.BD17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KGOCCF0CP5KCYHNUS9X6G4PMV1VU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H5ZKPFE4EGDWMA7CVZIHNZW7A77HC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1:28 GMT 2012</text:p>
          </table:table-cell>
          <table:table-cell office:value-type="string">
            <text:p>Sun Jun 17 01:01:35 GMT 2012</text:p>
          </table:table-cell>
          <table:table-cell office:value-type="string">
            <text:p>Sat Jun 23 18:01:35 PDT 2012</text:p>
          </table:table-cell>
          <table:table-cell office:value-type="string">
            <text:p>Sat Jun 16 19:58:53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2030</text:p>
          </table:table-cell>
          <table:table-cell office:value-type="string">
            <text:p>goldman</text:p>
          </table:table-cell>
          <table:table-cell office:value-type="string">
            <text:p>sachs</text:p>
          </table:table-cell>
          <table:table-cell office:value-type="string">
            <text:p>firm</text:p>
          </table:table-cell>
          <table:table-cell office:value-type="string">
            <text:p>its</text:p>
          </table:table-cell>
          <table:table-cell office:value-type="string">
            <text:p>nbsp</text:p>
          </table:table-cell>
          <table:table-cell office:value-type="string">
            <text:p>from</text:p>
          </table:table-cell>
          <table:table-cell office:value-type="string">
            <text:p>also</text:p>
          </table:table-cell>
          <table:table-cell office:value-type="string">
            <text:p>have</text:p>
          </table:table-cell>
          <table:table-cell office:value-type="string">
            <text:p>trading</text:p>
          </table:table-cell>
          <table:table-cell office:value-type="string">
            <text:p>former</text:p>
          </table:table-cell>
          <table:table-cell office:value-type="string">
            <text:p>Goldman Sachs</text:p>
          </table:table-cell>
          <table:table-cell office:value-type="string">
            <text:p>76</text:p>
          </table:table-cell>
          <table:table-cell office:value-type="string">
            <text:p>allegheny</text:p>
          </table:table-cell>
          <table:table-cell office:value-type="string">
            <text:p>pesos</text:p>
          </table:table-cell>
          <table:table-cell office:value-type="string">
            <text:p>philippines</text:p>
          </table:table-cell>
          <table:table-cell office:value-type="string">
            <text:p>philippine</text:p>
          </table:table-cell>
          <table:table-cell office:value-type="string">
            <text:p>sec</text:p>
          </table:table-cell>
          <table:table-cell office:value-type="string">
            <text:p>securities</text:p>
          </table:table-cell>
          <table:table-cell office:value-type="string">
            <text:p>manila</text:p>
          </table:table-cell>
          <table:table-cell office:value-type="string">
            <text:p>coconut</text:p>
          </table:table-cell>
          <table:table-cell office:value-type="string">
            <text:p>government</text:p>
          </table:table-cell>
          <table:table-cell office:value-type="string">
            <text:p>san</text:p>
          </table:table-cell>
          <table:table-cell office:value-type="string">
            <text:p>GSIS-Meralco bribery cas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74];&quot;,&quot;;[.AC174];&quot;,&quot;; TEXT([.BD17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KGOCCF0CP5KCYHNUS9X6G4PMV1VU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ZNH8MZ9O9Z6Z5S4TKQHPRRLGJU09G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26 GMT 2012</text:p>
          </table:table-cell>
          <table:table-cell office:value-type="string">
            <text:p>Sun Jun 17 00:51:36 GMT 2012</text:p>
          </table:table-cell>
          <table:table-cell office:value-type="string">
            <text:p>Sat Jun 23 17:51:36 PDT 2012</text:p>
          </table:table-cell>
          <table:table-cell office:value-type="string">
            <text:p>Sat Jun 16 19:58:53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2030</text:p>
          </table:table-cell>
          <table:table-cell office:value-type="string">
            <text:p>goldman</text:p>
          </table:table-cell>
          <table:table-cell office:value-type="string">
            <text:p>sachs</text:p>
          </table:table-cell>
          <table:table-cell office:value-type="string">
            <text:p>firm</text:p>
          </table:table-cell>
          <table:table-cell office:value-type="string">
            <text:p>its</text:p>
          </table:table-cell>
          <table:table-cell office:value-type="string">
            <text:p>nbsp</text:p>
          </table:table-cell>
          <table:table-cell office:value-type="string">
            <text:p>from</text:p>
          </table:table-cell>
          <table:table-cell office:value-type="string">
            <text:p>also</text:p>
          </table:table-cell>
          <table:table-cell office:value-type="string">
            <text:p>have</text:p>
          </table:table-cell>
          <table:table-cell office:value-type="string">
            <text:p>trading</text:p>
          </table:table-cell>
          <table:table-cell office:value-type="string">
            <text:p>former</text:p>
          </table:table-cell>
          <table:table-cell office:value-type="string">
            <text:p>Goldman Sachs</text:p>
          </table:table-cell>
          <table:table-cell office:value-type="string">
            <text:p>76</text:p>
          </table:table-cell>
          <table:table-cell office:value-type="string">
            <text:p>allegheny</text:p>
          </table:table-cell>
          <table:table-cell office:value-type="string">
            <text:p>pesos</text:p>
          </table:table-cell>
          <table:table-cell office:value-type="string">
            <text:p>philippines</text:p>
          </table:table-cell>
          <table:table-cell office:value-type="string">
            <text:p>philippine</text:p>
          </table:table-cell>
          <table:table-cell office:value-type="string">
            <text:p>sec</text:p>
          </table:table-cell>
          <table:table-cell office:value-type="string">
            <text:p>securities</text:p>
          </table:table-cell>
          <table:table-cell office:value-type="string">
            <text:p>manila</text:p>
          </table:table-cell>
          <table:table-cell office:value-type="string">
            <text:p>coconut</text:p>
          </table:table-cell>
          <table:table-cell office:value-type="string">
            <text:p>government</text:p>
          </table:table-cell>
          <table:table-cell office:value-type="string">
            <text:p>san</text:p>
          </table:table-cell>
          <table:table-cell office:value-type="string">
            <text:p>GSIS-Meralco bribery cas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75];&quot;,&quot;;[.AC175];&quot;,&quot;; TEXT([.BD175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KLFDEY5COW00PF4AI3RNLC6VB93UJ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2NQ8H88MQU60ECG2M91ZXX4BBCS9U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8:18 GMT 2012</text:p>
          </table:table-cell>
          <table:table-cell office:value-type="string">
            <text:p>Sun Jun 17 00:48:26 GMT 2012</text:p>
          </table:table-cell>
          <table:table-cell office:value-type="string">
            <text:p>Sat Jun 23 17:48:26 PDT 2012</text:p>
          </table:table-cell>
          <table:table-cell office:value-type="string">
            <text:p>Sat Jun 16 19:58:26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8</text:p>
          </table:table-cell>
          <table:table-cell office:value-type="string">
            <text:p>cable</text:p>
          </table:table-cell>
          <table:table-cell office:value-type="string">
            <text:p>telecommunications</text:p>
          </table:table-cell>
          <table:table-cell office:value-type="string">
            <text:p>telephone</text:p>
          </table:table-cell>
          <table:table-cell office:value-type="string">
            <text:p>communications</text:p>
          </table:table-cell>
          <table:table-cell office:value-type="string">
            <text:p>pct</text:p>
          </table:table-cell>
          <table:table-cell office:value-type="string">
            <text:p>company</text:p>
          </table:table-cell>
          <table:table-cell office:value-type="string">
            <text:p>wireless</text:p>
          </table:table-cell>
          <table:table-cell office:value-type="string">
            <text:p>television</text:p>
          </table:table-cell>
          <table:table-cell office:value-type="string">
            <text:p>hudson</text:p>
          </table:table-cell>
          <table:table-cell office:value-type="string">
            <text:p>telecom</text:p>
          </table:table-cell>
          <table:table-cell office:value-type="string">
            <text:p>National broadband plans from around the world</text:p>
          </table:table-cell>
          <table:table-cell office:value-type="string">
            <text:p>16014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pct</text:p>
          </table:table-cell>
          <table:table-cell office:value-type="string">
            <text:p>w</text:p>
          </table:table-cell>
          <table:table-cell office:value-type="string">
            <text:p>state</text:p>
          </table:table-cell>
          <table:table-cell office:value-type="string">
            <text:p>team</text:p>
          </table:table-cell>
          <table:table-cell office:value-type="string">
            <text:p>conf</text:p>
          </table:table-cell>
          <table:table-cell office:value-type="string">
            <text:p>overall</text:p>
          </table:table-cell>
          <table:table-cell office:value-type="string">
            <text:p>conference</text:p>
          </table:table-cell>
          <table:table-cell office:value-type="string">
            <text:p>carolina</text:p>
          </table:table-cell>
          <table:table-cell office:value-type="string">
            <text:p>2009 NCAA Division I baseball season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76];&quot;,&quot;;[.AC176];&quot;,&quot;; TEXT([.BD17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KLFDEY5COW00PF4AI3RNLC6VB93UJ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CYDG67D1X3VFO85JYB2RE1M8IDHAD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8:42 GMT 2012</text:p>
          </table:table-cell>
          <table:table-cell office:value-type="string">
            <text:p>Sun Jun 17 00:48:53 GMT 2012</text:p>
          </table:table-cell>
          <table:table-cell office:value-type="string">
            <text:p>Sat Jun 23 17:48:53 PDT 2012</text:p>
          </table:table-cell>
          <table:table-cell office:value-type="string">
            <text:p>Sat Jun 16 19:58:26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8</text:p>
          </table:table-cell>
          <table:table-cell office:value-type="string">
            <text:p>cable</text:p>
          </table:table-cell>
          <table:table-cell office:value-type="string">
            <text:p>telecommunications</text:p>
          </table:table-cell>
          <table:table-cell office:value-type="string">
            <text:p>telephone</text:p>
          </table:table-cell>
          <table:table-cell office:value-type="string">
            <text:p>communications</text:p>
          </table:table-cell>
          <table:table-cell office:value-type="string">
            <text:p>pct</text:p>
          </table:table-cell>
          <table:table-cell office:value-type="string">
            <text:p>company</text:p>
          </table:table-cell>
          <table:table-cell office:value-type="string">
            <text:p>wireless</text:p>
          </table:table-cell>
          <table:table-cell office:value-type="string">
            <text:p>television</text:p>
          </table:table-cell>
          <table:table-cell office:value-type="string">
            <text:p>hudson</text:p>
          </table:table-cell>
          <table:table-cell office:value-type="string">
            <text:p>telecom</text:p>
          </table:table-cell>
          <table:table-cell office:value-type="string">
            <text:p>National broadband plans from around the world</text:p>
          </table:table-cell>
          <table:table-cell office:value-type="string">
            <text:p>16014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pct</text:p>
          </table:table-cell>
          <table:table-cell office:value-type="string">
            <text:p>w</text:p>
          </table:table-cell>
          <table:table-cell office:value-type="string">
            <text:p>state</text:p>
          </table:table-cell>
          <table:table-cell office:value-type="string">
            <text:p>team</text:p>
          </table:table-cell>
          <table:table-cell office:value-type="string">
            <text:p>conf</text:p>
          </table:table-cell>
          <table:table-cell office:value-type="string">
            <text:p>overall</text:p>
          </table:table-cell>
          <table:table-cell office:value-type="string">
            <text:p>conference</text:p>
          </table:table-cell>
          <table:table-cell office:value-type="string">
            <text:p>carolina</text:p>
          </table:table-cell>
          <table:table-cell office:value-type="string">
            <text:p>2009 NCAA Division I baseball season</text:p>
          </table:table-cell>
          <table:table-cell/>
          <table:table-cell office:value-type="string">
            <text:p>1000</text:p>
          </table:table-cell>
          <table:table-cell table:style-name="Default"/>
          <table:table-cell table:number-columns-repeated="2"/>
          <table:table-cell table:formula="of:=CONCATENATE([.AB177];&quot;,&quot;;[.AC177];&quot;,&quot;; TEXT([.BD177];&quot;#&quot;))" office:value-type="string" office:string-value="LAU_ET_AL,EDA,">
            <text:p>LAU_ET_AL,EDA,</text:p>
          </table:table-cell>
        </table:table-row>
        <table:table-row table:style-name="ro1">
          <table:table-cell office:value-type="string">
            <text:p>2KLFDEY5COW00PF4AI3RNLC6VB93UJ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FJ98D8J3VE7B1GYU83GBMCK93MHXH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05 GMT 2012</text:p>
          </table:table-cell>
          <table:table-cell office:value-type="string">
            <text:p>Sun Jun 17 00:53:21 GMT 2012</text:p>
          </table:table-cell>
          <table:table-cell office:value-type="string">
            <text:p>Sat Jun 23 17:53:21 PDT 2012</text:p>
          </table:table-cell>
          <table:table-cell office:value-type="string">
            <text:p>Sat Jun 16 19:58:26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8</text:p>
          </table:table-cell>
          <table:table-cell office:value-type="string">
            <text:p>cable</text:p>
          </table:table-cell>
          <table:table-cell office:value-type="string">
            <text:p>telecommunications</text:p>
          </table:table-cell>
          <table:table-cell office:value-type="string">
            <text:p>telephone</text:p>
          </table:table-cell>
          <table:table-cell office:value-type="string">
            <text:p>communications</text:p>
          </table:table-cell>
          <table:table-cell office:value-type="string">
            <text:p>pct</text:p>
          </table:table-cell>
          <table:table-cell office:value-type="string">
            <text:p>company</text:p>
          </table:table-cell>
          <table:table-cell office:value-type="string">
            <text:p>wireless</text:p>
          </table:table-cell>
          <table:table-cell office:value-type="string">
            <text:p>television</text:p>
          </table:table-cell>
          <table:table-cell office:value-type="string">
            <text:p>hudson</text:p>
          </table:table-cell>
          <table:table-cell office:value-type="string">
            <text:p>telecom</text:p>
          </table:table-cell>
          <table:table-cell office:value-type="string">
            <text:p>National broadband plans from around the world</text:p>
          </table:table-cell>
          <table:table-cell office:value-type="string">
            <text:p>16014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pct</text:p>
          </table:table-cell>
          <table:table-cell office:value-type="string">
            <text:p>w</text:p>
          </table:table-cell>
          <table:table-cell office:value-type="string">
            <text:p>state</text:p>
          </table:table-cell>
          <table:table-cell office:value-type="string">
            <text:p>team</text:p>
          </table:table-cell>
          <table:table-cell office:value-type="string">
            <text:p>conf</text:p>
          </table:table-cell>
          <table:table-cell office:value-type="string">
            <text:p>overall</text:p>
          </table:table-cell>
          <table:table-cell office:value-type="string">
            <text:p>conference</text:p>
          </table:table-cell>
          <table:table-cell office:value-type="string">
            <text:p>carolina</text:p>
          </table:table-cell>
          <table:table-cell office:value-type="string">
            <text:p>2009 NCAA Division I baseball season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78];&quot;,&quot;;[.AC178];&quot;,&quot;; TEXT([.BD17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KZVWAVKI62NYZQ6ECQ9HQH6B8ZIQ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5PX2Q45UUKQ374SP6SN08OG1UTTBU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0:04 GMT 2012</text:p>
          </table:table-cell>
          <table:table-cell office:value-type="string">
            <text:p>Sun Jun 17 01:00:16 GMT 2012</text:p>
          </table:table-cell>
          <table:table-cell office:value-type="string">
            <text:p>Sat Jun 23 18:00:16 PDT 2012</text:p>
          </table:table-cell>
          <table:table-cell office:value-type="string">
            <text:p>Sat Jun 16 19:58:58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0</text:p>
          </table:table-cell>
          <table:table-cell office:value-type="string">
            <text:p>arab</text:p>
          </table:table-cell>
          <table:table-cell office:value-type="string">
            <text:p>al</text:p>
          </table:table-cell>
          <table:table-cell office:value-type="string">
            <text:p>kuwait</text:p>
          </table:table-cell>
          <table:table-cell office:value-type="string">
            <text:p>sources</text:p>
          </table:table-cell>
          <table:table-cell office:value-type="string">
            <text:p>auction</text:p>
          </table:table-cell>
          <table:table-cell office:value-type="string">
            <text:p>uae</text:p>
          </table:table-cell>
          <table:table-cell office:value-type="string">
            <text:p>abu</text:p>
          </table:table-cell>
          <table:table-cell office:value-type="string">
            <text:p>gulf</text:p>
          </table:table-cell>
          <table:table-cell office:value-type="string">
            <text:p>qatar</text:p>
          </table:table-cell>
          <table:table-cell office:value-type="string">
            <text:p>dhabi</text:p>
          </table:table-cell>
          <table:table-cell office:value-type="string">
            <text:p>Expatriates in the United Arab Emirates</text:p>
          </table:table-cell>
          <table:table-cell office:value-type="string">
            <text:p>89869</text:p>
          </table:table-cell>
          <table:table-cell office:value-type="string">
            <text:p>war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had</text:p>
          </table:table-cell>
          <table:table-cell office:value-type="string">
            <text:p>western</text:p>
          </table:table-cell>
          <table:table-cell office:value-type="string">
            <text:p>s</text:p>
          </table:table-cell>
          <table:table-cell office:value-type="string">
            <text:p>new</text:p>
          </table:table-cell>
          <table:table-cell office:value-type="string">
            <text:p>europe</text:p>
          </table:table-cell>
          <table:table-cell office:value-type="string">
            <text:p>which</text:p>
          </table:table-cell>
          <table:table-cell office:value-type="string">
            <text:p>united</text:p>
          </table:table-cell>
          <table:table-cell office:value-type="string">
            <text:p>History of Western civilization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79];&quot;,&quot;;[.AC179];&quot;,&quot;; TEXT([.BD17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KZVWAVKI62NYZQ6ECQ9HQH6B8ZIQ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IBVCNHMVHVKRSO68UT7CJ79LJQ133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1:01:46 GMT 2012</text:p>
          </table:table-cell>
          <table:table-cell office:value-type="string">
            <text:p>Sun Jun 17 01:02:07 GMT 2012</text:p>
          </table:table-cell>
          <table:table-cell office:value-type="string">
            <text:p>Sat Jun 23 18:02:07 PDT 2012</text:p>
          </table:table-cell>
          <table:table-cell office:value-type="string">
            <text:p>Sat Jun 16 19:58:58 PDT 2012</text:p>
          </table:table-cell>
          <table:table-cell table:number-columns-repeated="2"/>
          <table:table-cell office:value-type="string">
            <text:p>21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0</text:p>
          </table:table-cell>
          <table:table-cell office:value-type="string">
            <text:p>arab</text:p>
          </table:table-cell>
          <table:table-cell office:value-type="string">
            <text:p>al</text:p>
          </table:table-cell>
          <table:table-cell office:value-type="string">
            <text:p>kuwait</text:p>
          </table:table-cell>
          <table:table-cell office:value-type="string">
            <text:p>sources</text:p>
          </table:table-cell>
          <table:table-cell office:value-type="string">
            <text:p>auction</text:p>
          </table:table-cell>
          <table:table-cell office:value-type="string">
            <text:p>uae</text:p>
          </table:table-cell>
          <table:table-cell office:value-type="string">
            <text:p>abu</text:p>
          </table:table-cell>
          <table:table-cell office:value-type="string">
            <text:p>gulf</text:p>
          </table:table-cell>
          <table:table-cell office:value-type="string">
            <text:p>qatar</text:p>
          </table:table-cell>
          <table:table-cell office:value-type="string">
            <text:p>dhabi</text:p>
          </table:table-cell>
          <table:table-cell office:value-type="string">
            <text:p>Expatriates in the United Arab Emirates</text:p>
          </table:table-cell>
          <table:table-cell office:value-type="string">
            <text:p>89869</text:p>
          </table:table-cell>
          <table:table-cell office:value-type="string">
            <text:p>war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had</text:p>
          </table:table-cell>
          <table:table-cell office:value-type="string">
            <text:p>western</text:p>
          </table:table-cell>
          <table:table-cell office:value-type="string">
            <text:p>s</text:p>
          </table:table-cell>
          <table:table-cell office:value-type="string">
            <text:p>new</text:p>
          </table:table-cell>
          <table:table-cell office:value-type="string">
            <text:p>europe</text:p>
          </table:table-cell>
          <table:table-cell office:value-type="string">
            <text:p>which</text:p>
          </table:table-cell>
          <table:table-cell office:value-type="string">
            <text:p>united</text:p>
          </table:table-cell>
          <table:table-cell office:value-type="string">
            <text:p>History of Western civilization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80];&quot;,&quot;;[.AC180];&quot;,&quot;; TEXT([.BD18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KZVWAVKI62NYZQ6ECQ9HQH6B8ZIQ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IPMB3Q39Z0BL3HTD3VE3STVSD9JUW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6:38 GMT 2012</text:p>
          </table:table-cell>
          <table:table-cell office:value-type="string">
            <text:p>Sun Jun 17 00:46:43 GMT 2012</text:p>
          </table:table-cell>
          <table:table-cell office:value-type="string">
            <text:p>Sat Jun 23 17:46:43 PDT 2012</text:p>
          </table:table-cell>
          <table:table-cell office:value-type="string">
            <text:p>Sat Jun 16 19:58:59 PDT 2012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0</text:p>
          </table:table-cell>
          <table:table-cell office:value-type="string">
            <text:p>arab</text:p>
          </table:table-cell>
          <table:table-cell office:value-type="string">
            <text:p>al</text:p>
          </table:table-cell>
          <table:table-cell office:value-type="string">
            <text:p>kuwait</text:p>
          </table:table-cell>
          <table:table-cell office:value-type="string">
            <text:p>sources</text:p>
          </table:table-cell>
          <table:table-cell office:value-type="string">
            <text:p>auction</text:p>
          </table:table-cell>
          <table:table-cell office:value-type="string">
            <text:p>uae</text:p>
          </table:table-cell>
          <table:table-cell office:value-type="string">
            <text:p>abu</text:p>
          </table:table-cell>
          <table:table-cell office:value-type="string">
            <text:p>gulf</text:p>
          </table:table-cell>
          <table:table-cell office:value-type="string">
            <text:p>qatar</text:p>
          </table:table-cell>
          <table:table-cell office:value-type="string">
            <text:p>dhabi</text:p>
          </table:table-cell>
          <table:table-cell office:value-type="string">
            <text:p>Expatriates in the United Arab Emirates</text:p>
          </table:table-cell>
          <table:table-cell office:value-type="string">
            <text:p>89869</text:p>
          </table:table-cell>
          <table:table-cell office:value-type="string">
            <text:p>war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had</text:p>
          </table:table-cell>
          <table:table-cell office:value-type="string">
            <text:p>western</text:p>
          </table:table-cell>
          <table:table-cell office:value-type="string">
            <text:p>s</text:p>
          </table:table-cell>
          <table:table-cell office:value-type="string">
            <text:p>new</text:p>
          </table:table-cell>
          <table:table-cell office:value-type="string">
            <text:p>europe</text:p>
          </table:table-cell>
          <table:table-cell office:value-type="string">
            <text:p>which</text:p>
          </table:table-cell>
          <table:table-cell office:value-type="string">
            <text:p>united</text:p>
          </table:table-cell>
          <table:table-cell office:value-type="string">
            <text:p>History of Western civilization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81];&quot;,&quot;;[.AC181];&quot;,&quot;; TEXT([.BD18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KZVWAVKI62NYZQ6ECQ9HQH6B8ZQI0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GGQ1SNQQ7Q6M9T6XU3NZ12TR5V8SM</text:p>
          </table:table-cell>
          <table:table-cell office:value-type="string">
            <text:p>A1T5YMBH35PDBX</text:p>
          </table:table-cell>
          <table:table-cell office:value-type="string">
            <text:p>Approved</text:p>
          </table:table-cell>
          <table:table-cell office:value-type="string">
            <text:p>Sun Jun 17 00:57:46 GMT 2012</text:p>
          </table:table-cell>
          <table:table-cell office:value-type="string">
            <text:p>Sun Jun 17 00:58:52 GMT 2012</text:p>
          </table:table-cell>
          <table:table-cell office:value-type="string">
            <text:p>Sat Jun 23 17:58:52 PDT 2012</text:p>
          </table:table-cell>
          <table:table-cell office:value-type="string">
            <text:p>Sat Jun 16 19:58:34 PDT 2012</text:p>
          </table:table-cell>
          <table:table-cell table:number-columns-repeated="2"/>
          <table:table-cell office:value-type="string">
            <text:p>66</text:p>
          </table:table-cell>
          <table:table-cell table:number-columns-repeated="2" office:value-type="string">
            <text:p>100% (4/4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685</text:p>
          </table:table-cell>
          <table:table-cell office:value-type="string">
            <text:p>michigan</text:p>
          </table:table-cell>
          <table:table-cell office:value-type="string">
            <text:p>state</text:p>
          </table:table-cell>
          <table:table-cell office:value-type="string">
            <text:p>west</text:p>
          </table:table-cell>
          <table:table-cell office:value-type="string">
            <text:p>east</text:p>
          </table:table-cell>
          <table:table-cell office:value-type="string">
            <text:p>ohio</text:p>
          </table:table-cell>
          <table:table-cell office:value-type="string">
            <text:p>kent</text:p>
          </table:table-cell>
          <table:table-cell office:value-type="string">
            <text:p>miami</text:p>
          </table:table-cell>
          <table:table-cell office:value-type="string">
            <text:p>week</text:p>
          </table:table-cell>
          <table:table-cell office:value-type="string">
            <text:p>eastern</text:p>
          </table:table-cell>
          <table:table-cell office:value-type="string">
            <text:p>western</text:p>
          </table:table-cell>
          <table:table-cell office:value-type="string">
            <text:p>2007–08 Mid-American Conference season</text:p>
          </table:table-cell>
          <table:table-cell office:value-type="string">
            <text:p>37</text:p>
          </table:table-cell>
          <table:table-cell office:value-type="string">
            <text:p>spokesman</text:p>
          </table:table-cell>
          <table:table-cell office:value-type="string">
            <text:p>comment</text:p>
          </table:table-cell>
          <table:table-cell office:value-type="string">
            <text:p>company</text:p>
          </table:table-cell>
          <table:table-cell office:value-type="string">
            <text:p>purolator</text:p>
          </table:table-cell>
          <table:table-cell office:value-type="string">
            <text:p>offer</text:p>
          </table:table-cell>
          <table:table-cell office:value-type="string">
            <text:p>declined</text:p>
          </table:table-cell>
          <table:table-cell office:value-type="string">
            <text:p>reuter</text:p>
          </table:table-cell>
          <table:table-cell office:value-type="string">
            <text:p>corp</text:p>
          </table:table-cell>
          <table:table-cell office:value-type="string">
            <text:p>hutton</text:p>
          </table:table-cell>
          <table:table-cell office:value-type="string">
            <text:p>takeover</text:p>
          </table:table-cell>
          <table:table-cell office:value-type="string">
            <text:p>Temasek Holdings' investment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82];&quot;,&quot;;[.AC182];&quot;,&quot;; TEXT([.BD18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KZVWAVKI62NYZQ6ECQ9HQH6B8ZQI0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RGVR14IXKO20IQMLMNAEX3YP55A9G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56:25 GMT 2012</text:p>
          </table:table-cell>
          <table:table-cell office:value-type="string">
            <text:p>Sun Jun 17 01:00:12 GMT 2012</text:p>
          </table:table-cell>
          <table:table-cell office:value-type="string">
            <text:p>Sat Jun 23 18:00:12 PDT 2012</text:p>
          </table:table-cell>
          <table:table-cell office:value-type="string">
            <text:p>Sat Jun 16 19:58:34 PDT 2012</text:p>
          </table:table-cell>
          <table:table-cell table:number-columns-repeated="2"/>
          <table:table-cell office:value-type="string">
            <text:p>227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685</text:p>
          </table:table-cell>
          <table:table-cell office:value-type="string">
            <text:p>michigan</text:p>
          </table:table-cell>
          <table:table-cell office:value-type="string">
            <text:p>state</text:p>
          </table:table-cell>
          <table:table-cell office:value-type="string">
            <text:p>west</text:p>
          </table:table-cell>
          <table:table-cell office:value-type="string">
            <text:p>east</text:p>
          </table:table-cell>
          <table:table-cell office:value-type="string">
            <text:p>ohio</text:p>
          </table:table-cell>
          <table:table-cell office:value-type="string">
            <text:p>kent</text:p>
          </table:table-cell>
          <table:table-cell office:value-type="string">
            <text:p>miami</text:p>
          </table:table-cell>
          <table:table-cell office:value-type="string">
            <text:p>week</text:p>
          </table:table-cell>
          <table:table-cell office:value-type="string">
            <text:p>eastern</text:p>
          </table:table-cell>
          <table:table-cell office:value-type="string">
            <text:p>western</text:p>
          </table:table-cell>
          <table:table-cell office:value-type="string">
            <text:p>2007–08 Mid-American Conference season</text:p>
          </table:table-cell>
          <table:table-cell office:value-type="string">
            <text:p>37</text:p>
          </table:table-cell>
          <table:table-cell office:value-type="string">
            <text:p>spokesman</text:p>
          </table:table-cell>
          <table:table-cell office:value-type="string">
            <text:p>comment</text:p>
          </table:table-cell>
          <table:table-cell office:value-type="string">
            <text:p>company</text:p>
          </table:table-cell>
          <table:table-cell office:value-type="string">
            <text:p>purolator</text:p>
          </table:table-cell>
          <table:table-cell office:value-type="string">
            <text:p>offer</text:p>
          </table:table-cell>
          <table:table-cell office:value-type="string">
            <text:p>declined</text:p>
          </table:table-cell>
          <table:table-cell office:value-type="string">
            <text:p>reuter</text:p>
          </table:table-cell>
          <table:table-cell office:value-type="string">
            <text:p>corp</text:p>
          </table:table-cell>
          <table:table-cell office:value-type="string">
            <text:p>hutton</text:p>
          </table:table-cell>
          <table:table-cell office:value-type="string">
            <text:p>takeover</text:p>
          </table:table-cell>
          <table:table-cell office:value-type="string">
            <text:p>Temasek Holdings' investment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83];&quot;,&quot;;[.AC183];&quot;,&quot;; TEXT([.BD18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KZVWAVKI62NYZQ6ECQ9HQH6B8ZQI0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YC5UFJ51Y7QTXNK50J1KSTMP8QC9K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17 GMT 2012</text:p>
          </table:table-cell>
          <table:table-cell office:value-type="string">
            <text:p>Sun Jun 17 00:50:27 GMT 2012</text:p>
          </table:table-cell>
          <table:table-cell office:value-type="string">
            <text:p>Sat Jun 23 17:50:27 PDT 2012</text:p>
          </table:table-cell>
          <table:table-cell office:value-type="string">
            <text:p>Sat Jun 16 19:58:34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685</text:p>
          </table:table-cell>
          <table:table-cell office:value-type="string">
            <text:p>michigan</text:p>
          </table:table-cell>
          <table:table-cell office:value-type="string">
            <text:p>state</text:p>
          </table:table-cell>
          <table:table-cell office:value-type="string">
            <text:p>west</text:p>
          </table:table-cell>
          <table:table-cell office:value-type="string">
            <text:p>east</text:p>
          </table:table-cell>
          <table:table-cell office:value-type="string">
            <text:p>ohio</text:p>
          </table:table-cell>
          <table:table-cell office:value-type="string">
            <text:p>kent</text:p>
          </table:table-cell>
          <table:table-cell office:value-type="string">
            <text:p>miami</text:p>
          </table:table-cell>
          <table:table-cell office:value-type="string">
            <text:p>week</text:p>
          </table:table-cell>
          <table:table-cell office:value-type="string">
            <text:p>eastern</text:p>
          </table:table-cell>
          <table:table-cell office:value-type="string">
            <text:p>western</text:p>
          </table:table-cell>
          <table:table-cell office:value-type="string">
            <text:p>2007–08 Mid-American Conference season</text:p>
          </table:table-cell>
          <table:table-cell office:value-type="string">
            <text:p>37</text:p>
          </table:table-cell>
          <table:table-cell office:value-type="string">
            <text:p>spokesman</text:p>
          </table:table-cell>
          <table:table-cell office:value-type="string">
            <text:p>comment</text:p>
          </table:table-cell>
          <table:table-cell office:value-type="string">
            <text:p>company</text:p>
          </table:table-cell>
          <table:table-cell office:value-type="string">
            <text:p>purolator</text:p>
          </table:table-cell>
          <table:table-cell office:value-type="string">
            <text:p>offer</text:p>
          </table:table-cell>
          <table:table-cell office:value-type="string">
            <text:p>declined</text:p>
          </table:table-cell>
          <table:table-cell office:value-type="string">
            <text:p>reuter</text:p>
          </table:table-cell>
          <table:table-cell office:value-type="string">
            <text:p>corp</text:p>
          </table:table-cell>
          <table:table-cell office:value-type="string">
            <text:p>hutton</text:p>
          </table:table-cell>
          <table:table-cell office:value-type="string">
            <text:p>takeover</text:p>
          </table:table-cell>
          <table:table-cell office:value-type="string">
            <text:p>Temasek Holdings' investment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84];&quot;,&quot;;[.AC184];&quot;,&quot;; TEXT([.BD18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HMAZHHRRLF59CSU5IH9KHO92UDM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BTK274J79KQBFPDUEXU5FCD5YQFHO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36 GMT 2012</text:p>
          </table:table-cell>
          <table:table-cell office:value-type="string">
            <text:p>Sun Jun 17 00:49:52 GMT 2012</text:p>
          </table:table-cell>
          <table:table-cell office:value-type="string">
            <text:p>Sat Jun 23 17:49:52 PDT 2012</text:p>
          </table:table-cell>
          <table:table-cell office:value-type="string">
            <text:p>Sat Jun 16 19:58:19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009</text:p>
          </table:table-cell>
          <table:table-cell office:value-type="string">
            <text:p>financial</text:p>
          </table:table-cell>
          <table:table-cell office:value-type="string">
            <text:p>banks</text:p>
          </table:table-cell>
          <table:table-cell office:value-type="string">
            <text:p>have</text:p>
          </table:table-cell>
          <table:table-cell office:value-type="string">
            <text:p>government</text:p>
          </table:table-cell>
          <table:table-cell office:value-type="string">
            <text:p>would</text:p>
          </table:table-cell>
          <table:table-cell office:value-type="string">
            <text:p>assets</text:p>
          </table:table-cell>
          <table:table-cell office:value-type="string">
            <text:p>s</text:p>
          </table:table-cell>
          <table:table-cell office:value-type="string">
            <text:p>bank</text:p>
          </table:table-cell>
          <table:table-cell office:value-type="string">
            <text:p>capital</text:p>
          </table:table-cell>
          <table:table-cell office:value-type="string">
            <text:p>institutions</text:p>
          </table:table-cell>
          <table:table-cell office:value-type="string">
            <text:p>Subprime mortgage crisis solutions debate</text:p>
          </table:table-cell>
          <table:table-cell office:value-type="string">
            <text:p>5</text:p>
          </table:table-cell>
          <table:table-cell office:value-type="string">
            <text:p>company</text:p>
          </table:table-cell>
          <table:table-cell office:value-type="string">
            <text:p>companies</text:p>
          </table:table-cell>
          <table:table-cell office:value-type="string">
            <text:p>services</text:p>
          </table:table-cell>
          <table:table-cell office:value-type="string">
            <text:p>business</text:p>
          </table:table-cell>
          <table:table-cell office:value-type="string">
            <text:p>systems</text:p>
          </table:table-cell>
          <table:table-cell office:value-type="string">
            <text:p>computer</text:p>
          </table:table-cell>
          <table:table-cell office:value-type="string">
            <text:p>international</text:p>
          </table:table-cell>
          <table:table-cell office:value-type="string">
            <text:p>pct</text:p>
          </table:table-cell>
          <table:table-cell office:value-type="string">
            <text:p>corp</text:p>
          </table:table-cell>
          <table:table-cell office:value-type="string">
            <text:p>mln</text:p>
          </table:table-cell>
          <table:table-cell office:value-type="string">
            <text:p>Strategic information system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85];&quot;,&quot;;[.AC185];&quot;,&quot;; TEXT([.BD18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HMAZHHRRLF59CSU5IH9KHO92UDM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VHHIT3HVWAVZRU7UTH2972ZA2JLDQ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1:01:26 GMT 2012</text:p>
          </table:table-cell>
          <table:table-cell office:value-type="string">
            <text:p>Sun Jun 17 01:01:41 GMT 2012</text:p>
          </table:table-cell>
          <table:table-cell office:value-type="string">
            <text:p>Sat Jun 23 18:01:41 PDT 2012</text:p>
          </table:table-cell>
          <table:table-cell office:value-type="string">
            <text:p>Sat Jun 16 19:58:19 PDT 2012</text:p>
          </table:table-cell>
          <table:table-cell table:number-columns-repeated="2"/>
          <table:table-cell office:value-type="string">
            <text:p>15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009</text:p>
          </table:table-cell>
          <table:table-cell office:value-type="string">
            <text:p>financial</text:p>
          </table:table-cell>
          <table:table-cell office:value-type="string">
            <text:p>banks</text:p>
          </table:table-cell>
          <table:table-cell office:value-type="string">
            <text:p>have</text:p>
          </table:table-cell>
          <table:table-cell office:value-type="string">
            <text:p>government</text:p>
          </table:table-cell>
          <table:table-cell office:value-type="string">
            <text:p>would</text:p>
          </table:table-cell>
          <table:table-cell office:value-type="string">
            <text:p>assets</text:p>
          </table:table-cell>
          <table:table-cell office:value-type="string">
            <text:p>s</text:p>
          </table:table-cell>
          <table:table-cell office:value-type="string">
            <text:p>bank</text:p>
          </table:table-cell>
          <table:table-cell office:value-type="string">
            <text:p>capital</text:p>
          </table:table-cell>
          <table:table-cell office:value-type="string">
            <text:p>institutions</text:p>
          </table:table-cell>
          <table:table-cell office:value-type="string">
            <text:p>Subprime mortgage crisis solutions debate</text:p>
          </table:table-cell>
          <table:table-cell office:value-type="string">
            <text:p>5</text:p>
          </table:table-cell>
          <table:table-cell office:value-type="string">
            <text:p>company</text:p>
          </table:table-cell>
          <table:table-cell office:value-type="string">
            <text:p>companies</text:p>
          </table:table-cell>
          <table:table-cell office:value-type="string">
            <text:p>services</text:p>
          </table:table-cell>
          <table:table-cell office:value-type="string">
            <text:p>business</text:p>
          </table:table-cell>
          <table:table-cell office:value-type="string">
            <text:p>systems</text:p>
          </table:table-cell>
          <table:table-cell office:value-type="string">
            <text:p>computer</text:p>
          </table:table-cell>
          <table:table-cell office:value-type="string">
            <text:p>international</text:p>
          </table:table-cell>
          <table:table-cell office:value-type="string">
            <text:p>pct</text:p>
          </table:table-cell>
          <table:table-cell office:value-type="string">
            <text:p>corp</text:p>
          </table:table-cell>
          <table:table-cell office:value-type="string">
            <text:p>mln</text:p>
          </table:table-cell>
          <table:table-cell office:value-type="string">
            <text:p>Strategic information system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86];&quot;,&quot;;[.AC186];&quot;,&quot;; TEXT([.BD18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HMAZHHRRLF59CSU5IH9KHO92UDM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Z4GJ2D21O3WK655QZGSQ2KYFIE7D3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9:25 GMT 2012</text:p>
          </table:table-cell>
          <table:table-cell office:value-type="string">
            <text:p>Sun Jun 17 00:59:33 GMT 2012</text:p>
          </table:table-cell>
          <table:table-cell office:value-type="string">
            <text:p>Sat Jun 23 17:59:33 PDT 2012</text:p>
          </table:table-cell>
          <table:table-cell office:value-type="string">
            <text:p>Sat Jun 16 19:58:20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009</text:p>
          </table:table-cell>
          <table:table-cell office:value-type="string">
            <text:p>financial</text:p>
          </table:table-cell>
          <table:table-cell office:value-type="string">
            <text:p>banks</text:p>
          </table:table-cell>
          <table:table-cell office:value-type="string">
            <text:p>have</text:p>
          </table:table-cell>
          <table:table-cell office:value-type="string">
            <text:p>government</text:p>
          </table:table-cell>
          <table:table-cell office:value-type="string">
            <text:p>would</text:p>
          </table:table-cell>
          <table:table-cell office:value-type="string">
            <text:p>assets</text:p>
          </table:table-cell>
          <table:table-cell office:value-type="string">
            <text:p>s</text:p>
          </table:table-cell>
          <table:table-cell office:value-type="string">
            <text:p>bank</text:p>
          </table:table-cell>
          <table:table-cell office:value-type="string">
            <text:p>capital</text:p>
          </table:table-cell>
          <table:table-cell office:value-type="string">
            <text:p>institutions</text:p>
          </table:table-cell>
          <table:table-cell office:value-type="string">
            <text:p>Subprime mortgage crisis solutions debate</text:p>
          </table:table-cell>
          <table:table-cell office:value-type="string">
            <text:p>5</text:p>
          </table:table-cell>
          <table:table-cell office:value-type="string">
            <text:p>company</text:p>
          </table:table-cell>
          <table:table-cell office:value-type="string">
            <text:p>companies</text:p>
          </table:table-cell>
          <table:table-cell office:value-type="string">
            <text:p>services</text:p>
          </table:table-cell>
          <table:table-cell office:value-type="string">
            <text:p>business</text:p>
          </table:table-cell>
          <table:table-cell office:value-type="string">
            <text:p>systems</text:p>
          </table:table-cell>
          <table:table-cell office:value-type="string">
            <text:p>computer</text:p>
          </table:table-cell>
          <table:table-cell office:value-type="string">
            <text:p>international</text:p>
          </table:table-cell>
          <table:table-cell office:value-type="string">
            <text:p>pct</text:p>
          </table:table-cell>
          <table:table-cell office:value-type="string">
            <text:p>corp</text:p>
          </table:table-cell>
          <table:table-cell office:value-type="string">
            <text:p>mln</text:p>
          </table:table-cell>
          <table:table-cell office:value-type="string">
            <text:p>Strategic information system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87];&quot;,&quot;;[.AC187];&quot;,&quot;; TEXT([.BD18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LKAESCWY2AO3B4RTO7OWGQSCAK00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BPERSQV66RL4Q6YARMWIVKI7VH3BO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6:19 GMT 2012</text:p>
          </table:table-cell>
          <table:table-cell office:value-type="string">
            <text:p>Sun Jun 17 00:56:29 GMT 2012</text:p>
          </table:table-cell>
          <table:table-cell office:value-type="string">
            <text:p>Sat Jun 23 17:56:29 PDT 2012</text:p>
          </table:table-cell>
          <table:table-cell office:value-type="string">
            <text:p>Sat Jun 16 19:58:38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987</text:p>
          </table:table-cell>
          <table:table-cell office:value-type="string">
            <text:p>williamson</text:p>
          </table:table-cell>
          <table:table-cell office:value-type="string">
            <text:p>pct</text:p>
          </table:table-cell>
          <table:table-cell office:value-type="string">
            <text:p>yo</text:p>
          </table:table-cell>
          <table:table-cell office:value-type="string">
            <text:p>record</text:p>
          </table:table-cell>
          <table:table-cell office:value-type="string">
            <text:p>trail</text:p>
          </table:table-cell>
          <table:table-cell office:value-type="string">
            <text:p>miles</text:p>
          </table:table-cell>
          <table:table-cell office:value-type="string">
            <text:p>days</text:p>
          </table:table-cell>
          <table:table-cell office:value-type="string">
            <text:p>hiking</text:p>
          </table:table-cell>
          <table:table-cell office:value-type="string">
            <text:p>his</text:p>
          </table:table-cell>
          <table:table-cell office:value-type="string">
            <text:p>thru</text:p>
          </table:table-cell>
          <table:table-cell office:value-type="string">
            <text:p>Scott Williamson (hiker)</text:p>
          </table:table-cell>
          <table:table-cell office:value-type="string">
            <text:p>45</text:p>
          </table:table-cell>
          <table:table-cell office:value-type="string">
            <text:p>ec</text:p>
          </table:table-cell>
          <table:table-cell office:value-type="string">
            <text:p>european</text:p>
          </table:table-cell>
          <table:table-cell office:value-type="string">
            <text:p>community</text:p>
          </table:table-cell>
          <table:table-cell office:value-type="string">
            <text:p>commission</text:p>
          </table:table-cell>
          <table:table-cell office:value-type="string">
            <text:p>tax</text:p>
          </table:table-cell>
          <table:table-cell office:value-type="string">
            <text:p>farm</text:p>
          </table:table-cell>
          <table:table-cell office:value-type="string">
            <text:p>ministers</text:p>
          </table:table-cell>
          <table:table-cell office:value-type="string">
            <text:p>oils</text:p>
          </table:table-cell>
          <table:table-cell office:value-type="string">
            <text:p>ecus</text:p>
          </table:table-cell>
          <table:table-cell office:value-type="string">
            <text:p>brussels</text:p>
          </table:table-cell>
          <table:table-cell office:value-type="string">
            <text:p>History of Germany (1945–1990)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88];&quot;,&quot;;[.AC188];&quot;,&quot;; TEXT([.BD18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KAESCWY2AO3B4RTO7OWGQSCAK00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YC2JE1M7PKKOUF1DYQAK04L0QIXQT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8:06 GMT 2012</text:p>
          </table:table-cell>
          <table:table-cell office:value-type="string">
            <text:p>Sun Jun 17 00:58:24 GMT 2012</text:p>
          </table:table-cell>
          <table:table-cell office:value-type="string">
            <text:p>Sat Jun 23 17:58:24 PDT 2012</text:p>
          </table:table-cell>
          <table:table-cell office:value-type="string">
            <text:p>Sat Jun 16 19:58:38 PDT 2012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987</text:p>
          </table:table-cell>
          <table:table-cell office:value-type="string">
            <text:p>williamson</text:p>
          </table:table-cell>
          <table:table-cell office:value-type="string">
            <text:p>pct</text:p>
          </table:table-cell>
          <table:table-cell office:value-type="string">
            <text:p>yo</text:p>
          </table:table-cell>
          <table:table-cell office:value-type="string">
            <text:p>record</text:p>
          </table:table-cell>
          <table:table-cell office:value-type="string">
            <text:p>trail</text:p>
          </table:table-cell>
          <table:table-cell office:value-type="string">
            <text:p>miles</text:p>
          </table:table-cell>
          <table:table-cell office:value-type="string">
            <text:p>days</text:p>
          </table:table-cell>
          <table:table-cell office:value-type="string">
            <text:p>hiking</text:p>
          </table:table-cell>
          <table:table-cell office:value-type="string">
            <text:p>his</text:p>
          </table:table-cell>
          <table:table-cell office:value-type="string">
            <text:p>thru</text:p>
          </table:table-cell>
          <table:table-cell office:value-type="string">
            <text:p>Scott Williamson (hiker)</text:p>
          </table:table-cell>
          <table:table-cell office:value-type="string">
            <text:p>45</text:p>
          </table:table-cell>
          <table:table-cell office:value-type="string">
            <text:p>ec</text:p>
          </table:table-cell>
          <table:table-cell office:value-type="string">
            <text:p>european</text:p>
          </table:table-cell>
          <table:table-cell office:value-type="string">
            <text:p>community</text:p>
          </table:table-cell>
          <table:table-cell office:value-type="string">
            <text:p>commission</text:p>
          </table:table-cell>
          <table:table-cell office:value-type="string">
            <text:p>tax</text:p>
          </table:table-cell>
          <table:table-cell office:value-type="string">
            <text:p>farm</text:p>
          </table:table-cell>
          <table:table-cell office:value-type="string">
            <text:p>ministers</text:p>
          </table:table-cell>
          <table:table-cell office:value-type="string">
            <text:p>oils</text:p>
          </table:table-cell>
          <table:table-cell office:value-type="string">
            <text:p>ecus</text:p>
          </table:table-cell>
          <table:table-cell office:value-type="string">
            <text:p>brussels</text:p>
          </table:table-cell>
          <table:table-cell office:value-type="string">
            <text:p>History of Germany (1945–1990)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89];&quot;,&quot;;[.AC189];&quot;,&quot;; TEXT([.BD18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KAESCWY2AO3B4RTO7OWGQSCAK00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YP7H57DZKPFTD2LKR4MA5L8J2GC2S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25 GMT 2012</text:p>
          </table:table-cell>
          <table:table-cell office:value-type="string">
            <text:p>Sun Jun 17 00:49:36 GMT 2012</text:p>
          </table:table-cell>
          <table:table-cell office:value-type="string">
            <text:p>Sat Jun 23 17:49:36 PDT 2012</text:p>
          </table:table-cell>
          <table:table-cell office:value-type="string">
            <text:p>Sat Jun 16 19:58:38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987</text:p>
          </table:table-cell>
          <table:table-cell office:value-type="string">
            <text:p>williamson</text:p>
          </table:table-cell>
          <table:table-cell office:value-type="string">
            <text:p>pct</text:p>
          </table:table-cell>
          <table:table-cell office:value-type="string">
            <text:p>yo</text:p>
          </table:table-cell>
          <table:table-cell office:value-type="string">
            <text:p>record</text:p>
          </table:table-cell>
          <table:table-cell office:value-type="string">
            <text:p>trail</text:p>
          </table:table-cell>
          <table:table-cell office:value-type="string">
            <text:p>miles</text:p>
          </table:table-cell>
          <table:table-cell office:value-type="string">
            <text:p>days</text:p>
          </table:table-cell>
          <table:table-cell office:value-type="string">
            <text:p>hiking</text:p>
          </table:table-cell>
          <table:table-cell office:value-type="string">
            <text:p>his</text:p>
          </table:table-cell>
          <table:table-cell office:value-type="string">
            <text:p>thru</text:p>
          </table:table-cell>
          <table:table-cell office:value-type="string">
            <text:p>Scott Williamson (hiker)</text:p>
          </table:table-cell>
          <table:table-cell office:value-type="string">
            <text:p>45</text:p>
          </table:table-cell>
          <table:table-cell office:value-type="string">
            <text:p>ec</text:p>
          </table:table-cell>
          <table:table-cell office:value-type="string">
            <text:p>european</text:p>
          </table:table-cell>
          <table:table-cell office:value-type="string">
            <text:p>community</text:p>
          </table:table-cell>
          <table:table-cell office:value-type="string">
            <text:p>commission</text:p>
          </table:table-cell>
          <table:table-cell office:value-type="string">
            <text:p>tax</text:p>
          </table:table-cell>
          <table:table-cell office:value-type="string">
            <text:p>farm</text:p>
          </table:table-cell>
          <table:table-cell office:value-type="string">
            <text:p>ministers</text:p>
          </table:table-cell>
          <table:table-cell office:value-type="string">
            <text:p>oils</text:p>
          </table:table-cell>
          <table:table-cell office:value-type="string">
            <text:p>ecus</text:p>
          </table:table-cell>
          <table:table-cell office:value-type="string">
            <text:p>brussels</text:p>
          </table:table-cell>
          <table:table-cell office:value-type="string">
            <text:p>History of Germany (1945–1990)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90];&quot;,&quot;;[.AC190];&quot;,&quot;; TEXT([.BD19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TLYHVI44OSHT9ZFNEE7SBAPTQ3X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5ZWGKCCVLL3RJR8TR1PY4C9OJNV5B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0:57:16 GMT 2012</text:p>
          </table:table-cell>
          <table:table-cell office:value-type="string">
            <text:p>Sun Jun 17 00:58:01 GMT 2012</text:p>
          </table:table-cell>
          <table:table-cell office:value-type="string">
            <text:p>Sat Jun 23 17:58:01 PDT 2012</text:p>
          </table:table-cell>
          <table:table-cell office:value-type="string">
            <text:p>Sat Jun 16 19:59:01 PDT 2012</text:p>
          </table:table-cell>
          <table:table-cell table:number-columns-repeated="2"/>
          <table:table-cell office:value-type="string">
            <text:p>45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5</text:p>
          </table:table-cell>
          <table:table-cell office:value-type="string">
            <text:p>tonnes</text:p>
          </table:table-cell>
          <table:table-cell office:value-type="string">
            <text:p>sugar</text:p>
          </table:table-cell>
          <table:table-cell office:value-type="string">
            <text:p>wheat</text:p>
          </table:table-cell>
          <table:table-cell office:value-type="string">
            <text:p>export</text:p>
          </table:table-cell>
          <table:table-cell office:value-type="string">
            <text:p>reuter</text:p>
          </table:table-cell>
          <table:table-cell office:value-type="string">
            <text:p>april</text:p>
          </table:table-cell>
          <table:table-cell office:value-type="string">
            <text:p>tender</text:p>
          </table:table-cell>
          <table:table-cell office:value-type="string">
            <text:p>traders</text:p>
          </table:table-cell>
          <table:table-cell office:value-type="string">
            <text:p>tonne</text:p>
          </table:table-cell>
          <table:table-cell office:value-type="string">
            <text:p>march</text:p>
          </table:table-cell>
          <table:table-cell office:value-type="string">
            <text:p>Causes of the Holodomor</text:p>
          </table:table-cell>
          <table:table-cell office:value-type="string">
            <text:p>159360</text:p>
          </table:table-cell>
          <table:table-cell office:value-type="string">
            <text:p>spending</text:p>
          </table:table-cell>
          <table:table-cell office:value-type="string">
            <text:p>debt</text:p>
          </table:table-cell>
          <table:table-cell office:value-type="string">
            <text:p>tax</text:p>
          </table:table-cell>
          <table:table-cell office:value-type="string">
            <text:p>s</text:p>
          </table:table-cell>
          <table:table-cell office:value-type="string">
            <text:p>gdp</text:p>
          </table:table-cell>
          <table:table-cell office:value-type="string">
            <text:p>budget</text:p>
          </table:table-cell>
          <table:table-cell office:value-type="string">
            <text:p>u</text:p>
          </table:table-cell>
          <table:table-cell office:value-type="string">
            <text:p>would</text:p>
          </table:table-cell>
          <table:table-cell office:value-type="string">
            <text:p>deficit</text:p>
          </table:table-cell>
          <table:table-cell office:value-type="string">
            <text:p>interest</text:p>
          </table:table-cell>
          <table:table-cell office:value-type="string">
            <text:p>Deficit reduction in the United States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91];&quot;,&quot;;[.AC191];&quot;,&quot;; TEXT([.BD19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LTLYHVI44OSHT9ZFNEE7SBAPTQ3X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QY7D1X3V0FKFLCP9T51U7PKL2EKDM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36 GMT 2012</text:p>
          </table:table-cell>
          <table:table-cell office:value-type="string">
            <text:p>Sun Jun 17 00:51:48 GMT 2012</text:p>
          </table:table-cell>
          <table:table-cell office:value-type="string">
            <text:p>Sat Jun 23 17:51:48 PDT 2012</text:p>
          </table:table-cell>
          <table:table-cell office:value-type="string">
            <text:p>Sat Jun 16 19:59:01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5</text:p>
          </table:table-cell>
          <table:table-cell office:value-type="string">
            <text:p>tonnes</text:p>
          </table:table-cell>
          <table:table-cell office:value-type="string">
            <text:p>sugar</text:p>
          </table:table-cell>
          <table:table-cell office:value-type="string">
            <text:p>wheat</text:p>
          </table:table-cell>
          <table:table-cell office:value-type="string">
            <text:p>export</text:p>
          </table:table-cell>
          <table:table-cell office:value-type="string">
            <text:p>reuter</text:p>
          </table:table-cell>
          <table:table-cell office:value-type="string">
            <text:p>april</text:p>
          </table:table-cell>
          <table:table-cell office:value-type="string">
            <text:p>tender</text:p>
          </table:table-cell>
          <table:table-cell office:value-type="string">
            <text:p>traders</text:p>
          </table:table-cell>
          <table:table-cell office:value-type="string">
            <text:p>tonne</text:p>
          </table:table-cell>
          <table:table-cell office:value-type="string">
            <text:p>march</text:p>
          </table:table-cell>
          <table:table-cell office:value-type="string">
            <text:p>Causes of the Holodomor</text:p>
          </table:table-cell>
          <table:table-cell office:value-type="string">
            <text:p>159360</text:p>
          </table:table-cell>
          <table:table-cell office:value-type="string">
            <text:p>spending</text:p>
          </table:table-cell>
          <table:table-cell office:value-type="string">
            <text:p>debt</text:p>
          </table:table-cell>
          <table:table-cell office:value-type="string">
            <text:p>tax</text:p>
          </table:table-cell>
          <table:table-cell office:value-type="string">
            <text:p>s</text:p>
          </table:table-cell>
          <table:table-cell office:value-type="string">
            <text:p>gdp</text:p>
          </table:table-cell>
          <table:table-cell office:value-type="string">
            <text:p>budget</text:p>
          </table:table-cell>
          <table:table-cell office:value-type="string">
            <text:p>u</text:p>
          </table:table-cell>
          <table:table-cell office:value-type="string">
            <text:p>would</text:p>
          </table:table-cell>
          <table:table-cell office:value-type="string">
            <text:p>deficit</text:p>
          </table:table-cell>
          <table:table-cell office:value-type="string">
            <text:p>interest</text:p>
          </table:table-cell>
          <table:table-cell office:value-type="string">
            <text:p>Deficit reduction in the United State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92];&quot;,&quot;;[.AC192];&quot;,&quot;; TEXT([.BD19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LTLYHVI44OSHT9ZFNEE7SBAPTQ3X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SY2NJQ2172ZOIEMDLBLKVEBVUWXP2</text:p>
          </table:table-cell>
          <table:table-cell office:value-type="string">
            <text:p>A1NKAQD8879IOY</text:p>
          </table:table-cell>
          <table:table-cell office:value-type="string">
            <text:p>Approved</text:p>
          </table:table-cell>
          <table:table-cell office:value-type="string">
            <text:p>Sun Jun 17 00:57:18 GMT 2012</text:p>
          </table:table-cell>
          <table:table-cell office:value-type="string">
            <text:p>Sun Jun 17 00:58:00 GMT 2012</text:p>
          </table:table-cell>
          <table:table-cell office:value-type="string">
            <text:p>Sat Jun 23 17:58:00 PDT 2012</text:p>
          </table:table-cell>
          <table:table-cell office:value-type="string">
            <text:p>Sat Jun 16 19:59:01 PDT 2012</text:p>
          </table:table-cell>
          <table:table-cell table:number-columns-repeated="2"/>
          <table:table-cell office:value-type="string">
            <text:p>42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5</text:p>
          </table:table-cell>
          <table:table-cell office:value-type="string">
            <text:p>tonnes</text:p>
          </table:table-cell>
          <table:table-cell office:value-type="string">
            <text:p>sugar</text:p>
          </table:table-cell>
          <table:table-cell office:value-type="string">
            <text:p>wheat</text:p>
          </table:table-cell>
          <table:table-cell office:value-type="string">
            <text:p>export</text:p>
          </table:table-cell>
          <table:table-cell office:value-type="string">
            <text:p>reuter</text:p>
          </table:table-cell>
          <table:table-cell office:value-type="string">
            <text:p>april</text:p>
          </table:table-cell>
          <table:table-cell office:value-type="string">
            <text:p>tender</text:p>
          </table:table-cell>
          <table:table-cell office:value-type="string">
            <text:p>traders</text:p>
          </table:table-cell>
          <table:table-cell office:value-type="string">
            <text:p>tonne</text:p>
          </table:table-cell>
          <table:table-cell office:value-type="string">
            <text:p>march</text:p>
          </table:table-cell>
          <table:table-cell office:value-type="string">
            <text:p>Causes of the Holodomor</text:p>
          </table:table-cell>
          <table:table-cell office:value-type="string">
            <text:p>159360</text:p>
          </table:table-cell>
          <table:table-cell office:value-type="string">
            <text:p>spending</text:p>
          </table:table-cell>
          <table:table-cell office:value-type="string">
            <text:p>debt</text:p>
          </table:table-cell>
          <table:table-cell office:value-type="string">
            <text:p>tax</text:p>
          </table:table-cell>
          <table:table-cell office:value-type="string">
            <text:p>s</text:p>
          </table:table-cell>
          <table:table-cell office:value-type="string">
            <text:p>gdp</text:p>
          </table:table-cell>
          <table:table-cell office:value-type="string">
            <text:p>budget</text:p>
          </table:table-cell>
          <table:table-cell office:value-type="string">
            <text:p>u</text:p>
          </table:table-cell>
          <table:table-cell office:value-type="string">
            <text:p>would</text:p>
          </table:table-cell>
          <table:table-cell office:value-type="string">
            <text:p>deficit</text:p>
          </table:table-cell>
          <table:table-cell office:value-type="string">
            <text:p>interest</text:p>
          </table:table-cell>
          <table:table-cell office:value-type="string">
            <text:p>Deficit reduction in the United Stat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93];&quot;,&quot;;[.AC193];&quot;,&quot;; TEXT([.BD19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LX0OHOVR14ICTC7SJTHMCWA6LI65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2NGULF395SWLW46M2UN6NJBZ8UQCK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5:23 GMT 2012</text:p>
          </table:table-cell>
          <table:table-cell office:value-type="string">
            <text:p>Sun Jun 17 00:55:50 GMT 2012</text:p>
          </table:table-cell>
          <table:table-cell office:value-type="string">
            <text:p>Sat Jun 23 17:55:50 PDT 2012</text:p>
          </table:table-cell>
          <table:table-cell office:value-type="string">
            <text:p>Sat Jun 16 19:58:44 PDT 2012</text:p>
          </table:table-cell>
          <table:table-cell table:number-columns-repeated="2"/>
          <table:table-cell office:value-type="string">
            <text:p>27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6080</text:p>
          </table:table-cell>
          <table:table-cell office:value-type="string">
            <text:p>collapsible</text:p>
          </table:table-cell>
          <table:table-cell office:value-type="string">
            <text:p>footballbox</text:p>
          </table:table-cell>
          <table:table-cell office:value-type="string">
            <text:p>revs</text:p>
          </table:table-cell>
          <table:table-cell office:value-type="string">
            <text:p>team</text:p>
          </table:table-cell>
          <table:table-cell office:value-type="string">
            <text:p>against</text:p>
          </table:table-cell>
          <table:table-cell office:value-type="string">
            <text:p>first</text:p>
          </table:table-cell>
          <table:table-cell office:value-type="string">
            <text:p>from</text:p>
          </table:table-cell>
          <table:table-cell office:value-type="string">
            <text:p>season</text:p>
          </table:table-cell>
          <table:table-cell office:value-type="string">
            <text:p>game</text:p>
          </table:table-cell>
          <table:table-cell office:value-type="string">
            <text:p>goal</text:p>
          </table:table-cell>
          <table:table-cell office:value-type="string">
            <text:p>2010 New England Revolution season</text:p>
          </table:table-cell>
          <table:table-cell office:value-type="string">
            <text:p>58</text:p>
          </table:table-cell>
          <table:table-cell office:value-type="string">
            <text:p>gas</text:p>
          </table:table-cell>
          <table:table-cell office:value-type="string">
            <text:p>natural</text:p>
          </table:table-cell>
          <table:table-cell office:value-type="string">
            <text:p>pipeline</text:p>
          </table:table-cell>
          <table:table-cell office:value-type="string">
            <text:p>energy</text:p>
          </table:table-cell>
          <table:table-cell office:value-type="string">
            <text:p>company</text:p>
          </table:table-cell>
          <table:table-cell office:value-type="string">
            <text:p>power</text:p>
          </table:table-cell>
          <table:table-cell office:value-type="string">
            <text:p>texas</text:p>
          </table:table-cell>
          <table:table-cell office:value-type="string">
            <text:p>bankruptcy</text:p>
          </table:table-cell>
          <table:table-cell office:value-type="string">
            <text:p>electric</text:p>
          </table:table-cell>
          <table:table-cell office:value-type="string">
            <text:p>houston</text:p>
          </table:table-cell>
          <table:table-cell office:value-type="string">
            <text:p>Energy policy of Canada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194];&quot;,&quot;;[.AC194];&quot;,&quot;; TEXT([.BD19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X0OHOVR14ICTC7SJTHMCWA6LI65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5H9746OQ1SN5ZVVDHR59QKCOKUN3W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45 GMT 2012</text:p>
          </table:table-cell>
          <table:table-cell office:value-type="string">
            <text:p>Sun Jun 17 00:50:55 GMT 2012</text:p>
          </table:table-cell>
          <table:table-cell office:value-type="string">
            <text:p>Sat Jun 23 17:50:55 PDT 2012</text:p>
          </table:table-cell>
          <table:table-cell office:value-type="string">
            <text:p>Sat Jun 16 19:58:44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6080</text:p>
          </table:table-cell>
          <table:table-cell office:value-type="string">
            <text:p>collapsible</text:p>
          </table:table-cell>
          <table:table-cell office:value-type="string">
            <text:p>footballbox</text:p>
          </table:table-cell>
          <table:table-cell office:value-type="string">
            <text:p>revs</text:p>
          </table:table-cell>
          <table:table-cell office:value-type="string">
            <text:p>team</text:p>
          </table:table-cell>
          <table:table-cell office:value-type="string">
            <text:p>against</text:p>
          </table:table-cell>
          <table:table-cell office:value-type="string">
            <text:p>first</text:p>
          </table:table-cell>
          <table:table-cell office:value-type="string">
            <text:p>from</text:p>
          </table:table-cell>
          <table:table-cell office:value-type="string">
            <text:p>season</text:p>
          </table:table-cell>
          <table:table-cell office:value-type="string">
            <text:p>game</text:p>
          </table:table-cell>
          <table:table-cell office:value-type="string">
            <text:p>goal</text:p>
          </table:table-cell>
          <table:table-cell office:value-type="string">
            <text:p>2010 New England Revolution season</text:p>
          </table:table-cell>
          <table:table-cell office:value-type="string">
            <text:p>58</text:p>
          </table:table-cell>
          <table:table-cell office:value-type="string">
            <text:p>gas</text:p>
          </table:table-cell>
          <table:table-cell office:value-type="string">
            <text:p>natural</text:p>
          </table:table-cell>
          <table:table-cell office:value-type="string">
            <text:p>pipeline</text:p>
          </table:table-cell>
          <table:table-cell office:value-type="string">
            <text:p>energy</text:p>
          </table:table-cell>
          <table:table-cell office:value-type="string">
            <text:p>company</text:p>
          </table:table-cell>
          <table:table-cell office:value-type="string">
            <text:p>power</text:p>
          </table:table-cell>
          <table:table-cell office:value-type="string">
            <text:p>texas</text:p>
          </table:table-cell>
          <table:table-cell office:value-type="string">
            <text:p>bankruptcy</text:p>
          </table:table-cell>
          <table:table-cell office:value-type="string">
            <text:p>electric</text:p>
          </table:table-cell>
          <table:table-cell office:value-type="string">
            <text:p>houston</text:p>
          </table:table-cell>
          <table:table-cell office:value-type="string">
            <text:p>Energy policy of Canad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95];&quot;,&quot;;[.AC195];&quot;,&quot;; TEXT([.BD19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LX0OHOVR14ICTC7SJTHMCWA6LI65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YMQIHPCGJ2DHAC83FOH8JPPTBX28E</text:p>
          </table:table-cell>
          <table:table-cell office:value-type="string">
            <text:p>A2AM9D21A7KEZF</text:p>
          </table:table-cell>
          <table:table-cell office:value-type="string">
            <text:p>Approved</text:p>
          </table:table-cell>
          <table:table-cell office:value-type="string">
            <text:p>Sun Jun 17 02:12:33 GMT 2012</text:p>
          </table:table-cell>
          <table:table-cell office:value-type="string">
            <text:p>Sun Jun 17 02:14:47 GMT 2012</text:p>
          </table:table-cell>
          <table:table-cell office:value-type="string">
            <text:p>Sat Jun 23 19:14:47 PDT 2012</text:p>
          </table:table-cell>
          <table:table-cell office:value-type="string">
            <text:p>Sat Jun 16 19:58:44 PDT 2012</text:p>
          </table:table-cell>
          <table:table-cell table:number-columns-repeated="2"/>
          <table:table-cell office:value-type="string">
            <text:p>134</text:p>
          </table:table-cell>
          <table:table-cell table:number-columns-repeated="2" office:value-type="string">
            <text:p>100% (4/4)</text:p>
          </table:table-cell>
          <table:table-cell office:value-type="string">
            <text:p>100% (3/3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6080</text:p>
          </table:table-cell>
          <table:table-cell office:value-type="string">
            <text:p>collapsible</text:p>
          </table:table-cell>
          <table:table-cell office:value-type="string">
            <text:p>footballbox</text:p>
          </table:table-cell>
          <table:table-cell office:value-type="string">
            <text:p>revs</text:p>
          </table:table-cell>
          <table:table-cell office:value-type="string">
            <text:p>team</text:p>
          </table:table-cell>
          <table:table-cell office:value-type="string">
            <text:p>against</text:p>
          </table:table-cell>
          <table:table-cell office:value-type="string">
            <text:p>first</text:p>
          </table:table-cell>
          <table:table-cell office:value-type="string">
            <text:p>from</text:p>
          </table:table-cell>
          <table:table-cell office:value-type="string">
            <text:p>season</text:p>
          </table:table-cell>
          <table:table-cell office:value-type="string">
            <text:p>game</text:p>
          </table:table-cell>
          <table:table-cell office:value-type="string">
            <text:p>goal</text:p>
          </table:table-cell>
          <table:table-cell office:value-type="string">
            <text:p>2010 New England Revolution season</text:p>
          </table:table-cell>
          <table:table-cell office:value-type="string">
            <text:p>58</text:p>
          </table:table-cell>
          <table:table-cell office:value-type="string">
            <text:p>gas</text:p>
          </table:table-cell>
          <table:table-cell office:value-type="string">
            <text:p>natural</text:p>
          </table:table-cell>
          <table:table-cell office:value-type="string">
            <text:p>pipeline</text:p>
          </table:table-cell>
          <table:table-cell office:value-type="string">
            <text:p>energy</text:p>
          </table:table-cell>
          <table:table-cell office:value-type="string">
            <text:p>company</text:p>
          </table:table-cell>
          <table:table-cell office:value-type="string">
            <text:p>power</text:p>
          </table:table-cell>
          <table:table-cell office:value-type="string">
            <text:p>texas</text:p>
          </table:table-cell>
          <table:table-cell office:value-type="string">
            <text:p>bankruptcy</text:p>
          </table:table-cell>
          <table:table-cell office:value-type="string">
            <text:p>electric</text:p>
          </table:table-cell>
          <table:table-cell office:value-type="string">
            <text:p>houston</text:p>
          </table:table-cell>
          <table:table-cell office:value-type="string">
            <text:p>Energy policy of Canad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196];&quot;,&quot;;[.AC196];&quot;,&quot;; TEXT([.BD19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MFH0JPPSI2KDNDQZZY5SLM6W7HIO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C521O3W5XH0YYDXPCBYMPLSQ0YHB8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44 GMT 2012</text:p>
          </table:table-cell>
          <table:table-cell office:value-type="string">
            <text:p>Sun Jun 17 00:48:54 GMT 2012</text:p>
          </table:table-cell>
          <table:table-cell office:value-type="string">
            <text:p>Sat Jun 23 17:48:54 PDT 2012</text:p>
          </table:table-cell>
          <table:table-cell office:value-type="string">
            <text:p>Sat Jun 16 19:58:41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3</text:p>
          </table:table-cell>
          <table:table-cell office:value-type="string">
            <text:p>pct</text:p>
          </table:table-cell>
          <table:table-cell office:value-type="string">
            <text:p>growth</text:p>
          </table:table-cell>
          <table:table-cell office:value-type="string">
            <text:p>economy</text:p>
          </table:table-cell>
          <table:table-cell office:value-type="string">
            <text:p>economic</text:p>
          </table:table-cell>
          <table:table-cell office:value-type="string">
            <text:p>rise</text:p>
          </table:table-cell>
          <table:table-cell office:value-type="string">
            <text:p>quarter</text:p>
          </table:table-cell>
          <table:table-cell office:value-type="string">
            <text:p>inflation</text:p>
          </table:table-cell>
          <table:table-cell office:value-type="string">
            <text:p>forecast</text:p>
          </table:table-cell>
          <table:table-cell office:value-type="string">
            <text:p>domestic</text:p>
          </table:table-cell>
          <table:table-cell office:value-type="string">
            <text:p>government</text:p>
          </table:table-cell>
          <table:table-cell office:value-type="string">
            <text:p>Economy of Honduras</text:p>
          </table:table-cell>
          <table:table-cell office:value-type="string">
            <text:p>14620</text:p>
          </table:table-cell>
          <table:table-cell office:value-type="string">
            <text:p>fuel</text:p>
          </table:table-cell>
          <table:table-cell office:value-type="string">
            <text:p>alternative</text:p>
          </table:table-cell>
          <table:table-cell office:value-type="string">
            <text:p>biofuels</text:p>
          </table:table-cell>
          <table:table-cell office:value-type="string">
            <text:p>tax</text:p>
          </table:table-cell>
          <table:table-cell office:value-type="string">
            <text:p>biodiesel</text:p>
          </table:table-cell>
          <table:table-cell office:value-type="string">
            <text:p>energy</text:p>
          </table:table-cell>
          <table:table-cell office:value-type="string">
            <text:p>fuels</text:p>
          </table:table-cell>
          <table:table-cell office:value-type="string">
            <text:p>production</text:p>
          </table:table-cell>
          <table:table-cell office:value-type="string">
            <text:p>renewable</text:p>
          </table:table-cell>
          <table:table-cell office:value-type="string">
            <text:p>vehicle</text:p>
          </table:table-cell>
          <table:table-cell office:value-type="string">
            <text:p>United States biofuel polici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197];&quot;,&quot;;[.AC197];&quot;,&quot;; TEXT([.BD19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MFH0JPPSI2KDNDQZZY5SLM6W7HIO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KSRYNJ92NJK19TGTTKUPYW2HMI6BW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7:17 GMT 2012</text:p>
          </table:table-cell>
          <table:table-cell office:value-type="string">
            <text:p>Sun Jun 17 00:47:26 GMT 2012</text:p>
          </table:table-cell>
          <table:table-cell office:value-type="string">
            <text:p>Sat Jun 23 17:47:26 PDT 2012</text:p>
          </table:table-cell>
          <table:table-cell office:value-type="string">
            <text:p>Sat Jun 16 19:58:41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3</text:p>
          </table:table-cell>
          <table:table-cell office:value-type="string">
            <text:p>pct</text:p>
          </table:table-cell>
          <table:table-cell office:value-type="string">
            <text:p>growth</text:p>
          </table:table-cell>
          <table:table-cell office:value-type="string">
            <text:p>economy</text:p>
          </table:table-cell>
          <table:table-cell office:value-type="string">
            <text:p>economic</text:p>
          </table:table-cell>
          <table:table-cell office:value-type="string">
            <text:p>rise</text:p>
          </table:table-cell>
          <table:table-cell office:value-type="string">
            <text:p>quarter</text:p>
          </table:table-cell>
          <table:table-cell office:value-type="string">
            <text:p>inflation</text:p>
          </table:table-cell>
          <table:table-cell office:value-type="string">
            <text:p>forecast</text:p>
          </table:table-cell>
          <table:table-cell office:value-type="string">
            <text:p>domestic</text:p>
          </table:table-cell>
          <table:table-cell office:value-type="string">
            <text:p>government</text:p>
          </table:table-cell>
          <table:table-cell office:value-type="string">
            <text:p>Economy of Honduras</text:p>
          </table:table-cell>
          <table:table-cell office:value-type="string">
            <text:p>14620</text:p>
          </table:table-cell>
          <table:table-cell office:value-type="string">
            <text:p>fuel</text:p>
          </table:table-cell>
          <table:table-cell office:value-type="string">
            <text:p>alternative</text:p>
          </table:table-cell>
          <table:table-cell office:value-type="string">
            <text:p>biofuels</text:p>
          </table:table-cell>
          <table:table-cell office:value-type="string">
            <text:p>tax</text:p>
          </table:table-cell>
          <table:table-cell office:value-type="string">
            <text:p>biodiesel</text:p>
          </table:table-cell>
          <table:table-cell office:value-type="string">
            <text:p>energy</text:p>
          </table:table-cell>
          <table:table-cell office:value-type="string">
            <text:p>fuels</text:p>
          </table:table-cell>
          <table:table-cell office:value-type="string">
            <text:p>production</text:p>
          </table:table-cell>
          <table:table-cell office:value-type="string">
            <text:p>renewable</text:p>
          </table:table-cell>
          <table:table-cell office:value-type="string">
            <text:p>vehicle</text:p>
          </table:table-cell>
          <table:table-cell office:value-type="string">
            <text:p>United States biofuel policies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98];&quot;,&quot;;[.AC198];&quot;,&quot;; TEXT([.BD19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MFH0JPPSI2KDNDQZZY5SLM6W7HIO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SCMN9U8P9Y3N2K14SUS2YIM1CMVEC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0:58:05 GMT 2012</text:p>
          </table:table-cell>
          <table:table-cell office:value-type="string">
            <text:p>Sun Jun 17 00:58:31 GMT 2012</text:p>
          </table:table-cell>
          <table:table-cell office:value-type="string">
            <text:p>Sat Jun 23 17:58:31 PDT 2012</text:p>
          </table:table-cell>
          <table:table-cell office:value-type="string">
            <text:p>Sat Jun 16 19:58:42 PDT 2012</text:p>
          </table:table-cell>
          <table:table-cell table:number-columns-repeated="2"/>
          <table:table-cell office:value-type="string">
            <text:p>26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3</text:p>
          </table:table-cell>
          <table:table-cell office:value-type="string">
            <text:p>pct</text:p>
          </table:table-cell>
          <table:table-cell office:value-type="string">
            <text:p>growth</text:p>
          </table:table-cell>
          <table:table-cell office:value-type="string">
            <text:p>economy</text:p>
          </table:table-cell>
          <table:table-cell office:value-type="string">
            <text:p>economic</text:p>
          </table:table-cell>
          <table:table-cell office:value-type="string">
            <text:p>rise</text:p>
          </table:table-cell>
          <table:table-cell office:value-type="string">
            <text:p>quarter</text:p>
          </table:table-cell>
          <table:table-cell office:value-type="string">
            <text:p>inflation</text:p>
          </table:table-cell>
          <table:table-cell office:value-type="string">
            <text:p>forecast</text:p>
          </table:table-cell>
          <table:table-cell office:value-type="string">
            <text:p>domestic</text:p>
          </table:table-cell>
          <table:table-cell office:value-type="string">
            <text:p>government</text:p>
          </table:table-cell>
          <table:table-cell office:value-type="string">
            <text:p>Economy of Honduras</text:p>
          </table:table-cell>
          <table:table-cell office:value-type="string">
            <text:p>14620</text:p>
          </table:table-cell>
          <table:table-cell office:value-type="string">
            <text:p>fuel</text:p>
          </table:table-cell>
          <table:table-cell office:value-type="string">
            <text:p>alternative</text:p>
          </table:table-cell>
          <table:table-cell office:value-type="string">
            <text:p>biofuels</text:p>
          </table:table-cell>
          <table:table-cell office:value-type="string">
            <text:p>tax</text:p>
          </table:table-cell>
          <table:table-cell office:value-type="string">
            <text:p>biodiesel</text:p>
          </table:table-cell>
          <table:table-cell office:value-type="string">
            <text:p>energy</text:p>
          </table:table-cell>
          <table:table-cell office:value-type="string">
            <text:p>fuels</text:p>
          </table:table-cell>
          <table:table-cell office:value-type="string">
            <text:p>production</text:p>
          </table:table-cell>
          <table:table-cell office:value-type="string">
            <text:p>renewable</text:p>
          </table:table-cell>
          <table:table-cell office:value-type="string">
            <text:p>vehicle</text:p>
          </table:table-cell>
          <table:table-cell office:value-type="string">
            <text:p>United States biofuel policies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199];&quot;,&quot;;[.AC199];&quot;,&quot;; TEXT([.BD19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NKNJQ2172Z9OZ5BIUCC3EBU1RXYQ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FJ98D8J3VE7B1GYU83GBMCK93MXHX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54:32 GMT 2012</text:p>
          </table:table-cell>
          <table:table-cell office:value-type="string">
            <text:p>Sun Jun 17 00:55:11 GMT 2012</text:p>
          </table:table-cell>
          <table:table-cell office:value-type="string">
            <text:p>Sat Jun 23 17:55:11 PDT 2012</text:p>
          </table:table-cell>
          <table:table-cell office:value-type="string">
            <text:p>Sat Jun 16 19:58:22 PDT 2012</text:p>
          </table:table-cell>
          <table:table-cell table:number-columns-repeated="2"/>
          <table:table-cell office:value-type="string">
            <text:p>39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270</text:p>
          </table:table-cell>
          <table:table-cell office:value-type="string">
            <text:p>portuguese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percent</text:p>
          </table:table-cell>
          <table:table-cell office:value-type="string">
            <text:p>portugal</text:p>
          </table:table-cell>
          <table:table-cell office:value-type="string">
            <text:p>public</text:p>
          </table:table-cell>
          <table:table-cell office:value-type="string">
            <text:p>s</text:p>
          </table:table-cell>
          <table:table-cell office:value-type="string">
            <text:p>government</text:p>
          </table:table-cell>
          <table:table-cell office:value-type="string">
            <text:p>trade</text:p>
          </table:table-cell>
          <table:table-cell office:value-type="string">
            <text:p>economic</text:p>
          </table:table-cell>
          <table:table-cell office:value-type="string">
            <text:p>Economic history of Portugal</text:p>
          </table:table-cell>
          <table:table-cell office:value-type="string">
            <text:p>10</text:p>
          </table:table-cell>
          <table:table-cell office:value-type="string">
            <text:p>products</text:p>
          </table:table-cell>
          <table:table-cell office:value-type="string">
            <text:p>reuter</text:p>
          </table:table-cell>
          <table:table-cell office:value-type="string">
            <text:p>chemical</text:p>
          </table:table-cell>
          <table:table-cell office:value-type="string">
            <text:p>corp</text:p>
          </table:table-cell>
          <table:table-cell office:value-type="string">
            <text:p>unit</text:p>
          </table:table-cell>
          <table:table-cell office:value-type="string">
            <text:p>company</text:p>
          </table:table-cell>
          <table:table-cell office:value-type="string">
            <text:p>plant</text:p>
          </table:table-cell>
          <table:table-cell office:value-type="string">
            <text:p>division</text:p>
          </table:table-cell>
          <table:table-cell office:value-type="string">
            <text:p>equipment</text:p>
          </table:table-cell>
          <table:table-cell office:value-type="string">
            <text:p>sales</text:p>
          </table:table-cell>
          <table:table-cell office:value-type="string">
            <text:p>Industry in Syracuse, New York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00];&quot;,&quot;;[.AC200];&quot;,&quot;; TEXT([.BD20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NKNJQ2172Z9OZ5BIUCC3EBU1RXYQ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UXUFJ51Y7QE3833X2SC0TMOGQKADX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7:42 GMT 2012</text:p>
          </table:table-cell>
          <table:table-cell office:value-type="string">
            <text:p>Sun Jun 17 00:57:49 GMT 2012</text:p>
          </table:table-cell>
          <table:table-cell office:value-type="string">
            <text:p>Sat Jun 23 17:57:49 PDT 2012</text:p>
          </table:table-cell>
          <table:table-cell office:value-type="string">
            <text:p>Sat Jun 16 19:58:22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270</text:p>
          </table:table-cell>
          <table:table-cell office:value-type="string">
            <text:p>portuguese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percent</text:p>
          </table:table-cell>
          <table:table-cell office:value-type="string">
            <text:p>portugal</text:p>
          </table:table-cell>
          <table:table-cell office:value-type="string">
            <text:p>public</text:p>
          </table:table-cell>
          <table:table-cell office:value-type="string">
            <text:p>s</text:p>
          </table:table-cell>
          <table:table-cell office:value-type="string">
            <text:p>government</text:p>
          </table:table-cell>
          <table:table-cell office:value-type="string">
            <text:p>trade</text:p>
          </table:table-cell>
          <table:table-cell office:value-type="string">
            <text:p>economic</text:p>
          </table:table-cell>
          <table:table-cell office:value-type="string">
            <text:p>Economic history of Portugal</text:p>
          </table:table-cell>
          <table:table-cell office:value-type="string">
            <text:p>10</text:p>
          </table:table-cell>
          <table:table-cell office:value-type="string">
            <text:p>products</text:p>
          </table:table-cell>
          <table:table-cell office:value-type="string">
            <text:p>reuter</text:p>
          </table:table-cell>
          <table:table-cell office:value-type="string">
            <text:p>chemical</text:p>
          </table:table-cell>
          <table:table-cell office:value-type="string">
            <text:p>corp</text:p>
          </table:table-cell>
          <table:table-cell office:value-type="string">
            <text:p>unit</text:p>
          </table:table-cell>
          <table:table-cell office:value-type="string">
            <text:p>company</text:p>
          </table:table-cell>
          <table:table-cell office:value-type="string">
            <text:p>plant</text:p>
          </table:table-cell>
          <table:table-cell office:value-type="string">
            <text:p>division</text:p>
          </table:table-cell>
          <table:table-cell office:value-type="string">
            <text:p>equipment</text:p>
          </table:table-cell>
          <table:table-cell office:value-type="string">
            <text:p>sales</text:p>
          </table:table-cell>
          <table:table-cell office:value-type="string">
            <text:p>Industry in Syracuse, New York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01];&quot;,&quot;;[.AC201];&quot;,&quot;; TEXT([.BD20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NKNJQ2172Z9OZ5BIUCC3EBU1RXYQ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WF9U8P9Y38TB5LNA2LYQM0JU39XGY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4:03 GMT 2012</text:p>
          </table:table-cell>
          <table:table-cell office:value-type="string">
            <text:p>Sun Jun 17 00:54:14 GMT 2012</text:p>
          </table:table-cell>
          <table:table-cell office:value-type="string">
            <text:p>Sat Jun 23 17:54:14 PDT 2012</text:p>
          </table:table-cell>
          <table:table-cell office:value-type="string">
            <text:p>Sat Jun 16 19:58:22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270</text:p>
          </table:table-cell>
          <table:table-cell office:value-type="string">
            <text:p>portuguese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percent</text:p>
          </table:table-cell>
          <table:table-cell office:value-type="string">
            <text:p>portugal</text:p>
          </table:table-cell>
          <table:table-cell office:value-type="string">
            <text:p>public</text:p>
          </table:table-cell>
          <table:table-cell office:value-type="string">
            <text:p>s</text:p>
          </table:table-cell>
          <table:table-cell office:value-type="string">
            <text:p>government</text:p>
          </table:table-cell>
          <table:table-cell office:value-type="string">
            <text:p>trade</text:p>
          </table:table-cell>
          <table:table-cell office:value-type="string">
            <text:p>economic</text:p>
          </table:table-cell>
          <table:table-cell office:value-type="string">
            <text:p>Economic history of Portugal</text:p>
          </table:table-cell>
          <table:table-cell office:value-type="string">
            <text:p>10</text:p>
          </table:table-cell>
          <table:table-cell office:value-type="string">
            <text:p>products</text:p>
          </table:table-cell>
          <table:table-cell office:value-type="string">
            <text:p>reuter</text:p>
          </table:table-cell>
          <table:table-cell office:value-type="string">
            <text:p>chemical</text:p>
          </table:table-cell>
          <table:table-cell office:value-type="string">
            <text:p>corp</text:p>
          </table:table-cell>
          <table:table-cell office:value-type="string">
            <text:p>unit</text:p>
          </table:table-cell>
          <table:table-cell office:value-type="string">
            <text:p>company</text:p>
          </table:table-cell>
          <table:table-cell office:value-type="string">
            <text:p>plant</text:p>
          </table:table-cell>
          <table:table-cell office:value-type="string">
            <text:p>division</text:p>
          </table:table-cell>
          <table:table-cell office:value-type="string">
            <text:p>equipment</text:p>
          </table:table-cell>
          <table:table-cell office:value-type="string">
            <text:p>sales</text:p>
          </table:table-cell>
          <table:table-cell office:value-type="string">
            <text:p>Industry in Syracuse, New York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02];&quot;,&quot;;[.AC202];&quot;,&quot;; TEXT([.BD202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4QU6L5OBVCXAF24E1IRF7GUPOFY1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39V8ER9Y8TNZRA4ZWWKNHS2PFU5SH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51 GMT 2012</text:p>
          </table:table-cell>
          <table:table-cell office:value-type="string">
            <text:p>Sun Jun 17 00:53:08 GMT 2012</text:p>
          </table:table-cell>
          <table:table-cell office:value-type="string">
            <text:p>Sat Jun 23 17:53:08 PDT 2012</text:p>
          </table:table-cell>
          <table:table-cell office:value-type="string">
            <text:p>Sat Jun 16 19:58:29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5</text:p>
          </table:table-cell>
          <table:table-cell office:value-type="string">
            <text:p>los</text:p>
          </table:table-cell>
          <table:table-cell office:value-type="string">
            <text:p>angeles</text:p>
          </table:table-cell>
          <table:table-cell office:value-type="string">
            <text:p>insurance</text:p>
          </table:table-cell>
          <table:table-cell office:value-type="string">
            <text:p>units</text:p>
          </table:table-cell>
          <table:table-cell office:value-type="string">
            <text:p>reuter</text:p>
          </table:table-cell>
          <table:table-cell office:value-type="string">
            <text:p>life</text:p>
          </table:table-cell>
          <table:table-cell office:value-type="string">
            <text:p>april</text:p>
          </table:table-cell>
          <table:table-cell office:value-type="string">
            <text:p>march</text:p>
          </table:table-cell>
          <table:table-cell office:value-type="string">
            <text:p>bc</text:p>
          </table:table-cell>
          <table:table-cell office:value-type="string">
            <text:p>reute</text:p>
          </table:table-cell>
          <table:table-cell office:value-type="string">
            <text:p>Risk purchasing group</text:p>
          </table:table-cell>
          <table:table-cell office:value-type="string">
            <text:p>5988</text:p>
          </table:table-cell>
          <table:table-cell office:value-type="string">
            <text:p>environmental</text:p>
          </table:table-cell>
          <table:table-cell office:value-type="string">
            <text:p>governance</text:p>
          </table:table-cell>
          <table:table-cell office:value-type="string">
            <text:p>development</text:p>
          </table:table-cell>
          <table:table-cell office:value-type="string">
            <text:p>international</text:p>
          </table:table-cell>
          <table:table-cell office:value-type="string">
            <text:p>global</text:p>
          </table:table-cell>
          <table:table-cell office:value-type="string">
            <text:p>environment</text:p>
          </table:table-cell>
          <table:table-cell office:value-type="string">
            <text:p>has</text:p>
          </table:table-cell>
          <table:table-cell office:value-type="string">
            <text:p>countries</text:p>
          </table:table-cell>
          <table:table-cell office:value-type="string">
            <text:p>between</text:p>
          </table:table-cell>
          <table:table-cell office:value-type="string">
            <text:p>which</text:p>
          </table:table-cell>
          <table:table-cell office:value-type="string">
            <text:p>Environmental governanc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03];&quot;,&quot;;[.AC203];&quot;,&quot;; TEXT([.BD20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4QU6L5OBVCXAF24E1IRF7GUPOFY1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JCQW618N46UCO0IBFOCMTNDTGMNP8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1:00:17 GMT 2012</text:p>
          </table:table-cell>
          <table:table-cell office:value-type="string">
            <text:p>Sun Jun 17 01:00:26 GMT 2012</text:p>
          </table:table-cell>
          <table:table-cell office:value-type="string">
            <text:p>Sat Jun 23 18:00:26 PDT 2012</text:p>
          </table:table-cell>
          <table:table-cell office:value-type="string">
            <text:p>Sat Jun 16 19:58:29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5</text:p>
          </table:table-cell>
          <table:table-cell office:value-type="string">
            <text:p>los</text:p>
          </table:table-cell>
          <table:table-cell office:value-type="string">
            <text:p>angeles</text:p>
          </table:table-cell>
          <table:table-cell office:value-type="string">
            <text:p>insurance</text:p>
          </table:table-cell>
          <table:table-cell office:value-type="string">
            <text:p>units</text:p>
          </table:table-cell>
          <table:table-cell office:value-type="string">
            <text:p>reuter</text:p>
          </table:table-cell>
          <table:table-cell office:value-type="string">
            <text:p>life</text:p>
          </table:table-cell>
          <table:table-cell office:value-type="string">
            <text:p>april</text:p>
          </table:table-cell>
          <table:table-cell office:value-type="string">
            <text:p>march</text:p>
          </table:table-cell>
          <table:table-cell office:value-type="string">
            <text:p>bc</text:p>
          </table:table-cell>
          <table:table-cell office:value-type="string">
            <text:p>reute</text:p>
          </table:table-cell>
          <table:table-cell office:value-type="string">
            <text:p>Risk purchasing group</text:p>
          </table:table-cell>
          <table:table-cell office:value-type="string">
            <text:p>5988</text:p>
          </table:table-cell>
          <table:table-cell office:value-type="string">
            <text:p>environmental</text:p>
          </table:table-cell>
          <table:table-cell office:value-type="string">
            <text:p>governance</text:p>
          </table:table-cell>
          <table:table-cell office:value-type="string">
            <text:p>development</text:p>
          </table:table-cell>
          <table:table-cell office:value-type="string">
            <text:p>international</text:p>
          </table:table-cell>
          <table:table-cell office:value-type="string">
            <text:p>global</text:p>
          </table:table-cell>
          <table:table-cell office:value-type="string">
            <text:p>environment</text:p>
          </table:table-cell>
          <table:table-cell office:value-type="string">
            <text:p>has</text:p>
          </table:table-cell>
          <table:table-cell office:value-type="string">
            <text:p>countries</text:p>
          </table:table-cell>
          <table:table-cell office:value-type="string">
            <text:p>between</text:p>
          </table:table-cell>
          <table:table-cell office:value-type="string">
            <text:p>which</text:p>
          </table:table-cell>
          <table:table-cell office:value-type="string">
            <text:p>Environmental governance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04];&quot;,&quot;;[.AC204];&quot;,&quot;; TEXT([.BD20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4QU6L5OBVCXAF24E1IRF7GUPOFY1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X4WYB49F9SS7QL68TFN0T5H681QUU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1:01:10 GMT 2012</text:p>
          </table:table-cell>
          <table:table-cell office:value-type="string">
            <text:p>Sun Jun 17 01:01:18 GMT 2012</text:p>
          </table:table-cell>
          <table:table-cell office:value-type="string">
            <text:p>Sat Jun 23 18:01:18 PDT 2012</text:p>
          </table:table-cell>
          <table:table-cell office:value-type="string">
            <text:p>Sat Jun 16 19:58:29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5</text:p>
          </table:table-cell>
          <table:table-cell office:value-type="string">
            <text:p>los</text:p>
          </table:table-cell>
          <table:table-cell office:value-type="string">
            <text:p>angeles</text:p>
          </table:table-cell>
          <table:table-cell office:value-type="string">
            <text:p>insurance</text:p>
          </table:table-cell>
          <table:table-cell office:value-type="string">
            <text:p>units</text:p>
          </table:table-cell>
          <table:table-cell office:value-type="string">
            <text:p>reuter</text:p>
          </table:table-cell>
          <table:table-cell office:value-type="string">
            <text:p>life</text:p>
          </table:table-cell>
          <table:table-cell office:value-type="string">
            <text:p>april</text:p>
          </table:table-cell>
          <table:table-cell office:value-type="string">
            <text:p>march</text:p>
          </table:table-cell>
          <table:table-cell office:value-type="string">
            <text:p>bc</text:p>
          </table:table-cell>
          <table:table-cell office:value-type="string">
            <text:p>reute</text:p>
          </table:table-cell>
          <table:table-cell office:value-type="string">
            <text:p>Risk purchasing group</text:p>
          </table:table-cell>
          <table:table-cell office:value-type="string">
            <text:p>5988</text:p>
          </table:table-cell>
          <table:table-cell office:value-type="string">
            <text:p>environmental</text:p>
          </table:table-cell>
          <table:table-cell office:value-type="string">
            <text:p>governance</text:p>
          </table:table-cell>
          <table:table-cell office:value-type="string">
            <text:p>development</text:p>
          </table:table-cell>
          <table:table-cell office:value-type="string">
            <text:p>international</text:p>
          </table:table-cell>
          <table:table-cell office:value-type="string">
            <text:p>global</text:p>
          </table:table-cell>
          <table:table-cell office:value-type="string">
            <text:p>environment</text:p>
          </table:table-cell>
          <table:table-cell office:value-type="string">
            <text:p>has</text:p>
          </table:table-cell>
          <table:table-cell office:value-type="string">
            <text:p>countries</text:p>
          </table:table-cell>
          <table:table-cell office:value-type="string">
            <text:p>between</text:p>
          </table:table-cell>
          <table:table-cell office:value-type="string">
            <text:p>which</text:p>
          </table:table-cell>
          <table:table-cell office:value-type="string">
            <text:p>Environmental governanc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05];&quot;,&quot;;[.AC205];&quot;,&quot;; TEXT([.BD20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546UXFCD45CL2YUNJN1KIN3HUVT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24M6IAA2SEI93I57YHKSA4IJL1MMB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6:18 GMT 2012</text:p>
          </table:table-cell>
          <table:table-cell office:value-type="string">
            <text:p>Sun Jun 17 00:46:34 GMT 2012</text:p>
          </table:table-cell>
          <table:table-cell office:value-type="string">
            <text:p>Sat Jun 23 17:46:34 PDT 2012</text:p>
          </table:table-cell>
          <table:table-cell office:value-type="string">
            <text:p>Sat Jun 16 19:58:52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5</text:p>
          </table:table-cell>
          <table:table-cell office:value-type="string">
            <text:p>dutch</text:p>
          </table:table-cell>
          <table:table-cell office:value-type="string">
            <text:p>guilders</text:p>
          </table:table-cell>
          <table:table-cell office:value-type="string">
            <text:p>shell</text:p>
          </table:table-cell>
          <table:table-cell office:value-type="string">
            <text:p>royal</text:p>
          </table:table-cell>
          <table:table-cell office:value-type="string">
            <text:p>turkey</text:p>
          </table:table-cell>
          <table:table-cell office:value-type="string">
            <text:p>turkish</text:p>
          </table:table-cell>
          <table:table-cell office:value-type="string">
            <text:p>guilder</text:p>
          </table:table-cell>
          <table:table-cell office:value-type="string">
            <text:p>van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string">
            <text:p>QI (G series)</text:p>
          </table:table-cell>
          <table:table-cell office:value-type="string">
            <text:p>549915</text:p>
          </table:table-cell>
          <table:table-cell office:value-type="string">
            <text:p>oregon</text:p>
          </table:table-cell>
          <table:table-cell office:value-type="string">
            <text:p>state</text:p>
          </table:table-cell>
          <table:table-cell office:value-type="string">
            <text:p>beavers</text:p>
          </table:table-cell>
          <table:table-cell office:value-type="string">
            <text:p>game</text:p>
          </table:table-cell>
          <table:table-cell office:value-type="string">
            <text:p>first</text:p>
          </table:table-cell>
          <table:table-cell office:value-type="string">
            <text:p>had</text:p>
          </table:table-cell>
          <table:table-cell office:value-type="string">
            <text:p>win</text:p>
          </table:table-cell>
          <table:table-cell office:value-type="string">
            <text:p>yard</text:p>
          </table:table-cell>
          <table:table-cell office:value-type="string">
            <text:p>two</text:p>
          </table:table-cell>
          <table:table-cell office:value-type="string">
            <text:p>would</text:p>
          </table:table-cell>
          <table:table-cell office:value-type="string">
            <text:p>History of Oregon State Beavers football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06];&quot;,&quot;;[.AC206];&quot;,&quot;; TEXT([.BD20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P546UXFCD45CL2YUNJN1KIN3HUVT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68KCCVLL3CAICAMHZH4K9NQV0R7X6</text:p>
          </table:table-cell>
          <table:table-cell office:value-type="string">
            <text:p>A32M82TCRBF24J</text:p>
          </table:table-cell>
          <table:table-cell office:value-type="string">
            <text:p>Approved</text:p>
          </table:table-cell>
          <table:table-cell office:value-type="string">
            <text:p>Sun Jun 17 00:50:50 GMT 2012</text:p>
          </table:table-cell>
          <table:table-cell office:value-type="string">
            <text:p>Sun Jun 17 00:51:06 GMT 2012</text:p>
          </table:table-cell>
          <table:table-cell office:value-type="string">
            <text:p>Sat Jun 23 17:51:06 PDT 2012</text:p>
          </table:table-cell>
          <table:table-cell office:value-type="string">
            <text:p>Sat Jun 16 19:58:52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5</text:p>
          </table:table-cell>
          <table:table-cell office:value-type="string">
            <text:p>dutch</text:p>
          </table:table-cell>
          <table:table-cell office:value-type="string">
            <text:p>guilders</text:p>
          </table:table-cell>
          <table:table-cell office:value-type="string">
            <text:p>shell</text:p>
          </table:table-cell>
          <table:table-cell office:value-type="string">
            <text:p>royal</text:p>
          </table:table-cell>
          <table:table-cell office:value-type="string">
            <text:p>turkey</text:p>
          </table:table-cell>
          <table:table-cell office:value-type="string">
            <text:p>turkish</text:p>
          </table:table-cell>
          <table:table-cell office:value-type="string">
            <text:p>guilder</text:p>
          </table:table-cell>
          <table:table-cell office:value-type="string">
            <text:p>van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string">
            <text:p>QI (G series)</text:p>
          </table:table-cell>
          <table:table-cell office:value-type="string">
            <text:p>549915</text:p>
          </table:table-cell>
          <table:table-cell office:value-type="string">
            <text:p>oregon</text:p>
          </table:table-cell>
          <table:table-cell office:value-type="string">
            <text:p>state</text:p>
          </table:table-cell>
          <table:table-cell office:value-type="string">
            <text:p>beavers</text:p>
          </table:table-cell>
          <table:table-cell office:value-type="string">
            <text:p>game</text:p>
          </table:table-cell>
          <table:table-cell office:value-type="string">
            <text:p>first</text:p>
          </table:table-cell>
          <table:table-cell office:value-type="string">
            <text:p>had</text:p>
          </table:table-cell>
          <table:table-cell office:value-type="string">
            <text:p>win</text:p>
          </table:table-cell>
          <table:table-cell office:value-type="string">
            <text:p>yard</text:p>
          </table:table-cell>
          <table:table-cell office:value-type="string">
            <text:p>two</text:p>
          </table:table-cell>
          <table:table-cell office:value-type="string">
            <text:p>would</text:p>
          </table:table-cell>
          <table:table-cell office:value-type="string">
            <text:p>History of Oregon State Beavers football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07];&quot;,&quot;;[.AC207];&quot;,&quot;; TEXT([.BD20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P546UXFCD45CL2YUNJN1KIN3HUVTG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TCM05BMJTUHD5QL0Z0RI7S5XFUKFX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06 GMT 2012</text:p>
          </table:table-cell>
          <table:table-cell office:value-type="string">
            <text:p>Sun Jun 17 00:52:16 GMT 2012</text:p>
          </table:table-cell>
          <table:table-cell office:value-type="string">
            <text:p>Sat Jun 23 17:52:16 PDT 2012</text:p>
          </table:table-cell>
          <table:table-cell office:value-type="string">
            <text:p>Sat Jun 16 19:58:53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5</text:p>
          </table:table-cell>
          <table:table-cell office:value-type="string">
            <text:p>dutch</text:p>
          </table:table-cell>
          <table:table-cell office:value-type="string">
            <text:p>guilders</text:p>
          </table:table-cell>
          <table:table-cell office:value-type="string">
            <text:p>shell</text:p>
          </table:table-cell>
          <table:table-cell office:value-type="string">
            <text:p>royal</text:p>
          </table:table-cell>
          <table:table-cell office:value-type="string">
            <text:p>turkey</text:p>
          </table:table-cell>
          <table:table-cell office:value-type="string">
            <text:p>turkish</text:p>
          </table:table-cell>
          <table:table-cell office:value-type="string">
            <text:p>guilder</text:p>
          </table:table-cell>
          <table:table-cell office:value-type="string">
            <text:p>van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string">
            <text:p>QI (G series)</text:p>
          </table:table-cell>
          <table:table-cell office:value-type="string">
            <text:p>549915</text:p>
          </table:table-cell>
          <table:table-cell office:value-type="string">
            <text:p>oregon</text:p>
          </table:table-cell>
          <table:table-cell office:value-type="string">
            <text:p>state</text:p>
          </table:table-cell>
          <table:table-cell office:value-type="string">
            <text:p>beavers</text:p>
          </table:table-cell>
          <table:table-cell office:value-type="string">
            <text:p>game</text:p>
          </table:table-cell>
          <table:table-cell office:value-type="string">
            <text:p>first</text:p>
          </table:table-cell>
          <table:table-cell office:value-type="string">
            <text:p>had</text:p>
          </table:table-cell>
          <table:table-cell office:value-type="string">
            <text:p>win</text:p>
          </table:table-cell>
          <table:table-cell office:value-type="string">
            <text:p>yard</text:p>
          </table:table-cell>
          <table:table-cell office:value-type="string">
            <text:p>two</text:p>
          </table:table-cell>
          <table:table-cell office:value-type="string">
            <text:p>would</text:p>
          </table:table-cell>
          <table:table-cell office:value-type="string">
            <text:p>History of Oregon State Beavers football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08];&quot;,&quot;;[.AC208];&quot;,&quot;; TEXT([.BD208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PAV7WGKCCVL0C0FADDHIPQ4CX23T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1DFQ0ONNVRHGT5TGO7RJ76NW2EUL9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20 GMT 2012</text:p>
          </table:table-cell>
          <table:table-cell office:value-type="string">
            <text:p>Sun Jun 17 00:48:29 GMT 2012</text:p>
          </table:table-cell>
          <table:table-cell office:value-type="string">
            <text:p>Sat Jun 23 17:48:29 PDT 2012</text:p>
          </table:table-cell>
          <table:table-cell office:value-type="string">
            <text:p>Sat Jun 16 19:58:25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9359</text:p>
          </table:table-cell>
          <table:table-cell office:value-type="string">
            <text:p>tax</text:p>
          </table:table-cell>
          <table:table-cell office:value-type="string">
            <text:p>s</text:p>
          </table:table-cell>
          <table:table-cell office:value-type="string">
            <text:p>debt</text:p>
          </table:table-cell>
          <table:table-cell office:value-type="string">
            <text:p>gdp</text:p>
          </table:table-cell>
          <table:table-cell office:value-type="string">
            <text:p>u</text:p>
          </table:table-cell>
          <table:table-cell office:value-type="string">
            <text:p>from</text:p>
          </table:table-cell>
          <table:table-cell office:value-type="string">
            <text:p>billion</text:p>
          </table:table-cell>
          <table:table-cell office:value-type="string">
            <text:p>cuts</text:p>
          </table:table-cell>
          <table:table-cell office:value-type="string">
            <text:p>budget</text:p>
          </table:table-cell>
          <table:table-cell office:value-type="string">
            <text:p>income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17</text:p>
          </table:table-cell>
          <table:table-cell office:value-type="string">
            <text:p>analysts</text:p>
          </table:table-cell>
          <table:table-cell office:value-type="string">
            <text:p>analyst</text:p>
          </table:table-cell>
          <table:table-cell office:value-type="string">
            <text:p>market</text:p>
          </table:table-cell>
          <table:table-cell office:value-type="string">
            <text:p>stock</text:p>
          </table:table-cell>
          <table:table-cell office:value-type="string">
            <text:p>york</text:p>
          </table:table-cell>
          <table:table-cell office:value-type="string">
            <text:p>today</text:p>
          </table:table-cell>
          <table:table-cell office:value-type="string">
            <text:p>street</text:p>
          </table:table-cell>
          <table:table-cell office:value-type="string">
            <text:p>merrill</text:p>
          </table:table-cell>
          <table:table-cell office:value-type="string">
            <text:p>lynch</text:p>
          </table:table-cell>
          <table:table-cell office:value-type="string">
            <text:p>wall</text:p>
          </table:table-cell>
          <table:table-cell office:value-type="string">
            <text:p>Subprime crisis impact timelin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09];&quot;,&quot;;[.AC209];&quot;,&quot;; TEXT([.BD209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PAV7WGKCCVL0C0FADDHIPQ4CX23T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IS6UFBNFSVG9U38GFJWENG1GLW4II</text:p>
          </table:table-cell>
          <table:table-cell office:value-type="string">
            <text:p>A3IHF1WH1B5MQI</text:p>
          </table:table-cell>
          <table:table-cell office:value-type="string">
            <text:p>Approved</text:p>
          </table:table-cell>
          <table:table-cell office:value-type="string">
            <text:p>Sun Jun 17 00:46:45 GMT 2012</text:p>
          </table:table-cell>
          <table:table-cell office:value-type="string">
            <text:p>Sun Jun 17 00:47:22 GMT 2012</text:p>
          </table:table-cell>
          <table:table-cell office:value-type="string">
            <text:p>Sat Jun 23 17:47:22 PDT 2012</text:p>
          </table:table-cell>
          <table:table-cell office:value-type="string">
            <text:p>Sat Jun 16 19:58:25 PDT 2012</text:p>
          </table:table-cell>
          <table:table-cell table:number-columns-repeated="2"/>
          <table:table-cell office:value-type="string">
            <text:p>37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9359</text:p>
          </table:table-cell>
          <table:table-cell office:value-type="string">
            <text:p>tax</text:p>
          </table:table-cell>
          <table:table-cell office:value-type="string">
            <text:p>s</text:p>
          </table:table-cell>
          <table:table-cell office:value-type="string">
            <text:p>debt</text:p>
          </table:table-cell>
          <table:table-cell office:value-type="string">
            <text:p>gdp</text:p>
          </table:table-cell>
          <table:table-cell office:value-type="string">
            <text:p>u</text:p>
          </table:table-cell>
          <table:table-cell office:value-type="string">
            <text:p>from</text:p>
          </table:table-cell>
          <table:table-cell office:value-type="string">
            <text:p>billion</text:p>
          </table:table-cell>
          <table:table-cell office:value-type="string">
            <text:p>cuts</text:p>
          </table:table-cell>
          <table:table-cell office:value-type="string">
            <text:p>budget</text:p>
          </table:table-cell>
          <table:table-cell office:value-type="string">
            <text:p>income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17</text:p>
          </table:table-cell>
          <table:table-cell office:value-type="string">
            <text:p>analysts</text:p>
          </table:table-cell>
          <table:table-cell office:value-type="string">
            <text:p>analyst</text:p>
          </table:table-cell>
          <table:table-cell office:value-type="string">
            <text:p>market</text:p>
          </table:table-cell>
          <table:table-cell office:value-type="string">
            <text:p>stock</text:p>
          </table:table-cell>
          <table:table-cell office:value-type="string">
            <text:p>york</text:p>
          </table:table-cell>
          <table:table-cell office:value-type="string">
            <text:p>today</text:p>
          </table:table-cell>
          <table:table-cell office:value-type="string">
            <text:p>street</text:p>
          </table:table-cell>
          <table:table-cell office:value-type="string">
            <text:p>merrill</text:p>
          </table:table-cell>
          <table:table-cell office:value-type="string">
            <text:p>lynch</text:p>
          </table:table-cell>
          <table:table-cell office:value-type="string">
            <text:p>wall</text:p>
          </table:table-cell>
          <table:table-cell office:value-type="string">
            <text:p>Subprime crisis impact timeline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10];&quot;,&quot;;[.AC210];&quot;,&quot;; TEXT([.BD21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PAV7WGKCCVL0C0FADDHIPQ4CX23T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U91Q6SVQ8H8NVEZDVWOJVCI2KQN4H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1:08 GMT 2012</text:p>
          </table:table-cell>
          <table:table-cell office:value-type="string">
            <text:p>Sun Jun 17 00:51:19 GMT 2012</text:p>
          </table:table-cell>
          <table:table-cell office:value-type="string">
            <text:p>Sat Jun 23 17:51:19 PDT 2012</text:p>
          </table:table-cell>
          <table:table-cell office:value-type="string">
            <text:p>Sat Jun 16 19:58:26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9359</text:p>
          </table:table-cell>
          <table:table-cell office:value-type="string">
            <text:p>tax</text:p>
          </table:table-cell>
          <table:table-cell office:value-type="string">
            <text:p>s</text:p>
          </table:table-cell>
          <table:table-cell office:value-type="string">
            <text:p>debt</text:p>
          </table:table-cell>
          <table:table-cell office:value-type="string">
            <text:p>gdp</text:p>
          </table:table-cell>
          <table:table-cell office:value-type="string">
            <text:p>u</text:p>
          </table:table-cell>
          <table:table-cell office:value-type="string">
            <text:p>from</text:p>
          </table:table-cell>
          <table:table-cell office:value-type="string">
            <text:p>billion</text:p>
          </table:table-cell>
          <table:table-cell office:value-type="string">
            <text:p>cuts</text:p>
          </table:table-cell>
          <table:table-cell office:value-type="string">
            <text:p>budget</text:p>
          </table:table-cell>
          <table:table-cell office:value-type="string">
            <text:p>income</text:p>
          </table:table-cell>
          <table:table-cell office:value-type="string">
            <text:p>Political debates about the United States federal budget</text:p>
          </table:table-cell>
          <table:table-cell office:value-type="string">
            <text:p>17</text:p>
          </table:table-cell>
          <table:table-cell office:value-type="string">
            <text:p>analysts</text:p>
          </table:table-cell>
          <table:table-cell office:value-type="string">
            <text:p>analyst</text:p>
          </table:table-cell>
          <table:table-cell office:value-type="string">
            <text:p>market</text:p>
          </table:table-cell>
          <table:table-cell office:value-type="string">
            <text:p>stock</text:p>
          </table:table-cell>
          <table:table-cell office:value-type="string">
            <text:p>york</text:p>
          </table:table-cell>
          <table:table-cell office:value-type="string">
            <text:p>today</text:p>
          </table:table-cell>
          <table:table-cell office:value-type="string">
            <text:p>street</text:p>
          </table:table-cell>
          <table:table-cell office:value-type="string">
            <text:p>merrill</text:p>
          </table:table-cell>
          <table:table-cell office:value-type="string">
            <text:p>lynch</text:p>
          </table:table-cell>
          <table:table-cell office:value-type="string">
            <text:p>wall</text:p>
          </table:table-cell>
          <table:table-cell office:value-type="string">
            <text:p>Subprime crisis impact timelin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11];&quot;,&quot;;[.AC211];&quot;,&quot;; TEXT([.BD211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QH6KW4ZMAZHW0FQM0ROVNVRHPY8H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3UD5NQYN5F3597LC3PMVCWYCX27BW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9:18 GMT 2012</text:p>
          </table:table-cell>
          <table:table-cell office:value-type="string">
            <text:p>Sun Jun 17 00:59:26 GMT 2012</text:p>
          </table:table-cell>
          <table:table-cell office:value-type="string">
            <text:p>Sat Jun 23 17:59:26 PDT 2012</text:p>
          </table:table-cell>
          <table:table-cell office:value-type="string">
            <text:p>Sat Jun 16 19:59:00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3</text:p>
          </table:table-cell>
          <table:table-cell office:value-type="string">
            <text:p>crowns</text:p>
          </table:table-cell>
          <table:table-cell office:value-type="string">
            <text:p>group</text:p>
          </table:table-cell>
          <table:table-cell office:value-type="string">
            <text:p>ab</text:p>
          </table:table-cell>
          <table:table-cell office:value-type="string">
            <text:p>supermarkets</text:p>
          </table:table-cell>
          <table:table-cell office:value-type="string">
            <text:p>swedish</text:p>
          </table:table-cell>
          <table:table-cell office:value-type="string">
            <text:p>burlington</text:p>
          </table:table-cell>
          <table:table-cell office:value-type="string">
            <text:p>sweden</text:p>
          </table:table-cell>
          <table:table-cell office:value-type="string">
            <text:p>dart</text:p>
          </table:table-cell>
          <table:table-cell office:value-type="string">
            <text:p>edelman</text:p>
          </table:table-cell>
          <table:table-cell office:value-type="string">
            <text:p>general</text:p>
          </table:table-cell>
          <table:table-cell office:value-type="string">
            <text:p>Timeline of the Jyllands-Posten Muhammad cartoons controversy</text:p>
          </table:table-cell>
          <table:table-cell office:value-type="string">
            <text:p>395920</text:p>
          </table:table-cell>
          <table:table-cell office:value-type="string">
            <text:p>bank</text:p>
          </table:table-cell>
          <table:table-cell office:value-type="string">
            <text:p>money</text:p>
          </table:table-cell>
          <table:table-cell office:value-type="string">
            <text:p>reserve</text:p>
          </table:table-cell>
          <table:table-cell office:value-type="string">
            <text:p>banks</text:p>
          </table:table-cell>
          <table:table-cell office:value-type="string">
            <text:p>central</text:p>
          </table:table-cell>
          <table:table-cell office:value-type="string">
            <text:p>reserves</text:p>
          </table:table-cell>
          <table:table-cell office:value-type="string">
            <text:p>banking</text:p>
          </table:table-cell>
          <table:table-cell office:value-type="string">
            <text:p>deposits</text:p>
          </table:table-cell>
          <table:table-cell office:value-type="string">
            <text:p>commercial</text:p>
          </table:table-cell>
          <table:table-cell office:value-type="string">
            <text:p>m</text:p>
          </table:table-cell>
          <table:table-cell office:value-type="string">
            <text:p>Fractional reserve banking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12];&quot;,&quot;;[.AC212];&quot;,&quot;; TEXT([.BD21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QH6KW4ZMAZHW0FQM0ROVNVRHPY8H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L5PGFL6VCPWEIFSK69O31S7TGW6LJ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9:24 GMT 2012</text:p>
          </table:table-cell>
          <table:table-cell office:value-type="string">
            <text:p>Sun Jun 17 00:49:36 GMT 2012</text:p>
          </table:table-cell>
          <table:table-cell office:value-type="string">
            <text:p>Sat Jun 23 17:49:36 PDT 2012</text:p>
          </table:table-cell>
          <table:table-cell office:value-type="string">
            <text:p>Sat Jun 16 19:59:00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3</text:p>
          </table:table-cell>
          <table:table-cell office:value-type="string">
            <text:p>crowns</text:p>
          </table:table-cell>
          <table:table-cell office:value-type="string">
            <text:p>group</text:p>
          </table:table-cell>
          <table:table-cell office:value-type="string">
            <text:p>ab</text:p>
          </table:table-cell>
          <table:table-cell office:value-type="string">
            <text:p>supermarkets</text:p>
          </table:table-cell>
          <table:table-cell office:value-type="string">
            <text:p>swedish</text:p>
          </table:table-cell>
          <table:table-cell office:value-type="string">
            <text:p>burlington</text:p>
          </table:table-cell>
          <table:table-cell office:value-type="string">
            <text:p>sweden</text:p>
          </table:table-cell>
          <table:table-cell office:value-type="string">
            <text:p>dart</text:p>
          </table:table-cell>
          <table:table-cell office:value-type="string">
            <text:p>edelman</text:p>
          </table:table-cell>
          <table:table-cell office:value-type="string">
            <text:p>general</text:p>
          </table:table-cell>
          <table:table-cell office:value-type="string">
            <text:p>Timeline of the Jyllands-Posten Muhammad cartoons controversy</text:p>
          </table:table-cell>
          <table:table-cell office:value-type="string">
            <text:p>395920</text:p>
          </table:table-cell>
          <table:table-cell office:value-type="string">
            <text:p>bank</text:p>
          </table:table-cell>
          <table:table-cell office:value-type="string">
            <text:p>money</text:p>
          </table:table-cell>
          <table:table-cell office:value-type="string">
            <text:p>reserve</text:p>
          </table:table-cell>
          <table:table-cell office:value-type="string">
            <text:p>banks</text:p>
          </table:table-cell>
          <table:table-cell office:value-type="string">
            <text:p>central</text:p>
          </table:table-cell>
          <table:table-cell office:value-type="string">
            <text:p>reserves</text:p>
          </table:table-cell>
          <table:table-cell office:value-type="string">
            <text:p>banking</text:p>
          </table:table-cell>
          <table:table-cell office:value-type="string">
            <text:p>deposits</text:p>
          </table:table-cell>
          <table:table-cell office:value-type="string">
            <text:p>commercial</text:p>
          </table:table-cell>
          <table:table-cell office:value-type="string">
            <text:p>m</text:p>
          </table:table-cell>
          <table:table-cell office:value-type="string">
            <text:p>Fractional reserve banking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13];&quot;,&quot;;[.AC213];&quot;,&quot;; TEXT([.BD21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QH6KW4ZMAZHW0FQM0ROVNVRHPY8HE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RJRLFQ0ONNV6QPPOY0EORB77GOSJP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32 GMT 2012</text:p>
          </table:table-cell>
          <table:table-cell office:value-type="string">
            <text:p>Sun Jun 17 00:50:40 GMT 2012</text:p>
          </table:table-cell>
          <table:table-cell office:value-type="string">
            <text:p>Sat Jun 23 17:50:40 PDT 2012</text:p>
          </table:table-cell>
          <table:table-cell office:value-type="string">
            <text:p>Sat Jun 16 19:59:00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3</text:p>
          </table:table-cell>
          <table:table-cell office:value-type="string">
            <text:p>crowns</text:p>
          </table:table-cell>
          <table:table-cell office:value-type="string">
            <text:p>group</text:p>
          </table:table-cell>
          <table:table-cell office:value-type="string">
            <text:p>ab</text:p>
          </table:table-cell>
          <table:table-cell office:value-type="string">
            <text:p>supermarkets</text:p>
          </table:table-cell>
          <table:table-cell office:value-type="string">
            <text:p>swedish</text:p>
          </table:table-cell>
          <table:table-cell office:value-type="string">
            <text:p>burlington</text:p>
          </table:table-cell>
          <table:table-cell office:value-type="string">
            <text:p>sweden</text:p>
          </table:table-cell>
          <table:table-cell office:value-type="string">
            <text:p>dart</text:p>
          </table:table-cell>
          <table:table-cell office:value-type="string">
            <text:p>edelman</text:p>
          </table:table-cell>
          <table:table-cell office:value-type="string">
            <text:p>general</text:p>
          </table:table-cell>
          <table:table-cell office:value-type="string">
            <text:p>Timeline of the Jyllands-Posten Muhammad cartoons controversy</text:p>
          </table:table-cell>
          <table:table-cell office:value-type="string">
            <text:p>395920</text:p>
          </table:table-cell>
          <table:table-cell office:value-type="string">
            <text:p>bank</text:p>
          </table:table-cell>
          <table:table-cell office:value-type="string">
            <text:p>money</text:p>
          </table:table-cell>
          <table:table-cell office:value-type="string">
            <text:p>reserve</text:p>
          </table:table-cell>
          <table:table-cell office:value-type="string">
            <text:p>banks</text:p>
          </table:table-cell>
          <table:table-cell office:value-type="string">
            <text:p>central</text:p>
          </table:table-cell>
          <table:table-cell office:value-type="string">
            <text:p>reserves</text:p>
          </table:table-cell>
          <table:table-cell office:value-type="string">
            <text:p>banking</text:p>
          </table:table-cell>
          <table:table-cell office:value-type="string">
            <text:p>deposits</text:p>
          </table:table-cell>
          <table:table-cell office:value-type="string">
            <text:p>commercial</text:p>
          </table:table-cell>
          <table:table-cell office:value-type="string">
            <text:p>m</text:p>
          </table:table-cell>
          <table:table-cell office:value-type="string">
            <text:p>Fractional reserve banking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14];&quot;,&quot;;[.AC214];&quot;,&quot;; TEXT([.BD21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QHJMJUNU8LZL0V5NFI9GD8J3JT1HO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6KBRI8IUB2Y9IWOO2KLJ3L0G4CH57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6:57 GMT 2012</text:p>
          </table:table-cell>
          <table:table-cell office:value-type="string">
            <text:p>Sun Jun 17 00:47:06 GMT 2012</text:p>
          </table:table-cell>
          <table:table-cell office:value-type="string">
            <text:p>Sat Jun 23 17:47:06 PDT 2012</text:p>
          </table:table-cell>
          <table:table-cell office:value-type="string">
            <text:p>Sat Jun 16 19:58:55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1</text:p>
          </table:table-cell>
          <table:table-cell office:value-type="string">
            <text:p>dlrs</text:p>
          </table:table-cell>
          <table:table-cell office:value-type="string">
            <text:p>mln</text:p>
          </table:table-cell>
          <table:table-cell office:value-type="string">
            <text:p>oper</text:p>
          </table:table-cell>
          <table:table-cell office:value-type="string">
            <text:p>net</text:p>
          </table:table-cell>
          <table:table-cell office:value-type="string">
            <text:p>year</text:p>
          </table:table-cell>
          <table:table-cell office:value-type="string">
            <text:p>includes</text:p>
          </table:table-cell>
          <table:table-cell office:value-type="string">
            <text:p>gain</text:p>
          </table:table-cell>
          <table:table-cell office:value-type="string">
            <text:p>share</text:p>
          </table:table-cell>
          <table:table-cell office:value-type="string">
            <text:p>note</text:p>
          </table:table-cell>
          <table:table-cell office:value-type="string">
            <text:p>tax</text:p>
          </table:table-cell>
          <table:table-cell office:value-type="string">
            <text:p>Capital gains tax in Australia</text:p>
          </table:table-cell>
          <table:table-cell office:value-type="string">
            <text:p>4577</text:p>
          </table:table-cell>
          <table:table-cell office:value-type="string">
            <text:p>oil</text:p>
          </table:table-cell>
          <table:table-cell office:value-type="string">
            <text:p>companies</text:p>
          </table:table-cell>
          <table:table-cell office:value-type="string">
            <text:p>countries</text:p>
          </table:table-cell>
          <table:table-cell office:value-type="string">
            <text:p>were</text:p>
          </table:table-cell>
          <table:table-cell office:value-type="string">
            <text:p>producing</text:p>
          </table:table-cell>
          <table:table-cell office:value-type="string">
            <text:p>production</text:p>
          </table:table-cell>
          <table:table-cell office:value-type="string">
            <text:p>s</text:p>
          </table:table-cell>
          <table:table-cell office:value-type="string">
            <text:p>industry</text:p>
          </table:table-cell>
          <table:table-cell office:value-type="string">
            <text:p>increased</text:p>
          </table:table-cell>
          <table:table-cell office:value-type="string">
            <text:p>opec</text:p>
          </table:table-cell>
          <table:table-cell office:value-type="string">
            <text:p>Nationalization of oil supplie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15];&quot;,&quot;;[.AC215];&quot;,&quot;; TEXT([.BD21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QHJMJUNU8LZL0V5NFI9GD8J3JT1HO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6WZMAZHHRRLUZOTUXMRP1KHP27LCQ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0:59 GMT 2012</text:p>
          </table:table-cell>
          <table:table-cell office:value-type="string">
            <text:p>Sun Jun 17 01:01:25 GMT 2012</text:p>
          </table:table-cell>
          <table:table-cell office:value-type="string">
            <text:p>Sat Jun 23 18:01:25 PDT 2012</text:p>
          </table:table-cell>
          <table:table-cell office:value-type="string">
            <text:p>Sat Jun 16 19:58:55 PDT 2012</text:p>
          </table:table-cell>
          <table:table-cell table:number-columns-repeated="2"/>
          <table:table-cell office:value-type="string">
            <text:p>26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1</text:p>
          </table:table-cell>
          <table:table-cell office:value-type="string">
            <text:p>dlrs</text:p>
          </table:table-cell>
          <table:table-cell office:value-type="string">
            <text:p>mln</text:p>
          </table:table-cell>
          <table:table-cell office:value-type="string">
            <text:p>oper</text:p>
          </table:table-cell>
          <table:table-cell office:value-type="string">
            <text:p>net</text:p>
          </table:table-cell>
          <table:table-cell office:value-type="string">
            <text:p>year</text:p>
          </table:table-cell>
          <table:table-cell office:value-type="string">
            <text:p>includes</text:p>
          </table:table-cell>
          <table:table-cell office:value-type="string">
            <text:p>gain</text:p>
          </table:table-cell>
          <table:table-cell office:value-type="string">
            <text:p>share</text:p>
          </table:table-cell>
          <table:table-cell office:value-type="string">
            <text:p>note</text:p>
          </table:table-cell>
          <table:table-cell office:value-type="string">
            <text:p>tax</text:p>
          </table:table-cell>
          <table:table-cell office:value-type="string">
            <text:p>Capital gains tax in Australia</text:p>
          </table:table-cell>
          <table:table-cell office:value-type="string">
            <text:p>4577</text:p>
          </table:table-cell>
          <table:table-cell office:value-type="string">
            <text:p>oil</text:p>
          </table:table-cell>
          <table:table-cell office:value-type="string">
            <text:p>companies</text:p>
          </table:table-cell>
          <table:table-cell office:value-type="string">
            <text:p>countries</text:p>
          </table:table-cell>
          <table:table-cell office:value-type="string">
            <text:p>were</text:p>
          </table:table-cell>
          <table:table-cell office:value-type="string">
            <text:p>producing</text:p>
          </table:table-cell>
          <table:table-cell office:value-type="string">
            <text:p>production</text:p>
          </table:table-cell>
          <table:table-cell office:value-type="string">
            <text:p>s</text:p>
          </table:table-cell>
          <table:table-cell office:value-type="string">
            <text:p>industry</text:p>
          </table:table-cell>
          <table:table-cell office:value-type="string">
            <text:p>increased</text:p>
          </table:table-cell>
          <table:table-cell office:value-type="string">
            <text:p>opec</text:p>
          </table:table-cell>
          <table:table-cell office:value-type="string">
            <text:p>Nationalization of oil supplies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16];&quot;,&quot;;[.AC216];&quot;,&quot;; TEXT([.BD21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QHJMJUNU8LZL0V5NFI9GD8J3JT1HO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YG2GMMEGOOG510RDS1AASEIVNNAAV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6:39 GMT 2012</text:p>
          </table:table-cell>
          <table:table-cell office:value-type="string">
            <text:p>Sun Jun 17 00:56:50 GMT 2012</text:p>
          </table:table-cell>
          <table:table-cell office:value-type="string">
            <text:p>Sat Jun 23 17:56:50 PDT 2012</text:p>
          </table:table-cell>
          <table:table-cell office:value-type="string">
            <text:p>Sat Jun 16 19:58:55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1</text:p>
          </table:table-cell>
          <table:table-cell office:value-type="string">
            <text:p>dlrs</text:p>
          </table:table-cell>
          <table:table-cell office:value-type="string">
            <text:p>mln</text:p>
          </table:table-cell>
          <table:table-cell office:value-type="string">
            <text:p>oper</text:p>
          </table:table-cell>
          <table:table-cell office:value-type="string">
            <text:p>net</text:p>
          </table:table-cell>
          <table:table-cell office:value-type="string">
            <text:p>year</text:p>
          </table:table-cell>
          <table:table-cell office:value-type="string">
            <text:p>includes</text:p>
          </table:table-cell>
          <table:table-cell office:value-type="string">
            <text:p>gain</text:p>
          </table:table-cell>
          <table:table-cell office:value-type="string">
            <text:p>share</text:p>
          </table:table-cell>
          <table:table-cell office:value-type="string">
            <text:p>note</text:p>
          </table:table-cell>
          <table:table-cell office:value-type="string">
            <text:p>tax</text:p>
          </table:table-cell>
          <table:table-cell office:value-type="string">
            <text:p>Capital gains tax in Australia</text:p>
          </table:table-cell>
          <table:table-cell office:value-type="string">
            <text:p>4577</text:p>
          </table:table-cell>
          <table:table-cell office:value-type="string">
            <text:p>oil</text:p>
          </table:table-cell>
          <table:table-cell office:value-type="string">
            <text:p>companies</text:p>
          </table:table-cell>
          <table:table-cell office:value-type="string">
            <text:p>countries</text:p>
          </table:table-cell>
          <table:table-cell office:value-type="string">
            <text:p>were</text:p>
          </table:table-cell>
          <table:table-cell office:value-type="string">
            <text:p>producing</text:p>
          </table:table-cell>
          <table:table-cell office:value-type="string">
            <text:p>production</text:p>
          </table:table-cell>
          <table:table-cell office:value-type="string">
            <text:p>s</text:p>
          </table:table-cell>
          <table:table-cell office:value-type="string">
            <text:p>industry</text:p>
          </table:table-cell>
          <table:table-cell office:value-type="string">
            <text:p>increased</text:p>
          </table:table-cell>
          <table:table-cell office:value-type="string">
            <text:p>opec</text:p>
          </table:table-cell>
          <table:table-cell office:value-type="string">
            <text:p>Nationalization of oil supplie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17];&quot;,&quot;;[.AC217];&quot;,&quot;; TEXT([.BD217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SKYU98JHSTLQC95MLA9QOBJE75DPU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5Y6RLPHIT3HA5Y0RSX2VJQ220V9HQ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7:45 GMT 2012</text:p>
          </table:table-cell>
          <table:table-cell office:value-type="string">
            <text:p>Sun Jun 17 00:47:52 GMT 2012</text:p>
          </table:table-cell>
          <table:table-cell office:value-type="string">
            <text:p>Sat Jun 23 17:47:52 PDT 2012</text:p>
          </table:table-cell>
          <table:table-cell office:value-type="string">
            <text:p>Sat Jun 16 19:58:41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2</text:p>
          </table:table-cell>
          <table:table-cell office:value-type="string">
            <text:p>oil</text:p>
          </table:table-cell>
          <table:table-cell office:value-type="string">
            <text:p>energy</text:p>
          </table:table-cell>
          <table:table-cell office:value-type="string">
            <text:p>peru</text:p>
          </table:table-cell>
          <table:table-cell office:value-type="string">
            <text:p>study</text:p>
          </table:table-cell>
          <table:table-cell office:value-type="string">
            <text:p>tax</text:p>
          </table:table-cell>
          <table:table-cell office:value-type="string">
            <text:p>mexico</text:p>
          </table:table-cell>
          <table:table-cell office:value-type="string">
            <text:p>import</text:p>
          </table:table-cell>
          <table:table-cell office:value-type="string">
            <text:p>security</text:p>
          </table:table-cell>
          <table:table-cell office:value-type="string">
            <text:p>fee</text:p>
          </table:table-cell>
          <table:table-cell office:value-type="string">
            <text:p>imports</text:p>
          </table:table-cell>
          <table:table-cell office:value-type="string">
            <text:p>Economy of the People's Republic of China</text:p>
          </table:table-cell>
          <table:table-cell office:value-type="string">
            <text:p>142497</text:p>
          </table:table-cell>
          <table:table-cell office:value-type="string">
            <text:p>health</text:p>
          </table:table-cell>
          <table:table-cell office:value-type="string">
            <text:p>care</text:p>
          </table:table-cell>
          <table:table-cell office:value-type="string">
            <text:p>insurance</text:p>
          </table:table-cell>
          <table:table-cell office:value-type="string">
            <text:p>have</text:p>
          </table:table-cell>
          <table:table-cell office:value-type="string">
            <text:p>s</text:p>
          </table:table-cell>
          <table:table-cell office:value-type="string">
            <text:p>medical</text:p>
          </table:table-cell>
          <table:table-cell office:value-type="string">
            <text:p>states</text:p>
          </table:table-cell>
          <table:table-cell office:value-type="string">
            <text:p>more</text:p>
          </table:table-cell>
          <table:table-cell office:value-type="string">
            <text:p>spending</text:p>
          </table:table-cell>
          <table:table-cell office:value-type="string">
            <text:p>u</text:p>
          </table:table-cell>
          <table:table-cell office:value-type="string">
            <text:p>Health care in the United Stat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18];&quot;,&quot;;[.AC218];&quot;,&quot;; TEXT([.BD21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SKYU98JHSTLQC95MLA9QOBJE75DPU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BC274J79KQWLAWSBGLXNCD46Q5IGJ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9:51 GMT 2012</text:p>
          </table:table-cell>
          <table:table-cell office:value-type="string">
            <text:p>Sun Jun 17 01:00:02 GMT 2012</text:p>
          </table:table-cell>
          <table:table-cell office:value-type="string">
            <text:p>Sat Jun 23 18:00:02 PDT 2012</text:p>
          </table:table-cell>
          <table:table-cell office:value-type="string">
            <text:p>Sat Jun 16 19:58:41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2</text:p>
          </table:table-cell>
          <table:table-cell office:value-type="string">
            <text:p>oil</text:p>
          </table:table-cell>
          <table:table-cell office:value-type="string">
            <text:p>energy</text:p>
          </table:table-cell>
          <table:table-cell office:value-type="string">
            <text:p>peru</text:p>
          </table:table-cell>
          <table:table-cell office:value-type="string">
            <text:p>study</text:p>
          </table:table-cell>
          <table:table-cell office:value-type="string">
            <text:p>tax</text:p>
          </table:table-cell>
          <table:table-cell office:value-type="string">
            <text:p>mexico</text:p>
          </table:table-cell>
          <table:table-cell office:value-type="string">
            <text:p>import</text:p>
          </table:table-cell>
          <table:table-cell office:value-type="string">
            <text:p>security</text:p>
          </table:table-cell>
          <table:table-cell office:value-type="string">
            <text:p>fee</text:p>
          </table:table-cell>
          <table:table-cell office:value-type="string">
            <text:p>imports</text:p>
          </table:table-cell>
          <table:table-cell office:value-type="string">
            <text:p>Economy of the People's Republic of China</text:p>
          </table:table-cell>
          <table:table-cell office:value-type="string">
            <text:p>142497</text:p>
          </table:table-cell>
          <table:table-cell office:value-type="string">
            <text:p>health</text:p>
          </table:table-cell>
          <table:table-cell office:value-type="string">
            <text:p>care</text:p>
          </table:table-cell>
          <table:table-cell office:value-type="string">
            <text:p>insurance</text:p>
          </table:table-cell>
          <table:table-cell office:value-type="string">
            <text:p>have</text:p>
          </table:table-cell>
          <table:table-cell office:value-type="string">
            <text:p>s</text:p>
          </table:table-cell>
          <table:table-cell office:value-type="string">
            <text:p>medical</text:p>
          </table:table-cell>
          <table:table-cell office:value-type="string">
            <text:p>states</text:p>
          </table:table-cell>
          <table:table-cell office:value-type="string">
            <text:p>more</text:p>
          </table:table-cell>
          <table:table-cell office:value-type="string">
            <text:p>spending</text:p>
          </table:table-cell>
          <table:table-cell office:value-type="string">
            <text:p>u</text:p>
          </table:table-cell>
          <table:table-cell office:value-type="string">
            <text:p>Health care in the United Stat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19];&quot;,&quot;;[.AC219];&quot;,&quot;; TEXT([.BD21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SKYU98JHSTLQC95MLA9QOBJE75DPU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CI45UUKQOYG2RK6U2ZOO0108LOEW5</text:p>
          </table:table-cell>
          <table:table-cell office:value-type="string">
            <text:p>A3IHF1WH1B5MQI</text:p>
          </table:table-cell>
          <table:table-cell office:value-type="string">
            <text:p>Approved</text:p>
          </table:table-cell>
          <table:table-cell office:value-type="string">
            <text:p>Sun Jun 17 00:46:23 GMT 2012</text:p>
          </table:table-cell>
          <table:table-cell office:value-type="string">
            <text:p>Sun Jun 17 00:46:45 GMT 2012</text:p>
          </table:table-cell>
          <table:table-cell office:value-type="string">
            <text:p>Sat Jun 23 17:46:45 PDT 2012</text:p>
          </table:table-cell>
          <table:table-cell office:value-type="string">
            <text:p>Sat Jun 16 19:58:41 PDT 2012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2</text:p>
          </table:table-cell>
          <table:table-cell office:value-type="string">
            <text:p>oil</text:p>
          </table:table-cell>
          <table:table-cell office:value-type="string">
            <text:p>energy</text:p>
          </table:table-cell>
          <table:table-cell office:value-type="string">
            <text:p>peru</text:p>
          </table:table-cell>
          <table:table-cell office:value-type="string">
            <text:p>study</text:p>
          </table:table-cell>
          <table:table-cell office:value-type="string">
            <text:p>tax</text:p>
          </table:table-cell>
          <table:table-cell office:value-type="string">
            <text:p>mexico</text:p>
          </table:table-cell>
          <table:table-cell office:value-type="string">
            <text:p>import</text:p>
          </table:table-cell>
          <table:table-cell office:value-type="string">
            <text:p>security</text:p>
          </table:table-cell>
          <table:table-cell office:value-type="string">
            <text:p>fee</text:p>
          </table:table-cell>
          <table:table-cell office:value-type="string">
            <text:p>imports</text:p>
          </table:table-cell>
          <table:table-cell office:value-type="string">
            <text:p>Economy of the People's Republic of China</text:p>
          </table:table-cell>
          <table:table-cell office:value-type="string">
            <text:p>142497</text:p>
          </table:table-cell>
          <table:table-cell office:value-type="string">
            <text:p>health</text:p>
          </table:table-cell>
          <table:table-cell office:value-type="string">
            <text:p>care</text:p>
          </table:table-cell>
          <table:table-cell office:value-type="string">
            <text:p>insurance</text:p>
          </table:table-cell>
          <table:table-cell office:value-type="string">
            <text:p>have</text:p>
          </table:table-cell>
          <table:table-cell office:value-type="string">
            <text:p>s</text:p>
          </table:table-cell>
          <table:table-cell office:value-type="string">
            <text:p>medical</text:p>
          </table:table-cell>
          <table:table-cell office:value-type="string">
            <text:p>states</text:p>
          </table:table-cell>
          <table:table-cell office:value-type="string">
            <text:p>more</text:p>
          </table:table-cell>
          <table:table-cell office:value-type="string">
            <text:p>spending</text:p>
          </table:table-cell>
          <table:table-cell office:value-type="string">
            <text:p>u</text:p>
          </table:table-cell>
          <table:table-cell office:value-type="string">
            <text:p>Health care in the United States</text:p>
          </table:table-cell>
          <table:table-cell/>
          <table:table-cell office:value-type="string">
            <text:p>1001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20];&quot;,&quot;;[.AC220];&quot;,&quot;; TEXT([.BD22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SVPGFL6VCPWEIFSK69O31S7SBHL6C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5Y6RLPHIT3HA5Y0RSX2VJQ220VH9Y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7:39 GMT 2012</text:p>
          </table:table-cell>
          <table:table-cell office:value-type="string">
            <text:p>Sun Jun 17 00:47:44 GMT 2012</text:p>
          </table:table-cell>
          <table:table-cell office:value-type="string">
            <text:p>Sat Jun 23 17:47:44 PDT 2012</text:p>
          </table:table-cell>
          <table:table-cell office:value-type="string">
            <text:p>Sat Jun 16 19:58:18 PDT 2012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</text:p>
          </table:table-cell>
          <table:table-cell office:value-type="string">
            <text:p>allied</text:p>
          </table:table-cell>
          <table:table-cell office:value-type="string">
            <text:p>acquisition</text:p>
          </table:table-cell>
          <table:table-cell office:value-type="string">
            <text:p>corp</text:p>
          </table:table-cell>
          <table:table-cell office:value-type="string">
            <text:p>reuter</text:p>
          </table:table-cell>
          <table:table-cell office:value-type="string">
            <text:p>mln</text:p>
          </table:table-cell>
          <table:table-cell office:value-type="string">
            <text:p>completed</text:p>
          </table:table-cell>
          <table:table-cell office:value-type="string">
            <text:p>crazy</text:p>
          </table:table-cell>
          <table:table-cell office:value-type="string">
            <text:p>eddie</text:p>
          </table:table-cell>
          <table:table-cell office:value-type="string">
            <text:p>company</text:p>
          </table:table-cell>
          <table:table-cell office:value-type="string">
            <text:p>purchase</text:p>
          </table:table-cell>
          <table:table-cell office:value-type="string">
            <text:p>Private equity in the 2000s</text:p>
          </table:table-cell>
          <table:table-cell office:value-type="string">
            <text:p>51645</text:p>
          </table:table-cell>
          <table:table-cell office:value-type="string">
            <text:p>federal</text:p>
          </table:table-cell>
          <table:table-cell office:value-type="string">
            <text:p>reserve</text:p>
          </table:table-cell>
          <table:table-cell office:value-type="string">
            <text:p>banks</text:p>
          </table:table-cell>
          <table:table-cell office:value-type="string">
            <text:p>bank</text:p>
          </table:table-cell>
          <table:table-cell office:value-type="string">
            <text:p>system</text:p>
          </table:table-cell>
          <table:table-cell office:value-type="string">
            <text:p>board</text:p>
          </table:table-cell>
          <table:table-cell office:value-type="string">
            <text:p>s</text:p>
          </table:table-cell>
          <table:table-cell office:value-type="string">
            <text:p>market</text:p>
          </table:table-cell>
          <table:table-cell office:value-type="string">
            <text:p>monetary</text:p>
          </table:table-cell>
          <table:table-cell office:value-type="string">
            <text:p>from</text:p>
          </table:table-cell>
          <table:table-cell office:value-type="string">
            <text:p>Federal Reserve System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21];&quot;,&quot;;[.AC221];&quot;,&quot;; TEXT([.BD22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SVPGFL6VCPWEIFSK69O31S7SBHL6C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V12HECWA6X3DX0HMA3PDKXPUBGLK3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2:38 GMT 2012</text:p>
          </table:table-cell>
          <table:table-cell office:value-type="string">
            <text:p>Sun Jun 17 01:02:52 GMT 2012</text:p>
          </table:table-cell>
          <table:table-cell office:value-type="string">
            <text:p>Sat Jun 23 18:02:52 PDT 2012</text:p>
          </table:table-cell>
          <table:table-cell office:value-type="string">
            <text:p>Sat Jun 16 19:58:18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</text:p>
          </table:table-cell>
          <table:table-cell office:value-type="string">
            <text:p>allied</text:p>
          </table:table-cell>
          <table:table-cell office:value-type="string">
            <text:p>acquisition</text:p>
          </table:table-cell>
          <table:table-cell office:value-type="string">
            <text:p>corp</text:p>
          </table:table-cell>
          <table:table-cell office:value-type="string">
            <text:p>reuter</text:p>
          </table:table-cell>
          <table:table-cell office:value-type="string">
            <text:p>mln</text:p>
          </table:table-cell>
          <table:table-cell office:value-type="string">
            <text:p>completed</text:p>
          </table:table-cell>
          <table:table-cell office:value-type="string">
            <text:p>crazy</text:p>
          </table:table-cell>
          <table:table-cell office:value-type="string">
            <text:p>eddie</text:p>
          </table:table-cell>
          <table:table-cell office:value-type="string">
            <text:p>company</text:p>
          </table:table-cell>
          <table:table-cell office:value-type="string">
            <text:p>purchase</text:p>
          </table:table-cell>
          <table:table-cell office:value-type="string">
            <text:p>Private equity in the 2000s</text:p>
          </table:table-cell>
          <table:table-cell office:value-type="string">
            <text:p>51645</text:p>
          </table:table-cell>
          <table:table-cell office:value-type="string">
            <text:p>federal</text:p>
          </table:table-cell>
          <table:table-cell office:value-type="string">
            <text:p>reserve</text:p>
          </table:table-cell>
          <table:table-cell office:value-type="string">
            <text:p>banks</text:p>
          </table:table-cell>
          <table:table-cell office:value-type="string">
            <text:p>bank</text:p>
          </table:table-cell>
          <table:table-cell office:value-type="string">
            <text:p>system</text:p>
          </table:table-cell>
          <table:table-cell office:value-type="string">
            <text:p>board</text:p>
          </table:table-cell>
          <table:table-cell office:value-type="string">
            <text:p>s</text:p>
          </table:table-cell>
          <table:table-cell office:value-type="string">
            <text:p>market</text:p>
          </table:table-cell>
          <table:table-cell office:value-type="string">
            <text:p>monetary</text:p>
          </table:table-cell>
          <table:table-cell office:value-type="string">
            <text:p>from</text:p>
          </table:table-cell>
          <table:table-cell office:value-type="string">
            <text:p>Federal Reserve System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22];&quot;,&quot;;[.AC222];&quot;,&quot;; TEXT([.BD22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SVPGFL6VCPWEIFSK69O31S7SBHL6C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XB92NJKM05B1SHZO8N2OTP9S30AF8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8:15 GMT 2012</text:p>
          </table:table-cell>
          <table:table-cell office:value-type="string">
            <text:p>Sun Jun 17 00:58:22 GMT 2012</text:p>
          </table:table-cell>
          <table:table-cell office:value-type="string">
            <text:p>Sat Jun 23 17:58:22 PDT 2012</text:p>
          </table:table-cell>
          <table:table-cell office:value-type="string">
            <text:p>Sat Jun 16 19:58:19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</text:p>
          </table:table-cell>
          <table:table-cell office:value-type="string">
            <text:p>allied</text:p>
          </table:table-cell>
          <table:table-cell office:value-type="string">
            <text:p>acquisition</text:p>
          </table:table-cell>
          <table:table-cell office:value-type="string">
            <text:p>corp</text:p>
          </table:table-cell>
          <table:table-cell office:value-type="string">
            <text:p>reuter</text:p>
          </table:table-cell>
          <table:table-cell office:value-type="string">
            <text:p>mln</text:p>
          </table:table-cell>
          <table:table-cell office:value-type="string">
            <text:p>completed</text:p>
          </table:table-cell>
          <table:table-cell office:value-type="string">
            <text:p>crazy</text:p>
          </table:table-cell>
          <table:table-cell office:value-type="string">
            <text:p>eddie</text:p>
          </table:table-cell>
          <table:table-cell office:value-type="string">
            <text:p>company</text:p>
          </table:table-cell>
          <table:table-cell office:value-type="string">
            <text:p>purchase</text:p>
          </table:table-cell>
          <table:table-cell office:value-type="string">
            <text:p>Private equity in the 2000s</text:p>
          </table:table-cell>
          <table:table-cell office:value-type="string">
            <text:p>51645</text:p>
          </table:table-cell>
          <table:table-cell office:value-type="string">
            <text:p>federal</text:p>
          </table:table-cell>
          <table:table-cell office:value-type="string">
            <text:p>reserve</text:p>
          </table:table-cell>
          <table:table-cell office:value-type="string">
            <text:p>banks</text:p>
          </table:table-cell>
          <table:table-cell office:value-type="string">
            <text:p>bank</text:p>
          </table:table-cell>
          <table:table-cell office:value-type="string">
            <text:p>system</text:p>
          </table:table-cell>
          <table:table-cell office:value-type="string">
            <text:p>board</text:p>
          </table:table-cell>
          <table:table-cell office:value-type="string">
            <text:p>s</text:p>
          </table:table-cell>
          <table:table-cell office:value-type="string">
            <text:p>market</text:p>
          </table:table-cell>
          <table:table-cell office:value-type="string">
            <text:p>monetary</text:p>
          </table:table-cell>
          <table:table-cell office:value-type="string">
            <text:p>from</text:p>
          </table:table-cell>
          <table:table-cell office:value-type="string">
            <text:p>Federal Reserve System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23];&quot;,&quot;;[.AC223];&quot;,&quot;; TEXT([.BD22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5HMVHVKCJ0GA87EEA7HKQW6PN64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2C9RJ85OZIZTQAFHZDOWQ5EXIR8W1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9:48 GMT 2012</text:p>
          </table:table-cell>
          <table:table-cell office:value-type="string">
            <text:p>Sun Jun 17 00:59:56 GMT 2012</text:p>
          </table:table-cell>
          <table:table-cell office:value-type="string">
            <text:p>Sat Jun 23 17:59:56 PDT 2012</text:p>
          </table:table-cell>
          <table:table-cell office:value-type="string">
            <text:p>Sat Jun 16 19:58:42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6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cents</text:p>
          </table:table-cell>
          <table:table-cell office:value-type="string">
            <text:p>lower</text:p>
          </table:table-cell>
          <table:table-cell office:value-type="string">
            <text:p>world</text:p>
          </table:table-cell>
          <table:table-cell office:value-type="string">
            <text:p>levels</text:p>
          </table:table-cell>
          <table:table-cell office:value-type="string">
            <text:p>producer</text:p>
          </table:table-cell>
          <table:table-cell office:value-type="string">
            <text:p>high</text:p>
          </table:table-cell>
          <table:table-cell office:value-type="string">
            <text:p>pound</text:p>
          </table:table-cell>
          <table:table-cell office:value-type="string">
            <text:p>lb</text:p>
          </table:table-cell>
          <table:table-cell office:value-type="string">
            <text:p>2007–2008 world food price crisis</text:p>
          </table:table-cell>
          <table:table-cell office:value-type="string">
            <text:p>80366</text:p>
          </table:table-cell>
          <table:table-cell office:value-type="string">
            <text:p>united</text:p>
          </table:table-cell>
          <table:table-cell office:value-type="string">
            <text:p>states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string">
            <text:p>s</text:p>
          </table:table-cell>
          <table:table-cell office:value-type="string">
            <text:p>from</text:p>
          </table:table-cell>
          <table:table-cell office:value-type="string">
            <text:p>were</text:p>
          </table:table-cell>
          <table:table-cell office:value-type="string">
            <text:p>us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Japan–United States relation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24];&quot;,&quot;;[.AC224];&quot;,&quot;; TEXT([.BD22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5HMVHVKCJ0GA87EEA7HKQW6PN64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49YW2GTP9RAM1T1TBX96SOF8TCTOY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1:04:22 GMT 2012</text:p>
          </table:table-cell>
          <table:table-cell office:value-type="string">
            <text:p>Sun Jun 17 01:04:31 GMT 2012</text:p>
          </table:table-cell>
          <table:table-cell office:value-type="string">
            <text:p>Sat Jun 23 18:04:31 PDT 2012</text:p>
          </table:table-cell>
          <table:table-cell office:value-type="string">
            <text:p>Sat Jun 16 19:58:43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6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cents</text:p>
          </table:table-cell>
          <table:table-cell office:value-type="string">
            <text:p>lower</text:p>
          </table:table-cell>
          <table:table-cell office:value-type="string">
            <text:p>world</text:p>
          </table:table-cell>
          <table:table-cell office:value-type="string">
            <text:p>levels</text:p>
          </table:table-cell>
          <table:table-cell office:value-type="string">
            <text:p>producer</text:p>
          </table:table-cell>
          <table:table-cell office:value-type="string">
            <text:p>high</text:p>
          </table:table-cell>
          <table:table-cell office:value-type="string">
            <text:p>pound</text:p>
          </table:table-cell>
          <table:table-cell office:value-type="string">
            <text:p>lb</text:p>
          </table:table-cell>
          <table:table-cell office:value-type="string">
            <text:p>2007–2008 world food price crisis</text:p>
          </table:table-cell>
          <table:table-cell office:value-type="string">
            <text:p>80366</text:p>
          </table:table-cell>
          <table:table-cell office:value-type="string">
            <text:p>united</text:p>
          </table:table-cell>
          <table:table-cell office:value-type="string">
            <text:p>states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string">
            <text:p>s</text:p>
          </table:table-cell>
          <table:table-cell office:value-type="string">
            <text:p>from</text:p>
          </table:table-cell>
          <table:table-cell office:value-type="string">
            <text:p>were</text:p>
          </table:table-cell>
          <table:table-cell office:value-type="string">
            <text:p>us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Japan–United States relation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25];&quot;,&quot;;[.AC225];&quot;,&quot;; TEXT([.BD22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5HMVHVKCJ0GA87EEA7HKQW6PN645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LW9F9SSSHX1GSCSZ3WHDF8J5HIUY1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16 GMT 2012</text:p>
          </table:table-cell>
          <table:table-cell office:value-type="string">
            <text:p>Sun Jun 17 00:52:27 GMT 2012</text:p>
          </table:table-cell>
          <table:table-cell office:value-type="string">
            <text:p>Sat Jun 23 17:52:27 PDT 2012</text:p>
          </table:table-cell>
          <table:table-cell office:value-type="string">
            <text:p>Sat Jun 16 19:58:43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6</text:p>
          </table:table-cell>
          <table:table-cell office:value-type="string">
            <text:p>prices</text:p>
          </table:table-cell>
          <table:table-cell office:value-type="string">
            <text:p>price</text:p>
          </table:table-cell>
          <table:table-cell office:value-type="string">
            <text:p>cents</text:p>
          </table:table-cell>
          <table:table-cell office:value-type="string">
            <text:p>lower</text:p>
          </table:table-cell>
          <table:table-cell office:value-type="string">
            <text:p>world</text:p>
          </table:table-cell>
          <table:table-cell office:value-type="string">
            <text:p>levels</text:p>
          </table:table-cell>
          <table:table-cell office:value-type="string">
            <text:p>producer</text:p>
          </table:table-cell>
          <table:table-cell office:value-type="string">
            <text:p>high</text:p>
          </table:table-cell>
          <table:table-cell office:value-type="string">
            <text:p>pound</text:p>
          </table:table-cell>
          <table:table-cell office:value-type="string">
            <text:p>lb</text:p>
          </table:table-cell>
          <table:table-cell office:value-type="string">
            <text:p>2007–2008 world food price crisis</text:p>
          </table:table-cell>
          <table:table-cell office:value-type="string">
            <text:p>80366</text:p>
          </table:table-cell>
          <table:table-cell office:value-type="string">
            <text:p>united</text:p>
          </table:table-cell>
          <table:table-cell office:value-type="string">
            <text:p>states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string">
            <text:p>s</text:p>
          </table:table-cell>
          <table:table-cell office:value-type="string">
            <text:p>from</text:p>
          </table:table-cell>
          <table:table-cell office:value-type="string">
            <text:p>were</text:p>
          </table:table-cell>
          <table:table-cell office:value-type="string">
            <text:p>us</text:p>
          </table:table-cell>
          <table:table-cell office:value-type="string">
            <text:p>its</text:p>
          </table:table-cell>
          <table:table-cell office:value-type="string">
            <text:p>economic</text:p>
          </table:table-cell>
          <table:table-cell office:value-type="string">
            <text:p>Japan–United States relations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26];&quot;,&quot;;[.AC226];&quot;,&quot;; TEXT([.BD22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ATMOFXRDS4XLPJ5NEXRFM11YGVSR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24GW40SPW1I2V5L50VJBNAB748D09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8:23 GMT 2012</text:p>
          </table:table-cell>
          <table:table-cell office:value-type="string">
            <text:p>Sun Jun 17 00:58:31 GMT 2012</text:p>
          </table:table-cell>
          <table:table-cell office:value-type="string">
            <text:p>Sat Jun 23 17:58:31 PDT 2012</text:p>
          </table:table-cell>
          <table:table-cell office:value-type="string">
            <text:p>Sat Jun 16 19:58:34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139980</text:p>
          </table:table-cell>
          <table:table-cell office:value-type="string">
            <text:p>blah</text:p>
          </table:table-cell>
          <table:table-cell office:value-type="string">
            <text:p>album</text:p>
          </table:table-cell>
          <table:table-cell office:value-type="string">
            <text:p>blahzay</text:p>
          </table:table-cell>
          <table:table-cell office:value-type="string">
            <text:p>bla</text:p>
          </table:table-cell>
          <table:table-cell office:value-type="string">
            <text:p>series</text:p>
          </table:table-cell>
          <table:table-cell office:value-type="string">
            <text:p>song</text:p>
          </table:table-cell>
          <table:table-cell office:value-type="string">
            <text:p>tv</text:p>
          </table:table-cell>
          <table:table-cell office:value-type="string">
            <text:p>film</text:p>
          </table:table-cell>
          <table:table-cell office:value-type="string">
            <text:p>from</text:p>
          </table:table-cell>
          <table:table-cell office:value-type="string">
            <text:p>iggy</text:p>
          </table:table-cell>
          <table:table-cell office:value-type="string">
            <text:p>Blah</text:p>
          </table:table-cell>
          <table:table-cell office:value-type="string">
            <text:p>38</text:p>
          </table:table-cell>
          <table:table-cell office:value-type="string">
            <text:p>billion</text:p>
          </table:table-cell>
          <table:table-cell office:value-type="string">
            <text:p>dlrs</text:p>
          </table:table-cell>
          <table:table-cell office:value-type="string">
            <text:p>reserves</text:p>
          </table:table-cell>
          <table:table-cell office:value-type="string">
            <text:p>foreign</text:p>
          </table:table-cell>
          <table:table-cell office:value-type="string">
            <text:p>march</text:p>
          </table:table-cell>
          <table:table-cell office:value-type="string">
            <text:p>rose</text:p>
          </table:table-cell>
          <table:table-cell office:value-type="string">
            <text:p>fell</text:p>
          </table:table-cell>
          <table:table-cell office:value-type="string">
            <text:p>assets</text:p>
          </table:table-cell>
          <table:table-cell office:value-type="string">
            <text:p>mln</text:p>
          </table:table-cell>
          <table:table-cell office:value-type="string">
            <text:p>end</text:p>
          </table:table-cell>
          <table:table-cell office:value-type="string">
            <text:p>Subprime mortgage crisis solutions debat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27];&quot;,&quot;;[.AC227];&quot;,&quot;; TEXT([.BD22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ATMOFXRDS4XLPJ5NEXRFM11YGVSR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6WZMAZHHRRLUZOTUXMRP1KHP27CLH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4:57 GMT 2012</text:p>
          </table:table-cell>
          <table:table-cell office:value-type="string">
            <text:p>Sun Jun 17 00:55:22 GMT 2012</text:p>
          </table:table-cell>
          <table:table-cell office:value-type="string">
            <text:p>Sat Jun 23 17:55:22 PDT 2012</text:p>
          </table:table-cell>
          <table:table-cell office:value-type="string">
            <text:p>Sat Jun 16 19:58:34 PDT 2012</text:p>
          </table:table-cell>
          <table:table-cell table:number-columns-repeated="2"/>
          <table:table-cell office:value-type="string">
            <text:p>25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139980</text:p>
          </table:table-cell>
          <table:table-cell office:value-type="string">
            <text:p>blah</text:p>
          </table:table-cell>
          <table:table-cell office:value-type="string">
            <text:p>album</text:p>
          </table:table-cell>
          <table:table-cell office:value-type="string">
            <text:p>blahzay</text:p>
          </table:table-cell>
          <table:table-cell office:value-type="string">
            <text:p>bla</text:p>
          </table:table-cell>
          <table:table-cell office:value-type="string">
            <text:p>series</text:p>
          </table:table-cell>
          <table:table-cell office:value-type="string">
            <text:p>song</text:p>
          </table:table-cell>
          <table:table-cell office:value-type="string">
            <text:p>tv</text:p>
          </table:table-cell>
          <table:table-cell office:value-type="string">
            <text:p>film</text:p>
          </table:table-cell>
          <table:table-cell office:value-type="string">
            <text:p>from</text:p>
          </table:table-cell>
          <table:table-cell office:value-type="string">
            <text:p>iggy</text:p>
          </table:table-cell>
          <table:table-cell office:value-type="string">
            <text:p>Blah</text:p>
          </table:table-cell>
          <table:table-cell office:value-type="string">
            <text:p>38</text:p>
          </table:table-cell>
          <table:table-cell office:value-type="string">
            <text:p>billion</text:p>
          </table:table-cell>
          <table:table-cell office:value-type="string">
            <text:p>dlrs</text:p>
          </table:table-cell>
          <table:table-cell office:value-type="string">
            <text:p>reserves</text:p>
          </table:table-cell>
          <table:table-cell office:value-type="string">
            <text:p>foreign</text:p>
          </table:table-cell>
          <table:table-cell office:value-type="string">
            <text:p>march</text:p>
          </table:table-cell>
          <table:table-cell office:value-type="string">
            <text:p>rose</text:p>
          </table:table-cell>
          <table:table-cell office:value-type="string">
            <text:p>fell</text:p>
          </table:table-cell>
          <table:table-cell office:value-type="string">
            <text:p>assets</text:p>
          </table:table-cell>
          <table:table-cell office:value-type="string">
            <text:p>mln</text:p>
          </table:table-cell>
          <table:table-cell office:value-type="string">
            <text:p>end</text:p>
          </table:table-cell>
          <table:table-cell office:value-type="string">
            <text:p>Subprime mortgage crisis solutions debate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28];&quot;,&quot;;[.AC228];&quot;,&quot;; TEXT([.BD22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TATMOFXRDS4XLPJ5NEXRFM11YGVSR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CZ4J79KQW61NWSB176CL45XD7MKIO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31 GMT 2012</text:p>
          </table:table-cell>
          <table:table-cell office:value-type="string">
            <text:p>Sun Jun 17 00:52:41 GMT 2012</text:p>
          </table:table-cell>
          <table:table-cell office:value-type="string">
            <text:p>Sat Jun 23 17:52:41 PDT 2012</text:p>
          </table:table-cell>
          <table:table-cell office:value-type="string">
            <text:p>Sat Jun 16 19:58:35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139980</text:p>
          </table:table-cell>
          <table:table-cell office:value-type="string">
            <text:p>blah</text:p>
          </table:table-cell>
          <table:table-cell office:value-type="string">
            <text:p>album</text:p>
          </table:table-cell>
          <table:table-cell office:value-type="string">
            <text:p>blahzay</text:p>
          </table:table-cell>
          <table:table-cell office:value-type="string">
            <text:p>bla</text:p>
          </table:table-cell>
          <table:table-cell office:value-type="string">
            <text:p>series</text:p>
          </table:table-cell>
          <table:table-cell office:value-type="string">
            <text:p>song</text:p>
          </table:table-cell>
          <table:table-cell office:value-type="string">
            <text:p>tv</text:p>
          </table:table-cell>
          <table:table-cell office:value-type="string">
            <text:p>film</text:p>
          </table:table-cell>
          <table:table-cell office:value-type="string">
            <text:p>from</text:p>
          </table:table-cell>
          <table:table-cell office:value-type="string">
            <text:p>iggy</text:p>
          </table:table-cell>
          <table:table-cell office:value-type="string">
            <text:p>Blah</text:p>
          </table:table-cell>
          <table:table-cell office:value-type="string">
            <text:p>38</text:p>
          </table:table-cell>
          <table:table-cell office:value-type="string">
            <text:p>billion</text:p>
          </table:table-cell>
          <table:table-cell office:value-type="string">
            <text:p>dlrs</text:p>
          </table:table-cell>
          <table:table-cell office:value-type="string">
            <text:p>reserves</text:p>
          </table:table-cell>
          <table:table-cell office:value-type="string">
            <text:p>foreign</text:p>
          </table:table-cell>
          <table:table-cell office:value-type="string">
            <text:p>march</text:p>
          </table:table-cell>
          <table:table-cell office:value-type="string">
            <text:p>rose</text:p>
          </table:table-cell>
          <table:table-cell office:value-type="string">
            <text:p>fell</text:p>
          </table:table-cell>
          <table:table-cell office:value-type="string">
            <text:p>assets</text:p>
          </table:table-cell>
          <table:table-cell office:value-type="string">
            <text:p>mln</text:p>
          </table:table-cell>
          <table:table-cell office:value-type="string">
            <text:p>end</text:p>
          </table:table-cell>
          <table:table-cell office:value-type="string">
            <text:p>Subprime mortgage crisis solutions debate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29];&quot;,&quot;;[.AC229];&quot;,&quot;; TEXT([.BD22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EYB49F9SSSW6P6QYES15H5FWXVR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40LZ6R70G5ROH1DQDMEFWSSUGS8OP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5:41 GMT 2012</text:p>
          </table:table-cell>
          <table:table-cell office:value-type="string">
            <text:p>Sun Jun 17 00:55:49 GMT 2012</text:p>
          </table:table-cell>
          <table:table-cell office:value-type="string">
            <text:p>Sat Jun 23 17:55:49 PDT 2012</text:p>
          </table:table-cell>
          <table:table-cell office:value-type="string">
            <text:p>Sat Jun 16 19:58:33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5</text:p>
          </table:table-cell>
          <table:table-cell office:value-type="string">
            <text:p>offer</text:p>
          </table:table-cell>
          <table:table-cell office:value-type="string">
            <text:p>share</text:p>
          </table:table-cell>
          <table:table-cell office:value-type="string">
            <text:p>dlrs</text:p>
          </table:table-cell>
          <table:table-cell office:value-type="string">
            <text:p>bid</text:p>
          </table:table-cell>
          <table:table-cell office:value-type="string">
            <text:p>tender</text:p>
          </table:table-cell>
          <table:table-cell office:value-type="string">
            <text:p>shares</text:p>
          </table:table-cell>
          <table:table-cell office:value-type="string">
            <text:p>group</text:p>
          </table:table-cell>
          <table:table-cell office:value-type="string">
            <text:p>board</text:p>
          </table:table-cell>
          <table:table-cell office:value-type="string">
            <text:p>corp</text:p>
          </table:table-cell>
          <table:table-cell office:value-type="string">
            <text:p>pct</text:p>
          </table:table-cell>
          <table:table-cell office:value-type="string">
            <text:p>History of Delta Air Lines</text:p>
          </table:table-cell>
          <table:table-cell office:value-type="string">
            <text:p>9324</text:p>
          </table:table-cell>
          <table:table-cell office:value-type="string">
            <text:p>rupiah</text:p>
          </table:table-cell>
          <table:table-cell office:value-type="string">
            <text:p>money</text:p>
          </table:table-cell>
          <table:table-cell office:value-type="string">
            <text:p>indonesia</text:p>
          </table:table-cell>
          <table:table-cell office:value-type="string">
            <text:p>bank</text:p>
          </table:table-cell>
          <table:table-cell office:value-type="string">
            <text:p>had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dutch</text:p>
          </table:table-cell>
          <table:table-cell office:value-type="string">
            <text:p>notes</text:p>
          </table:table-cell>
          <table:table-cell office:value-type="string">
            <text:p>which</text:p>
          </table:table-cell>
          <table:table-cell office:value-type="string">
            <text:p>Indonesian rupiah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30];&quot;,&quot;;[.AC230];&quot;,&quot;; TEXT([.BD23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EYB49F9SSSW6P6QYES15H5FWXVR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8349F9SSSHXGA7TU2K5P5F8KXHXT7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0:59:03 GMT 2012</text:p>
          </table:table-cell>
          <table:table-cell office:value-type="string">
            <text:p>Sun Jun 17 00:59:17 GMT 2012</text:p>
          </table:table-cell>
          <table:table-cell office:value-type="string">
            <text:p>Sat Jun 23 17:59:17 PDT 2012</text:p>
          </table:table-cell>
          <table:table-cell office:value-type="string">
            <text:p>Sat Jun 16 19:58:33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5</text:p>
          </table:table-cell>
          <table:table-cell office:value-type="string">
            <text:p>offer</text:p>
          </table:table-cell>
          <table:table-cell office:value-type="string">
            <text:p>share</text:p>
          </table:table-cell>
          <table:table-cell office:value-type="string">
            <text:p>dlrs</text:p>
          </table:table-cell>
          <table:table-cell office:value-type="string">
            <text:p>bid</text:p>
          </table:table-cell>
          <table:table-cell office:value-type="string">
            <text:p>tender</text:p>
          </table:table-cell>
          <table:table-cell office:value-type="string">
            <text:p>shares</text:p>
          </table:table-cell>
          <table:table-cell office:value-type="string">
            <text:p>group</text:p>
          </table:table-cell>
          <table:table-cell office:value-type="string">
            <text:p>board</text:p>
          </table:table-cell>
          <table:table-cell office:value-type="string">
            <text:p>corp</text:p>
          </table:table-cell>
          <table:table-cell office:value-type="string">
            <text:p>pct</text:p>
          </table:table-cell>
          <table:table-cell office:value-type="string">
            <text:p>History of Delta Air Lines</text:p>
          </table:table-cell>
          <table:table-cell office:value-type="string">
            <text:p>9324</text:p>
          </table:table-cell>
          <table:table-cell office:value-type="string">
            <text:p>rupiah</text:p>
          </table:table-cell>
          <table:table-cell office:value-type="string">
            <text:p>money</text:p>
          </table:table-cell>
          <table:table-cell office:value-type="string">
            <text:p>indonesia</text:p>
          </table:table-cell>
          <table:table-cell office:value-type="string">
            <text:p>bank</text:p>
          </table:table-cell>
          <table:table-cell office:value-type="string">
            <text:p>had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dutch</text:p>
          </table:table-cell>
          <table:table-cell office:value-type="string">
            <text:p>notes</text:p>
          </table:table-cell>
          <table:table-cell office:value-type="string">
            <text:p>which</text:p>
          </table:table-cell>
          <table:table-cell office:value-type="string">
            <text:p>Indonesian rupiah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31];&quot;,&quot;;[.AC231];&quot;,&quot;; TEXT([.BD23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EYB49F9SSSW6P6QYES15H5FWXVR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RX7DZKPFE4EVM5ITCWLGI9N0PZF57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7:27 GMT 2012</text:p>
          </table:table-cell>
          <table:table-cell office:value-type="string">
            <text:p>Sun Jun 17 00:47:32 GMT 2012</text:p>
          </table:table-cell>
          <table:table-cell office:value-type="string">
            <text:p>Sat Jun 23 17:47:32 PDT 2012</text:p>
          </table:table-cell>
          <table:table-cell office:value-type="string">
            <text:p>Sat Jun 16 19:58:33 PDT 2012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35</text:p>
          </table:table-cell>
          <table:table-cell office:value-type="string">
            <text:p>offer</text:p>
          </table:table-cell>
          <table:table-cell office:value-type="string">
            <text:p>share</text:p>
          </table:table-cell>
          <table:table-cell office:value-type="string">
            <text:p>dlrs</text:p>
          </table:table-cell>
          <table:table-cell office:value-type="string">
            <text:p>bid</text:p>
          </table:table-cell>
          <table:table-cell office:value-type="string">
            <text:p>tender</text:p>
          </table:table-cell>
          <table:table-cell office:value-type="string">
            <text:p>shares</text:p>
          </table:table-cell>
          <table:table-cell office:value-type="string">
            <text:p>group</text:p>
          </table:table-cell>
          <table:table-cell office:value-type="string">
            <text:p>board</text:p>
          </table:table-cell>
          <table:table-cell office:value-type="string">
            <text:p>corp</text:p>
          </table:table-cell>
          <table:table-cell office:value-type="string">
            <text:p>pct</text:p>
          </table:table-cell>
          <table:table-cell office:value-type="string">
            <text:p>History of Delta Air Lines</text:p>
          </table:table-cell>
          <table:table-cell office:value-type="string">
            <text:p>9324</text:p>
          </table:table-cell>
          <table:table-cell office:value-type="string">
            <text:p>rupiah</text:p>
          </table:table-cell>
          <table:table-cell office:value-type="string">
            <text:p>money</text:p>
          </table:table-cell>
          <table:table-cell office:value-type="string">
            <text:p>indonesia</text:p>
          </table:table-cell>
          <table:table-cell office:value-type="string">
            <text:p>bank</text:p>
          </table:table-cell>
          <table:table-cell office:value-type="string">
            <text:p>had</text:p>
          </table:table-cell>
          <table:table-cell office:value-type="string">
            <text:p>were</text:p>
          </table:table-cell>
          <table:table-cell office:value-type="string">
            <text:p>from</text:p>
          </table:table-cell>
          <table:table-cell office:value-type="string">
            <text:p>dutch</text:p>
          </table:table-cell>
          <table:table-cell office:value-type="string">
            <text:p>notes</text:p>
          </table:table-cell>
          <table:table-cell office:value-type="string">
            <text:p>which</text:p>
          </table:table-cell>
          <table:table-cell office:value-type="string">
            <text:p>Indonesian rupiah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32];&quot;,&quot;;[.AC232];&quot;,&quot;; TEXT([.BD23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FKNQY2RCJKLCN0LD8R8KUIAEO3S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0N66RLPHIT3W4KF2U96ANJQ3U18G2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4:15 GMT 2012</text:p>
          </table:table-cell>
          <table:table-cell office:value-type="string">
            <text:p>Sun Jun 17 00:54:25 GMT 2012</text:p>
          </table:table-cell>
          <table:table-cell office:value-type="string">
            <text:p>Sat Jun 23 17:54:25 PDT 2012</text:p>
          </table:table-cell>
          <table:table-cell office:value-type="string">
            <text:p>Sat Jun 16 19:58:24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4</text:p>
          </table:table-cell>
          <table:table-cell office:value-type="string">
            <text:p>shares</text:p>
          </table:table-cell>
          <table:table-cell office:value-type="string">
            <text:p>pct</text:p>
          </table:table-cell>
          <table:table-cell office:value-type="string">
            <text:p>stake</text:p>
          </table:table-cell>
          <table:table-cell office:value-type="string">
            <text:p>group</text:p>
          </table:table-cell>
          <table:table-cell office:value-type="string">
            <text:p>stock</text:p>
          </table:table-cell>
          <table:table-cell office:value-type="string">
            <text:p>securities</text:p>
          </table:table-cell>
          <table:table-cell office:value-type="string">
            <text:p>investment</text:p>
          </table:table-cell>
          <table:table-cell office:value-type="string">
            <text:p>exchange</text:p>
          </table:table-cell>
          <table:table-cell office:value-type="string">
            <text:p>common</text:p>
          </table:table-cell>
          <table:table-cell office:value-type="string">
            <text:p>commission</text:p>
          </table:table-cell>
          <table:table-cell office:value-type="string">
            <text:p>Temasek Holdings' investments</text:p>
          </table:table-cell>
          <table:table-cell office:value-type="string">
            <text:p>232024</text:p>
          </table:table-cell>
          <table:table-cell office:value-type="string">
            <text:p>coal</text:p>
          </table:table-cell>
          <table:table-cell office:value-type="string">
            <text:p>mine</text:p>
          </table:table-cell>
          <table:table-cell office:value-type="string">
            <text:p>mln</text:p>
          </table:table-cell>
          <table:table-cell office:value-type="string">
            <text:p>tones</text:p>
          </table:table-cell>
          <table:table-cell office:value-type="string">
            <text:p>tons</text:p>
          </table:table-cell>
          <table:table-cell office:value-type="string">
            <text:p>zarechnaya</text:p>
          </table:table-cell>
          <table:table-cell office:value-type="string">
            <text:p>production</text:p>
          </table:table-cell>
          <table:table-cell office:value-type="string">
            <text:p>company</text:p>
          </table:table-cell>
          <table:table-cell office:value-type="string">
            <text:p>mining</text:p>
          </table:table-cell>
          <table:table-cell office:value-type="string">
            <text:p>s</text:p>
          </table:table-cell>
          <table:table-cell office:value-type="string">
            <text:p>Coal Company Zarechnay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33];&quot;,&quot;;[.AC233];&quot;,&quot;; TEXT([.BD23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FKNQY2RCJKLCN0LD8R8KUIAEO3S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8O2GTP9RA7SK5A6DJPSWF70KFAQVJ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1:02:10 GMT 2012</text:p>
          </table:table-cell>
          <table:table-cell office:value-type="string">
            <text:p>Sun Jun 17 01:02:24 GMT 2012</text:p>
          </table:table-cell>
          <table:table-cell office:value-type="string">
            <text:p>Sat Jun 23 18:02:24 PDT 2012</text:p>
          </table:table-cell>
          <table:table-cell office:value-type="string">
            <text:p>Sat Jun 16 19:58:24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4</text:p>
          </table:table-cell>
          <table:table-cell office:value-type="string">
            <text:p>shares</text:p>
          </table:table-cell>
          <table:table-cell office:value-type="string">
            <text:p>pct</text:p>
          </table:table-cell>
          <table:table-cell office:value-type="string">
            <text:p>stake</text:p>
          </table:table-cell>
          <table:table-cell office:value-type="string">
            <text:p>group</text:p>
          </table:table-cell>
          <table:table-cell office:value-type="string">
            <text:p>stock</text:p>
          </table:table-cell>
          <table:table-cell office:value-type="string">
            <text:p>securities</text:p>
          </table:table-cell>
          <table:table-cell office:value-type="string">
            <text:p>investment</text:p>
          </table:table-cell>
          <table:table-cell office:value-type="string">
            <text:p>exchange</text:p>
          </table:table-cell>
          <table:table-cell office:value-type="string">
            <text:p>common</text:p>
          </table:table-cell>
          <table:table-cell office:value-type="string">
            <text:p>commission</text:p>
          </table:table-cell>
          <table:table-cell office:value-type="string">
            <text:p>Temasek Holdings' investments</text:p>
          </table:table-cell>
          <table:table-cell office:value-type="string">
            <text:p>232024</text:p>
          </table:table-cell>
          <table:table-cell office:value-type="string">
            <text:p>coal</text:p>
          </table:table-cell>
          <table:table-cell office:value-type="string">
            <text:p>mine</text:p>
          </table:table-cell>
          <table:table-cell office:value-type="string">
            <text:p>mln</text:p>
          </table:table-cell>
          <table:table-cell office:value-type="string">
            <text:p>tones</text:p>
          </table:table-cell>
          <table:table-cell office:value-type="string">
            <text:p>tons</text:p>
          </table:table-cell>
          <table:table-cell office:value-type="string">
            <text:p>zarechnaya</text:p>
          </table:table-cell>
          <table:table-cell office:value-type="string">
            <text:p>production</text:p>
          </table:table-cell>
          <table:table-cell office:value-type="string">
            <text:p>company</text:p>
          </table:table-cell>
          <table:table-cell office:value-type="string">
            <text:p>mining</text:p>
          </table:table-cell>
          <table:table-cell office:value-type="string">
            <text:p>s</text:p>
          </table:table-cell>
          <table:table-cell office:value-type="string">
            <text:p>Coal Company Zarechnaya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34];&quot;,&quot;;[.AC234];&quot;,&quot;; TEXT([.BD23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FKNQY2RCJKLCN0LD8R8KUIAEO3S3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H51X3V0FK0C3TQOLBD7XKK9MKPFMX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0:36 GMT 2012</text:p>
          </table:table-cell>
          <table:table-cell office:value-type="string">
            <text:p>Sun Jun 17 00:50:43 GMT 2012</text:p>
          </table:table-cell>
          <table:table-cell office:value-type="string">
            <text:p>Sat Jun 23 17:50:43 PDT 2012</text:p>
          </table:table-cell>
          <table:table-cell office:value-type="string">
            <text:p>Sat Jun 16 19:58:24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4</text:p>
          </table:table-cell>
          <table:table-cell office:value-type="string">
            <text:p>shares</text:p>
          </table:table-cell>
          <table:table-cell office:value-type="string">
            <text:p>pct</text:p>
          </table:table-cell>
          <table:table-cell office:value-type="string">
            <text:p>stake</text:p>
          </table:table-cell>
          <table:table-cell office:value-type="string">
            <text:p>group</text:p>
          </table:table-cell>
          <table:table-cell office:value-type="string">
            <text:p>stock</text:p>
          </table:table-cell>
          <table:table-cell office:value-type="string">
            <text:p>securities</text:p>
          </table:table-cell>
          <table:table-cell office:value-type="string">
            <text:p>investment</text:p>
          </table:table-cell>
          <table:table-cell office:value-type="string">
            <text:p>exchange</text:p>
          </table:table-cell>
          <table:table-cell office:value-type="string">
            <text:p>common</text:p>
          </table:table-cell>
          <table:table-cell office:value-type="string">
            <text:p>commission</text:p>
          </table:table-cell>
          <table:table-cell office:value-type="string">
            <text:p>Temasek Holdings' investments</text:p>
          </table:table-cell>
          <table:table-cell office:value-type="string">
            <text:p>232024</text:p>
          </table:table-cell>
          <table:table-cell office:value-type="string">
            <text:p>coal</text:p>
          </table:table-cell>
          <table:table-cell office:value-type="string">
            <text:p>mine</text:p>
          </table:table-cell>
          <table:table-cell office:value-type="string">
            <text:p>mln</text:p>
          </table:table-cell>
          <table:table-cell office:value-type="string">
            <text:p>tones</text:p>
          </table:table-cell>
          <table:table-cell office:value-type="string">
            <text:p>tons</text:p>
          </table:table-cell>
          <table:table-cell office:value-type="string">
            <text:p>zarechnaya</text:p>
          </table:table-cell>
          <table:table-cell office:value-type="string">
            <text:p>production</text:p>
          </table:table-cell>
          <table:table-cell office:value-type="string">
            <text:p>company</text:p>
          </table:table-cell>
          <table:table-cell office:value-type="string">
            <text:p>mining</text:p>
          </table:table-cell>
          <table:table-cell office:value-type="string">
            <text:p>s</text:p>
          </table:table-cell>
          <table:table-cell office:value-type="string">
            <text:p>Coal Company Zarechnay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35];&quot;,&quot;;[.AC235];&quot;,&quot;; TEXT([.BD23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JPC6SK9RJ8KXNN6O8MIAPMOC53R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5GK5UFJ51Y75NC4M8HS9CSTNH9B8O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9:45 GMT 2012</text:p>
          </table:table-cell>
          <table:table-cell office:value-type="string">
            <text:p>Sun Jun 17 01:00:02 GMT 2012</text:p>
          </table:table-cell>
          <table:table-cell office:value-type="string">
            <text:p>Sat Jun 23 18:00:02 PDT 2012</text:p>
          </table:table-cell>
          <table:table-cell office:value-type="string">
            <text:p>Sat Jun 16 19:58:23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123</text:p>
          </table:table-cell>
          <table:table-cell office:value-type="string">
            <text:p>convertible</text:p>
          </table:table-cell>
          <table:table-cell office:value-type="string">
            <text:p>shares</text:p>
          </table:table-cell>
          <table:table-cell office:value-type="string">
            <text:p>bonds</text:p>
          </table:table-cell>
          <table:table-cell office:value-type="string">
            <text:p>price</text:p>
          </table:table-cell>
          <table:table-cell office:value-type="string">
            <text:p>conversion</text:p>
          </table:table-cell>
          <table:table-cell office:value-type="string">
            <text:p>bond</text:p>
          </table:table-cell>
          <table:table-cell office:value-type="string">
            <text:p>convertibles</text:p>
          </table:table-cell>
          <table:table-cell office:value-type="string">
            <text:p>value</text:p>
          </table:table-cell>
          <table:table-cell office:value-type="string">
            <text:p>equity</text:p>
          </table:table-cell>
          <table:table-cell office:value-type="string">
            <text:p>stock</text:p>
          </table:table-cell>
          <table:table-cell office:value-type="string">
            <text:p>Convertible bond</text:p>
          </table:table-cell>
          <table:table-cell office:value-type="string">
            <text:p>13</text:p>
          </table:table-cell>
          <table:table-cell office:value-type="string">
            <text:p>china</text:p>
          </table:table-cell>
          <table:table-cell office:value-type="string">
            <text:p>tonnes</text:p>
          </table:table-cell>
          <table:table-cell office:value-type="string">
            <text:p>crop</text:p>
          </table:table-cell>
          <table:table-cell office:value-type="string">
            <text:p>weather</text:p>
          </table:table-cell>
          <table:table-cell office:value-type="string">
            <text:p>pct</text:p>
          </table:table-cell>
          <table:table-cell office:value-type="string">
            <text:p>grain</text:p>
          </table:table-cell>
          <table:table-cell office:value-type="string">
            <text:p>areas</text:p>
          </table:table-cell>
          <table:table-cell office:value-type="string">
            <text:p>sugar</text:p>
          </table:table-cell>
          <table:table-cell office:value-type="string">
            <text:p>crops</text:p>
          </table:table-cell>
          <table:table-cell office:value-type="string">
            <text:p>production</text:p>
          </table:table-cell>
          <table:table-cell office:value-type="string">
            <text:p>Causes of the Holodomor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36];&quot;,&quot;;[.AC236];&quot;,&quot;; TEXT([.BD23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JPC6SK9RJ8KXNN6O8MIAPMOC53R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G2UC26DG67DG6R07PB0KOK2K7U6D3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7:33 GMT 2012</text:p>
          </table:table-cell>
          <table:table-cell office:value-type="string">
            <text:p>Sun Jun 17 00:47:39 GMT 2012</text:p>
          </table:table-cell>
          <table:table-cell office:value-type="string">
            <text:p>Sat Jun 23 17:47:39 PDT 2012</text:p>
          </table:table-cell>
          <table:table-cell office:value-type="string">
            <text:p>Sat Jun 16 19:58:24 PDT 2012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123</text:p>
          </table:table-cell>
          <table:table-cell office:value-type="string">
            <text:p>convertible</text:p>
          </table:table-cell>
          <table:table-cell office:value-type="string">
            <text:p>shares</text:p>
          </table:table-cell>
          <table:table-cell office:value-type="string">
            <text:p>bonds</text:p>
          </table:table-cell>
          <table:table-cell office:value-type="string">
            <text:p>price</text:p>
          </table:table-cell>
          <table:table-cell office:value-type="string">
            <text:p>conversion</text:p>
          </table:table-cell>
          <table:table-cell office:value-type="string">
            <text:p>bond</text:p>
          </table:table-cell>
          <table:table-cell office:value-type="string">
            <text:p>convertibles</text:p>
          </table:table-cell>
          <table:table-cell office:value-type="string">
            <text:p>value</text:p>
          </table:table-cell>
          <table:table-cell office:value-type="string">
            <text:p>equity</text:p>
          </table:table-cell>
          <table:table-cell office:value-type="string">
            <text:p>stock</text:p>
          </table:table-cell>
          <table:table-cell office:value-type="string">
            <text:p>Convertible bond</text:p>
          </table:table-cell>
          <table:table-cell office:value-type="string">
            <text:p>13</text:p>
          </table:table-cell>
          <table:table-cell office:value-type="string">
            <text:p>china</text:p>
          </table:table-cell>
          <table:table-cell office:value-type="string">
            <text:p>tonnes</text:p>
          </table:table-cell>
          <table:table-cell office:value-type="string">
            <text:p>crop</text:p>
          </table:table-cell>
          <table:table-cell office:value-type="string">
            <text:p>weather</text:p>
          </table:table-cell>
          <table:table-cell office:value-type="string">
            <text:p>pct</text:p>
          </table:table-cell>
          <table:table-cell office:value-type="string">
            <text:p>grain</text:p>
          </table:table-cell>
          <table:table-cell office:value-type="string">
            <text:p>areas</text:p>
          </table:table-cell>
          <table:table-cell office:value-type="string">
            <text:p>sugar</text:p>
          </table:table-cell>
          <table:table-cell office:value-type="string">
            <text:p>crops</text:p>
          </table:table-cell>
          <table:table-cell office:value-type="string">
            <text:p>production</text:p>
          </table:table-cell>
          <table:table-cell office:value-type="string">
            <text:p>Causes of the Holodomor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37];&quot;,&quot;;[.AC237];&quot;,&quot;; TEXT([.BD23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TJPC6SK9RJ8KXNN6O8MIAPMOC53RF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GMFBNFSVGULUCXAZ6XNO1FS4GRK6U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9:39 GMT 2012</text:p>
          </table:table-cell>
          <table:table-cell office:value-type="string">
            <text:p>Sun Jun 17 00:49:48 GMT 2012</text:p>
          </table:table-cell>
          <table:table-cell office:value-type="string">
            <text:p>Sat Jun 23 17:49:48 PDT 2012</text:p>
          </table:table-cell>
          <table:table-cell office:value-type="string">
            <text:p>Sat Jun 16 19:58:24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5123</text:p>
          </table:table-cell>
          <table:table-cell office:value-type="string">
            <text:p>convertible</text:p>
          </table:table-cell>
          <table:table-cell office:value-type="string">
            <text:p>shares</text:p>
          </table:table-cell>
          <table:table-cell office:value-type="string">
            <text:p>bonds</text:p>
          </table:table-cell>
          <table:table-cell office:value-type="string">
            <text:p>price</text:p>
          </table:table-cell>
          <table:table-cell office:value-type="string">
            <text:p>conversion</text:p>
          </table:table-cell>
          <table:table-cell office:value-type="string">
            <text:p>bond</text:p>
          </table:table-cell>
          <table:table-cell office:value-type="string">
            <text:p>convertibles</text:p>
          </table:table-cell>
          <table:table-cell office:value-type="string">
            <text:p>value</text:p>
          </table:table-cell>
          <table:table-cell office:value-type="string">
            <text:p>equity</text:p>
          </table:table-cell>
          <table:table-cell office:value-type="string">
            <text:p>stock</text:p>
          </table:table-cell>
          <table:table-cell office:value-type="string">
            <text:p>Convertible bond</text:p>
          </table:table-cell>
          <table:table-cell office:value-type="string">
            <text:p>13</text:p>
          </table:table-cell>
          <table:table-cell office:value-type="string">
            <text:p>china</text:p>
          </table:table-cell>
          <table:table-cell office:value-type="string">
            <text:p>tonnes</text:p>
          </table:table-cell>
          <table:table-cell office:value-type="string">
            <text:p>crop</text:p>
          </table:table-cell>
          <table:table-cell office:value-type="string">
            <text:p>weather</text:p>
          </table:table-cell>
          <table:table-cell office:value-type="string">
            <text:p>pct</text:p>
          </table:table-cell>
          <table:table-cell office:value-type="string">
            <text:p>grain</text:p>
          </table:table-cell>
          <table:table-cell office:value-type="string">
            <text:p>areas</text:p>
          </table:table-cell>
          <table:table-cell office:value-type="string">
            <text:p>sugar</text:p>
          </table:table-cell>
          <table:table-cell office:value-type="string">
            <text:p>crops</text:p>
          </table:table-cell>
          <table:table-cell office:value-type="string">
            <text:p>production</text:p>
          </table:table-cell>
          <table:table-cell office:value-type="string">
            <text:p>Causes of the Holodomor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38];&quot;,&quot;;[.AC238];&quot;,&quot;; TEXT([.BD23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TRKSSZVXX2QJEIZR0FYONIW1B65N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CB1LY58B727196LMU8D96YFTO8T8V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9:13 GMT 2012</text:p>
          </table:table-cell>
          <table:table-cell office:value-type="string">
            <text:p>Sun Jun 17 00:59:44 GMT 2012</text:p>
          </table:table-cell>
          <table:table-cell office:value-type="string">
            <text:p>Sat Jun 23 17:59:44 PDT 2012</text:p>
          </table:table-cell>
          <table:table-cell office:value-type="string">
            <text:p>Sat Jun 16 19:58:51 PDT 2012</text:p>
          </table:table-cell>
          <table:table-cell table:number-columns-repeated="2"/>
          <table:table-cell office:value-type="string">
            <text:p>31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3</text:p>
          </table:table-cell>
          <table:table-cell office:value-type="string">
            <text:p>nil</text:p>
          </table:table-cell>
          <table:table-cell office:value-type="string">
            <text:p>tonnes</text:p>
          </table:table-cell>
          <table:table-cell office:value-type="string">
            <text:p>stocks</text:p>
          </table:table-cell>
          <table:table-cell office:value-type="string">
            <text:p>imports</text:p>
          </table:table-cell>
          <table:table-cell office:value-type="string">
            <text:p>exports</text:p>
          </table:table-cell>
          <table:table-cell office:value-type="string">
            <text:p>soybean</text:p>
          </table:table-cell>
          <table:table-cell office:value-type="string">
            <text:p>cotton</text:p>
          </table:table-cell>
          <table:table-cell office:value-type="string">
            <text:p>production</text:p>
          </table:table-cell>
          <table:table-cell office:value-type="string">
            <text:p>month</text:p>
          </table:table-cell>
          <table:table-cell office:value-type="string">
            <text:p>total</text:p>
          </table:table-cell>
          <table:table-cell office:value-type="string">
            <text:p>2007–2008 world food price crisis</text:p>
          </table:table-cell>
          <table:table-cell office:value-type="string">
            <text:p>247686</text:p>
          </table:table-cell>
          <table:table-cell office:value-type="string">
            <text:p>preferred</text:p>
          </table:table-cell>
          <table:table-cell office:value-type="string">
            <text:p>stock</text:p>
          </table:table-cell>
          <table:table-cell office:value-type="string">
            <text:p>shares</text:p>
          </table:table-cell>
          <table:table-cell office:value-type="string">
            <text:p>may</text:p>
          </table:table-cell>
          <table:table-cell office:value-type="string">
            <text:p>common</text:p>
          </table:table-cell>
          <table:table-cell office:value-type="string">
            <text:p>company</text:p>
          </table:table-cell>
          <table:table-cell office:value-type="string">
            <text:p>dividend</text:p>
          </table:table-cell>
          <table:table-cell office:value-type="string">
            <text:p>dividends</text:p>
          </table:table-cell>
          <table:table-cell office:value-type="string">
            <text:p>have</text:p>
          </table:table-cell>
          <table:table-cell office:value-type="string">
            <text:p>capital</text:p>
          </table:table-cell>
          <table:table-cell office:value-type="string">
            <text:p>Preferred stock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39];&quot;,&quot;;[.AC239];&quot;,&quot;; TEXT([.BD23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RKSSZVXX2QJEIZR0FYONIW1B65N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N58XMB3Q39ZFKUZ0YXTCEVSUOKHS9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00 GMT 2012</text:p>
          </table:table-cell>
          <table:table-cell office:value-type="string">
            <text:p>Sun Jun 17 00:52:09 GMT 2012</text:p>
          </table:table-cell>
          <table:table-cell office:value-type="string">
            <text:p>Sat Jun 23 17:52:09 PDT 2012</text:p>
          </table:table-cell>
          <table:table-cell office:value-type="string">
            <text:p>Sat Jun 16 19:58:51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3</text:p>
          </table:table-cell>
          <table:table-cell office:value-type="string">
            <text:p>nil</text:p>
          </table:table-cell>
          <table:table-cell office:value-type="string">
            <text:p>tonnes</text:p>
          </table:table-cell>
          <table:table-cell office:value-type="string">
            <text:p>stocks</text:p>
          </table:table-cell>
          <table:table-cell office:value-type="string">
            <text:p>imports</text:p>
          </table:table-cell>
          <table:table-cell office:value-type="string">
            <text:p>exports</text:p>
          </table:table-cell>
          <table:table-cell office:value-type="string">
            <text:p>soybean</text:p>
          </table:table-cell>
          <table:table-cell office:value-type="string">
            <text:p>cotton</text:p>
          </table:table-cell>
          <table:table-cell office:value-type="string">
            <text:p>production</text:p>
          </table:table-cell>
          <table:table-cell office:value-type="string">
            <text:p>month</text:p>
          </table:table-cell>
          <table:table-cell office:value-type="string">
            <text:p>total</text:p>
          </table:table-cell>
          <table:table-cell office:value-type="string">
            <text:p>2007–2008 world food price crisis</text:p>
          </table:table-cell>
          <table:table-cell office:value-type="string">
            <text:p>247686</text:p>
          </table:table-cell>
          <table:table-cell office:value-type="string">
            <text:p>preferred</text:p>
          </table:table-cell>
          <table:table-cell office:value-type="string">
            <text:p>stock</text:p>
          </table:table-cell>
          <table:table-cell office:value-type="string">
            <text:p>shares</text:p>
          </table:table-cell>
          <table:table-cell office:value-type="string">
            <text:p>may</text:p>
          </table:table-cell>
          <table:table-cell office:value-type="string">
            <text:p>common</text:p>
          </table:table-cell>
          <table:table-cell office:value-type="string">
            <text:p>company</text:p>
          </table:table-cell>
          <table:table-cell office:value-type="string">
            <text:p>dividend</text:p>
          </table:table-cell>
          <table:table-cell office:value-type="string">
            <text:p>dividends</text:p>
          </table:table-cell>
          <table:table-cell office:value-type="string">
            <text:p>have</text:p>
          </table:table-cell>
          <table:table-cell office:value-type="string">
            <text:p>capital</text:p>
          </table:table-cell>
          <table:table-cell office:value-type="string">
            <text:p>Preferred stock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40];&quot;,&quot;;[.AC240];&quot;,&quot;; TEXT([.BD24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RKSSZVXX2QJEIZR0FYONIW1B65NI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Z5OBDDP8PJWZ31IF7DBBQ390T4F42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7:26 GMT 2012</text:p>
          </table:table-cell>
          <table:table-cell office:value-type="string">
            <text:p>Sun Jun 17 00:47:37 GMT 2012</text:p>
          </table:table-cell>
          <table:table-cell office:value-type="string">
            <text:p>Sat Jun 23 17:47:37 PDT 2012</text:p>
          </table:table-cell>
          <table:table-cell office:value-type="string">
            <text:p>Sat Jun 16 19:58:52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3</text:p>
          </table:table-cell>
          <table:table-cell office:value-type="string">
            <text:p>nil</text:p>
          </table:table-cell>
          <table:table-cell office:value-type="string">
            <text:p>tonnes</text:p>
          </table:table-cell>
          <table:table-cell office:value-type="string">
            <text:p>stocks</text:p>
          </table:table-cell>
          <table:table-cell office:value-type="string">
            <text:p>imports</text:p>
          </table:table-cell>
          <table:table-cell office:value-type="string">
            <text:p>exports</text:p>
          </table:table-cell>
          <table:table-cell office:value-type="string">
            <text:p>soybean</text:p>
          </table:table-cell>
          <table:table-cell office:value-type="string">
            <text:p>cotton</text:p>
          </table:table-cell>
          <table:table-cell office:value-type="string">
            <text:p>production</text:p>
          </table:table-cell>
          <table:table-cell office:value-type="string">
            <text:p>month</text:p>
          </table:table-cell>
          <table:table-cell office:value-type="string">
            <text:p>total</text:p>
          </table:table-cell>
          <table:table-cell office:value-type="string">
            <text:p>2007–2008 world food price crisis</text:p>
          </table:table-cell>
          <table:table-cell office:value-type="string">
            <text:p>247686</text:p>
          </table:table-cell>
          <table:table-cell office:value-type="string">
            <text:p>preferred</text:p>
          </table:table-cell>
          <table:table-cell office:value-type="string">
            <text:p>stock</text:p>
          </table:table-cell>
          <table:table-cell office:value-type="string">
            <text:p>shares</text:p>
          </table:table-cell>
          <table:table-cell office:value-type="string">
            <text:p>may</text:p>
          </table:table-cell>
          <table:table-cell office:value-type="string">
            <text:p>common</text:p>
          </table:table-cell>
          <table:table-cell office:value-type="string">
            <text:p>company</text:p>
          </table:table-cell>
          <table:table-cell office:value-type="string">
            <text:p>dividend</text:p>
          </table:table-cell>
          <table:table-cell office:value-type="string">
            <text:p>dividends</text:p>
          </table:table-cell>
          <table:table-cell office:value-type="string">
            <text:p>have</text:p>
          </table:table-cell>
          <table:table-cell office:value-type="string">
            <text:p>capital</text:p>
          </table:table-cell>
          <table:table-cell office:value-type="string">
            <text:p>Preferred stock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41];&quot;,&quot;;[.AC241];&quot;,&quot;; TEXT([.BD24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X806UFBNFSAPIQMD050W6NGPTG2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EUAESCWY2AO3B4RTO7OWGQSDF0004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49:29 GMT 2012</text:p>
          </table:table-cell>
          <table:table-cell office:value-type="string">
            <text:p>Sun Jun 17 00:49:39 GMT 2012</text:p>
          </table:table-cell>
          <table:table-cell office:value-type="string">
            <text:p>Sat Jun 23 17:49:39 PDT 2012</text:p>
          </table:table-cell>
          <table:table-cell office:value-type="string">
            <text:p>Sat Jun 16 19:58:46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6036</text:p>
          </table:table-cell>
          <table:table-cell office:value-type="string">
            <text:p>state</text:p>
          </table:table-cell>
          <table:table-cell office:value-type="string">
            <text:p>l</text:p>
          </table:table-cell>
          <table:table-cell office:value-type="string">
            <text:p>pct</text:p>
          </table:table-cell>
          <table:table-cell office:value-type="string">
            <text:p>w</text:p>
          </table:table-cell>
          <table:table-cell office:value-type="string">
            <text:p>team</text:p>
          </table:table-cell>
          <table:table-cell office:value-type="string">
            <text:p>conf</text:p>
          </table:table-cell>
          <table:table-cell office:value-type="string">
            <text:p>overall</text:p>
          </table:table-cell>
          <table:table-cell office:value-type="string">
            <text:p>conference</text:p>
          </table:table-cell>
          <table:table-cell office:value-type="string">
            <text:p>carolina</text:p>
          </table:table-cell>
          <table:table-cell office:value-type="string">
            <text:p>season</text:p>
          </table:table-cell>
          <table:table-cell office:value-type="string">
            <text:p>1981–82 NCAA Division I men's basketball season</text:p>
          </table:table-cell>
          <table:table-cell office:value-type="string">
            <text:p>63</text:p>
          </table:table-cell>
          <table:table-cell office:value-type="string">
            <text:p>quarter</text:p>
          </table:table-cell>
          <table:table-cell office:value-type="string">
            <text:p>dlrs</text:p>
          </table:table-cell>
          <table:table-cell office:value-type="string">
            <text:p>year</text:p>
          </table:table-cell>
          <table:table-cell office:value-type="string">
            <text:p>earnings</text:p>
          </table:table-cell>
          <table:table-cell office:value-type="string">
            <text:p>share</text:p>
          </table:table-cell>
          <table:table-cell office:value-type="string">
            <text:p>company</text:p>
          </table:table-cell>
          <table:table-cell office:value-type="string">
            <text:p>expects</text:p>
          </table:table-cell>
          <table:table-cell office:value-type="string">
            <text:p>fourth</text:p>
          </table:table-cell>
          <table:table-cell office:value-type="string">
            <text:p>fiscal</text:p>
          </table:table-cell>
          <table:table-cell office:value-type="string">
            <text:p>cts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42];&quot;,&quot;;[.AC242];&quot;,&quot;; TEXT([.BD24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X806UFBNFSAPIQMD050W6NGPTG2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M1KSSZVXX2QJEIZR0FYONIW2GM5N5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19 GMT 2012</text:p>
          </table:table-cell>
          <table:table-cell office:value-type="string">
            <text:p>Sun Jun 17 00:52:30 GMT 2012</text:p>
          </table:table-cell>
          <table:table-cell office:value-type="string">
            <text:p>Sat Jun 23 17:52:30 PDT 2012</text:p>
          </table:table-cell>
          <table:table-cell office:value-type="string">
            <text:p>Sat Jun 16 19:58:46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6036</text:p>
          </table:table-cell>
          <table:table-cell office:value-type="string">
            <text:p>state</text:p>
          </table:table-cell>
          <table:table-cell office:value-type="string">
            <text:p>l</text:p>
          </table:table-cell>
          <table:table-cell office:value-type="string">
            <text:p>pct</text:p>
          </table:table-cell>
          <table:table-cell office:value-type="string">
            <text:p>w</text:p>
          </table:table-cell>
          <table:table-cell office:value-type="string">
            <text:p>team</text:p>
          </table:table-cell>
          <table:table-cell office:value-type="string">
            <text:p>conf</text:p>
          </table:table-cell>
          <table:table-cell office:value-type="string">
            <text:p>overall</text:p>
          </table:table-cell>
          <table:table-cell office:value-type="string">
            <text:p>conference</text:p>
          </table:table-cell>
          <table:table-cell office:value-type="string">
            <text:p>carolina</text:p>
          </table:table-cell>
          <table:table-cell office:value-type="string">
            <text:p>season</text:p>
          </table:table-cell>
          <table:table-cell office:value-type="string">
            <text:p>1981–82 NCAA Division I men's basketball season</text:p>
          </table:table-cell>
          <table:table-cell office:value-type="string">
            <text:p>63</text:p>
          </table:table-cell>
          <table:table-cell office:value-type="string">
            <text:p>quarter</text:p>
          </table:table-cell>
          <table:table-cell office:value-type="string">
            <text:p>dlrs</text:p>
          </table:table-cell>
          <table:table-cell office:value-type="string">
            <text:p>year</text:p>
          </table:table-cell>
          <table:table-cell office:value-type="string">
            <text:p>earnings</text:p>
          </table:table-cell>
          <table:table-cell office:value-type="string">
            <text:p>share</text:p>
          </table:table-cell>
          <table:table-cell office:value-type="string">
            <text:p>company</text:p>
          </table:table-cell>
          <table:table-cell office:value-type="string">
            <text:p>expects</text:p>
          </table:table-cell>
          <table:table-cell office:value-type="string">
            <text:p>fourth</text:p>
          </table:table-cell>
          <table:table-cell office:value-type="string">
            <text:p>fiscal</text:p>
          </table:table-cell>
          <table:table-cell office:value-type="string">
            <text:p>cts</text:p>
          </table:table-cell>
          <table:table-cell office:value-type="string">
            <text:p>Canada–Mali relations</text:p>
          </table:table-cell>
          <table:table-cell/>
          <table:table-cell office:value-type="string">
            <text:p>1001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43];&quot;,&quot;;[.AC243];&quot;,&quot;; TEXT([.BD24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X806UFBNFSAPIQMD050W6NGPTG2K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T12NJKM05BMY2IM56TG1P9RB0MBG4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1:01:25 GMT 2012</text:p>
          </table:table-cell>
          <table:table-cell office:value-type="string">
            <text:p>Sun Jun 17 01:01:45 GMT 2012</text:p>
          </table:table-cell>
          <table:table-cell office:value-type="string">
            <text:p>Sat Jun 23 18:01:45 PDT 2012</text:p>
          </table:table-cell>
          <table:table-cell office:value-type="string">
            <text:p>Sat Jun 16 19:58:46 PDT 2012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6036</text:p>
          </table:table-cell>
          <table:table-cell office:value-type="string">
            <text:p>state</text:p>
          </table:table-cell>
          <table:table-cell office:value-type="string">
            <text:p>l</text:p>
          </table:table-cell>
          <table:table-cell office:value-type="string">
            <text:p>pct</text:p>
          </table:table-cell>
          <table:table-cell office:value-type="string">
            <text:p>w</text:p>
          </table:table-cell>
          <table:table-cell office:value-type="string">
            <text:p>team</text:p>
          </table:table-cell>
          <table:table-cell office:value-type="string">
            <text:p>conf</text:p>
          </table:table-cell>
          <table:table-cell office:value-type="string">
            <text:p>overall</text:p>
          </table:table-cell>
          <table:table-cell office:value-type="string">
            <text:p>conference</text:p>
          </table:table-cell>
          <table:table-cell office:value-type="string">
            <text:p>carolina</text:p>
          </table:table-cell>
          <table:table-cell office:value-type="string">
            <text:p>season</text:p>
          </table:table-cell>
          <table:table-cell office:value-type="string">
            <text:p>1981–82 NCAA Division I men's basketball season</text:p>
          </table:table-cell>
          <table:table-cell office:value-type="string">
            <text:p>63</text:p>
          </table:table-cell>
          <table:table-cell office:value-type="string">
            <text:p>quarter</text:p>
          </table:table-cell>
          <table:table-cell office:value-type="string">
            <text:p>dlrs</text:p>
          </table:table-cell>
          <table:table-cell office:value-type="string">
            <text:p>year</text:p>
          </table:table-cell>
          <table:table-cell office:value-type="string">
            <text:p>earnings</text:p>
          </table:table-cell>
          <table:table-cell office:value-type="string">
            <text:p>share</text:p>
          </table:table-cell>
          <table:table-cell office:value-type="string">
            <text:p>company</text:p>
          </table:table-cell>
          <table:table-cell office:value-type="string">
            <text:p>expects</text:p>
          </table:table-cell>
          <table:table-cell office:value-type="string">
            <text:p>fourth</text:p>
          </table:table-cell>
          <table:table-cell office:value-type="string">
            <text:p>fiscal</text:p>
          </table:table-cell>
          <table:table-cell office:value-type="string">
            <text:p>cts</text:p>
          </table:table-cell>
          <table:table-cell office:value-type="string">
            <text:p>Canada–Mali relation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44];&quot;,&quot;;[.AC244];&quot;,&quot;; TEXT([.BD24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TYJ2D21O3W5CQOOWZJIAKYEP968E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3NOK5UFJ51YMZ2T6PPQ01CSUFHA74</text:p>
          </table:table-cell>
          <table:table-cell office:value-type="string">
            <text:p>A1PVXGNXAUBREA</text:p>
          </table:table-cell>
          <table:table-cell office:value-type="string">
            <text:p>Approved</text:p>
          </table:table-cell>
          <table:table-cell office:value-type="string">
            <text:p>Sun Jun 17 00:55:58 GMT 2012</text:p>
          </table:table-cell>
          <table:table-cell office:value-type="string">
            <text:p>Sun Jun 17 00:56:08 GMT 2012</text:p>
          </table:table-cell>
          <table:table-cell office:value-type="string">
            <text:p>Sat Jun 23 17:56:08 PDT 2012</text:p>
          </table:table-cell>
          <table:table-cell office:value-type="string">
            <text:p>Sat Jun 16 19:58:23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2/2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2</text:p>
          </table:table-cell>
          <table:table-cell office:value-type="string">
            <text:p>gulf</text:p>
          </table:table-cell>
          <table:table-cell office:value-type="string">
            <text:p>iran</text:p>
          </table:table-cell>
          <table:table-cell office:value-type="string">
            <text:p>oil</text:p>
          </table:table-cell>
          <table:table-cell office:value-type="string">
            <text:p>iranian</text:p>
          </table:table-cell>
          <table:table-cell office:value-type="string">
            <text:p>attack</text:p>
          </table:table-cell>
          <table:table-cell office:value-type="string">
            <text:p>ecuador</text:p>
          </table:table-cell>
          <table:table-cell office:value-type="string">
            <text:p>iraq</text:p>
          </table:table-cell>
          <table:table-cell office:value-type="string">
            <text:p>shipping</text:p>
          </table:table-cell>
          <table:table-cell office:value-type="string">
            <text:p>kuwaiti</text:p>
          </table:table-cell>
          <table:table-cell office:value-type="string">
            <text:p>military</text:p>
          </table:table-cell>
          <table:table-cell office:value-type="string">
            <text:p>United States support for Iraq during the Iran–Iraq war</text:p>
          </table:table-cell>
          <table:table-cell office:value-type="string">
            <text:p>51787</text:p>
          </table:table-cell>
          <table:table-cell office:value-type="string">
            <text:p>ribbentrop</text:p>
          </table:table-cell>
          <table:table-cell office:value-type="string">
            <text:p>german</text:p>
          </table:table-cell>
          <table:table-cell office:value-type="string">
            <text:p>hitler</text:p>
          </table:table-cell>
          <table:table-cell office:value-type="string">
            <text:p>his</text:p>
          </table:table-cell>
          <table:table-cell office:value-type="string">
            <text:p>had</text:p>
          </table:table-cell>
          <table:table-cell office:value-type="string">
            <text:p>germany</text:p>
          </table:table-cell>
          <table:table-cell office:value-type="string">
            <text:p>war</text:p>
          </table:table-cell>
          <table:table-cell office:value-type="string">
            <text:p>from</text:p>
          </table:table-cell>
          <table:table-cell office:value-type="string">
            <text:p>he</text:p>
          </table:table-cell>
          <table:table-cell office:value-type="string">
            <text:p>foreign</text:p>
          </table:table-cell>
          <table:table-cell office:value-type="string">
            <text:p>Joachim von Ribbentrop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45];&quot;,&quot;;[.AC245];&quot;,&quot;; TEXT([.BD245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YJ2D21O3W5CQOOWZJIAKYEP968E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AJYNJ92NJKMFEZRQ3LH6W2GUI2C78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9:52 GMT 2012</text:p>
          </table:table-cell>
          <table:table-cell office:value-type="string">
            <text:p>Sun Jun 17 00:50:09 GMT 2012</text:p>
          </table:table-cell>
          <table:table-cell office:value-type="string">
            <text:p>Sat Jun 23 17:50:09 PDT 2012</text:p>
          </table:table-cell>
          <table:table-cell office:value-type="string">
            <text:p>Sat Jun 16 19:58:23 PDT 2012</text:p>
          </table:table-cell>
          <table:table-cell table:number-columns-repeated="2"/>
          <table:table-cell office:value-type="string">
            <text:p>17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2</text:p>
          </table:table-cell>
          <table:table-cell office:value-type="string">
            <text:p>gulf</text:p>
          </table:table-cell>
          <table:table-cell office:value-type="string">
            <text:p>iran</text:p>
          </table:table-cell>
          <table:table-cell office:value-type="string">
            <text:p>oil</text:p>
          </table:table-cell>
          <table:table-cell office:value-type="string">
            <text:p>iranian</text:p>
          </table:table-cell>
          <table:table-cell office:value-type="string">
            <text:p>attack</text:p>
          </table:table-cell>
          <table:table-cell office:value-type="string">
            <text:p>ecuador</text:p>
          </table:table-cell>
          <table:table-cell office:value-type="string">
            <text:p>iraq</text:p>
          </table:table-cell>
          <table:table-cell office:value-type="string">
            <text:p>shipping</text:p>
          </table:table-cell>
          <table:table-cell office:value-type="string">
            <text:p>kuwaiti</text:p>
          </table:table-cell>
          <table:table-cell office:value-type="string">
            <text:p>military</text:p>
          </table:table-cell>
          <table:table-cell office:value-type="string">
            <text:p>United States support for Iraq during the Iran–Iraq war</text:p>
          </table:table-cell>
          <table:table-cell office:value-type="string">
            <text:p>51787</text:p>
          </table:table-cell>
          <table:table-cell office:value-type="string">
            <text:p>ribbentrop</text:p>
          </table:table-cell>
          <table:table-cell office:value-type="string">
            <text:p>german</text:p>
          </table:table-cell>
          <table:table-cell office:value-type="string">
            <text:p>hitler</text:p>
          </table:table-cell>
          <table:table-cell office:value-type="string">
            <text:p>his</text:p>
          </table:table-cell>
          <table:table-cell office:value-type="string">
            <text:p>had</text:p>
          </table:table-cell>
          <table:table-cell office:value-type="string">
            <text:p>germany</text:p>
          </table:table-cell>
          <table:table-cell office:value-type="string">
            <text:p>war</text:p>
          </table:table-cell>
          <table:table-cell office:value-type="string">
            <text:p>from</text:p>
          </table:table-cell>
          <table:table-cell office:value-type="string">
            <text:p>he</text:p>
          </table:table-cell>
          <table:table-cell office:value-type="string">
            <text:p>foreign</text:p>
          </table:table-cell>
          <table:table-cell office:value-type="string">
            <text:p>Joachim von Ribbentrop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46];&quot;,&quot;;[.AC246];&quot;,&quot;; TEXT([.BD24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TYJ2D21O3W5CQOOWZJIAKYEP968E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XLL0XULRGNTQSRRTNO5NP7N7VD4QL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51 GMT 2012</text:p>
          </table:table-cell>
          <table:table-cell office:value-type="string">
            <text:p>Sun Jun 17 00:49:01 GMT 2012</text:p>
          </table:table-cell>
          <table:table-cell office:value-type="string">
            <text:p>Sat Jun 23 17:49:01 PDT 2012</text:p>
          </table:table-cell>
          <table:table-cell office:value-type="string">
            <text:p>Sat Jun 16 19:58:23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12</text:p>
          </table:table-cell>
          <table:table-cell office:value-type="string">
            <text:p>gulf</text:p>
          </table:table-cell>
          <table:table-cell office:value-type="string">
            <text:p>iran</text:p>
          </table:table-cell>
          <table:table-cell office:value-type="string">
            <text:p>oil</text:p>
          </table:table-cell>
          <table:table-cell office:value-type="string">
            <text:p>iranian</text:p>
          </table:table-cell>
          <table:table-cell office:value-type="string">
            <text:p>attack</text:p>
          </table:table-cell>
          <table:table-cell office:value-type="string">
            <text:p>ecuador</text:p>
          </table:table-cell>
          <table:table-cell office:value-type="string">
            <text:p>iraq</text:p>
          </table:table-cell>
          <table:table-cell office:value-type="string">
            <text:p>shipping</text:p>
          </table:table-cell>
          <table:table-cell office:value-type="string">
            <text:p>kuwaiti</text:p>
          </table:table-cell>
          <table:table-cell office:value-type="string">
            <text:p>military</text:p>
          </table:table-cell>
          <table:table-cell office:value-type="string">
            <text:p>United States support for Iraq during the Iran–Iraq war</text:p>
          </table:table-cell>
          <table:table-cell office:value-type="string">
            <text:p>51787</text:p>
          </table:table-cell>
          <table:table-cell office:value-type="string">
            <text:p>ribbentrop</text:p>
          </table:table-cell>
          <table:table-cell office:value-type="string">
            <text:p>german</text:p>
          </table:table-cell>
          <table:table-cell office:value-type="string">
            <text:p>hitler</text:p>
          </table:table-cell>
          <table:table-cell office:value-type="string">
            <text:p>his</text:p>
          </table:table-cell>
          <table:table-cell office:value-type="string">
            <text:p>had</text:p>
          </table:table-cell>
          <table:table-cell office:value-type="string">
            <text:p>germany</text:p>
          </table:table-cell>
          <table:table-cell office:value-type="string">
            <text:p>war</text:p>
          </table:table-cell>
          <table:table-cell office:value-type="string">
            <text:p>from</text:p>
          </table:table-cell>
          <table:table-cell office:value-type="string">
            <text:p>he</text:p>
          </table:table-cell>
          <table:table-cell office:value-type="string">
            <text:p>foreign</text:p>
          </table:table-cell>
          <table:table-cell office:value-type="string">
            <text:p>Joachim von Ribbentrop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47];&quot;,&quot;;[.AC247];&quot;,&quot;; TEXT([.BD24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YW40SPW1IN1Q43XEA3VAB6B311E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6NOX7H57DZK4O29LQ4HLM25M1BA04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4:05 GMT 2012</text:p>
          </table:table-cell>
          <table:table-cell office:value-type="string">
            <text:p>Sun Jun 17 00:54:14 GMT 2012</text:p>
          </table:table-cell>
          <table:table-cell office:value-type="string">
            <text:p>Sat Jun 23 17:54:14 PDT 2012</text:p>
          </table:table-cell>
          <table:table-cell office:value-type="string">
            <text:p>Sat Jun 16 19:58:39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9</text:p>
          </table:table-cell>
          <table:table-cell office:value-type="string">
            <text:p>gold</text:p>
          </table:table-cell>
          <table:table-cell office:value-type="string">
            <text:p>copper</text:p>
          </table:table-cell>
          <table:table-cell office:value-type="string">
            <text:p>dome</text:p>
          </table:table-cell>
          <table:table-cell office:value-type="string">
            <text:p>mine</text:p>
          </table:table-cell>
          <table:table-cell office:value-type="string">
            <text:p>ounces</text:p>
          </table:table-cell>
          <table:table-cell office:value-type="string">
            <text:p>mining</text:p>
          </table:table-cell>
          <table:table-cell office:value-type="string">
            <text:p>silver</text:p>
          </table:table-cell>
          <table:table-cell office:value-type="string">
            <text:p>tons</text:p>
          </table:table-cell>
          <table:table-cell office:value-type="string">
            <text:p>mines</text:p>
          </table:table-cell>
          <table:table-cell office:value-type="string">
            <text:p>ounce</text:p>
          </table:table-cell>
          <table:table-cell office:value-type="string">
            <text:p>Mining industry of Ghana</text:p>
          </table:table-cell>
          <table:table-cell office:value-type="string">
            <text:p>346180</text:p>
          </table:table-cell>
          <table:table-cell office:value-type="string">
            <text:p>cts</text:p>
          </table:table-cell>
          <table:table-cell office:value-type="string">
            <text:p>v</text:p>
          </table:table-cell>
          <table:table-cell office:value-type="string">
            <text:p>cadillac</text:p>
          </table:table-cell>
          <table:table-cell office:value-type="string">
            <text:p>car</text:p>
          </table:table-cell>
          <table:table-cell office:value-type="string">
            <text:p>wagon</text:p>
          </table:table-cell>
          <table:table-cell office:value-type="string">
            <text:p>engine</text:p>
          </table:table-cell>
          <table:table-cell office:value-type="string">
            <text:p>l</text:p>
          </table:table-cell>
          <table:table-cell office:value-type="string">
            <text:p>year</text:p>
          </table:table-cell>
          <table:table-cell office:value-type="string">
            <text:p>american</text:p>
          </table:table-cell>
          <table:table-cell office:value-type="string">
            <text:p>available</text:p>
          </table:table-cell>
          <table:table-cell office:value-type="string">
            <text:p>Cadillac CT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48];&quot;,&quot;;[.AC248];&quot;,&quot;; TEXT([.BD24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YW40SPW1IN1Q43XEA3VAB6B311E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GJ70G5R98D8YCJJE6JS1NYCHWFCSV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6:20 GMT 2012</text:p>
          </table:table-cell>
          <table:table-cell office:value-type="string">
            <text:p>Sun Jun 17 00:56:42 GMT 2012</text:p>
          </table:table-cell>
          <table:table-cell office:value-type="string">
            <text:p>Sat Jun 23 17:56:42 PDT 2012</text:p>
          </table:table-cell>
          <table:table-cell office:value-type="string">
            <text:p>Sat Jun 16 19:58:39 PDT 2012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9</text:p>
          </table:table-cell>
          <table:table-cell office:value-type="string">
            <text:p>gold</text:p>
          </table:table-cell>
          <table:table-cell office:value-type="string">
            <text:p>copper</text:p>
          </table:table-cell>
          <table:table-cell office:value-type="string">
            <text:p>dome</text:p>
          </table:table-cell>
          <table:table-cell office:value-type="string">
            <text:p>mine</text:p>
          </table:table-cell>
          <table:table-cell office:value-type="string">
            <text:p>ounces</text:p>
          </table:table-cell>
          <table:table-cell office:value-type="string">
            <text:p>mining</text:p>
          </table:table-cell>
          <table:table-cell office:value-type="string">
            <text:p>silver</text:p>
          </table:table-cell>
          <table:table-cell office:value-type="string">
            <text:p>tons</text:p>
          </table:table-cell>
          <table:table-cell office:value-type="string">
            <text:p>mines</text:p>
          </table:table-cell>
          <table:table-cell office:value-type="string">
            <text:p>ounce</text:p>
          </table:table-cell>
          <table:table-cell office:value-type="string">
            <text:p>Mining industry of Ghana</text:p>
          </table:table-cell>
          <table:table-cell office:value-type="string">
            <text:p>346180</text:p>
          </table:table-cell>
          <table:table-cell office:value-type="string">
            <text:p>cts</text:p>
          </table:table-cell>
          <table:table-cell office:value-type="string">
            <text:p>v</text:p>
          </table:table-cell>
          <table:table-cell office:value-type="string">
            <text:p>cadillac</text:p>
          </table:table-cell>
          <table:table-cell office:value-type="string">
            <text:p>car</text:p>
          </table:table-cell>
          <table:table-cell office:value-type="string">
            <text:p>wagon</text:p>
          </table:table-cell>
          <table:table-cell office:value-type="string">
            <text:p>engine</text:p>
          </table:table-cell>
          <table:table-cell office:value-type="string">
            <text:p>l</text:p>
          </table:table-cell>
          <table:table-cell office:value-type="string">
            <text:p>year</text:p>
          </table:table-cell>
          <table:table-cell office:value-type="string">
            <text:p>american</text:p>
          </table:table-cell>
          <table:table-cell office:value-type="string">
            <text:p>available</text:p>
          </table:table-cell>
          <table:table-cell office:value-type="string">
            <text:p>Cadillac CTS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49];&quot;,&quot;;[.AC249];&quot;,&quot;; TEXT([.BD24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TYW40SPW1IN1Q43XEA3VAB6B311E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TS11K274J79ZZKB8IE4EUXFD6XFDF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16 GMT 2012</text:p>
          </table:table-cell>
          <table:table-cell office:value-type="string">
            <text:p>Sun Jun 17 00:49:24 GMT 2012</text:p>
          </table:table-cell>
          <table:table-cell office:value-type="string">
            <text:p>Sat Jun 23 17:49:24 PDT 2012</text:p>
          </table:table-cell>
          <table:table-cell office:value-type="string">
            <text:p>Sat Jun 16 19:58:40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49</text:p>
          </table:table-cell>
          <table:table-cell office:value-type="string">
            <text:p>gold</text:p>
          </table:table-cell>
          <table:table-cell office:value-type="string">
            <text:p>copper</text:p>
          </table:table-cell>
          <table:table-cell office:value-type="string">
            <text:p>dome</text:p>
          </table:table-cell>
          <table:table-cell office:value-type="string">
            <text:p>mine</text:p>
          </table:table-cell>
          <table:table-cell office:value-type="string">
            <text:p>ounces</text:p>
          </table:table-cell>
          <table:table-cell office:value-type="string">
            <text:p>mining</text:p>
          </table:table-cell>
          <table:table-cell office:value-type="string">
            <text:p>silver</text:p>
          </table:table-cell>
          <table:table-cell office:value-type="string">
            <text:p>tons</text:p>
          </table:table-cell>
          <table:table-cell office:value-type="string">
            <text:p>mines</text:p>
          </table:table-cell>
          <table:table-cell office:value-type="string">
            <text:p>ounce</text:p>
          </table:table-cell>
          <table:table-cell office:value-type="string">
            <text:p>Mining industry of Ghana</text:p>
          </table:table-cell>
          <table:table-cell office:value-type="string">
            <text:p>346180</text:p>
          </table:table-cell>
          <table:table-cell office:value-type="string">
            <text:p>cts</text:p>
          </table:table-cell>
          <table:table-cell office:value-type="string">
            <text:p>v</text:p>
          </table:table-cell>
          <table:table-cell office:value-type="string">
            <text:p>cadillac</text:p>
          </table:table-cell>
          <table:table-cell office:value-type="string">
            <text:p>car</text:p>
          </table:table-cell>
          <table:table-cell office:value-type="string">
            <text:p>wagon</text:p>
          </table:table-cell>
          <table:table-cell office:value-type="string">
            <text:p>engine</text:p>
          </table:table-cell>
          <table:table-cell office:value-type="string">
            <text:p>l</text:p>
          </table:table-cell>
          <table:table-cell office:value-type="string">
            <text:p>year</text:p>
          </table:table-cell>
          <table:table-cell office:value-type="string">
            <text:p>american</text:p>
          </table:table-cell>
          <table:table-cell office:value-type="string">
            <text:p>available</text:p>
          </table:table-cell>
          <table:table-cell office:value-type="string">
            <text:p>Cadillac CT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50];&quot;,&quot;;[.AC250];&quot;,&quot;; TEXT([.BD25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U6BDDP8PJWK9M1D4W23Y39Z0ZK5G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BIP6AUC26DGLG164DM0NK0CPDW3AT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5:50 GMT 2012</text:p>
          </table:table-cell>
          <table:table-cell office:value-type="string">
            <text:p>Sun Jun 17 00:56:01 GMT 2012</text:p>
          </table:table-cell>
          <table:table-cell office:value-type="string">
            <text:p>Sat Jun 23 17:56:01 PDT 2012</text:p>
          </table:table-cell>
          <table:table-cell office:value-type="string">
            <text:p>Sat Jun 16 19:58:28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3</text:p>
          </table:table-cell>
          <table:table-cell office:value-type="string">
            <text:p>western</text:p>
          </table:table-cell>
          <table:table-cell office:value-type="string">
            <text:p>europe</text:p>
          </table:table-cell>
          <table:table-cell office:value-type="string">
            <text:p>years</text:p>
          </table:table-cell>
          <table:table-cell office:value-type="string">
            <text:p>research</text:p>
          </table:table-cell>
          <table:table-cell office:value-type="string">
            <text:p>experts</text:p>
          </table:table-cell>
          <table:table-cell office:value-type="string">
            <text:p>export</text:p>
          </table:table-cell>
          <table:table-cell office:value-type="string">
            <text:p>becor</text:p>
          </table:table-cell>
          <table:table-cell office:value-type="string">
            <text:p>west</text:p>
          </table:table-cell>
          <table:table-cell office:value-type="string">
            <text:p>diplomats</text:p>
          </table:table-cell>
          <table:table-cell office:value-type="string">
            <text:p>cent</text:p>
          </table:table-cell>
          <table:table-cell office:value-type="string">
            <text:p>Axis and Soviet air operations during Operation Barbarossa</text:p>
          </table:table-cell>
          <table:table-cell office:value-type="string">
            <text:p>53177</text:p>
          </table:table-cell>
          <table:table-cell office:value-type="string">
            <text:p>social</text:p>
          </table:table-cell>
          <table:table-cell office:value-type="string">
            <text:p>security</text:p>
          </table:table-cell>
          <table:table-cell office:value-type="string">
            <text:p>benefits</text:p>
          </table:table-cell>
          <table:table-cell office:value-type="string">
            <text:p>retirement</text:p>
          </table:table-cell>
          <table:table-cell office:value-type="string">
            <text:p>from</text:p>
          </table:table-cell>
          <table:table-cell office:value-type="string">
            <text:p>age</text:p>
          </table:table-cell>
          <table:table-cell office:value-type="string">
            <text:p>tax</text:p>
          </table:table-cell>
          <table:table-cell office:value-type="string">
            <text:p>income</text:p>
          </table:table-cell>
          <table:table-cell office:value-type="string">
            <text:p>years</text:p>
          </table:table-cell>
          <table:table-cell office:value-type="string">
            <text:p>benefit</text:p>
          </table:table-cell>
          <table:table-cell office:value-type="string">
            <text:p>Social Security (United States)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51];&quot;,&quot;;[.AC251];&quot;,&quot;; TEXT([.BD25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U6BDDP8PJWK9M1D4W23Y39Z0ZK5G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JQ8TNKIMZSMKT3MZCFM8PGVGWBBY1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05 GMT 2012</text:p>
          </table:table-cell>
          <table:table-cell office:value-type="string">
            <text:p>Sun Jun 17 00:49:15 GMT 2012</text:p>
          </table:table-cell>
          <table:table-cell office:value-type="string">
            <text:p>Sat Jun 23 17:49:15 PDT 2012</text:p>
          </table:table-cell>
          <table:table-cell office:value-type="string">
            <text:p>Sat Jun 16 19:58:28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3</text:p>
          </table:table-cell>
          <table:table-cell office:value-type="string">
            <text:p>western</text:p>
          </table:table-cell>
          <table:table-cell office:value-type="string">
            <text:p>europe</text:p>
          </table:table-cell>
          <table:table-cell office:value-type="string">
            <text:p>years</text:p>
          </table:table-cell>
          <table:table-cell office:value-type="string">
            <text:p>research</text:p>
          </table:table-cell>
          <table:table-cell office:value-type="string">
            <text:p>experts</text:p>
          </table:table-cell>
          <table:table-cell office:value-type="string">
            <text:p>export</text:p>
          </table:table-cell>
          <table:table-cell office:value-type="string">
            <text:p>becor</text:p>
          </table:table-cell>
          <table:table-cell office:value-type="string">
            <text:p>west</text:p>
          </table:table-cell>
          <table:table-cell office:value-type="string">
            <text:p>diplomats</text:p>
          </table:table-cell>
          <table:table-cell office:value-type="string">
            <text:p>cent</text:p>
          </table:table-cell>
          <table:table-cell office:value-type="string">
            <text:p>Axis and Soviet air operations during Operation Barbarossa</text:p>
          </table:table-cell>
          <table:table-cell office:value-type="string">
            <text:p>53177</text:p>
          </table:table-cell>
          <table:table-cell office:value-type="string">
            <text:p>social</text:p>
          </table:table-cell>
          <table:table-cell office:value-type="string">
            <text:p>security</text:p>
          </table:table-cell>
          <table:table-cell office:value-type="string">
            <text:p>benefits</text:p>
          </table:table-cell>
          <table:table-cell office:value-type="string">
            <text:p>retirement</text:p>
          </table:table-cell>
          <table:table-cell office:value-type="string">
            <text:p>from</text:p>
          </table:table-cell>
          <table:table-cell office:value-type="string">
            <text:p>age</text:p>
          </table:table-cell>
          <table:table-cell office:value-type="string">
            <text:p>tax</text:p>
          </table:table-cell>
          <table:table-cell office:value-type="string">
            <text:p>income</text:p>
          </table:table-cell>
          <table:table-cell office:value-type="string">
            <text:p>years</text:p>
          </table:table-cell>
          <table:table-cell office:value-type="string">
            <text:p>benefit</text:p>
          </table:table-cell>
          <table:table-cell office:value-type="string">
            <text:p>Social Security (United States)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52];&quot;,&quot;;[.AC252];&quot;,&quot;; TEXT([.BD25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6BDDP8PJWK9M1D4W23Y39Z0ZK5GA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8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8 GMT 2012</text:p>
          </table:table-cell>
          <table:table-cell table:number-columns-repeated="2"/>
          <table:table-cell office:value-type="string">
            <text:p>2TZ9KQW618N4L3LKJNV55CETO6LNLA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7:06 GMT 2012</text:p>
          </table:table-cell>
          <table:table-cell office:value-type="string">
            <text:p>Sun Jun 17 00:57:24 GMT 2012</text:p>
          </table:table-cell>
          <table:table-cell office:value-type="string">
            <text:p>Sat Jun 23 17:57:24 PDT 2012</text:p>
          </table:table-cell>
          <table:table-cell office:value-type="string">
            <text:p>Sat Jun 16 19:58:28 PDT 2012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3</text:p>
          </table:table-cell>
          <table:table-cell office:value-type="string">
            <text:p>western</text:p>
          </table:table-cell>
          <table:table-cell office:value-type="string">
            <text:p>europe</text:p>
          </table:table-cell>
          <table:table-cell office:value-type="string">
            <text:p>years</text:p>
          </table:table-cell>
          <table:table-cell office:value-type="string">
            <text:p>research</text:p>
          </table:table-cell>
          <table:table-cell office:value-type="string">
            <text:p>experts</text:p>
          </table:table-cell>
          <table:table-cell office:value-type="string">
            <text:p>export</text:p>
          </table:table-cell>
          <table:table-cell office:value-type="string">
            <text:p>becor</text:p>
          </table:table-cell>
          <table:table-cell office:value-type="string">
            <text:p>west</text:p>
          </table:table-cell>
          <table:table-cell office:value-type="string">
            <text:p>diplomats</text:p>
          </table:table-cell>
          <table:table-cell office:value-type="string">
            <text:p>cent</text:p>
          </table:table-cell>
          <table:table-cell office:value-type="string">
            <text:p>Axis and Soviet air operations during Operation Barbarossa</text:p>
          </table:table-cell>
          <table:table-cell office:value-type="string">
            <text:p>53177</text:p>
          </table:table-cell>
          <table:table-cell office:value-type="string">
            <text:p>social</text:p>
          </table:table-cell>
          <table:table-cell office:value-type="string">
            <text:p>security</text:p>
          </table:table-cell>
          <table:table-cell office:value-type="string">
            <text:p>benefits</text:p>
          </table:table-cell>
          <table:table-cell office:value-type="string">
            <text:p>retirement</text:p>
          </table:table-cell>
          <table:table-cell office:value-type="string">
            <text:p>from</text:p>
          </table:table-cell>
          <table:table-cell office:value-type="string">
            <text:p>age</text:p>
          </table:table-cell>
          <table:table-cell office:value-type="string">
            <text:p>tax</text:p>
          </table:table-cell>
          <table:table-cell office:value-type="string">
            <text:p>income</text:p>
          </table:table-cell>
          <table:table-cell office:value-type="string">
            <text:p>years</text:p>
          </table:table-cell>
          <table:table-cell office:value-type="string">
            <text:p>benefit</text:p>
          </table:table-cell>
          <table:table-cell office:value-type="string">
            <text:p>Social Security (United States)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53];&quot;,&quot;;[.AC253];&quot;,&quot;; TEXT([.BD25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HXR24SMEZZHV6PTX0UGP9Y3W81I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5CCJ011K274YGXPX6X1GN46VQ8CAZ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21 GMT 2012</text:p>
          </table:table-cell>
          <table:table-cell office:value-type="string">
            <text:p>Sun Jun 17 00:50:31 GMT 2012</text:p>
          </table:table-cell>
          <table:table-cell office:value-type="string">
            <text:p>Sat Jun 23 17:50:31 PDT 2012</text:p>
          </table:table-cell>
          <table:table-cell office:value-type="string">
            <text:p>Sat Jun 16 19:58:55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2</text:p>
          </table:table-cell>
          <table:table-cell office:value-type="string">
            <text:p>mln</text:p>
          </table:table-cell>
          <table:table-cell office:value-type="string">
            <text:p>dlrs</text:p>
          </table:table-cell>
          <table:table-cell office:value-type="string">
            <text:p>loss</text:p>
          </table:table-cell>
          <table:table-cell office:value-type="string">
            <text:p>company</text:p>
          </table:table-cell>
          <table:table-cell office:value-type="string">
            <text:p>operations</text:p>
          </table:table-cell>
          <table:table-cell office:value-type="string">
            <text:p>year</text:p>
          </table:table-cell>
          <table:table-cell office:value-type="string">
            <text:p>operating</text:p>
          </table:table-cell>
          <table:table-cell office:value-type="string">
            <text:p>earnings</text:p>
          </table:table-cell>
          <table:table-cell office:value-type="string">
            <text:p>income</text:p>
          </table:table-cell>
          <table:table-cell office:value-type="string">
            <text:p>dlr</text:p>
          </table:table-cell>
          <table:table-cell office:value-type="string">
            <text:p>Canada–Mali relations</text:p>
          </table:table-cell>
          <table:table-cell office:value-type="string">
            <text:p>114867</text:p>
          </table:table-cell>
          <table:table-cell office:value-type="string">
            <text:p>party</text:p>
          </table:table-cell>
          <table:table-cell office:value-type="string">
            <text:p>scottish</text:p>
          </table:table-cell>
          <table:table-cell office:value-type="string">
            <text:p>seats</text:p>
          </table:table-cell>
          <table:table-cell office:value-type="string">
            <text:p>constituency</text:p>
          </table:table-cell>
          <table:table-cell office:value-type="string">
            <text:p>election</text:p>
          </table:table-cell>
          <table:table-cell office:value-type="string">
            <text:p>votes</text:p>
          </table:table-cell>
          <table:table-cell office:value-type="string">
            <text:p>ams</text:p>
          </table:table-cell>
          <table:table-cell office:value-type="string">
            <text:p>net</text:p>
          </table:table-cell>
          <table:table-cell office:value-type="string">
            <text:p>region</text:p>
          </table:table-cell>
          <table:table-cell office:value-type="string">
            <text:p>box</text:p>
          </table:table-cell>
          <table:table-cell office:value-type="string">
            <text:p>Scottish Parliament general election, 2011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54];&quot;,&quot;;[.AC254];&quot;,&quot;; TEXT([.BD254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UHXR24SMEZZHV6PTX0UGP9Y3W81I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RKTLB3L0FBJORCGQOARMVE5SIKKWV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6:02 GMT 2012</text:p>
          </table:table-cell>
          <table:table-cell office:value-type="string">
            <text:p>Sun Jun 17 00:56:07 GMT 2012</text:p>
          </table:table-cell>
          <table:table-cell office:value-type="string">
            <text:p>Sat Jun 23 17:56:07 PDT 2012</text:p>
          </table:table-cell>
          <table:table-cell office:value-type="string">
            <text:p>Sat Jun 16 19:58:55 PDT 2012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2</text:p>
          </table:table-cell>
          <table:table-cell office:value-type="string">
            <text:p>mln</text:p>
          </table:table-cell>
          <table:table-cell office:value-type="string">
            <text:p>dlrs</text:p>
          </table:table-cell>
          <table:table-cell office:value-type="string">
            <text:p>loss</text:p>
          </table:table-cell>
          <table:table-cell office:value-type="string">
            <text:p>company</text:p>
          </table:table-cell>
          <table:table-cell office:value-type="string">
            <text:p>operations</text:p>
          </table:table-cell>
          <table:table-cell office:value-type="string">
            <text:p>year</text:p>
          </table:table-cell>
          <table:table-cell office:value-type="string">
            <text:p>operating</text:p>
          </table:table-cell>
          <table:table-cell office:value-type="string">
            <text:p>earnings</text:p>
          </table:table-cell>
          <table:table-cell office:value-type="string">
            <text:p>income</text:p>
          </table:table-cell>
          <table:table-cell office:value-type="string">
            <text:p>dlr</text:p>
          </table:table-cell>
          <table:table-cell office:value-type="string">
            <text:p>Canada–Mali relations</text:p>
          </table:table-cell>
          <table:table-cell office:value-type="string">
            <text:p>114867</text:p>
          </table:table-cell>
          <table:table-cell office:value-type="string">
            <text:p>party</text:p>
          </table:table-cell>
          <table:table-cell office:value-type="string">
            <text:p>scottish</text:p>
          </table:table-cell>
          <table:table-cell office:value-type="string">
            <text:p>seats</text:p>
          </table:table-cell>
          <table:table-cell office:value-type="string">
            <text:p>constituency</text:p>
          </table:table-cell>
          <table:table-cell office:value-type="string">
            <text:p>election</text:p>
          </table:table-cell>
          <table:table-cell office:value-type="string">
            <text:p>votes</text:p>
          </table:table-cell>
          <table:table-cell office:value-type="string">
            <text:p>ams</text:p>
          </table:table-cell>
          <table:table-cell office:value-type="string">
            <text:p>net</text:p>
          </table:table-cell>
          <table:table-cell office:value-type="string">
            <text:p>region</text:p>
          </table:table-cell>
          <table:table-cell office:value-type="string">
            <text:p>box</text:p>
          </table:table-cell>
          <table:table-cell office:value-type="string">
            <text:p>Scottish Parliament general election, 2011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55];&quot;,&quot;;[.AC255];&quot;,&quot;; TEXT([.BD25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HXR24SMEZZHV6PTX0UGP9Y3W81I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YM3K4F0OHOV6ASN4UF2T92HF5Q12S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1:01:48 GMT 2012</text:p>
          </table:table-cell>
          <table:table-cell office:value-type="string">
            <text:p>Sun Jun 17 01:01:55 GMT 2012</text:p>
          </table:table-cell>
          <table:table-cell office:value-type="string">
            <text:p>Sat Jun 23 18:01:55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2</text:p>
          </table:table-cell>
          <table:table-cell office:value-type="string">
            <text:p>mln</text:p>
          </table:table-cell>
          <table:table-cell office:value-type="string">
            <text:p>dlrs</text:p>
          </table:table-cell>
          <table:table-cell office:value-type="string">
            <text:p>loss</text:p>
          </table:table-cell>
          <table:table-cell office:value-type="string">
            <text:p>company</text:p>
          </table:table-cell>
          <table:table-cell office:value-type="string">
            <text:p>operations</text:p>
          </table:table-cell>
          <table:table-cell office:value-type="string">
            <text:p>year</text:p>
          </table:table-cell>
          <table:table-cell office:value-type="string">
            <text:p>operating</text:p>
          </table:table-cell>
          <table:table-cell office:value-type="string">
            <text:p>earnings</text:p>
          </table:table-cell>
          <table:table-cell office:value-type="string">
            <text:p>income</text:p>
          </table:table-cell>
          <table:table-cell office:value-type="string">
            <text:p>dlr</text:p>
          </table:table-cell>
          <table:table-cell office:value-type="string">
            <text:p>Canada–Mali relations</text:p>
          </table:table-cell>
          <table:table-cell office:value-type="string">
            <text:p>114867</text:p>
          </table:table-cell>
          <table:table-cell office:value-type="string">
            <text:p>party</text:p>
          </table:table-cell>
          <table:table-cell office:value-type="string">
            <text:p>scottish</text:p>
          </table:table-cell>
          <table:table-cell office:value-type="string">
            <text:p>seats</text:p>
          </table:table-cell>
          <table:table-cell office:value-type="string">
            <text:p>constituency</text:p>
          </table:table-cell>
          <table:table-cell office:value-type="string">
            <text:p>election</text:p>
          </table:table-cell>
          <table:table-cell office:value-type="string">
            <text:p>votes</text:p>
          </table:table-cell>
          <table:table-cell office:value-type="string">
            <text:p>ams</text:p>
          </table:table-cell>
          <table:table-cell office:value-type="string">
            <text:p>net</text:p>
          </table:table-cell>
          <table:table-cell office:value-type="string">
            <text:p>region</text:p>
          </table:table-cell>
          <table:table-cell office:value-type="string">
            <text:p>box</text:p>
          </table:table-cell>
          <table:table-cell office:value-type="string">
            <text:p>Scottish Parliament general election, 2011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56];&quot;,&quot;;[.AC256];&quot;,&quot;; TEXT([.BD256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UV2AC9KSSZVC6QVBFLUSQOYGBX1JT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DJY0LWSBRI8X3Z75408RHSTM4X0CX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3:18 GMT 2012</text:p>
          </table:table-cell>
          <table:table-cell office:value-type="string">
            <text:p>Sun Jun 17 00:53:25 GMT 2012</text:p>
          </table:table-cell>
          <table:table-cell office:value-type="string">
            <text:p>Sat Jun 23 17:53:25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56101</text:p>
          </table:table-cell>
          <table:table-cell office:value-type="string">
            <text:p>exchange</text:p>
          </table:table-cell>
          <table:table-cell office:value-type="string">
            <text:p>stock</text:p>
          </table:table-cell>
          <table:table-cell office:value-type="string">
            <text:p>london</text:p>
          </table:table-cell>
          <table:table-cell office:value-type="string">
            <text:p>market</text:p>
          </table:table-cell>
          <table:table-cell office:value-type="string">
            <text:p>trading</text:p>
          </table:table-cell>
          <table:table-cell office:value-type="string">
            <text:p>its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new</text:p>
          </table:table-cell>
          <table:table-cell office:value-type="string">
            <text:p>companies</text:p>
          </table:table-cell>
          <table:table-cell office:value-type="string">
            <text:p>London Stock Exchange</text:p>
          </table:table-cell>
          <table:table-cell office:value-type="string">
            <text:p>83</text:p>
          </table:table-cell>
          <table:table-cell office:value-type="string">
            <text:p>february</text:p>
          </table:table-cell>
          <table:table-cell office:value-type="string">
            <text:p>january</text:p>
          </table:table-cell>
          <table:table-cell office:value-type="string">
            <text:p>march</text:p>
          </table:table-cell>
          <table:table-cell office:value-type="string">
            <text:p>december</text:p>
          </table:table-cell>
          <table:table-cell office:value-type="string">
            <text:p>fell</text:p>
          </table:table-cell>
          <table:table-cell office:value-type="string">
            <text:p>rose</text:p>
          </table:table-cell>
          <table:table-cell office:value-type="string">
            <text:p>earlier</text:p>
          </table:table-cell>
          <table:table-cell office:value-type="string">
            <text:p>adjusted</text:p>
          </table:table-cell>
          <table:table-cell office:value-type="string">
            <text:p>year</text:p>
          </table:table-cell>
          <table:table-cell office:value-type="string">
            <text:p>figures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57];&quot;,&quot;;[.AC257];&quot;,&quot;; TEXT([.BD25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UV2AC9KSSZVC6QVBFLUSQOYGBX1JT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KUSEIUUU00O5T8FBS9SGS2U3Z1SS5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4:07 GMT 2012</text:p>
          </table:table-cell>
          <table:table-cell office:value-type="string">
            <text:p>Sun Jun 17 00:54:17 GMT 2012</text:p>
          </table:table-cell>
          <table:table-cell office:value-type="string">
            <text:p>Sat Jun 23 17:54:17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56101</text:p>
          </table:table-cell>
          <table:table-cell office:value-type="string">
            <text:p>exchange</text:p>
          </table:table-cell>
          <table:table-cell office:value-type="string">
            <text:p>stock</text:p>
          </table:table-cell>
          <table:table-cell office:value-type="string">
            <text:p>london</text:p>
          </table:table-cell>
          <table:table-cell office:value-type="string">
            <text:p>market</text:p>
          </table:table-cell>
          <table:table-cell office:value-type="string">
            <text:p>trading</text:p>
          </table:table-cell>
          <table:table-cell office:value-type="string">
            <text:p>its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new</text:p>
          </table:table-cell>
          <table:table-cell office:value-type="string">
            <text:p>companies</text:p>
          </table:table-cell>
          <table:table-cell office:value-type="string">
            <text:p>London Stock Exchange</text:p>
          </table:table-cell>
          <table:table-cell office:value-type="string">
            <text:p>83</text:p>
          </table:table-cell>
          <table:table-cell office:value-type="string">
            <text:p>february</text:p>
          </table:table-cell>
          <table:table-cell office:value-type="string">
            <text:p>january</text:p>
          </table:table-cell>
          <table:table-cell office:value-type="string">
            <text:p>march</text:p>
          </table:table-cell>
          <table:table-cell office:value-type="string">
            <text:p>december</text:p>
          </table:table-cell>
          <table:table-cell office:value-type="string">
            <text:p>fell</text:p>
          </table:table-cell>
          <table:table-cell office:value-type="string">
            <text:p>rose</text:p>
          </table:table-cell>
          <table:table-cell office:value-type="string">
            <text:p>earlier</text:p>
          </table:table-cell>
          <table:table-cell office:value-type="string">
            <text:p>adjusted</text:p>
          </table:table-cell>
          <table:table-cell office:value-type="string">
            <text:p>year</text:p>
          </table:table-cell>
          <table:table-cell office:value-type="string">
            <text:p>figures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58];&quot;,&quot;;[.AC258];&quot;,&quot;; TEXT([.BD258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UV2AC9KSSZVC6QVBFLUSQOYGBX1JT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MOA6X3YOCCFFLDAR7GTQNIIYR9PQX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50:09 GMT 2012</text:p>
          </table:table-cell>
          <table:table-cell office:value-type="string">
            <text:p>Sun Jun 17 00:50:17 GMT 2012</text:p>
          </table:table-cell>
          <table:table-cell office:value-type="string">
            <text:p>Sat Jun 23 17:50:17 PDT 2012</text:p>
          </table:table-cell>
          <table:table-cell office:value-type="string">
            <text:p>Sat Jun 16 19:58:56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56101</text:p>
          </table:table-cell>
          <table:table-cell office:value-type="string">
            <text:p>exchange</text:p>
          </table:table-cell>
          <table:table-cell office:value-type="string">
            <text:p>stock</text:p>
          </table:table-cell>
          <table:table-cell office:value-type="string">
            <text:p>london</text:p>
          </table:table-cell>
          <table:table-cell office:value-type="string">
            <text:p>market</text:p>
          </table:table-cell>
          <table:table-cell office:value-type="string">
            <text:p>trading</text:p>
          </table:table-cell>
          <table:table-cell office:value-type="string">
            <text:p>its</text:p>
          </table:table-cell>
          <table:table-cell office:value-type="string">
            <text:p>from</text:p>
          </table:table-cell>
          <table:table-cell office:value-type="string">
            <text:p>s</text:p>
          </table:table-cell>
          <table:table-cell office:value-type="string">
            <text:p>new</text:p>
          </table:table-cell>
          <table:table-cell office:value-type="string">
            <text:p>companies</text:p>
          </table:table-cell>
          <table:table-cell office:value-type="string">
            <text:p>London Stock Exchange</text:p>
          </table:table-cell>
          <table:table-cell office:value-type="string">
            <text:p>83</text:p>
          </table:table-cell>
          <table:table-cell office:value-type="string">
            <text:p>february</text:p>
          </table:table-cell>
          <table:table-cell office:value-type="string">
            <text:p>january</text:p>
          </table:table-cell>
          <table:table-cell office:value-type="string">
            <text:p>march</text:p>
          </table:table-cell>
          <table:table-cell office:value-type="string">
            <text:p>december</text:p>
          </table:table-cell>
          <table:table-cell office:value-type="string">
            <text:p>fell</text:p>
          </table:table-cell>
          <table:table-cell office:value-type="string">
            <text:p>rose</text:p>
          </table:table-cell>
          <table:table-cell office:value-type="string">
            <text:p>earlier</text:p>
          </table:table-cell>
          <table:table-cell office:value-type="string">
            <text:p>adjusted</text:p>
          </table:table-cell>
          <table:table-cell office:value-type="string">
            <text:p>year</text:p>
          </table:table-cell>
          <table:table-cell office:value-type="string">
            <text:p>figures</text:p>
          </table:table-cell>
          <table:table-cell office:value-type="string">
            <text:p>Economy of the People's Republic of China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59];&quot;,&quot;;[.AC259];&quot;,&quot;; TEXT([.BD25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V0UUU00OQKKPD6NZIJ2226802AVVW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A85R98D8J3VTGKXZ3EYKG3MDD1VFU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8:41 GMT 2012</text:p>
          </table:table-cell>
          <table:table-cell office:value-type="string">
            <text:p>Sun Jun 17 00:58:48 GMT 2012</text:p>
          </table:table-cell>
          <table:table-cell office:value-type="string">
            <text:p>Sat Jun 23 17:58:48 PDT 2012</text:p>
          </table:table-cell>
          <table:table-cell office:value-type="string">
            <text:p>Sat Jun 16 19:58:52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4</text:p>
          </table:table-cell>
          <table:table-cell office:value-type="string">
            <text:p>dollar</text:p>
          </table:table-cell>
          <table:table-cell office:value-type="string">
            <text:p>paris</text:p>
          </table:table-cell>
          <table:table-cell office:value-type="string">
            <text:p>exchange</text:p>
          </table:table-cell>
          <table:table-cell office:value-type="string">
            <text:p>rates</text:p>
          </table:table-cell>
          <table:table-cell office:value-type="string">
            <text:p>baker</text:p>
          </table:table-cell>
          <table:table-cell office:value-type="string">
            <text:p>accord</text:p>
          </table:table-cell>
          <table:table-cell office:value-type="string">
            <text:p>currency</text:p>
          </table:table-cell>
          <table:table-cell office:value-type="string">
            <text:p>monetary</text:p>
          </table:table-cell>
          <table:table-cell office:value-type="string">
            <text:p>treasury</text:p>
          </table:table-cell>
          <table:table-cell office:value-type="string">
            <text:p>nations</text:p>
          </table:table-cell>
          <table:table-cell office:value-type="string">
            <text:p>Reserve currency</text:p>
          </table:table-cell>
          <table:table-cell office:value-type="string">
            <text:p>1446624</text:p>
          </table:table-cell>
          <table:table-cell office:value-type="string">
            <text:p>problem</text:p>
          </table:table-cell>
          <table:table-cell office:value-type="string">
            <text:p>steps</text:p>
          </table:table-cell>
          <table:table-cell office:value-type="string">
            <text:p>decisions</text:p>
          </table:table-cell>
          <table:table-cell office:value-type="string">
            <text:p>may</text:p>
          </table:table-cell>
          <table:table-cell office:value-type="string">
            <text:p>solving</text:p>
          </table:table-cell>
          <table:table-cell office:value-type="string">
            <text:p>all</text:p>
          </table:table-cell>
          <table:table-cell office:value-type="string">
            <text:p>gathering</text:p>
          </table:table-cell>
          <table:table-cell office:value-type="string">
            <text:p>information</text:p>
          </table:table-cell>
          <table:table-cell office:value-type="string">
            <text:p>make</text:p>
          </table:table-cell>
          <table:table-cell office:value-type="string">
            <text:p>problems</text:p>
          </table:table-cell>
          <table:table-cell office:value-type="string">
            <text:p>Marungulam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60];&quot;,&quot;;[.AC260];&quot;,&quot;; TEXT([.BD26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V0UUU00OQKKPD6NZIJ2226802AVVW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CBE1M7PKK9L65UT6K30CLZXQE1ZSH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10 GMT 2012</text:p>
          </table:table-cell>
          <table:table-cell office:value-type="string">
            <text:p>Sun Jun 17 00:48:16 GMT 2012</text:p>
          </table:table-cell>
          <table:table-cell office:value-type="string">
            <text:p>Sat Jun 23 17:48:16 PDT 2012</text:p>
          </table:table-cell>
          <table:table-cell office:value-type="string">
            <text:p>Sat Jun 16 19:58:52 PDT 2012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4</text:p>
          </table:table-cell>
          <table:table-cell office:value-type="string">
            <text:p>dollar</text:p>
          </table:table-cell>
          <table:table-cell office:value-type="string">
            <text:p>paris</text:p>
          </table:table-cell>
          <table:table-cell office:value-type="string">
            <text:p>exchange</text:p>
          </table:table-cell>
          <table:table-cell office:value-type="string">
            <text:p>rates</text:p>
          </table:table-cell>
          <table:table-cell office:value-type="string">
            <text:p>baker</text:p>
          </table:table-cell>
          <table:table-cell office:value-type="string">
            <text:p>accord</text:p>
          </table:table-cell>
          <table:table-cell office:value-type="string">
            <text:p>currency</text:p>
          </table:table-cell>
          <table:table-cell office:value-type="string">
            <text:p>monetary</text:p>
          </table:table-cell>
          <table:table-cell office:value-type="string">
            <text:p>treasury</text:p>
          </table:table-cell>
          <table:table-cell office:value-type="string">
            <text:p>nations</text:p>
          </table:table-cell>
          <table:table-cell office:value-type="string">
            <text:p>Reserve currency</text:p>
          </table:table-cell>
          <table:table-cell office:value-type="string">
            <text:p>1446624</text:p>
          </table:table-cell>
          <table:table-cell office:value-type="string">
            <text:p>problem</text:p>
          </table:table-cell>
          <table:table-cell office:value-type="string">
            <text:p>steps</text:p>
          </table:table-cell>
          <table:table-cell office:value-type="string">
            <text:p>decisions</text:p>
          </table:table-cell>
          <table:table-cell office:value-type="string">
            <text:p>may</text:p>
          </table:table-cell>
          <table:table-cell office:value-type="string">
            <text:p>solving</text:p>
          </table:table-cell>
          <table:table-cell office:value-type="string">
            <text:p>all</text:p>
          </table:table-cell>
          <table:table-cell office:value-type="string">
            <text:p>gathering</text:p>
          </table:table-cell>
          <table:table-cell office:value-type="string">
            <text:p>information</text:p>
          </table:table-cell>
          <table:table-cell office:value-type="string">
            <text:p>make</text:p>
          </table:table-cell>
          <table:table-cell office:value-type="string">
            <text:p>problems</text:p>
          </table:table-cell>
          <table:table-cell office:value-type="string">
            <text:p>Marungulam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61];&quot;,&quot;;[.AC261];&quot;,&quot;; TEXT([.BD26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V0UUU00OQKKPD6NZIJ2226802AVVW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KSRYNJ92NJK19TGTTKUPYW2HMJB62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8:39 GMT 2012</text:p>
          </table:table-cell>
          <table:table-cell office:value-type="string">
            <text:p>Sun Jun 17 00:58:52 GMT 2012</text:p>
          </table:table-cell>
          <table:table-cell office:value-type="string">
            <text:p>Sat Jun 23 17:58:52 PDT 2012</text:p>
          </table:table-cell>
          <table:table-cell office:value-type="string">
            <text:p>Sat Jun 16 19:58:52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4</text:p>
          </table:table-cell>
          <table:table-cell office:value-type="string">
            <text:p>dollar</text:p>
          </table:table-cell>
          <table:table-cell office:value-type="string">
            <text:p>paris</text:p>
          </table:table-cell>
          <table:table-cell office:value-type="string">
            <text:p>exchange</text:p>
          </table:table-cell>
          <table:table-cell office:value-type="string">
            <text:p>rates</text:p>
          </table:table-cell>
          <table:table-cell office:value-type="string">
            <text:p>baker</text:p>
          </table:table-cell>
          <table:table-cell office:value-type="string">
            <text:p>accord</text:p>
          </table:table-cell>
          <table:table-cell office:value-type="string">
            <text:p>currency</text:p>
          </table:table-cell>
          <table:table-cell office:value-type="string">
            <text:p>monetary</text:p>
          </table:table-cell>
          <table:table-cell office:value-type="string">
            <text:p>treasury</text:p>
          </table:table-cell>
          <table:table-cell office:value-type="string">
            <text:p>nations</text:p>
          </table:table-cell>
          <table:table-cell office:value-type="string">
            <text:p>Reserve currency</text:p>
          </table:table-cell>
          <table:table-cell office:value-type="string">
            <text:p>1446624</text:p>
          </table:table-cell>
          <table:table-cell office:value-type="string">
            <text:p>problem</text:p>
          </table:table-cell>
          <table:table-cell office:value-type="string">
            <text:p>steps</text:p>
          </table:table-cell>
          <table:table-cell office:value-type="string">
            <text:p>decisions</text:p>
          </table:table-cell>
          <table:table-cell office:value-type="string">
            <text:p>may</text:p>
          </table:table-cell>
          <table:table-cell office:value-type="string">
            <text:p>solving</text:p>
          </table:table-cell>
          <table:table-cell office:value-type="string">
            <text:p>all</text:p>
          </table:table-cell>
          <table:table-cell office:value-type="string">
            <text:p>gathering</text:p>
          </table:table-cell>
          <table:table-cell office:value-type="string">
            <text:p>information</text:p>
          </table:table-cell>
          <table:table-cell office:value-type="string">
            <text:p>make</text:p>
          </table:table-cell>
          <table:table-cell office:value-type="string">
            <text:p>problems</text:p>
          </table:table-cell>
          <table:table-cell office:value-type="string">
            <text:p>Marungulam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62];&quot;,&quot;;[.AC262];&quot;,&quot;; TEXT([.BD262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V5LVWJ5OPB0D444F8DWJ7EP9II3V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NMCF806UFBNU1JL1V63H5SW7GA0EQ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29 GMT 2012</text:p>
          </table:table-cell>
          <table:table-cell office:value-type="string">
            <text:p>Sun Jun 17 00:53:41 GMT 2012</text:p>
          </table:table-cell>
          <table:table-cell office:value-type="string">
            <text:p>Sat Jun 23 17:53:41 PDT 2012</text:p>
          </table:table-cell>
          <table:table-cell office:value-type="string">
            <text:p>Sat Jun 16 19:58:58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91061</text:p>
          </table:table-cell>
          <table:table-cell office:value-type="string">
            <text:p>blah</text:p>
          </table:table-cell>
          <table:table-cell office:value-type="string">
            <text:p>song</text:p>
          </table:table-cell>
          <table:table-cell office:value-type="string">
            <text:p>kesha</text:p>
          </table:table-cell>
          <table:table-cell office:value-type="string">
            <text:p>blanco</text:p>
          </table:table-cell>
          <table:table-cell office:value-type="string">
            <text:p>benny</text:p>
          </table:table-cell>
          <table:table-cell office:value-type="string">
            <text:p>has</text:p>
          </table:table-cell>
          <table:table-cell office:value-type="string">
            <text:p>her</text:p>
          </table:table-cell>
          <table:table-cell office:value-type="string">
            <text:p>chart</text:p>
          </table:table-cell>
          <table:table-cell office:value-type="string">
            <text:p>industry</text:p>
          </table:table-cell>
          <table:table-cell office:value-type="string">
            <text:p>man</text:p>
          </table:table-cell>
          <table:table-cell office:value-type="string">
            <text:p>Blah Blah Blah (song)</text:p>
          </table:table-cell>
          <table:table-cell office:value-type="string">
            <text:p>89</text:p>
          </table:table-cell>
          <table:table-cell office:value-type="string">
            <text:p>cts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record</text:p>
          </table:table-cell>
          <table:table-cell office:value-type="string">
            <text:p>div</text:p>
          </table:table-cell>
          <table:table-cell office:value-type="string">
            <text:p>reuter</text:p>
          </table:table-cell>
          <table:table-cell office:value-type="string">
            <text:p>prior</text:p>
          </table:table-cell>
          <table:table-cell office:value-type="string">
            <text:p>pay</text:p>
          </table:table-cell>
          <table:table-cell office:value-type="string">
            <text:p>qtly</text:p>
          </table:table-cell>
          <table:table-cell office:value-type="string">
            <text:p>dividend</text:p>
          </table:table-cell>
          <table:table-cell office:value-type="string">
            <text:p>1952 steel strike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63];&quot;,&quot;;[.AC263];&quot;,&quot;; TEXT([.BD263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V5LVWJ5OPB0D444F8DWJ7EP9II3V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P3NFSVGULF3OEG1DX71NS3NZGD8MA</text:p>
          </table:table-cell>
          <table:table-cell office:value-type="string">
            <text:p>A2OEPGFX338S4V</text:p>
          </table:table-cell>
          <table:table-cell office:value-type="string">
            <text:p>Approved</text:p>
          </table:table-cell>
          <table:table-cell office:value-type="string">
            <text:p>Sun Jun 17 00:56:15 GMT 2012</text:p>
          </table:table-cell>
          <table:table-cell office:value-type="string">
            <text:p>Sun Jun 17 00:57:29 GMT 2012</text:p>
          </table:table-cell>
          <table:table-cell office:value-type="string">
            <text:p>Sat Jun 23 17:57:29 PDT 2012</text:p>
          </table:table-cell>
          <table:table-cell office:value-type="string">
            <text:p>Sat Jun 16 19:58:58 PDT 2012</text:p>
          </table:table-cell>
          <table:table-cell table:number-columns-repeated="2"/>
          <table:table-cell office:value-type="string">
            <text:p>74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91061</text:p>
          </table:table-cell>
          <table:table-cell office:value-type="string">
            <text:p>blah</text:p>
          </table:table-cell>
          <table:table-cell office:value-type="string">
            <text:p>song</text:p>
          </table:table-cell>
          <table:table-cell office:value-type="string">
            <text:p>kesha</text:p>
          </table:table-cell>
          <table:table-cell office:value-type="string">
            <text:p>blanco</text:p>
          </table:table-cell>
          <table:table-cell office:value-type="string">
            <text:p>benny</text:p>
          </table:table-cell>
          <table:table-cell office:value-type="string">
            <text:p>has</text:p>
          </table:table-cell>
          <table:table-cell office:value-type="string">
            <text:p>her</text:p>
          </table:table-cell>
          <table:table-cell office:value-type="string">
            <text:p>chart</text:p>
          </table:table-cell>
          <table:table-cell office:value-type="string">
            <text:p>industry</text:p>
          </table:table-cell>
          <table:table-cell office:value-type="string">
            <text:p>man</text:p>
          </table:table-cell>
          <table:table-cell office:value-type="string">
            <text:p>Blah Blah Blah (song)</text:p>
          </table:table-cell>
          <table:table-cell office:value-type="string">
            <text:p>89</text:p>
          </table:table-cell>
          <table:table-cell office:value-type="string">
            <text:p>cts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record</text:p>
          </table:table-cell>
          <table:table-cell office:value-type="string">
            <text:p>div</text:p>
          </table:table-cell>
          <table:table-cell office:value-type="string">
            <text:p>reuter</text:p>
          </table:table-cell>
          <table:table-cell office:value-type="string">
            <text:p>prior</text:p>
          </table:table-cell>
          <table:table-cell office:value-type="string">
            <text:p>pay</text:p>
          </table:table-cell>
          <table:table-cell office:value-type="string">
            <text:p>qtly</text:p>
          </table:table-cell>
          <table:table-cell office:value-type="string">
            <text:p>dividend</text:p>
          </table:table-cell>
          <table:table-cell office:value-type="string">
            <text:p>1952 steel strike</text:p>
          </table:table-cell>
          <table:table-cell/>
          <table:table-cell office:value-type="string">
            <text:p>1001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64];&quot;,&quot;;[.AC264];&quot;,&quot;; TEXT([.BD264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V5LVWJ5OPB0D444F8DWJ7EP9II3V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VR6R70G5R98SH782OYW0STNZ59QAI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4:55 GMT 2012</text:p>
          </table:table-cell>
          <table:table-cell office:value-type="string">
            <text:p>Sun Jun 17 00:55:10 GMT 2012</text:p>
          </table:table-cell>
          <table:table-cell office:value-type="string">
            <text:p>Sat Jun 23 17:55:10 PDT 2012</text:p>
          </table:table-cell>
          <table:table-cell office:value-type="string">
            <text:p>Sat Jun 16 19:58:58 PDT 2012</text:p>
          </table:table-cell>
          <table:table-cell table:number-columns-repeated="2"/>
          <table:table-cell office:value-type="string">
            <text:p>15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91061</text:p>
          </table:table-cell>
          <table:table-cell office:value-type="string">
            <text:p>blah</text:p>
          </table:table-cell>
          <table:table-cell office:value-type="string">
            <text:p>song</text:p>
          </table:table-cell>
          <table:table-cell office:value-type="string">
            <text:p>kesha</text:p>
          </table:table-cell>
          <table:table-cell office:value-type="string">
            <text:p>blanco</text:p>
          </table:table-cell>
          <table:table-cell office:value-type="string">
            <text:p>benny</text:p>
          </table:table-cell>
          <table:table-cell office:value-type="string">
            <text:p>has</text:p>
          </table:table-cell>
          <table:table-cell office:value-type="string">
            <text:p>her</text:p>
          </table:table-cell>
          <table:table-cell office:value-type="string">
            <text:p>chart</text:p>
          </table:table-cell>
          <table:table-cell office:value-type="string">
            <text:p>industry</text:p>
          </table:table-cell>
          <table:table-cell office:value-type="string">
            <text:p>man</text:p>
          </table:table-cell>
          <table:table-cell office:value-type="string">
            <text:p>Blah Blah Blah (song)</text:p>
          </table:table-cell>
          <table:table-cell office:value-type="string">
            <text:p>89</text:p>
          </table:table-cell>
          <table:table-cell office:value-type="string">
            <text:p>cts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record</text:p>
          </table:table-cell>
          <table:table-cell office:value-type="string">
            <text:p>div</text:p>
          </table:table-cell>
          <table:table-cell office:value-type="string">
            <text:p>reuter</text:p>
          </table:table-cell>
          <table:table-cell office:value-type="string">
            <text:p>prior</text:p>
          </table:table-cell>
          <table:table-cell office:value-type="string">
            <text:p>pay</text:p>
          </table:table-cell>
          <table:table-cell office:value-type="string">
            <text:p>qtly</text:p>
          </table:table-cell>
          <table:table-cell office:value-type="string">
            <text:p>dividend</text:p>
          </table:table-cell>
          <table:table-cell office:value-type="string">
            <text:p>1952 steel strike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65];&quot;,&quot;;[.AC265];&quot;,&quot;; TEXT([.BD26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VMEGDHDM25LNRXS66XHMZ6OES4DN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D7DEY5COW0LV0N8FMIFTC6VONS4VF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14 GMT 2012</text:p>
          </table:table-cell>
          <table:table-cell office:value-type="string">
            <text:p>Sun Jun 17 00:50:24 GMT 2012</text:p>
          </table:table-cell>
          <table:table-cell office:value-type="string">
            <text:p>Sat Jun 23 17:50:24 PDT 2012</text:p>
          </table:table-cell>
          <table:table-cell office:value-type="string">
            <text:p>Sat Jun 16 19:58:20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</text:p>
          </table:table-cell>
          <table:table-cell office:value-type="string">
            <text:p>united</text:p>
          </table:table-cell>
          <table:table-cell office:value-type="string">
            <text:p>states</text:p>
          </table:table-cell>
          <table:table-cell office:value-type="string">
            <text:p>washington</text:p>
          </table:table-cell>
          <table:table-cell office:value-type="string">
            <text:p>reagan</text:p>
          </table:table-cell>
          <table:table-cell office:value-type="string">
            <text:p>trade</text:p>
          </table:table-cell>
          <table:table-cell office:value-type="string">
            <text:p>official</text:p>
          </table:table-cell>
          <table:table-cell office:value-type="string">
            <text:p>officials</text:p>
          </table:table-cell>
          <table:table-cell office:value-type="string">
            <text:p>administration</text:p>
          </table:table-cell>
          <table:table-cell office:value-type="string">
            <text:p>american</text:p>
          </table:table-cell>
          <table:table-cell office:value-type="string">
            <text:p>reuter</text:p>
          </table:table-cell>
          <table:table-cell office:value-type="string">
            <text:p>Plame affair timeline</text:p>
          </table:table-cell>
          <table:table-cell office:value-type="string">
            <text:p>14426</text:p>
          </table:table-cell>
          <table:table-cell office:value-type="string">
            <text:p>financial</text:p>
          </table:table-cell>
          <table:table-cell office:value-type="string">
            <text:p>federal</text:p>
          </table:table-cell>
          <table:table-cell office:value-type="string">
            <text:p>any</text:p>
          </table:table-cell>
          <table:table-cell office:value-type="string">
            <text:p>act</text:p>
          </table:table-cell>
          <table:table-cell office:value-type="string">
            <text:p>may</text:p>
          </table:table-cell>
          <table:table-cell office:value-type="string">
            <text:p>company</text:p>
          </table:table-cell>
          <table:table-cell office:value-type="string">
            <text:p>from</text:p>
          </table:table-cell>
          <table:table-cell office:value-type="string">
            <text:p>council</text:p>
          </table:table-cell>
          <table:table-cell office:value-type="string">
            <text:p>other</text:p>
          </table:table-cell>
          <table:table-cell office:value-type="string">
            <text:p>office</text:p>
          </table:table-cell>
          <table:table-cell office:value-type="string">
            <text:p>Dodd–Frank Wall Street Reform and Consumer Protection Act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66];&quot;,&quot;;[.AC266];&quot;,&quot;; TEXT([.BD26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VMEGDHDM25LNRXS66XHMZ6OES4DN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FMUKQOYGNIWGWGDVQR187SVH3KHZE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3:30 GMT 2012</text:p>
          </table:table-cell>
          <table:table-cell office:value-type="string">
            <text:p>Sun Jun 17 00:53:48 GMT 2012</text:p>
          </table:table-cell>
          <table:table-cell office:value-type="string">
            <text:p>Sat Jun 23 17:53:48 PDT 2012</text:p>
          </table:table-cell>
          <table:table-cell office:value-type="string">
            <text:p>Sat Jun 16 19:58:21 PDT 2012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</text:p>
          </table:table-cell>
          <table:table-cell office:value-type="string">
            <text:p>united</text:p>
          </table:table-cell>
          <table:table-cell office:value-type="string">
            <text:p>states</text:p>
          </table:table-cell>
          <table:table-cell office:value-type="string">
            <text:p>washington</text:p>
          </table:table-cell>
          <table:table-cell office:value-type="string">
            <text:p>reagan</text:p>
          </table:table-cell>
          <table:table-cell office:value-type="string">
            <text:p>trade</text:p>
          </table:table-cell>
          <table:table-cell office:value-type="string">
            <text:p>official</text:p>
          </table:table-cell>
          <table:table-cell office:value-type="string">
            <text:p>officials</text:p>
          </table:table-cell>
          <table:table-cell office:value-type="string">
            <text:p>administration</text:p>
          </table:table-cell>
          <table:table-cell office:value-type="string">
            <text:p>american</text:p>
          </table:table-cell>
          <table:table-cell office:value-type="string">
            <text:p>reuter</text:p>
          </table:table-cell>
          <table:table-cell office:value-type="string">
            <text:p>Plame affair timeline</text:p>
          </table:table-cell>
          <table:table-cell office:value-type="string">
            <text:p>14426</text:p>
          </table:table-cell>
          <table:table-cell office:value-type="string">
            <text:p>financial</text:p>
          </table:table-cell>
          <table:table-cell office:value-type="string">
            <text:p>federal</text:p>
          </table:table-cell>
          <table:table-cell office:value-type="string">
            <text:p>any</text:p>
          </table:table-cell>
          <table:table-cell office:value-type="string">
            <text:p>act</text:p>
          </table:table-cell>
          <table:table-cell office:value-type="string">
            <text:p>may</text:p>
          </table:table-cell>
          <table:table-cell office:value-type="string">
            <text:p>company</text:p>
          </table:table-cell>
          <table:table-cell office:value-type="string">
            <text:p>from</text:p>
          </table:table-cell>
          <table:table-cell office:value-type="string">
            <text:p>council</text:p>
          </table:table-cell>
          <table:table-cell office:value-type="string">
            <text:p>other</text:p>
          </table:table-cell>
          <table:table-cell office:value-type="string">
            <text:p>office</text:p>
          </table:table-cell>
          <table:table-cell office:value-type="string">
            <text:p>Dodd–Frank Wall Street Reform and Consumer Protection Act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67];&quot;,&quot;;[.AC267];&quot;,&quot;; TEXT([.BD26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VMEGDHDM25LNRXS66XHMZ6OES4DNY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7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7 GMT 2012</text:p>
          </table:table-cell>
          <table:table-cell table:number-columns-repeated="2"/>
          <table:table-cell office:value-type="string">
            <text:p>2ZYAUC26DG67SAL82A6K8COK3C7C5T</text:p>
          </table:table-cell>
          <table:table-cell office:value-type="string">
            <text:p>AUQOIB0ZJXNSG</text:p>
          </table:table-cell>
          <table:table-cell office:value-type="string">
            <text:p>Approved</text:p>
          </table:table-cell>
          <table:table-cell office:value-type="string">
            <text:p>Sun Jun 17 00:50:30 GMT 2012</text:p>
          </table:table-cell>
          <table:table-cell office:value-type="string">
            <text:p>Sun Jun 17 00:51:48 GMT 2012</text:p>
          </table:table-cell>
          <table:table-cell office:value-type="string">
            <text:p>Sat Jun 23 17:51:48 PDT 2012</text:p>
          </table:table-cell>
          <table:table-cell office:value-type="string">
            <text:p>Sat Jun 16 19:58:21 PDT 2012</text:p>
          </table:table-cell>
          <table:table-cell table:number-columns-repeated="2"/>
          <table:table-cell office:value-type="string">
            <text:p>78</text:p>
          </table:table-cell>
          <table:table-cell table:number-columns-repeated="2" office:value-type="string">
            <text:p>100% (2/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7</text:p>
          </table:table-cell>
          <table:table-cell office:value-type="string">
            <text:p>united</text:p>
          </table:table-cell>
          <table:table-cell office:value-type="string">
            <text:p>states</text:p>
          </table:table-cell>
          <table:table-cell office:value-type="string">
            <text:p>washington</text:p>
          </table:table-cell>
          <table:table-cell office:value-type="string">
            <text:p>reagan</text:p>
          </table:table-cell>
          <table:table-cell office:value-type="string">
            <text:p>trade</text:p>
          </table:table-cell>
          <table:table-cell office:value-type="string">
            <text:p>official</text:p>
          </table:table-cell>
          <table:table-cell office:value-type="string">
            <text:p>officials</text:p>
          </table:table-cell>
          <table:table-cell office:value-type="string">
            <text:p>administration</text:p>
          </table:table-cell>
          <table:table-cell office:value-type="string">
            <text:p>american</text:p>
          </table:table-cell>
          <table:table-cell office:value-type="string">
            <text:p>reuter</text:p>
          </table:table-cell>
          <table:table-cell office:value-type="string">
            <text:p>Plame affair timeline</text:p>
          </table:table-cell>
          <table:table-cell office:value-type="string">
            <text:p>14426</text:p>
          </table:table-cell>
          <table:table-cell office:value-type="string">
            <text:p>financial</text:p>
          </table:table-cell>
          <table:table-cell office:value-type="string">
            <text:p>federal</text:p>
          </table:table-cell>
          <table:table-cell office:value-type="string">
            <text:p>any</text:p>
          </table:table-cell>
          <table:table-cell office:value-type="string">
            <text:p>act</text:p>
          </table:table-cell>
          <table:table-cell office:value-type="string">
            <text:p>may</text:p>
          </table:table-cell>
          <table:table-cell office:value-type="string">
            <text:p>company</text:p>
          </table:table-cell>
          <table:table-cell office:value-type="string">
            <text:p>from</text:p>
          </table:table-cell>
          <table:table-cell office:value-type="string">
            <text:p>council</text:p>
          </table:table-cell>
          <table:table-cell office:value-type="string">
            <text:p>other</text:p>
          </table:table-cell>
          <table:table-cell office:value-type="string">
            <text:p>office</text:p>
          </table:table-cell>
          <table:table-cell office:value-type="string">
            <text:p>Dodd–Frank Wall Street Reform and Consumer Protection Act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68];&quot;,&quot;;[.AC268];&quot;,&quot;; TEXT([.BD26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VTDPGFL6VCPB8XWUNNIWV1S7G15K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0W5UUKQOYGNX5PSZIFG8107TO9XFZ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3:13 GMT 2012</text:p>
          </table:table-cell>
          <table:table-cell office:value-type="string">
            <text:p>Sun Jun 17 00:53:29 GMT 2012</text:p>
          </table:table-cell>
          <table:table-cell office:value-type="string">
            <text:p>Sat Jun 23 17:53:29 PDT 2012</text:p>
          </table:table-cell>
          <table:table-cell office:value-type="string">
            <text:p>Sat Jun 16 19:58:48 PDT 2012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6</text:p>
          </table:table-cell>
          <table:table-cell office:value-type="string">
            <text:p>sales</text:p>
          </table:table-cell>
          <table:table-cell office:value-type="string">
            <text:p>santa</text:p>
          </table:table-cell>
          <table:table-cell office:value-type="string">
            <text:p>fe</text:p>
          </table:table-cell>
          <table:table-cell office:value-type="string">
            <text:p>southern</text:p>
          </table:table-cell>
          <table:table-cell office:value-type="string">
            <text:p>calif</text:p>
          </table:table-cell>
          <table:table-cell office:value-type="string">
            <text:p>city</text:p>
          </table:table-cell>
          <table:table-cell office:value-type="string">
            <text:p>henley</text:p>
          </table:table-cell>
          <table:table-cell office:value-type="string">
            <text:p>group</text:p>
          </table:table-cell>
          <table:table-cell office:value-type="string">
            <text:p>mln</text:p>
          </table:table-cell>
          <table:table-cell office:value-type="string">
            <text:p>kansas</text:p>
          </table:table-cell>
          <table:table-cell office:value-type="string">
            <text:p>September 2011 in sports</text:p>
          </table:table-cell>
          <table:table-cell office:value-type="string">
            <text:p>12282</text:p>
          </table:table-cell>
          <table:table-cell office:value-type="string">
            <text:p>value</text:p>
          </table:table-cell>
          <table:table-cell office:value-type="string">
            <text:p>labor</text:p>
          </table:table-cell>
          <table:table-cell office:value-type="string">
            <text:p>commodity</text:p>
          </table:table-cell>
          <table:table-cell office:value-type="string">
            <text:p>marx</text:p>
          </table:table-cell>
          <table:table-cell office:value-type="string">
            <text:p>money</text:p>
          </table:table-cell>
          <table:table-cell office:value-type="string">
            <text:p>commodities</text:p>
          </table:table-cell>
          <table:table-cell office:value-type="string">
            <text:p>form</text:p>
          </table:table-cell>
          <table:table-cell office:value-type="string">
            <text:p>surplus</text:p>
          </table:table-cell>
          <table:table-cell office:value-type="string">
            <text:p>exchange</text:p>
          </table:table-cell>
          <table:table-cell office:value-type="string">
            <text:p>capitalist</text:p>
          </table:table-cell>
          <table:table-cell office:value-type="string">
            <text:p>Capital, Volume I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69];&quot;,&quot;;[.AC269];&quot;,&quot;; TEXT([.BD269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VTDPGFL6VCPB8XWUNNIWV1S7G15K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DVFDEY5COW00PF4AI3RNLC6WGO3U5</text:p>
          </table:table-cell>
          <table:table-cell office:value-type="string">
            <text:p>A1T5YMBH35PDBX</text:p>
          </table:table-cell>
          <table:table-cell office:value-type="string">
            <text:p>Approved</text:p>
          </table:table-cell>
          <table:table-cell office:value-type="string">
            <text:p>Sun Jun 17 01:02:43 GMT 2012</text:p>
          </table:table-cell>
          <table:table-cell office:value-type="string">
            <text:p>Sun Jun 17 01:03:14 GMT 2012</text:p>
          </table:table-cell>
          <table:table-cell office:value-type="string">
            <text:p>Sat Jun 23 18:03:14 PDT 2012</text:p>
          </table:table-cell>
          <table:table-cell office:value-type="string">
            <text:p>Sat Jun 16 19:58:48 PDT 2012</text:p>
          </table:table-cell>
          <table:table-cell table:number-columns-repeated="2"/>
          <table:table-cell office:value-type="string">
            <text:p>31</text:p>
          </table:table-cell>
          <table:table-cell table:number-columns-repeated="2" office:value-type="string">
            <text:p>100% (4/4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6</text:p>
          </table:table-cell>
          <table:table-cell office:value-type="string">
            <text:p>sales</text:p>
          </table:table-cell>
          <table:table-cell office:value-type="string">
            <text:p>santa</text:p>
          </table:table-cell>
          <table:table-cell office:value-type="string">
            <text:p>fe</text:p>
          </table:table-cell>
          <table:table-cell office:value-type="string">
            <text:p>southern</text:p>
          </table:table-cell>
          <table:table-cell office:value-type="string">
            <text:p>calif</text:p>
          </table:table-cell>
          <table:table-cell office:value-type="string">
            <text:p>city</text:p>
          </table:table-cell>
          <table:table-cell office:value-type="string">
            <text:p>henley</text:p>
          </table:table-cell>
          <table:table-cell office:value-type="string">
            <text:p>group</text:p>
          </table:table-cell>
          <table:table-cell office:value-type="string">
            <text:p>mln</text:p>
          </table:table-cell>
          <table:table-cell office:value-type="string">
            <text:p>kansas</text:p>
          </table:table-cell>
          <table:table-cell office:value-type="string">
            <text:p>September 2011 in sports</text:p>
          </table:table-cell>
          <table:table-cell office:value-type="string">
            <text:p>12282</text:p>
          </table:table-cell>
          <table:table-cell office:value-type="string">
            <text:p>value</text:p>
          </table:table-cell>
          <table:table-cell office:value-type="string">
            <text:p>labor</text:p>
          </table:table-cell>
          <table:table-cell office:value-type="string">
            <text:p>commodity</text:p>
          </table:table-cell>
          <table:table-cell office:value-type="string">
            <text:p>marx</text:p>
          </table:table-cell>
          <table:table-cell office:value-type="string">
            <text:p>money</text:p>
          </table:table-cell>
          <table:table-cell office:value-type="string">
            <text:p>commodities</text:p>
          </table:table-cell>
          <table:table-cell office:value-type="string">
            <text:p>form</text:p>
          </table:table-cell>
          <table:table-cell office:value-type="string">
            <text:p>surplus</text:p>
          </table:table-cell>
          <table:table-cell office:value-type="string">
            <text:p>exchange</text:p>
          </table:table-cell>
          <table:table-cell office:value-type="string">
            <text:p>capitalist</text:p>
          </table:table-cell>
          <table:table-cell office:value-type="string">
            <text:p>Capital, Volume I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70];&quot;,&quot;;[.AC270];&quot;,&quot;; TEXT([.BD27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VTDPGFL6VCPB8XWUNNIWV1S7G15KD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WBTUHYW2GTPO0YCZFNM969YTH8QL0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7:50 GMT 2012</text:p>
          </table:table-cell>
          <table:table-cell office:value-type="string">
            <text:p>Sun Jun 17 00:57:57 GMT 2012</text:p>
          </table:table-cell>
          <table:table-cell office:value-type="string">
            <text:p>Sat Jun 23 17:57:57 PDT 2012</text:p>
          </table:table-cell>
          <table:table-cell office:value-type="string">
            <text:p>Sat Jun 16 19:58:49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6</text:p>
          </table:table-cell>
          <table:table-cell office:value-type="string">
            <text:p>sales</text:p>
          </table:table-cell>
          <table:table-cell office:value-type="string">
            <text:p>santa</text:p>
          </table:table-cell>
          <table:table-cell office:value-type="string">
            <text:p>fe</text:p>
          </table:table-cell>
          <table:table-cell office:value-type="string">
            <text:p>southern</text:p>
          </table:table-cell>
          <table:table-cell office:value-type="string">
            <text:p>calif</text:p>
          </table:table-cell>
          <table:table-cell office:value-type="string">
            <text:p>city</text:p>
          </table:table-cell>
          <table:table-cell office:value-type="string">
            <text:p>henley</text:p>
          </table:table-cell>
          <table:table-cell office:value-type="string">
            <text:p>group</text:p>
          </table:table-cell>
          <table:table-cell office:value-type="string">
            <text:p>mln</text:p>
          </table:table-cell>
          <table:table-cell office:value-type="string">
            <text:p>kansas</text:p>
          </table:table-cell>
          <table:table-cell office:value-type="string">
            <text:p>September 2011 in sports</text:p>
          </table:table-cell>
          <table:table-cell office:value-type="string">
            <text:p>12282</text:p>
          </table:table-cell>
          <table:table-cell office:value-type="string">
            <text:p>value</text:p>
          </table:table-cell>
          <table:table-cell office:value-type="string">
            <text:p>labor</text:p>
          </table:table-cell>
          <table:table-cell office:value-type="string">
            <text:p>commodity</text:p>
          </table:table-cell>
          <table:table-cell office:value-type="string">
            <text:p>marx</text:p>
          </table:table-cell>
          <table:table-cell office:value-type="string">
            <text:p>money</text:p>
          </table:table-cell>
          <table:table-cell office:value-type="string">
            <text:p>commodities</text:p>
          </table:table-cell>
          <table:table-cell office:value-type="string">
            <text:p>form</text:p>
          </table:table-cell>
          <table:table-cell office:value-type="string">
            <text:p>surplus</text:p>
          </table:table-cell>
          <table:table-cell office:value-type="string">
            <text:p>exchange</text:p>
          </table:table-cell>
          <table:table-cell office:value-type="string">
            <text:p>capitalist</text:p>
          </table:table-cell>
          <table:table-cell office:value-type="string">
            <text:p>Capital, Volume I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71];&quot;,&quot;;[.AC271];&quot;,&quot;; TEXT([.BD27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WIOHOVR14IXZXQQGC8EKWA6XRD67P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3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3 GMT 2012</text:p>
          </table:table-cell>
          <table:table-cell table:number-columns-repeated="2"/>
          <table:table-cell office:value-type="string">
            <text:p>2BNP9746OQ1S2ZECXGY0D1QKDGL2M1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6:49 GMT 2012</text:p>
          </table:table-cell>
          <table:table-cell office:value-type="string">
            <text:p>Sun Jun 17 00:46:57 GMT 2012</text:p>
          </table:table-cell>
          <table:table-cell office:value-type="string">
            <text:p>Sat Jun 23 17:46:57 PDT 2012</text:p>
          </table:table-cell>
          <table:table-cell office:value-type="string">
            <text:p>Sat Jun 16 19:59:03 PDT 2012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8848</text:p>
          </table:table-cell>
          <table:table-cell office:value-type="string">
            <text:p>billion</text:p>
          </table:table-cell>
          <table:table-cell office:value-type="string">
            <text:p>million</text:p>
          </table:table-cell>
          <table:table-cell office:value-type="string">
            <text:p>tax</text:p>
          </table:table-cell>
          <table:table-cell office:value-type="string">
            <text:p>house</text:p>
          </table:table-cell>
          <table:table-cell office:value-type="string">
            <text:p>credit</text:p>
          </table:table-cell>
          <table:table-cell office:value-type="string">
            <text:p>senate</text:p>
          </table:table-cell>
          <table:table-cell office:value-type="string">
            <text:p>energy</text:p>
          </table:table-cell>
          <table:table-cell office:value-type="string">
            <text:p>stimulus</text:p>
          </table:table-cell>
          <table:table-cell office:value-type="string">
            <text:p>income</text:p>
          </table:table-cell>
          <table:table-cell office:value-type="string">
            <text:p>recovery</text:p>
          </table:table-cell>
          <table:table-cell office:value-type="string">
            <text:p>American Recovery and Reinvestment Act of 2009</text:p>
          </table:table-cell>
          <table:table-cell office:value-type="string">
            <text:p>99</text:p>
          </table:table-cell>
          <table:table-cell office:value-type="string">
            <text:p>merger</text:p>
          </table:table-cell>
          <table:table-cell office:value-type="string">
            <text:p>company</text:p>
          </table:table-cell>
          <table:table-cell office:value-type="string">
            <text:p>shareholders</text:p>
          </table:table-cell>
          <table:table-cell office:value-type="string">
            <text:p>board</text:p>
          </table:table-cell>
          <table:table-cell office:value-type="string">
            <text:p>meeting</text:p>
          </table:table-cell>
          <table:table-cell office:value-type="string">
            <text:p>suit</text:p>
          </table:table-cell>
          <table:table-cell office:value-type="string">
            <text:p>corp</text:p>
          </table:table-cell>
          <table:table-cell office:value-type="string">
            <text:p>proposed</text:p>
          </table:table-cell>
          <table:table-cell office:value-type="string">
            <text:p>companies</text:p>
          </table:table-cell>
          <table:table-cell office:value-type="string">
            <text:p>hughes</text:p>
          </table:table-cell>
          <table:table-cell office:value-type="string">
            <text:p>Phone hacking scandal reference list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72];&quot;,&quot;;[.AC272];&quot;,&quot;; TEXT([.BD272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WIOHOVR14IXZXQQGC8EKWA6XRD67P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3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3 GMT 2012</text:p>
          </table:table-cell>
          <table:table-cell table:number-columns-repeated="2"/>
          <table:table-cell office:value-type="string">
            <text:p>2O4WA6X3YOCCU90UCUOP1INIJQRPOP</text:p>
          </table:table-cell>
          <table:table-cell office:value-type="string">
            <text:p>A32M82TCRBF24J</text:p>
          </table:table-cell>
          <table:table-cell office:value-type="string">
            <text:p>Approved</text:p>
          </table:table-cell>
          <table:table-cell office:value-type="string">
            <text:p>Sun Jun 17 00:50:27 GMT 2012</text:p>
          </table:table-cell>
          <table:table-cell office:value-type="string">
            <text:p>Sun Jun 17 00:50:49 GMT 2012</text:p>
          </table:table-cell>
          <table:table-cell office:value-type="string">
            <text:p>Sat Jun 23 17:50:49 PDT 2012</text:p>
          </table:table-cell>
          <table:table-cell office:value-type="string">
            <text:p>Sat Jun 16 19:59:03 PDT 2012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8848</text:p>
          </table:table-cell>
          <table:table-cell office:value-type="string">
            <text:p>billion</text:p>
          </table:table-cell>
          <table:table-cell office:value-type="string">
            <text:p>million</text:p>
          </table:table-cell>
          <table:table-cell office:value-type="string">
            <text:p>tax</text:p>
          </table:table-cell>
          <table:table-cell office:value-type="string">
            <text:p>house</text:p>
          </table:table-cell>
          <table:table-cell office:value-type="string">
            <text:p>credit</text:p>
          </table:table-cell>
          <table:table-cell office:value-type="string">
            <text:p>senate</text:p>
          </table:table-cell>
          <table:table-cell office:value-type="string">
            <text:p>energy</text:p>
          </table:table-cell>
          <table:table-cell office:value-type="string">
            <text:p>stimulus</text:p>
          </table:table-cell>
          <table:table-cell office:value-type="string">
            <text:p>income</text:p>
          </table:table-cell>
          <table:table-cell office:value-type="string">
            <text:p>recovery</text:p>
          </table:table-cell>
          <table:table-cell office:value-type="string">
            <text:p>American Recovery and Reinvestment Act of 2009</text:p>
          </table:table-cell>
          <table:table-cell office:value-type="string">
            <text:p>99</text:p>
          </table:table-cell>
          <table:table-cell office:value-type="string">
            <text:p>merger</text:p>
          </table:table-cell>
          <table:table-cell office:value-type="string">
            <text:p>company</text:p>
          </table:table-cell>
          <table:table-cell office:value-type="string">
            <text:p>shareholders</text:p>
          </table:table-cell>
          <table:table-cell office:value-type="string">
            <text:p>board</text:p>
          </table:table-cell>
          <table:table-cell office:value-type="string">
            <text:p>meeting</text:p>
          </table:table-cell>
          <table:table-cell office:value-type="string">
            <text:p>suit</text:p>
          </table:table-cell>
          <table:table-cell office:value-type="string">
            <text:p>corp</text:p>
          </table:table-cell>
          <table:table-cell office:value-type="string">
            <text:p>proposed</text:p>
          </table:table-cell>
          <table:table-cell office:value-type="string">
            <text:p>companies</text:p>
          </table:table-cell>
          <table:table-cell office:value-type="string">
            <text:p>hughes</text:p>
          </table:table-cell>
          <table:table-cell office:value-type="string">
            <text:p>Phone hacking scandal reference list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73];&quot;,&quot;;[.AC273];&quot;,&quot;; TEXT([.BD273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WIOHOVR14IXZXQQGC8EKWA6XRD67P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3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3 GMT 2012</text:p>
          </table:table-cell>
          <table:table-cell table:number-columns-repeated="2"/>
          <table:table-cell office:value-type="string">
            <text:p>2VSXULRGNTBJIVAI4F6PFN62LA4S6J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46:50 GMT 2012</text:p>
          </table:table-cell>
          <table:table-cell office:value-type="string">
            <text:p>Sun Jun 17 00:47:02 GMT 2012</text:p>
          </table:table-cell>
          <table:table-cell office:value-type="string">
            <text:p>Sat Jun 23 17:47:02 PDT 2012</text:p>
          </table:table-cell>
          <table:table-cell office:value-type="string">
            <text:p>Sat Jun 16 19:59:03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28848</text:p>
          </table:table-cell>
          <table:table-cell office:value-type="string">
            <text:p>billion</text:p>
          </table:table-cell>
          <table:table-cell office:value-type="string">
            <text:p>million</text:p>
          </table:table-cell>
          <table:table-cell office:value-type="string">
            <text:p>tax</text:p>
          </table:table-cell>
          <table:table-cell office:value-type="string">
            <text:p>house</text:p>
          </table:table-cell>
          <table:table-cell office:value-type="string">
            <text:p>credit</text:p>
          </table:table-cell>
          <table:table-cell office:value-type="string">
            <text:p>senate</text:p>
          </table:table-cell>
          <table:table-cell office:value-type="string">
            <text:p>energy</text:p>
          </table:table-cell>
          <table:table-cell office:value-type="string">
            <text:p>stimulus</text:p>
          </table:table-cell>
          <table:table-cell office:value-type="string">
            <text:p>income</text:p>
          </table:table-cell>
          <table:table-cell office:value-type="string">
            <text:p>recovery</text:p>
          </table:table-cell>
          <table:table-cell office:value-type="string">
            <text:p>American Recovery and Reinvestment Act of 2009</text:p>
          </table:table-cell>
          <table:table-cell office:value-type="string">
            <text:p>99</text:p>
          </table:table-cell>
          <table:table-cell office:value-type="string">
            <text:p>merger</text:p>
          </table:table-cell>
          <table:table-cell office:value-type="string">
            <text:p>company</text:p>
          </table:table-cell>
          <table:table-cell office:value-type="string">
            <text:p>shareholders</text:p>
          </table:table-cell>
          <table:table-cell office:value-type="string">
            <text:p>board</text:p>
          </table:table-cell>
          <table:table-cell office:value-type="string">
            <text:p>meeting</text:p>
          </table:table-cell>
          <table:table-cell office:value-type="string">
            <text:p>suit</text:p>
          </table:table-cell>
          <table:table-cell office:value-type="string">
            <text:p>corp</text:p>
          </table:table-cell>
          <table:table-cell office:value-type="string">
            <text:p>proposed</text:p>
          </table:table-cell>
          <table:table-cell office:value-type="string">
            <text:p>companies</text:p>
          </table:table-cell>
          <table:table-cell office:value-type="string">
            <text:p>hughes</text:p>
          </table:table-cell>
          <table:table-cell office:value-type="string">
            <text:p>Phone hacking scandal reference list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74];&quot;,&quot;;[.AC274];&quot;,&quot;; TEXT([.BD27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WT0HFL42J1LDEWGECYM8IGFK5S1MX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IKV7WGKCCVL0C0FADDHIPQ4D2GT33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7:11 GMT 2012</text:p>
          </table:table-cell>
          <table:table-cell office:value-type="string">
            <text:p>Sun Jun 17 00:57:22 GMT 2012</text:p>
          </table:table-cell>
          <table:table-cell office:value-type="string">
            <text:p>Sat Jun 23 17:57:22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11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8</text:p>
          </table:table-cell>
          <table:table-cell office:value-type="string">
            <text:p>rate</text:p>
          </table:table-cell>
          <table:table-cell office:value-type="string">
            <text:p>pct</text:p>
          </table:table-cell>
          <table:table-cell office:value-type="string">
            <text:p>rates</text:p>
          </table:table-cell>
          <table:table-cell office:value-type="string">
            <text:p>interest</text:p>
          </table:table-cell>
          <table:table-cell office:value-type="string">
            <text:p>bank</text:p>
          </table:table-cell>
          <table:table-cell office:value-type="string">
            <text:p>cut</text:p>
          </table:table-cell>
          <table:table-cell office:value-type="string">
            <text:p>prime</text:p>
          </table:table-cell>
          <table:table-cell office:value-type="string">
            <text:p>point</text:p>
          </table:table-cell>
          <table:table-cell office:value-type="string">
            <text:p>days</text:p>
          </table:table-cell>
          <table:table-cell office:value-type="string">
            <text:p>reuter</text:p>
          </table:table-cell>
          <table:table-cell office:value-type="string">
            <text:p>Subprime mortgage crisis solutions debate</text:p>
          </table:table-cell>
          <table:table-cell office:value-type="string">
            <text:p>17015</text:p>
          </table:table-cell>
          <table:table-cell office:value-type="string">
            <text:p>wheat</text:p>
          </table:table-cell>
          <table:table-cell office:value-type="string">
            <text:p>crop</text:p>
          </table:table-cell>
          <table:table-cell office:value-type="string">
            <text:p>grain</text:p>
          </table:table-cell>
          <table:table-cell office:value-type="string">
            <text:p>from</text:p>
          </table:table-cell>
          <table:table-cell office:value-type="string">
            <text:p>food</text:p>
          </table:table-cell>
          <table:table-cell office:value-type="string">
            <text:p>protein</text:p>
          </table:table-cell>
          <table:table-cell office:value-type="string">
            <text:p>other</text:p>
          </table:table-cell>
          <table:table-cell office:value-type="string">
            <text:p>use</text:p>
          </table:table-cell>
          <table:table-cell office:value-type="string">
            <text:p>have</text:p>
          </table:table-cell>
          <table:table-cell office:value-type="string">
            <text:p>most</text:p>
          </table:table-cell>
          <table:table-cell office:value-type="string">
            <text:p>Wheat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75];&quot;,&quot;;[.AC275];&quot;,&quot;; TEXT([.BD27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WT0HFL42J1LDEWGECYM8IGFK5S1MX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RQW2GTP9RA77EKR8G0Y0OF71CFPU2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0:48 GMT 2012</text:p>
          </table:table-cell>
          <table:table-cell office:value-type="string">
            <text:p>Sun Jun 17 00:50:57 GMT 2012</text:p>
          </table:table-cell>
          <table:table-cell office:value-type="string">
            <text:p>Sat Jun 23 17:50:57 PDT 2012</text:p>
          </table:table-cell>
          <table:table-cell office:value-type="string">
            <text:p>Sat Jun 16 19:58:57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8</text:p>
          </table:table-cell>
          <table:table-cell office:value-type="string">
            <text:p>rate</text:p>
          </table:table-cell>
          <table:table-cell office:value-type="string">
            <text:p>pct</text:p>
          </table:table-cell>
          <table:table-cell office:value-type="string">
            <text:p>rates</text:p>
          </table:table-cell>
          <table:table-cell office:value-type="string">
            <text:p>interest</text:p>
          </table:table-cell>
          <table:table-cell office:value-type="string">
            <text:p>bank</text:p>
          </table:table-cell>
          <table:table-cell office:value-type="string">
            <text:p>cut</text:p>
          </table:table-cell>
          <table:table-cell office:value-type="string">
            <text:p>prime</text:p>
          </table:table-cell>
          <table:table-cell office:value-type="string">
            <text:p>point</text:p>
          </table:table-cell>
          <table:table-cell office:value-type="string">
            <text:p>days</text:p>
          </table:table-cell>
          <table:table-cell office:value-type="string">
            <text:p>reuter</text:p>
          </table:table-cell>
          <table:table-cell office:value-type="string">
            <text:p>Subprime mortgage crisis solutions debate</text:p>
          </table:table-cell>
          <table:table-cell office:value-type="string">
            <text:p>17015</text:p>
          </table:table-cell>
          <table:table-cell office:value-type="string">
            <text:p>wheat</text:p>
          </table:table-cell>
          <table:table-cell office:value-type="string">
            <text:p>crop</text:p>
          </table:table-cell>
          <table:table-cell office:value-type="string">
            <text:p>grain</text:p>
          </table:table-cell>
          <table:table-cell office:value-type="string">
            <text:p>from</text:p>
          </table:table-cell>
          <table:table-cell office:value-type="string">
            <text:p>food</text:p>
          </table:table-cell>
          <table:table-cell office:value-type="string">
            <text:p>protein</text:p>
          </table:table-cell>
          <table:table-cell office:value-type="string">
            <text:p>other</text:p>
          </table:table-cell>
          <table:table-cell office:value-type="string">
            <text:p>use</text:p>
          </table:table-cell>
          <table:table-cell office:value-type="string">
            <text:p>have</text:p>
          </table:table-cell>
          <table:table-cell office:value-type="string">
            <text:p>most</text:p>
          </table:table-cell>
          <table:table-cell office:value-type="string">
            <text:p>Wheat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76];&quot;,&quot;;[.AC276];&quot;,&quot;; TEXT([.BD276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WT0HFL42J1LDEWGECYM8IGFK5S1MX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S9PCGJ2D21OI5T2OAAPXSI2LR8B5M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0:58:31 GMT 2012</text:p>
          </table:table-cell>
          <table:table-cell office:value-type="string">
            <text:p>Sun Jun 17 00:59:03 GMT 2012</text:p>
          </table:table-cell>
          <table:table-cell office:value-type="string">
            <text:p>Sat Jun 23 17:59:03 PDT 2012</text:p>
          </table:table-cell>
          <table:table-cell office:value-type="string">
            <text:p>Sat Jun 16 19:58:58 PDT 2012</text:p>
          </table:table-cell>
          <table:table-cell table:number-columns-repeated="2"/>
          <table:table-cell office:value-type="string">
            <text:p>32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88</text:p>
          </table:table-cell>
          <table:table-cell office:value-type="string">
            <text:p>rate</text:p>
          </table:table-cell>
          <table:table-cell office:value-type="string">
            <text:p>pct</text:p>
          </table:table-cell>
          <table:table-cell office:value-type="string">
            <text:p>rates</text:p>
          </table:table-cell>
          <table:table-cell office:value-type="string">
            <text:p>interest</text:p>
          </table:table-cell>
          <table:table-cell office:value-type="string">
            <text:p>bank</text:p>
          </table:table-cell>
          <table:table-cell office:value-type="string">
            <text:p>cut</text:p>
          </table:table-cell>
          <table:table-cell office:value-type="string">
            <text:p>prime</text:p>
          </table:table-cell>
          <table:table-cell office:value-type="string">
            <text:p>point</text:p>
          </table:table-cell>
          <table:table-cell office:value-type="string">
            <text:p>days</text:p>
          </table:table-cell>
          <table:table-cell office:value-type="string">
            <text:p>reuter</text:p>
          </table:table-cell>
          <table:table-cell office:value-type="string">
            <text:p>Subprime mortgage crisis solutions debate</text:p>
          </table:table-cell>
          <table:table-cell office:value-type="string">
            <text:p>17015</text:p>
          </table:table-cell>
          <table:table-cell office:value-type="string">
            <text:p>wheat</text:p>
          </table:table-cell>
          <table:table-cell office:value-type="string">
            <text:p>crop</text:p>
          </table:table-cell>
          <table:table-cell office:value-type="string">
            <text:p>grain</text:p>
          </table:table-cell>
          <table:table-cell office:value-type="string">
            <text:p>from</text:p>
          </table:table-cell>
          <table:table-cell office:value-type="string">
            <text:p>food</text:p>
          </table:table-cell>
          <table:table-cell office:value-type="string">
            <text:p>protein</text:p>
          </table:table-cell>
          <table:table-cell office:value-type="string">
            <text:p>other</text:p>
          </table:table-cell>
          <table:table-cell office:value-type="string">
            <text:p>use</text:p>
          </table:table-cell>
          <table:table-cell office:value-type="string">
            <text:p>have</text:p>
          </table:table-cell>
          <table:table-cell office:value-type="string">
            <text:p>most</text:p>
          </table:table-cell>
          <table:table-cell office:value-type="string">
            <text:p>Wheat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77];&quot;,&quot;;[.AC277];&quot;,&quot;; TEXT([.BD277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XBP9RA7S5WMGFX3ZY678JMHLYWYT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HW6OQ1SNQQ75FV5CBHKKNR13MJQ6S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3:58 GMT 2012</text:p>
          </table:table-cell>
          <table:table-cell office:value-type="string">
            <text:p>Sun Jun 17 00:54:11 GMT 2012</text:p>
          </table:table-cell>
          <table:table-cell office:value-type="string">
            <text:p>Sat Jun 23 17:54:11 PDT 2012</text:p>
          </table:table-cell>
          <table:table-cell office:value-type="string">
            <text:p>Sat Jun 16 19:58:46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4</text:p>
          </table:table-cell>
          <table:table-cell office:value-type="string">
            <text:p>world</text:p>
          </table:table-cell>
          <table:table-cell office:value-type="string">
            <text:p>government</text:p>
          </table:table-cell>
          <table:table-cell office:value-type="string">
            <text:p>economic</text:p>
          </table:table-cell>
          <table:table-cell office:value-type="string">
            <text:p>foreign</text:p>
          </table:table-cell>
          <table:table-cell office:value-type="string">
            <text:p>policy</text:p>
          </table:table-cell>
          <table:table-cell office:value-type="string">
            <text:p>countries</text:p>
          </table:table-cell>
          <table:table-cell office:value-type="string">
            <text:p>year</text:p>
          </table:table-cell>
          <table:table-cell office:value-type="string">
            <text:p>economy</text:p>
          </table:table-cell>
          <table:table-cell office:value-type="string">
            <text:p>measures</text:p>
          </table:table-cell>
          <table:table-cell office:value-type="string">
            <text:p>domestic</text:p>
          </table:table-cell>
          <table:table-cell office:value-type="string">
            <text:p>economic</text:p>
          </table:table-cell>
          <table:table-cell office:value-type="string">
            <text:p>468992</text:p>
          </table:table-cell>
          <table:table-cell office:value-type="string">
            <text:p>school</text:p>
          </table:table-cell>
          <table:table-cell office:value-type="string">
            <text:p>university</text:p>
          </table:table-cell>
          <table:table-cell office:value-type="string">
            <text:p>center</text:p>
          </table:table-cell>
          <table:table-cell office:value-type="string">
            <text:p>research</text:p>
          </table:table-cell>
          <table:table-cell office:value-type="string">
            <text:p>medicine</text:p>
          </table:table-cell>
          <table:table-cell office:value-type="string">
            <text:p>pittsburgh</text:p>
          </table:table-cell>
          <table:table-cell office:value-type="string">
            <text:p>programs</text:p>
          </table:table-cell>
          <table:table-cell office:value-type="string">
            <text:p>rehabilitation</text:p>
          </table:table-cell>
          <table:table-cell office:value-type="string">
            <text:p>shrs</text:p>
          </table:table-cell>
          <table:table-cell office:value-type="string">
            <text:p>also</text:p>
          </table:table-cell>
          <table:table-cell office:value-type="string">
            <text:p>University of Pittsburgh School of Health and Rehabilitation Scienc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78];&quot;,&quot;;[.AC278];&quot;,&quot;; TEXT([.BD278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XBP9RA7S5WMGFX3ZY678JMHLYWYT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QFTBJ3MMDX5UYVSDCBHJ9MDYHBCY9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7:44 GMT 2012</text:p>
          </table:table-cell>
          <table:table-cell office:value-type="string">
            <text:p>Sun Jun 17 00:58:06 GMT 2012</text:p>
          </table:table-cell>
          <table:table-cell office:value-type="string">
            <text:p>Sat Jun 23 17:58:06 PDT 2012</text:p>
          </table:table-cell>
          <table:table-cell office:value-type="string">
            <text:p>Sat Jun 16 19:58:47 PDT 2012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4</text:p>
          </table:table-cell>
          <table:table-cell office:value-type="string">
            <text:p>world</text:p>
          </table:table-cell>
          <table:table-cell office:value-type="string">
            <text:p>government</text:p>
          </table:table-cell>
          <table:table-cell office:value-type="string">
            <text:p>economic</text:p>
          </table:table-cell>
          <table:table-cell office:value-type="string">
            <text:p>foreign</text:p>
          </table:table-cell>
          <table:table-cell office:value-type="string">
            <text:p>policy</text:p>
          </table:table-cell>
          <table:table-cell office:value-type="string">
            <text:p>countries</text:p>
          </table:table-cell>
          <table:table-cell office:value-type="string">
            <text:p>year</text:p>
          </table:table-cell>
          <table:table-cell office:value-type="string">
            <text:p>economy</text:p>
          </table:table-cell>
          <table:table-cell office:value-type="string">
            <text:p>measures</text:p>
          </table:table-cell>
          <table:table-cell office:value-type="string">
            <text:p>domestic</text:p>
          </table:table-cell>
          <table:table-cell office:value-type="string">
            <text:p>economic</text:p>
          </table:table-cell>
          <table:table-cell office:value-type="string">
            <text:p>468992</text:p>
          </table:table-cell>
          <table:table-cell office:value-type="string">
            <text:p>school</text:p>
          </table:table-cell>
          <table:table-cell office:value-type="string">
            <text:p>university</text:p>
          </table:table-cell>
          <table:table-cell office:value-type="string">
            <text:p>center</text:p>
          </table:table-cell>
          <table:table-cell office:value-type="string">
            <text:p>research</text:p>
          </table:table-cell>
          <table:table-cell office:value-type="string">
            <text:p>medicine</text:p>
          </table:table-cell>
          <table:table-cell office:value-type="string">
            <text:p>pittsburgh</text:p>
          </table:table-cell>
          <table:table-cell office:value-type="string">
            <text:p>programs</text:p>
          </table:table-cell>
          <table:table-cell office:value-type="string">
            <text:p>rehabilitation</text:p>
          </table:table-cell>
          <table:table-cell office:value-type="string">
            <text:p>shrs</text:p>
          </table:table-cell>
          <table:table-cell office:value-type="string">
            <text:p>also</text:p>
          </table:table-cell>
          <table:table-cell office:value-type="string">
            <text:p>University of Pittsburgh School of Health and Rehabilitation Science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79];&quot;,&quot;;[.AC279];&quot;,&quot;; TEXT([.BD279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XBP9RA7S5WMGFX3ZY678JMHLYWYTS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UHFE4EGDHDMHE9DPJEZ46HE0ZHKAK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23 GMT 2012</text:p>
          </table:table-cell>
          <table:table-cell office:value-type="string">
            <text:p>Sun Jun 17 00:51:32 GMT 2012</text:p>
          </table:table-cell>
          <table:table-cell office:value-type="string">
            <text:p>Sat Jun 23 17:51:32 PDT 2012</text:p>
          </table:table-cell>
          <table:table-cell office:value-type="string">
            <text:p>Sat Jun 16 19:58:47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64</text:p>
          </table:table-cell>
          <table:table-cell office:value-type="string">
            <text:p>world</text:p>
          </table:table-cell>
          <table:table-cell office:value-type="string">
            <text:p>government</text:p>
          </table:table-cell>
          <table:table-cell office:value-type="string">
            <text:p>economic</text:p>
          </table:table-cell>
          <table:table-cell office:value-type="string">
            <text:p>foreign</text:p>
          </table:table-cell>
          <table:table-cell office:value-type="string">
            <text:p>policy</text:p>
          </table:table-cell>
          <table:table-cell office:value-type="string">
            <text:p>countries</text:p>
          </table:table-cell>
          <table:table-cell office:value-type="string">
            <text:p>year</text:p>
          </table:table-cell>
          <table:table-cell office:value-type="string">
            <text:p>economy</text:p>
          </table:table-cell>
          <table:table-cell office:value-type="string">
            <text:p>measures</text:p>
          </table:table-cell>
          <table:table-cell office:value-type="string">
            <text:p>domestic</text:p>
          </table:table-cell>
          <table:table-cell office:value-type="string">
            <text:p>economic</text:p>
          </table:table-cell>
          <table:table-cell office:value-type="string">
            <text:p>468992</text:p>
          </table:table-cell>
          <table:table-cell office:value-type="string">
            <text:p>school</text:p>
          </table:table-cell>
          <table:table-cell office:value-type="string">
            <text:p>university</text:p>
          </table:table-cell>
          <table:table-cell office:value-type="string">
            <text:p>center</text:p>
          </table:table-cell>
          <table:table-cell office:value-type="string">
            <text:p>research</text:p>
          </table:table-cell>
          <table:table-cell office:value-type="string">
            <text:p>medicine</text:p>
          </table:table-cell>
          <table:table-cell office:value-type="string">
            <text:p>pittsburgh</text:p>
          </table:table-cell>
          <table:table-cell office:value-type="string">
            <text:p>programs</text:p>
          </table:table-cell>
          <table:table-cell office:value-type="string">
            <text:p>rehabilitation</text:p>
          </table:table-cell>
          <table:table-cell office:value-type="string">
            <text:p>shrs</text:p>
          </table:table-cell>
          <table:table-cell office:value-type="string">
            <text:p>also</text:p>
          </table:table-cell>
          <table:table-cell office:value-type="string">
            <text:p>University of Pittsburgh School of Health and Rehabilitation Sciences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80];&quot;,&quot;;[.AC280];&quot;,&quot;; TEXT([.BD280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XVHDM25L8I928KBOOQ6WE4QWV7QG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0O618N46UXFRMSA4M5TVDSNUDBPRY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50:17 GMT 2012</text:p>
          </table:table-cell>
          <table:table-cell office:value-type="string">
            <text:p>Sun Jun 17 00:50:35 GMT 2012</text:p>
          </table:table-cell>
          <table:table-cell office:value-type="string">
            <text:p>Sat Jun 23 17:50:35 PDT 2012</text:p>
          </table:table-cell>
          <table:table-cell office:value-type="string">
            <text:p>Sat Jun 16 19:58:18 PDT 2012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</text:p>
          </table:table-cell>
          <table:table-cell office:value-type="string">
            <text:p>bills</text:p>
          </table:table-cell>
          <table:table-cell office:value-type="string">
            <text:p>saudi</text:p>
          </table:table-cell>
          <table:table-cell office:value-type="string">
            <text:p>bankers</text:p>
          </table:table-cell>
          <table:table-cell office:value-type="string">
            <text:p>arabia</text:p>
          </table:table-cell>
          <table:table-cell office:value-type="string">
            <text:p>treasury</text:p>
          </table:table-cell>
          <table:table-cell office:value-type="string">
            <text:p>day</text:p>
          </table:table-cell>
          <table:table-cell office:value-type="string">
            <text:p>yield</text:p>
          </table:table-cell>
          <table:table-cell office:value-type="string">
            <text:p>bahrain</text:p>
          </table:table-cell>
          <table:table-cell office:value-type="string">
            <text:p>maturing</text:p>
          </table:table-cell>
          <table:table-cell office:value-type="string">
            <text:p>riyal</text:p>
          </table:table-cell>
          <table:table-cell office:value-type="string">
            <text:p>Water supply and sanitation in Saudi Arabia</text:p>
          </table:table-cell>
          <table:table-cell office:value-type="string">
            <text:p>11924</text:p>
          </table:table-cell>
          <table:table-cell office:value-type="string">
            <text:p>oil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iraq</text:p>
          </table:table-cell>
          <table:table-cell office:value-type="string">
            <text:p>opec</text:p>
          </table:table-cell>
          <table:table-cell office:value-type="string">
            <text:p>percent</text:p>
          </table:table-cell>
          <table:table-cell office:value-type="string">
            <text:p>crude</text:p>
          </table:table-cell>
          <table:table-cell office:value-type="string">
            <text:p>prices</text:p>
          </table:table-cell>
          <table:table-cell office:value-type="string">
            <text:p>production</text:p>
          </table:table-cell>
          <table:table-cell office:value-type="string">
            <text:p>iran</text:p>
          </table:table-cell>
          <table:table-cell office:value-type="string">
            <text:p>Chronology of world oil market events (1970–2005)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81];&quot;,&quot;;[.AC281];&quot;,&quot;; TEXT([.BD281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XVHDM25L8I928KBOOQ6WE4QWV7QG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8TTHV8ER9Y88W8NT9JMDKFHTVHQ3M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2:45 GMT 2012</text:p>
          </table:table-cell>
          <table:table-cell office:value-type="string">
            <text:p>Sun Jun 17 00:53:04 GMT 2012</text:p>
          </table:table-cell>
          <table:table-cell office:value-type="string">
            <text:p>Sat Jun 23 17:53:04 PDT 2012</text:p>
          </table:table-cell>
          <table:table-cell office:value-type="string">
            <text:p>Sat Jun 16 19:58:18 PDT 2012</text:p>
          </table:table-cell>
          <table:table-cell table:number-columns-repeated="2"/>
          <table:table-cell office:value-type="string">
            <text:p>1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</text:p>
          </table:table-cell>
          <table:table-cell office:value-type="string">
            <text:p>bills</text:p>
          </table:table-cell>
          <table:table-cell office:value-type="string">
            <text:p>saudi</text:p>
          </table:table-cell>
          <table:table-cell office:value-type="string">
            <text:p>bankers</text:p>
          </table:table-cell>
          <table:table-cell office:value-type="string">
            <text:p>arabia</text:p>
          </table:table-cell>
          <table:table-cell office:value-type="string">
            <text:p>treasury</text:p>
          </table:table-cell>
          <table:table-cell office:value-type="string">
            <text:p>day</text:p>
          </table:table-cell>
          <table:table-cell office:value-type="string">
            <text:p>yield</text:p>
          </table:table-cell>
          <table:table-cell office:value-type="string">
            <text:p>bahrain</text:p>
          </table:table-cell>
          <table:table-cell office:value-type="string">
            <text:p>maturing</text:p>
          </table:table-cell>
          <table:table-cell office:value-type="string">
            <text:p>riyal</text:p>
          </table:table-cell>
          <table:table-cell office:value-type="string">
            <text:p>Water supply and sanitation in Saudi Arabia</text:p>
          </table:table-cell>
          <table:table-cell office:value-type="string">
            <text:p>11924</text:p>
          </table:table-cell>
          <table:table-cell office:value-type="string">
            <text:p>oil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iraq</text:p>
          </table:table-cell>
          <table:table-cell office:value-type="string">
            <text:p>opec</text:p>
          </table:table-cell>
          <table:table-cell office:value-type="string">
            <text:p>percent</text:p>
          </table:table-cell>
          <table:table-cell office:value-type="string">
            <text:p>crude</text:p>
          </table:table-cell>
          <table:table-cell office:value-type="string">
            <text:p>prices</text:p>
          </table:table-cell>
          <table:table-cell office:value-type="string">
            <text:p>production</text:p>
          </table:table-cell>
          <table:table-cell office:value-type="string">
            <text:p>iran</text:p>
          </table:table-cell>
          <table:table-cell office:value-type="string">
            <text:p>Chronology of world oil market events (1970–2005)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82];&quot;,&quot;;[.AC282];&quot;,&quot;; TEXT([.BD28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XVHDM25L8I928KBOOQ6WE4QWV7QG8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6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6 GMT 2012</text:p>
          </table:table-cell>
          <table:table-cell table:number-columns-repeated="2"/>
          <table:table-cell office:value-type="string">
            <text:p>2PV95SW6NG1F7CB3UT2YN1FZTSEVHS</text:p>
          </table:table-cell>
          <table:table-cell office:value-type="string">
            <text:p>A2P37651146LL5</text:p>
          </table:table-cell>
          <table:table-cell office:value-type="string">
            <text:p>Approved</text:p>
          </table:table-cell>
          <table:table-cell office:value-type="string">
            <text:p>Sun Jun 17 00:59:17 GMT 2012</text:p>
          </table:table-cell>
          <table:table-cell office:value-type="string">
            <text:p>Sun Jun 17 00:59:39 GMT 2012</text:p>
          </table:table-cell>
          <table:table-cell office:value-type="string">
            <text:p>Sat Jun 23 17:59:39 PDT 2012</text:p>
          </table:table-cell>
          <table:table-cell office:value-type="string">
            <text:p>Sat Jun 16 19:58:18 PDT 2012</text:p>
          </table:table-cell>
          <table:table-cell table:number-columns-repeated="2"/>
          <table:table-cell office:value-type="string">
            <text:p>22</text:p>
          </table:table-cell>
          <table:table-cell table:number-columns-repeated="2" office:value-type="string">
            <text:p>100% (16/16)</text:p>
          </table:table-cell>
          <table:table-cell office:value-type="string">
            <text:p>100% (1/1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2</text:p>
          </table:table-cell>
          <table:table-cell office:value-type="string">
            <text:p>bills</text:p>
          </table:table-cell>
          <table:table-cell office:value-type="string">
            <text:p>saudi</text:p>
          </table:table-cell>
          <table:table-cell office:value-type="string">
            <text:p>bankers</text:p>
          </table:table-cell>
          <table:table-cell office:value-type="string">
            <text:p>arabia</text:p>
          </table:table-cell>
          <table:table-cell office:value-type="string">
            <text:p>treasury</text:p>
          </table:table-cell>
          <table:table-cell office:value-type="string">
            <text:p>day</text:p>
          </table:table-cell>
          <table:table-cell office:value-type="string">
            <text:p>yield</text:p>
          </table:table-cell>
          <table:table-cell office:value-type="string">
            <text:p>bahrain</text:p>
          </table:table-cell>
          <table:table-cell office:value-type="string">
            <text:p>maturing</text:p>
          </table:table-cell>
          <table:table-cell office:value-type="string">
            <text:p>riyal</text:p>
          </table:table-cell>
          <table:table-cell office:value-type="string">
            <text:p>Water supply and sanitation in Saudi Arabia</text:p>
          </table:table-cell>
          <table:table-cell office:value-type="string">
            <text:p>11924</text:p>
          </table:table-cell>
          <table:table-cell office:value-type="string">
            <text:p>oil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iraq</text:p>
          </table:table-cell>
          <table:table-cell office:value-type="string">
            <text:p>opec</text:p>
          </table:table-cell>
          <table:table-cell office:value-type="string">
            <text:p>percent</text:p>
          </table:table-cell>
          <table:table-cell office:value-type="string">
            <text:p>crude</text:p>
          </table:table-cell>
          <table:table-cell office:value-type="string">
            <text:p>prices</text:p>
          </table:table-cell>
          <table:table-cell office:value-type="string">
            <text:p>production</text:p>
          </table:table-cell>
          <table:table-cell office:value-type="string">
            <text:p>iran</text:p>
          </table:table-cell>
          <table:table-cell office:value-type="string">
            <text:p>Chronology of world oil market events (1970–2005)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83];&quot;,&quot;;[.AC283];&quot;,&quot;; TEXT([.BD283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XXL6VCPWZ9R2MKNV5SSFSN3DHUO9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73NVP3TVOK59O7A88YQMOZFZJM14O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1:02:32 GMT 2012</text:p>
          </table:table-cell>
          <table:table-cell office:value-type="string">
            <text:p>Sun Jun 17 01:02:56 GMT 2012</text:p>
          </table:table-cell>
          <table:table-cell office:value-type="string">
            <text:p>Sat Jun 23 18:02:56 PDT 2012</text:p>
          </table:table-cell>
          <table:table-cell office:value-type="string">
            <text:p>Sat Jun 16 19:58:43 PDT 2012</text:p>
          </table:table-cell>
          <table:table-cell table:number-columns-repeated="2"/>
          <table:table-cell office:value-type="string">
            <text:p>24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34346</text:p>
          </table:table-cell>
          <table:table-cell office:value-type="string">
            <text:p>limited</text:p>
          </table:table-cell>
          <table:table-cell office:value-type="string">
            <text:p>company</text:p>
          </table:table-cell>
          <table:table-cell office:value-type="string">
            <text:p>partnership</text:p>
          </table:table-cell>
          <table:table-cell office:value-type="string">
            <text:p>uk</text:p>
          </table:table-cell>
          <table:table-cell office:value-type="string">
            <text:p>corporation</text:p>
          </table:table-cell>
          <table:table-cell office:value-type="string">
            <text:p>liability</text:p>
          </table:table-cell>
          <table:table-cell office:value-type="string">
            <text:p>ltd</text:p>
          </table:table-cell>
          <table:table-cell office:value-type="string">
            <text:p>s</text:p>
          </table:table-cell>
          <table:table-cell office:value-type="string">
            <text:p>kumiai</text:p>
          </table:table-cell>
          <table:table-cell office:value-type="string">
            <text:p>incorporated</text:p>
          </table:table-cell>
          <table:table-cell office:value-type="string">
            <text:p>Types of business entity</text:p>
          </table:table-cell>
          <table:table-cell office:value-type="string">
            <text:p>57</text:p>
          </table:table-cell>
          <table:table-cell office:value-type="string">
            <text:p>kong</text:p>
          </table:table-cell>
          <table:table-cell office:value-type="string">
            <text:p>hong</text:p>
          </table:table-cell>
          <table:table-cell office:value-type="string">
            <text:p>bond</text:p>
          </table:table-cell>
          <table:table-cell office:value-type="string">
            <text:p>pct</text:p>
          </table:table-cell>
          <table:table-cell office:value-type="string">
            <text:p>issue</text:p>
          </table:table-cell>
          <table:table-cell office:value-type="string">
            <text:p>coins</text:p>
          </table:table-cell>
          <table:table-cell office:value-type="string">
            <text:p>pacific</text:p>
          </table:table-cell>
          <table:table-cell office:value-type="string">
            <text:p>international</text:p>
          </table:table-cell>
          <table:table-cell office:value-type="string">
            <text:p>cents</text:p>
          </table:table-cell>
          <table:table-cell office:value-type="string">
            <text:p>gold</text:p>
          </table:table-cell>
          <table:table-cell office:value-type="string">
            <text:p>Economy of the People's Republic of China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84];&quot;,&quot;;[.AC284];&quot;,&quot;; TEXT([.BD284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XXL6VCPWZ9R2MKNV5SSFSN3DHUO9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AGNNVRH1KHOON4WIHXN39LKX0QPY0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29 GMT 2012</text:p>
          </table:table-cell>
          <table:table-cell office:value-type="string">
            <text:p>Sun Jun 17 00:51:52 GMT 2012</text:p>
          </table:table-cell>
          <table:table-cell office:value-type="string">
            <text:p>Sat Jun 23 17:51:52 PDT 2012</text:p>
          </table:table-cell>
          <table:table-cell office:value-type="string">
            <text:p>Sat Jun 16 19:58:43 PDT 2012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34346</text:p>
          </table:table-cell>
          <table:table-cell office:value-type="string">
            <text:p>limited</text:p>
          </table:table-cell>
          <table:table-cell office:value-type="string">
            <text:p>company</text:p>
          </table:table-cell>
          <table:table-cell office:value-type="string">
            <text:p>partnership</text:p>
          </table:table-cell>
          <table:table-cell office:value-type="string">
            <text:p>uk</text:p>
          </table:table-cell>
          <table:table-cell office:value-type="string">
            <text:p>corporation</text:p>
          </table:table-cell>
          <table:table-cell office:value-type="string">
            <text:p>liability</text:p>
          </table:table-cell>
          <table:table-cell office:value-type="string">
            <text:p>ltd</text:p>
          </table:table-cell>
          <table:table-cell office:value-type="string">
            <text:p>s</text:p>
          </table:table-cell>
          <table:table-cell office:value-type="string">
            <text:p>kumiai</text:p>
          </table:table-cell>
          <table:table-cell office:value-type="string">
            <text:p>incorporated</text:p>
          </table:table-cell>
          <table:table-cell office:value-type="string">
            <text:p>Types of business entity</text:p>
          </table:table-cell>
          <table:table-cell office:value-type="string">
            <text:p>57</text:p>
          </table:table-cell>
          <table:table-cell office:value-type="string">
            <text:p>kong</text:p>
          </table:table-cell>
          <table:table-cell office:value-type="string">
            <text:p>hong</text:p>
          </table:table-cell>
          <table:table-cell office:value-type="string">
            <text:p>bond</text:p>
          </table:table-cell>
          <table:table-cell office:value-type="string">
            <text:p>pct</text:p>
          </table:table-cell>
          <table:table-cell office:value-type="string">
            <text:p>issue</text:p>
          </table:table-cell>
          <table:table-cell office:value-type="string">
            <text:p>coins</text:p>
          </table:table-cell>
          <table:table-cell office:value-type="string">
            <text:p>pacific</text:p>
          </table:table-cell>
          <table:table-cell office:value-type="string">
            <text:p>international</text:p>
          </table:table-cell>
          <table:table-cell office:value-type="string">
            <text:p>cents</text:p>
          </table:table-cell>
          <table:table-cell office:value-type="string">
            <text:p>gold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85];&quot;,&quot;;[.AC285];&quot;,&quot;; TEXT([.BD285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XXL6VCPWZ9R2MKNV5SSFSN3DHUO97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BWIXKO2L92HTLKFD7UYWCCF15JDEW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8:59 GMT 2012</text:p>
          </table:table-cell>
          <table:table-cell office:value-type="string">
            <text:p>Sun Jun 17 00:59:08 GMT 2012</text:p>
          </table:table-cell>
          <table:table-cell office:value-type="string">
            <text:p>Sat Jun 23 17:59:08 PDT 2012</text:p>
          </table:table-cell>
          <table:table-cell office:value-type="string">
            <text:p>Sat Jun 16 19:58:43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234346</text:p>
          </table:table-cell>
          <table:table-cell office:value-type="string">
            <text:p>limited</text:p>
          </table:table-cell>
          <table:table-cell office:value-type="string">
            <text:p>company</text:p>
          </table:table-cell>
          <table:table-cell office:value-type="string">
            <text:p>partnership</text:p>
          </table:table-cell>
          <table:table-cell office:value-type="string">
            <text:p>uk</text:p>
          </table:table-cell>
          <table:table-cell office:value-type="string">
            <text:p>corporation</text:p>
          </table:table-cell>
          <table:table-cell office:value-type="string">
            <text:p>liability</text:p>
          </table:table-cell>
          <table:table-cell office:value-type="string">
            <text:p>ltd</text:p>
          </table:table-cell>
          <table:table-cell office:value-type="string">
            <text:p>s</text:p>
          </table:table-cell>
          <table:table-cell office:value-type="string">
            <text:p>kumiai</text:p>
          </table:table-cell>
          <table:table-cell office:value-type="string">
            <text:p>incorporated</text:p>
          </table:table-cell>
          <table:table-cell office:value-type="string">
            <text:p>Types of business entity</text:p>
          </table:table-cell>
          <table:table-cell office:value-type="string">
            <text:p>57</text:p>
          </table:table-cell>
          <table:table-cell office:value-type="string">
            <text:p>kong</text:p>
          </table:table-cell>
          <table:table-cell office:value-type="string">
            <text:p>hong</text:p>
          </table:table-cell>
          <table:table-cell office:value-type="string">
            <text:p>bond</text:p>
          </table:table-cell>
          <table:table-cell office:value-type="string">
            <text:p>pct</text:p>
          </table:table-cell>
          <table:table-cell office:value-type="string">
            <text:p>issue</text:p>
          </table:table-cell>
          <table:table-cell office:value-type="string">
            <text:p>coins</text:p>
          </table:table-cell>
          <table:table-cell office:value-type="string">
            <text:p>pacific</text:p>
          </table:table-cell>
          <table:table-cell office:value-type="string">
            <text:p>international</text:p>
          </table:table-cell>
          <table:table-cell office:value-type="string">
            <text:p>cents</text:p>
          </table:table-cell>
          <table:table-cell office:value-type="string">
            <text:p>gold</text:p>
          </table:table-cell>
          <table:table-cell office:value-type="string">
            <text:p>Economy of the People's Republic of Chin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86];&quot;,&quot;;[.AC286];&quot;,&quot;; TEXT([.BD28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IJPPSI2KYE4UGUEFBLU6WJ3COQK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11ZJMJUNU8LEFFC7QWRH8D8KWP0G7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4:22 GMT 2012</text:p>
          </table:table-cell>
          <table:table-cell office:value-type="string">
            <text:p>Sun Jun 17 00:54:32 GMT 2012</text:p>
          </table:table-cell>
          <table:table-cell office:value-type="string">
            <text:p>Sat Jun 23 17:54:32 PDT 2012</text:p>
          </table:table-cell>
          <table:table-cell office:value-type="string">
            <text:p>Sat Jun 16 19:58:50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21010</text:p>
          </table:table-cell>
          <table:table-cell office:value-type="string">
            <text:p>clube</text:p>
          </table:table-cell>
          <table:table-cell office:value-type="string">
            <text:p>oper</text:p>
          </table:table-cell>
          <table:table-cell office:value-type="string">
            <text:p>rio</text:p>
          </table:table-cell>
          <table:table-cell office:value-type="string">
            <text:p>mixto</text:p>
          </table:table-cell>
          <table:table-cell office:value-type="string">
            <text:p>esporte</text:p>
          </table:table-cell>
          <table:table-cell office:value-type="string">
            <text:p>futebol</text:p>
          </table:table-cell>
          <table:table-cell office:value-type="string">
            <text:p>vg</text:p>
          </table:table-cell>
          <table:table-cell office:value-type="string">
            <text:p>grande</text:p>
          </table:table-cell>
          <table:table-cell office:value-type="string">
            <text:p>rzea</text:p>
          </table:table-cell>
          <table:table-cell office:value-type="string">
            <text:p>v</text:p>
          </table:table-cell>
          <table:table-cell office:value-type="string">
            <text:p>Campeonato Mato-Grossense</text:p>
          </table:table-cell>
          <table:table-cell office:value-type="string">
            <text:p>71</text:p>
          </table:table-cell>
          <table:table-cell office:value-type="string">
            <text:p>steel</text:p>
          </table:table-cell>
          <table:table-cell office:value-type="string">
            <text:p>venture</text:p>
          </table:table-cell>
          <table:table-cell office:value-type="string">
            <text:p>joint</text:p>
          </table:table-cell>
          <table:table-cell office:value-type="string">
            <text:p>express</text:p>
          </table:table-cell>
          <table:table-cell office:value-type="string">
            <text:p>nippon</text:p>
          </table:table-cell>
          <table:table-cell office:value-type="string">
            <text:p>aluminium</text:p>
          </table:table-cell>
          <table:table-cell office:value-type="string">
            <text:p>shearson</text:p>
          </table:table-cell>
          <table:table-cell office:value-type="string">
            <text:p>american</text:p>
          </table:table-cell>
          <table:table-cell office:value-type="string">
            <text:p>company</text:p>
          </table:table-cell>
          <table:table-cell office:value-type="string">
            <text:p>tonnes</text:p>
          </table:table-cell>
          <table:table-cell office:value-type="string">
            <text:p>Coal companies of Australia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87];&quot;,&quot;;[.AC287];&quot;,&quot;; TEXT([.BD287];&quot;#&quot;))" office:value-type="string" office:string-value="EDA,LAU_ET_AL,2">
            <text:p>EDA,LAU_ET_AL,2</text:p>
          </table:table-cell>
        </table:table-row>
        <table:table-row table:style-name="ro1">
          <table:table-cell office:value-type="string">
            <text:p>2YIJPPSI2KYE4UGUEFBLU6WJ3COQK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3YS8SV7WGKCR49QAM13BMHAQJXQ0R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1:51 GMT 2012</text:p>
          </table:table-cell>
          <table:table-cell office:value-type="string">
            <text:p>Sun Jun 17 00:52:09 GMT 2012</text:p>
          </table:table-cell>
          <table:table-cell office:value-type="string">
            <text:p>Sat Jun 23 17:52:09 PDT 2012</text:p>
          </table:table-cell>
          <table:table-cell office:value-type="string">
            <text:p>Sat Jun 16 19:58:50 PDT 2012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21010</text:p>
          </table:table-cell>
          <table:table-cell office:value-type="string">
            <text:p>clube</text:p>
          </table:table-cell>
          <table:table-cell office:value-type="string">
            <text:p>oper</text:p>
          </table:table-cell>
          <table:table-cell office:value-type="string">
            <text:p>rio</text:p>
          </table:table-cell>
          <table:table-cell office:value-type="string">
            <text:p>mixto</text:p>
          </table:table-cell>
          <table:table-cell office:value-type="string">
            <text:p>esporte</text:p>
          </table:table-cell>
          <table:table-cell office:value-type="string">
            <text:p>futebol</text:p>
          </table:table-cell>
          <table:table-cell office:value-type="string">
            <text:p>vg</text:p>
          </table:table-cell>
          <table:table-cell office:value-type="string">
            <text:p>grande</text:p>
          </table:table-cell>
          <table:table-cell office:value-type="string">
            <text:p>rzea</text:p>
          </table:table-cell>
          <table:table-cell office:value-type="string">
            <text:p>v</text:p>
          </table:table-cell>
          <table:table-cell office:value-type="string">
            <text:p>Campeonato Mato-Grossense</text:p>
          </table:table-cell>
          <table:table-cell office:value-type="string">
            <text:p>71</text:p>
          </table:table-cell>
          <table:table-cell office:value-type="string">
            <text:p>steel</text:p>
          </table:table-cell>
          <table:table-cell office:value-type="string">
            <text:p>venture</text:p>
          </table:table-cell>
          <table:table-cell office:value-type="string">
            <text:p>joint</text:p>
          </table:table-cell>
          <table:table-cell office:value-type="string">
            <text:p>express</text:p>
          </table:table-cell>
          <table:table-cell office:value-type="string">
            <text:p>nippon</text:p>
          </table:table-cell>
          <table:table-cell office:value-type="string">
            <text:p>aluminium</text:p>
          </table:table-cell>
          <table:table-cell office:value-type="string">
            <text:p>shearson</text:p>
          </table:table-cell>
          <table:table-cell office:value-type="string">
            <text:p>american</text:p>
          </table:table-cell>
          <table:table-cell office:value-type="string">
            <text:p>company</text:p>
          </table:table-cell>
          <table:table-cell office:value-type="string">
            <text:p>tonnes</text:p>
          </table:table-cell>
          <table:table-cell office:value-type="string">
            <text:p>Coal companies of Australia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88];&quot;,&quot;;[.AC288];&quot;,&quot;; TEXT([.BD28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IJPPSI2KYE4UGUEFBLU6WJ3COQKB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1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1 GMT 2012</text:p>
          </table:table-cell>
          <table:table-cell table:number-columns-repeated="2"/>
          <table:table-cell office:value-type="string">
            <text:p>2JG9Z6KW4ZMAEQ5WYV6Q8ONNWKB6FF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1:00:23 GMT 2012</text:p>
          </table:table-cell>
          <table:table-cell office:value-type="string">
            <text:p>Sun Jun 17 01:00:46 GMT 2012</text:p>
          </table:table-cell>
          <table:table-cell office:value-type="string">
            <text:p>Sat Jun 23 18:00:46 PDT 2012</text:p>
          </table:table-cell>
          <table:table-cell office:value-type="string">
            <text:p>Sat Jun 16 19:58:51 PDT 2012</text:p>
          </table:table-cell>
          <table:table-cell table:number-columns-repeated="2"/>
          <table:table-cell office:value-type="string">
            <text:p>23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621010</text:p>
          </table:table-cell>
          <table:table-cell office:value-type="string">
            <text:p>clube</text:p>
          </table:table-cell>
          <table:table-cell office:value-type="string">
            <text:p>oper</text:p>
          </table:table-cell>
          <table:table-cell office:value-type="string">
            <text:p>rio</text:p>
          </table:table-cell>
          <table:table-cell office:value-type="string">
            <text:p>mixto</text:p>
          </table:table-cell>
          <table:table-cell office:value-type="string">
            <text:p>esporte</text:p>
          </table:table-cell>
          <table:table-cell office:value-type="string">
            <text:p>futebol</text:p>
          </table:table-cell>
          <table:table-cell office:value-type="string">
            <text:p>vg</text:p>
          </table:table-cell>
          <table:table-cell office:value-type="string">
            <text:p>grande</text:p>
          </table:table-cell>
          <table:table-cell office:value-type="string">
            <text:p>rzea</text:p>
          </table:table-cell>
          <table:table-cell office:value-type="string">
            <text:p>v</text:p>
          </table:table-cell>
          <table:table-cell office:value-type="string">
            <text:p>Campeonato Mato-Grossense</text:p>
          </table:table-cell>
          <table:table-cell office:value-type="string">
            <text:p>71</text:p>
          </table:table-cell>
          <table:table-cell office:value-type="string">
            <text:p>steel</text:p>
          </table:table-cell>
          <table:table-cell office:value-type="string">
            <text:p>venture</text:p>
          </table:table-cell>
          <table:table-cell office:value-type="string">
            <text:p>joint</text:p>
          </table:table-cell>
          <table:table-cell office:value-type="string">
            <text:p>express</text:p>
          </table:table-cell>
          <table:table-cell office:value-type="string">
            <text:p>nippon</text:p>
          </table:table-cell>
          <table:table-cell office:value-type="string">
            <text:p>aluminium</text:p>
          </table:table-cell>
          <table:table-cell office:value-type="string">
            <text:p>shearson</text:p>
          </table:table-cell>
          <table:table-cell office:value-type="string">
            <text:p>american</text:p>
          </table:table-cell>
          <table:table-cell office:value-type="string">
            <text:p>company</text:p>
          </table:table-cell>
          <table:table-cell office:value-type="string">
            <text:p>tonnes</text:p>
          </table:table-cell>
          <table:table-cell office:value-type="string">
            <text:p>Coal companies of Australia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89];&quot;,&quot;;[.AC289];&quot;,&quot;; TEXT([.BD28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VM25L8I9NZBF5J6GFECQW7TWKIS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3VHVWAVKI622SE78HTZH9QH74DHPT</text:p>
          </table:table-cell>
          <table:table-cell office:value-type="string">
            <text:p>A1CUCVICNBHANX</text:p>
          </table:table-cell>
          <table:table-cell office:value-type="string">
            <text:p>Approved</text:p>
          </table:table-cell>
          <table:table-cell office:value-type="string">
            <text:p>Sun Jun 17 00:50:49 GMT 2012</text:p>
          </table:table-cell>
          <table:table-cell office:value-type="string">
            <text:p>Sun Jun 17 00:51:22 GMT 2012</text:p>
          </table:table-cell>
          <table:table-cell office:value-type="string">
            <text:p>Sat Jun 23 17:51:22 PDT 2012</text:p>
          </table:table-cell>
          <table:table-cell office:value-type="string">
            <text:p>Sat Jun 16 19:59:00 PDT 2012</text:p>
          </table:table-cell>
          <table:table-cell table:number-columns-repeated="2"/>
          <table:table-cell office:value-type="string">
            <text:p>33</text:p>
          </table:table-cell>
          <table:table-cell table:number-columns-repeated="2" office:value-type="string">
            <text:p>100% (11/11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4</text:p>
          </table:table-cell>
          <table:table-cell office:value-type="string">
            <text:p>oil</text:p>
          </table:table-cell>
          <table:table-cell office:value-type="string">
            <text:p>gas</text:p>
          </table:table-cell>
          <table:table-cell office:value-type="string">
            <text:p>exploration</text:p>
          </table:table-cell>
          <table:table-cell office:value-type="string">
            <text:p>petroleum</text:p>
          </table:table-cell>
          <table:table-cell office:value-type="string">
            <text:p>barrels</text:p>
          </table:table-cell>
          <table:table-cell office:value-type="string">
            <text:p>pct</text:p>
          </table:table-cell>
          <table:table-cell office:value-type="string">
            <text:p>energy</text:p>
          </table:table-cell>
          <table:table-cell office:value-type="string">
            <text:p>production</text:p>
          </table:table-cell>
          <table:table-cell office:value-type="string">
            <text:p>reserves</text:p>
          </table:table-cell>
          <table:table-cell office:value-type="string">
            <text:p>field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11992</text:p>
          </table:table-cell>
          <table:table-cell office:value-type="string">
            <text:p>corp</text:p>
          </table:table-cell>
          <table:table-cell office:value-type="string">
            <text:p>its</text:p>
          </table:table-cell>
          <table:table-cell office:value-type="string">
            <text:p>georgetown</text:p>
          </table:table-cell>
          <table:table-cell office:value-type="string">
            <text:p>university</text:p>
          </table:table-cell>
          <table:table-cell office:value-type="string">
            <text:p>students</text:p>
          </table:table-cell>
          <table:table-cell office:value-type="string">
            <text:p>new</text:p>
          </table:table-cell>
          <table:table-cell office:value-type="string">
            <text:p>student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vittles</text:p>
          </table:table-cell>
          <table:table-cell office:value-type="string">
            <text:p>Students of Georgetown, Inc.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90];&quot;,&quot;;[.AC290];&quot;,&quot;; TEXT([.BD290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YVM25L8I9NZBF5J6GFECQW7TWKIS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7VYOCCF0CP5Z6DYPX9I5YG4QF0UTC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07 GMT 2012</text:p>
          </table:table-cell>
          <table:table-cell office:value-type="string">
            <text:p>Sun Jun 17 00:51:14 GMT 2012</text:p>
          </table:table-cell>
          <table:table-cell office:value-type="string">
            <text:p>Sat Jun 23 17:51:14 PDT 2012</text:p>
          </table:table-cell>
          <table:table-cell office:value-type="string">
            <text:p>Sat Jun 16 19:59:01 PDT 2012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4</text:p>
          </table:table-cell>
          <table:table-cell office:value-type="string">
            <text:p>oil</text:p>
          </table:table-cell>
          <table:table-cell office:value-type="string">
            <text:p>gas</text:p>
          </table:table-cell>
          <table:table-cell office:value-type="string">
            <text:p>exploration</text:p>
          </table:table-cell>
          <table:table-cell office:value-type="string">
            <text:p>petroleum</text:p>
          </table:table-cell>
          <table:table-cell office:value-type="string">
            <text:p>barrels</text:p>
          </table:table-cell>
          <table:table-cell office:value-type="string">
            <text:p>pct</text:p>
          </table:table-cell>
          <table:table-cell office:value-type="string">
            <text:p>energy</text:p>
          </table:table-cell>
          <table:table-cell office:value-type="string">
            <text:p>production</text:p>
          </table:table-cell>
          <table:table-cell office:value-type="string">
            <text:p>reserves</text:p>
          </table:table-cell>
          <table:table-cell office:value-type="string">
            <text:p>field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11992</text:p>
          </table:table-cell>
          <table:table-cell office:value-type="string">
            <text:p>corp</text:p>
          </table:table-cell>
          <table:table-cell office:value-type="string">
            <text:p>its</text:p>
          </table:table-cell>
          <table:table-cell office:value-type="string">
            <text:p>georgetown</text:p>
          </table:table-cell>
          <table:table-cell office:value-type="string">
            <text:p>university</text:p>
          </table:table-cell>
          <table:table-cell office:value-type="string">
            <text:p>students</text:p>
          </table:table-cell>
          <table:table-cell office:value-type="string">
            <text:p>new</text:p>
          </table:table-cell>
          <table:table-cell office:value-type="string">
            <text:p>student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vittles</text:p>
          </table:table-cell>
          <table:table-cell office:value-type="string">
            <text:p>Students of Georgetown, Inc.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91];&quot;,&quot;;[.AC291];&quot;,&quot;; TEXT([.BD291];&quot;#&quot;))" office:value-type="string" office:string-value="LAU_ET_AL,EDA,1">
            <text:p>LAU_ET_AL,EDA,1</text:p>
          </table:table-cell>
        </table:table-row>
        <table:table-row table:style-name="ro1">
          <table:table-cell office:value-type="string">
            <text:p>2YVM25L8I9NZBF5J6GFECQW7TWKISH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I988MQU6L5OQ40N81OXCAIJG09VCJ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0:57:25 GMT 2012</text:p>
          </table:table-cell>
          <table:table-cell office:value-type="string">
            <text:p>Sun Jun 17 00:57:43 GMT 2012</text:p>
          </table:table-cell>
          <table:table-cell office:value-type="string">
            <text:p>Sat Jun 23 17:57:43 PDT 2012</text:p>
          </table:table-cell>
          <table:table-cell office:value-type="string">
            <text:p>Sat Jun 16 19:59:01 PDT 2012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94</text:p>
          </table:table-cell>
          <table:table-cell office:value-type="string">
            <text:p>oil</text:p>
          </table:table-cell>
          <table:table-cell office:value-type="string">
            <text:p>gas</text:p>
          </table:table-cell>
          <table:table-cell office:value-type="string">
            <text:p>exploration</text:p>
          </table:table-cell>
          <table:table-cell office:value-type="string">
            <text:p>petroleum</text:p>
          </table:table-cell>
          <table:table-cell office:value-type="string">
            <text:p>barrels</text:p>
          </table:table-cell>
          <table:table-cell office:value-type="string">
            <text:p>pct</text:p>
          </table:table-cell>
          <table:table-cell office:value-type="string">
            <text:p>energy</text:p>
          </table:table-cell>
          <table:table-cell office:value-type="string">
            <text:p>production</text:p>
          </table:table-cell>
          <table:table-cell office:value-type="string">
            <text:p>reserves</text:p>
          </table:table-cell>
          <table:table-cell office:value-type="string">
            <text:p>field</text:p>
          </table:table-cell>
          <table:table-cell office:value-type="string">
            <text:p>History of the petroleum industry in Canada (frontier exploration and development)</text:p>
          </table:table-cell>
          <table:table-cell office:value-type="string">
            <text:p>11992</text:p>
          </table:table-cell>
          <table:table-cell office:value-type="string">
            <text:p>corp</text:p>
          </table:table-cell>
          <table:table-cell office:value-type="string">
            <text:p>its</text:p>
          </table:table-cell>
          <table:table-cell office:value-type="string">
            <text:p>georgetown</text:p>
          </table:table-cell>
          <table:table-cell office:value-type="string">
            <text:p>university</text:p>
          </table:table-cell>
          <table:table-cell office:value-type="string">
            <text:p>students</text:p>
          </table:table-cell>
          <table:table-cell office:value-type="string">
            <text:p>new</text:p>
          </table:table-cell>
          <table:table-cell office:value-type="string">
            <text:p>student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vittles</text:p>
          </table:table-cell>
          <table:table-cell office:value-type="string">
            <text:p>Students of Georgetown, Inc.</text:p>
          </table:table-cell>
          <table:table-cell/>
          <table:table-cell table:style-name="Default"/>
          <table:table-cell office:value-type="string">
            <text:p>2</text:p>
          </table:table-cell>
          <table:table-cell table:number-columns-repeated="2"/>
          <table:table-cell table:formula="of:=CONCATENATE([.AB292];&quot;,&quot;;[.AC292];&quot;,&quot;; TEXT([.BD292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YYYQ4J3NAB6QOAKMYPYQT1TJ3RDQL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FLYMNCWYB49UIGXZRO19JONTMYQM2</text:p>
          </table:table-cell>
          <table:table-cell office:value-type="string">
            <text:p>AY3AZUKR3K8FR</text:p>
          </table:table-cell>
          <table:table-cell office:value-type="string">
            <text:p>Approved</text:p>
          </table:table-cell>
          <table:table-cell office:value-type="string">
            <text:p>Sun Jun 17 00:58:16 GMT 2012</text:p>
          </table:table-cell>
          <table:table-cell office:value-type="string">
            <text:p>Sun Jun 17 00:59:13 GMT 2012</text:p>
          </table:table-cell>
          <table:table-cell office:value-type="string">
            <text:p>Sat Jun 23 17:59:13 PDT 2012</text:p>
          </table:table-cell>
          <table:table-cell office:value-type="string">
            <text:p>Sat Jun 16 19:58:42 PDT 2012</text:p>
          </table:table-cell>
          <table:table-cell table:number-columns-repeated="2"/>
          <table:table-cell office:value-type="string">
            <text:p>57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5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string">
            <text:p>trade</text:p>
          </table:table-cell>
          <table:table-cell office:value-type="string">
            <text:p>tokyo</text:p>
          </table:table-cell>
          <table:table-cell office:value-type="string">
            <text:p>officials</text:p>
          </table:table-cell>
          <table:table-cell office:value-type="string">
            <text:p>nakasone</text:p>
          </table:table-cell>
          <table:table-cell office:value-type="string">
            <text:p>april</text:p>
          </table:table-cell>
          <table:table-cell office:value-type="string">
            <text:p>ministry</text:p>
          </table:table-cell>
          <table:table-cell office:value-type="string">
            <text:p>market</text:p>
          </table:table-cell>
          <table:table-cell office:value-type="string">
            <text:p>industry</text:p>
          </table:table-cell>
          <table:table-cell office:value-type="string">
            <text:p>Germany–Japan relations</text:p>
          </table:table-cell>
          <table:table-cell office:value-type="string">
            <text:p>89363</text:p>
          </table:table-cell>
          <table:table-cell office:value-type="string">
            <text:p>oil</text:p>
          </table:table-cell>
          <table:table-cell office:value-type="string">
            <text:p>gas</text:p>
          </table:table-cell>
          <table:table-cell office:value-type="string">
            <text:p>s</text:p>
          </table:table-cell>
          <table:table-cell office:value-type="string">
            <text:p>production</text:p>
          </table:table-cell>
          <table:table-cell office:value-type="string">
            <text:p>iraq</text:p>
          </table:table-cell>
          <table:table-cell office:value-type="string">
            <text:p>reuters</text:p>
          </table:table-cell>
          <table:table-cell office:value-type="string">
            <text:p>from</text:p>
          </table:table-cell>
          <table:table-cell office:value-type="string">
            <text:p>natural</text:p>
          </table:table-cell>
          <table:table-cell office:value-type="string">
            <text:p>crude</text:p>
          </table:table-cell>
          <table:table-cell office:value-type="string">
            <text:p>pipeline</text:p>
          </table:table-cell>
          <table:table-cell office:value-type="string">
            <text:p>2003 world oil market chronology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93];&quot;,&quot;;[.AC293];&quot;,&quot;; TEXT([.BD293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YYYQ4J3NAB6QOAKMYPYQT1TJ3RDQL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OGZFYQS1CST1X32YNJ4QC1EZ6GNK7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6:51 GMT 2012</text:p>
          </table:table-cell>
          <table:table-cell office:value-type="string">
            <text:p>Sun Jun 17 00:57:03 GMT 2012</text:p>
          </table:table-cell>
          <table:table-cell office:value-type="string">
            <text:p>Sat Jun 23 17:57:03 PDT 2012</text:p>
          </table:table-cell>
          <table:table-cell office:value-type="string">
            <text:p>Sat Jun 16 19:58:42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5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string">
            <text:p>trade</text:p>
          </table:table-cell>
          <table:table-cell office:value-type="string">
            <text:p>tokyo</text:p>
          </table:table-cell>
          <table:table-cell office:value-type="string">
            <text:p>officials</text:p>
          </table:table-cell>
          <table:table-cell office:value-type="string">
            <text:p>nakasone</text:p>
          </table:table-cell>
          <table:table-cell office:value-type="string">
            <text:p>april</text:p>
          </table:table-cell>
          <table:table-cell office:value-type="string">
            <text:p>ministry</text:p>
          </table:table-cell>
          <table:table-cell office:value-type="string">
            <text:p>market</text:p>
          </table:table-cell>
          <table:table-cell office:value-type="string">
            <text:p>industry</text:p>
          </table:table-cell>
          <table:table-cell office:value-type="string">
            <text:p>Germany–Japan relations</text:p>
          </table:table-cell>
          <table:table-cell office:value-type="string">
            <text:p>89363</text:p>
          </table:table-cell>
          <table:table-cell office:value-type="string">
            <text:p>oil</text:p>
          </table:table-cell>
          <table:table-cell office:value-type="string">
            <text:p>gas</text:p>
          </table:table-cell>
          <table:table-cell office:value-type="string">
            <text:p>s</text:p>
          </table:table-cell>
          <table:table-cell office:value-type="string">
            <text:p>production</text:p>
          </table:table-cell>
          <table:table-cell office:value-type="string">
            <text:p>iraq</text:p>
          </table:table-cell>
          <table:table-cell office:value-type="string">
            <text:p>reuters</text:p>
          </table:table-cell>
          <table:table-cell office:value-type="string">
            <text:p>from</text:p>
          </table:table-cell>
          <table:table-cell office:value-type="string">
            <text:p>natural</text:p>
          </table:table-cell>
          <table:table-cell office:value-type="string">
            <text:p>crude</text:p>
          </table:table-cell>
          <table:table-cell office:value-type="string">
            <text:p>pipeline</text:p>
          </table:table-cell>
          <table:table-cell office:value-type="string">
            <text:p>2003 world oil market chronology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94];&quot;,&quot;;[.AC294];&quot;,&quot;; TEXT([.BD294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YYYQ4J3NAB6QOAKMYPYQT1TJ3RDQL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0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0 GMT 2012</text:p>
          </table:table-cell>
          <table:table-cell table:number-columns-repeated="2"/>
          <table:table-cell office:value-type="string">
            <text:p>2QB2D21O3W5XW97UW292SYEPMLIF9Y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8:54 GMT 2012</text:p>
          </table:table-cell>
          <table:table-cell office:value-type="string">
            <text:p>Sun Jun 17 00:49:04 GMT 2012</text:p>
          </table:table-cell>
          <table:table-cell office:value-type="string">
            <text:p>Sat Jun 23 17:49:04 PDT 2012</text:p>
          </table:table-cell>
          <table:table-cell office:value-type="string">
            <text:p>Sat Jun 16 19:58:42 PDT 2012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LAU_ET_AL</text:p>
          </table:table-cell>
          <table:table-cell office:value-type="string">
            <text:p>EDA</text:p>
          </table:table-cell>
          <table:table-cell office:value-type="string">
            <text:p>55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string">
            <text:p>trade</text:p>
          </table:table-cell>
          <table:table-cell office:value-type="string">
            <text:p>tokyo</text:p>
          </table:table-cell>
          <table:table-cell office:value-type="string">
            <text:p>officials</text:p>
          </table:table-cell>
          <table:table-cell office:value-type="string">
            <text:p>nakasone</text:p>
          </table:table-cell>
          <table:table-cell office:value-type="string">
            <text:p>april</text:p>
          </table:table-cell>
          <table:table-cell office:value-type="string">
            <text:p>ministry</text:p>
          </table:table-cell>
          <table:table-cell office:value-type="string">
            <text:p>market</text:p>
          </table:table-cell>
          <table:table-cell office:value-type="string">
            <text:p>industry</text:p>
          </table:table-cell>
          <table:table-cell office:value-type="string">
            <text:p>Germany–Japan relations</text:p>
          </table:table-cell>
          <table:table-cell office:value-type="string">
            <text:p>89363</text:p>
          </table:table-cell>
          <table:table-cell office:value-type="string">
            <text:p>oil</text:p>
          </table:table-cell>
          <table:table-cell office:value-type="string">
            <text:p>gas</text:p>
          </table:table-cell>
          <table:table-cell office:value-type="string">
            <text:p>s</text:p>
          </table:table-cell>
          <table:table-cell office:value-type="string">
            <text:p>production</text:p>
          </table:table-cell>
          <table:table-cell office:value-type="string">
            <text:p>iraq</text:p>
          </table:table-cell>
          <table:table-cell office:value-type="string">
            <text:p>reuters</text:p>
          </table:table-cell>
          <table:table-cell office:value-type="string">
            <text:p>from</text:p>
          </table:table-cell>
          <table:table-cell office:value-type="string">
            <text:p>natural</text:p>
          </table:table-cell>
          <table:table-cell office:value-type="string">
            <text:p>crude</text:p>
          </table:table-cell>
          <table:table-cell office:value-type="string">
            <text:p>pipeline</text:p>
          </table:table-cell>
          <table:table-cell office:value-type="string">
            <text:p>2003 world oil market chronology</text:p>
          </table:table-cell>
          <table:table-cell/>
          <table:table-cell office:value-type="string">
            <text:p>1000</text:p>
          </table:table-cell>
          <table:table-cell office:value-type="string">
            <text:p>2</text:p>
          </table:table-cell>
          <table:table-cell table:number-columns-repeated="2"/>
          <table:table-cell table:formula="of:=CONCATENATE([.AB295];&quot;,&quot;;[.AC295];&quot;,&quot;; TEXT([.BD295];&quot;#&quot;))" office:value-type="string" office:string-value="LAU_ET_AL,EDA,2">
            <text:p>LAU_ET_AL,EDA,2</text:p>
          </table:table-cell>
        </table:table-row>
        <table:table-row table:style-name="ro1">
          <table:table-cell office:value-type="string">
            <text:p>2YZRRLFQ0ONNA056RRF9MGRB7U1IRT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0K1CSTMOFXRS1SNJB5YLNXJGFUPSM</text:p>
          </table:table-cell>
          <table:table-cell office:value-type="string">
            <text:p>A3CVY8G619MGTI</text:p>
          </table:table-cell>
          <table:table-cell office:value-type="string">
            <text:p>Approved</text:p>
          </table:table-cell>
          <table:table-cell office:value-type="string">
            <text:p>Sun Jun 17 00:50:35 GMT 2012</text:p>
          </table:table-cell>
          <table:table-cell office:value-type="string">
            <text:p>Sun Jun 17 00:50:49 GMT 2012</text:p>
          </table:table-cell>
          <table:table-cell office:value-type="string">
            <text:p>Sat Jun 23 17:50:49 PDT 2012</text:p>
          </table:table-cell>
          <table:table-cell office:value-type="string">
            <text:p>Sat Jun 16 19:58:59 PDT 2012</text:p>
          </table:table-cell>
          <table:table-cell table:number-columns-repeated="2"/>
          <table:table-cell office:value-type="string">
            <text:p>14</text:p>
          </table:table-cell>
          <table:table-cell table:number-columns-repeated="2" office:value-type="string">
            <text:p>100% (27/27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993</text:p>
          </table:table-cell>
          <table:table-cell office:value-type="string">
            <text:p>application</text:p>
          </table:table-cell>
          <table:table-cell office:value-type="string">
            <text:p>filed</text:p>
          </table:table-cell>
          <table:table-cell office:value-type="string">
            <text:p>ser</text:p>
          </table:table-cell>
          <table:table-cell office:value-type="string">
            <text:p>continuation</text:p>
          </table:table-cell>
          <table:table-cell office:value-type="string">
            <text:p>s</text:p>
          </table:table-cell>
          <table:table-cell office:value-type="string">
            <text:p>which</text:p>
          </table:table-cell>
          <table:table-cell office:value-type="string">
            <text:p>u</text:p>
          </table:table-cell>
          <table:table-cell office:value-type="string">
            <text:p>file</text:p>
          </table:table-cell>
          <table:table-cell office:value-type="string">
            <text:p>now</text:p>
          </table:table-cell>
          <table:table-cell office:value-type="string">
            <text:p>pat</text:p>
          </table:table-cell>
          <table:table-cell office:value-type="string">
            <text:p>MPEG-2</text:p>
          </table:table-cell>
          <table:table-cell office:value-type="string">
            <text:p>91</text:p>
          </table:table-cell>
          <table:table-cell office:value-type="string">
            <text:p>year</text:p>
          </table:table-cell>
          <table:table-cell office:value-type="string">
            <text:p>march</text:p>
          </table:table-cell>
          <table:table-cell office:value-type="string">
            <text:p>reuter</text:p>
          </table:table-cell>
          <table:table-cell office:value-type="string">
            <text:p>end</text:p>
          </table:table-cell>
          <table:table-cell office:value-type="string">
            <text:p>months</text:p>
          </table:table-cell>
          <table:table-cell office:value-type="string">
            <text:p>period</text:p>
          </table:table-cell>
          <table:table-cell office:value-type="string">
            <text:p>april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june</text:p>
          </table:table-cell>
          <table:table-cell office:value-type="string">
            <text:p>International public opinion on the war in Afghanistan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296];&quot;,&quot;;[.AC296];&quot;,&quot;; TEXT([.BD296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ZRRLFQ0ONNA056RRF9MGRB7U1IRT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OJ9Y8TNKIMZ7VTPMRJ2WM0PHO89WQ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51:08 GMT 2012</text:p>
          </table:table-cell>
          <table:table-cell office:value-type="string">
            <text:p>Sun Jun 17 00:51:17 GMT 2012</text:p>
          </table:table-cell>
          <table:table-cell office:value-type="string">
            <text:p>Sat Jun 23 17:51:17 PDT 2012</text:p>
          </table:table-cell>
          <table:table-cell office:value-type="string">
            <text:p>Sat Jun 16 19:58:59 PDT 2012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993</text:p>
          </table:table-cell>
          <table:table-cell office:value-type="string">
            <text:p>application</text:p>
          </table:table-cell>
          <table:table-cell office:value-type="string">
            <text:p>filed</text:p>
          </table:table-cell>
          <table:table-cell office:value-type="string">
            <text:p>ser</text:p>
          </table:table-cell>
          <table:table-cell office:value-type="string">
            <text:p>continuation</text:p>
          </table:table-cell>
          <table:table-cell office:value-type="string">
            <text:p>s</text:p>
          </table:table-cell>
          <table:table-cell office:value-type="string">
            <text:p>which</text:p>
          </table:table-cell>
          <table:table-cell office:value-type="string">
            <text:p>u</text:p>
          </table:table-cell>
          <table:table-cell office:value-type="string">
            <text:p>file</text:p>
          </table:table-cell>
          <table:table-cell office:value-type="string">
            <text:p>now</text:p>
          </table:table-cell>
          <table:table-cell office:value-type="string">
            <text:p>pat</text:p>
          </table:table-cell>
          <table:table-cell office:value-type="string">
            <text:p>MPEG-2</text:p>
          </table:table-cell>
          <table:table-cell office:value-type="string">
            <text:p>91</text:p>
          </table:table-cell>
          <table:table-cell office:value-type="string">
            <text:p>year</text:p>
          </table:table-cell>
          <table:table-cell office:value-type="string">
            <text:p>march</text:p>
          </table:table-cell>
          <table:table-cell office:value-type="string">
            <text:p>reuter</text:p>
          </table:table-cell>
          <table:table-cell office:value-type="string">
            <text:p>end</text:p>
          </table:table-cell>
          <table:table-cell office:value-type="string">
            <text:p>months</text:p>
          </table:table-cell>
          <table:table-cell office:value-type="string">
            <text:p>period</text:p>
          </table:table-cell>
          <table:table-cell office:value-type="string">
            <text:p>april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june</text:p>
          </table:table-cell>
          <table:table-cell office:value-type="string">
            <text:p>International public opinion on the war in Afghanistan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97];&quot;,&quot;;[.AC297];&quot;,&quot;; TEXT([.BD297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YZRRLFQ0ONNA056RRF9MGRB7U1IRT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42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42 GMT 2012</text:p>
          </table:table-cell>
          <table:table-cell table:number-columns-repeated="2"/>
          <table:table-cell office:value-type="string">
            <text:p>2VNWJ5OPB0YVV8W3T627MP9U4UW5XP</text:p>
          </table:table-cell>
          <table:table-cell office:value-type="string">
            <text:p>A2V3P1XE33NYC3</text:p>
          </table:table-cell>
          <table:table-cell office:value-type="string">
            <text:p>Approved</text:p>
          </table:table-cell>
          <table:table-cell office:value-type="string">
            <text:p>Sun Jun 17 00:55:02 GMT 2012</text:p>
          </table:table-cell>
          <table:table-cell office:value-type="string">
            <text:p>Sun Jun 17 00:55:14 GMT 2012</text:p>
          </table:table-cell>
          <table:table-cell office:value-type="string">
            <text:p>Sat Jun 23 17:55:14 PDT 2012</text:p>
          </table:table-cell>
          <table:table-cell office:value-type="string">
            <text:p>Sat Jun 16 19:58:59 PDT 2012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2" office:value-type="string">
            <text:p>100% (36/3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14993</text:p>
          </table:table-cell>
          <table:table-cell office:value-type="string">
            <text:p>application</text:p>
          </table:table-cell>
          <table:table-cell office:value-type="string">
            <text:p>filed</text:p>
          </table:table-cell>
          <table:table-cell office:value-type="string">
            <text:p>ser</text:p>
          </table:table-cell>
          <table:table-cell office:value-type="string">
            <text:p>continuation</text:p>
          </table:table-cell>
          <table:table-cell office:value-type="string">
            <text:p>s</text:p>
          </table:table-cell>
          <table:table-cell office:value-type="string">
            <text:p>which</text:p>
          </table:table-cell>
          <table:table-cell office:value-type="string">
            <text:p>u</text:p>
          </table:table-cell>
          <table:table-cell office:value-type="string">
            <text:p>file</text:p>
          </table:table-cell>
          <table:table-cell office:value-type="string">
            <text:p>now</text:p>
          </table:table-cell>
          <table:table-cell office:value-type="string">
            <text:p>pat</text:p>
          </table:table-cell>
          <table:table-cell office:value-type="string">
            <text:p>MPEG-2</text:p>
          </table:table-cell>
          <table:table-cell office:value-type="string">
            <text:p>91</text:p>
          </table:table-cell>
          <table:table-cell office:value-type="string">
            <text:p>year</text:p>
          </table:table-cell>
          <table:table-cell office:value-type="string">
            <text:p>march</text:p>
          </table:table-cell>
          <table:table-cell office:value-type="string">
            <text:p>reuter</text:p>
          </table:table-cell>
          <table:table-cell office:value-type="string">
            <text:p>end</text:p>
          </table:table-cell>
          <table:table-cell office:value-type="string">
            <text:p>months</text:p>
          </table:table-cell>
          <table:table-cell office:value-type="string">
            <text:p>period</text:p>
          </table:table-cell>
          <table:table-cell office:value-type="string">
            <text:p>april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june</text:p>
          </table:table-cell>
          <table:table-cell office:value-type="string">
            <text:p>International public opinion on the war in Afghanistan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98];&quot;,&quot;;[.AC298];&quot;,&quot;; TEXT([.BD298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ZQIUB2YU98JW1HQIDC0NBJ9ICPL9N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FD8I9NZW6HEEFCJB0N71869HNFMW2</text:p>
          </table:table-cell>
          <table:table-cell office:value-type="string">
            <text:p>A2XUVD3L2LF0N7</text:p>
          </table:table-cell>
          <table:table-cell office:value-type="string">
            <text:p>Approved</text:p>
          </table:table-cell>
          <table:table-cell office:value-type="string">
            <text:p>Sun Jun 17 00:49:33 GMT 2012</text:p>
          </table:table-cell>
          <table:table-cell office:value-type="string">
            <text:p>Sun Jun 17 00:49:46 GMT 2012</text:p>
          </table:table-cell>
          <table:table-cell office:value-type="string">
            <text:p>Sat Jun 23 17:49:46 PDT 2012</text:p>
          </table:table-cell>
          <table:table-cell office:value-type="string">
            <text:p>Sat Jun 16 19:58:37 PDT 2012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2" office:value-type="string">
            <text:p>100% (110/110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4982</text:p>
          </table:table-cell>
          <table:table-cell office:value-type="string">
            <text:p>continental</text:p>
          </table:table-cell>
          <table:table-cell office:value-type="string">
            <text:p>airlines</text:p>
          </table:table-cell>
          <table:table-cell office:value-type="string">
            <text:p>from</text:p>
          </table:table-cell>
          <table:table-cell office:value-type="string">
            <text:p>airline</text:p>
          </table:table-cell>
          <table:table-cell office:value-type="string">
            <text:p>s</text:p>
          </table:table-cell>
          <table:table-cell office:value-type="string">
            <text:p>united</text:p>
          </table:table-cell>
          <table:table-cell office:value-type="string">
            <text:p>its</text:p>
          </table:table-cell>
          <table:table-cell office:value-type="string">
            <text:p>service</text:p>
          </table:table-cell>
          <table:table-cell office:value-type="string">
            <text:p>were</text:p>
          </table:table-cell>
          <table:table-cell office:value-type="string">
            <text:p>aircraft</text:p>
          </table:table-cell>
          <table:table-cell office:value-type="string">
            <text:p>Continental Airlines</text:p>
          </table:table-cell>
          <table:table-cell office:value-type="string">
            <text:p>43</text:p>
          </table:table-cell>
          <table:table-cell office:value-type="string">
            <text:p>bill</text:p>
          </table:table-cell>
          <table:table-cell office:value-type="string">
            <text:p>house</text:p>
          </table:table-cell>
          <table:table-cell office:value-type="string">
            <text:p>senate</text:p>
          </table:table-cell>
          <table:table-cell office:value-type="string">
            <text:p>committee</text:p>
          </table:table-cell>
          <table:table-cell office:value-type="string">
            <text:p>reagan</text:p>
          </table:table-cell>
          <table:table-cell office:value-type="string">
            <text:p>congress</text:p>
          </table:table-cell>
          <table:table-cell office:value-type="string">
            <text:p>administration</text:p>
          </table:table-cell>
          <table:table-cell office:value-type="string">
            <text:p>washington</text:p>
          </table:table-cell>
          <table:table-cell office:value-type="string">
            <text:p>legislation</text:p>
          </table:table-cell>
          <table:table-cell office:value-type="string">
            <text:p>reuter</text:p>
          </table:table-cell>
          <table:table-cell office:value-type="string">
            <text:p>Impeachment investigations of United States federal judge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299];&quot;,&quot;;[.AC299];&quot;,&quot;; TEXT([.BD299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ZQIUB2YU98JW1HQIDC0NBJ9ICPL9N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FTY7QEOZFYQ7A0X0WFF5RDS5B5IFK</text:p>
          </table:table-cell>
          <table:table-cell office:value-type="string">
            <text:p>A3H62DTZG4HV31</text:p>
          </table:table-cell>
          <table:table-cell office:value-type="string">
            <text:p>Approved</text:p>
          </table:table-cell>
          <table:table-cell office:value-type="string">
            <text:p>Sun Jun 17 00:59:34 GMT 2012</text:p>
          </table:table-cell>
          <table:table-cell office:value-type="string">
            <text:p>Sun Jun 17 00:59:40 GMT 2012</text:p>
          </table:table-cell>
          <table:table-cell office:value-type="string">
            <text:p>Sat Jun 23 17:59:40 PDT 2012</text:p>
          </table:table-cell>
          <table:table-cell office:value-type="string">
            <text:p>Sat Jun 16 19:58:37 PDT 2012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2" office:value-type="string">
            <text:p>100% (76/76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4982</text:p>
          </table:table-cell>
          <table:table-cell office:value-type="string">
            <text:p>continental</text:p>
          </table:table-cell>
          <table:table-cell office:value-type="string">
            <text:p>airlines</text:p>
          </table:table-cell>
          <table:table-cell office:value-type="string">
            <text:p>from</text:p>
          </table:table-cell>
          <table:table-cell office:value-type="string">
            <text:p>airline</text:p>
          </table:table-cell>
          <table:table-cell office:value-type="string">
            <text:p>s</text:p>
          </table:table-cell>
          <table:table-cell office:value-type="string">
            <text:p>united</text:p>
          </table:table-cell>
          <table:table-cell office:value-type="string">
            <text:p>its</text:p>
          </table:table-cell>
          <table:table-cell office:value-type="string">
            <text:p>service</text:p>
          </table:table-cell>
          <table:table-cell office:value-type="string">
            <text:p>were</text:p>
          </table:table-cell>
          <table:table-cell office:value-type="string">
            <text:p>aircraft</text:p>
          </table:table-cell>
          <table:table-cell office:value-type="string">
            <text:p>Continental Airlines</text:p>
          </table:table-cell>
          <table:table-cell office:value-type="string">
            <text:p>43</text:p>
          </table:table-cell>
          <table:table-cell office:value-type="string">
            <text:p>bill</text:p>
          </table:table-cell>
          <table:table-cell office:value-type="string">
            <text:p>house</text:p>
          </table:table-cell>
          <table:table-cell office:value-type="string">
            <text:p>senate</text:p>
          </table:table-cell>
          <table:table-cell office:value-type="string">
            <text:p>committee</text:p>
          </table:table-cell>
          <table:table-cell office:value-type="string">
            <text:p>reagan</text:p>
          </table:table-cell>
          <table:table-cell office:value-type="string">
            <text:p>congress</text:p>
          </table:table-cell>
          <table:table-cell office:value-type="string">
            <text:p>administration</text:p>
          </table:table-cell>
          <table:table-cell office:value-type="string">
            <text:p>washington</text:p>
          </table:table-cell>
          <table:table-cell office:value-type="string">
            <text:p>legislation</text:p>
          </table:table-cell>
          <table:table-cell office:value-type="string">
            <text:p>reuter</text:p>
          </table:table-cell>
          <table:table-cell office:value-type="string">
            <text:p>Impeachment investigations of United States federal judges</text:p>
          </table:table-cell>
          <table:table-cell/>
          <table:table-cell office:value-type="string">
            <text:p>1000</text:p>
          </table:table-cell>
          <table:table-cell office:value-type="string">
            <text:p>1</text:p>
          </table:table-cell>
          <table:table-cell table:number-columns-repeated="2"/>
          <table:table-cell table:formula="of:=CONCATENATE([.AB300];&quot;,&quot;;[.AC300];&quot;,&quot;; TEXT([.BD300];&quot;#&quot;))" office:value-type="string" office:string-value="EDA,LAU_ET_AL,1">
            <text:p>EDA,LAU_ET_AL,1</text:p>
          </table:table-cell>
        </table:table-row>
        <table:table-row table:style-name="ro1">
          <table:table-cell office:value-type="string">
            <text:p>2ZQIUB2YU98JW1HQIDC0NBJ9ICPL9N</text:p>
          </table:table-cell>
          <table:table-cell office:value-type="string">
            <text:p>282Y8TNKIMZS1E8KO2TOU0PGVG8XAS</text:p>
          </table:table-cell>
          <table:table-cell office:value-type="string">
            <text:p>Evaluate Topic Label Quality</text:p>
          </table:table-cell>
          <table:table-cell office:value-type="string">
            <text:p>Choose which of two topic labelings you prefer. (A topic is a collection of words. A topic label is a string representing the meaning of a topic.)</text:p>
          </table:table-cell>
          <table:table-cell office:value-type="string">
            <text:p>topic, label, evaluate, opinion</text:p>
          </table:table-cell>
          <table:table-cell office:value-type="string">
            <text:p>$0.05</text:p>
          </table:table-cell>
          <table:table-cell office:value-type="string">
            <text:p>Sun Jun 17 00:45:39 GMT 2012</text:p>
          </table:table-cell>
          <table:table-cell office:value-type="string">
            <text:p>3</text:p>
          </table:table-cell>
          <table:table-cell/>
          <table:table-cell office:value-type="string">
            <text:p>3600</text:p>
          </table:table-cell>
          <table:table-cell office:value-type="string">
            <text:p>604800</text:p>
          </table:table-cell>
          <table:table-cell office:value-type="string">
            <text:p>Sun Jun 24 00:45:39 GMT 2012</text:p>
          </table:table-cell>
          <table:table-cell table:number-columns-repeated="2"/>
          <table:table-cell office:value-type="string">
            <text:p>2QY7D1X3V0FKFLCP9T51U7PKL2FDKG</text:p>
          </table:table-cell>
          <table:table-cell office:value-type="string">
            <text:p>A19OCN9KO1NWNL</text:p>
          </table:table-cell>
          <table:table-cell office:value-type="string">
            <text:p>Approved</text:p>
          </table:table-cell>
          <table:table-cell office:value-type="string">
            <text:p>Sun Jun 17 01:01:05 GMT 2012</text:p>
          </table:table-cell>
          <table:table-cell office:value-type="string">
            <text:p>Sun Jun 17 01:01:24 GMT 2012</text:p>
          </table:table-cell>
          <table:table-cell office:value-type="string">
            <text:p>Sat Jun 23 18:01:24 PDT 2012</text:p>
          </table:table-cell>
          <table:table-cell office:value-type="string">
            <text:p>Sat Jun 16 19:58:37 PDT 2012</text:p>
          </table:table-cell>
          <table:table-cell table:number-columns-repeated="2"/>
          <table:table-cell office:value-type="string">
            <text:p>19</text:p>
          </table:table-cell>
          <table:table-cell table:number-columns-repeated="2" office:value-type="string">
            <text:p>100% (22/22)</text:p>
          </table:table-cell>
          <table:table-cell office:value-type="string">
            <text:p>0% (0/0)</text:p>
          </table:table-cell>
          <table:table-cell office:value-type="string">
            <text:p>EDA</text:p>
          </table:table-cell>
          <table:table-cell office:value-type="string">
            <text:p>LAU_ET_AL</text:p>
          </table:table-cell>
          <table:table-cell office:value-type="string">
            <text:p>74982</text:p>
          </table:table-cell>
          <table:table-cell office:value-type="string">
            <text:p>continental</text:p>
          </table:table-cell>
          <table:table-cell office:value-type="string">
            <text:p>airlines</text:p>
          </table:table-cell>
          <table:table-cell office:value-type="string">
            <text:p>from</text:p>
          </table:table-cell>
          <table:table-cell office:value-type="string">
            <text:p>airline</text:p>
          </table:table-cell>
          <table:table-cell office:value-type="string">
            <text:p>s</text:p>
          </table:table-cell>
          <table:table-cell office:value-type="string">
            <text:p>united</text:p>
          </table:table-cell>
          <table:table-cell office:value-type="string">
            <text:p>its</text:p>
          </table:table-cell>
          <table:table-cell office:value-type="string">
            <text:p>service</text:p>
          </table:table-cell>
          <table:table-cell office:value-type="string">
            <text:p>were</text:p>
          </table:table-cell>
          <table:table-cell office:value-type="string">
            <text:p>aircraft</text:p>
          </table:table-cell>
          <table:table-cell office:value-type="string">
            <text:p>Continental Airlines</text:p>
          </table:table-cell>
          <table:table-cell office:value-type="string">
            <text:p>43</text:p>
          </table:table-cell>
          <table:table-cell office:value-type="string">
            <text:p>bill</text:p>
          </table:table-cell>
          <table:table-cell office:value-type="string">
            <text:p>house</text:p>
          </table:table-cell>
          <table:table-cell office:value-type="string">
            <text:p>senate</text:p>
          </table:table-cell>
          <table:table-cell office:value-type="string">
            <text:p>committee</text:p>
          </table:table-cell>
          <table:table-cell office:value-type="string">
            <text:p>reagan</text:p>
          </table:table-cell>
          <table:table-cell office:value-type="string">
            <text:p>congress</text:p>
          </table:table-cell>
          <table:table-cell office:value-type="string">
            <text:p>administration</text:p>
          </table:table-cell>
          <table:table-cell office:value-type="string">
            <text:p>washington</text:p>
          </table:table-cell>
          <table:table-cell office:value-type="string">
            <text:p>legislation</text:p>
          </table:table-cell>
          <table:table-cell office:value-type="string">
            <text:p>reuter</text:p>
          </table:table-cell>
          <table:table-cell office:value-type="string">
            <text:p>Impeachment investigations of United States federal judges</text:p>
          </table:table-cell>
          <table:table-cell/>
          <table:table-cell table:style-name="Default"/>
          <table:table-cell office:value-type="string">
            <text:p>1</text:p>
          </table:table-cell>
          <table:table-cell table:number-columns-repeated="2"/>
          <table:table-cell table:formula="of:=CONCATENATE([.AB301];&quot;,&quot;;[.AC301];&quot;,&quot;; TEXT([.BD301];&quot;#&quot;))" office:value-type="string" office:string-value="EDA,LAU_ET_AL,1">
            <text:p>EDA,LAU_ET_AL,1</text:p>
          </table:table-cell>
        </table:table-row>
      </table:table>
      <table:table table:name="Analysis" table:style-name="ta1"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3"/>
        <table:table-column table:style-name="co31" table:default-cell-style-name="ce3"/>
        <table:table-column table:style-name="co34" table:default-cell-style-name="ce3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row table:style-name="ro1">
          <table:table-cell table:style-name="ce2" office:value-type="string">
            <text:p>Left Option, Right Option</text:p>
          </table:table-cell>
          <table:table-cell table:style-name="ce2" office:value-type="string">
            <text:p>Left Preferred</text:p>
          </table:table-cell>
          <table:table-cell table:style-name="ce2" office:value-type="string">
            <text:p>Right Preferred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Left Preferred %</text:p>
          </table:table-cell>
          <table:table-cell table:style-name="ce2" office:value-type="string">
            <text:p>Right Preferred %</text:p>
          </table:table-cell>
          <table:table-cell table:style-name="Default"/>
          <table:table-cell/>
          <table:table-cell office:value-type="string">
            <text:p>EDA faces Lau</text:p>
          </table:table-cell>
          <table:table-cell table:formula="of:=SUM([.B2:.C3])"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EDA,LAU_ET_AL</text:p>
          </table:table-cell>
          <table:table-cell table:formula="of:=COUNTIF([Data.$BG$2:Data.$BG$301];&quot;EDA,LAU_ET_AL,1&quot;)" office:value-type="float" office:value="96">
            <text:p>96</text:p>
          </table:table-cell>
          <table:table-cell table:formula="of:=COUNTIF([Data.$BG$2:Data.$BG$301];&quot;EDA,LAU_ET_AL,2&quot;)" office:value-type="float" office:value="41">
            <text:p>41</text:p>
          </table:table-cell>
          <table:table-cell table:formula="of:=SUM([.B2:.C2])" office:value-type="float" office:value="137">
            <text:p>137</text:p>
          </table:table-cell>
          <table:table-cell table:formula="of:=[.B2]/[.D2]" office:value-type="percentage" office:value="0.700729927007299">
            <text:p>70%</text:p>
          </table:table-cell>
          <table:table-cell table:formula="of:=[.C2]/[.D2]" office:value-type="percentage" office:value="0.299270072992701">
            <text:p>30%</text:p>
          </table:table-cell>
          <table:table-cell table:number-columns-repeated="2"/>
          <table:table-cell office:value-type="string">
            <text:p>EDA beats Lau</text:p>
          </table:table-cell>
          <table:table-cell table:formula="of:=[.B2]+[.C3]" office:value-type="float" office:value="200">
            <text:p>200</text:p>
          </table:table-cell>
          <table:table-cell table:style-name="ce6" table:formula="of:=[.J2]/[.J1]" office:value-type="percentage" office:value="0.671140939597315">
            <text:p>67%</text:p>
          </table:table-cell>
        </table:table-row>
        <table:table-row table:style-name="ro1">
          <table:table-cell office:value-type="string">
            <text:p>LAU_ET_AL,EDA</text:p>
          </table:table-cell>
          <table:table-cell table:formula="of:=COUNTIF([Data.$BG$2:Data.$BG$301];&quot;LAU_ET_AL,EDA,1&quot;)" office:value-type="float" office:value="57">
            <text:p>57</text:p>
          </table:table-cell>
          <table:table-cell table:formula="of:=COUNTIF([Data.$BG$2:Data.$BG$301];&quot;LAU_ET_AL,EDA,2&quot;)" office:value-type="float" office:value="104">
            <text:p>104</text:p>
          </table:table-cell>
          <table:table-cell table:formula="of:=SUM([.B3:.C3])" office:value-type="float" office:value="161">
            <text:p>161</text:p>
          </table:table-cell>
          <table:table-cell table:formula="of:=[.B3]/[.D3]" office:value-type="percentage" office:value="0.354037267080745">
            <text:p>35%</text:p>
          </table:table-cell>
          <table:table-cell table:formula="of:=[.C3]/[.D3]" office:value-type="percentage" office:value="0.645962732919255">
            <text:p>65%</text:p>
          </table:table-cell>
          <table:table-cell table:number-columns-repeated="2"/>
          <table:table-cell office:value-type="string">
            <text:p>Lau beats EDA</text:p>
          </table:table-cell>
          <table:table-cell table:formula="of:=[.C2]+[.B3]" office:value-type="float" office:value="98">
            <text:p>98</text:p>
          </table:table-cell>
          <table:table-cell table:style-name="ce6" table:formula="of:=[.J3]/[.J1]" office:value-type="percentage" office:value="0.328859060402685">
            <text:p>33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EDA / Lau Ratio</text:p>
          </table:table-cell>
          <table:table-cell table:style-name="ce5" table:formula="of:=[.J2]/[.J3]" office:value-type="float" office:value="2.04081632653061">
            <text:p>2.0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10"/>
          <table:table-cell table:style-name="ce6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29T22:52:50</dc:date>
    <dc:creator>Josh Hansen</dc:creator>
    <meta:editing-duration>P0D</meta:editing-duration>
    <meta:editing-cycles>2</meta:editing-cycles>
    <meta:document-statistic meta:table-count="2" meta:cell-count="15310" meta:object-count="0"/>
  </office:meta>
</office:document-meta>
</file>